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0" style:family="table-column">
      <style:table-column-properties fo:break-before="auto" style:column-width="22.58mm"/>
    </style:style>
    <style:style style:name="co41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16.37mm"/>
    </style:style>
    <style:style style:name="co4" style:family="table-column">
      <style:table-column-properties fo:break-before="auto" style:column-width="33.23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58.38mm"/>
    </style:style>
    <style:style style:name="co9" style:family="table-column">
      <style:table-column-properties fo:break-before="auto" style:column-width="34.33mm"/>
    </style:style>
    <style:style style:name="co10" style:family="table-column">
      <style:table-column-properties fo:break-before="auto" style:column-width="25.75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15.8mm"/>
    </style:style>
    <style:style style:name="co13" style:family="table-column">
      <style:table-column-properties fo:break-before="auto" style:column-width="13.86mm"/>
    </style:style>
    <style:style style:name="co14" style:family="table-column">
      <style:table-column-properties fo:break-before="auto" style:column-width="15.52mm"/>
    </style:style>
    <style:style style:name="co15" style:family="table-column">
      <style:table-column-properties fo:break-before="auto" style:column-width="21.89mm"/>
    </style:style>
    <style:style style:name="co16" style:family="table-column">
      <style:table-column-properties fo:break-before="auto" style:column-width="16.63mm"/>
    </style:style>
    <style:style style:name="co17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31.29mm"/>
    </style:style>
    <style:style style:name="co19" style:family="table-column">
      <style:table-column-properties fo:break-before="auto" style:column-width="30.74mm"/>
    </style:style>
    <style:style style:name="co20" style:family="table-column">
      <style:table-column-properties fo:break-before="auto" style:column-width="27.69mm"/>
    </style:style>
    <style:style style:name="co21" style:family="table-column">
      <style:table-column-properties fo:break-before="auto" style:column-width="29.63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7.15mm"/>
    </style:style>
    <style:style style:name="co25" style:family="table-column">
      <style:table-column-properties fo:break-before="auto" style:column-width="29.07mm"/>
    </style:style>
    <style:style style:name="co26" style:family="table-column">
      <style:table-column-properties fo:break-before="auto" style:column-width="28.24mm"/>
    </style:style>
    <style:style style:name="co27" style:family="table-column">
      <style:table-column-properties fo:break-before="auto" style:column-width="30.18mm"/>
    </style:style>
    <style:style style:name="co28" style:family="table-column">
      <style:table-column-properties fo:break-before="auto" style:column-width="13.32mm"/>
    </style:style>
    <style:style style:name="co29" style:family="table-column">
      <style:table-column-properties fo:break-before="auto" style:column-width="10.28mm"/>
    </style:style>
    <style:style style:name="co30" style:family="table-column">
      <style:table-column-properties fo:break-before="auto" style:column-width="7.23mm"/>
    </style:style>
    <style:style style:name="co31" style:family="table-column">
      <style:table-column-properties fo:break-before="auto" style:column-width="16.92mm"/>
    </style:style>
    <style:style style:name="co32" style:family="table-column">
      <style:table-column-properties fo:break-before="auto" style:column-width="13.04mm"/>
    </style:style>
    <style:style style:name="co33" style:family="table-column">
      <style:table-column-properties fo:break-before="auto" style:column-width="15.26mm"/>
    </style:style>
    <style:style style:name="co34" style:family="table-column">
      <style:table-column-properties fo:break-before="auto" style:column-width="14.69mm"/>
    </style:style>
    <style:style style:name="co35" style:family="table-column">
      <style:table-column-properties fo:break-before="auto" style:column-width="19.12mm"/>
    </style:style>
    <style:style style:name="co36" style:family="table-column">
      <style:table-column-properties fo:break-before="auto" style:column-width="16.09mm"/>
    </style:style>
    <style:style style:name="co37" style:family="table-column">
      <style:table-column-properties fo:break-before="auto" style:column-width="17.2mm"/>
    </style:style>
    <style:style style:name="co38" style:family="table-column">
      <style:table-column-properties fo:break-before="auto" style:column-width="19.95mm"/>
    </style:style>
    <style:style style:name="co39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50" number:language="en" number:country="GB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 style:data-style-name="N10112"/>
    <style:style style:name="ce5" style:family="table-cell" style:parent-style-name="Default" style:data-style-name="N10113"/>
    <style:style style:name="ce3" style:family="table-cell" style:parent-style-name="Default" style:data-style-name="N10050"/>
    <style:style style:name="ce6" style:family="table-cell" style:parent-style-name="Default" style:data-style-name="N109"/>
    <style:style style:name="ce7" style:family="table-cell" style:parent-style-name="Default" style:data-style-name="N10112"/>
    <style:style style:name="ce8" style:family="table-cell" style:parent-style-name="Default" style:data-style-name="N10113"/>
    <style:style style:name="ce9" style:family="table-cell" style:parent-style-name="Default" style:data-style-name="N100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uswertung" table:style-name="ta1">
        <table:shapes>
          <draw:frame draw:z-index="0" draw:style-name="gr1" draw:text-style-name="P1" svg:width="293.23mm" svg:height="216.75mm" svg:x="3.34mm" svg:y="80.22mm">
            <loext:p draw:notify-on-update-of-ranges="Auswertung.A4:Auswertung.A204 Auswertung.D3:Auswertung.D3 Auswertung.D4:Auswertung.D204 Auswertung.A4:Auswertung.A204 Auswertung.B3:Auswertung.B3 Auswertung.B4:Auswertung.B204 Auswertung.A4:Auswertung.A204 Auswertung.C3:Auswertung.C3 Auswertung.C4:Auswertung.C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0" table:number-columns-repeated="6" table:default-cell-style-name="Default"/>
        <table:table-row table:style-name="ro1">
          <table:table-cell/>
          <table:table-cell office:value-type="string" calcext:value-type="string">
            <text:p>Werte im 2 Sigma Bereich um die Zielverteilu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ility</text:p>
          </table:table-cell>
          <table:table-cell table:number-columns-repeated="2" office:value-type="string" calcext:value-type="string">
            <text:p>2 sigma border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LT2sigma</text:p>
          </table:table-cell>
          <table:table-cell office:value-type="string" calcext:value-type="string">
            <text:p>GT2sigma</text:p>
          </table:table-cell>
        </table:table-row>
        <table:table-row table:style-name="ro1">
          <table:table-cell table:formula="of:=['Log_MeasurementsBatch200PM.xml-20161217 215653'.CD4]" office:value-type="float" office:value="0" calcext:value-type="float">
            <text:p>0</text:p>
          </table:table-cell>
          <table:table-cell table:formula="of:=['Log_MeasurementsBatch200PM.xml-20161217 215653'.CD4]+2*['Log_MeasurementsBatch200PM.xml-20161217 215653'.CF4]" office:value-type="float" office:value="0" calcext:value-type="float">
            <text:p>0</text:p>
          </table:table-cell>
          <table:table-cell table:formula="of:=['Log_MeasurementsBatch200PM.xml-20161217 215653'.CD4]-2*['Log_MeasurementsBatch200PM.xml-20161217 215653'.CF4]" office:value-type="float" office:value="0" calcext:value-type="float">
            <text:p>0</text:p>
          </table:table-cell>
          <table:table-cell table:formula="of:=['Log_MeasurementsBatch200PM.xml-20161217 215653'.CH4]" office:value-type="float" office:value="0" calcext:value-type="float">
            <text:p>0</text:p>
          </table:table-cell>
          <table:table-cell table:formula="of:=IF(AND([.D4]&lt;=[.B4];[.D4]&gt;=[.C4]);1;0)" office:value-type="float" office:value="1" calcext:value-type="float">
            <text:p>1</text:p>
          </table:table-cell>
          <table:table-cell table:formula="of:=IF([.E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]" office:value-type="float" office:value="0.0001" calcext:value-type="float">
            <text:p>0.0001</text:p>
          </table:table-cell>
          <table:table-cell table:formula="of:=['Log_MeasurementsBatch200PM.xml-20161217 215653'.CD5]+2*['Log_MeasurementsBatch200PM.xml-20161217 215653'.CF5]" office:value-type="float" office:value="0.00074" calcext:value-type="float">
            <text:p>0.00074</text:p>
          </table:table-cell>
          <table:table-cell table:formula="of:=['Log_MeasurementsBatch200PM.xml-20161217 215653'.CD5]-2*['Log_MeasurementsBatch200PM.xml-20161217 215653'.CF5]" office:value-type="float" office:value="-0.00054" calcext:value-type="float">
            <text:p>-0.00054</text:p>
          </table:table-cell>
          <table:table-cell table:formula="of:=['Log_MeasurementsBatch200PM.xml-20161217 215653'.CH5]" office:value-type="float" office:value="0" calcext:value-type="float">
            <text:p>0</text:p>
          </table:table-cell>
          <table:table-cell table:formula="of:=IF(AND([.D5]&lt;=[.B5];[.D5]&gt;=[.C5]);1;0)" office:value-type="float" office:value="1" calcext:value-type="float">
            <text:p>1</text:p>
          </table:table-cell>
          <table:table-cell table:formula="of:=IF([.E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]" office:value-type="float" office:value="0.0004" calcext:value-type="float">
            <text:p>0.0004</text:p>
          </table:table-cell>
          <table:table-cell table:formula="of:=['Log_MeasurementsBatch200PM.xml-20161217 215653'.CD6]+2*['Log_MeasurementsBatch200PM.xml-20161217 215653'.CF6]" office:value-type="float" office:value="0.00166" calcext:value-type="float">
            <text:p>0.00166</text:p>
          </table:table-cell>
          <table:table-cell table:formula="of:=['Log_MeasurementsBatch200PM.xml-20161217 215653'.CD6]-2*['Log_MeasurementsBatch200PM.xml-20161217 215653'.CF6]" office:value-type="float" office:value="-0.00086" calcext:value-type="float">
            <text:p>-0.00086</text:p>
          </table:table-cell>
          <table:table-cell table:formula="of:=['Log_MeasurementsBatch200PM.xml-20161217 215653'.CH6]" office:value-type="float" office:value="0" calcext:value-type="float">
            <text:p>0</text:p>
          </table:table-cell>
          <table:table-cell table:formula="of:=IF(AND([.D6]&lt;=[.B6];[.D6]&gt;=[.C6]);1;0)" office:value-type="float" office:value="1" calcext:value-type="float">
            <text:p>1</text:p>
          </table:table-cell>
          <table:table-cell table:formula="of:=IF([.E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]" office:value-type="float" office:value="0.0009" calcext:value-type="float">
            <text:p>0.0009</text:p>
          </table:table-cell>
          <table:table-cell table:formula="of:=['Log_MeasurementsBatch200PM.xml-20161217 215653'.CD7]+2*['Log_MeasurementsBatch200PM.xml-20161217 215653'.CF7]" office:value-type="float" office:value="0.0028" calcext:value-type="float">
            <text:p>0.0028</text:p>
          </table:table-cell>
          <table:table-cell table:formula="of:=['Log_MeasurementsBatch200PM.xml-20161217 215653'.CD7]-2*['Log_MeasurementsBatch200PM.xml-20161217 215653'.CF7]" office:value-type="float" office:value="-0.001" calcext:value-type="float">
            <text:p>-0.001</text:p>
          </table:table-cell>
          <table:table-cell table:formula="of:=['Log_MeasurementsBatch200PM.xml-20161217 215653'.CH7]" office:value-type="float" office:value="0.002" calcext:value-type="float">
            <text:p>0.002</text:p>
          </table:table-cell>
          <table:table-cell table:formula="of:=IF(AND([.D7]&lt;=[.B7];[.D7]&gt;=[.C7]);1;0)" office:value-type="float" office:value="1" calcext:value-type="float">
            <text:p>1</text:p>
          </table:table-cell>
          <table:table-cell table:formula="of:=IF([.E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]" office:value-type="float" office:value="0.0016" calcext:value-type="float">
            <text:p>0.0016</text:p>
          </table:table-cell>
          <table:table-cell table:formula="of:=['Log_MeasurementsBatch200PM.xml-20161217 215653'.CD8]+2*['Log_MeasurementsBatch200PM.xml-20161217 215653'.CF8]" office:value-type="float" office:value="0.00412" calcext:value-type="float">
            <text:p>0.00412</text:p>
          </table:table-cell>
          <table:table-cell table:formula="of:=['Log_MeasurementsBatch200PM.xml-20161217 215653'.CD8]-2*['Log_MeasurementsBatch200PM.xml-20161217 215653'.CF8]" office:value-type="float" office:value="-0.00092" calcext:value-type="float">
            <text:p>-0.00092</text:p>
          </table:table-cell>
          <table:table-cell table:formula="of:=['Log_MeasurementsBatch200PM.xml-20161217 215653'.CH8]" office:value-type="float" office:value="0.003" calcext:value-type="float">
            <text:p>0.003</text:p>
          </table:table-cell>
          <table:table-cell table:formula="of:=IF(AND([.D8]&lt;=[.B8];[.D8]&gt;=[.C8]);1;0)" office:value-type="float" office:value="1" calcext:value-type="float">
            <text:p>1</text:p>
          </table:table-cell>
          <table:table-cell table:formula="of:=IF([.E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]" office:value-type="float" office:value="0.00249" calcext:value-type="float">
            <text:p>0.00249</text:p>
          </table:table-cell>
          <table:table-cell table:formula="of:=['Log_MeasurementsBatch200PM.xml-20161217 215653'.CD9]+2*['Log_MeasurementsBatch200PM.xml-20161217 215653'.CF9]" office:value-type="float" office:value="0.00565" calcext:value-type="float">
            <text:p>0.00565</text:p>
          </table:table-cell>
          <table:table-cell table:formula="of:=['Log_MeasurementsBatch200PM.xml-20161217 215653'.CD9]-2*['Log_MeasurementsBatch200PM.xml-20161217 215653'.CF9]" office:value-type="float" office:value="-0.00067" calcext:value-type="float">
            <text:p>-0.00067</text:p>
          </table:table-cell>
          <table:table-cell table:formula="of:=['Log_MeasurementsBatch200PM.xml-20161217 215653'.CH9]" office:value-type="float" office:value="0" calcext:value-type="float">
            <text:p>0</text:p>
          </table:table-cell>
          <table:table-cell table:formula="of:=IF(AND([.D9]&lt;=[.B9];[.D9]&gt;=[.C9]);1;0)" office:value-type="float" office:value="1" calcext:value-type="float">
            <text:p>1</text:p>
          </table:table-cell>
          <table:table-cell table:formula="of:=IF([.E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]" office:value-type="float" office:value="0.00359" calcext:value-type="float">
            <text:p>0.00359</text:p>
          </table:table-cell>
          <table:table-cell table:formula="of:=['Log_MeasurementsBatch200PM.xml-20161217 215653'.CD10]+2*['Log_MeasurementsBatch200PM.xml-20161217 215653'.CF10]" office:value-type="float" office:value="0.00737" calcext:value-type="float">
            <text:p>0.00737</text:p>
          </table:table-cell>
          <table:table-cell table:formula="of:=['Log_MeasurementsBatch200PM.xml-20161217 215653'.CD10]-2*['Log_MeasurementsBatch200PM.xml-20161217 215653'.CF10]" office:value-type="float" office:value="-0.00019" calcext:value-type="float">
            <text:p>-0.00019</text:p>
          </table:table-cell>
          <table:table-cell table:formula="of:=['Log_MeasurementsBatch200PM.xml-20161217 215653'.CH10]" office:value-type="float" office:value="0.006" calcext:value-type="float">
            <text:p>0.006</text:p>
          </table:table-cell>
          <table:table-cell table:formula="of:=IF(AND([.D10]&lt;=[.B10];[.D10]&gt;=[.C10]);1;0)" office:value-type="float" office:value="1" calcext:value-type="float">
            <text:p>1</text:p>
          </table:table-cell>
          <table:table-cell table:formula="of:=IF([.E1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]" office:value-type="float" office:value="0.00488" calcext:value-type="float">
            <text:p>0.00488</text:p>
          </table:table-cell>
          <table:table-cell table:formula="of:=['Log_MeasurementsBatch200PM.xml-20161217 215653'.CD11]+2*['Log_MeasurementsBatch200PM.xml-20161217 215653'.CF11]" office:value-type="float" office:value="0.00928" calcext:value-type="float">
            <text:p>0.00928</text:p>
          </table:table-cell>
          <table:table-cell table:formula="of:=['Log_MeasurementsBatch200PM.xml-20161217 215653'.CD11]-2*['Log_MeasurementsBatch200PM.xml-20161217 215653'.CF11]" office:value-type="float" office:value="0.00048" calcext:value-type="float">
            <text:p>0.00048</text:p>
          </table:table-cell>
          <table:table-cell table:formula="of:=['Log_MeasurementsBatch200PM.xml-20161217 215653'.CH11]" office:value-type="float" office:value="0.005" calcext:value-type="float">
            <text:p>0.005</text:p>
          </table:table-cell>
          <table:table-cell table:formula="of:=IF(AND([.D11]&lt;=[.B11];[.D11]&gt;=[.C11]);1;0)" office:value-type="float" office:value="1" calcext:value-type="float">
            <text:p>1</text:p>
          </table:table-cell>
          <table:table-cell table:formula="of:=IF([.E1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]" office:value-type="float" office:value="0.00636" calcext:value-type="float">
            <text:p>0.00636</text:p>
          </table:table-cell>
          <table:table-cell table:formula="of:=['Log_MeasurementsBatch200PM.xml-20161217 215653'.CD12]+2*['Log_MeasurementsBatch200PM.xml-20161217 215653'.CF12]" office:value-type="float" office:value="0.01138" calcext:value-type="float">
            <text:p>0.01138</text:p>
          </table:table-cell>
          <table:table-cell table:formula="of:=['Log_MeasurementsBatch200PM.xml-20161217 215653'.CD12]-2*['Log_MeasurementsBatch200PM.xml-20161217 215653'.CF12]" office:value-type="float" office:value="0.00134" calcext:value-type="float">
            <text:p>0.00134</text:p>
          </table:table-cell>
          <table:table-cell table:formula="of:=['Log_MeasurementsBatch200PM.xml-20161217 215653'.CH12]" office:value-type="float" office:value="0.003" calcext:value-type="float">
            <text:p>0.003</text:p>
          </table:table-cell>
          <table:table-cell table:formula="of:=IF(AND([.D12]&lt;=[.B12];[.D12]&gt;=[.C12]);1;0)" office:value-type="float" office:value="1" calcext:value-type="float">
            <text:p>1</text:p>
          </table:table-cell>
          <table:table-cell table:formula="of:=IF([.E1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]" office:value-type="float" office:value="0.00803" calcext:value-type="float">
            <text:p>0.00803</text:p>
          </table:table-cell>
          <table:table-cell table:formula="of:=['Log_MeasurementsBatch200PM.xml-20161217 215653'.CD13]+2*['Log_MeasurementsBatch200PM.xml-20161217 215653'.CF13]" office:value-type="float" office:value="0.01367" calcext:value-type="float">
            <text:p>0.01367</text:p>
          </table:table-cell>
          <table:table-cell table:formula="of:=['Log_MeasurementsBatch200PM.xml-20161217 215653'.CD13]-2*['Log_MeasurementsBatch200PM.xml-20161217 215653'.CF13]" office:value-type="float" office:value="0.00239" calcext:value-type="float">
            <text:p>0.00239</text:p>
          </table:table-cell>
          <table:table-cell table:formula="of:=['Log_MeasurementsBatch200PM.xml-20161217 215653'.CH13]" office:value-type="float" office:value="0.011" calcext:value-type="float">
            <text:p>0.011</text:p>
          </table:table-cell>
          <table:table-cell table:formula="of:=IF(AND([.D13]&lt;=[.B13];[.D13]&gt;=[.C13]);1;0)" office:value-type="float" office:value="1" calcext:value-type="float">
            <text:p>1</text:p>
          </table:table-cell>
          <table:table-cell table:formula="of:=IF([.E1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]" office:value-type="float" office:value="0.0099" calcext:value-type="float">
            <text:p>0.0099</text:p>
          </table:table-cell>
          <table:table-cell table:formula="of:=['Log_MeasurementsBatch200PM.xml-20161217 215653'.CD14]+2*['Log_MeasurementsBatch200PM.xml-20161217 215653'.CF14]" office:value-type="float" office:value="0.01616" calcext:value-type="float">
            <text:p>0.01616</text:p>
          </table:table-cell>
          <table:table-cell table:formula="of:=['Log_MeasurementsBatch200PM.xml-20161217 215653'.CD14]-2*['Log_MeasurementsBatch200PM.xml-20161217 215653'.CF14]" office:value-type="float" office:value="0.00364" calcext:value-type="float">
            <text:p>0.00364</text:p>
          </table:table-cell>
          <table:table-cell table:formula="of:=['Log_MeasurementsBatch200PM.xml-20161217 215653'.CH14]" office:value-type="float" office:value="0.01" calcext:value-type="float">
            <text:p>0.01</text:p>
          </table:table-cell>
          <table:table-cell table:formula="of:=IF(AND([.D14]&lt;=[.B14];[.D14]&gt;=[.C14]);1;0)" office:value-type="float" office:value="1" calcext:value-type="float">
            <text:p>1</text:p>
          </table:table-cell>
          <table:table-cell table:formula="of:=IF([.E1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]" office:value-type="float" office:value="0.01196" calcext:value-type="float">
            <text:p>0.01196</text:p>
          </table:table-cell>
          <table:table-cell table:formula="of:=['Log_MeasurementsBatch200PM.xml-20161217 215653'.CD15]+2*['Log_MeasurementsBatch200PM.xml-20161217 215653'.CF15]" office:value-type="float" office:value="0.01884" calcext:value-type="float">
            <text:p>0.01884</text:p>
          </table:table-cell>
          <table:table-cell table:formula="of:=['Log_MeasurementsBatch200PM.xml-20161217 215653'.CD15]-2*['Log_MeasurementsBatch200PM.xml-20161217 215653'.CF15]" office:value-type="float" office:value="0.00508" calcext:value-type="float">
            <text:p>0.00508</text:p>
          </table:table-cell>
          <table:table-cell table:formula="of:=['Log_MeasurementsBatch200PM.xml-20161217 215653'.CH15]" office:value-type="float" office:value="0.01" calcext:value-type="float">
            <text:p>0.01</text:p>
          </table:table-cell>
          <table:table-cell table:formula="of:=IF(AND([.D15]&lt;=[.B15];[.D15]&gt;=[.C15]);1;0)" office:value-type="float" office:value="1" calcext:value-type="float">
            <text:p>1</text:p>
          </table:table-cell>
          <table:table-cell table:formula="of:=IF([.E1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]" office:value-type="float" office:value="0.0142" calcext:value-type="float">
            <text:p>0.0142</text:p>
          </table:table-cell>
          <table:table-cell table:formula="of:=['Log_MeasurementsBatch200PM.xml-20161217 215653'.CD16]+2*['Log_MeasurementsBatch200PM.xml-20161217 215653'.CF16]" office:value-type="float" office:value="0.02168" calcext:value-type="float">
            <text:p>0.02168</text:p>
          </table:table-cell>
          <table:table-cell table:formula="of:=['Log_MeasurementsBatch200PM.xml-20161217 215653'.CD16]-2*['Log_MeasurementsBatch200PM.xml-20161217 215653'.CF16]" office:value-type="float" office:value="0.00672" calcext:value-type="float">
            <text:p>0.00672</text:p>
          </table:table-cell>
          <table:table-cell table:formula="of:=['Log_MeasurementsBatch200PM.xml-20161217 215653'.CH16]" office:value-type="float" office:value="0.01804" calcext:value-type="float">
            <text:p>0.01804</text:p>
          </table:table-cell>
          <table:table-cell table:formula="of:=IF(AND([.D16]&lt;=[.B16];[.D16]&gt;=[.C16]);1;0)" office:value-type="float" office:value="1" calcext:value-type="float">
            <text:p>1</text:p>
          </table:table-cell>
          <table:table-cell table:formula="of:=IF([.E1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]" office:value-type="float" office:value="0.01662" calcext:value-type="float">
            <text:p>0.01662</text:p>
          </table:table-cell>
          <table:table-cell table:formula="of:=['Log_MeasurementsBatch200PM.xml-20161217 215653'.CD17]+2*['Log_MeasurementsBatch200PM.xml-20161217 215653'.CF17]" office:value-type="float" office:value="0.0247" calcext:value-type="float">
            <text:p>0.0247</text:p>
          </table:table-cell>
          <table:table-cell table:formula="of:=['Log_MeasurementsBatch200PM.xml-20161217 215653'.CD17]-2*['Log_MeasurementsBatch200PM.xml-20161217 215653'.CF17]" office:value-type="float" office:value="0.00854" calcext:value-type="float">
            <text:p>0.00854</text:p>
          </table:table-cell>
          <table:table-cell table:formula="of:=['Log_MeasurementsBatch200PM.xml-20161217 215653'.CH17]" office:value-type="float" office:value="0.01301" calcext:value-type="float">
            <text:p>0.01301</text:p>
          </table:table-cell>
          <table:table-cell table:formula="of:=IF(AND([.D17]&lt;=[.B17];[.D17]&gt;=[.C17]);1;0)" office:value-type="float" office:value="1" calcext:value-type="float">
            <text:p>1</text:p>
          </table:table-cell>
          <table:table-cell table:formula="of:=IF([.E1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]" office:value-type="float" office:value="0.01922" calcext:value-type="float">
            <text:p>0.01922</text:p>
          </table:table-cell>
          <table:table-cell table:formula="of:=['Log_MeasurementsBatch200PM.xml-20161217 215653'.CD18]+2*['Log_MeasurementsBatch200PM.xml-20161217 215653'.CF18]" office:value-type="float" office:value="0.0279" calcext:value-type="float">
            <text:p>0.0279</text:p>
          </table:table-cell>
          <table:table-cell table:formula="of:=['Log_MeasurementsBatch200PM.xml-20161217 215653'.CD18]-2*['Log_MeasurementsBatch200PM.xml-20161217 215653'.CF18]" office:value-type="float" office:value="0.01054" calcext:value-type="float">
            <text:p>0.01054</text:p>
          </table:table-cell>
          <table:table-cell table:formula="of:=['Log_MeasurementsBatch200PM.xml-20161217 215653'.CH18]" office:value-type="float" office:value="0.02703" calcext:value-type="float">
            <text:p>0.02703</text:p>
          </table:table-cell>
          <table:table-cell table:formula="of:=IF(AND([.D18]&lt;=[.B18];[.D18]&gt;=[.C18]);1;0)" office:value-type="float" office:value="1" calcext:value-type="float">
            <text:p>1</text:p>
          </table:table-cell>
          <table:table-cell table:formula="of:=IF([.E1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]" office:value-type="float" office:value="0.022" calcext:value-type="float">
            <text:p>0.022</text:p>
          </table:table-cell>
          <table:table-cell table:formula="of:=['Log_MeasurementsBatch200PM.xml-20161217 215653'.CD19]+2*['Log_MeasurementsBatch200PM.xml-20161217 215653'.CF19]" office:value-type="float" office:value="0.03128" calcext:value-type="float">
            <text:p>0.03128</text:p>
          </table:table-cell>
          <table:table-cell table:formula="of:=['Log_MeasurementsBatch200PM.xml-20161217 215653'.CD19]-2*['Log_MeasurementsBatch200PM.xml-20161217 215653'.CF19]" office:value-type="float" office:value="0.01272" calcext:value-type="float">
            <text:p>0.01272</text:p>
          </table:table-cell>
          <table:table-cell table:formula="of:=['Log_MeasurementsBatch200PM.xml-20161217 215653'.CH19]" office:value-type="float" office:value="0.026" calcext:value-type="float">
            <text:p>0.026</text:p>
          </table:table-cell>
          <table:table-cell table:formula="of:=IF(AND([.D19]&lt;=[.B19];[.D19]&gt;=[.C19]);1;0)" office:value-type="float" office:value="1" calcext:value-type="float">
            <text:p>1</text:p>
          </table:table-cell>
          <table:table-cell table:formula="of:=IF([.E1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0]" office:value-type="float" office:value="0.02496" calcext:value-type="float">
            <text:p>0.02496</text:p>
          </table:table-cell>
          <table:table-cell table:formula="of:=['Log_MeasurementsBatch200PM.xml-20161217 215653'.CD20]+2*['Log_MeasurementsBatch200PM.xml-20161217 215653'.CF20]" office:value-type="float" office:value="0.03482" calcext:value-type="float">
            <text:p>0.03482</text:p>
          </table:table-cell>
          <table:table-cell table:formula="of:=['Log_MeasurementsBatch200PM.xml-20161217 215653'.CD20]-2*['Log_MeasurementsBatch200PM.xml-20161217 215653'.CF20]" office:value-type="float" office:value="0.0151" calcext:value-type="float">
            <text:p>0.0151</text:p>
          </table:table-cell>
          <table:table-cell table:formula="of:=['Log_MeasurementsBatch200PM.xml-20161217 215653'.CH20]" office:value-type="float" office:value="0.032" calcext:value-type="float">
            <text:p>0.032</text:p>
          </table:table-cell>
          <table:table-cell table:formula="of:=IF(AND([.D20]&lt;=[.B20];[.D20]&gt;=[.C20]);1;0)" office:value-type="float" office:value="1" calcext:value-type="float">
            <text:p>1</text:p>
          </table:table-cell>
          <table:table-cell table:formula="of:=IF([.E2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1]" office:value-type="float" office:value="0.02809" calcext:value-type="float">
            <text:p>0.02809</text:p>
          </table:table-cell>
          <table:table-cell table:formula="of:=['Log_MeasurementsBatch200PM.xml-20161217 215653'.CD21]+2*['Log_MeasurementsBatch200PM.xml-20161217 215653'.CF21]" office:value-type="float" office:value="0.03857" calcext:value-type="float">
            <text:p>0.03857</text:p>
          </table:table-cell>
          <table:table-cell table:formula="of:=['Log_MeasurementsBatch200PM.xml-20161217 215653'.CD21]-2*['Log_MeasurementsBatch200PM.xml-20161217 215653'.CF21]" office:value-type="float" office:value="0.01761" calcext:value-type="float">
            <text:p>0.01761</text:p>
          </table:table-cell>
          <table:table-cell table:formula="of:=['Log_MeasurementsBatch200PM.xml-20161217 215653'.CH21]" office:value-type="float" office:value="0.02811" calcext:value-type="float">
            <text:p>0.02811</text:p>
          </table:table-cell>
          <table:table-cell table:formula="of:=IF(AND([.D21]&lt;=[.B21];[.D21]&gt;=[.C21]);1;0)" office:value-type="float" office:value="1" calcext:value-type="float">
            <text:p>1</text:p>
          </table:table-cell>
          <table:table-cell table:formula="of:=IF([.E2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2]" office:value-type="float" office:value="0.03138" calcext:value-type="float">
            <text:p>0.03138</text:p>
          </table:table-cell>
          <table:table-cell table:formula="of:=['Log_MeasurementsBatch200PM.xml-20161217 215653'.CD22]+2*['Log_MeasurementsBatch200PM.xml-20161217 215653'.CF22]" office:value-type="float" office:value="0.04242" calcext:value-type="float">
            <text:p>0.04242</text:p>
          </table:table-cell>
          <table:table-cell table:formula="of:=['Log_MeasurementsBatch200PM.xml-20161217 215653'.CD22]-2*['Log_MeasurementsBatch200PM.xml-20161217 215653'.CF22]" office:value-type="float" office:value="0.02034" calcext:value-type="float">
            <text:p>0.02034</text:p>
          </table:table-cell>
          <table:table-cell table:formula="of:=['Log_MeasurementsBatch200PM.xml-20161217 215653'.CH22]" office:value-type="float" office:value="0.03407" calcext:value-type="float">
            <text:p>0.03407</text:p>
          </table:table-cell>
          <table:table-cell table:formula="of:=IF(AND([.D22]&lt;=[.B22];[.D22]&gt;=[.C22]);1;0)" office:value-type="float" office:value="1" calcext:value-type="float">
            <text:p>1</text:p>
          </table:table-cell>
          <table:table-cell table:formula="of:=IF([.E2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3]" office:value-type="float" office:value="0.03484" calcext:value-type="float">
            <text:p>0.03484</text:p>
          </table:table-cell>
          <table:table-cell table:formula="of:=['Log_MeasurementsBatch200PM.xml-20161217 215653'.CD23]+2*['Log_MeasurementsBatch200PM.xml-20161217 215653'.CF23]" office:value-type="float" office:value="0.04644" calcext:value-type="float">
            <text:p>0.04644</text:p>
          </table:table-cell>
          <table:table-cell table:formula="of:=['Log_MeasurementsBatch200PM.xml-20161217 215653'.CD23]-2*['Log_MeasurementsBatch200PM.xml-20161217 215653'.CF23]" office:value-type="float" office:value="0.02324" calcext:value-type="float">
            <text:p>0.02324</text:p>
          </table:table-cell>
          <table:table-cell table:formula="of:=['Log_MeasurementsBatch200PM.xml-20161217 215653'.CH23]" office:value-type="float" office:value="0.03507" calcext:value-type="float">
            <text:p>0.03507</text:p>
          </table:table-cell>
          <table:table-cell table:formula="of:=IF(AND([.D23]&lt;=[.B23];[.D23]&gt;=[.C23]);1;0)" office:value-type="float" office:value="1" calcext:value-type="float">
            <text:p>1</text:p>
          </table:table-cell>
          <table:table-cell table:formula="of:=IF([.E2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4]" office:value-type="float" office:value="0.03846" calcext:value-type="float">
            <text:p>0.03846</text:p>
          </table:table-cell>
          <table:table-cell table:formula="of:=['Log_MeasurementsBatch200PM.xml-20161217 215653'.CD24]+2*['Log_MeasurementsBatch200PM.xml-20161217 215653'.CF24]" office:value-type="float" office:value="0.05064" calcext:value-type="float">
            <text:p>0.05064</text:p>
          </table:table-cell>
          <table:table-cell table:formula="of:=['Log_MeasurementsBatch200PM.xml-20161217 215653'.CD24]-2*['Log_MeasurementsBatch200PM.xml-20161217 215653'.CF24]" office:value-type="float" office:value="0.02628" calcext:value-type="float">
            <text:p>0.02628</text:p>
          </table:table-cell>
          <table:table-cell table:formula="of:=['Log_MeasurementsBatch200PM.xml-20161217 215653'.CH24]" office:value-type="float" office:value="0.04317" calcext:value-type="float">
            <text:p>0.04317</text:p>
          </table:table-cell>
          <table:table-cell table:formula="of:=IF(AND([.D24]&lt;=[.B24];[.D24]&gt;=[.C24]);1;0)" office:value-type="float" office:value="1" calcext:value-type="float">
            <text:p>1</text:p>
          </table:table-cell>
          <table:table-cell table:formula="of:=IF([.E2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5]" office:value-type="float" office:value="0.04224" calcext:value-type="float">
            <text:p>0.04224</text:p>
          </table:table-cell>
          <table:table-cell table:formula="of:=['Log_MeasurementsBatch200PM.xml-20161217 215653'.CD25]+2*['Log_MeasurementsBatch200PM.xml-20161217 215653'.CF25]" office:value-type="float" office:value="0.05498" calcext:value-type="float">
            <text:p>0.05498</text:p>
          </table:table-cell>
          <table:table-cell table:formula="of:=['Log_MeasurementsBatch200PM.xml-20161217 215653'.CD25]-2*['Log_MeasurementsBatch200PM.xml-20161217 215653'.CF25]" office:value-type="float" office:value="0.0295" calcext:value-type="float">
            <text:p>0.0295</text:p>
          </table:table-cell>
          <table:table-cell table:formula="of:=['Log_MeasurementsBatch200PM.xml-20161217 215653'.CH25]" office:value-type="float" office:value="0.03916" calcext:value-type="float">
            <text:p>0.03916</text:p>
          </table:table-cell>
          <table:table-cell table:formula="of:=IF(AND([.D25]&lt;=[.B25];[.D25]&gt;=[.C25]);1;0)" office:value-type="float" office:value="1" calcext:value-type="float">
            <text:p>1</text:p>
          </table:table-cell>
          <table:table-cell table:formula="of:=IF([.E2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6]" office:value-type="float" office:value="0.04617" calcext:value-type="float">
            <text:p>0.04617</text:p>
          </table:table-cell>
          <table:table-cell table:formula="of:=['Log_MeasurementsBatch200PM.xml-20161217 215653'.CD26]+2*['Log_MeasurementsBatch200PM.xml-20161217 215653'.CF26]" office:value-type="float" office:value="0.05945" calcext:value-type="float">
            <text:p>0.05945</text:p>
          </table:table-cell>
          <table:table-cell table:formula="of:=['Log_MeasurementsBatch200PM.xml-20161217 215653'.CD26]-2*['Log_MeasurementsBatch200PM.xml-20161217 215653'.CF26]" office:value-type="float" office:value="0.03289" calcext:value-type="float">
            <text:p>0.03289</text:p>
          </table:table-cell>
          <table:table-cell table:formula="of:=['Log_MeasurementsBatch200PM.xml-20161217 215653'.CH26]" office:value-type="float" office:value="0.04905" calcext:value-type="float">
            <text:p>0.04905</text:p>
          </table:table-cell>
          <table:table-cell table:formula="of:=IF(AND([.D26]&lt;=[.B26];[.D26]&gt;=[.C26]);1;0)" office:value-type="float" office:value="1" calcext:value-type="float">
            <text:p>1</text:p>
          </table:table-cell>
          <table:table-cell table:formula="of:=IF([.E2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7]" office:value-type="float" office:value="0.05024" calcext:value-type="float">
            <text:p>0.05024</text:p>
          </table:table-cell>
          <table:table-cell table:formula="of:=['Log_MeasurementsBatch200PM.xml-20161217 215653'.CD27]+2*['Log_MeasurementsBatch200PM.xml-20161217 215653'.CF27]" office:value-type="float" office:value="0.06408" calcext:value-type="float">
            <text:p>0.06408</text:p>
          </table:table-cell>
          <table:table-cell table:formula="of:=['Log_MeasurementsBatch200PM.xml-20161217 215653'.CD27]-2*['Log_MeasurementsBatch200PM.xml-20161217 215653'.CF27]" office:value-type="float" office:value="0.0364" calcext:value-type="float">
            <text:p>0.0364</text:p>
          </table:table-cell>
          <table:table-cell table:formula="of:=['Log_MeasurementsBatch200PM.xml-20161217 215653'.CH27]" office:value-type="float" office:value="0.04814" calcext:value-type="float">
            <text:p>0.04814</text:p>
          </table:table-cell>
          <table:table-cell table:formula="of:=IF(AND([.D27]&lt;=[.B27];[.D27]&gt;=[.C27]);1;0)" office:value-type="float" office:value="1" calcext:value-type="float">
            <text:p>1</text:p>
          </table:table-cell>
          <table:table-cell table:formula="of:=IF([.E2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8]" office:value-type="float" office:value="0.05446" calcext:value-type="float">
            <text:p>0.05446</text:p>
          </table:table-cell>
          <table:table-cell table:formula="of:=['Log_MeasurementsBatch200PM.xml-20161217 215653'.CD28]+2*['Log_MeasurementsBatch200PM.xml-20161217 215653'.CF28]" office:value-type="float" office:value="0.06886" calcext:value-type="float">
            <text:p>0.06886</text:p>
          </table:table-cell>
          <table:table-cell table:formula="of:=['Log_MeasurementsBatch200PM.xml-20161217 215653'.CD28]-2*['Log_MeasurementsBatch200PM.xml-20161217 215653'.CF28]" office:value-type="float" office:value="0.04006" calcext:value-type="float">
            <text:p>0.04006</text:p>
          </table:table-cell>
          <table:table-cell table:formula="of:=['Log_MeasurementsBatch200PM.xml-20161217 215653'.CH28]" office:value-type="float" office:value="0.06036" calcext:value-type="float">
            <text:p>0.06036</text:p>
          </table:table-cell>
          <table:table-cell table:formula="of:=IF(AND([.D28]&lt;=[.B28];[.D28]&gt;=[.C28]);1;0)" office:value-type="float" office:value="1" calcext:value-type="float">
            <text:p>1</text:p>
          </table:table-cell>
          <table:table-cell table:formula="of:=IF([.E2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9]" office:value-type="float" office:value="0.05882" calcext:value-type="float">
            <text:p>0.05882</text:p>
          </table:table-cell>
          <table:table-cell table:formula="of:=['Log_MeasurementsBatch200PM.xml-20161217 215653'.CD29]+2*['Log_MeasurementsBatch200PM.xml-20161217 215653'.CF29]" office:value-type="float" office:value="0.07374" calcext:value-type="float">
            <text:p>0.07374</text:p>
          </table:table-cell>
          <table:table-cell table:formula="of:=['Log_MeasurementsBatch200PM.xml-20161217 215653'.CD29]-2*['Log_MeasurementsBatch200PM.xml-20161217 215653'.CF29]" office:value-type="float" office:value="0.0439" calcext:value-type="float">
            <text:p>0.0439</text:p>
          </table:table-cell>
          <table:table-cell table:formula="of:=['Log_MeasurementsBatch200PM.xml-20161217 215653'.CH29]" office:value-type="float" office:value="0.06332" calcext:value-type="float">
            <text:p>0.06332</text:p>
          </table:table-cell>
          <table:table-cell table:formula="of:=IF(AND([.D29]&lt;=[.B29];[.D29]&gt;=[.C29]);1;0)" office:value-type="float" office:value="1" calcext:value-type="float">
            <text:p>1</text:p>
          </table:table-cell>
          <table:table-cell table:formula="of:=IF([.E2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0]" office:value-type="float" office:value="0.06332" calcext:value-type="float">
            <text:p>0.06332</text:p>
          </table:table-cell>
          <table:table-cell table:formula="of:=['Log_MeasurementsBatch200PM.xml-20161217 215653'.CD30]+2*['Log_MeasurementsBatch200PM.xml-20161217 215653'.CF30]" office:value-type="float" office:value="0.07876" calcext:value-type="float">
            <text:p>0.07876</text:p>
          </table:table-cell>
          <table:table-cell table:formula="of:=['Log_MeasurementsBatch200PM.xml-20161217 215653'.CD30]-2*['Log_MeasurementsBatch200PM.xml-20161217 215653'.CF30]" office:value-type="float" office:value="0.04788" calcext:value-type="float">
            <text:p>0.04788</text:p>
          </table:table-cell>
          <table:table-cell table:formula="of:=['Log_MeasurementsBatch200PM.xml-20161217 215653'.CH30]" office:value-type="float" office:value="0.05729" calcext:value-type="float">
            <text:p>0.05729</text:p>
          </table:table-cell>
          <table:table-cell table:formula="of:=IF(AND([.D30]&lt;=[.B30];[.D30]&gt;=[.C30]);1;0)" office:value-type="float" office:value="1" calcext:value-type="float">
            <text:p>1</text:p>
          </table:table-cell>
          <table:table-cell table:formula="of:=IF([.E3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1]" office:value-type="float" office:value="0.06795" calcext:value-type="float">
            <text:p>0.06795</text:p>
          </table:table-cell>
          <table:table-cell table:formula="of:=['Log_MeasurementsBatch200PM.xml-20161217 215653'.CD31]+2*['Log_MeasurementsBatch200PM.xml-20161217 215653'.CF31]" office:value-type="float" office:value="0.08389" calcext:value-type="float">
            <text:p>0.08389</text:p>
          </table:table-cell>
          <table:table-cell table:formula="of:=['Log_MeasurementsBatch200PM.xml-20161217 215653'.CD31]-2*['Log_MeasurementsBatch200PM.xml-20161217 215653'.CF31]" office:value-type="float" office:value="0.05201" calcext:value-type="float">
            <text:p>0.05201</text:p>
          </table:table-cell>
          <table:table-cell table:formula="of:=['Log_MeasurementsBatch200PM.xml-20161217 215653'.CH31]" office:value-type="float" office:value="0.07121" calcext:value-type="float">
            <text:p>0.07121</text:p>
          </table:table-cell>
          <table:table-cell table:formula="of:=IF(AND([.D31]&lt;=[.B31];[.D31]&gt;=[.C31]);1;0)" office:value-type="float" office:value="1" calcext:value-type="float">
            <text:p>1</text:p>
          </table:table-cell>
          <table:table-cell table:formula="of:=IF([.E3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2]" office:value-type="float" office:value="0.0727" calcext:value-type="float">
            <text:p>0.0727</text:p>
          </table:table-cell>
          <table:table-cell table:formula="of:=['Log_MeasurementsBatch200PM.xml-20161217 215653'.CD32]+2*['Log_MeasurementsBatch200PM.xml-20161217 215653'.CF32]" office:value-type="float" office:value="0.08916" calcext:value-type="float">
            <text:p>0.08916</text:p>
          </table:table-cell>
          <table:table-cell table:formula="of:=['Log_MeasurementsBatch200PM.xml-20161217 215653'.CD32]-2*['Log_MeasurementsBatch200PM.xml-20161217 215653'.CF32]" office:value-type="float" office:value="0.05624" calcext:value-type="float">
            <text:p>0.05624</text:p>
          </table:table-cell>
          <table:table-cell table:formula="of:=['Log_MeasurementsBatch200PM.xml-20161217 215653'.CH32]" office:value-type="float" office:value="0.06935" calcext:value-type="float">
            <text:p>0.06935</text:p>
          </table:table-cell>
          <table:table-cell table:formula="of:=IF(AND([.D32]&lt;=[.B32];[.D32]&gt;=[.C32]);1;0)" office:value-type="float" office:value="1" calcext:value-type="float">
            <text:p>1</text:p>
          </table:table-cell>
          <table:table-cell table:formula="of:=IF([.E3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3]" office:value-type="float" office:value="0.07758" calcext:value-type="float">
            <text:p>0.07758</text:p>
          </table:table-cell>
          <table:table-cell table:formula="of:=['Log_MeasurementsBatch200PM.xml-20161217 215653'.CD33]+2*['Log_MeasurementsBatch200PM.xml-20161217 215653'.CF33]" office:value-type="float" office:value="0.09454" calcext:value-type="float">
            <text:p>0.09454</text:p>
          </table:table-cell>
          <table:table-cell table:formula="of:=['Log_MeasurementsBatch200PM.xml-20161217 215653'.CD33]-2*['Log_MeasurementsBatch200PM.xml-20161217 215653'.CF33]" office:value-type="float" office:value="0.06062" calcext:value-type="float">
            <text:p>0.06062</text:p>
          </table:table-cell>
          <table:table-cell table:formula="of:=['Log_MeasurementsBatch200PM.xml-20161217 215653'.CH33]" office:value-type="float" office:value="0.08133" calcext:value-type="float">
            <text:p>0.08133</text:p>
          </table:table-cell>
          <table:table-cell table:formula="of:=IF(AND([.D33]&lt;=[.B33];[.D33]&gt;=[.C33]);1;0)" office:value-type="float" office:value="1" calcext:value-type="float">
            <text:p>1</text:p>
          </table:table-cell>
          <table:table-cell table:formula="of:=IF([.E3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4]" office:value-type="float" office:value="0.08257" calcext:value-type="float">
            <text:p>0.08257</text:p>
          </table:table-cell>
          <table:table-cell table:formula="of:=['Log_MeasurementsBatch200PM.xml-20161217 215653'.CD34]+2*['Log_MeasurementsBatch200PM.xml-20161217 215653'.CF34]" office:value-type="float" office:value="0.10007" calcext:value-type="float">
            <text:p>0.10007</text:p>
          </table:table-cell>
          <table:table-cell table:formula="of:=['Log_MeasurementsBatch200PM.xml-20161217 215653'.CD34]-2*['Log_MeasurementsBatch200PM.xml-20161217 215653'.CF34]" office:value-type="float" office:value="0.06507" calcext:value-type="float">
            <text:p>0.06507</text:p>
          </table:table-cell>
          <table:table-cell table:formula="of:=['Log_MeasurementsBatch200PM.xml-20161217 215653'.CH34]" office:value-type="float" office:value="0.09495" calcext:value-type="float">
            <text:p>0.09495</text:p>
          </table:table-cell>
          <table:table-cell table:formula="of:=IF(AND([.D34]&lt;=[.B34];[.D34]&gt;=[.C34]);1;0)" office:value-type="float" office:value="1" calcext:value-type="float">
            <text:p>1</text:p>
          </table:table-cell>
          <table:table-cell table:formula="of:=IF([.E3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5]" office:value-type="float" office:value="0.08767" calcext:value-type="float">
            <text:p>0.08767</text:p>
          </table:table-cell>
          <table:table-cell table:formula="of:=['Log_MeasurementsBatch200PM.xml-20161217 215653'.CD35]+2*['Log_MeasurementsBatch200PM.xml-20161217 215653'.CF35]" office:value-type="float" office:value="0.10559" calcext:value-type="float">
            <text:p>0.10559</text:p>
          </table:table-cell>
          <table:table-cell table:formula="of:=['Log_MeasurementsBatch200PM.xml-20161217 215653'.CD35]-2*['Log_MeasurementsBatch200PM.xml-20161217 215653'.CF35]" office:value-type="float" office:value="0.06975" calcext:value-type="float">
            <text:p>0.06975</text:p>
          </table:table-cell>
          <table:table-cell table:formula="of:=['Log_MeasurementsBatch200PM.xml-20161217 215653'.CH35]" office:value-type="float" office:value="0.08927" calcext:value-type="float">
            <text:p>0.08927</text:p>
          </table:table-cell>
          <table:table-cell table:formula="of:=IF(AND([.D35]&lt;=[.B35];[.D35]&gt;=[.C35]);1;0)" office:value-type="float" office:value="1" calcext:value-type="float">
            <text:p>1</text:p>
          </table:table-cell>
          <table:table-cell table:formula="of:=IF([.E3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6]" office:value-type="float" office:value="0.09289" calcext:value-type="float">
            <text:p>0.09289</text:p>
          </table:table-cell>
          <table:table-cell table:formula="of:=['Log_MeasurementsBatch200PM.xml-20161217 215653'.CD36]+2*['Log_MeasurementsBatch200PM.xml-20161217 215653'.CF36]" office:value-type="float" office:value="0.11133" calcext:value-type="float">
            <text:p>0.11133</text:p>
          </table:table-cell>
          <table:table-cell table:formula="of:=['Log_MeasurementsBatch200PM.xml-20161217 215653'.CD36]-2*['Log_MeasurementsBatch200PM.xml-20161217 215653'.CF36]" office:value-type="float" office:value="0.07445" calcext:value-type="float">
            <text:p>0.07445</text:p>
          </table:table-cell>
          <table:table-cell table:formula="of:=['Log_MeasurementsBatch200PM.xml-20161217 215653'.CH36]" office:value-type="float" office:value="0.08972" calcext:value-type="float">
            <text:p>0.08972</text:p>
          </table:table-cell>
          <table:table-cell table:formula="of:=IF(AND([.D36]&lt;=[.B36];[.D36]&gt;=[.C36]);1;0)" office:value-type="float" office:value="1" calcext:value-type="float">
            <text:p>1</text:p>
          </table:table-cell>
          <table:table-cell table:formula="of:=IF([.E3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7]" office:value-type="float" office:value="0.09821" calcext:value-type="float">
            <text:p>0.09821</text:p>
          </table:table-cell>
          <table:table-cell table:formula="of:=['Log_MeasurementsBatch200PM.xml-20161217 215653'.CD37]+2*['Log_MeasurementsBatch200PM.xml-20161217 215653'.CF37]" office:value-type="float" office:value="0.11707" calcext:value-type="float">
            <text:p>0.11707</text:p>
          </table:table-cell>
          <table:table-cell table:formula="of:=['Log_MeasurementsBatch200PM.xml-20161217 215653'.CD37]-2*['Log_MeasurementsBatch200PM.xml-20161217 215653'.CF37]" office:value-type="float" office:value="0.07935" calcext:value-type="float">
            <text:p>0.07935</text:p>
          </table:table-cell>
          <table:table-cell table:formula="of:=['Log_MeasurementsBatch200PM.xml-20161217 215653'.CH37]" office:value-type="float" office:value="0.08945" calcext:value-type="float">
            <text:p>0.08945</text:p>
          </table:table-cell>
          <table:table-cell table:formula="of:=IF(AND([.D37]&lt;=[.B37];[.D37]&gt;=[.C37]);1;0)" office:value-type="float" office:value="1" calcext:value-type="float">
            <text:p>1</text:p>
          </table:table-cell>
          <table:table-cell table:formula="of:=IF([.E3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8]" office:value-type="float" office:value="0.10362" calcext:value-type="float">
            <text:p>0.10362</text:p>
          </table:table-cell>
          <table:table-cell table:formula="of:=['Log_MeasurementsBatch200PM.xml-20161217 215653'.CD38]+2*['Log_MeasurementsBatch200PM.xml-20161217 215653'.CF38]" office:value-type="float" office:value="0.12294" calcext:value-type="float">
            <text:p>0.12294</text:p>
          </table:table-cell>
          <table:table-cell table:formula="of:=['Log_MeasurementsBatch200PM.xml-20161217 215653'.CD38]-2*['Log_MeasurementsBatch200PM.xml-20161217 215653'.CF38]" office:value-type="float" office:value="0.0843" calcext:value-type="float">
            <text:p>0.0843</text:p>
          </table:table-cell>
          <table:table-cell table:formula="of:=['Log_MeasurementsBatch200PM.xml-20161217 215653'.CH38]" office:value-type="float" office:value="0.08442" calcext:value-type="float">
            <text:p>0.08442</text:p>
          </table:table-cell>
          <table:table-cell table:formula="of:=IF(AND([.D38]&lt;=[.B38];[.D38]&gt;=[.C38]);1;0)" office:value-type="float" office:value="1" calcext:value-type="float">
            <text:p>1</text:p>
          </table:table-cell>
          <table:table-cell table:formula="of:=IF([.E3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39]" office:value-type="float" office:value="0.10913" calcext:value-type="float">
            <text:p>0.10913</text:p>
          </table:table-cell>
          <table:table-cell table:formula="of:=['Log_MeasurementsBatch200PM.xml-20161217 215653'.CD39]+2*['Log_MeasurementsBatch200PM.xml-20161217 215653'.CF39]" office:value-type="float" office:value="0.12889" calcext:value-type="float">
            <text:p>0.12889</text:p>
          </table:table-cell>
          <table:table-cell table:formula="of:=['Log_MeasurementsBatch200PM.xml-20161217 215653'.CD39]-2*['Log_MeasurementsBatch200PM.xml-20161217 215653'.CF39]" office:value-type="float" office:value="0.08937" calcext:value-type="float">
            <text:p>0.08937</text:p>
          </table:table-cell>
          <table:table-cell table:formula="of:=['Log_MeasurementsBatch200PM.xml-20161217 215653'.CH39]" office:value-type="float" office:value="0.10141" calcext:value-type="float">
            <text:p>0.10141</text:p>
          </table:table-cell>
          <table:table-cell table:formula="of:=IF(AND([.D39]&lt;=[.B39];[.D39]&gt;=[.C39]);1;0)" office:value-type="float" office:value="1" calcext:value-type="float">
            <text:p>1</text:p>
          </table:table-cell>
          <table:table-cell table:formula="of:=IF([.E3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0]" office:value-type="float" office:value="0.11473" calcext:value-type="float">
            <text:p>0.11473</text:p>
          </table:table-cell>
          <table:table-cell table:formula="of:=['Log_MeasurementsBatch200PM.xml-20161217 215653'.CD40]+2*['Log_MeasurementsBatch200PM.xml-20161217 215653'.CF40]" office:value-type="float" office:value="0.13495" calcext:value-type="float">
            <text:p>0.13495</text:p>
          </table:table-cell>
          <table:table-cell table:formula="of:=['Log_MeasurementsBatch200PM.xml-20161217 215653'.CD40]-2*['Log_MeasurementsBatch200PM.xml-20161217 215653'.CF40]" office:value-type="float" office:value="0.09451" calcext:value-type="float">
            <text:p>0.09451</text:p>
          </table:table-cell>
          <table:table-cell table:formula="of:=['Log_MeasurementsBatch200PM.xml-20161217 215653'.CH40]" office:value-type="float" office:value="0.13092" calcext:value-type="float">
            <text:p>0.13092</text:p>
          </table:table-cell>
          <table:table-cell table:formula="of:=IF(AND([.D40]&lt;=[.B40];[.D40]&gt;=[.C40]);1;0)" office:value-type="float" office:value="1" calcext:value-type="float">
            <text:p>1</text:p>
          </table:table-cell>
          <table:table-cell table:formula="of:=IF([.E4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1]" office:value-type="float" office:value="0.12042" calcext:value-type="float">
            <text:p>0.12042</text:p>
          </table:table-cell>
          <table:table-cell table:formula="of:=['Log_MeasurementsBatch200PM.xml-20161217 215653'.CD41]+2*['Log_MeasurementsBatch200PM.xml-20161217 215653'.CF41]" office:value-type="float" office:value="0.14112" calcext:value-type="float">
            <text:p>0.14112</text:p>
          </table:table-cell>
          <table:table-cell table:formula="of:=['Log_MeasurementsBatch200PM.xml-20161217 215653'.CD41]-2*['Log_MeasurementsBatch200PM.xml-20161217 215653'.CF41]" office:value-type="float" office:value="0.09972" calcext:value-type="float">
            <text:p>0.09972</text:p>
          </table:table-cell>
          <table:table-cell table:formula="of:=['Log_MeasurementsBatch200PM.xml-20161217 215653'.CH41]" office:value-type="float" office:value="0.12437" calcext:value-type="float">
            <text:p>0.12437</text:p>
          </table:table-cell>
          <table:table-cell table:formula="of:=IF(AND([.D41]&lt;=[.B41];[.D41]&gt;=[.C41]);1;0)" office:value-type="float" office:value="1" calcext:value-type="float">
            <text:p>1</text:p>
          </table:table-cell>
          <table:table-cell table:formula="of:=IF([.E4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2]" office:value-type="float" office:value="0.12618" calcext:value-type="float">
            <text:p>0.12618</text:p>
          </table:table-cell>
          <table:table-cell table:formula="of:=['Log_MeasurementsBatch200PM.xml-20161217 215653'.CD42]+2*['Log_MeasurementsBatch200PM.xml-20161217 215653'.CF42]" office:value-type="float" office:value="0.14728" calcext:value-type="float">
            <text:p>0.14728</text:p>
          </table:table-cell>
          <table:table-cell table:formula="of:=['Log_MeasurementsBatch200PM.xml-20161217 215653'.CD42]-2*['Log_MeasurementsBatch200PM.xml-20161217 215653'.CF42]" office:value-type="float" office:value="0.10508" calcext:value-type="float">
            <text:p>0.10508</text:p>
          </table:table-cell>
          <table:table-cell table:formula="of:=['Log_MeasurementsBatch200PM.xml-20161217 215653'.CH42]" office:value-type="float" office:value="0.14531" calcext:value-type="float">
            <text:p>0.14531</text:p>
          </table:table-cell>
          <table:table-cell table:formula="of:=IF(AND([.D42]&lt;=[.B42];[.D42]&gt;=[.C42]);1;0)" office:value-type="float" office:value="1" calcext:value-type="float">
            <text:p>1</text:p>
          </table:table-cell>
          <table:table-cell table:formula="of:=IF([.E4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3]" office:value-type="float" office:value="0.13202" calcext:value-type="float">
            <text:p>0.13202</text:p>
          </table:table-cell>
          <table:table-cell table:formula="of:=['Log_MeasurementsBatch200PM.xml-20161217 215653'.CD43]+2*['Log_MeasurementsBatch200PM.xml-20161217 215653'.CF43]" office:value-type="float" office:value="0.1535" calcext:value-type="float">
            <text:p>0.1535</text:p>
          </table:table-cell>
          <table:table-cell table:formula="of:=['Log_MeasurementsBatch200PM.xml-20161217 215653'.CD43]-2*['Log_MeasurementsBatch200PM.xml-20161217 215653'.CF43]" office:value-type="float" office:value="0.11054" calcext:value-type="float">
            <text:p>0.11054</text:p>
          </table:table-cell>
          <table:table-cell table:formula="of:=['Log_MeasurementsBatch200PM.xml-20161217 215653'.CH43]" office:value-type="float" office:value="0.13293" calcext:value-type="float">
            <text:p>0.13293</text:p>
          </table:table-cell>
          <table:table-cell table:formula="of:=IF(AND([.D43]&lt;=[.B43];[.D43]&gt;=[.C43]);1;0)" office:value-type="float" office:value="1" calcext:value-type="float">
            <text:p>1</text:p>
          </table:table-cell>
          <table:table-cell table:formula="of:=IF([.E4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4]" office:value-type="float" office:value="0.13793" calcext:value-type="float">
            <text:p>0.13793</text:p>
          </table:table-cell>
          <table:table-cell table:formula="of:=['Log_MeasurementsBatch200PM.xml-20161217 215653'.CD44]+2*['Log_MeasurementsBatch200PM.xml-20161217 215653'.CF44]" office:value-type="float" office:value="0.15991" calcext:value-type="float">
            <text:p>0.15991</text:p>
          </table:table-cell>
          <table:table-cell table:formula="of:=['Log_MeasurementsBatch200PM.xml-20161217 215653'.CD44]-2*['Log_MeasurementsBatch200PM.xml-20161217 215653'.CF44]" office:value-type="float" office:value="0.11595" calcext:value-type="float">
            <text:p>0.11595</text:p>
          </table:table-cell>
          <table:table-cell table:formula="of:=['Log_MeasurementsBatch200PM.xml-20161217 215653'.CH44]" office:value-type="float" office:value="0.13096" calcext:value-type="float">
            <text:p>0.13096</text:p>
          </table:table-cell>
          <table:table-cell table:formula="of:=IF(AND([.D44]&lt;=[.B44];[.D44]&gt;=[.C44]);1;0)" office:value-type="float" office:value="1" calcext:value-type="float">
            <text:p>1</text:p>
          </table:table-cell>
          <table:table-cell table:formula="of:=IF([.E4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5]" office:value-type="float" office:value="0.14391" calcext:value-type="float">
            <text:p>0.14391</text:p>
          </table:table-cell>
          <table:table-cell table:formula="of:=['Log_MeasurementsBatch200PM.xml-20161217 215653'.CD45]+2*['Log_MeasurementsBatch200PM.xml-20161217 215653'.CF45]" office:value-type="float" office:value="0.16619" calcext:value-type="float">
            <text:p>0.16619</text:p>
          </table:table-cell>
          <table:table-cell table:formula="of:=['Log_MeasurementsBatch200PM.xml-20161217 215653'.CD45]-2*['Log_MeasurementsBatch200PM.xml-20161217 215653'.CF45]" office:value-type="float" office:value="0.12163" calcext:value-type="float">
            <text:p>0.12163</text:p>
          </table:table-cell>
          <table:table-cell table:formula="of:=['Log_MeasurementsBatch200PM.xml-20161217 215653'.CH45]" office:value-type="float" office:value="0.1571" calcext:value-type="float">
            <text:p>0.1571</text:p>
          </table:table-cell>
          <table:table-cell table:formula="of:=IF(AND([.D45]&lt;=[.B45];[.D45]&gt;=[.C45]);1;0)" office:value-type="float" office:value="1" calcext:value-type="float">
            <text:p>1</text:p>
          </table:table-cell>
          <table:table-cell table:formula="of:=IF([.E4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6]" office:value-type="float" office:value="0.14995" calcext:value-type="float">
            <text:p>0.14995</text:p>
          </table:table-cell>
          <table:table-cell table:formula="of:=['Log_MeasurementsBatch200PM.xml-20161217 215653'.CD46]+2*['Log_MeasurementsBatch200PM.xml-20161217 215653'.CF46]" office:value-type="float" office:value="0.17263" calcext:value-type="float">
            <text:p>0.17263</text:p>
          </table:table-cell>
          <table:table-cell table:formula="of:=['Log_MeasurementsBatch200PM.xml-20161217 215653'.CD46]-2*['Log_MeasurementsBatch200PM.xml-20161217 215653'.CF46]" office:value-type="float" office:value="0.12727" calcext:value-type="float">
            <text:p>0.12727</text:p>
          </table:table-cell>
          <table:table-cell table:formula="of:=['Log_MeasurementsBatch200PM.xml-20161217 215653'.CH46]" office:value-type="float" office:value="0.15641" calcext:value-type="float">
            <text:p>0.15641</text:p>
          </table:table-cell>
          <table:table-cell table:formula="of:=IF(AND([.D46]&lt;=[.B46];[.D46]&gt;=[.C46]);1;0)" office:value-type="float" office:value="1" calcext:value-type="float">
            <text:p>1</text:p>
          </table:table-cell>
          <table:table-cell table:formula="of:=IF([.E4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7]" office:value-type="float" office:value="0.15605" calcext:value-type="float">
            <text:p>0.15605</text:p>
          </table:table-cell>
          <table:table-cell table:formula="of:=['Log_MeasurementsBatch200PM.xml-20161217 215653'.CD47]+2*['Log_MeasurementsBatch200PM.xml-20161217 215653'.CF47]" office:value-type="float" office:value="0.17921" calcext:value-type="float">
            <text:p>0.17921</text:p>
          </table:table-cell>
          <table:table-cell table:formula="of:=['Log_MeasurementsBatch200PM.xml-20161217 215653'.CD47]-2*['Log_MeasurementsBatch200PM.xml-20161217 215653'.CF47]" office:value-type="float" office:value="0.13289" calcext:value-type="float">
            <text:p>0.13289</text:p>
          </table:table-cell>
          <table:table-cell table:formula="of:=['Log_MeasurementsBatch200PM.xml-20161217 215653'.CH47]" office:value-type="float" office:value="0.14766" calcext:value-type="float">
            <text:p>0.14766</text:p>
          </table:table-cell>
          <table:table-cell table:formula="of:=IF(AND([.D47]&lt;=[.B47];[.D47]&gt;=[.C47]);1;0)" office:value-type="float" office:value="1" calcext:value-type="float">
            <text:p>1</text:p>
          </table:table-cell>
          <table:table-cell table:formula="of:=IF([.E4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8]" office:value-type="float" office:value="0.1622" calcext:value-type="float">
            <text:p>0.1622</text:p>
          </table:table-cell>
          <table:table-cell table:formula="of:=['Log_MeasurementsBatch200PM.xml-20161217 215653'.CD48]+2*['Log_MeasurementsBatch200PM.xml-20161217 215653'.CF48]" office:value-type="float" office:value="0.1856" calcext:value-type="float">
            <text:p>0.1856</text:p>
          </table:table-cell>
          <table:table-cell table:formula="of:=['Log_MeasurementsBatch200PM.xml-20161217 215653'.CD48]-2*['Log_MeasurementsBatch200PM.xml-20161217 215653'.CF48]" office:value-type="float" office:value="0.1388" calcext:value-type="float">
            <text:p>0.1388</text:p>
          </table:table-cell>
          <table:table-cell table:formula="of:=['Log_MeasurementsBatch200PM.xml-20161217 215653'.CH48]" office:value-type="float" office:value="0.16415" calcext:value-type="float">
            <text:p>0.16415</text:p>
          </table:table-cell>
          <table:table-cell table:formula="of:=IF(AND([.D48]&lt;=[.B48];[.D48]&gt;=[.C48]);1;0)" office:value-type="float" office:value="1" calcext:value-type="float">
            <text:p>1</text:p>
          </table:table-cell>
          <table:table-cell table:formula="of:=IF([.E4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49]" office:value-type="float" office:value="0.1684" calcext:value-type="float">
            <text:p>0.1684</text:p>
          </table:table-cell>
          <table:table-cell table:formula="of:=['Log_MeasurementsBatch200PM.xml-20161217 215653'.CD49]+2*['Log_MeasurementsBatch200PM.xml-20161217 215653'.CF49]" office:value-type="float" office:value="0.19224" calcext:value-type="float">
            <text:p>0.19224</text:p>
          </table:table-cell>
          <table:table-cell table:formula="of:=['Log_MeasurementsBatch200PM.xml-20161217 215653'.CD49]-2*['Log_MeasurementsBatch200PM.xml-20161217 215653'.CF49]" office:value-type="float" office:value="0.14456" calcext:value-type="float">
            <text:p>0.14456</text:p>
          </table:table-cell>
          <table:table-cell table:formula="of:=['Log_MeasurementsBatch200PM.xml-20161217 215653'.CH49]" office:value-type="float" office:value="0.16836" calcext:value-type="float">
            <text:p>0.16836</text:p>
          </table:table-cell>
          <table:table-cell table:formula="of:=IF(AND([.D49]&lt;=[.B49];[.D49]&gt;=[.C49]);1;0)" office:value-type="float" office:value="1" calcext:value-type="float">
            <text:p>1</text:p>
          </table:table-cell>
          <table:table-cell table:formula="of:=IF([.E4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0]" office:value-type="float" office:value="0.17465" calcext:value-type="float">
            <text:p>0.17465</text:p>
          </table:table-cell>
          <table:table-cell table:formula="of:=['Log_MeasurementsBatch200PM.xml-20161217 215653'.CD50]+2*['Log_MeasurementsBatch200PM.xml-20161217 215653'.CF50]" office:value-type="float" office:value="0.19877" calcext:value-type="float">
            <text:p>0.19877</text:p>
          </table:table-cell>
          <table:table-cell table:formula="of:=['Log_MeasurementsBatch200PM.xml-20161217 215653'.CD50]-2*['Log_MeasurementsBatch200PM.xml-20161217 215653'.CF50]" office:value-type="float" office:value="0.15053" calcext:value-type="float">
            <text:p>0.15053</text:p>
          </table:table-cell>
          <table:table-cell table:formula="of:=['Log_MeasurementsBatch200PM.xml-20161217 215653'.CH50]" office:value-type="float" office:value="0.16448" calcext:value-type="float">
            <text:p>0.16448</text:p>
          </table:table-cell>
          <table:table-cell table:formula="of:=IF(AND([.D50]&lt;=[.B50];[.D50]&gt;=[.C50]);1;0)" office:value-type="float" office:value="1" calcext:value-type="float">
            <text:p>1</text:p>
          </table:table-cell>
          <table:table-cell table:formula="of:=IF([.E5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1]" office:value-type="float" office:value="0.18093" calcext:value-type="float">
            <text:p>0.18093</text:p>
          </table:table-cell>
          <table:table-cell table:formula="of:=['Log_MeasurementsBatch200PM.xml-20161217 215653'.CD51]+2*['Log_MeasurementsBatch200PM.xml-20161217 215653'.CF51]" office:value-type="float" office:value="0.20543" calcext:value-type="float">
            <text:p>0.20543</text:p>
          </table:table-cell>
          <table:table-cell table:formula="of:=['Log_MeasurementsBatch200PM.xml-20161217 215653'.CD51]-2*['Log_MeasurementsBatch200PM.xml-20161217 215653'.CF51]" office:value-type="float" office:value="0.15643" calcext:value-type="float">
            <text:p>0.15643</text:p>
          </table:table-cell>
          <table:table-cell table:formula="of:=['Log_MeasurementsBatch200PM.xml-20161217 215653'.CH51]" office:value-type="float" office:value="0.17933" calcext:value-type="float">
            <text:p>0.17933</text:p>
          </table:table-cell>
          <table:table-cell table:formula="of:=IF(AND([.D51]&lt;=[.B51];[.D51]&gt;=[.C51]);1;0)" office:value-type="float" office:value="1" calcext:value-type="float">
            <text:p>1</text:p>
          </table:table-cell>
          <table:table-cell table:formula="of:=IF([.E5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2]" office:value-type="float" office:value="0.18726" calcext:value-type="float">
            <text:p>0.18726</text:p>
          </table:table-cell>
          <table:table-cell table:formula="of:=['Log_MeasurementsBatch200PM.xml-20161217 215653'.CD52]+2*['Log_MeasurementsBatch200PM.xml-20161217 215653'.CF52]" office:value-type="float" office:value="0.21214" calcext:value-type="float">
            <text:p>0.21214</text:p>
          </table:table-cell>
          <table:table-cell table:formula="of:=['Log_MeasurementsBatch200PM.xml-20161217 215653'.CD52]-2*['Log_MeasurementsBatch200PM.xml-20161217 215653'.CF52]" office:value-type="float" office:value="0.16238" calcext:value-type="float">
            <text:p>0.16238</text:p>
          </table:table-cell>
          <table:table-cell table:formula="of:=['Log_MeasurementsBatch200PM.xml-20161217 215653'.CH52]" office:value-type="float" office:value="0.19715" calcext:value-type="float">
            <text:p>0.19715</text:p>
          </table:table-cell>
          <table:table-cell table:formula="of:=IF(AND([.D52]&lt;=[.B52];[.D52]&gt;=[.C52]);1;0)" office:value-type="float" office:value="1" calcext:value-type="float">
            <text:p>1</text:p>
          </table:table-cell>
          <table:table-cell table:formula="of:=IF([.E5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3]" office:value-type="float" office:value="0.19361" calcext:value-type="float">
            <text:p>0.19361</text:p>
          </table:table-cell>
          <table:table-cell table:formula="of:=['Log_MeasurementsBatch200PM.xml-20161217 215653'.CD53]+2*['Log_MeasurementsBatch200PM.xml-20161217 215653'.CF53]" office:value-type="float" office:value="0.21871" calcext:value-type="float">
            <text:p>0.21871</text:p>
          </table:table-cell>
          <table:table-cell table:formula="of:=['Log_MeasurementsBatch200PM.xml-20161217 215653'.CD53]-2*['Log_MeasurementsBatch200PM.xml-20161217 215653'.CF53]" office:value-type="float" office:value="0.16851" calcext:value-type="float">
            <text:p>0.16851</text:p>
          </table:table-cell>
          <table:table-cell table:formula="of:=['Log_MeasurementsBatch200PM.xml-20161217 215653'.CH53]" office:value-type="float" office:value="0.18952" calcext:value-type="float">
            <text:p>0.18952</text:p>
          </table:table-cell>
          <table:table-cell table:formula="of:=IF(AND([.D53]&lt;=[.B53];[.D53]&gt;=[.C53]);1;0)" office:value-type="float" office:value="1" calcext:value-type="float">
            <text:p>1</text:p>
          </table:table-cell>
          <table:table-cell table:formula="of:=IF([.E5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4]" office:value-type="float" office:value="0.2" calcext:value-type="float">
            <text:p>0.2</text:p>
          </table:table-cell>
          <table:table-cell table:formula="of:=['Log_MeasurementsBatch200PM.xml-20161217 215653'.CD54]+2*['Log_MeasurementsBatch200PM.xml-20161217 215653'.CF54]" office:value-type="float" office:value="0.22546" calcext:value-type="float">
            <text:p>0.22546</text:p>
          </table:table-cell>
          <table:table-cell table:formula="of:=['Log_MeasurementsBatch200PM.xml-20161217 215653'.CD54]-2*['Log_MeasurementsBatch200PM.xml-20161217 215653'.CF54]" office:value-type="float" office:value="0.17454" calcext:value-type="float">
            <text:p>0.17454</text:p>
          </table:table-cell>
          <table:table-cell table:formula="of:=['Log_MeasurementsBatch200PM.xml-20161217 215653'.CH54]" office:value-type="float" office:value="0.21175" calcext:value-type="float">
            <text:p>0.21175</text:p>
          </table:table-cell>
          <table:table-cell table:formula="of:=IF(AND([.D54]&lt;=[.B54];[.D54]&gt;=[.C54]);1;0)" office:value-type="float" office:value="1" calcext:value-type="float">
            <text:p>1</text:p>
          </table:table-cell>
          <table:table-cell table:formula="of:=IF([.E5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5]" office:value-type="float" office:value="0.20641" calcext:value-type="float">
            <text:p>0.20641</text:p>
          </table:table-cell>
          <table:table-cell table:formula="of:=['Log_MeasurementsBatch200PM.xml-20161217 215653'.CD55]+2*['Log_MeasurementsBatch200PM.xml-20161217 215653'.CF55]" office:value-type="float" office:value="0.23217" calcext:value-type="float">
            <text:p>0.23217</text:p>
          </table:table-cell>
          <table:table-cell table:formula="of:=['Log_MeasurementsBatch200PM.xml-20161217 215653'.CD55]-2*['Log_MeasurementsBatch200PM.xml-20161217 215653'.CF55]" office:value-type="float" office:value="0.18065" calcext:value-type="float">
            <text:p>0.18065</text:p>
          </table:table-cell>
          <table:table-cell table:formula="of:=['Log_MeasurementsBatch200PM.xml-20161217 215653'.CH55]" office:value-type="float" office:value="0.18623" calcext:value-type="float">
            <text:p>0.18623</text:p>
          </table:table-cell>
          <table:table-cell table:formula="of:=IF(AND([.D55]&lt;=[.B55];[.D55]&gt;=[.C55]);1;0)" office:value-type="float" office:value="1" calcext:value-type="float">
            <text:p>1</text:p>
          </table:table-cell>
          <table:table-cell table:formula="of:=IF([.E5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6]" office:value-type="float" office:value="0.21285" calcext:value-type="float">
            <text:p>0.21285</text:p>
          </table:table-cell>
          <table:table-cell table:formula="of:=['Log_MeasurementsBatch200PM.xml-20161217 215653'.CD56]+2*['Log_MeasurementsBatch200PM.xml-20161217 215653'.CF56]" office:value-type="float" office:value="0.23897" calcext:value-type="float">
            <text:p>0.23897</text:p>
          </table:table-cell>
          <table:table-cell table:formula="of:=['Log_MeasurementsBatch200PM.xml-20161217 215653'.CD56]-2*['Log_MeasurementsBatch200PM.xml-20161217 215653'.CF56]" office:value-type="float" office:value="0.18673" calcext:value-type="float">
            <text:p>0.18673</text:p>
          </table:table-cell>
          <table:table-cell table:formula="of:=['Log_MeasurementsBatch200PM.xml-20161217 215653'.CH56]" office:value-type="float" office:value="0.18108" calcext:value-type="float">
            <text:p>0.18108</text:p>
          </table:table-cell>
          <table:table-cell table:formula="of:=IF(AND([.D56]&lt;=[.B56];[.D56]&gt;=[.C56]);1;0)" office:value-type="float" office:value="0" calcext:value-type="float">
            <text:p>0</text:p>
          </table:table-cell>
          <table:table-cell table:formula="of:=IF([.E56]=1;0;1)" office:value-type="float" office:value="1" calcext:value-type="float">
            <text:p>1</text:p>
          </table:table-cell>
        </table:table-row>
        <table:table-row table:style-name="ro1">
          <table:table-cell table:formula="of:=['Log_MeasurementsBatch200PM.xml-20161217 215653'.CD57]" office:value-type="float" office:value="0.2193" calcext:value-type="float">
            <text:p>0.2193</text:p>
          </table:table-cell>
          <table:table-cell table:formula="of:=['Log_MeasurementsBatch200PM.xml-20161217 215653'.CD57]+2*['Log_MeasurementsBatch200PM.xml-20161217 215653'.CF57]" office:value-type="float" office:value="0.24566" calcext:value-type="float">
            <text:p>0.24566</text:p>
          </table:table-cell>
          <table:table-cell table:formula="of:=['Log_MeasurementsBatch200PM.xml-20161217 215653'.CD57]-2*['Log_MeasurementsBatch200PM.xml-20161217 215653'.CF57]" office:value-type="float" office:value="0.19294" calcext:value-type="float">
            <text:p>0.19294</text:p>
          </table:table-cell>
          <table:table-cell table:formula="of:=['Log_MeasurementsBatch200PM.xml-20161217 215653'.CH57]" office:value-type="float" office:value="0.20183" calcext:value-type="float">
            <text:p>0.20183</text:p>
          </table:table-cell>
          <table:table-cell table:formula="of:=IF(AND([.D57]&lt;=[.B57];[.D57]&gt;=[.C57]);1;0)" office:value-type="float" office:value="1" calcext:value-type="float">
            <text:p>1</text:p>
          </table:table-cell>
          <table:table-cell table:formula="of:=IF([.E5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8]" office:value-type="float" office:value="0.22577" calcext:value-type="float">
            <text:p>0.22577</text:p>
          </table:table-cell>
          <table:table-cell table:formula="of:=['Log_MeasurementsBatch200PM.xml-20161217 215653'.CD58]+2*['Log_MeasurementsBatch200PM.xml-20161217 215653'.CF58]" office:value-type="float" office:value="0.25243" calcext:value-type="float">
            <text:p>0.25243</text:p>
          </table:table-cell>
          <table:table-cell table:formula="of:=['Log_MeasurementsBatch200PM.xml-20161217 215653'.CD58]-2*['Log_MeasurementsBatch200PM.xml-20161217 215653'.CF58]" office:value-type="float" office:value="0.19911" calcext:value-type="float">
            <text:p>0.19911</text:p>
          </table:table-cell>
          <table:table-cell table:formula="of:=['Log_MeasurementsBatch200PM.xml-20161217 215653'.CH58]" office:value-type="float" office:value="0.2185" calcext:value-type="float">
            <text:p>0.2185</text:p>
          </table:table-cell>
          <table:table-cell table:formula="of:=IF(AND([.D58]&lt;=[.B58];[.D58]&gt;=[.C58]);1;0)" office:value-type="float" office:value="1" calcext:value-type="float">
            <text:p>1</text:p>
          </table:table-cell>
          <table:table-cell table:formula="of:=IF([.E5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59]" office:value-type="float" office:value="0.23225" calcext:value-type="float">
            <text:p>0.23225</text:p>
          </table:table-cell>
          <table:table-cell table:formula="of:=['Log_MeasurementsBatch200PM.xml-20161217 215653'.CD59]+2*['Log_MeasurementsBatch200PM.xml-20161217 215653'.CF59]" office:value-type="float" office:value="0.25913" calcext:value-type="float">
            <text:p>0.25913</text:p>
          </table:table-cell>
          <table:table-cell table:formula="of:=['Log_MeasurementsBatch200PM.xml-20161217 215653'.CD59]-2*['Log_MeasurementsBatch200PM.xml-20161217 215653'.CF59]" office:value-type="float" office:value="0.20537" calcext:value-type="float">
            <text:p>0.20537</text:p>
          </table:table-cell>
          <table:table-cell table:formula="of:=['Log_MeasurementsBatch200PM.xml-20161217 215653'.CH59]" office:value-type="float" office:value="0.22492" calcext:value-type="float">
            <text:p>0.22492</text:p>
          </table:table-cell>
          <table:table-cell table:formula="of:=IF(AND([.D59]&lt;=[.B59];[.D59]&gt;=[.C59]);1;0)" office:value-type="float" office:value="1" calcext:value-type="float">
            <text:p>1</text:p>
          </table:table-cell>
          <table:table-cell table:formula="of:=IF([.E5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0]" office:value-type="float" office:value="0.23873" calcext:value-type="float">
            <text:p>0.23873</text:p>
          </table:table-cell>
          <table:table-cell table:formula="of:=['Log_MeasurementsBatch200PM.xml-20161217 215653'.CD60]+2*['Log_MeasurementsBatch200PM.xml-20161217 215653'.CF60]" office:value-type="float" office:value="0.26593" calcext:value-type="float">
            <text:p>0.26593</text:p>
          </table:table-cell>
          <table:table-cell table:formula="of:=['Log_MeasurementsBatch200PM.xml-20161217 215653'.CD60]-2*['Log_MeasurementsBatch200PM.xml-20161217 215653'.CF60]" office:value-type="float" office:value="0.21153" calcext:value-type="float">
            <text:p>0.21153</text:p>
          </table:table-cell>
          <table:table-cell table:formula="of:=['Log_MeasurementsBatch200PM.xml-20161217 215653'.CH60]" office:value-type="float" office:value="0.20855" calcext:value-type="float">
            <text:p>0.20855</text:p>
          </table:table-cell>
          <table:table-cell table:formula="of:=IF(AND([.D60]&lt;=[.B60];[.D60]&gt;=[.C60]);1;0)" office:value-type="float" office:value="0" calcext:value-type="float">
            <text:p>0</text:p>
          </table:table-cell>
          <table:table-cell table:formula="of:=IF([.E60]=1;0;1)" office:value-type="float" office:value="1" calcext:value-type="float">
            <text:p>1</text:p>
          </table:table-cell>
        </table:table-row>
        <table:table-row table:style-name="ro1">
          <table:table-cell table:formula="of:=['Log_MeasurementsBatch200PM.xml-20161217 215653'.CD61]" office:value-type="float" office:value="0.24523" calcext:value-type="float">
            <text:p>0.24523</text:p>
          </table:table-cell>
          <table:table-cell table:formula="of:=['Log_MeasurementsBatch200PM.xml-20161217 215653'.CD61]+2*['Log_MeasurementsBatch200PM.xml-20161217 215653'.CF61]" office:value-type="float" office:value="0.27261" calcext:value-type="float">
            <text:p>0.27261</text:p>
          </table:table-cell>
          <table:table-cell table:formula="of:=['Log_MeasurementsBatch200PM.xml-20161217 215653'.CD61]-2*['Log_MeasurementsBatch200PM.xml-20161217 215653'.CF61]" office:value-type="float" office:value="0.21785" calcext:value-type="float">
            <text:p>0.21785</text:p>
          </table:table-cell>
          <table:table-cell table:formula="of:=['Log_MeasurementsBatch200PM.xml-20161217 215653'.CH61]" office:value-type="float" office:value="0.26039" calcext:value-type="float">
            <text:p>0.26039</text:p>
          </table:table-cell>
          <table:table-cell table:formula="of:=IF(AND([.D61]&lt;=[.B61];[.D61]&gt;=[.C61]);1;0)" office:value-type="float" office:value="1" calcext:value-type="float">
            <text:p>1</text:p>
          </table:table-cell>
          <table:table-cell table:formula="of:=IF([.E6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2]" office:value-type="float" office:value="0.25172" calcext:value-type="float">
            <text:p>0.25172</text:p>
          </table:table-cell>
          <table:table-cell table:formula="of:=['Log_MeasurementsBatch200PM.xml-20161217 215653'.CD62]+2*['Log_MeasurementsBatch200PM.xml-20161217 215653'.CF62]" office:value-type="float" office:value="0.27936" calcext:value-type="float">
            <text:p>0.27936</text:p>
          </table:table-cell>
          <table:table-cell table:formula="of:=['Log_MeasurementsBatch200PM.xml-20161217 215653'.CD62]-2*['Log_MeasurementsBatch200PM.xml-20161217 215653'.CF62]" office:value-type="float" office:value="0.22408" calcext:value-type="float">
            <text:p>0.22408</text:p>
          </table:table-cell>
          <table:table-cell table:formula="of:=['Log_MeasurementsBatch200PM.xml-20161217 215653'.CH62]" office:value-type="float" office:value="0.26166" calcext:value-type="float">
            <text:p>0.26166</text:p>
          </table:table-cell>
          <table:table-cell table:formula="of:=IF(AND([.D62]&lt;=[.B62];[.D62]&gt;=[.C62]);1;0)" office:value-type="float" office:value="1" calcext:value-type="float">
            <text:p>1</text:p>
          </table:table-cell>
          <table:table-cell table:formula="of:=IF([.E6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3]" office:value-type="float" office:value="0.25822" calcext:value-type="float">
            <text:p>0.25822</text:p>
          </table:table-cell>
          <table:table-cell table:formula="of:=['Log_MeasurementsBatch200PM.xml-20161217 215653'.CD63]+2*['Log_MeasurementsBatch200PM.xml-20161217 215653'.CF63]" office:value-type="float" office:value="0.2862" calcext:value-type="float">
            <text:p>0.2862</text:p>
          </table:table-cell>
          <table:table-cell table:formula="of:=['Log_MeasurementsBatch200PM.xml-20161217 215653'.CD63]-2*['Log_MeasurementsBatch200PM.xml-20161217 215653'.CF63]" office:value-type="float" office:value="0.23024" calcext:value-type="float">
            <text:p>0.23024</text:p>
          </table:table-cell>
          <table:table-cell table:formula="of:=['Log_MeasurementsBatch200PM.xml-20161217 215653'.CH63]" office:value-type="float" office:value="0.26966" calcext:value-type="float">
            <text:p>0.26966</text:p>
          </table:table-cell>
          <table:table-cell table:formula="of:=IF(AND([.D63]&lt;=[.B63];[.D63]&gt;=[.C63]);1;0)" office:value-type="float" office:value="1" calcext:value-type="float">
            <text:p>1</text:p>
          </table:table-cell>
          <table:table-cell table:formula="of:=IF([.E6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4]" office:value-type="float" office:value="0.26471" calcext:value-type="float">
            <text:p>0.26471</text:p>
          </table:table-cell>
          <table:table-cell table:formula="of:=['Log_MeasurementsBatch200PM.xml-20161217 215653'.CD64]+2*['Log_MeasurementsBatch200PM.xml-20161217 215653'.CF64]" office:value-type="float" office:value="0.29283" calcext:value-type="float">
            <text:p>0.29283</text:p>
          </table:table-cell>
          <table:table-cell table:formula="of:=['Log_MeasurementsBatch200PM.xml-20161217 215653'.CD64]-2*['Log_MeasurementsBatch200PM.xml-20161217 215653'.CF64]" office:value-type="float" office:value="0.23659" calcext:value-type="float">
            <text:p>0.23659</text:p>
          </table:table-cell>
          <table:table-cell table:formula="of:=['Log_MeasurementsBatch200PM.xml-20161217 215653'.CH64]" office:value-type="float" office:value="0.25076" calcext:value-type="float">
            <text:p>0.25076</text:p>
          </table:table-cell>
          <table:table-cell table:formula="of:=IF(AND([.D64]&lt;=[.B64];[.D64]&gt;=[.C64]);1;0)" office:value-type="float" office:value="1" calcext:value-type="float">
            <text:p>1</text:p>
          </table:table-cell>
          <table:table-cell table:formula="of:=IF([.E6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5]" office:value-type="float" office:value="0.27119" calcext:value-type="float">
            <text:p>0.27119</text:p>
          </table:table-cell>
          <table:table-cell table:formula="of:=['Log_MeasurementsBatch200PM.xml-20161217 215653'.CD65]+2*['Log_MeasurementsBatch200PM.xml-20161217 215653'.CF65]" office:value-type="float" office:value="0.29953" calcext:value-type="float">
            <text:p>0.29953</text:p>
          </table:table-cell>
          <table:table-cell table:formula="of:=['Log_MeasurementsBatch200PM.xml-20161217 215653'.CD65]-2*['Log_MeasurementsBatch200PM.xml-20161217 215653'.CF65]" office:value-type="float" office:value="0.24285" calcext:value-type="float">
            <text:p>0.24285</text:p>
          </table:table-cell>
          <table:table-cell table:formula="of:=['Log_MeasurementsBatch200PM.xml-20161217 215653'.CH65]" office:value-type="float" office:value="0.26701" calcext:value-type="float">
            <text:p>0.26701</text:p>
          </table:table-cell>
          <table:table-cell table:formula="of:=IF(AND([.D65]&lt;=[.B65];[.D65]&gt;=[.C65]);1;0)" office:value-type="float" office:value="1" calcext:value-type="float">
            <text:p>1</text:p>
          </table:table-cell>
          <table:table-cell table:formula="of:=IF([.E6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6]" office:value-type="float" office:value="0.27767" calcext:value-type="float">
            <text:p>0.27767</text:p>
          </table:table-cell>
          <table:table-cell table:formula="of:=['Log_MeasurementsBatch200PM.xml-20161217 215653'.CD66]+2*['Log_MeasurementsBatch200PM.xml-20161217 215653'.CF66]" office:value-type="float" office:value="0.30617" calcext:value-type="float">
            <text:p>0.30617</text:p>
          </table:table-cell>
          <table:table-cell table:formula="of:=['Log_MeasurementsBatch200PM.xml-20161217 215653'.CD66]-2*['Log_MeasurementsBatch200PM.xml-20161217 215653'.CF66]" office:value-type="float" office:value="0.24917" calcext:value-type="float">
            <text:p>0.24917</text:p>
          </table:table-cell>
          <table:table-cell table:formula="of:=['Log_MeasurementsBatch200PM.xml-20161217 215653'.CH66]" office:value-type="float" office:value="0.26215" calcext:value-type="float">
            <text:p>0.26215</text:p>
          </table:table-cell>
          <table:table-cell table:formula="of:=IF(AND([.D66]&lt;=[.B66];[.D66]&gt;=[.C66]);1;0)" office:value-type="float" office:value="1" calcext:value-type="float">
            <text:p>1</text:p>
          </table:table-cell>
          <table:table-cell table:formula="of:=IF([.E6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7]" office:value-type="float" office:value="0.28413" calcext:value-type="float">
            <text:p>0.28413</text:p>
          </table:table-cell>
          <table:table-cell table:formula="of:=['Log_MeasurementsBatch200PM.xml-20161217 215653'.CD67]+2*['Log_MeasurementsBatch200PM.xml-20161217 215653'.CF67]" office:value-type="float" office:value="0.31295" calcext:value-type="float">
            <text:p>0.31295</text:p>
          </table:table-cell>
          <table:table-cell table:formula="of:=['Log_MeasurementsBatch200PM.xml-20161217 215653'.CD67]-2*['Log_MeasurementsBatch200PM.xml-20161217 215653'.CF67]" office:value-type="float" office:value="0.25531" calcext:value-type="float">
            <text:p>0.25531</text:p>
          </table:table-cell>
          <table:table-cell table:formula="of:=['Log_MeasurementsBatch200PM.xml-20161217 215653'.CH67]" office:value-type="float" office:value="0.28907" calcext:value-type="float">
            <text:p>0.28907</text:p>
          </table:table-cell>
          <table:table-cell table:formula="of:=IF(AND([.D67]&lt;=[.B67];[.D67]&gt;=[.C67]);1;0)" office:value-type="float" office:value="1" calcext:value-type="float">
            <text:p>1</text:p>
          </table:table-cell>
          <table:table-cell table:formula="of:=IF([.E6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8]" office:value-type="float" office:value="0.29058" calcext:value-type="float">
            <text:p>0.29058</text:p>
          </table:table-cell>
          <table:table-cell table:formula="of:=['Log_MeasurementsBatch200PM.xml-20161217 215653'.CD68]+2*['Log_MeasurementsBatch200PM.xml-20161217 215653'.CF68]" office:value-type="float" office:value="0.31958" calcext:value-type="float">
            <text:p>0.31958</text:p>
          </table:table-cell>
          <table:table-cell table:formula="of:=['Log_MeasurementsBatch200PM.xml-20161217 215653'.CD68]-2*['Log_MeasurementsBatch200PM.xml-20161217 215653'.CF68]" office:value-type="float" office:value="0.26158" calcext:value-type="float">
            <text:p>0.26158</text:p>
          </table:table-cell>
          <table:table-cell table:formula="of:=['Log_MeasurementsBatch200PM.xml-20161217 215653'.CH68]" office:value-type="float" office:value="0.30714" calcext:value-type="float">
            <text:p>0.30714</text:p>
          </table:table-cell>
          <table:table-cell table:formula="of:=IF(AND([.D68]&lt;=[.B68];[.D68]&gt;=[.C68]);1;0)" office:value-type="float" office:value="1" calcext:value-type="float">
            <text:p>1</text:p>
          </table:table-cell>
          <table:table-cell table:formula="of:=IF([.E6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69]" office:value-type="float" office:value="0.29701" calcext:value-type="float">
            <text:p>0.29701</text:p>
          </table:table-cell>
          <table:table-cell table:formula="of:=['Log_MeasurementsBatch200PM.xml-20161217 215653'.CD69]+2*['Log_MeasurementsBatch200PM.xml-20161217 215653'.CF69]" office:value-type="float" office:value="0.32613" calcext:value-type="float">
            <text:p>0.32613</text:p>
          </table:table-cell>
          <table:table-cell table:formula="of:=['Log_MeasurementsBatch200PM.xml-20161217 215653'.CD69]-2*['Log_MeasurementsBatch200PM.xml-20161217 215653'.CF69]" office:value-type="float" office:value="0.26789" calcext:value-type="float">
            <text:p>0.26789</text:p>
          </table:table-cell>
          <table:table-cell table:formula="of:=['Log_MeasurementsBatch200PM.xml-20161217 215653'.CH69]" office:value-type="float" office:value="0.29239" calcext:value-type="float">
            <text:p>0.29239</text:p>
          </table:table-cell>
          <table:table-cell table:formula="of:=IF(AND([.D69]&lt;=[.B69];[.D69]&gt;=[.C69]);1;0)" office:value-type="float" office:value="1" calcext:value-type="float">
            <text:p>1</text:p>
          </table:table-cell>
          <table:table-cell table:formula="of:=IF([.E6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0]" office:value-type="float" office:value="0.30343" calcext:value-type="float">
            <text:p>0.30343</text:p>
          </table:table-cell>
          <table:table-cell table:formula="of:=['Log_MeasurementsBatch200PM.xml-20161217 215653'.CD70]+2*['Log_MeasurementsBatch200PM.xml-20161217 215653'.CF70]" office:value-type="float" office:value="0.33297" calcext:value-type="float">
            <text:p>0.33297</text:p>
          </table:table-cell>
          <table:table-cell table:formula="of:=['Log_MeasurementsBatch200PM.xml-20161217 215653'.CD70]-2*['Log_MeasurementsBatch200PM.xml-20161217 215653'.CF70]" office:value-type="float" office:value="0.27389" calcext:value-type="float">
            <text:p>0.27389</text:p>
          </table:table-cell>
          <table:table-cell table:formula="of:=['Log_MeasurementsBatch200PM.xml-20161217 215653'.CH70]" office:value-type="float" office:value="0.30237" calcext:value-type="float">
            <text:p>0.30237</text:p>
          </table:table-cell>
          <table:table-cell table:formula="of:=IF(AND([.D70]&lt;=[.B70];[.D70]&gt;=[.C70]);1;0)" office:value-type="float" office:value="1" calcext:value-type="float">
            <text:p>1</text:p>
          </table:table-cell>
          <table:table-cell table:formula="of:=IF([.E7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1]" office:value-type="float" office:value="0.30982" calcext:value-type="float">
            <text:p>0.30982</text:p>
          </table:table-cell>
          <table:table-cell table:formula="of:=['Log_MeasurementsBatch200PM.xml-20161217 215653'.CD71]+2*['Log_MeasurementsBatch200PM.xml-20161217 215653'.CF71]" office:value-type="float" office:value="0.33946" calcext:value-type="float">
            <text:p>0.33946</text:p>
          </table:table-cell>
          <table:table-cell table:formula="of:=['Log_MeasurementsBatch200PM.xml-20161217 215653'.CD71]-2*['Log_MeasurementsBatch200PM.xml-20161217 215653'.CF71]" office:value-type="float" office:value="0.28018" calcext:value-type="float">
            <text:p>0.28018</text:p>
          </table:table-cell>
          <table:table-cell table:formula="of:=['Log_MeasurementsBatch200PM.xml-20161217 215653'.CH71]" office:value-type="float" office:value="0.32752" calcext:value-type="float">
            <text:p>0.32752</text:p>
          </table:table-cell>
          <table:table-cell table:formula="of:=IF(AND([.D71]&lt;=[.B71];[.D71]&gt;=[.C71]);1;0)" office:value-type="float" office:value="1" calcext:value-type="float">
            <text:p>1</text:p>
          </table:table-cell>
          <table:table-cell table:formula="of:=IF([.E7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2]" office:value-type="float" office:value="0.31619" calcext:value-type="float">
            <text:p>0.31619</text:p>
          </table:table-cell>
          <table:table-cell table:formula="of:=['Log_MeasurementsBatch200PM.xml-20161217 215653'.CD72]+2*['Log_MeasurementsBatch200PM.xml-20161217 215653'.CF72]" office:value-type="float" office:value="0.34583" calcext:value-type="float">
            <text:p>0.34583</text:p>
          </table:table-cell>
          <table:table-cell table:formula="of:=['Log_MeasurementsBatch200PM.xml-20161217 215653'.CD72]-2*['Log_MeasurementsBatch200PM.xml-20161217 215653'.CF72]" office:value-type="float" office:value="0.28655" calcext:value-type="float">
            <text:p>0.28655</text:p>
          </table:table-cell>
          <table:table-cell table:formula="of:=['Log_MeasurementsBatch200PM.xml-20161217 215653'.CH72]" office:value-type="float" office:value="0.30386" calcext:value-type="float">
            <text:p>0.30386</text:p>
          </table:table-cell>
          <table:table-cell table:formula="of:=IF(AND([.D72]&lt;=[.B72];[.D72]&gt;=[.C72]);1;0)" office:value-type="float" office:value="1" calcext:value-type="float">
            <text:p>1</text:p>
          </table:table-cell>
          <table:table-cell table:formula="of:=IF([.E7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3]" office:value-type="float" office:value="0.32254" calcext:value-type="float">
            <text:p>0.32254</text:p>
          </table:table-cell>
          <table:table-cell table:formula="of:=['Log_MeasurementsBatch200PM.xml-20161217 215653'.CD73]+2*['Log_MeasurementsBatch200PM.xml-20161217 215653'.CF73]" office:value-type="float" office:value="0.35252" calcext:value-type="float">
            <text:p>0.35252</text:p>
          </table:table-cell>
          <table:table-cell table:formula="of:=['Log_MeasurementsBatch200PM.xml-20161217 215653'.CD73]-2*['Log_MeasurementsBatch200PM.xml-20161217 215653'.CF73]" office:value-type="float" office:value="0.29256" calcext:value-type="float">
            <text:p>0.29256</text:p>
          </table:table-cell>
          <table:table-cell table:formula="of:=['Log_MeasurementsBatch200PM.xml-20161217 215653'.CH73]" office:value-type="float" office:value="0.3035" calcext:value-type="float">
            <text:p>0.3035</text:p>
          </table:table-cell>
          <table:table-cell table:formula="of:=IF(AND([.D73]&lt;=[.B73];[.D73]&gt;=[.C73]);1;0)" office:value-type="float" office:value="1" calcext:value-type="float">
            <text:p>1</text:p>
          </table:table-cell>
          <table:table-cell table:formula="of:=IF([.E7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4]" office:value-type="float" office:value="0.32886" calcext:value-type="float">
            <text:p>0.32886</text:p>
          </table:table-cell>
          <table:table-cell table:formula="of:=['Log_MeasurementsBatch200PM.xml-20161217 215653'.CD74]+2*['Log_MeasurementsBatch200PM.xml-20161217 215653'.CF74]" office:value-type="float" office:value="0.35894" calcext:value-type="float">
            <text:p>0.35894</text:p>
          </table:table-cell>
          <table:table-cell table:formula="of:=['Log_MeasurementsBatch200PM.xml-20161217 215653'.CD74]-2*['Log_MeasurementsBatch200PM.xml-20161217 215653'.CF74]" office:value-type="float" office:value="0.29878" calcext:value-type="float">
            <text:p>0.29878</text:p>
          </table:table-cell>
          <table:table-cell table:formula="of:=['Log_MeasurementsBatch200PM.xml-20161217 215653'.CH74]" office:value-type="float" office:value="0.30943" calcext:value-type="float">
            <text:p>0.30943</text:p>
          </table:table-cell>
          <table:table-cell table:formula="of:=IF(AND([.D74]&lt;=[.B74];[.D74]&gt;=[.C74]);1;0)" office:value-type="float" office:value="1" calcext:value-type="float">
            <text:p>1</text:p>
          </table:table-cell>
          <table:table-cell table:formula="of:=IF([.E7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5]" office:value-type="float" office:value="0.33515" calcext:value-type="float">
            <text:p>0.33515</text:p>
          </table:table-cell>
          <table:table-cell table:formula="of:=['Log_MeasurementsBatch200PM.xml-20161217 215653'.CD75]+2*['Log_MeasurementsBatch200PM.xml-20161217 215653'.CF75]" office:value-type="float" office:value="0.36541" calcext:value-type="float">
            <text:p>0.36541</text:p>
          </table:table-cell>
          <table:table-cell table:formula="of:=['Log_MeasurementsBatch200PM.xml-20161217 215653'.CD75]-2*['Log_MeasurementsBatch200PM.xml-20161217 215653'.CF75]" office:value-type="float" office:value="0.30489" calcext:value-type="float">
            <text:p>0.30489</text:p>
          </table:table-cell>
          <table:table-cell table:formula="of:=['Log_MeasurementsBatch200PM.xml-20161217 215653'.CH75]" office:value-type="float" office:value="0.33676" calcext:value-type="float">
            <text:p>0.33676</text:p>
          </table:table-cell>
          <table:table-cell table:formula="of:=IF(AND([.D75]&lt;=[.B75];[.D75]&gt;=[.C75]);1;0)" office:value-type="float" office:value="1" calcext:value-type="float">
            <text:p>1</text:p>
          </table:table-cell>
          <table:table-cell table:formula="of:=IF([.E7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6]" office:value-type="float" office:value="0.34141" calcext:value-type="float">
            <text:p>0.34141</text:p>
          </table:table-cell>
          <table:table-cell table:formula="of:=['Log_MeasurementsBatch200PM.xml-20161217 215653'.CD76]+2*['Log_MeasurementsBatch200PM.xml-20161217 215653'.CF76]" office:value-type="float" office:value="0.37171" calcext:value-type="float">
            <text:p>0.37171</text:p>
          </table:table-cell>
          <table:table-cell table:formula="of:=['Log_MeasurementsBatch200PM.xml-20161217 215653'.CD76]-2*['Log_MeasurementsBatch200PM.xml-20161217 215653'.CF76]" office:value-type="float" office:value="0.31111" calcext:value-type="float">
            <text:p>0.31111</text:p>
          </table:table-cell>
          <table:table-cell table:formula="of:=['Log_MeasurementsBatch200PM.xml-20161217 215653'.CH76]" office:value-type="float" office:value="0.34116" calcext:value-type="float">
            <text:p>0.34116</text:p>
          </table:table-cell>
          <table:table-cell table:formula="of:=IF(AND([.D76]&lt;=[.B76];[.D76]&gt;=[.C76]);1;0)" office:value-type="float" office:value="1" calcext:value-type="float">
            <text:p>1</text:p>
          </table:table-cell>
          <table:table-cell table:formula="of:=IF([.E7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7]" office:value-type="float" office:value="0.34764" calcext:value-type="float">
            <text:p>0.34764</text:p>
          </table:table-cell>
          <table:table-cell table:formula="of:=['Log_MeasurementsBatch200PM.xml-20161217 215653'.CD77]+2*['Log_MeasurementsBatch200PM.xml-20161217 215653'.CF77]" office:value-type="float" office:value="0.37822" calcext:value-type="float">
            <text:p>0.37822</text:p>
          </table:table-cell>
          <table:table-cell table:formula="of:=['Log_MeasurementsBatch200PM.xml-20161217 215653'.CD77]-2*['Log_MeasurementsBatch200PM.xml-20161217 215653'.CF77]" office:value-type="float" office:value="0.31706" calcext:value-type="float">
            <text:p>0.31706</text:p>
          </table:table-cell>
          <table:table-cell table:formula="of:=['Log_MeasurementsBatch200PM.xml-20161217 215653'.CH77]" office:value-type="float" office:value="0.33505" calcext:value-type="float">
            <text:p>0.33505</text:p>
          </table:table-cell>
          <table:table-cell table:formula="of:=IF(AND([.D77]&lt;=[.B77];[.D77]&gt;=[.C77]);1;0)" office:value-type="float" office:value="1" calcext:value-type="float">
            <text:p>1</text:p>
          </table:table-cell>
          <table:table-cell table:formula="of:=IF([.E7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8]" office:value-type="float" office:value="0.35384" calcext:value-type="float">
            <text:p>0.35384</text:p>
          </table:table-cell>
          <table:table-cell table:formula="of:=['Log_MeasurementsBatch200PM.xml-20161217 215653'.CD78]+2*['Log_MeasurementsBatch200PM.xml-20161217 215653'.CF78]" office:value-type="float" office:value="0.38452" calcext:value-type="float">
            <text:p>0.38452</text:p>
          </table:table-cell>
          <table:table-cell table:formula="of:=['Log_MeasurementsBatch200PM.xml-20161217 215653'.CD78]-2*['Log_MeasurementsBatch200PM.xml-20161217 215653'.CF78]" office:value-type="float" office:value="0.32316" calcext:value-type="float">
            <text:p>0.32316</text:p>
          </table:table-cell>
          <table:table-cell table:formula="of:=['Log_MeasurementsBatch200PM.xml-20161217 215653'.CH78]" office:value-type="float" office:value="0.35633" calcext:value-type="float">
            <text:p>0.35633</text:p>
          </table:table-cell>
          <table:table-cell table:formula="of:=IF(AND([.D78]&lt;=[.B78];[.D78]&gt;=[.C78]);1;0)" office:value-type="float" office:value="1" calcext:value-type="float">
            <text:p>1</text:p>
          </table:table-cell>
          <table:table-cell table:formula="of:=IF([.E7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79]" office:value-type="float" office:value="0.36" calcext:value-type="float">
            <text:p>0.36</text:p>
          </table:table-cell>
          <table:table-cell table:formula="of:=['Log_MeasurementsBatch200PM.xml-20161217 215653'.CD79]+2*['Log_MeasurementsBatch200PM.xml-20161217 215653'.CF79]" office:value-type="float" office:value="0.39074" calcext:value-type="float">
            <text:p>0.39074</text:p>
          </table:table-cell>
          <table:table-cell table:formula="of:=['Log_MeasurementsBatch200PM.xml-20161217 215653'.CD79]-2*['Log_MeasurementsBatch200PM.xml-20161217 215653'.CF79]" office:value-type="float" office:value="0.32926" calcext:value-type="float">
            <text:p>0.32926</text:p>
          </table:table-cell>
          <table:table-cell table:formula="of:=['Log_MeasurementsBatch200PM.xml-20161217 215653'.CH79]" office:value-type="float" office:value="0.36" calcext:value-type="float">
            <text:p>0.36</text:p>
          </table:table-cell>
          <table:table-cell table:formula="of:=IF(AND([.D79]&lt;=[.B79];[.D79]&gt;=[.C79]);1;0)" office:value-type="float" office:value="1" calcext:value-type="float">
            <text:p>1</text:p>
          </table:table-cell>
          <table:table-cell table:formula="of:=IF([.E7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0]" office:value-type="float" office:value="0.36613" calcext:value-type="float">
            <text:p>0.36613</text:p>
          </table:table-cell>
          <table:table-cell table:formula="of:=['Log_MeasurementsBatch200PM.xml-20161217 215653'.CD80]+2*['Log_MeasurementsBatch200PM.xml-20161217 215653'.CF80]" office:value-type="float" office:value="0.39699" calcext:value-type="float">
            <text:p>0.39699</text:p>
          </table:table-cell>
          <table:table-cell table:formula="of:=['Log_MeasurementsBatch200PM.xml-20161217 215653'.CD80]-2*['Log_MeasurementsBatch200PM.xml-20161217 215653'.CF80]" office:value-type="float" office:value="0.33527" calcext:value-type="float">
            <text:p>0.33527</text:p>
          </table:table-cell>
          <table:table-cell table:formula="of:=['Log_MeasurementsBatch200PM.xml-20161217 215653'.CH80]" office:value-type="float" office:value="0.36923" calcext:value-type="float">
            <text:p>0.36923</text:p>
          </table:table-cell>
          <table:table-cell table:formula="of:=IF(AND([.D80]&lt;=[.B80];[.D80]&gt;=[.C80]);1;0)" office:value-type="float" office:value="1" calcext:value-type="float">
            <text:p>1</text:p>
          </table:table-cell>
          <table:table-cell table:formula="of:=IF([.E8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1]" office:value-type="float" office:value="0.37221" calcext:value-type="float">
            <text:p>0.37221</text:p>
          </table:table-cell>
          <table:table-cell table:formula="of:=['Log_MeasurementsBatch200PM.xml-20161217 215653'.CD81]+2*['Log_MeasurementsBatch200PM.xml-20161217 215653'.CF81]" office:value-type="float" office:value="0.40309" calcext:value-type="float">
            <text:p>0.40309</text:p>
          </table:table-cell>
          <table:table-cell table:formula="of:=['Log_MeasurementsBatch200PM.xml-20161217 215653'.CD81]-2*['Log_MeasurementsBatch200PM.xml-20161217 215653'.CF81]" office:value-type="float" office:value="0.34133" calcext:value-type="float">
            <text:p>0.34133</text:p>
          </table:table-cell>
          <table:table-cell table:formula="of:=['Log_MeasurementsBatch200PM.xml-20161217 215653'.CH81]" office:value-type="float" office:value="0.40816" calcext:value-type="float">
            <text:p>0.40816</text:p>
          </table:table-cell>
          <table:table-cell table:formula="of:=IF(AND([.D81]&lt;=[.B81];[.D81]&gt;=[.C81]);1;0)" office:value-type="float" office:value="0" calcext:value-type="float">
            <text:p>0</text:p>
          </table:table-cell>
          <table:table-cell table:formula="of:=IF([.E81]=1;0;1)" office:value-type="float" office:value="1" calcext:value-type="float">
            <text:p>1</text:p>
          </table:table-cell>
        </table:table-row>
        <table:table-row table:style-name="ro1">
          <table:table-cell table:formula="of:=['Log_MeasurementsBatch200PM.xml-20161217 215653'.CD82]" office:value-type="float" office:value="0.37826" calcext:value-type="float">
            <text:p>0.37826</text:p>
          </table:table-cell>
          <table:table-cell table:formula="of:=['Log_MeasurementsBatch200PM.xml-20161217 215653'.CD82]+2*['Log_MeasurementsBatch200PM.xml-20161217 215653'.CF82]" office:value-type="float" office:value="0.4093" calcext:value-type="float">
            <text:p>0.4093</text:p>
          </table:table-cell>
          <table:table-cell table:formula="of:=['Log_MeasurementsBatch200PM.xml-20161217 215653'.CD82]-2*['Log_MeasurementsBatch200PM.xml-20161217 215653'.CF82]" office:value-type="float" office:value="0.34722" calcext:value-type="float">
            <text:p>0.34722</text:p>
          </table:table-cell>
          <table:table-cell table:formula="of:=['Log_MeasurementsBatch200PM.xml-20161217 215653'.CH82]" office:value-type="float" office:value="0.37193" calcext:value-type="float">
            <text:p>0.37193</text:p>
          </table:table-cell>
          <table:table-cell table:formula="of:=IF(AND([.D82]&lt;=[.B82];[.D82]&gt;=[.C82]);1;0)" office:value-type="float" office:value="1" calcext:value-type="float">
            <text:p>1</text:p>
          </table:table-cell>
          <table:table-cell table:formula="of:=IF([.E8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3]" office:value-type="float" office:value="0.38427" calcext:value-type="float">
            <text:p>0.38427</text:p>
          </table:table-cell>
          <table:table-cell table:formula="of:=['Log_MeasurementsBatch200PM.xml-20161217 215653'.CD83]+2*['Log_MeasurementsBatch200PM.xml-20161217 215653'.CF83]" office:value-type="float" office:value="0.41555" calcext:value-type="float">
            <text:p>0.41555</text:p>
          </table:table-cell>
          <table:table-cell table:formula="of:=['Log_MeasurementsBatch200PM.xml-20161217 215653'.CD83]-2*['Log_MeasurementsBatch200PM.xml-20161217 215653'.CF83]" office:value-type="float" office:value="0.35299" calcext:value-type="float">
            <text:p>0.35299</text:p>
          </table:table-cell>
          <table:table-cell table:formula="of:=['Log_MeasurementsBatch200PM.xml-20161217 215653'.CH83]" office:value-type="float" office:value="0.38366" calcext:value-type="float">
            <text:p>0.38366</text:p>
          </table:table-cell>
          <table:table-cell table:formula="of:=IF(AND([.D83]&lt;=[.B83];[.D83]&gt;=[.C83]);1;0)" office:value-type="float" office:value="1" calcext:value-type="float">
            <text:p>1</text:p>
          </table:table-cell>
          <table:table-cell table:formula="of:=IF([.E8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4]" office:value-type="float" office:value="0.39024" calcext:value-type="float">
            <text:p>0.39024</text:p>
          </table:table-cell>
          <table:table-cell table:formula="of:=['Log_MeasurementsBatch200PM.xml-20161217 215653'.CD84]+2*['Log_MeasurementsBatch200PM.xml-20161217 215653'.CF84]" office:value-type="float" office:value="0.42158" calcext:value-type="float">
            <text:p>0.42158</text:p>
          </table:table-cell>
          <table:table-cell table:formula="of:=['Log_MeasurementsBatch200PM.xml-20161217 215653'.CD84]-2*['Log_MeasurementsBatch200PM.xml-20161217 215653'.CF84]" office:value-type="float" office:value="0.3589" calcext:value-type="float">
            <text:p>0.3589</text:p>
          </table:table-cell>
          <table:table-cell table:formula="of:=['Log_MeasurementsBatch200PM.xml-20161217 215653'.CH84]" office:value-type="float" office:value="0.37255" calcext:value-type="float">
            <text:p>0.37255</text:p>
          </table:table-cell>
          <table:table-cell table:formula="of:=IF(AND([.D84]&lt;=[.B84];[.D84]&gt;=[.C84]);1;0)" office:value-type="float" office:value="1" calcext:value-type="float">
            <text:p>1</text:p>
          </table:table-cell>
          <table:table-cell table:formula="of:=IF([.E8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5]" office:value-type="float" office:value="0.39617" calcext:value-type="float">
            <text:p>0.39617</text:p>
          </table:table-cell>
          <table:table-cell table:formula="of:=['Log_MeasurementsBatch200PM.xml-20161217 215653'.CD85]+2*['Log_MeasurementsBatch200PM.xml-20161217 215653'.CF85]" office:value-type="float" office:value="0.42747" calcext:value-type="float">
            <text:p>0.42747</text:p>
          </table:table-cell>
          <table:table-cell table:formula="of:=['Log_MeasurementsBatch200PM.xml-20161217 215653'.CD85]-2*['Log_MeasurementsBatch200PM.xml-20161217 215653'.CF85]" office:value-type="float" office:value="0.36487" calcext:value-type="float">
            <text:p>0.36487</text:p>
          </table:table-cell>
          <table:table-cell table:formula="of:=['Log_MeasurementsBatch200PM.xml-20161217 215653'.CH85]" office:value-type="float" office:value="0.39816" calcext:value-type="float">
            <text:p>0.39816</text:p>
          </table:table-cell>
          <table:table-cell table:formula="of:=IF(AND([.D85]&lt;=[.B85];[.D85]&gt;=[.C85]);1;0)" office:value-type="float" office:value="1" calcext:value-type="float">
            <text:p>1</text:p>
          </table:table-cell>
          <table:table-cell table:formula="of:=IF([.E8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6]" office:value-type="float" office:value="0.40206" calcext:value-type="float">
            <text:p>0.40206</text:p>
          </table:table-cell>
          <table:table-cell table:formula="of:=['Log_MeasurementsBatch200PM.xml-20161217 215653'.CD86]+2*['Log_MeasurementsBatch200PM.xml-20161217 215653'.CF86]" office:value-type="float" office:value="0.43344" calcext:value-type="float">
            <text:p>0.43344</text:p>
          </table:table-cell>
          <table:table-cell table:formula="of:=['Log_MeasurementsBatch200PM.xml-20161217 215653'.CD86]-2*['Log_MeasurementsBatch200PM.xml-20161217 215653'.CF86]" office:value-type="float" office:value="0.37068" calcext:value-type="float">
            <text:p>0.37068</text:p>
          </table:table-cell>
          <table:table-cell table:formula="of:=['Log_MeasurementsBatch200PM.xml-20161217 215653'.CH86]" office:value-type="float" office:value="0.41965" calcext:value-type="float">
            <text:p>0.41965</text:p>
          </table:table-cell>
          <table:table-cell table:formula="of:=IF(AND([.D86]&lt;=[.B86];[.D86]&gt;=[.C86]);1;0)" office:value-type="float" office:value="1" calcext:value-type="float">
            <text:p>1</text:p>
          </table:table-cell>
          <table:table-cell table:formula="of:=IF([.E8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7]" office:value-type="float" office:value="0.4079" calcext:value-type="float">
            <text:p>0.4079</text:p>
          </table:table-cell>
          <table:table-cell table:formula="of:=['Log_MeasurementsBatch200PM.xml-20161217 215653'.CD87]+2*['Log_MeasurementsBatch200PM.xml-20161217 215653'.CF87]" office:value-type="float" office:value="0.43942" calcext:value-type="float">
            <text:p>0.43942</text:p>
          </table:table-cell>
          <table:table-cell table:formula="of:=['Log_MeasurementsBatch200PM.xml-20161217 215653'.CD87]-2*['Log_MeasurementsBatch200PM.xml-20161217 215653'.CF87]" office:value-type="float" office:value="0.37638" calcext:value-type="float">
            <text:p>0.37638</text:p>
          </table:table-cell>
          <table:table-cell table:formula="of:=['Log_MeasurementsBatch200PM.xml-20161217 215653'.CH87]" office:value-type="float" office:value="0.41564" calcext:value-type="float">
            <text:p>0.41564</text:p>
          </table:table-cell>
          <table:table-cell table:formula="of:=IF(AND([.D87]&lt;=[.B87];[.D87]&gt;=[.C87]);1;0)" office:value-type="float" office:value="1" calcext:value-type="float">
            <text:p>1</text:p>
          </table:table-cell>
          <table:table-cell table:formula="of:=IF([.E8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8]" office:value-type="float" office:value="0.4137" calcext:value-type="float">
            <text:p>0.4137</text:p>
          </table:table-cell>
          <table:table-cell table:formula="of:=['Log_MeasurementsBatch200PM.xml-20161217 215653'.CD88]+2*['Log_MeasurementsBatch200PM.xml-20161217 215653'.CF88]" office:value-type="float" office:value="0.44536" calcext:value-type="float">
            <text:p>0.44536</text:p>
          </table:table-cell>
          <table:table-cell table:formula="of:=['Log_MeasurementsBatch200PM.xml-20161217 215653'.CD88]-2*['Log_MeasurementsBatch200PM.xml-20161217 215653'.CF88]" office:value-type="float" office:value="0.38204" calcext:value-type="float">
            <text:p>0.38204</text:p>
          </table:table-cell>
          <table:table-cell table:formula="of:=['Log_MeasurementsBatch200PM.xml-20161217 215653'.CH88]" office:value-type="float" office:value="0.42149" calcext:value-type="float">
            <text:p>0.42149</text:p>
          </table:table-cell>
          <table:table-cell table:formula="of:=IF(AND([.D88]&lt;=[.B88];[.D88]&gt;=[.C88]);1;0)" office:value-type="float" office:value="1" calcext:value-type="float">
            <text:p>1</text:p>
          </table:table-cell>
          <table:table-cell table:formula="of:=IF([.E8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89]" office:value-type="float" office:value="0.41945" calcext:value-type="float">
            <text:p>0.41945</text:p>
          </table:table-cell>
          <table:table-cell table:formula="of:=['Log_MeasurementsBatch200PM.xml-20161217 215653'.CD89]+2*['Log_MeasurementsBatch200PM.xml-20161217 215653'.CF89]" office:value-type="float" office:value="0.45117" calcext:value-type="float">
            <text:p>0.45117</text:p>
          </table:table-cell>
          <table:table-cell table:formula="of:=['Log_MeasurementsBatch200PM.xml-20161217 215653'.CD89]-2*['Log_MeasurementsBatch200PM.xml-20161217 215653'.CF89]" office:value-type="float" office:value="0.38773" calcext:value-type="float">
            <text:p>0.38773</text:p>
          </table:table-cell>
          <table:table-cell table:formula="of:=['Log_MeasurementsBatch200PM.xml-20161217 215653'.CH89]" office:value-type="float" office:value="0.42769" calcext:value-type="float">
            <text:p>0.42769</text:p>
          </table:table-cell>
          <table:table-cell table:formula="of:=IF(AND([.D89]&lt;=[.B89];[.D89]&gt;=[.C89]);1;0)" office:value-type="float" office:value="1" calcext:value-type="float">
            <text:p>1</text:p>
          </table:table-cell>
          <table:table-cell table:formula="of:=IF([.E8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0]" office:value-type="float" office:value="0.42516" calcext:value-type="float">
            <text:p>0.42516</text:p>
          </table:table-cell>
          <table:table-cell table:formula="of:=['Log_MeasurementsBatch200PM.xml-20161217 215653'.CD90]+2*['Log_MeasurementsBatch200PM.xml-20161217 215653'.CF90]" office:value-type="float" office:value="0.4568" calcext:value-type="float">
            <text:p>0.4568</text:p>
          </table:table-cell>
          <table:table-cell table:formula="of:=['Log_MeasurementsBatch200PM.xml-20161217 215653'.CD90]-2*['Log_MeasurementsBatch200PM.xml-20161217 215653'.CF90]" office:value-type="float" office:value="0.39352" calcext:value-type="float">
            <text:p>0.39352</text:p>
          </table:table-cell>
          <table:table-cell table:formula="of:=['Log_MeasurementsBatch200PM.xml-20161217 215653'.CH90]" office:value-type="float" office:value="0.4293" calcext:value-type="float">
            <text:p>0.4293</text:p>
          </table:table-cell>
          <table:table-cell table:formula="of:=IF(AND([.D90]&lt;=[.B90];[.D90]&gt;=[.C90]);1;0)" office:value-type="float" office:value="1" calcext:value-type="float">
            <text:p>1</text:p>
          </table:table-cell>
          <table:table-cell table:formula="of:=IF([.E9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1]" office:value-type="float" office:value="0.43082" calcext:value-type="float">
            <text:p>0.43082</text:p>
          </table:table-cell>
          <table:table-cell table:formula="of:=['Log_MeasurementsBatch200PM.xml-20161217 215653'.CD91]+2*['Log_MeasurementsBatch200PM.xml-20161217 215653'.CF91]" office:value-type="float" office:value="0.46262" calcext:value-type="float">
            <text:p>0.46262</text:p>
          </table:table-cell>
          <table:table-cell table:formula="of:=['Log_MeasurementsBatch200PM.xml-20161217 215653'.CD91]-2*['Log_MeasurementsBatch200PM.xml-20161217 215653'.CF91]" office:value-type="float" office:value="0.39902" calcext:value-type="float">
            <text:p>0.39902</text:p>
          </table:table-cell>
          <table:table-cell table:formula="of:=['Log_MeasurementsBatch200PM.xml-20161217 215653'.CH91]" office:value-type="float" office:value="0.42165" calcext:value-type="float">
            <text:p>0.42165</text:p>
          </table:table-cell>
          <table:table-cell table:formula="of:=IF(AND([.D91]&lt;=[.B91];[.D91]&gt;=[.C91]);1;0)" office:value-type="float" office:value="1" calcext:value-type="float">
            <text:p>1</text:p>
          </table:table-cell>
          <table:table-cell table:formula="of:=IF([.E9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2]" office:value-type="float" office:value="0.43643" calcext:value-type="float">
            <text:p>0.43643</text:p>
          </table:table-cell>
          <table:table-cell table:formula="of:=['Log_MeasurementsBatch200PM.xml-20161217 215653'.CD92]+2*['Log_MeasurementsBatch200PM.xml-20161217 215653'.CF92]" office:value-type="float" office:value="0.46827" calcext:value-type="float">
            <text:p>0.46827</text:p>
          </table:table-cell>
          <table:table-cell table:formula="of:=['Log_MeasurementsBatch200PM.xml-20161217 215653'.CD92]-2*['Log_MeasurementsBatch200PM.xml-20161217 215653'.CF92]" office:value-type="float" office:value="0.40459" calcext:value-type="float">
            <text:p>0.40459</text:p>
          </table:table-cell>
          <table:table-cell table:formula="of:=['Log_MeasurementsBatch200PM.xml-20161217 215653'.CH92]" office:value-type="float" office:value="0.42122" calcext:value-type="float">
            <text:p>0.42122</text:p>
          </table:table-cell>
          <table:table-cell table:formula="of:=IF(AND([.D92]&lt;=[.B92];[.D92]&gt;=[.C92]);1;0)" office:value-type="float" office:value="1" calcext:value-type="float">
            <text:p>1</text:p>
          </table:table-cell>
          <table:table-cell table:formula="of:=IF([.E9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3]" office:value-type="float" office:value="0.442" calcext:value-type="float">
            <text:p>0.442</text:p>
          </table:table-cell>
          <table:table-cell table:formula="of:=['Log_MeasurementsBatch200PM.xml-20161217 215653'.CD93]+2*['Log_MeasurementsBatch200PM.xml-20161217 215653'.CF93]" office:value-type="float" office:value="0.47384" calcext:value-type="float">
            <text:p>0.47384</text:p>
          </table:table-cell>
          <table:table-cell table:formula="of:=['Log_MeasurementsBatch200PM.xml-20161217 215653'.CD93]-2*['Log_MeasurementsBatch200PM.xml-20161217 215653'.CF93]" office:value-type="float" office:value="0.41016" calcext:value-type="float">
            <text:p>0.41016</text:p>
          </table:table-cell>
          <table:table-cell table:formula="of:=['Log_MeasurementsBatch200PM.xml-20161217 215653'.CH93]" office:value-type="float" office:value="0.43782" calcext:value-type="float">
            <text:p>0.43782</text:p>
          </table:table-cell>
          <table:table-cell table:formula="of:=IF(AND([.D93]&lt;=[.B93];[.D93]&gt;=[.C93]);1;0)" office:value-type="float" office:value="1" calcext:value-type="float">
            <text:p>1</text:p>
          </table:table-cell>
          <table:table-cell table:formula="of:=IF([.E9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4]" office:value-type="float" office:value="0.44751" calcext:value-type="float">
            <text:p>0.44751</text:p>
          </table:table-cell>
          <table:table-cell table:formula="of:=['Log_MeasurementsBatch200PM.xml-20161217 215653'.CD94]+2*['Log_MeasurementsBatch200PM.xml-20161217 215653'.CF94]" office:value-type="float" office:value="0.47953" calcext:value-type="float">
            <text:p>0.47953</text:p>
          </table:table-cell>
          <table:table-cell table:formula="of:=['Log_MeasurementsBatch200PM.xml-20161217 215653'.CD94]-2*['Log_MeasurementsBatch200PM.xml-20161217 215653'.CF94]" office:value-type="float" office:value="0.41549" calcext:value-type="float">
            <text:p>0.41549</text:p>
          </table:table-cell>
          <table:table-cell table:formula="of:=['Log_MeasurementsBatch200PM.xml-20161217 215653'.CH94]" office:value-type="float" office:value="0.45907" calcext:value-type="float">
            <text:p>0.45907</text:p>
          </table:table-cell>
          <table:table-cell table:formula="of:=IF(AND([.D94]&lt;=[.B94];[.D94]&gt;=[.C94]);1;0)" office:value-type="float" office:value="1" calcext:value-type="float">
            <text:p>1</text:p>
          </table:table-cell>
          <table:table-cell table:formula="of:=IF([.E9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5]" office:value-type="float" office:value="0.45298" calcext:value-type="float">
            <text:p>0.45298</text:p>
          </table:table-cell>
          <table:table-cell table:formula="of:=['Log_MeasurementsBatch200PM.xml-20161217 215653'.CD95]+2*['Log_MeasurementsBatch200PM.xml-20161217 215653'.CF95]" office:value-type="float" office:value="0.48502" calcext:value-type="float">
            <text:p>0.48502</text:p>
          </table:table-cell>
          <table:table-cell table:formula="of:=['Log_MeasurementsBatch200PM.xml-20161217 215653'.CD95]-2*['Log_MeasurementsBatch200PM.xml-20161217 215653'.CF95]" office:value-type="float" office:value="0.42094" calcext:value-type="float">
            <text:p>0.42094</text:p>
          </table:table-cell>
          <table:table-cell table:formula="of:=['Log_MeasurementsBatch200PM.xml-20161217 215653'.CH95]" office:value-type="float" office:value="0.48187" calcext:value-type="float">
            <text:p>0.48187</text:p>
          </table:table-cell>
          <table:table-cell table:formula="of:=IF(AND([.D95]&lt;=[.B95];[.D95]&gt;=[.C95]);1;0)" office:value-type="float" office:value="1" calcext:value-type="float">
            <text:p>1</text:p>
          </table:table-cell>
          <table:table-cell table:formula="of:=IF([.E9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6]" office:value-type="float" office:value="0.45841" calcext:value-type="float">
            <text:p>0.45841</text:p>
          </table:table-cell>
          <table:table-cell table:formula="of:=['Log_MeasurementsBatch200PM.xml-20161217 215653'.CD96]+2*['Log_MeasurementsBatch200PM.xml-20161217 215653'.CF96]" office:value-type="float" office:value="0.49051" calcext:value-type="float">
            <text:p>0.49051</text:p>
          </table:table-cell>
          <table:table-cell table:formula="of:=['Log_MeasurementsBatch200PM.xml-20161217 215653'.CD96]-2*['Log_MeasurementsBatch200PM.xml-20161217 215653'.CF96]" office:value-type="float" office:value="0.42631" calcext:value-type="float">
            <text:p>0.42631</text:p>
          </table:table-cell>
          <table:table-cell table:formula="of:=['Log_MeasurementsBatch200PM.xml-20161217 215653'.CH96]" office:value-type="float" office:value="0.43983" calcext:value-type="float">
            <text:p>0.43983</text:p>
          </table:table-cell>
          <table:table-cell table:formula="of:=IF(AND([.D96]&lt;=[.B96];[.D96]&gt;=[.C96]);1;0)" office:value-type="float" office:value="1" calcext:value-type="float">
            <text:p>1</text:p>
          </table:table-cell>
          <table:table-cell table:formula="of:=IF([.E9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7]" office:value-type="float" office:value="0.46378" calcext:value-type="float">
            <text:p>0.46378</text:p>
          </table:table-cell>
          <table:table-cell table:formula="of:=['Log_MeasurementsBatch200PM.xml-20161217 215653'.CD97]+2*['Log_MeasurementsBatch200PM.xml-20161217 215653'.CF97]" office:value-type="float" office:value="0.49578" calcext:value-type="float">
            <text:p>0.49578</text:p>
          </table:table-cell>
          <table:table-cell table:formula="of:=['Log_MeasurementsBatch200PM.xml-20161217 215653'.CD97]-2*['Log_MeasurementsBatch200PM.xml-20161217 215653'.CF97]" office:value-type="float" office:value="0.43178" calcext:value-type="float">
            <text:p>0.43178</text:p>
          </table:table-cell>
          <table:table-cell table:formula="of:=['Log_MeasurementsBatch200PM.xml-20161217 215653'.CH97]" office:value-type="float" office:value="0.44033" calcext:value-type="float">
            <text:p>0.44033</text:p>
          </table:table-cell>
          <table:table-cell table:formula="of:=IF(AND([.D97]&lt;=[.B97];[.D97]&gt;=[.C97]);1;0)" office:value-type="float" office:value="1" calcext:value-type="float">
            <text:p>1</text:p>
          </table:table-cell>
          <table:table-cell table:formula="of:=IF([.E9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8]" office:value-type="float" office:value="0.4691" calcext:value-type="float">
            <text:p>0.4691</text:p>
          </table:table-cell>
          <table:table-cell table:formula="of:=['Log_MeasurementsBatch200PM.xml-20161217 215653'.CD98]+2*['Log_MeasurementsBatch200PM.xml-20161217 215653'.CF98]" office:value-type="float" office:value="0.50112" calcext:value-type="float">
            <text:p>0.50112</text:p>
          </table:table-cell>
          <table:table-cell table:formula="of:=['Log_MeasurementsBatch200PM.xml-20161217 215653'.CD98]-2*['Log_MeasurementsBatch200PM.xml-20161217 215653'.CF98]" office:value-type="float" office:value="0.43708" calcext:value-type="float">
            <text:p>0.43708</text:p>
          </table:table-cell>
          <table:table-cell table:formula="of:=['Log_MeasurementsBatch200PM.xml-20161217 215653'.CH98]" office:value-type="float" office:value="0.48251" calcext:value-type="float">
            <text:p>0.48251</text:p>
          </table:table-cell>
          <table:table-cell table:formula="of:=IF(AND([.D98]&lt;=[.B98];[.D98]&gt;=[.C98]);1;0)" office:value-type="float" office:value="1" calcext:value-type="float">
            <text:p>1</text:p>
          </table:table-cell>
          <table:table-cell table:formula="of:=IF([.E9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99]" office:value-type="float" office:value="0.47438" calcext:value-type="float">
            <text:p>0.47438</text:p>
          </table:table-cell>
          <table:table-cell table:formula="of:=['Log_MeasurementsBatch200PM.xml-20161217 215653'.CD99]+2*['Log_MeasurementsBatch200PM.xml-20161217 215653'.CF99]" office:value-type="float" office:value="0.50652" calcext:value-type="float">
            <text:p>0.50652</text:p>
          </table:table-cell>
          <table:table-cell table:formula="of:=['Log_MeasurementsBatch200PM.xml-20161217 215653'.CD99]-2*['Log_MeasurementsBatch200PM.xml-20161217 215653'.CF99]" office:value-type="float" office:value="0.44224" calcext:value-type="float">
            <text:p>0.44224</text:p>
          </table:table-cell>
          <table:table-cell table:formula="of:=['Log_MeasurementsBatch200PM.xml-20161217 215653'.CH99]" office:value-type="float" office:value="0.46687" calcext:value-type="float">
            <text:p>0.46687</text:p>
          </table:table-cell>
          <table:table-cell table:formula="of:=IF(AND([.D99]&lt;=[.B99];[.D99]&gt;=[.C99]);1;0)" office:value-type="float" office:value="1" calcext:value-type="float">
            <text:p>1</text:p>
          </table:table-cell>
          <table:table-cell table:formula="of:=IF([.E9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0]" office:value-type="float" office:value="0.4796" calcext:value-type="float">
            <text:p>0.4796</text:p>
          </table:table-cell>
          <table:table-cell table:formula="of:=['Log_MeasurementsBatch200PM.xml-20161217 215653'.CD100]+2*['Log_MeasurementsBatch200PM.xml-20161217 215653'.CF100]" office:value-type="float" office:value="0.51178" calcext:value-type="float">
            <text:p>0.51178</text:p>
          </table:table-cell>
          <table:table-cell table:formula="of:=['Log_MeasurementsBatch200PM.xml-20161217 215653'.CD100]-2*['Log_MeasurementsBatch200PM.xml-20161217 215653'.CF100]" office:value-type="float" office:value="0.44742" calcext:value-type="float">
            <text:p>0.44742</text:p>
          </table:table-cell>
          <table:table-cell table:formula="of:=['Log_MeasurementsBatch200PM.xml-20161217 215653'.CH100]" office:value-type="float" office:value="0.47407" calcext:value-type="float">
            <text:p>0.47407</text:p>
          </table:table-cell>
          <table:table-cell table:formula="of:=IF(AND([.D100]&lt;=[.B100];[.D100]&gt;=[.C100]);1;0)" office:value-type="float" office:value="1" calcext:value-type="float">
            <text:p>1</text:p>
          </table:table-cell>
          <table:table-cell table:formula="of:=IF([.E10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1]" office:value-type="float" office:value="0.48478" calcext:value-type="float">
            <text:p>0.48478</text:p>
          </table:table-cell>
          <table:table-cell table:formula="of:=['Log_MeasurementsBatch200PM.xml-20161217 215653'.CD101]+2*['Log_MeasurementsBatch200PM.xml-20161217 215653'.CF101]" office:value-type="float" office:value="0.51684" calcext:value-type="float">
            <text:p>0.51684</text:p>
          </table:table-cell>
          <table:table-cell table:formula="of:=['Log_MeasurementsBatch200PM.xml-20161217 215653'.CD101]-2*['Log_MeasurementsBatch200PM.xml-20161217 215653'.CF101]" office:value-type="float" office:value="0.45272" calcext:value-type="float">
            <text:p>0.45272</text:p>
          </table:table-cell>
          <table:table-cell table:formula="of:=['Log_MeasurementsBatch200PM.xml-20161217 215653'.CH101]" office:value-type="float" office:value="0.48457" calcext:value-type="float">
            <text:p>0.48457</text:p>
          </table:table-cell>
          <table:table-cell table:formula="of:=IF(AND([.D101]&lt;=[.B101];[.D101]&gt;=[.C101]);1;0)" office:value-type="float" office:value="1" calcext:value-type="float">
            <text:p>1</text:p>
          </table:table-cell>
          <table:table-cell table:formula="of:=IF([.E10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2]" office:value-type="float" office:value="0.4899" calcext:value-type="float">
            <text:p>0.4899</text:p>
          </table:table-cell>
          <table:table-cell table:formula="of:=['Log_MeasurementsBatch200PM.xml-20161217 215653'.CD102]+2*['Log_MeasurementsBatch200PM.xml-20161217 215653'.CF102]" office:value-type="float" office:value="0.52202" calcext:value-type="float">
            <text:p>0.52202</text:p>
          </table:table-cell>
          <table:table-cell table:formula="of:=['Log_MeasurementsBatch200PM.xml-20161217 215653'.CD102]-2*['Log_MeasurementsBatch200PM.xml-20161217 215653'.CF102]" office:value-type="float" office:value="0.45778" calcext:value-type="float">
            <text:p>0.45778</text:p>
          </table:table-cell>
          <table:table-cell table:formula="of:=['Log_MeasurementsBatch200PM.xml-20161217 215653'.CH102]" office:value-type="float" office:value="0.49948" calcext:value-type="float">
            <text:p>0.49948</text:p>
          </table:table-cell>
          <table:table-cell table:formula="of:=IF(AND([.D102]&lt;=[.B102];[.D102]&gt;=[.C102]);1;0)" office:value-type="float" office:value="1" calcext:value-type="float">
            <text:p>1</text:p>
          </table:table-cell>
          <table:table-cell table:formula="of:=IF([.E10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3]" office:value-type="float" office:value="0.49498" calcext:value-type="float">
            <text:p>0.49498</text:p>
          </table:table-cell>
          <table:table-cell table:formula="of:=['Log_MeasurementsBatch200PM.xml-20161217 215653'.CD103]+2*['Log_MeasurementsBatch200PM.xml-20161217 215653'.CF103]" office:value-type="float" office:value="0.52702" calcext:value-type="float">
            <text:p>0.52702</text:p>
          </table:table-cell>
          <table:table-cell table:formula="of:=['Log_MeasurementsBatch200PM.xml-20161217 215653'.CD103]-2*['Log_MeasurementsBatch200PM.xml-20161217 215653'.CF103]" office:value-type="float" office:value="0.46294" calcext:value-type="float">
            <text:p>0.46294</text:p>
          </table:table-cell>
          <table:table-cell table:formula="of:=['Log_MeasurementsBatch200PM.xml-20161217 215653'.CH103]" office:value-type="float" office:value="0.49795" calcext:value-type="float">
            <text:p>0.49795</text:p>
          </table:table-cell>
          <table:table-cell table:formula="of:=IF(AND([.D103]&lt;=[.B103];[.D103]&gt;=[.C103]);1;0)" office:value-type="float" office:value="1" calcext:value-type="float">
            <text:p>1</text:p>
          </table:table-cell>
          <table:table-cell table:formula="of:=IF([.E10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4]" office:value-type="float" office:value="0.5" calcext:value-type="float">
            <text:p>0.5</text:p>
          </table:table-cell>
          <table:table-cell table:formula="of:=['Log_MeasurementsBatch200PM.xml-20161217 215653'.CD104]+2*['Log_MeasurementsBatch200PM.xml-20161217 215653'.CF104]" office:value-type="float" office:value="0.53212" calcext:value-type="float">
            <text:p>0.53212</text:p>
          </table:table-cell>
          <table:table-cell table:formula="of:=['Log_MeasurementsBatch200PM.xml-20161217 215653'.CD104]-2*['Log_MeasurementsBatch200PM.xml-20161217 215653'.CF104]" office:value-type="float" office:value="0.46788" calcext:value-type="float">
            <text:p>0.46788</text:p>
          </table:table-cell>
          <table:table-cell table:formula="of:=['Log_MeasurementsBatch200PM.xml-20161217 215653'.CH104]" office:value-type="float" office:value="0.47162" calcext:value-type="float">
            <text:p>0.47162</text:p>
          </table:table-cell>
          <table:table-cell table:formula="of:=IF(AND([.D104]&lt;=[.B104];[.D104]&gt;=[.C104]);1;0)" office:value-type="float" office:value="1" calcext:value-type="float">
            <text:p>1</text:p>
          </table:table-cell>
          <table:table-cell table:formula="of:=IF([.E10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5]" office:value-type="float" office:value="0.50502" calcext:value-type="float">
            <text:p>0.50502</text:p>
          </table:table-cell>
          <table:table-cell table:formula="of:=['Log_MeasurementsBatch200PM.xml-20161217 215653'.CD105]+2*['Log_MeasurementsBatch200PM.xml-20161217 215653'.CF105]" office:value-type="float" office:value="0.5372" calcext:value-type="float">
            <text:p>0.5372</text:p>
          </table:table-cell>
          <table:table-cell table:formula="of:=['Log_MeasurementsBatch200PM.xml-20161217 215653'.CD105]-2*['Log_MeasurementsBatch200PM.xml-20161217 215653'.CF105]" office:value-type="float" office:value="0.47284" calcext:value-type="float">
            <text:p>0.47284</text:p>
          </table:table-cell>
          <table:table-cell table:formula="of:=['Log_MeasurementsBatch200PM.xml-20161217 215653'.CH105]" office:value-type="float" office:value="0.52588" calcext:value-type="float">
            <text:p>0.52588</text:p>
          </table:table-cell>
          <table:table-cell table:formula="of:=IF(AND([.D105]&lt;=[.B105];[.D105]&gt;=[.C105]);1;0)" office:value-type="float" office:value="1" calcext:value-type="float">
            <text:p>1</text:p>
          </table:table-cell>
          <table:table-cell table:formula="of:=IF([.E10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6]" office:value-type="float" office:value="0.5101" calcext:value-type="float">
            <text:p>0.5101</text:p>
          </table:table-cell>
          <table:table-cell table:formula="of:=['Log_MeasurementsBatch200PM.xml-20161217 215653'.CD106]+2*['Log_MeasurementsBatch200PM.xml-20161217 215653'.CF106]" office:value-type="float" office:value="0.54224" calcext:value-type="float">
            <text:p>0.54224</text:p>
          </table:table-cell>
          <table:table-cell table:formula="of:=['Log_MeasurementsBatch200PM.xml-20161217 215653'.CD106]-2*['Log_MeasurementsBatch200PM.xml-20161217 215653'.CF106]" office:value-type="float" office:value="0.47796" calcext:value-type="float">
            <text:p>0.47796</text:p>
          </table:table-cell>
          <table:table-cell table:formula="of:=['Log_MeasurementsBatch200PM.xml-20161217 215653'.CH106]" office:value-type="float" office:value="0.51343" calcext:value-type="float">
            <text:p>0.51343</text:p>
          </table:table-cell>
          <table:table-cell table:formula="of:=IF(AND([.D106]&lt;=[.B106];[.D106]&gt;=[.C106]);1;0)" office:value-type="float" office:value="1" calcext:value-type="float">
            <text:p>1</text:p>
          </table:table-cell>
          <table:table-cell table:formula="of:=IF([.E10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7]" office:value-type="float" office:value="0.51522" calcext:value-type="float">
            <text:p>0.51522</text:p>
          </table:table-cell>
          <table:table-cell table:formula="of:=['Log_MeasurementsBatch200PM.xml-20161217 215653'.CD107]+2*['Log_MeasurementsBatch200PM.xml-20161217 215653'.CF107]" office:value-type="float" office:value="0.54722" calcext:value-type="float">
            <text:p>0.54722</text:p>
          </table:table-cell>
          <table:table-cell table:formula="of:=['Log_MeasurementsBatch200PM.xml-20161217 215653'.CD107]-2*['Log_MeasurementsBatch200PM.xml-20161217 215653'.CF107]" office:value-type="float" office:value="0.48322" calcext:value-type="float">
            <text:p>0.48322</text:p>
          </table:table-cell>
          <table:table-cell table:formula="of:=['Log_MeasurementsBatch200PM.xml-20161217 215653'.CH107]" office:value-type="float" office:value="0.52766" calcext:value-type="float">
            <text:p>0.52766</text:p>
          </table:table-cell>
          <table:table-cell table:formula="of:=IF(AND([.D107]&lt;=[.B107];[.D107]&gt;=[.C107]);1;0)" office:value-type="float" office:value="1" calcext:value-type="float">
            <text:p>1</text:p>
          </table:table-cell>
          <table:table-cell table:formula="of:=IF([.E10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8]" office:value-type="float" office:value="0.5204" calcext:value-type="float">
            <text:p>0.5204</text:p>
          </table:table-cell>
          <table:table-cell table:formula="of:=['Log_MeasurementsBatch200PM.xml-20161217 215653'.CD108]+2*['Log_MeasurementsBatch200PM.xml-20161217 215653'.CF108]" office:value-type="float" office:value="0.55242" calcext:value-type="float">
            <text:p>0.55242</text:p>
          </table:table-cell>
          <table:table-cell table:formula="of:=['Log_MeasurementsBatch200PM.xml-20161217 215653'.CD108]-2*['Log_MeasurementsBatch200PM.xml-20161217 215653'.CF108]" office:value-type="float" office:value="0.48838" calcext:value-type="float">
            <text:p>0.48838</text:p>
          </table:table-cell>
          <table:table-cell table:formula="of:=['Log_MeasurementsBatch200PM.xml-20161217 215653'.CH108]" office:value-type="float" office:value="0.5154" calcext:value-type="float">
            <text:p>0.5154</text:p>
          </table:table-cell>
          <table:table-cell table:formula="of:=IF(AND([.D108]&lt;=[.B108];[.D108]&gt;=[.C108]);1;0)" office:value-type="float" office:value="1" calcext:value-type="float">
            <text:p>1</text:p>
          </table:table-cell>
          <table:table-cell table:formula="of:=IF([.E10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09]" office:value-type="float" office:value="0.52562" calcext:value-type="float">
            <text:p>0.52562</text:p>
          </table:table-cell>
          <table:table-cell table:formula="of:=['Log_MeasurementsBatch200PM.xml-20161217 215653'.CD109]+2*['Log_MeasurementsBatch200PM.xml-20161217 215653'.CF109]" office:value-type="float" office:value="0.55772" calcext:value-type="float">
            <text:p>0.55772</text:p>
          </table:table-cell>
          <table:table-cell table:formula="of:=['Log_MeasurementsBatch200PM.xml-20161217 215653'.CD109]-2*['Log_MeasurementsBatch200PM.xml-20161217 215653'.CF109]" office:value-type="float" office:value="0.49352" calcext:value-type="float">
            <text:p>0.49352</text:p>
          </table:table-cell>
          <table:table-cell table:formula="of:=['Log_MeasurementsBatch200PM.xml-20161217 215653'.CH109]" office:value-type="float" office:value="0.5186" calcext:value-type="float">
            <text:p>0.5186</text:p>
          </table:table-cell>
          <table:table-cell table:formula="of:=IF(AND([.D109]&lt;=[.B109];[.D109]&gt;=[.C109]);1;0)" office:value-type="float" office:value="1" calcext:value-type="float">
            <text:p>1</text:p>
          </table:table-cell>
          <table:table-cell table:formula="of:=IF([.E10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0]" office:value-type="float" office:value="0.5309" calcext:value-type="float">
            <text:p>0.5309</text:p>
          </table:table-cell>
          <table:table-cell table:formula="of:=['Log_MeasurementsBatch200PM.xml-20161217 215653'.CD110]+2*['Log_MeasurementsBatch200PM.xml-20161217 215653'.CF110]" office:value-type="float" office:value="0.56302" calcext:value-type="float">
            <text:p>0.56302</text:p>
          </table:table-cell>
          <table:table-cell table:formula="of:=['Log_MeasurementsBatch200PM.xml-20161217 215653'.CD110]-2*['Log_MeasurementsBatch200PM.xml-20161217 215653'.CF110]" office:value-type="float" office:value="0.49878" calcext:value-type="float">
            <text:p>0.49878</text:p>
          </table:table-cell>
          <table:table-cell table:formula="of:=['Log_MeasurementsBatch200PM.xml-20161217 215653'.CH110]" office:value-type="float" office:value="0.52746" calcext:value-type="float">
            <text:p>0.52746</text:p>
          </table:table-cell>
          <table:table-cell table:formula="of:=IF(AND([.D110]&lt;=[.B110];[.D110]&gt;=[.C110]);1;0)" office:value-type="float" office:value="1" calcext:value-type="float">
            <text:p>1</text:p>
          </table:table-cell>
          <table:table-cell table:formula="of:=IF([.E11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1]" office:value-type="float" office:value="0.53622" calcext:value-type="float">
            <text:p>0.53622</text:p>
          </table:table-cell>
          <table:table-cell table:formula="of:=['Log_MeasurementsBatch200PM.xml-20161217 215653'.CD111]+2*['Log_MeasurementsBatch200PM.xml-20161217 215653'.CF111]" office:value-type="float" office:value="0.5682" calcext:value-type="float">
            <text:p>0.5682</text:p>
          </table:table-cell>
          <table:table-cell table:formula="of:=['Log_MeasurementsBatch200PM.xml-20161217 215653'.CD111]-2*['Log_MeasurementsBatch200PM.xml-20161217 215653'.CF111]" office:value-type="float" office:value="0.50424" calcext:value-type="float">
            <text:p>0.50424</text:p>
          </table:table-cell>
          <table:table-cell table:formula="of:=['Log_MeasurementsBatch200PM.xml-20161217 215653'.CH111]" office:value-type="float" office:value="0.52312" calcext:value-type="float">
            <text:p>0.52312</text:p>
          </table:table-cell>
          <table:table-cell table:formula="of:=IF(AND([.D111]&lt;=[.B111];[.D111]&gt;=[.C111]);1;0)" office:value-type="float" office:value="1" calcext:value-type="float">
            <text:p>1</text:p>
          </table:table-cell>
          <table:table-cell table:formula="of:=IF([.E11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2]" office:value-type="float" office:value="0.54159" calcext:value-type="float">
            <text:p>0.54159</text:p>
          </table:table-cell>
          <table:table-cell table:formula="of:=['Log_MeasurementsBatch200PM.xml-20161217 215653'.CD112]+2*['Log_MeasurementsBatch200PM.xml-20161217 215653'.CF112]" office:value-type="float" office:value="0.57369" calcext:value-type="float">
            <text:p>0.57369</text:p>
          </table:table-cell>
          <table:table-cell table:formula="of:=['Log_MeasurementsBatch200PM.xml-20161217 215653'.CD112]-2*['Log_MeasurementsBatch200PM.xml-20161217 215653'.CF112]" office:value-type="float" office:value="0.50949" calcext:value-type="float">
            <text:p>0.50949</text:p>
          </table:table-cell>
          <table:table-cell table:formula="of:=['Log_MeasurementsBatch200PM.xml-20161217 215653'.CH112]" office:value-type="float" office:value="0.52075" calcext:value-type="float">
            <text:p>0.52075</text:p>
          </table:table-cell>
          <table:table-cell table:formula="of:=IF(AND([.D112]&lt;=[.B112];[.D112]&gt;=[.C112]);1;0)" office:value-type="float" office:value="1" calcext:value-type="float">
            <text:p>1</text:p>
          </table:table-cell>
          <table:table-cell table:formula="of:=IF([.E11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3]" office:value-type="float" office:value="0.54702" calcext:value-type="float">
            <text:p>0.54702</text:p>
          </table:table-cell>
          <table:table-cell table:formula="of:=['Log_MeasurementsBatch200PM.xml-20161217 215653'.CD113]+2*['Log_MeasurementsBatch200PM.xml-20161217 215653'.CF113]" office:value-type="float" office:value="0.57884" calcext:value-type="float">
            <text:p>0.57884</text:p>
          </table:table-cell>
          <table:table-cell table:formula="of:=['Log_MeasurementsBatch200PM.xml-20161217 215653'.CD113]-2*['Log_MeasurementsBatch200PM.xml-20161217 215653'.CF113]" office:value-type="float" office:value="0.5152" calcext:value-type="float">
            <text:p>0.5152</text:p>
          </table:table-cell>
          <table:table-cell table:formula="of:=['Log_MeasurementsBatch200PM.xml-20161217 215653'.CH113]" office:value-type="float" office:value="0.54035" calcext:value-type="float">
            <text:p>0.54035</text:p>
          </table:table-cell>
          <table:table-cell table:formula="of:=IF(AND([.D113]&lt;=[.B113];[.D113]&gt;=[.C113]);1;0)" office:value-type="float" office:value="1" calcext:value-type="float">
            <text:p>1</text:p>
          </table:table-cell>
          <table:table-cell table:formula="of:=IF([.E11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4]" office:value-type="float" office:value="0.55249" calcext:value-type="float">
            <text:p>0.55249</text:p>
          </table:table-cell>
          <table:table-cell table:formula="of:=['Log_MeasurementsBatch200PM.xml-20161217 215653'.CD114]+2*['Log_MeasurementsBatch200PM.xml-20161217 215653'.CF114]" office:value-type="float" office:value="0.58433" calcext:value-type="float">
            <text:p>0.58433</text:p>
          </table:table-cell>
          <table:table-cell table:formula="of:=['Log_MeasurementsBatch200PM.xml-20161217 215653'.CD114]-2*['Log_MeasurementsBatch200PM.xml-20161217 215653'.CF114]" office:value-type="float" office:value="0.52065" calcext:value-type="float">
            <text:p>0.52065</text:p>
          </table:table-cell>
          <table:table-cell table:formula="of:=['Log_MeasurementsBatch200PM.xml-20161217 215653'.CH114]" office:value-type="float" office:value="0.56308" calcext:value-type="float">
            <text:p>0.56308</text:p>
          </table:table-cell>
          <table:table-cell table:formula="of:=IF(AND([.D114]&lt;=[.B114];[.D114]&gt;=[.C114]);1;0)" office:value-type="float" office:value="1" calcext:value-type="float">
            <text:p>1</text:p>
          </table:table-cell>
          <table:table-cell table:formula="of:=IF([.E11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5]" office:value-type="float" office:value="0.558" calcext:value-type="float">
            <text:p>0.558</text:p>
          </table:table-cell>
          <table:table-cell table:formula="of:=['Log_MeasurementsBatch200PM.xml-20161217 215653'.CD115]+2*['Log_MeasurementsBatch200PM.xml-20161217 215653'.CF115]" office:value-type="float" office:value="0.5899" calcext:value-type="float">
            <text:p>0.5899</text:p>
          </table:table-cell>
          <table:table-cell table:formula="of:=['Log_MeasurementsBatch200PM.xml-20161217 215653'.CD115]-2*['Log_MeasurementsBatch200PM.xml-20161217 215653'.CF115]" office:value-type="float" office:value="0.5261" calcext:value-type="float">
            <text:p>0.5261</text:p>
          </table:table-cell>
          <table:table-cell table:formula="of:=['Log_MeasurementsBatch200PM.xml-20161217 215653'.CH115]" office:value-type="float" office:value="0.57423" calcext:value-type="float">
            <text:p>0.57423</text:p>
          </table:table-cell>
          <table:table-cell table:formula="of:=IF(AND([.D115]&lt;=[.B115];[.D115]&gt;=[.C115]);1;0)" office:value-type="float" office:value="1" calcext:value-type="float">
            <text:p>1</text:p>
          </table:table-cell>
          <table:table-cell table:formula="of:=IF([.E11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6]" office:value-type="float" office:value="0.56357" calcext:value-type="float">
            <text:p>0.56357</text:p>
          </table:table-cell>
          <table:table-cell table:formula="of:=['Log_MeasurementsBatch200PM.xml-20161217 215653'.CD116]+2*['Log_MeasurementsBatch200PM.xml-20161217 215653'.CF116]" office:value-type="float" office:value="0.59533" calcext:value-type="float">
            <text:p>0.59533</text:p>
          </table:table-cell>
          <table:table-cell table:formula="of:=['Log_MeasurementsBatch200PM.xml-20161217 215653'.CD116]-2*['Log_MeasurementsBatch200PM.xml-20161217 215653'.CF116]" office:value-type="float" office:value="0.53181" calcext:value-type="float">
            <text:p>0.53181</text:p>
          </table:table-cell>
          <table:table-cell table:formula="of:=['Log_MeasurementsBatch200PM.xml-20161217 215653'.CH116]" office:value-type="float" office:value="0.5641" calcext:value-type="float">
            <text:p>0.5641</text:p>
          </table:table-cell>
          <table:table-cell table:formula="of:=IF(AND([.D116]&lt;=[.B116];[.D116]&gt;=[.C116]);1;0)" office:value-type="float" office:value="1" calcext:value-type="float">
            <text:p>1</text:p>
          </table:table-cell>
          <table:table-cell table:formula="of:=IF([.E11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7]" office:value-type="float" office:value="0.56918" calcext:value-type="float">
            <text:p>0.56918</text:p>
          </table:table-cell>
          <table:table-cell table:formula="of:=['Log_MeasurementsBatch200PM.xml-20161217 215653'.CD117]+2*['Log_MeasurementsBatch200PM.xml-20161217 215653'.CF117]" office:value-type="float" office:value="0.60092" calcext:value-type="float">
            <text:p>0.60092</text:p>
          </table:table-cell>
          <table:table-cell table:formula="of:=['Log_MeasurementsBatch200PM.xml-20161217 215653'.CD117]-2*['Log_MeasurementsBatch200PM.xml-20161217 215653'.CF117]" office:value-type="float" office:value="0.53744" calcext:value-type="float">
            <text:p>0.53744</text:p>
          </table:table-cell>
          <table:table-cell table:formula="of:=['Log_MeasurementsBatch200PM.xml-20161217 215653'.CH117]" office:value-type="float" office:value="0.58419" calcext:value-type="float">
            <text:p>0.58419</text:p>
          </table:table-cell>
          <table:table-cell table:formula="of:=IF(AND([.D117]&lt;=[.B117];[.D117]&gt;=[.C117]);1;0)" office:value-type="float" office:value="1" calcext:value-type="float">
            <text:p>1</text:p>
          </table:table-cell>
          <table:table-cell table:formula="of:=IF([.E11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8]" office:value-type="float" office:value="0.57484" calcext:value-type="float">
            <text:p>0.57484</text:p>
          </table:table-cell>
          <table:table-cell table:formula="of:=['Log_MeasurementsBatch200PM.xml-20161217 215653'.CD118]+2*['Log_MeasurementsBatch200PM.xml-20161217 215653'.CF118]" office:value-type="float" office:value="0.60648" calcext:value-type="float">
            <text:p>0.60648</text:p>
          </table:table-cell>
          <table:table-cell table:formula="of:=['Log_MeasurementsBatch200PM.xml-20161217 215653'.CD118]-2*['Log_MeasurementsBatch200PM.xml-20161217 215653'.CF118]" office:value-type="float" office:value="0.5432" calcext:value-type="float">
            <text:p>0.5432</text:p>
          </table:table-cell>
          <table:table-cell table:formula="of:=['Log_MeasurementsBatch200PM.xml-20161217 215653'.CH118]" office:value-type="float" office:value="0.58709" calcext:value-type="float">
            <text:p>0.58709</text:p>
          </table:table-cell>
          <table:table-cell table:formula="of:=IF(AND([.D118]&lt;=[.B118];[.D118]&gt;=[.C118]);1;0)" office:value-type="float" office:value="1" calcext:value-type="float">
            <text:p>1</text:p>
          </table:table-cell>
          <table:table-cell table:formula="of:=IF([.E11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19]" office:value-type="float" office:value="0.58055" calcext:value-type="float">
            <text:p>0.58055</text:p>
          </table:table-cell>
          <table:table-cell table:formula="of:=['Log_MeasurementsBatch200PM.xml-20161217 215653'.CD119]+2*['Log_MeasurementsBatch200PM.xml-20161217 215653'.CF119]" office:value-type="float" office:value="0.61229" calcext:value-type="float">
            <text:p>0.61229</text:p>
          </table:table-cell>
          <table:table-cell table:formula="of:=['Log_MeasurementsBatch200PM.xml-20161217 215653'.CD119]-2*['Log_MeasurementsBatch200PM.xml-20161217 215653'.CF119]" office:value-type="float" office:value="0.54881" calcext:value-type="float">
            <text:p>0.54881</text:p>
          </table:table-cell>
          <table:table-cell table:formula="of:=['Log_MeasurementsBatch200PM.xml-20161217 215653'.CH119]" office:value-type="float" office:value="0.55843" calcext:value-type="float">
            <text:p>0.55843</text:p>
          </table:table-cell>
          <table:table-cell table:formula="of:=IF(AND([.D119]&lt;=[.B119];[.D119]&gt;=[.C119]);1;0)" office:value-type="float" office:value="1" calcext:value-type="float">
            <text:p>1</text:p>
          </table:table-cell>
          <table:table-cell table:formula="of:=IF([.E11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0]" office:value-type="float" office:value="0.5863" calcext:value-type="float">
            <text:p>0.5863</text:p>
          </table:table-cell>
          <table:table-cell table:formula="of:=['Log_MeasurementsBatch200PM.xml-20161217 215653'.CD120]+2*['Log_MeasurementsBatch200PM.xml-20161217 215653'.CF120]" office:value-type="float" office:value="0.61798" calcext:value-type="float">
            <text:p>0.61798</text:p>
          </table:table-cell>
          <table:table-cell table:formula="of:=['Log_MeasurementsBatch200PM.xml-20161217 215653'.CD120]-2*['Log_MeasurementsBatch200PM.xml-20161217 215653'.CF120]" office:value-type="float" office:value="0.55462" calcext:value-type="float">
            <text:p>0.55462</text:p>
          </table:table-cell>
          <table:table-cell table:formula="of:=['Log_MeasurementsBatch200PM.xml-20161217 215653'.CH120]" office:value-type="float" office:value="0.58221" calcext:value-type="float">
            <text:p>0.58221</text:p>
          </table:table-cell>
          <table:table-cell table:formula="of:=IF(AND([.D120]&lt;=[.B120];[.D120]&gt;=[.C120]);1;0)" office:value-type="float" office:value="1" calcext:value-type="float">
            <text:p>1</text:p>
          </table:table-cell>
          <table:table-cell table:formula="of:=IF([.E12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1]" office:value-type="float" office:value="0.5921" calcext:value-type="float">
            <text:p>0.5921</text:p>
          </table:table-cell>
          <table:table-cell table:formula="of:=['Log_MeasurementsBatch200PM.xml-20161217 215653'.CD121]+2*['Log_MeasurementsBatch200PM.xml-20161217 215653'.CF121]" office:value-type="float" office:value="0.62356" calcext:value-type="float">
            <text:p>0.62356</text:p>
          </table:table-cell>
          <table:table-cell table:formula="of:=['Log_MeasurementsBatch200PM.xml-20161217 215653'.CD121]-2*['Log_MeasurementsBatch200PM.xml-20161217 215653'.CF121]" office:value-type="float" office:value="0.56064" calcext:value-type="float">
            <text:p>0.56064</text:p>
          </table:table-cell>
          <table:table-cell table:formula="of:=['Log_MeasurementsBatch200PM.xml-20161217 215653'.CH121]" office:value-type="float" office:value="0.57582" calcext:value-type="float">
            <text:p>0.57582</text:p>
          </table:table-cell>
          <table:table-cell table:formula="of:=IF(AND([.D121]&lt;=[.B121];[.D121]&gt;=[.C121]);1;0)" office:value-type="float" office:value="1" calcext:value-type="float">
            <text:p>1</text:p>
          </table:table-cell>
          <table:table-cell table:formula="of:=IF([.E12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2]" office:value-type="float" office:value="0.59794" calcext:value-type="float">
            <text:p>0.59794</text:p>
          </table:table-cell>
          <table:table-cell table:formula="of:=['Log_MeasurementsBatch200PM.xml-20161217 215653'.CD122]+2*['Log_MeasurementsBatch200PM.xml-20161217 215653'.CF122]" office:value-type="float" office:value="0.62938" calcext:value-type="float">
            <text:p>0.62938</text:p>
          </table:table-cell>
          <table:table-cell table:formula="of:=['Log_MeasurementsBatch200PM.xml-20161217 215653'.CD122]-2*['Log_MeasurementsBatch200PM.xml-20161217 215653'.CF122]" office:value-type="float" office:value="0.5665" calcext:value-type="float">
            <text:p>0.5665</text:p>
          </table:table-cell>
          <table:table-cell table:formula="of:=['Log_MeasurementsBatch200PM.xml-20161217 215653'.CH122]" office:value-type="float" office:value="0.58582" calcext:value-type="float">
            <text:p>0.58582</text:p>
          </table:table-cell>
          <table:table-cell table:formula="of:=IF(AND([.D122]&lt;=[.B122];[.D122]&gt;=[.C122]);1;0)" office:value-type="float" office:value="1" calcext:value-type="float">
            <text:p>1</text:p>
          </table:table-cell>
          <table:table-cell table:formula="of:=IF([.E12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3]" office:value-type="float" office:value="0.60383" calcext:value-type="float">
            <text:p>0.60383</text:p>
          </table:table-cell>
          <table:table-cell table:formula="of:=['Log_MeasurementsBatch200PM.xml-20161217 215653'.CD123]+2*['Log_MeasurementsBatch200PM.xml-20161217 215653'.CF123]" office:value-type="float" office:value="0.63517" calcext:value-type="float">
            <text:p>0.63517</text:p>
          </table:table-cell>
          <table:table-cell table:formula="of:=['Log_MeasurementsBatch200PM.xml-20161217 215653'.CD123]-2*['Log_MeasurementsBatch200PM.xml-20161217 215653'.CF123]" office:value-type="float" office:value="0.57249" calcext:value-type="float">
            <text:p>0.57249</text:p>
          </table:table-cell>
          <table:table-cell table:formula="of:=['Log_MeasurementsBatch200PM.xml-20161217 215653'.CH123]" office:value-type="float" office:value="0.58316" calcext:value-type="float">
            <text:p>0.58316</text:p>
          </table:table-cell>
          <table:table-cell table:formula="of:=IF(AND([.D123]&lt;=[.B123];[.D123]&gt;=[.C123]);1;0)" office:value-type="float" office:value="1" calcext:value-type="float">
            <text:p>1</text:p>
          </table:table-cell>
          <table:table-cell table:formula="of:=IF([.E12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4]" office:value-type="float" office:value="0.60976" calcext:value-type="float">
            <text:p>0.60976</text:p>
          </table:table-cell>
          <table:table-cell table:formula="of:=['Log_MeasurementsBatch200PM.xml-20161217 215653'.CD124]+2*['Log_MeasurementsBatch200PM.xml-20161217 215653'.CF124]" office:value-type="float" office:value="0.64094" calcext:value-type="float">
            <text:p>0.64094</text:p>
          </table:table-cell>
          <table:table-cell table:formula="of:=['Log_MeasurementsBatch200PM.xml-20161217 215653'.CD124]-2*['Log_MeasurementsBatch200PM.xml-20161217 215653'.CF124]" office:value-type="float" office:value="0.57858" calcext:value-type="float">
            <text:p>0.57858</text:p>
          </table:table-cell>
          <table:table-cell table:formula="of:=['Log_MeasurementsBatch200PM.xml-20161217 215653'.CH124]" office:value-type="float" office:value="0.6047" calcext:value-type="float">
            <text:p>0.6047</text:p>
          </table:table-cell>
          <table:table-cell table:formula="of:=IF(AND([.D124]&lt;=[.B124];[.D124]&gt;=[.C124]);1;0)" office:value-type="float" office:value="1" calcext:value-type="float">
            <text:p>1</text:p>
          </table:table-cell>
          <table:table-cell table:formula="of:=IF([.E12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5]" office:value-type="float" office:value="0.61573" calcext:value-type="float">
            <text:p>0.61573</text:p>
          </table:table-cell>
          <table:table-cell table:formula="of:=['Log_MeasurementsBatch200PM.xml-20161217 215653'.CD125]+2*['Log_MeasurementsBatch200PM.xml-20161217 215653'.CF125]" office:value-type="float" office:value="0.64689" calcext:value-type="float">
            <text:p>0.64689</text:p>
          </table:table-cell>
          <table:table-cell table:formula="of:=['Log_MeasurementsBatch200PM.xml-20161217 215653'.CD125]-2*['Log_MeasurementsBatch200PM.xml-20161217 215653'.CF125]" office:value-type="float" office:value="0.58457" calcext:value-type="float">
            <text:p>0.58457</text:p>
          </table:table-cell>
          <table:table-cell table:formula="of:=['Log_MeasurementsBatch200PM.xml-20161217 215653'.CH125]" office:value-type="float" office:value="0.60821" calcext:value-type="float">
            <text:p>0.60821</text:p>
          </table:table-cell>
          <table:table-cell table:formula="of:=IF(AND([.D125]&lt;=[.B125];[.D125]&gt;=[.C125]);1;0)" office:value-type="float" office:value="1" calcext:value-type="float">
            <text:p>1</text:p>
          </table:table-cell>
          <table:table-cell table:formula="of:=IF([.E12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6]" office:value-type="float" office:value="0.62174" calcext:value-type="float">
            <text:p>0.62174</text:p>
          </table:table-cell>
          <table:table-cell table:formula="of:=['Log_MeasurementsBatch200PM.xml-20161217 215653'.CD126]+2*['Log_MeasurementsBatch200PM.xml-20161217 215653'.CF126]" office:value-type="float" office:value="0.65276" calcext:value-type="float">
            <text:p>0.65276</text:p>
          </table:table-cell>
          <table:table-cell table:formula="of:=['Log_MeasurementsBatch200PM.xml-20161217 215653'.CD126]-2*['Log_MeasurementsBatch200PM.xml-20161217 215653'.CF126]" office:value-type="float" office:value="0.59072" calcext:value-type="float">
            <text:p>0.59072</text:p>
          </table:table-cell>
          <table:table-cell table:formula="of:=['Log_MeasurementsBatch200PM.xml-20161217 215653'.CH126]" office:value-type="float" office:value="0.61759" calcext:value-type="float">
            <text:p>0.61759</text:p>
          </table:table-cell>
          <table:table-cell table:formula="of:=IF(AND([.D126]&lt;=[.B126];[.D126]&gt;=[.C126]);1;0)" office:value-type="float" office:value="1" calcext:value-type="float">
            <text:p>1</text:p>
          </table:table-cell>
          <table:table-cell table:formula="of:=IF([.E12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7]" office:value-type="float" office:value="0.62779" calcext:value-type="float">
            <text:p>0.62779</text:p>
          </table:table-cell>
          <table:table-cell table:formula="of:=['Log_MeasurementsBatch200PM.xml-20161217 215653'.CD127]+2*['Log_MeasurementsBatch200PM.xml-20161217 215653'.CF127]" office:value-type="float" office:value="0.65879" calcext:value-type="float">
            <text:p>0.65879</text:p>
          </table:table-cell>
          <table:table-cell table:formula="of:=['Log_MeasurementsBatch200PM.xml-20161217 215653'.CD127]-2*['Log_MeasurementsBatch200PM.xml-20161217 215653'.CF127]" office:value-type="float" office:value="0.59679" calcext:value-type="float">
            <text:p>0.59679</text:p>
          </table:table-cell>
          <table:table-cell table:formula="of:=['Log_MeasurementsBatch200PM.xml-20161217 215653'.CH127]" office:value-type="float" office:value="0.63992" calcext:value-type="float">
            <text:p>0.63992</text:p>
          </table:table-cell>
          <table:table-cell table:formula="of:=IF(AND([.D127]&lt;=[.B127];[.D127]&gt;=[.C127]);1;0)" office:value-type="float" office:value="1" calcext:value-type="float">
            <text:p>1</text:p>
          </table:table-cell>
          <table:table-cell table:formula="of:=IF([.E12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8]" office:value-type="float" office:value="0.63387" calcext:value-type="float">
            <text:p>0.63387</text:p>
          </table:table-cell>
          <table:table-cell table:formula="of:=['Log_MeasurementsBatch200PM.xml-20161217 215653'.CD128]+2*['Log_MeasurementsBatch200PM.xml-20161217 215653'.CF128]" office:value-type="float" office:value="0.66475" calcext:value-type="float">
            <text:p>0.66475</text:p>
          </table:table-cell>
          <table:table-cell table:formula="of:=['Log_MeasurementsBatch200PM.xml-20161217 215653'.CD128]-2*['Log_MeasurementsBatch200PM.xml-20161217 215653'.CF128]" office:value-type="float" office:value="0.60299" calcext:value-type="float">
            <text:p>0.60299</text:p>
          </table:table-cell>
          <table:table-cell table:formula="of:=['Log_MeasurementsBatch200PM.xml-20161217 215653'.CH128]" office:value-type="float" office:value="0.64579" calcext:value-type="float">
            <text:p>0.64579</text:p>
          </table:table-cell>
          <table:table-cell table:formula="of:=IF(AND([.D128]&lt;=[.B128];[.D128]&gt;=[.C128]);1;0)" office:value-type="float" office:value="1" calcext:value-type="float">
            <text:p>1</text:p>
          </table:table-cell>
          <table:table-cell table:formula="of:=IF([.E12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29]" office:value-type="float" office:value="0.64" calcext:value-type="float">
            <text:p>0.64</text:p>
          </table:table-cell>
          <table:table-cell table:formula="of:=['Log_MeasurementsBatch200PM.xml-20161217 215653'.CD129]+2*['Log_MeasurementsBatch200PM.xml-20161217 215653'.CF129]" office:value-type="float" office:value="0.6708" calcext:value-type="float">
            <text:p>0.6708</text:p>
          </table:table-cell>
          <table:table-cell table:formula="of:=['Log_MeasurementsBatch200PM.xml-20161217 215653'.CD129]-2*['Log_MeasurementsBatch200PM.xml-20161217 215653'.CF129]" office:value-type="float" office:value="0.6092" calcext:value-type="float">
            <text:p>0.6092</text:p>
          </table:table-cell>
          <table:table-cell table:formula="of:=['Log_MeasurementsBatch200PM.xml-20161217 215653'.CH129]" office:value-type="float" office:value="0.64095" calcext:value-type="float">
            <text:p>0.64095</text:p>
          </table:table-cell>
          <table:table-cell table:formula="of:=IF(AND([.D129]&lt;=[.B129];[.D129]&gt;=[.C129]);1;0)" office:value-type="float" office:value="1" calcext:value-type="float">
            <text:p>1</text:p>
          </table:table-cell>
          <table:table-cell table:formula="of:=IF([.E12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0]" office:value-type="float" office:value="0.64616" calcext:value-type="float">
            <text:p>0.64616</text:p>
          </table:table-cell>
          <table:table-cell table:formula="of:=['Log_MeasurementsBatch200PM.xml-20161217 215653'.CD130]+2*['Log_MeasurementsBatch200PM.xml-20161217 215653'.CF130]" office:value-type="float" office:value="0.6768" calcext:value-type="float">
            <text:p>0.6768</text:p>
          </table:table-cell>
          <table:table-cell table:formula="of:=['Log_MeasurementsBatch200PM.xml-20161217 215653'.CD130]-2*['Log_MeasurementsBatch200PM.xml-20161217 215653'.CF130]" office:value-type="float" office:value="0.61552" calcext:value-type="float">
            <text:p>0.61552</text:p>
          </table:table-cell>
          <table:table-cell table:formula="of:=['Log_MeasurementsBatch200PM.xml-20161217 215653'.CH130]" office:value-type="float" office:value="0.64168" calcext:value-type="float">
            <text:p>0.64168</text:p>
          </table:table-cell>
          <table:table-cell table:formula="of:=IF(AND([.D130]&lt;=[.B130];[.D130]&gt;=[.C130]);1;0)" office:value-type="float" office:value="1" calcext:value-type="float">
            <text:p>1</text:p>
          </table:table-cell>
          <table:table-cell table:formula="of:=IF([.E13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1]" office:value-type="float" office:value="0.65236" calcext:value-type="float">
            <text:p>0.65236</text:p>
          </table:table-cell>
          <table:table-cell table:formula="of:=['Log_MeasurementsBatch200PM.xml-20161217 215653'.CD131]+2*['Log_MeasurementsBatch200PM.xml-20161217 215653'.CF131]" office:value-type="float" office:value="0.68298" calcext:value-type="float">
            <text:p>0.68298</text:p>
          </table:table-cell>
          <table:table-cell table:formula="of:=['Log_MeasurementsBatch200PM.xml-20161217 215653'.CD131]-2*['Log_MeasurementsBatch200PM.xml-20161217 215653'.CF131]" office:value-type="float" office:value="0.62174" calcext:value-type="float">
            <text:p>0.62174</text:p>
          </table:table-cell>
          <table:table-cell table:formula="of:=['Log_MeasurementsBatch200PM.xml-20161217 215653'.CH131]" office:value-type="float" office:value="0.62875" calcext:value-type="float">
            <text:p>0.62875</text:p>
          </table:table-cell>
          <table:table-cell table:formula="of:=IF(AND([.D131]&lt;=[.B131];[.D131]&gt;=[.C131]);1;0)" office:value-type="float" office:value="1" calcext:value-type="float">
            <text:p>1</text:p>
          </table:table-cell>
          <table:table-cell table:formula="of:=IF([.E13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2]" office:value-type="float" office:value="0.65859" calcext:value-type="float">
            <text:p>0.65859</text:p>
          </table:table-cell>
          <table:table-cell table:formula="of:=['Log_MeasurementsBatch200PM.xml-20161217 215653'.CD132]+2*['Log_MeasurementsBatch200PM.xml-20161217 215653'.CF132]" office:value-type="float" office:value="0.68883" calcext:value-type="float">
            <text:p>0.68883</text:p>
          </table:table-cell>
          <table:table-cell table:formula="of:=['Log_MeasurementsBatch200PM.xml-20161217 215653'.CD132]-2*['Log_MeasurementsBatch200PM.xml-20161217 215653'.CF132]" office:value-type="float" office:value="0.62835" calcext:value-type="float">
            <text:p>0.62835</text:p>
          </table:table-cell>
          <table:table-cell table:formula="of:=['Log_MeasurementsBatch200PM.xml-20161217 215653'.CH132]" office:value-type="float" office:value="0.66057" calcext:value-type="float">
            <text:p>0.66057</text:p>
          </table:table-cell>
          <table:table-cell table:formula="of:=IF(AND([.D132]&lt;=[.B132];[.D132]&gt;=[.C132]);1;0)" office:value-type="float" office:value="1" calcext:value-type="float">
            <text:p>1</text:p>
          </table:table-cell>
          <table:table-cell table:formula="of:=IF([.E13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3]" office:value-type="float" office:value="0.66485" calcext:value-type="float">
            <text:p>0.66485</text:p>
          </table:table-cell>
          <table:table-cell table:formula="of:=['Log_MeasurementsBatch200PM.xml-20161217 215653'.CD133]+2*['Log_MeasurementsBatch200PM.xml-20161217 215653'.CF133]" office:value-type="float" office:value="0.69511" calcext:value-type="float">
            <text:p>0.69511</text:p>
          </table:table-cell>
          <table:table-cell table:formula="of:=['Log_MeasurementsBatch200PM.xml-20161217 215653'.CD133]-2*['Log_MeasurementsBatch200PM.xml-20161217 215653'.CF133]" office:value-type="float" office:value="0.63459" calcext:value-type="float">
            <text:p>0.63459</text:p>
          </table:table-cell>
          <table:table-cell table:formula="of:=['Log_MeasurementsBatch200PM.xml-20161217 215653'.CH133]" office:value-type="float" office:value="0.67454" calcext:value-type="float">
            <text:p>0.67454</text:p>
          </table:table-cell>
          <table:table-cell table:formula="of:=IF(AND([.D133]&lt;=[.B133];[.D133]&gt;=[.C133]);1;0)" office:value-type="float" office:value="1" calcext:value-type="float">
            <text:p>1</text:p>
          </table:table-cell>
          <table:table-cell table:formula="of:=IF([.E13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4]" office:value-type="float" office:value="0.67114" calcext:value-type="float">
            <text:p>0.67114</text:p>
          </table:table-cell>
          <table:table-cell table:formula="of:=['Log_MeasurementsBatch200PM.xml-20161217 215653'.CD134]+2*['Log_MeasurementsBatch200PM.xml-20161217 215653'.CF134]" office:value-type="float" office:value="0.70124" calcext:value-type="float">
            <text:p>0.70124</text:p>
          </table:table-cell>
          <table:table-cell table:formula="of:=['Log_MeasurementsBatch200PM.xml-20161217 215653'.CD134]-2*['Log_MeasurementsBatch200PM.xml-20161217 215653'.CF134]" office:value-type="float" office:value="0.64104" calcext:value-type="float">
            <text:p>0.64104</text:p>
          </table:table-cell>
          <table:table-cell table:formula="of:=['Log_MeasurementsBatch200PM.xml-20161217 215653'.CH134]" office:value-type="float" office:value="0.6807" calcext:value-type="float">
            <text:p>0.6807</text:p>
          </table:table-cell>
          <table:table-cell table:formula="of:=IF(AND([.D134]&lt;=[.B134];[.D134]&gt;=[.C134]);1;0)" office:value-type="float" office:value="1" calcext:value-type="float">
            <text:p>1</text:p>
          </table:table-cell>
          <table:table-cell table:formula="of:=IF([.E13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5]" office:value-type="float" office:value="0.67746" calcext:value-type="float">
            <text:p>0.67746</text:p>
          </table:table-cell>
          <table:table-cell table:formula="of:=['Log_MeasurementsBatch200PM.xml-20161217 215653'.CD135]+2*['Log_MeasurementsBatch200PM.xml-20161217 215653'.CF135]" office:value-type="float" office:value="0.7073" calcext:value-type="float">
            <text:p>0.7073</text:p>
          </table:table-cell>
          <table:table-cell table:formula="of:=['Log_MeasurementsBatch200PM.xml-20161217 215653'.CD135]-2*['Log_MeasurementsBatch200PM.xml-20161217 215653'.CF135]" office:value-type="float" office:value="0.64762" calcext:value-type="float">
            <text:p>0.64762</text:p>
          </table:table-cell>
          <table:table-cell table:formula="of:=['Log_MeasurementsBatch200PM.xml-20161217 215653'.CH135]" office:value-type="float" office:value="0.69011" calcext:value-type="float">
            <text:p>0.69011</text:p>
          </table:table-cell>
          <table:table-cell table:formula="of:=IF(AND([.D135]&lt;=[.B135];[.D135]&gt;=[.C135]);1;0)" office:value-type="float" office:value="1" calcext:value-type="float">
            <text:p>1</text:p>
          </table:table-cell>
          <table:table-cell table:formula="of:=IF([.E13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6]" office:value-type="float" office:value="0.68381" calcext:value-type="float">
            <text:p>0.68381</text:p>
          </table:table-cell>
          <table:table-cell table:formula="of:=['Log_MeasurementsBatch200PM.xml-20161217 215653'.CD136]+2*['Log_MeasurementsBatch200PM.xml-20161217 215653'.CF136]" office:value-type="float" office:value="0.71355" calcext:value-type="float">
            <text:p>0.71355</text:p>
          </table:table-cell>
          <table:table-cell table:formula="of:=['Log_MeasurementsBatch200PM.xml-20161217 215653'.CD136]-2*['Log_MeasurementsBatch200PM.xml-20161217 215653'.CF136]" office:value-type="float" office:value="0.65407" calcext:value-type="float">
            <text:p>0.65407</text:p>
          </table:table-cell>
          <table:table-cell table:formula="of:=['Log_MeasurementsBatch200PM.xml-20161217 215653'.CH136]" office:value-type="float" office:value="0.69632" calcext:value-type="float">
            <text:p>0.69632</text:p>
          </table:table-cell>
          <table:table-cell table:formula="of:=IF(AND([.D136]&lt;=[.B136];[.D136]&gt;=[.C136]);1;0)" office:value-type="float" office:value="1" calcext:value-type="float">
            <text:p>1</text:p>
          </table:table-cell>
          <table:table-cell table:formula="of:=IF([.E13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7]" office:value-type="float" office:value="0.69018" calcext:value-type="float">
            <text:p>0.69018</text:p>
          </table:table-cell>
          <table:table-cell table:formula="of:=['Log_MeasurementsBatch200PM.xml-20161217 215653'.CD137]+2*['Log_MeasurementsBatch200PM.xml-20161217 215653'.CF137]" office:value-type="float" office:value="0.71972" calcext:value-type="float">
            <text:p>0.71972</text:p>
          </table:table-cell>
          <table:table-cell table:formula="of:=['Log_MeasurementsBatch200PM.xml-20161217 215653'.CD137]-2*['Log_MeasurementsBatch200PM.xml-20161217 215653'.CF137]" office:value-type="float" office:value="0.66064" calcext:value-type="float">
            <text:p>0.66064</text:p>
          </table:table-cell>
          <table:table-cell table:formula="of:=['Log_MeasurementsBatch200PM.xml-20161217 215653'.CH137]" office:value-type="float" office:value="0.7" calcext:value-type="float">
            <text:p>0.7</text:p>
          </table:table-cell>
          <table:table-cell table:formula="of:=IF(AND([.D137]&lt;=[.B137];[.D137]&gt;=[.C137]);1;0)" office:value-type="float" office:value="1" calcext:value-type="float">
            <text:p>1</text:p>
          </table:table-cell>
          <table:table-cell table:formula="of:=IF([.E13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8]" office:value-type="float" office:value="0.69657" calcext:value-type="float">
            <text:p>0.69657</text:p>
          </table:table-cell>
          <table:table-cell table:formula="of:=['Log_MeasurementsBatch200PM.xml-20161217 215653'.CD138]+2*['Log_MeasurementsBatch200PM.xml-20161217 215653'.CF138]" office:value-type="float" office:value="0.72603" calcext:value-type="float">
            <text:p>0.72603</text:p>
          </table:table-cell>
          <table:table-cell table:formula="of:=['Log_MeasurementsBatch200PM.xml-20161217 215653'.CD138]-2*['Log_MeasurementsBatch200PM.xml-20161217 215653'.CF138]" office:value-type="float" office:value="0.66711" calcext:value-type="float">
            <text:p>0.66711</text:p>
          </table:table-cell>
          <table:table-cell table:formula="of:=['Log_MeasurementsBatch200PM.xml-20161217 215653'.CH138]" office:value-type="float" office:value="0.68275" calcext:value-type="float">
            <text:p>0.68275</text:p>
          </table:table-cell>
          <table:table-cell table:formula="of:=IF(AND([.D138]&lt;=[.B138];[.D138]&gt;=[.C138]);1;0)" office:value-type="float" office:value="1" calcext:value-type="float">
            <text:p>1</text:p>
          </table:table-cell>
          <table:table-cell table:formula="of:=IF([.E13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39]" office:value-type="float" office:value="0.70299" calcext:value-type="float">
            <text:p>0.70299</text:p>
          </table:table-cell>
          <table:table-cell table:formula="of:=['Log_MeasurementsBatch200PM.xml-20161217 215653'.CD139]+2*['Log_MeasurementsBatch200PM.xml-20161217 215653'.CF139]" office:value-type="float" office:value="0.73219" calcext:value-type="float">
            <text:p>0.73219</text:p>
          </table:table-cell>
          <table:table-cell table:formula="of:=['Log_MeasurementsBatch200PM.xml-20161217 215653'.CD139]-2*['Log_MeasurementsBatch200PM.xml-20161217 215653'.CF139]" office:value-type="float" office:value="0.67379" calcext:value-type="float">
            <text:p>0.67379</text:p>
          </table:table-cell>
          <table:table-cell table:formula="of:=['Log_MeasurementsBatch200PM.xml-20161217 215653'.CH139]" office:value-type="float" office:value="0.71502" calcext:value-type="float">
            <text:p>0.71502</text:p>
          </table:table-cell>
          <table:table-cell table:formula="of:=IF(AND([.D139]&lt;=[.B139];[.D139]&gt;=[.C139]);1;0)" office:value-type="float" office:value="1" calcext:value-type="float">
            <text:p>1</text:p>
          </table:table-cell>
          <table:table-cell table:formula="of:=IF([.E13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0]" office:value-type="float" office:value="0.70942" calcext:value-type="float">
            <text:p>0.70942</text:p>
          </table:table-cell>
          <table:table-cell table:formula="of:=['Log_MeasurementsBatch200PM.xml-20161217 215653'.CD140]+2*['Log_MeasurementsBatch200PM.xml-20161217 215653'.CF140]" office:value-type="float" office:value="0.73842" calcext:value-type="float">
            <text:p>0.73842</text:p>
          </table:table-cell>
          <table:table-cell table:formula="of:=['Log_MeasurementsBatch200PM.xml-20161217 215653'.CD140]-2*['Log_MeasurementsBatch200PM.xml-20161217 215653'.CF140]" office:value-type="float" office:value="0.68042" calcext:value-type="float">
            <text:p>0.68042</text:p>
          </table:table-cell>
          <table:table-cell table:formula="of:=['Log_MeasurementsBatch200PM.xml-20161217 215653'.CH140]" office:value-type="float" office:value="0.71939" calcext:value-type="float">
            <text:p>0.71939</text:p>
          </table:table-cell>
          <table:table-cell table:formula="of:=IF(AND([.D140]&lt;=[.B140];[.D140]&gt;=[.C140]);1;0)" office:value-type="float" office:value="1" calcext:value-type="float">
            <text:p>1</text:p>
          </table:table-cell>
          <table:table-cell table:formula="of:=IF([.E14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1]" office:value-type="float" office:value="0.71587" calcext:value-type="float">
            <text:p>0.71587</text:p>
          </table:table-cell>
          <table:table-cell table:formula="of:=['Log_MeasurementsBatch200PM.xml-20161217 215653'.CD141]+2*['Log_MeasurementsBatch200PM.xml-20161217 215653'.CF141]" office:value-type="float" office:value="0.74471" calcext:value-type="float">
            <text:p>0.74471</text:p>
          </table:table-cell>
          <table:table-cell table:formula="of:=['Log_MeasurementsBatch200PM.xml-20161217 215653'.CD141]-2*['Log_MeasurementsBatch200PM.xml-20161217 215653'.CF141]" office:value-type="float" office:value="0.68703" calcext:value-type="float">
            <text:p>0.68703</text:p>
          </table:table-cell>
          <table:table-cell table:formula="of:=['Log_MeasurementsBatch200PM.xml-20161217 215653'.CH141]" office:value-type="float" office:value="0.73006" calcext:value-type="float">
            <text:p>0.73006</text:p>
          </table:table-cell>
          <table:table-cell table:formula="of:=IF(AND([.D141]&lt;=[.B141];[.D141]&gt;=[.C141]);1;0)" office:value-type="float" office:value="1" calcext:value-type="float">
            <text:p>1</text:p>
          </table:table-cell>
          <table:table-cell table:formula="of:=IF([.E14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2]" office:value-type="float" office:value="0.72233" calcext:value-type="float">
            <text:p>0.72233</text:p>
          </table:table-cell>
          <table:table-cell table:formula="of:=['Log_MeasurementsBatch200PM.xml-20161217 215653'.CD142]+2*['Log_MeasurementsBatch200PM.xml-20161217 215653'.CF142]" office:value-type="float" office:value="0.75091" calcext:value-type="float">
            <text:p>0.75091</text:p>
          </table:table-cell>
          <table:table-cell table:formula="of:=['Log_MeasurementsBatch200PM.xml-20161217 215653'.CD142]-2*['Log_MeasurementsBatch200PM.xml-20161217 215653'.CF142]" office:value-type="float" office:value="0.69375" calcext:value-type="float">
            <text:p>0.69375</text:p>
          </table:table-cell>
          <table:table-cell table:formula="of:=['Log_MeasurementsBatch200PM.xml-20161217 215653'.CH142]" office:value-type="float" office:value="0.73523" calcext:value-type="float">
            <text:p>0.73523</text:p>
          </table:table-cell>
          <table:table-cell table:formula="of:=IF(AND([.D142]&lt;=[.B142];[.D142]&gt;=[.C142]);1;0)" office:value-type="float" office:value="1" calcext:value-type="float">
            <text:p>1</text:p>
          </table:table-cell>
          <table:table-cell table:formula="of:=IF([.E14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3]" office:value-type="float" office:value="0.72881" calcext:value-type="float">
            <text:p>0.72881</text:p>
          </table:table-cell>
          <table:table-cell table:formula="of:=['Log_MeasurementsBatch200PM.xml-20161217 215653'.CD143]+2*['Log_MeasurementsBatch200PM.xml-20161217 215653'.CF143]" office:value-type="float" office:value="0.75715" calcext:value-type="float">
            <text:p>0.75715</text:p>
          </table:table-cell>
          <table:table-cell table:formula="of:=['Log_MeasurementsBatch200PM.xml-20161217 215653'.CD143]-2*['Log_MeasurementsBatch200PM.xml-20161217 215653'.CF143]" office:value-type="float" office:value="0.70047" calcext:value-type="float">
            <text:p>0.70047</text:p>
          </table:table-cell>
          <table:table-cell table:formula="of:=['Log_MeasurementsBatch200PM.xml-20161217 215653'.CH143]" office:value-type="float" office:value="0.72154" calcext:value-type="float">
            <text:p>0.72154</text:p>
          </table:table-cell>
          <table:table-cell table:formula="of:=IF(AND([.D143]&lt;=[.B143];[.D143]&gt;=[.C143]);1;0)" office:value-type="float" office:value="1" calcext:value-type="float">
            <text:p>1</text:p>
          </table:table-cell>
          <table:table-cell table:formula="of:=IF([.E14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4]" office:value-type="float" office:value="0.73529" calcext:value-type="float">
            <text:p>0.73529</text:p>
          </table:table-cell>
          <table:table-cell table:formula="of:=['Log_MeasurementsBatch200PM.xml-20161217 215653'.CD144]+2*['Log_MeasurementsBatch200PM.xml-20161217 215653'.CF144]" office:value-type="float" office:value="0.76343" calcext:value-type="float">
            <text:p>0.76343</text:p>
          </table:table-cell>
          <table:table-cell table:formula="of:=['Log_MeasurementsBatch200PM.xml-20161217 215653'.CD144]-2*['Log_MeasurementsBatch200PM.xml-20161217 215653'.CF144]" office:value-type="float" office:value="0.70715" calcext:value-type="float">
            <text:p>0.70715</text:p>
          </table:table-cell>
          <table:table-cell table:formula="of:=['Log_MeasurementsBatch200PM.xml-20161217 215653'.CH144]" office:value-type="float" office:value="0.73042" calcext:value-type="float">
            <text:p>0.73042</text:p>
          </table:table-cell>
          <table:table-cell table:formula="of:=IF(AND([.D144]&lt;=[.B144];[.D144]&gt;=[.C144]);1;0)" office:value-type="float" office:value="1" calcext:value-type="float">
            <text:p>1</text:p>
          </table:table-cell>
          <table:table-cell table:formula="of:=IF([.E14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5]" office:value-type="float" office:value="0.74178" calcext:value-type="float">
            <text:p>0.74178</text:p>
          </table:table-cell>
          <table:table-cell table:formula="of:=['Log_MeasurementsBatch200PM.xml-20161217 215653'.CD145]+2*['Log_MeasurementsBatch200PM.xml-20161217 215653'.CF145]" office:value-type="float" office:value="0.76976" calcext:value-type="float">
            <text:p>0.76976</text:p>
          </table:table-cell>
          <table:table-cell table:formula="of:=['Log_MeasurementsBatch200PM.xml-20161217 215653'.CD145]-2*['Log_MeasurementsBatch200PM.xml-20161217 215653'.CF145]" office:value-type="float" office:value="0.7138" calcext:value-type="float">
            <text:p>0.7138</text:p>
          </table:table-cell>
          <table:table-cell table:formula="of:=['Log_MeasurementsBatch200PM.xml-20161217 215653'.CH145]" office:value-type="float" office:value="0.75869" calcext:value-type="float">
            <text:p>0.75869</text:p>
          </table:table-cell>
          <table:table-cell table:formula="of:=IF(AND([.D145]&lt;=[.B145];[.D145]&gt;=[.C145]);1;0)" office:value-type="float" office:value="1" calcext:value-type="float">
            <text:p>1</text:p>
          </table:table-cell>
          <table:table-cell table:formula="of:=IF([.E14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6]" office:value-type="float" office:value="0.74828" calcext:value-type="float">
            <text:p>0.74828</text:p>
          </table:table-cell>
          <table:table-cell table:formula="of:=['Log_MeasurementsBatch200PM.xml-20161217 215653'.CD146]+2*['Log_MeasurementsBatch200PM.xml-20161217 215653'.CF146]" office:value-type="float" office:value="0.77586" calcext:value-type="float">
            <text:p>0.77586</text:p>
          </table:table-cell>
          <table:table-cell table:formula="of:=['Log_MeasurementsBatch200PM.xml-20161217 215653'.CD146]-2*['Log_MeasurementsBatch200PM.xml-20161217 215653'.CF146]" office:value-type="float" office:value="0.7207" calcext:value-type="float">
            <text:p>0.7207</text:p>
          </table:table-cell>
          <table:table-cell table:formula="of:=['Log_MeasurementsBatch200PM.xml-20161217 215653'.CH146]" office:value-type="float" office:value="0.74848" calcext:value-type="float">
            <text:p>0.74848</text:p>
          </table:table-cell>
          <table:table-cell table:formula="of:=IF(AND([.D146]&lt;=[.B146];[.D146]&gt;=[.C146]);1;0)" office:value-type="float" office:value="1" calcext:value-type="float">
            <text:p>1</text:p>
          </table:table-cell>
          <table:table-cell table:formula="of:=IF([.E14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7]" office:value-type="float" office:value="0.75477" calcext:value-type="float">
            <text:p>0.75477</text:p>
          </table:table-cell>
          <table:table-cell table:formula="of:=['Log_MeasurementsBatch200PM.xml-20161217 215653'.CD147]+2*['Log_MeasurementsBatch200PM.xml-20161217 215653'.CF147]" office:value-type="float" office:value="0.78219" calcext:value-type="float">
            <text:p>0.78219</text:p>
          </table:table-cell>
          <table:table-cell table:formula="of:=['Log_MeasurementsBatch200PM.xml-20161217 215653'.CD147]-2*['Log_MeasurementsBatch200PM.xml-20161217 215653'.CF147]" office:value-type="float" office:value="0.72735" calcext:value-type="float">
            <text:p>0.72735</text:p>
          </table:table-cell>
          <table:table-cell table:formula="of:=['Log_MeasurementsBatch200PM.xml-20161217 215653'.CH147]" office:value-type="float" office:value="0.77236" calcext:value-type="float">
            <text:p>0.77236</text:p>
          </table:table-cell>
          <table:table-cell table:formula="of:=IF(AND([.D147]&lt;=[.B147];[.D147]&gt;=[.C147]);1;0)" office:value-type="float" office:value="1" calcext:value-type="float">
            <text:p>1</text:p>
          </table:table-cell>
          <table:table-cell table:formula="of:=IF([.E14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8]" office:value-type="float" office:value="0.76127" calcext:value-type="float">
            <text:p>0.76127</text:p>
          </table:table-cell>
          <table:table-cell table:formula="of:=['Log_MeasurementsBatch200PM.xml-20161217 215653'.CD148]+2*['Log_MeasurementsBatch200PM.xml-20161217 215653'.CF148]" office:value-type="float" office:value="0.78843" calcext:value-type="float">
            <text:p>0.78843</text:p>
          </table:table-cell>
          <table:table-cell table:formula="of:=['Log_MeasurementsBatch200PM.xml-20161217 215653'.CD148]-2*['Log_MeasurementsBatch200PM.xml-20161217 215653'.CF148]" office:value-type="float" office:value="0.73411" calcext:value-type="float">
            <text:p>0.73411</text:p>
          </table:table-cell>
          <table:table-cell table:formula="of:=['Log_MeasurementsBatch200PM.xml-20161217 215653'.CH148]" office:value-type="float" office:value="0.74822" calcext:value-type="float">
            <text:p>0.74822</text:p>
          </table:table-cell>
          <table:table-cell table:formula="of:=IF(AND([.D148]&lt;=[.B148];[.D148]&gt;=[.C148]);1;0)" office:value-type="float" office:value="1" calcext:value-type="float">
            <text:p>1</text:p>
          </table:table-cell>
          <table:table-cell table:formula="of:=IF([.E14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49]" office:value-type="float" office:value="0.76775" calcext:value-type="float">
            <text:p>0.76775</text:p>
          </table:table-cell>
          <table:table-cell table:formula="of:=['Log_MeasurementsBatch200PM.xml-20161217 215653'.CD149]+2*['Log_MeasurementsBatch200PM.xml-20161217 215653'.CF149]" office:value-type="float" office:value="0.79461" calcext:value-type="float">
            <text:p>0.79461</text:p>
          </table:table-cell>
          <table:table-cell table:formula="of:=['Log_MeasurementsBatch200PM.xml-20161217 215653'.CD149]-2*['Log_MeasurementsBatch200PM.xml-20161217 215653'.CF149]" office:value-type="float" office:value="0.74089" calcext:value-type="float">
            <text:p>0.74089</text:p>
          </table:table-cell>
          <table:table-cell table:formula="of:=['Log_MeasurementsBatch200PM.xml-20161217 215653'.CH149]" office:value-type="float" office:value="0.76518" calcext:value-type="float">
            <text:p>0.76518</text:p>
          </table:table-cell>
          <table:table-cell table:formula="of:=IF(AND([.D149]&lt;=[.B149];[.D149]&gt;=[.C149]);1;0)" office:value-type="float" office:value="1" calcext:value-type="float">
            <text:p>1</text:p>
          </table:table-cell>
          <table:table-cell table:formula="of:=IF([.E14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0]" office:value-type="float" office:value="0.77423" calcext:value-type="float">
            <text:p>0.77423</text:p>
          </table:table-cell>
          <table:table-cell table:formula="of:=['Log_MeasurementsBatch200PM.xml-20161217 215653'.CD150]+2*['Log_MeasurementsBatch200PM.xml-20161217 215653'.CF150]" office:value-type="float" office:value="0.80083" calcext:value-type="float">
            <text:p>0.80083</text:p>
          </table:table-cell>
          <table:table-cell table:formula="of:=['Log_MeasurementsBatch200PM.xml-20161217 215653'.CD150]-2*['Log_MeasurementsBatch200PM.xml-20161217 215653'.CF150]" office:value-type="float" office:value="0.74763" calcext:value-type="float">
            <text:p>0.74763</text:p>
          </table:table-cell>
          <table:table-cell table:formula="of:=['Log_MeasurementsBatch200PM.xml-20161217 215653'.CH150]" office:value-type="float" office:value="0.7753" calcext:value-type="float">
            <text:p>0.7753</text:p>
          </table:table-cell>
          <table:table-cell table:formula="of:=IF(AND([.D150]&lt;=[.B150];[.D150]&gt;=[.C150]);1;0)" office:value-type="float" office:value="1" calcext:value-type="float">
            <text:p>1</text:p>
          </table:table-cell>
          <table:table-cell table:formula="of:=IF([.E15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1]" office:value-type="float" office:value="0.7807" calcext:value-type="float">
            <text:p>0.7807</text:p>
          </table:table-cell>
          <table:table-cell table:formula="of:=['Log_MeasurementsBatch200PM.xml-20161217 215653'.CD151]+2*['Log_MeasurementsBatch200PM.xml-20161217 215653'.CF151]" office:value-type="float" office:value="0.807" calcext:value-type="float">
            <text:p>0.807</text:p>
          </table:table-cell>
          <table:table-cell table:formula="of:=['Log_MeasurementsBatch200PM.xml-20161217 215653'.CD151]-2*['Log_MeasurementsBatch200PM.xml-20161217 215653'.CF151]" office:value-type="float" office:value="0.7544" calcext:value-type="float">
            <text:p>0.7544</text:p>
          </table:table-cell>
          <table:table-cell table:formula="of:=['Log_MeasurementsBatch200PM.xml-20161217 215653'.CH151]" office:value-type="float" office:value="0.78081" calcext:value-type="float">
            <text:p>0.78081</text:p>
          </table:table-cell>
          <table:table-cell table:formula="of:=IF(AND([.D151]&lt;=[.B151];[.D151]&gt;=[.C151]);1;0)" office:value-type="float" office:value="1" calcext:value-type="float">
            <text:p>1</text:p>
          </table:table-cell>
          <table:table-cell table:formula="of:=IF([.E15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2]" office:value-type="float" office:value="0.78715" calcext:value-type="float">
            <text:p>0.78715</text:p>
          </table:table-cell>
          <table:table-cell table:formula="of:=['Log_MeasurementsBatch200PM.xml-20161217 215653'.CD152]+2*['Log_MeasurementsBatch200PM.xml-20161217 215653'.CF152]" office:value-type="float" office:value="0.81323" calcext:value-type="float">
            <text:p>0.81323</text:p>
          </table:table-cell>
          <table:table-cell table:formula="of:=['Log_MeasurementsBatch200PM.xml-20161217 215653'.CD152]-2*['Log_MeasurementsBatch200PM.xml-20161217 215653'.CF152]" office:value-type="float" office:value="0.76107" calcext:value-type="float">
            <text:p>0.76107</text:p>
          </table:table-cell>
          <table:table-cell table:formula="of:=['Log_MeasurementsBatch200PM.xml-20161217 215653'.CH152]" office:value-type="float" office:value="0.79594" calcext:value-type="float">
            <text:p>0.79594</text:p>
          </table:table-cell>
          <table:table-cell table:formula="of:=IF(AND([.D152]&lt;=[.B152];[.D152]&gt;=[.C152]);1;0)" office:value-type="float" office:value="1" calcext:value-type="float">
            <text:p>1</text:p>
          </table:table-cell>
          <table:table-cell table:formula="of:=IF([.E15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3]" office:value-type="float" office:value="0.79359" calcext:value-type="float">
            <text:p>0.79359</text:p>
          </table:table-cell>
          <table:table-cell table:formula="of:=['Log_MeasurementsBatch200PM.xml-20161217 215653'.CD153]+2*['Log_MeasurementsBatch200PM.xml-20161217 215653'.CF153]" office:value-type="float" office:value="0.81927" calcext:value-type="float">
            <text:p>0.81927</text:p>
          </table:table-cell>
          <table:table-cell table:formula="of:=['Log_MeasurementsBatch200PM.xml-20161217 215653'.CD153]-2*['Log_MeasurementsBatch200PM.xml-20161217 215653'.CF153]" office:value-type="float" office:value="0.76791" calcext:value-type="float">
            <text:p>0.76791</text:p>
          </table:table-cell>
          <table:table-cell table:formula="of:=['Log_MeasurementsBatch200PM.xml-20161217 215653'.CH153]" office:value-type="float" office:value="0.80161" calcext:value-type="float">
            <text:p>0.80161</text:p>
          </table:table-cell>
          <table:table-cell table:formula="of:=IF(AND([.D153]&lt;=[.B153];[.D153]&gt;=[.C153]);1;0)" office:value-type="float" office:value="1" calcext:value-type="float">
            <text:p>1</text:p>
          </table:table-cell>
          <table:table-cell table:formula="of:=IF([.E15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4]" office:value-type="float" office:value="0.8" calcext:value-type="float">
            <text:p>0.8</text:p>
          </table:table-cell>
          <table:table-cell table:formula="of:=['Log_MeasurementsBatch200PM.xml-20161217 215653'.CD154]+2*['Log_MeasurementsBatch200PM.xml-20161217 215653'.CF154]" office:value-type="float" office:value="0.82556" calcext:value-type="float">
            <text:p>0.82556</text:p>
          </table:table-cell>
          <table:table-cell table:formula="of:=['Log_MeasurementsBatch200PM.xml-20161217 215653'.CD154]-2*['Log_MeasurementsBatch200PM.xml-20161217 215653'.CF154]" office:value-type="float" office:value="0.77444" calcext:value-type="float">
            <text:p>0.77444</text:p>
          </table:table-cell>
          <table:table-cell table:formula="of:=['Log_MeasurementsBatch200PM.xml-20161217 215653'.CH154]" office:value-type="float" office:value="0.80306" calcext:value-type="float">
            <text:p>0.80306</text:p>
          </table:table-cell>
          <table:table-cell table:formula="of:=IF(AND([.D154]&lt;=[.B154];[.D154]&gt;=[.C154]);1;0)" office:value-type="float" office:value="1" calcext:value-type="float">
            <text:p>1</text:p>
          </table:table-cell>
          <table:table-cell table:formula="of:=IF([.E15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5]" office:value-type="float" office:value="0.80639" calcext:value-type="float">
            <text:p>0.80639</text:p>
          </table:table-cell>
          <table:table-cell table:formula="of:=['Log_MeasurementsBatch200PM.xml-20161217 215653'.CD155]+2*['Log_MeasurementsBatch200PM.xml-20161217 215653'.CF155]" office:value-type="float" office:value="0.83157" calcext:value-type="float">
            <text:p>0.83157</text:p>
          </table:table-cell>
          <table:table-cell table:formula="of:=['Log_MeasurementsBatch200PM.xml-20161217 215653'.CD155]-2*['Log_MeasurementsBatch200PM.xml-20161217 215653'.CF155]" office:value-type="float" office:value="0.78121" calcext:value-type="float">
            <text:p>0.78121</text:p>
          </table:table-cell>
          <table:table-cell table:formula="of:=['Log_MeasurementsBatch200PM.xml-20161217 215653'.CH155]" office:value-type="float" office:value="0.79492" calcext:value-type="float">
            <text:p>0.79492</text:p>
          </table:table-cell>
          <table:table-cell table:formula="of:=IF(AND([.D155]&lt;=[.B155];[.D155]&gt;=[.C155]);1;0)" office:value-type="float" office:value="1" calcext:value-type="float">
            <text:p>1</text:p>
          </table:table-cell>
          <table:table-cell table:formula="of:=IF([.E15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6]" office:value-type="float" office:value="0.81274" calcext:value-type="float">
            <text:p>0.81274</text:p>
          </table:table-cell>
          <table:table-cell table:formula="of:=['Log_MeasurementsBatch200PM.xml-20161217 215653'.CD156]+2*['Log_MeasurementsBatch200PM.xml-20161217 215653'.CF156]" office:value-type="float" office:value="0.83756" calcext:value-type="float">
            <text:p>0.83756</text:p>
          </table:table-cell>
          <table:table-cell table:formula="of:=['Log_MeasurementsBatch200PM.xml-20161217 215653'.CD156]-2*['Log_MeasurementsBatch200PM.xml-20161217 215653'.CF156]" office:value-type="float" office:value="0.78792" calcext:value-type="float">
            <text:p>0.78792</text:p>
          </table:table-cell>
          <table:table-cell table:formula="of:=['Log_MeasurementsBatch200PM.xml-20161217 215653'.CH156]" office:value-type="float" office:value="0.83418" calcext:value-type="float">
            <text:p>0.83418</text:p>
          </table:table-cell>
          <table:table-cell table:formula="of:=IF(AND([.D156]&lt;=[.B156];[.D156]&gt;=[.C156]);1;0)" office:value-type="float" office:value="1" calcext:value-type="float">
            <text:p>1</text:p>
          </table:table-cell>
          <table:table-cell table:formula="of:=IF([.E15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7]" office:value-type="float" office:value="0.81907" calcext:value-type="float">
            <text:p>0.81907</text:p>
          </table:table-cell>
          <table:table-cell table:formula="of:=['Log_MeasurementsBatch200PM.xml-20161217 215653'.CD157]+2*['Log_MeasurementsBatch200PM.xml-20161217 215653'.CF157]" office:value-type="float" office:value="0.84353" calcext:value-type="float">
            <text:p>0.84353</text:p>
          </table:table-cell>
          <table:table-cell table:formula="of:=['Log_MeasurementsBatch200PM.xml-20161217 215653'.CD157]-2*['Log_MeasurementsBatch200PM.xml-20161217 215653'.CF157]" office:value-type="float" office:value="0.79461" calcext:value-type="float">
            <text:p>0.79461</text:p>
          </table:table-cell>
          <table:table-cell table:formula="of:=['Log_MeasurementsBatch200PM.xml-20161217 215653'.CH157]" office:value-type="float" office:value="0.81919" calcext:value-type="float">
            <text:p>0.81919</text:p>
          </table:table-cell>
          <table:table-cell table:formula="of:=IF(AND([.D157]&lt;=[.B157];[.D157]&gt;=[.C157]);1;0)" office:value-type="float" office:value="1" calcext:value-type="float">
            <text:p>1</text:p>
          </table:table-cell>
          <table:table-cell table:formula="of:=IF([.E15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8]" office:value-type="float" office:value="0.82535" calcext:value-type="float">
            <text:p>0.82535</text:p>
          </table:table-cell>
          <table:table-cell table:formula="of:=['Log_MeasurementsBatch200PM.xml-20161217 215653'.CD158]+2*['Log_MeasurementsBatch200PM.xml-20161217 215653'.CF158]" office:value-type="float" office:value="0.84947" calcext:value-type="float">
            <text:p>0.84947</text:p>
          </table:table-cell>
          <table:table-cell table:formula="of:=['Log_MeasurementsBatch200PM.xml-20161217 215653'.CD158]-2*['Log_MeasurementsBatch200PM.xml-20161217 215653'.CF158]" office:value-type="float" office:value="0.80123" calcext:value-type="float">
            <text:p>0.80123</text:p>
          </table:table-cell>
          <table:table-cell table:formula="of:=['Log_MeasurementsBatch200PM.xml-20161217 215653'.CH158]" office:value-type="float" office:value="0.83148" calcext:value-type="float">
            <text:p>0.83148</text:p>
          </table:table-cell>
          <table:table-cell table:formula="of:=IF(AND([.D158]&lt;=[.B158];[.D158]&gt;=[.C158]);1;0)" office:value-type="float" office:value="1" calcext:value-type="float">
            <text:p>1</text:p>
          </table:table-cell>
          <table:table-cell table:formula="of:=IF([.E15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59]" office:value-type="float" office:value="0.8316" calcext:value-type="float">
            <text:p>0.8316</text:p>
          </table:table-cell>
          <table:table-cell table:formula="of:=['Log_MeasurementsBatch200PM.xml-20161217 215653'.CD159]+2*['Log_MeasurementsBatch200PM.xml-20161217 215653'.CF159]" office:value-type="float" office:value="0.85538" calcext:value-type="float">
            <text:p>0.85538</text:p>
          </table:table-cell>
          <table:table-cell table:formula="of:=['Log_MeasurementsBatch200PM.xml-20161217 215653'.CD159]-2*['Log_MeasurementsBatch200PM.xml-20161217 215653'.CF159]" office:value-type="float" office:value="0.80782" calcext:value-type="float">
            <text:p>0.80782</text:p>
          </table:table-cell>
          <table:table-cell table:formula="of:=['Log_MeasurementsBatch200PM.xml-20161217 215653'.CH159]" office:value-type="float" office:value="0.82626" calcext:value-type="float">
            <text:p>0.82626</text:p>
          </table:table-cell>
          <table:table-cell table:formula="of:=IF(AND([.D159]&lt;=[.B159];[.D159]&gt;=[.C159]);1;0)" office:value-type="float" office:value="1" calcext:value-type="float">
            <text:p>1</text:p>
          </table:table-cell>
          <table:table-cell table:formula="of:=IF([.E15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0]" office:value-type="float" office:value="0.8378" calcext:value-type="float">
            <text:p>0.8378</text:p>
          </table:table-cell>
          <table:table-cell table:formula="of:=['Log_MeasurementsBatch200PM.xml-20161217 215653'.CD160]+2*['Log_MeasurementsBatch200PM.xml-20161217 215653'.CF160]" office:value-type="float" office:value="0.8613" calcext:value-type="float">
            <text:p>0.8613</text:p>
          </table:table-cell>
          <table:table-cell table:formula="of:=['Log_MeasurementsBatch200PM.xml-20161217 215653'.CD160]-2*['Log_MeasurementsBatch200PM.xml-20161217 215653'.CF160]" office:value-type="float" office:value="0.8143" calcext:value-type="float">
            <text:p>0.8143</text:p>
          </table:table-cell>
          <table:table-cell table:formula="of:=['Log_MeasurementsBatch200PM.xml-20161217 215653'.CH160]" office:value-type="float" office:value="0.86687" calcext:value-type="float">
            <text:p>0.86687</text:p>
          </table:table-cell>
          <table:table-cell table:formula="of:=IF(AND([.D160]&lt;=[.B160];[.D160]&gt;=[.C160]);1;0)" office:value-type="float" office:value="0" calcext:value-type="float">
            <text:p>0</text:p>
          </table:table-cell>
          <table:table-cell table:formula="of:=IF([.E160]=1;0;1)" office:value-type="float" office:value="1" calcext:value-type="float">
            <text:p>1</text:p>
          </table:table-cell>
        </table:table-row>
        <table:table-row table:style-name="ro1">
          <table:table-cell table:formula="of:=['Log_MeasurementsBatch200PM.xml-20161217 215653'.CD161]" office:value-type="float" office:value="0.84395" calcext:value-type="float">
            <text:p>0.84395</text:p>
          </table:table-cell>
          <table:table-cell table:formula="of:=['Log_MeasurementsBatch200PM.xml-20161217 215653'.CD161]+2*['Log_MeasurementsBatch200PM.xml-20161217 215653'.CF161]" office:value-type="float" office:value="0.86707" calcext:value-type="float">
            <text:p>0.86707</text:p>
          </table:table-cell>
          <table:table-cell table:formula="of:=['Log_MeasurementsBatch200PM.xml-20161217 215653'.CD161]-2*['Log_MeasurementsBatch200PM.xml-20161217 215653'.CF161]" office:value-type="float" office:value="0.82083" calcext:value-type="float">
            <text:p>0.82083</text:p>
          </table:table-cell>
          <table:table-cell table:formula="of:=['Log_MeasurementsBatch200PM.xml-20161217 215653'.CH161]" office:value-type="float" office:value="0.84686" calcext:value-type="float">
            <text:p>0.84686</text:p>
          </table:table-cell>
          <table:table-cell table:formula="of:=IF(AND([.D161]&lt;=[.B161];[.D161]&gt;=[.C161]);1;0)" office:value-type="float" office:value="1" calcext:value-type="float">
            <text:p>1</text:p>
          </table:table-cell>
          <table:table-cell table:formula="of:=IF([.E16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2]" office:value-type="float" office:value="0.85005" calcext:value-type="float">
            <text:p>0.85005</text:p>
          </table:table-cell>
          <table:table-cell table:formula="of:=['Log_MeasurementsBatch200PM.xml-20161217 215653'.CD162]+2*['Log_MeasurementsBatch200PM.xml-20161217 215653'.CF162]" office:value-type="float" office:value="0.87273" calcext:value-type="float">
            <text:p>0.87273</text:p>
          </table:table-cell>
          <table:table-cell table:formula="of:=['Log_MeasurementsBatch200PM.xml-20161217 215653'.CD162]-2*['Log_MeasurementsBatch200PM.xml-20161217 215653'.CF162]" office:value-type="float" office:value="0.82737" calcext:value-type="float">
            <text:p>0.82737</text:p>
          </table:table-cell>
          <table:table-cell table:formula="of:=['Log_MeasurementsBatch200PM.xml-20161217 215653'.CH162]" office:value-type="float" office:value="0.85988" calcext:value-type="float">
            <text:p>0.85988</text:p>
          </table:table-cell>
          <table:table-cell table:formula="of:=IF(AND([.D162]&lt;=[.B162];[.D162]&gt;=[.C162]);1;0)" office:value-type="float" office:value="1" calcext:value-type="float">
            <text:p>1</text:p>
          </table:table-cell>
          <table:table-cell table:formula="of:=IF([.E16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3]" office:value-type="float" office:value="0.85609" calcext:value-type="float">
            <text:p>0.85609</text:p>
          </table:table-cell>
          <table:table-cell table:formula="of:=['Log_MeasurementsBatch200PM.xml-20161217 215653'.CD163]+2*['Log_MeasurementsBatch200PM.xml-20161217 215653'.CF163]" office:value-type="float" office:value="0.87841" calcext:value-type="float">
            <text:p>0.87841</text:p>
          </table:table-cell>
          <table:table-cell table:formula="of:=['Log_MeasurementsBatch200PM.xml-20161217 215653'.CD163]-2*['Log_MeasurementsBatch200PM.xml-20161217 215653'.CF163]" office:value-type="float" office:value="0.83377" calcext:value-type="float">
            <text:p>0.83377</text:p>
          </table:table-cell>
          <table:table-cell table:formula="of:=['Log_MeasurementsBatch200PM.xml-20161217 215653'.CH163]" office:value-type="float" office:value="0.85859" calcext:value-type="float">
            <text:p>0.85859</text:p>
          </table:table-cell>
          <table:table-cell table:formula="of:=IF(AND([.D163]&lt;=[.B163];[.D163]&gt;=[.C163]);1;0)" office:value-type="float" office:value="1" calcext:value-type="float">
            <text:p>1</text:p>
          </table:table-cell>
          <table:table-cell table:formula="of:=IF([.E16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4]" office:value-type="float" office:value="0.86207" calcext:value-type="float">
            <text:p>0.86207</text:p>
          </table:table-cell>
          <table:table-cell table:formula="of:=['Log_MeasurementsBatch200PM.xml-20161217 215653'.CD164]+2*['Log_MeasurementsBatch200PM.xml-20161217 215653'.CF164]" office:value-type="float" office:value="0.88399" calcext:value-type="float">
            <text:p>0.88399</text:p>
          </table:table-cell>
          <table:table-cell table:formula="of:=['Log_MeasurementsBatch200PM.xml-20161217 215653'.CD164]-2*['Log_MeasurementsBatch200PM.xml-20161217 215653'.CF164]" office:value-type="float" office:value="0.84015" calcext:value-type="float">
            <text:p>0.84015</text:p>
          </table:table-cell>
          <table:table-cell table:formula="of:=['Log_MeasurementsBatch200PM.xml-20161217 215653'.CH164]" office:value-type="float" office:value="0.88574" calcext:value-type="float">
            <text:p>0.88574</text:p>
          </table:table-cell>
          <table:table-cell table:formula="of:=IF(AND([.D164]&lt;=[.B164];[.D164]&gt;=[.C164]);1;0)" office:value-type="float" office:value="0" calcext:value-type="float">
            <text:p>0</text:p>
          </table:table-cell>
          <table:table-cell table:formula="of:=IF([.E164]=1;0;1)" office:value-type="float" office:value="1" calcext:value-type="float">
            <text:p>1</text:p>
          </table:table-cell>
        </table:table-row>
        <table:table-row table:style-name="ro1">
          <table:table-cell table:formula="of:=['Log_MeasurementsBatch200PM.xml-20161217 215653'.CD165]" office:value-type="float" office:value="0.86798" calcext:value-type="float">
            <text:p>0.86798</text:p>
          </table:table-cell>
          <table:table-cell table:formula="of:=['Log_MeasurementsBatch200PM.xml-20161217 215653'.CD165]+2*['Log_MeasurementsBatch200PM.xml-20161217 215653'.CF165]" office:value-type="float" office:value="0.88948" calcext:value-type="float">
            <text:p>0.88948</text:p>
          </table:table-cell>
          <table:table-cell table:formula="of:=['Log_MeasurementsBatch200PM.xml-20161217 215653'.CD165]-2*['Log_MeasurementsBatch200PM.xml-20161217 215653'.CF165]" office:value-type="float" office:value="0.84648" calcext:value-type="float">
            <text:p>0.84648</text:p>
          </table:table-cell>
          <table:table-cell table:formula="of:=['Log_MeasurementsBatch200PM.xml-20161217 215653'.CH165]" office:value-type="float" office:value="0.86377" calcext:value-type="float">
            <text:p>0.86377</text:p>
          </table:table-cell>
          <table:table-cell table:formula="of:=IF(AND([.D165]&lt;=[.B165];[.D165]&gt;=[.C165]);1;0)" office:value-type="float" office:value="1" calcext:value-type="float">
            <text:p>1</text:p>
          </table:table-cell>
          <table:table-cell table:formula="of:=IF([.E16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6]" office:value-type="float" office:value="0.87382" calcext:value-type="float">
            <text:p>0.87382</text:p>
          </table:table-cell>
          <table:table-cell table:formula="of:=['Log_MeasurementsBatch200PM.xml-20161217 215653'.CD166]+2*['Log_MeasurementsBatch200PM.xml-20161217 215653'.CF166]" office:value-type="float" office:value="0.89494" calcext:value-type="float">
            <text:p>0.89494</text:p>
          </table:table-cell>
          <table:table-cell table:formula="of:=['Log_MeasurementsBatch200PM.xml-20161217 215653'.CD166]-2*['Log_MeasurementsBatch200PM.xml-20161217 215653'.CF166]" office:value-type="float" office:value="0.8527" calcext:value-type="float">
            <text:p>0.8527</text:p>
          </table:table-cell>
          <table:table-cell table:formula="of:=['Log_MeasurementsBatch200PM.xml-20161217 215653'.CH166]" office:value-type="float" office:value="0.87045" calcext:value-type="float">
            <text:p>0.87045</text:p>
          </table:table-cell>
          <table:table-cell table:formula="of:=IF(AND([.D166]&lt;=[.B166];[.D166]&gt;=[.C166]);1;0)" office:value-type="float" office:value="1" calcext:value-type="float">
            <text:p>1</text:p>
          </table:table-cell>
          <table:table-cell table:formula="of:=IF([.E16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7]" office:value-type="float" office:value="0.87958" calcext:value-type="float">
            <text:p>0.87958</text:p>
          </table:table-cell>
          <table:table-cell table:formula="of:=['Log_MeasurementsBatch200PM.xml-20161217 215653'.CD167]+2*['Log_MeasurementsBatch200PM.xml-20161217 215653'.CF167]" office:value-type="float" office:value="0.90026" calcext:value-type="float">
            <text:p>0.90026</text:p>
          </table:table-cell>
          <table:table-cell table:formula="of:=['Log_MeasurementsBatch200PM.xml-20161217 215653'.CD167]-2*['Log_MeasurementsBatch200PM.xml-20161217 215653'.CF167]" office:value-type="float" office:value="0.8589" calcext:value-type="float">
            <text:p>0.8589</text:p>
          </table:table-cell>
          <table:table-cell table:formula="of:=['Log_MeasurementsBatch200PM.xml-20161217 215653'.CH167]" office:value-type="float" office:value="0.88485" calcext:value-type="float">
            <text:p>0.88485</text:p>
          </table:table-cell>
          <table:table-cell table:formula="of:=IF(AND([.D167]&lt;=[.B167];[.D167]&gt;=[.C167]);1;0)" office:value-type="float" office:value="1" calcext:value-type="float">
            <text:p>1</text:p>
          </table:table-cell>
          <table:table-cell table:formula="of:=IF([.E16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8]" office:value-type="float" office:value="0.88527" calcext:value-type="float">
            <text:p>0.88527</text:p>
          </table:table-cell>
          <table:table-cell table:formula="of:=['Log_MeasurementsBatch200PM.xml-20161217 215653'.CD168]+2*['Log_MeasurementsBatch200PM.xml-20161217 215653'.CF168]" office:value-type="float" office:value="0.90557" calcext:value-type="float">
            <text:p>0.90557</text:p>
          </table:table-cell>
          <table:table-cell table:formula="of:=['Log_MeasurementsBatch200PM.xml-20161217 215653'.CD168]-2*['Log_MeasurementsBatch200PM.xml-20161217 215653'.CF168]" office:value-type="float" office:value="0.86497" calcext:value-type="float">
            <text:p>0.86497</text:p>
          </table:table-cell>
          <table:table-cell table:formula="of:=['Log_MeasurementsBatch200PM.xml-20161217 215653'.CH168]" office:value-type="float" office:value="0.87919" calcext:value-type="float">
            <text:p>0.87919</text:p>
          </table:table-cell>
          <table:table-cell table:formula="of:=IF(AND([.D168]&lt;=[.B168];[.D168]&gt;=[.C168]);1;0)" office:value-type="float" office:value="1" calcext:value-type="float">
            <text:p>1</text:p>
          </table:table-cell>
          <table:table-cell table:formula="of:=IF([.E16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69]" office:value-type="float" office:value="0.89087" calcext:value-type="float">
            <text:p>0.89087</text:p>
          </table:table-cell>
          <table:table-cell table:formula="of:=['Log_MeasurementsBatch200PM.xml-20161217 215653'.CD169]+2*['Log_MeasurementsBatch200PM.xml-20161217 215653'.CF169]" office:value-type="float" office:value="0.91069" calcext:value-type="float">
            <text:p>0.91069</text:p>
          </table:table-cell>
          <table:table-cell table:formula="of:=['Log_MeasurementsBatch200PM.xml-20161217 215653'.CD169]-2*['Log_MeasurementsBatch200PM.xml-20161217 215653'.CF169]" office:value-type="float" office:value="0.87105" calcext:value-type="float">
            <text:p>0.87105</text:p>
          </table:table-cell>
          <table:table-cell table:formula="of:=['Log_MeasurementsBatch200PM.xml-20161217 215653'.CH169]" office:value-type="float" office:value="0.88788" calcext:value-type="float">
            <text:p>0.88788</text:p>
          </table:table-cell>
          <table:table-cell table:formula="of:=IF(AND([.D169]&lt;=[.B169];[.D169]&gt;=[.C169]);1;0)" office:value-type="float" office:value="1" calcext:value-type="float">
            <text:p>1</text:p>
          </table:table-cell>
          <table:table-cell table:formula="of:=IF([.E16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0]" office:value-type="float" office:value="0.89638" calcext:value-type="float">
            <text:p>0.89638</text:p>
          </table:table-cell>
          <table:table-cell table:formula="of:=['Log_MeasurementsBatch200PM.xml-20161217 215653'.CD170]+2*['Log_MeasurementsBatch200PM.xml-20161217 215653'.CF170]" office:value-type="float" office:value="0.91574" calcext:value-type="float">
            <text:p>0.91574</text:p>
          </table:table-cell>
          <table:table-cell table:formula="of:=['Log_MeasurementsBatch200PM.xml-20161217 215653'.CD170]-2*['Log_MeasurementsBatch200PM.xml-20161217 215653'.CF170]" office:value-type="float" office:value="0.87702" calcext:value-type="float">
            <text:p>0.87702</text:p>
          </table:table-cell>
          <table:table-cell table:formula="of:=['Log_MeasurementsBatch200PM.xml-20161217 215653'.CH170]" office:value-type="float" office:value="0.8871" calcext:value-type="float">
            <text:p>0.8871</text:p>
          </table:table-cell>
          <table:table-cell table:formula="of:=IF(AND([.D170]&lt;=[.B170];[.D170]&gt;=[.C170]);1;0)" office:value-type="float" office:value="1" calcext:value-type="float">
            <text:p>1</text:p>
          </table:table-cell>
          <table:table-cell table:formula="of:=IF([.E17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1]" office:value-type="float" office:value="0.90179" calcext:value-type="float">
            <text:p>0.90179</text:p>
          </table:table-cell>
          <table:table-cell table:formula="of:=['Log_MeasurementsBatch200PM.xml-20161217 215653'.CD171]+2*['Log_MeasurementsBatch200PM.xml-20161217 215653'.CF171]" office:value-type="float" office:value="0.92067" calcext:value-type="float">
            <text:p>0.92067</text:p>
          </table:table-cell>
          <table:table-cell table:formula="of:=['Log_MeasurementsBatch200PM.xml-20161217 215653'.CD171]-2*['Log_MeasurementsBatch200PM.xml-20161217 215653'.CF171]" office:value-type="float" office:value="0.88291" calcext:value-type="float">
            <text:p>0.88291</text:p>
          </table:table-cell>
          <table:table-cell table:formula="of:=['Log_MeasurementsBatch200PM.xml-20161217 215653'.CH171]" office:value-type="float" office:value="0.8993" calcext:value-type="float">
            <text:p>0.8993</text:p>
          </table:table-cell>
          <table:table-cell table:formula="of:=IF(AND([.D171]&lt;=[.B171];[.D171]&gt;=[.C171]);1;0)" office:value-type="float" office:value="1" calcext:value-type="float">
            <text:p>1</text:p>
          </table:table-cell>
          <table:table-cell table:formula="of:=IF([.E17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2]" office:value-type="float" office:value="0.90711" calcext:value-type="float">
            <text:p>0.90711</text:p>
          </table:table-cell>
          <table:table-cell table:formula="of:=['Log_MeasurementsBatch200PM.xml-20161217 215653'.CD172]+2*['Log_MeasurementsBatch200PM.xml-20161217 215653'.CF172]" office:value-type="float" office:value="0.92553" calcext:value-type="float">
            <text:p>0.92553</text:p>
          </table:table-cell>
          <table:table-cell table:formula="of:=['Log_MeasurementsBatch200PM.xml-20161217 215653'.CD172]-2*['Log_MeasurementsBatch200PM.xml-20161217 215653'.CF172]" office:value-type="float" office:value="0.88869" calcext:value-type="float">
            <text:p>0.88869</text:p>
          </table:table-cell>
          <table:table-cell table:formula="of:=['Log_MeasurementsBatch200PM.xml-20161217 215653'.CH172]" office:value-type="float" office:value="0.89336" calcext:value-type="float">
            <text:p>0.89336</text:p>
          </table:table-cell>
          <table:table-cell table:formula="of:=IF(AND([.D172]&lt;=[.B172];[.D172]&gt;=[.C172]);1;0)" office:value-type="float" office:value="1" calcext:value-type="float">
            <text:p>1</text:p>
          </table:table-cell>
          <table:table-cell table:formula="of:=IF([.E17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3]" office:value-type="float" office:value="0.91233" calcext:value-type="float">
            <text:p>0.91233</text:p>
          </table:table-cell>
          <table:table-cell table:formula="of:=['Log_MeasurementsBatch200PM.xml-20161217 215653'.CD173]+2*['Log_MeasurementsBatch200PM.xml-20161217 215653'.CF173]" office:value-type="float" office:value="0.93025" calcext:value-type="float">
            <text:p>0.93025</text:p>
          </table:table-cell>
          <table:table-cell table:formula="of:=['Log_MeasurementsBatch200PM.xml-20161217 215653'.CD173]-2*['Log_MeasurementsBatch200PM.xml-20161217 215653'.CF173]" office:value-type="float" office:value="0.89441" calcext:value-type="float">
            <text:p>0.89441</text:p>
          </table:table-cell>
          <table:table-cell table:formula="of:=['Log_MeasurementsBatch200PM.xml-20161217 215653'.CH173]" office:value-type="float" office:value="0.92169" calcext:value-type="float">
            <text:p>0.92169</text:p>
          </table:table-cell>
          <table:table-cell table:formula="of:=IF(AND([.D173]&lt;=[.B173];[.D173]&gt;=[.C173]);1;0)" office:value-type="float" office:value="1" calcext:value-type="float">
            <text:p>1</text:p>
          </table:table-cell>
          <table:table-cell table:formula="of:=IF([.E17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4]" office:value-type="float" office:value="0.91743" calcext:value-type="float">
            <text:p>0.91743</text:p>
          </table:table-cell>
          <table:table-cell table:formula="of:=['Log_MeasurementsBatch200PM.xml-20161217 215653'.CD174]+2*['Log_MeasurementsBatch200PM.xml-20161217 215653'.CF174]" office:value-type="float" office:value="0.93487" calcext:value-type="float">
            <text:p>0.93487</text:p>
          </table:table-cell>
          <table:table-cell table:formula="of:=['Log_MeasurementsBatch200PM.xml-20161217 215653'.CD174]-2*['Log_MeasurementsBatch200PM.xml-20161217 215653'.CF174]" office:value-type="float" office:value="0.89999" calcext:value-type="float">
            <text:p>0.89999</text:p>
          </table:table-cell>
          <table:table-cell table:formula="of:=['Log_MeasurementsBatch200PM.xml-20161217 215653'.CH174]" office:value-type="float" office:value="0.9247" calcext:value-type="float">
            <text:p>0.9247</text:p>
          </table:table-cell>
          <table:table-cell table:formula="of:=IF(AND([.D174]&lt;=[.B174];[.D174]&gt;=[.C174]);1;0)" office:value-type="float" office:value="1" calcext:value-type="float">
            <text:p>1</text:p>
          </table:table-cell>
          <table:table-cell table:formula="of:=IF([.E17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5]" office:value-type="float" office:value="0.92242" calcext:value-type="float">
            <text:p>0.92242</text:p>
          </table:table-cell>
          <table:table-cell table:formula="of:=['Log_MeasurementsBatch200PM.xml-20161217 215653'.CD175]+2*['Log_MeasurementsBatch200PM.xml-20161217 215653'.CF175]" office:value-type="float" office:value="0.93936" calcext:value-type="float">
            <text:p>0.93936</text:p>
          </table:table-cell>
          <table:table-cell table:formula="of:=['Log_MeasurementsBatch200PM.xml-20161217 215653'.CD175]-2*['Log_MeasurementsBatch200PM.xml-20161217 215653'.CF175]" office:value-type="float" office:value="0.90548" calcext:value-type="float">
            <text:p>0.90548</text:p>
          </table:table-cell>
          <table:table-cell table:formula="of:=['Log_MeasurementsBatch200PM.xml-20161217 215653'.CH175]" office:value-type="float" office:value="0.93888" calcext:value-type="float">
            <text:p>0.93888</text:p>
          </table:table-cell>
          <table:table-cell table:formula="of:=IF(AND([.D175]&lt;=[.B175];[.D175]&gt;=[.C175]);1;0)" office:value-type="float" office:value="1" calcext:value-type="float">
            <text:p>1</text:p>
          </table:table-cell>
          <table:table-cell table:formula="of:=IF([.E17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6]" office:value-type="float" office:value="0.9273" calcext:value-type="float">
            <text:p>0.9273</text:p>
          </table:table-cell>
          <table:table-cell table:formula="of:=['Log_MeasurementsBatch200PM.xml-20161217 215653'.CD176]+2*['Log_MeasurementsBatch200PM.xml-20161217 215653'.CF176]" office:value-type="float" office:value="0.94378" calcext:value-type="float">
            <text:p>0.94378</text:p>
          </table:table-cell>
          <table:table-cell table:formula="of:=['Log_MeasurementsBatch200PM.xml-20161217 215653'.CD176]-2*['Log_MeasurementsBatch200PM.xml-20161217 215653'.CF176]" office:value-type="float" office:value="0.91082" calcext:value-type="float">
            <text:p>0.91082</text:p>
          </table:table-cell>
          <table:table-cell table:formula="of:=['Log_MeasurementsBatch200PM.xml-20161217 215653'.CH176]" office:value-type="float" office:value="0.92944" calcext:value-type="float">
            <text:p>0.92944</text:p>
          </table:table-cell>
          <table:table-cell table:formula="of:=IF(AND([.D176]&lt;=[.B176];[.D176]&gt;=[.C176]);1;0)" office:value-type="float" office:value="1" calcext:value-type="float">
            <text:p>1</text:p>
          </table:table-cell>
          <table:table-cell table:formula="of:=IF([.E17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7]" office:value-type="float" office:value="0.93205" calcext:value-type="float">
            <text:p>0.93205</text:p>
          </table:table-cell>
          <table:table-cell table:formula="of:=['Log_MeasurementsBatch200PM.xml-20161217 215653'.CD177]+2*['Log_MeasurementsBatch200PM.xml-20161217 215653'.CF177]" office:value-type="float" office:value="0.94801" calcext:value-type="float">
            <text:p>0.94801</text:p>
          </table:table-cell>
          <table:table-cell table:formula="of:=['Log_MeasurementsBatch200PM.xml-20161217 215653'.CD177]-2*['Log_MeasurementsBatch200PM.xml-20161217 215653'.CF177]" office:value-type="float" office:value="0.91609" calcext:value-type="float">
            <text:p>0.91609</text:p>
          </table:table-cell>
          <table:table-cell table:formula="of:=['Log_MeasurementsBatch200PM.xml-20161217 215653'.CH177]" office:value-type="float" office:value="0.92462" calcext:value-type="float">
            <text:p>0.92462</text:p>
          </table:table-cell>
          <table:table-cell table:formula="of:=IF(AND([.D177]&lt;=[.B177];[.D177]&gt;=[.C177]);1;0)" office:value-type="float" office:value="1" calcext:value-type="float">
            <text:p>1</text:p>
          </table:table-cell>
          <table:table-cell table:formula="of:=IF([.E17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8]" office:value-type="float" office:value="0.93668" calcext:value-type="float">
            <text:p>0.93668</text:p>
          </table:table-cell>
          <table:table-cell table:formula="of:=['Log_MeasurementsBatch200PM.xml-20161217 215653'.CD178]+2*['Log_MeasurementsBatch200PM.xml-20161217 215653'.CF178]" office:value-type="float" office:value="0.95212" calcext:value-type="float">
            <text:p>0.95212</text:p>
          </table:table-cell>
          <table:table-cell table:formula="of:=['Log_MeasurementsBatch200PM.xml-20161217 215653'.CD178]-2*['Log_MeasurementsBatch200PM.xml-20161217 215653'.CF178]" office:value-type="float" office:value="0.92124" calcext:value-type="float">
            <text:p>0.92124</text:p>
          </table:table-cell>
          <table:table-cell table:formula="of:=['Log_MeasurementsBatch200PM.xml-20161217 215653'.CH178]" office:value-type="float" office:value="0.9488" calcext:value-type="float">
            <text:p>0.9488</text:p>
          </table:table-cell>
          <table:table-cell table:formula="of:=IF(AND([.D178]&lt;=[.B178];[.D178]&gt;=[.C178]);1;0)" office:value-type="float" office:value="1" calcext:value-type="float">
            <text:p>1</text:p>
          </table:table-cell>
          <table:table-cell table:formula="of:=IF([.E17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79]" office:value-type="float" office:value="0.94118" calcext:value-type="float">
            <text:p>0.94118</text:p>
          </table:table-cell>
          <table:table-cell table:formula="of:=['Log_MeasurementsBatch200PM.xml-20161217 215653'.CD179]+2*['Log_MeasurementsBatch200PM.xml-20161217 215653'.CF179]" office:value-type="float" office:value="0.95608" calcext:value-type="float">
            <text:p>0.95608</text:p>
          </table:table-cell>
          <table:table-cell table:formula="of:=['Log_MeasurementsBatch200PM.xml-20161217 215653'.CD179]-2*['Log_MeasurementsBatch200PM.xml-20161217 215653'.CF179]" office:value-type="float" office:value="0.92628" calcext:value-type="float">
            <text:p>0.92628</text:p>
          </table:table-cell>
          <table:table-cell table:formula="of:=['Log_MeasurementsBatch200PM.xml-20161217 215653'.CH179]" office:value-type="float" office:value="0.94383" calcext:value-type="float">
            <text:p>0.94383</text:p>
          </table:table-cell>
          <table:table-cell table:formula="of:=IF(AND([.D179]&lt;=[.B179];[.D179]&gt;=[.C179]);1;0)" office:value-type="float" office:value="1" calcext:value-type="float">
            <text:p>1</text:p>
          </table:table-cell>
          <table:table-cell table:formula="of:=IF([.E17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0]" office:value-type="float" office:value="0.94554" calcext:value-type="float">
            <text:p>0.94554</text:p>
          </table:table-cell>
          <table:table-cell table:formula="of:=['Log_MeasurementsBatch200PM.xml-20161217 215653'.CD180]+2*['Log_MeasurementsBatch200PM.xml-20161217 215653'.CF180]" office:value-type="float" office:value="0.95994" calcext:value-type="float">
            <text:p>0.95994</text:p>
          </table:table-cell>
          <table:table-cell table:formula="of:=['Log_MeasurementsBatch200PM.xml-20161217 215653'.CD180]-2*['Log_MeasurementsBatch200PM.xml-20161217 215653'.CF180]" office:value-type="float" office:value="0.93114" calcext:value-type="float">
            <text:p>0.93114</text:p>
          </table:table-cell>
          <table:table-cell table:formula="of:=['Log_MeasurementsBatch200PM.xml-20161217 215653'.CH180]" office:value-type="float" office:value="0.9497" calcext:value-type="float">
            <text:p>0.9497</text:p>
          </table:table-cell>
          <table:table-cell table:formula="of:=IF(AND([.D180]&lt;=[.B180];[.D180]&gt;=[.C180]);1;0)" office:value-type="float" office:value="1" calcext:value-type="float">
            <text:p>1</text:p>
          </table:table-cell>
          <table:table-cell table:formula="of:=IF([.E18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1]" office:value-type="float" office:value="0.94976" calcext:value-type="float">
            <text:p>0.94976</text:p>
          </table:table-cell>
          <table:table-cell table:formula="of:=['Log_MeasurementsBatch200PM.xml-20161217 215653'.CD181]+2*['Log_MeasurementsBatch200PM.xml-20161217 215653'.CF181]" office:value-type="float" office:value="0.96358" calcext:value-type="float">
            <text:p>0.96358</text:p>
          </table:table-cell>
          <table:table-cell table:formula="of:=['Log_MeasurementsBatch200PM.xml-20161217 215653'.CD181]-2*['Log_MeasurementsBatch200PM.xml-20161217 215653'.CF181]" office:value-type="float" office:value="0.93594" calcext:value-type="float">
            <text:p>0.93594</text:p>
          </table:table-cell>
          <table:table-cell table:formula="of:=['Log_MeasurementsBatch200PM.xml-20161217 215653'.CH181]" office:value-type="float" office:value="0.95591" calcext:value-type="float">
            <text:p>0.95591</text:p>
          </table:table-cell>
          <table:table-cell table:formula="of:=IF(AND([.D181]&lt;=[.B181];[.D181]&gt;=[.C181]);1;0)" office:value-type="float" office:value="1" calcext:value-type="float">
            <text:p>1</text:p>
          </table:table-cell>
          <table:table-cell table:formula="of:=IF([.E18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2]" office:value-type="float" office:value="0.95383" calcext:value-type="float">
            <text:p>0.95383</text:p>
          </table:table-cell>
          <table:table-cell table:formula="of:=['Log_MeasurementsBatch200PM.xml-20161217 215653'.CD182]+2*['Log_MeasurementsBatch200PM.xml-20161217 215653'.CF182]" office:value-type="float" office:value="0.96713" calcext:value-type="float">
            <text:p>0.96713</text:p>
          </table:table-cell>
          <table:table-cell table:formula="of:=['Log_MeasurementsBatch200PM.xml-20161217 215653'.CD182]-2*['Log_MeasurementsBatch200PM.xml-20161217 215653'.CF182]" office:value-type="float" office:value="0.94053" calcext:value-type="float">
            <text:p>0.94053</text:p>
          </table:table-cell>
          <table:table-cell table:formula="of:=['Log_MeasurementsBatch200PM.xml-20161217 215653'.CH182]" office:value-type="float" office:value="0.9407" calcext:value-type="float">
            <text:p>0.9407</text:p>
          </table:table-cell>
          <table:table-cell table:formula="of:=IF(AND([.D182]&lt;=[.B182];[.D182]&gt;=[.C182]);1;0)" office:value-type="float" office:value="1" calcext:value-type="float">
            <text:p>1</text:p>
          </table:table-cell>
          <table:table-cell table:formula="of:=IF([.E18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3]" office:value-type="float" office:value="0.95776" calcext:value-type="float">
            <text:p>0.95776</text:p>
          </table:table-cell>
          <table:table-cell table:formula="of:=['Log_MeasurementsBatch200PM.xml-20161217 215653'.CD183]+2*['Log_MeasurementsBatch200PM.xml-20161217 215653'.CF183]" office:value-type="float" office:value="0.97048" calcext:value-type="float">
            <text:p>0.97048</text:p>
          </table:table-cell>
          <table:table-cell table:formula="of:=['Log_MeasurementsBatch200PM.xml-20161217 215653'.CD183]-2*['Log_MeasurementsBatch200PM.xml-20161217 215653'.CF183]" office:value-type="float" office:value="0.94504" calcext:value-type="float">
            <text:p>0.94504</text:p>
          </table:table-cell>
          <table:table-cell table:formula="of:=['Log_MeasurementsBatch200PM.xml-20161217 215653'.CH183]" office:value-type="float" office:value="0.943" calcext:value-type="float">
            <text:p>0.943</text:p>
          </table:table-cell>
          <table:table-cell table:formula="of:=IF(AND([.D183]&lt;=[.B183];[.D183]&gt;=[.C183]);1;0)" office:value-type="float" office:value="0" calcext:value-type="float">
            <text:p>0</text:p>
          </table:table-cell>
          <table:table-cell table:formula="of:=IF([.E183]=1;0;1)" office:value-type="float" office:value="1" calcext:value-type="float">
            <text:p>1</text:p>
          </table:table-cell>
        </table:table-row>
        <table:table-row table:style-name="ro1">
          <table:table-cell table:formula="of:=['Log_MeasurementsBatch200PM.xml-20161217 215653'.CD184]" office:value-type="float" office:value="0.96154" calcext:value-type="float">
            <text:p>0.96154</text:p>
          </table:table-cell>
          <table:table-cell table:formula="of:=['Log_MeasurementsBatch200PM.xml-20161217 215653'.CD184]+2*['Log_MeasurementsBatch200PM.xml-20161217 215653'.CF184]" office:value-type="float" office:value="0.97372" calcext:value-type="float">
            <text:p>0.97372</text:p>
          </table:table-cell>
          <table:table-cell table:formula="of:=['Log_MeasurementsBatch200PM.xml-20161217 215653'.CD184]-2*['Log_MeasurementsBatch200PM.xml-20161217 215653'.CF184]" office:value-type="float" office:value="0.94936" calcext:value-type="float">
            <text:p>0.94936</text:p>
          </table:table-cell>
          <table:table-cell table:formula="of:=['Log_MeasurementsBatch200PM.xml-20161217 215653'.CH184]" office:value-type="float" office:value="0.9679" calcext:value-type="float">
            <text:p>0.9679</text:p>
          </table:table-cell>
          <table:table-cell table:formula="of:=IF(AND([.D184]&lt;=[.B184];[.D184]&gt;=[.C184]);1;0)" office:value-type="float" office:value="1" calcext:value-type="float">
            <text:p>1</text:p>
          </table:table-cell>
          <table:table-cell table:formula="of:=IF([.E18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5]" office:value-type="float" office:value="0.96516" calcext:value-type="float">
            <text:p>0.96516</text:p>
          </table:table-cell>
          <table:table-cell table:formula="of:=['Log_MeasurementsBatch200PM.xml-20161217 215653'.CD185]+2*['Log_MeasurementsBatch200PM.xml-20161217 215653'.CF185]" office:value-type="float" office:value="0.97678" calcext:value-type="float">
            <text:p>0.97678</text:p>
          </table:table-cell>
          <table:table-cell table:formula="of:=['Log_MeasurementsBatch200PM.xml-20161217 215653'.CD185]-2*['Log_MeasurementsBatch200PM.xml-20161217 215653'.CF185]" office:value-type="float" office:value="0.95354" calcext:value-type="float">
            <text:p>0.95354</text:p>
          </table:table-cell>
          <table:table-cell table:formula="of:=['Log_MeasurementsBatch200PM.xml-20161217 215653'.CH185]" office:value-type="float" office:value="0.96586" calcext:value-type="float">
            <text:p>0.96586</text:p>
          </table:table-cell>
          <table:table-cell table:formula="of:=IF(AND([.D185]&lt;=[.B185];[.D185]&gt;=[.C185]);1;0)" office:value-type="float" office:value="1" calcext:value-type="float">
            <text:p>1</text:p>
          </table:table-cell>
          <table:table-cell table:formula="of:=IF([.E18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6]" office:value-type="float" office:value="0.96862" calcext:value-type="float">
            <text:p>0.96862</text:p>
          </table:table-cell>
          <table:table-cell table:formula="of:=['Log_MeasurementsBatch200PM.xml-20161217 215653'.CD186]+2*['Log_MeasurementsBatch200PM.xml-20161217 215653'.CF186]" office:value-type="float" office:value="0.97966" calcext:value-type="float">
            <text:p>0.97966</text:p>
          </table:table-cell>
          <table:table-cell table:formula="of:=['Log_MeasurementsBatch200PM.xml-20161217 215653'.CD186]-2*['Log_MeasurementsBatch200PM.xml-20161217 215653'.CF186]" office:value-type="float" office:value="0.95758" calcext:value-type="float">
            <text:p>0.95758</text:p>
          </table:table-cell>
          <table:table-cell table:formula="of:=['Log_MeasurementsBatch200PM.xml-20161217 215653'.CH186]" office:value-type="float" office:value="0.96787" calcext:value-type="float">
            <text:p>0.96787</text:p>
          </table:table-cell>
          <table:table-cell table:formula="of:=IF(AND([.D186]&lt;=[.B186];[.D186]&gt;=[.C186]);1;0)" office:value-type="float" office:value="1" calcext:value-type="float">
            <text:p>1</text:p>
          </table:table-cell>
          <table:table-cell table:formula="of:=IF([.E18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7]" office:value-type="float" office:value="0.97191" calcext:value-type="float">
            <text:p>0.97191</text:p>
          </table:table-cell>
          <table:table-cell table:formula="of:=['Log_MeasurementsBatch200PM.xml-20161217 215653'.CD187]+2*['Log_MeasurementsBatch200PM.xml-20161217 215653'.CF187]" office:value-type="float" office:value="0.98235" calcext:value-type="float">
            <text:p>0.98235</text:p>
          </table:table-cell>
          <table:table-cell table:formula="of:=['Log_MeasurementsBatch200PM.xml-20161217 215653'.CD187]-2*['Log_MeasurementsBatch200PM.xml-20161217 215653'.CF187]" office:value-type="float" office:value="0.96147" calcext:value-type="float">
            <text:p>0.96147</text:p>
          </table:table-cell>
          <table:table-cell table:formula="of:=['Log_MeasurementsBatch200PM.xml-20161217 215653'.CH187]" office:value-type="float" office:value="0.981" calcext:value-type="float">
            <text:p>0.981</text:p>
          </table:table-cell>
          <table:table-cell table:formula="of:=IF(AND([.D187]&lt;=[.B187];[.D187]&gt;=[.C187]);1;0)" office:value-type="float" office:value="1" calcext:value-type="float">
            <text:p>1</text:p>
          </table:table-cell>
          <table:table-cell table:formula="of:=IF([.E18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8]" office:value-type="float" office:value="0.97504" calcext:value-type="float">
            <text:p>0.97504</text:p>
          </table:table-cell>
          <table:table-cell table:formula="of:=['Log_MeasurementsBatch200PM.xml-20161217 215653'.CD188]+2*['Log_MeasurementsBatch200PM.xml-20161217 215653'.CF188]" office:value-type="float" office:value="0.9849" calcext:value-type="float">
            <text:p>0.9849</text:p>
          </table:table-cell>
          <table:table-cell table:formula="of:=['Log_MeasurementsBatch200PM.xml-20161217 215653'.CD188]-2*['Log_MeasurementsBatch200PM.xml-20161217 215653'.CF188]" office:value-type="float" office:value="0.96518" calcext:value-type="float">
            <text:p>0.96518</text:p>
          </table:table-cell>
          <table:table-cell table:formula="of:=['Log_MeasurementsBatch200PM.xml-20161217 215653'.CH188]" office:value-type="float" office:value="0.983" calcext:value-type="float">
            <text:p>0.983</text:p>
          </table:table-cell>
          <table:table-cell table:formula="of:=IF(AND([.D188]&lt;=[.B188];[.D188]&gt;=[.C188]);1;0)" office:value-type="float" office:value="1" calcext:value-type="float">
            <text:p>1</text:p>
          </table:table-cell>
          <table:table-cell table:formula="of:=IF([.E18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89]" office:value-type="float" office:value="0.978" calcext:value-type="float">
            <text:p>0.978</text:p>
          </table:table-cell>
          <table:table-cell table:formula="of:=['Log_MeasurementsBatch200PM.xml-20161217 215653'.CD189]+2*['Log_MeasurementsBatch200PM.xml-20161217 215653'.CF189]" office:value-type="float" office:value="0.98728" calcext:value-type="float">
            <text:p>0.98728</text:p>
          </table:table-cell>
          <table:table-cell table:formula="of:=['Log_MeasurementsBatch200PM.xml-20161217 215653'.CD189]-2*['Log_MeasurementsBatch200PM.xml-20161217 215653'.CF189]" office:value-type="float" office:value="0.96872" calcext:value-type="float">
            <text:p>0.96872</text:p>
          </table:table-cell>
          <table:table-cell table:formula="of:=['Log_MeasurementsBatch200PM.xml-20161217 215653'.CH189]" office:value-type="float" office:value="0.972" calcext:value-type="float">
            <text:p>0.972</text:p>
          </table:table-cell>
          <table:table-cell table:formula="of:=IF(AND([.D189]&lt;=[.B189];[.D189]&gt;=[.C189]);1;0)" office:value-type="float" office:value="1" calcext:value-type="float">
            <text:p>1</text:p>
          </table:table-cell>
          <table:table-cell table:formula="of:=IF([.E18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0]" office:value-type="float" office:value="0.98078" calcext:value-type="float">
            <text:p>0.98078</text:p>
          </table:table-cell>
          <table:table-cell table:formula="of:=['Log_MeasurementsBatch200PM.xml-20161217 215653'.CD190]+2*['Log_MeasurementsBatch200PM.xml-20161217 215653'.CF190]" office:value-type="float" office:value="0.98946" calcext:value-type="float">
            <text:p>0.98946</text:p>
          </table:table-cell>
          <table:table-cell table:formula="of:=['Log_MeasurementsBatch200PM.xml-20161217 215653'.CD190]-2*['Log_MeasurementsBatch200PM.xml-20161217 215653'.CF190]" office:value-type="float" office:value="0.9721" calcext:value-type="float">
            <text:p>0.9721</text:p>
          </table:table-cell>
          <table:table-cell table:formula="of:=['Log_MeasurementsBatch200PM.xml-20161217 215653'.CH190]" office:value-type="float" office:value="0.97698" calcext:value-type="float">
            <text:p>0.97698</text:p>
          </table:table-cell>
          <table:table-cell table:formula="of:=IF(AND([.D190]&lt;=[.B190];[.D190]&gt;=[.C190]);1;0)" office:value-type="float" office:value="1" calcext:value-type="float">
            <text:p>1</text:p>
          </table:table-cell>
          <table:table-cell table:formula="of:=IF([.E19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1]" office:value-type="float" office:value="0.98338" calcext:value-type="float">
            <text:p>0.98338</text:p>
          </table:table-cell>
          <table:table-cell table:formula="of:=['Log_MeasurementsBatch200PM.xml-20161217 215653'.CD191]+2*['Log_MeasurementsBatch200PM.xml-20161217 215653'.CF191]" office:value-type="float" office:value="0.99146" calcext:value-type="float">
            <text:p>0.99146</text:p>
          </table:table-cell>
          <table:table-cell table:formula="of:=['Log_MeasurementsBatch200PM.xml-20161217 215653'.CD191]-2*['Log_MeasurementsBatch200PM.xml-20161217 215653'.CF191]" office:value-type="float" office:value="0.9753" calcext:value-type="float">
            <text:p>0.9753</text:p>
          </table:table-cell>
          <table:table-cell table:formula="of:=['Log_MeasurementsBatch200PM.xml-20161217 215653'.CH191]" office:value-type="float" office:value="0.98599" calcext:value-type="float">
            <text:p>0.98599</text:p>
          </table:table-cell>
          <table:table-cell table:formula="of:=IF(AND([.D191]&lt;=[.B191];[.D191]&gt;=[.C191]);1;0)" office:value-type="float" office:value="1" calcext:value-type="float">
            <text:p>1</text:p>
          </table:table-cell>
          <table:table-cell table:formula="of:=IF([.E19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2]" office:value-type="float" office:value="0.9858" calcext:value-type="float">
            <text:p>0.9858</text:p>
          </table:table-cell>
          <table:table-cell table:formula="of:=['Log_MeasurementsBatch200PM.xml-20161217 215653'.CD192]+2*['Log_MeasurementsBatch200PM.xml-20161217 215653'.CF192]" office:value-type="float" office:value="0.99328" calcext:value-type="float">
            <text:p>0.99328</text:p>
          </table:table-cell>
          <table:table-cell table:formula="of:=['Log_MeasurementsBatch200PM.xml-20161217 215653'.CD192]-2*['Log_MeasurementsBatch200PM.xml-20161217 215653'.CF192]" office:value-type="float" office:value="0.97832" calcext:value-type="float">
            <text:p>0.97832</text:p>
          </table:table-cell>
          <table:table-cell table:formula="of:=['Log_MeasurementsBatch200PM.xml-20161217 215653'.CH192]" office:value-type="float" office:value="0.97996" calcext:value-type="float">
            <text:p>0.97996</text:p>
          </table:table-cell>
          <table:table-cell table:formula="of:=IF(AND([.D192]&lt;=[.B192];[.D192]&gt;=[.C192]);1;0)" office:value-type="float" office:value="1" calcext:value-type="float">
            <text:p>1</text:p>
          </table:table-cell>
          <table:table-cell table:formula="of:=IF([.E19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3]" office:value-type="float" office:value="0.98804" calcext:value-type="float">
            <text:p>0.98804</text:p>
          </table:table-cell>
          <table:table-cell table:formula="of:=['Log_MeasurementsBatch200PM.xml-20161217 215653'.CD193]+2*['Log_MeasurementsBatch200PM.xml-20161217 215653'.CF193]" office:value-type="float" office:value="0.99492" calcext:value-type="float">
            <text:p>0.99492</text:p>
          </table:table-cell>
          <table:table-cell table:formula="of:=['Log_MeasurementsBatch200PM.xml-20161217 215653'.CD193]-2*['Log_MeasurementsBatch200PM.xml-20161217 215653'.CF193]" office:value-type="float" office:value="0.98116" calcext:value-type="float">
            <text:p>0.98116</text:p>
          </table:table-cell>
          <table:table-cell table:formula="of:=['Log_MeasurementsBatch200PM.xml-20161217 215653'.CH193]" office:value-type="float" office:value="0.98298" calcext:value-type="float">
            <text:p>0.98298</text:p>
          </table:table-cell>
          <table:table-cell table:formula="of:=IF(AND([.D193]&lt;=[.B193];[.D193]&gt;=[.C193]);1;0)" office:value-type="float" office:value="1" calcext:value-type="float">
            <text:p>1</text:p>
          </table:table-cell>
          <table:table-cell table:formula="of:=IF([.E19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4]" office:value-type="float" office:value="0.9901" calcext:value-type="float">
            <text:p>0.9901</text:p>
          </table:table-cell>
          <table:table-cell table:formula="of:=['Log_MeasurementsBatch200PM.xml-20161217 215653'.CD194]+2*['Log_MeasurementsBatch200PM.xml-20161217 215653'.CF194]" office:value-type="float" office:value="0.99636" calcext:value-type="float">
            <text:p>0.99636</text:p>
          </table:table-cell>
          <table:table-cell table:formula="of:=['Log_MeasurementsBatch200PM.xml-20161217 215653'.CD194]-2*['Log_MeasurementsBatch200PM.xml-20161217 215653'.CF194]" office:value-type="float" office:value="0.98384" calcext:value-type="float">
            <text:p>0.98384</text:p>
          </table:table-cell>
          <table:table-cell table:formula="of:=['Log_MeasurementsBatch200PM.xml-20161217 215653'.CH194]" office:value-type="float" office:value="0.98498" calcext:value-type="float">
            <text:p>0.98498</text:p>
          </table:table-cell>
          <table:table-cell table:formula="of:=IF(AND([.D194]&lt;=[.B194];[.D194]&gt;=[.C194]);1;0)" office:value-type="float" office:value="1" calcext:value-type="float">
            <text:p>1</text:p>
          </table:table-cell>
          <table:table-cell table:formula="of:=IF([.E194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5]" office:value-type="float" office:value="0.99197" calcext:value-type="float">
            <text:p>0.99197</text:p>
          </table:table-cell>
          <table:table-cell table:formula="of:=['Log_MeasurementsBatch200PM.xml-20161217 215653'.CD195]+2*['Log_MeasurementsBatch200PM.xml-20161217 215653'.CF195]" office:value-type="float" office:value="0.99761" calcext:value-type="float">
            <text:p>0.99761</text:p>
          </table:table-cell>
          <table:table-cell table:formula="of:=['Log_MeasurementsBatch200PM.xml-20161217 215653'.CD195]-2*['Log_MeasurementsBatch200PM.xml-20161217 215653'.CF195]" office:value-type="float" office:value="0.98633" calcext:value-type="float">
            <text:p>0.98633</text:p>
          </table:table-cell>
          <table:table-cell table:formula="of:=['Log_MeasurementsBatch200PM.xml-20161217 215653'.CH195]" office:value-type="float" office:value="0.991" calcext:value-type="float">
            <text:p>0.991</text:p>
          </table:table-cell>
          <table:table-cell table:formula="of:=IF(AND([.D195]&lt;=[.B195];[.D195]&gt;=[.C195]);1;0)" office:value-type="float" office:value="1" calcext:value-type="float">
            <text:p>1</text:p>
          </table:table-cell>
          <table:table-cell table:formula="of:=IF([.E195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6]" office:value-type="float" office:value="0.99364" calcext:value-type="float">
            <text:p>0.99364</text:p>
          </table:table-cell>
          <table:table-cell table:formula="of:=['Log_MeasurementsBatch200PM.xml-20161217 215653'.CD196]+2*['Log_MeasurementsBatch200PM.xml-20161217 215653'.CF196]" office:value-type="float" office:value="0.99866" calcext:value-type="float">
            <text:p>0.99866</text:p>
          </table:table-cell>
          <table:table-cell table:formula="of:=['Log_MeasurementsBatch200PM.xml-20161217 215653'.CD196]-2*['Log_MeasurementsBatch200PM.xml-20161217 215653'.CF196]" office:value-type="float" office:value="0.98862" calcext:value-type="float">
            <text:p>0.98862</text:p>
          </table:table-cell>
          <table:table-cell table:formula="of:=['Log_MeasurementsBatch200PM.xml-20161217 215653'.CH196]" office:value-type="float" office:value="0.99399" calcext:value-type="float">
            <text:p>0.99399</text:p>
          </table:table-cell>
          <table:table-cell table:formula="of:=IF(AND([.D196]&lt;=[.B196];[.D196]&gt;=[.C196]);1;0)" office:value-type="float" office:value="1" calcext:value-type="float">
            <text:p>1</text:p>
          </table:table-cell>
          <table:table-cell table:formula="of:=IF([.E196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7]" office:value-type="float" office:value="0.99512" calcext:value-type="float">
            <text:p>0.99512</text:p>
          </table:table-cell>
          <table:table-cell table:formula="of:=['Log_MeasurementsBatch200PM.xml-20161217 215653'.CD197]+2*['Log_MeasurementsBatch200PM.xml-20161217 215653'.CF197]" office:value-type="float" office:value="0.99952" calcext:value-type="float">
            <text:p>0.99952</text:p>
          </table:table-cell>
          <table:table-cell table:formula="of:=['Log_MeasurementsBatch200PM.xml-20161217 215653'.CD197]-2*['Log_MeasurementsBatch200PM.xml-20161217 215653'.CF197]" office:value-type="float" office:value="0.99072" calcext:value-type="float">
            <text:p>0.99072</text:p>
          </table:table-cell>
          <table:table-cell table:formula="of:=['Log_MeasurementsBatch200PM.xml-20161217 215653'.CH197]" office:value-type="float" office:value="0.997" calcext:value-type="float">
            <text:p>0.997</text:p>
          </table:table-cell>
          <table:table-cell table:formula="of:=IF(AND([.D197]&lt;=[.B197];[.D197]&gt;=[.C197]);1;0)" office:value-type="float" office:value="1" calcext:value-type="float">
            <text:p>1</text:p>
          </table:table-cell>
          <table:table-cell table:formula="of:=IF([.E197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8]" office:value-type="float" office:value="0.99641" calcext:value-type="float">
            <text:p>0.99641</text:p>
          </table:table-cell>
          <table:table-cell table:formula="of:=['Log_MeasurementsBatch200PM.xml-20161217 215653'.CD198]+2*['Log_MeasurementsBatch200PM.xml-20161217 215653'.CF198]" office:value-type="float" office:value="1.00019" calcext:value-type="float">
            <text:p>1.00019</text:p>
          </table:table-cell>
          <table:table-cell table:formula="of:=['Log_MeasurementsBatch200PM.xml-20161217 215653'.CD198]-2*['Log_MeasurementsBatch200PM.xml-20161217 215653'.CF198]" office:value-type="float" office:value="0.99263" calcext:value-type="float">
            <text:p>0.99263</text:p>
          </table:table-cell>
          <table:table-cell table:formula="of:=['Log_MeasurementsBatch200PM.xml-20161217 215653'.CH198]" office:value-type="float" office:value="0.998" calcext:value-type="float">
            <text:p>0.998</text:p>
          </table:table-cell>
          <table:table-cell table:formula="of:=IF(AND([.D198]&lt;=[.B198];[.D198]&gt;=[.C198]);1;0)" office:value-type="float" office:value="1" calcext:value-type="float">
            <text:p>1</text:p>
          </table:table-cell>
          <table:table-cell table:formula="of:=IF([.E198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199]" office:value-type="float" office:value="0.99751" calcext:value-type="float">
            <text:p>0.99751</text:p>
          </table:table-cell>
          <table:table-cell table:formula="of:=['Log_MeasurementsBatch200PM.xml-20161217 215653'.CD199]+2*['Log_MeasurementsBatch200PM.xml-20161217 215653'.CF199]" office:value-type="float" office:value="1.00067" calcext:value-type="float">
            <text:p>1.00067</text:p>
          </table:table-cell>
          <table:table-cell table:formula="of:=['Log_MeasurementsBatch200PM.xml-20161217 215653'.CD199]-2*['Log_MeasurementsBatch200PM.xml-20161217 215653'.CF199]" office:value-type="float" office:value="0.99435" calcext:value-type="float">
            <text:p>0.99435</text:p>
          </table:table-cell>
          <table:table-cell table:formula="of:=['Log_MeasurementsBatch200PM.xml-20161217 215653'.CH199]" office:value-type="float" office:value="0.998" calcext:value-type="float">
            <text:p>0.998</text:p>
          </table:table-cell>
          <table:table-cell table:formula="of:=IF(AND([.D199]&lt;=[.B199];[.D199]&gt;=[.C199]);1;0)" office:value-type="float" office:value="1" calcext:value-type="float">
            <text:p>1</text:p>
          </table:table-cell>
          <table:table-cell table:formula="of:=IF([.E199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00]" office:value-type="float" office:value="0.9984" calcext:value-type="float">
            <text:p>0.9984</text:p>
          </table:table-cell>
          <table:table-cell table:formula="of:=['Log_MeasurementsBatch200PM.xml-20161217 215653'.CD200]+2*['Log_MeasurementsBatch200PM.xml-20161217 215653'.CF200]" office:value-type="float" office:value="1.00092" calcext:value-type="float">
            <text:p>1.00092</text:p>
          </table:table-cell>
          <table:table-cell table:formula="of:=['Log_MeasurementsBatch200PM.xml-20161217 215653'.CD200]-2*['Log_MeasurementsBatch200PM.xml-20161217 215653'.CF200]" office:value-type="float" office:value="0.99588" calcext:value-type="float">
            <text:p>0.99588</text:p>
          </table:table-cell>
          <table:table-cell table:formula="of:=['Log_MeasurementsBatch200PM.xml-20161217 215653'.CH200]" office:value-type="float" office:value="0.999" calcext:value-type="float">
            <text:p>0.999</text:p>
          </table:table-cell>
          <table:table-cell table:formula="of:=IF(AND([.D200]&lt;=[.B200];[.D200]&gt;=[.C200]);1;0)" office:value-type="float" office:value="1" calcext:value-type="float">
            <text:p>1</text:p>
          </table:table-cell>
          <table:table-cell table:formula="of:=IF([.E200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01]" office:value-type="float" office:value="0.9991" calcext:value-type="float">
            <text:p>0.9991</text:p>
          </table:table-cell>
          <table:table-cell table:formula="of:=['Log_MeasurementsBatch200PM.xml-20161217 215653'.CD201]+2*['Log_MeasurementsBatch200PM.xml-20161217 215653'.CF201]" office:value-type="float" office:value="1.001" calcext:value-type="float">
            <text:p>1.001</text:p>
          </table:table-cell>
          <table:table-cell table:formula="of:=['Log_MeasurementsBatch200PM.xml-20161217 215653'.CD201]-2*['Log_MeasurementsBatch200PM.xml-20161217 215653'.CF201]" office:value-type="float" office:value="0.9972" calcext:value-type="float">
            <text:p>0.9972</text:p>
          </table:table-cell>
          <table:table-cell table:formula="of:=['Log_MeasurementsBatch200PM.xml-20161217 215653'.CH201]" office:value-type="float" office:value="0.999" calcext:value-type="float">
            <text:p>0.999</text:p>
          </table:table-cell>
          <table:table-cell table:formula="of:=IF(AND([.D201]&lt;=[.B201];[.D201]&gt;=[.C201]);1;0)" office:value-type="float" office:value="1" calcext:value-type="float">
            <text:p>1</text:p>
          </table:table-cell>
          <table:table-cell table:formula="of:=IF([.E201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02]" office:value-type="float" office:value="0.9996" calcext:value-type="float">
            <text:p>0.9996</text:p>
          </table:table-cell>
          <table:table-cell table:formula="of:=['Log_MeasurementsBatch200PM.xml-20161217 215653'.CD202]+2*['Log_MeasurementsBatch200PM.xml-20161217 215653'.CF202]" office:value-type="float" office:value="1.00086" calcext:value-type="float">
            <text:p>1.00086</text:p>
          </table:table-cell>
          <table:table-cell table:formula="of:=['Log_MeasurementsBatch200PM.xml-20161217 215653'.CD202]-2*['Log_MeasurementsBatch200PM.xml-20161217 215653'.CF202]" office:value-type="float" office:value="0.99834" calcext:value-type="float">
            <text:p>0.99834</text:p>
          </table:table-cell>
          <table:table-cell table:formula="of:=['Log_MeasurementsBatch200PM.xml-20161217 215653'.CH202]" office:value-type="float" office:value="1" calcext:value-type="float">
            <text:p>1</text:p>
          </table:table-cell>
          <table:table-cell table:formula="of:=IF(AND([.D202]&lt;=[.B202];[.D202]&gt;=[.C202]);1;0)" office:value-type="float" office:value="1" calcext:value-type="float">
            <text:p>1</text:p>
          </table:table-cell>
          <table:table-cell table:formula="of:=IF([.E202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03]" office:value-type="float" office:value="0.9999" calcext:value-type="float">
            <text:p>0.9999</text:p>
          </table:table-cell>
          <table:table-cell table:formula="of:=['Log_MeasurementsBatch200PM.xml-20161217 215653'.CD203]+2*['Log_MeasurementsBatch200PM.xml-20161217 215653'.CF203]" office:value-type="float" office:value="1.00054" calcext:value-type="float">
            <text:p>1.00054</text:p>
          </table:table-cell>
          <table:table-cell table:formula="of:=['Log_MeasurementsBatch200PM.xml-20161217 215653'.CD203]-2*['Log_MeasurementsBatch200PM.xml-20161217 215653'.CF203]" office:value-type="float" office:value="0.99926" calcext:value-type="float">
            <text:p>0.99926</text:p>
          </table:table-cell>
          <table:table-cell table:formula="of:=['Log_MeasurementsBatch200PM.xml-20161217 215653'.CH203]" office:value-type="float" office:value="1" calcext:value-type="float">
            <text:p>1</text:p>
          </table:table-cell>
          <table:table-cell table:formula="of:=IF(AND([.D203]&lt;=[.B203];[.D203]&gt;=[.C203]);1;0)" office:value-type="float" office:value="1" calcext:value-type="float">
            <text:p>1</text:p>
          </table:table-cell>
          <table:table-cell table:formula="of:=IF([.E203]=1;0;1)" office:value-type="float" office:value="0" calcext:value-type="float">
            <text:p>0</text:p>
          </table:table-cell>
        </table:table-row>
        <table:table-row table:style-name="ro1">
          <table:table-cell table:formula="of:=['Log_MeasurementsBatch200PM.xml-20161217 215653'.CD204]" office:value-type="float" office:value="1" calcext:value-type="float">
            <text:p>1</text:p>
          </table:table-cell>
          <table:table-cell table:formula="of:=['Log_MeasurementsBatch200PM.xml-20161217 215653'.CD204]+2*['Log_MeasurementsBatch200PM.xml-20161217 215653'.CF204]" office:value-type="float" office:value="1" calcext:value-type="float">
            <text:p>1</text:p>
          </table:table-cell>
          <table:table-cell table:formula="of:=['Log_MeasurementsBatch200PM.xml-20161217 215653'.CD204]-2*['Log_MeasurementsBatch200PM.xml-20161217 215653'.CF204]" office:value-type="float" office:value="1" calcext:value-type="float">
            <text:p>1</text:p>
          </table:table-cell>
          <table:table-cell table:formula="of:=['Log_MeasurementsBatch200PM.xml-20161217 215653'.CH204]" office:value-type="float" office:value="1" calcext:value-type="float">
            <text:p>1</text:p>
          </table:table-cell>
          <table:table-cell table:formula="of:=IF(AND([.D204]&lt;=[.B204];[.D204]&gt;=[.C204]);1;0)" office:value-type="float" office:value="1" calcext:value-type="float">
            <text:p>1</text:p>
          </table:table-cell>
          <table:table-cell table:formula="of:=IF([.E204]=1;0;1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4:.E204])" office:value-type="float" office:value="195" calcext:value-type="float">
            <text:p>195</text:p>
          </table:table-cell>
          <table:table-cell table:formula="of:=SUM([.F4:.F204]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6" table:formula="of:=[.E205]/201" office:value-type="percentage" office:value="0.970149253731343" calcext:value-type="percentage">
            <text:p>97,01%</text:p>
          </table:table-cell>
          <table:table-cell table:style-name="ce6" table:formula="of:=[.F205]/201" office:value-type="percentage" office:value="0.0298507462686567" calcext:value-type="percentage">
            <text:p>2,99%</text:p>
          </table:table-cell>
        </table:table-row>
      </table:table>
      <table:table table:name="Chi Test" table:style-name="ta1">
        <table:table-column table:style-name="co40" table:number-columns-repeated="2" table:default-cell-style-name="ce4"/>
        <table:table-column table:style-name="co40" table:default-cell-style-name="ce5"/>
        <table:table-column table:style-name="co40" table:default-cell-style-name="Default"/>
        <table:table-column table:style-name="co41" table:default-cell-style-name="Default"/>
        <table:table-column table:style-name="co40" table:default-cell-style-name="Default"/>
        <table:table-row table:style-name="ro1">
          <table:table-cell table:number-columns-repeated="4"/>
          <table:table-cell office:value-type="string" calcext:value-type="string">
            <text:p>degrees of freedom</text:p>
          </table:table-cell>
          <table:table-cell table:formula="of:=COUNT([.C4:.C203])"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Test values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]*['Log_MeasurementsBatch200PM.xml-20161217 215653'.CA4]" office:value-type="float" office:value="1000" calcext:value-type="float">
            <text:p>1,000.0</text:p>
          </table:table-cell>
          <table:table-cell table:formula="of:=['Log_MeasurementsBatch200PM.xml-20161217 215653'.CG4]*['Log_MeasurementsBatch200PM.xml-20161217 215653'.CA4]" office:value-type="float" office:value="1000" calcext:value-type="float">
            <text:p>1,000.0</text:p>
          </table:table-cell>
          <table:table-cell table:formula="of:=([.A4]-[.B4])^2 / [.A4]" office:value-type="float" office:value="0" calcext:value-type="float">
            <text:p>0.000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]*['Log_MeasurementsBatch200PM.xml-20161217 215653'.CA5]" office:value-type="float" office:value="999.9" calcext:value-type="float">
            <text:p>999.9</text:p>
          </table:table-cell>
          <table:table-cell table:formula="of:=['Log_MeasurementsBatch200PM.xml-20161217 215653'.CG5]*['Log_MeasurementsBatch200PM.xml-20161217 215653'.CA5]" office:value-type="float" office:value="1000" calcext:value-type="float">
            <text:p>1,000.0</text:p>
          </table:table-cell>
          <table:table-cell table:formula="of:=([.A5]-[.B5])^2 / [.A5]" office:value-type="float" office:value="0.0000100010001000145" calcext:value-type="float">
            <text:p>0.00001</text:p>
          </table:table-cell>
          <table:table-cell/>
          <table:table-cell office:value-type="string" calcext:value-type="string">
            <text:p>test value</text:p>
          </table:table-cell>
          <table:table-cell table:formula="of:=SUM([.C4:.C204])" office:value-type="float" office:value="92.5998811440671" calcext:value-type="float">
            <text:p>92.5998811440671</text:p>
          </table:table-cell>
        </table:table-row>
        <table:table-row table:style-name="ro1">
          <table:table-cell table:formula="of:=['Log_MeasurementsBatch200PM.xml-20161217 215653'.CC6]*['Log_MeasurementsBatch200PM.xml-20161217 215653'.CA6]" office:value-type="float" office:value="999.6" calcext:value-type="float">
            <text:p>999.6</text:p>
          </table:table-cell>
          <table:table-cell table:formula="of:=['Log_MeasurementsBatch200PM.xml-20161217 215653'.CG6]*['Log_MeasurementsBatch200PM.xml-20161217 215653'.CA6]" office:value-type="float" office:value="1000" calcext:value-type="float">
            <text:p>1,000.0</text:p>
          </table:table-cell>
          <table:table-cell table:formula="of:=([.A6]-[.B6])^2 / [.A6]" office:value-type="float" office:value="0.000160064025610226" calcext:value-type="float">
            <text:p>0.00016</text:p>
          </table:table-cell>
          <table:table-cell/>
          <table:table-cell office:value-type="string" calcext:value-type="string">
            <text:p>critical at 5%</text:p>
          </table:table-cell>
          <table:table-cell table:formula="of:=LEGACY.CHIINV(0.95;[.F1])" office:value-type="float" office:value="168.278554436628" calcext:value-type="float">
            <text:p>168.278554436628</text:p>
          </table:table-cell>
        </table:table-row>
        <table:table-row table:style-name="ro1">
          <table:table-cell table:formula="of:=['Log_MeasurementsBatch200PM.xml-20161217 215653'.CC7]*['Log_MeasurementsBatch200PM.xml-20161217 215653'.CA7]" office:value-type="float" office:value="999.1" calcext:value-type="float">
            <text:p>999.1</text:p>
          </table:table-cell>
          <table:table-cell table:formula="of:=['Log_MeasurementsBatch200PM.xml-20161217 215653'.CG7]*['Log_MeasurementsBatch200PM.xml-20161217 215653'.CA7]" office:value-type="float" office:value="998" calcext:value-type="float">
            <text:p>998.0</text:p>
          </table:table-cell>
          <table:table-cell table:formula="of:=([.A7]-[.B7])^2 / [.A7]" office:value-type="float" office:value="0.00121108998098293" calcext:value-type="float">
            <text:p>0.0012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]*['Log_MeasurementsBatch200PM.xml-20161217 215653'.CA8]" office:value-type="float" office:value="998.4" calcext:value-type="float">
            <text:p>998.4</text:p>
          </table:table-cell>
          <table:table-cell table:formula="of:=['Log_MeasurementsBatch200PM.xml-20161217 215653'.CG8]*['Log_MeasurementsBatch200PM.xml-20161217 215653'.CA8]" office:value-type="float" office:value="997" calcext:value-type="float">
            <text:p>997.0</text:p>
          </table:table-cell>
          <table:table-cell table:formula="of:=([.A8]-[.B8])^2 / [.A8]" office:value-type="float" office:value="0.00196314102564096" calcext:value-type="float">
            <text:p>0.0019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]*['Log_MeasurementsBatch200PM.xml-20161217 215653'.CA9]" office:value-type="float" office:value="997.51" calcext:value-type="float">
            <text:p>997.5</text:p>
          </table:table-cell>
          <table:table-cell table:formula="of:=['Log_MeasurementsBatch200PM.xml-20161217 215653'.CG9]*['Log_MeasurementsBatch200PM.xml-20161217 215653'.CA9]" office:value-type="float" office:value="1000" calcext:value-type="float">
            <text:p>1,000.0</text:p>
          </table:table-cell>
          <table:table-cell table:formula="of:=([.A9]-[.B9])^2 / [.A9]" office:value-type="float" office:value="0.00621557678619768" calcext:value-type="float">
            <text:p>0.0062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]*['Log_MeasurementsBatch200PM.xml-20161217 215653'.CA10]" office:value-type="float" office:value="996.41" calcext:value-type="float">
            <text:p>996.4</text:p>
          </table:table-cell>
          <table:table-cell table:formula="of:=['Log_MeasurementsBatch200PM.xml-20161217 215653'.CG10]*['Log_MeasurementsBatch200PM.xml-20161217 215653'.CA10]" office:value-type="float" office:value="994" calcext:value-type="float">
            <text:p>994.0</text:p>
          </table:table-cell>
          <table:table-cell table:formula="of:=([.A10]-[.B10])^2 / [.A10]" office:value-type="float" office:value="0.00582902620407247" calcext:value-type="float">
            <text:p>0.0058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]*['Log_MeasurementsBatch200PM.xml-20161217 215653'.CA11]" office:value-type="float" office:value="995.12" calcext:value-type="float">
            <text:p>995.1</text:p>
          </table:table-cell>
          <table:table-cell table:formula="of:=['Log_MeasurementsBatch200PM.xml-20161217 215653'.CG11]*['Log_MeasurementsBatch200PM.xml-20161217 215653'.CA11]" office:value-type="float" office:value="995" calcext:value-type="float">
            <text:p>995.0</text:p>
          </table:table-cell>
          <table:table-cell table:formula="of:=([.A11]-[.B11])^2 / [.A11]" office:value-type="float" office:value="0.0000144706166090533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]*['Log_MeasurementsBatch200PM.xml-20161217 215653'.CA12]" office:value-type="float" office:value="992.64636" calcext:value-type="float">
            <text:p>992.6</text:p>
          </table:table-cell>
          <table:table-cell table:formula="of:=['Log_MeasurementsBatch200PM.xml-20161217 215653'.CG12]*['Log_MeasurementsBatch200PM.xml-20161217 215653'.CA12]" office:value-type="float" office:value="996.003" calcext:value-type="float">
            <text:p>996.0</text:p>
          </table:table-cell>
          <table:table-cell table:formula="of:=([.A12]-[.B12])^2 / [.A12]" office:value-type="float" office:value="0.0113504995773123" calcext:value-type="float">
            <text:p>0.0113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]*['Log_MeasurementsBatch200PM.xml-20161217 215653'.CA13]" office:value-type="float" office:value="991.97" calcext:value-type="float">
            <text:p>992.0</text:p>
          </table:table-cell>
          <table:table-cell table:formula="of:=['Log_MeasurementsBatch200PM.xml-20161217 215653'.CG13]*['Log_MeasurementsBatch200PM.xml-20161217 215653'.CA13]" office:value-type="float" office:value="989" calcext:value-type="float">
            <text:p>989.0</text:p>
          </table:table-cell>
          <table:table-cell table:formula="of:=([.A13]-[.B13])^2 / [.A13]" office:value-type="float" office:value="0.00889230521084323" calcext:value-type="float">
            <text:p>0.0088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]*['Log_MeasurementsBatch200PM.xml-20161217 215653'.CA14]" office:value-type="float" office:value="990.1" calcext:value-type="float">
            <text:p>990.1</text:p>
          </table:table-cell>
          <table:table-cell table:formula="of:=['Log_MeasurementsBatch200PM.xml-20161217 215653'.CG14]*['Log_MeasurementsBatch200PM.xml-20161217 215653'.CA14]" office:value-type="float" office:value="990" calcext:value-type="float">
            <text:p>990.0</text:p>
          </table:table-cell>
          <table:table-cell table:formula="of:=([.A14]-[.B14])^2 / [.A14]" office:value-type="float" office:value="0.0000100999899000147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]*['Log_MeasurementsBatch200PM.xml-20161217 215653'.CA15]" office:value-type="float" office:value="988.04" calcext:value-type="float">
            <text:p>988.0</text:p>
          </table:table-cell>
          <table:table-cell table:formula="of:=['Log_MeasurementsBatch200PM.xml-20161217 215653'.CG15]*['Log_MeasurementsBatch200PM.xml-20161217 215653'.CA15]" office:value-type="float" office:value="990" calcext:value-type="float">
            <text:p>990.0</text:p>
          </table:table-cell>
          <table:table-cell table:formula="of:=([.A15]-[.B15])^2 / [.A15]" office:value-type="float" office:value="0.00388810169628774" calcext:value-type="float">
            <text:p>0.0038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]*['Log_MeasurementsBatch200PM.xml-20161217 215653'.CA16]" office:value-type="float" office:value="983.8284" calcext:value-type="float">
            <text:p>983.8</text:p>
          </table:table-cell>
          <table:table-cell table:formula="of:=['Log_MeasurementsBatch200PM.xml-20161217 215653'.CG16]*['Log_MeasurementsBatch200PM.xml-20161217 215653'.CA16]" office:value-type="float" office:value="979.99608" calcext:value-type="float">
            <text:p>980.0</text:p>
          </table:table-cell>
          <table:table-cell table:formula="of:=([.A16]-[.B16])^2 / [.A16]" office:value-type="float" office:value="0.0149280876445525" calcext:value-type="float">
            <text:p>0.0149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]*['Log_MeasurementsBatch200PM.xml-20161217 215653'.CA17]" office:value-type="float" office:value="982.39662" calcext:value-type="float">
            <text:p>982.4</text:p>
          </table:table-cell>
          <table:table-cell table:formula="of:=['Log_MeasurementsBatch200PM.xml-20161217 215653'.CG17]*['Log_MeasurementsBatch200PM.xml-20161217 215653'.CA17]" office:value-type="float" office:value="986.00301" calcext:value-type="float">
            <text:p>986.0</text:p>
          </table:table-cell>
          <table:table-cell table:formula="of:=([.A17]-[.B17])^2 / [.A17]" office:value-type="float" office:value="0.0132391017714416" calcext:value-type="float">
            <text:p>0.0132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]*['Log_MeasurementsBatch200PM.xml-20161217 215653'.CA18]" office:value-type="float" office:value="979.79922" calcext:value-type="float">
            <text:p>979.8</text:p>
          </table:table-cell>
          <table:table-cell table:formula="of:=['Log_MeasurementsBatch200PM.xml-20161217 215653'.CG18]*['Log_MeasurementsBatch200PM.xml-20161217 215653'.CA18]" office:value-type="float" office:value="971.99703" calcext:value-type="float">
            <text:p>972.0</text:p>
          </table:table-cell>
          <table:table-cell table:formula="of:=([.A18]-[.B18])^2 / [.A18]" office:value-type="float" office:value="0.0621292276555394" calcext:value-type="float">
            <text:p>0.0621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]*['Log_MeasurementsBatch200PM.xml-20161217 215653'.CA19]" office:value-type="float" office:value="978" calcext:value-type="float">
            <text:p>978.0</text:p>
          </table:table-cell>
          <table:table-cell table:formula="of:=['Log_MeasurementsBatch200PM.xml-20161217 215653'.CG19]*['Log_MeasurementsBatch200PM.xml-20161217 215653'.CA19]" office:value-type="float" office:value="974" calcext:value-type="float">
            <text:p>974.0</text:p>
          </table:table-cell>
          <table:table-cell table:formula="of:=([.A19]-[.B19])^2 / [.A19]" office:value-type="float" office:value="0.016359918200409" calcext:value-type="float">
            <text:p>0.0163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0]*['Log_MeasurementsBatch200PM.xml-20161217 215653'.CA20]" office:value-type="float" office:value="975.04" calcext:value-type="float">
            <text:p>975.0</text:p>
          </table:table-cell>
          <table:table-cell table:formula="of:=['Log_MeasurementsBatch200PM.xml-20161217 215653'.CG20]*['Log_MeasurementsBatch200PM.xml-20161217 215653'.CA20]" office:value-type="float" office:value="968" calcext:value-type="float">
            <text:p>968.0</text:p>
          </table:table-cell>
          <table:table-cell table:formula="of:=([.A20]-[.B20])^2 / [.A20]" office:value-type="float" office:value="0.0508303249097468" calcext:value-type="float">
            <text:p>0.0508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1]*['Log_MeasurementsBatch200PM.xml-20161217 215653'.CA21]" office:value-type="float" office:value="968.02236" calcext:value-type="float">
            <text:p>968.0</text:p>
          </table:table-cell>
          <table:table-cell table:formula="of:=['Log_MeasurementsBatch200PM.xml-20161217 215653'.CG21]*['Log_MeasurementsBatch200PM.xml-20161217 215653'.CA21]" office:value-type="float" office:value="968.00244" calcext:value-type="float">
            <text:p>968.0</text:p>
          </table:table-cell>
          <table:table-cell table:formula="of:=([.A21]-[.B21])^2 / [.A21]" office:value-type="float" office:value="0.000000409914498258897" calcext:value-type="float">
            <text:p>0.000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2]*['Log_MeasurementsBatch200PM.xml-20161217 215653'.CA22]" office:value-type="float" office:value="966.68276" calcext:value-type="float">
            <text:p>966.7</text:p>
          </table:table-cell>
          <table:table-cell table:formula="of:=['Log_MeasurementsBatch200PM.xml-20161217 215653'.CG22]*['Log_MeasurementsBatch200PM.xml-20161217 215653'.CA22]" office:value-type="float" office:value="963.99814" calcext:value-type="float">
            <text:p>964.0</text:p>
          </table:table-cell>
          <table:table-cell table:formula="of:=([.A22]-[.B22])^2 / [.A22]" office:value-type="float" office:value="0.00745558402675969" calcext:value-type="float">
            <text:p>0.0074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3]*['Log_MeasurementsBatch200PM.xml-20161217 215653'.CA23]" office:value-type="float" office:value="963.22968" calcext:value-type="float">
            <text:p>963.2</text:p>
          </table:table-cell>
          <table:table-cell table:formula="of:=['Log_MeasurementsBatch200PM.xml-20161217 215653'.CG23]*['Log_MeasurementsBatch200PM.xml-20161217 215653'.CA23]" office:value-type="float" office:value="963.00014" calcext:value-type="float">
            <text:p>963.0</text:p>
          </table:table-cell>
          <table:table-cell table:formula="of:=([.A23]-[.B23])^2 / [.A23]" office:value-type="float" office:value="0.000054699946122943" calcext:value-type="float">
            <text:p>0.0000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4]*['Log_MeasurementsBatch200PM.xml-20161217 215653'.CA24]" office:value-type="float" office:value="957.69384" calcext:value-type="float">
            <text:p>957.7</text:p>
          </table:table-cell>
          <table:table-cell table:formula="of:=['Log_MeasurementsBatch200PM.xml-20161217 215653'.CG24]*['Log_MeasurementsBatch200PM.xml-20161217 215653'.CA24]" office:value-type="float" office:value="953.00268" calcext:value-type="float">
            <text:p>953.0</text:p>
          </table:table-cell>
          <table:table-cell table:formula="of:=([.A24]-[.B24])^2 / [.A24]" office:value-type="float" office:value="0.0229791413773735" calcext:value-type="float">
            <text:p>0.0229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5]*['Log_MeasurementsBatch200PM.xml-20161217 215653'.CA25]" office:value-type="float" office:value="953.92896" calcext:value-type="float">
            <text:p>953.9</text:p>
          </table:table-cell>
          <table:table-cell table:formula="of:=['Log_MeasurementsBatch200PM.xml-20161217 215653'.CG25]*['Log_MeasurementsBatch200PM.xml-20161217 215653'.CA25]" office:value-type="float" office:value="956.99664" calcext:value-type="float">
            <text:p>957.0</text:p>
          </table:table-cell>
          <table:table-cell table:formula="of:=([.A25]-[.B25])^2 / [.A25]" office:value-type="float" office:value="0.0098651587036418" calcext:value-type="float">
            <text:p>0.0098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6]*['Log_MeasurementsBatch200PM.xml-20161217 215653'.CA26]" office:value-type="float" office:value="952.87617" calcext:value-type="float">
            <text:p>952.9</text:p>
          </table:table-cell>
          <table:table-cell table:formula="of:=['Log_MeasurementsBatch200PM.xml-20161217 215653'.CG26]*['Log_MeasurementsBatch200PM.xml-20161217 215653'.CA26]" office:value-type="float" office:value="949.99905" calcext:value-type="float">
            <text:p>950.0</text:p>
          </table:table-cell>
          <table:table-cell table:formula="of:=([.A26]-[.B26])^2 / [.A26]" office:value-type="float" office:value="0.00868719331537061" calcext:value-type="float">
            <text:p>0.0086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7]*['Log_MeasurementsBatch200PM.xml-20161217 215653'.CA27]" office:value-type="float" office:value="946.91072" calcext:value-type="float">
            <text:p>946.9</text:p>
          </table:table-cell>
          <table:table-cell table:formula="of:=['Log_MeasurementsBatch200PM.xml-20161217 215653'.CG27]*['Log_MeasurementsBatch200PM.xml-20161217 215653'.CA27]" office:value-type="float" office:value="949.00442" calcext:value-type="float">
            <text:p>949.0</text:p>
          </table:table-cell>
          <table:table-cell table:formula="of:=([.A27]-[.B27])^2 / [.A27]" office:value-type="float" office:value="0.00462934846698119" calcext:value-type="float">
            <text:p>0.0046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8]*['Log_MeasurementsBatch200PM.xml-20161217 215653'.CA28]" office:value-type="float" office:value="939.86676" calcext:value-type="float">
            <text:p>939.9</text:p>
          </table:table-cell>
          <table:table-cell table:formula="of:=['Log_MeasurementsBatch200PM.xml-20161217 215653'.CG28]*['Log_MeasurementsBatch200PM.xml-20161217 215653'.CA28]" office:value-type="float" office:value="934.00216" calcext:value-type="float">
            <text:p>934.0</text:p>
          </table:table-cell>
          <table:table-cell table:formula="of:=([.A28]-[.B28])^2 / [.A28]" office:value-type="float" office:value="0.0365940520760623" calcext:value-type="float">
            <text:p>0.0365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9]*['Log_MeasurementsBatch200PM.xml-20161217 215653'.CA29]" office:value-type="float" office:value="936.4741" calcext:value-type="float">
            <text:p>936.5</text:p>
          </table:table-cell>
          <table:table-cell table:formula="of:=['Log_MeasurementsBatch200PM.xml-20161217 215653'.CG29]*['Log_MeasurementsBatch200PM.xml-20161217 215653'.CA29]" office:value-type="float" office:value="931.9966" calcext:value-type="float">
            <text:p>932.0</text:p>
          </table:table-cell>
          <table:table-cell table:formula="of:=([.A29]-[.B29])^2 / [.A29]" office:value-type="float" office:value="0.021407966595126" calcext:value-type="float">
            <text:p>0.0214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0]*['Log_MeasurementsBatch200PM.xml-20161217 215653'.CA30]" office:value-type="float" office:value="931.9966" calcext:value-type="float">
            <text:p>932.0</text:p>
          </table:table-cell>
          <table:table-cell table:formula="of:=['Log_MeasurementsBatch200PM.xml-20161217 215653'.CG30]*['Log_MeasurementsBatch200PM.xml-20161217 215653'.CA30]" office:value-type="float" office:value="937.99645" calcext:value-type="float">
            <text:p>938.0</text:p>
          </table:table-cell>
          <table:table-cell table:formula="of:=([.A30]-[.B30])^2 / [.A30]" office:value-type="float" office:value="0.0386248190417223" calcext:value-type="float">
            <text:p>0.0386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1]*['Log_MeasurementsBatch200PM.xml-20161217 215653'.CA31]" office:value-type="float" office:value="929.25385" calcext:value-type="float">
            <text:p>929.3</text:p>
          </table:table-cell>
          <table:table-cell table:formula="of:=['Log_MeasurementsBatch200PM.xml-20161217 215653'.CG31]*['Log_MeasurementsBatch200PM.xml-20161217 215653'.CA31]" office:value-type="float" office:value="926.00363" calcext:value-type="float">
            <text:p>926.0</text:p>
          </table:table-cell>
          <table:table-cell table:formula="of:=([.A31]-[.B31])^2 / [.A31]" office:value-type="float" office:value="0.0113681853977792" calcext:value-type="float">
            <text:p>0.0113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2]*['Log_MeasurementsBatch200PM.xml-20161217 215653'.CA32]" office:value-type="float" office:value="922.6635" calcext:value-type="float">
            <text:p>922.7</text:p>
          </table:table-cell>
          <table:table-cell table:formula="of:=['Log_MeasurementsBatch200PM.xml-20161217 215653'.CG32]*['Log_MeasurementsBatch200PM.xml-20161217 215653'.CA32]" office:value-type="float" office:value="925.99675" calcext:value-type="float">
            <text:p>926.0</text:p>
          </table:table-cell>
          <table:table-cell table:formula="of:=([.A32]-[.B32])^2 / [.A32]" office:value-type="float" office:value="0.0120418284266151" calcext:value-type="float">
            <text:p>0.0120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3]*['Log_MeasurementsBatch200PM.xml-20161217 215653'.CA33]" office:value-type="float" office:value="918.73032" calcext:value-type="float">
            <text:p>918.7</text:p>
          </table:table-cell>
          <table:table-cell table:formula="of:=['Log_MeasurementsBatch200PM.xml-20161217 215653'.CG33]*['Log_MeasurementsBatch200PM.xml-20161217 215653'.CA33]" office:value-type="float" office:value="914.99532" calcext:value-type="float">
            <text:p>915.0</text:p>
          </table:table-cell>
          <table:table-cell table:formula="of:=([.A33]-[.B33])^2 / [.A33]" office:value-type="float" office:value="0.015184243620043" calcext:value-type="float">
            <text:p>0.0151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4]*['Log_MeasurementsBatch200PM.xml-20161217 215653'.CA34]" office:value-type="float" office:value="908.2557" calcext:value-type="float">
            <text:p>908.3</text:p>
          </table:table-cell>
          <table:table-cell table:formula="of:=['Log_MeasurementsBatch200PM.xml-20161217 215653'.CG34]*['Log_MeasurementsBatch200PM.xml-20161217 215653'.CA34]" office:value-type="float" office:value="895.9995" calcext:value-type="float">
            <text:p>896.0</text:p>
          </table:table-cell>
          <table:table-cell table:formula="of:=([.A34]-[.B34])^2 / [.A34]" office:value-type="float" office:value="0.165387829044179" calcext:value-type="float">
            <text:p>0.1653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5]*['Log_MeasurementsBatch200PM.xml-20161217 215653'.CA35]" office:value-type="float" office:value="909.59301" calcext:value-type="float">
            <text:p>909.6</text:p>
          </table:table-cell>
          <table:table-cell table:formula="of:=['Log_MeasurementsBatch200PM.xml-20161217 215653'.CG35]*['Log_MeasurementsBatch200PM.xml-20161217 215653'.CA35]" office:value-type="float" office:value="907.99781" calcext:value-type="float">
            <text:p>908.0</text:p>
          </table:table-cell>
          <table:table-cell table:formula="of:=([.A35]-[.B35])^2 / [.A35]" office:value-type="float" office:value="0.00279758420746911" calcext:value-type="float">
            <text:p>0.0028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6]*['Log_MeasurementsBatch200PM.xml-20161217 215653'.CA36]" office:value-type="float" office:value="899.85312" calcext:value-type="float">
            <text:p>899.9</text:p>
          </table:table-cell>
          <table:table-cell table:formula="of:=['Log_MeasurementsBatch200PM.xml-20161217 215653'.CG36]*['Log_MeasurementsBatch200PM.xml-20161217 215653'.CA36]" office:value-type="float" office:value="902.99776" calcext:value-type="float">
            <text:p>903.0</text:p>
          </table:table-cell>
          <table:table-cell table:formula="of:=([.A36]-[.B36])^2 / [.A36]" office:value-type="float" office:value="0.0109893053764151" calcext:value-type="float">
            <text:p>0.0109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7]*['Log_MeasurementsBatch200PM.xml-20161217 215653'.CA37]" office:value-type="float" office:value="897.28105" calcext:value-type="float">
            <text:p>897.3</text:p>
          </table:table-cell>
          <table:table-cell table:formula="of:=['Log_MeasurementsBatch200PM.xml-20161217 215653'.CG37]*['Log_MeasurementsBatch200PM.xml-20161217 215653'.CA37]" office:value-type="float" office:value="905.99725" calcext:value-type="float">
            <text:p>906.0</text:p>
          </table:table-cell>
          <table:table-cell table:formula="of:=([.A37]-[.B37])^2 / [.A37]" office:value-type="float" office:value="0.0846692822053907" calcext:value-type="float">
            <text:p>0.0846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8]*['Log_MeasurementsBatch200PM.xml-20161217 215653'.CA38]" office:value-type="float" office:value="891.8981" calcext:value-type="float">
            <text:p>891.9</text:p>
          </table:table-cell>
          <table:table-cell table:formula="of:=['Log_MeasurementsBatch200PM.xml-20161217 215653'.CG38]*['Log_MeasurementsBatch200PM.xml-20161217 215653'.CA38]" office:value-type="float" office:value="911.0021" calcext:value-type="float">
            <text:p>911.0</text:p>
          </table:table-cell>
          <table:table-cell table:formula="of:=([.A38]-[.B38])^2 / [.A38]" office:value-type="float" office:value="0.409197884825634" calcext:value-type="float">
            <text:p>0.4092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39]*['Log_MeasurementsBatch200PM.xml-20161217 215653'.CA39]" office:value-type="float" office:value="887.30652" calcext:value-type="float">
            <text:p>887.3</text:p>
          </table:table-cell>
          <table:table-cell table:formula="of:=['Log_MeasurementsBatch200PM.xml-20161217 215653'.CG39]*['Log_MeasurementsBatch200PM.xml-20161217 215653'.CA39]" office:value-type="float" office:value="894.99564" calcext:value-type="float">
            <text:p>895.0</text:p>
          </table:table-cell>
          <table:table-cell table:formula="of:=([.A39]-[.B39])^2 / [.A39]" office:value-type="float" office:value="0.066631502239384" calcext:value-type="float">
            <text:p>0.0666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0]*['Log_MeasurementsBatch200PM.xml-20161217 215653'.CA40]" office:value-type="float" office:value="879.07311" calcext:value-type="float">
            <text:p>879.1</text:p>
          </table:table-cell>
          <table:table-cell table:formula="of:=['Log_MeasurementsBatch200PM.xml-20161217 215653'.CG40]*['Log_MeasurementsBatch200PM.xml-20161217 215653'.CA40]" office:value-type="float" office:value="862.99644" calcext:value-type="float">
            <text:p>863.0</text:p>
          </table:table-cell>
          <table:table-cell table:formula="of:=([.A40]-[.B40])^2 / [.A40]" office:value-type="float" office:value="0.294013450472738" calcext:value-type="float">
            <text:p>0.2940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1]*['Log_MeasurementsBatch200PM.xml-20161217 215653'.CA41]" office:value-type="float" office:value="869.90462" calcext:value-type="float">
            <text:p>869.9</text:p>
          </table:table-cell>
          <table:table-cell table:formula="of:=['Log_MeasurementsBatch200PM.xml-20161217 215653'.CG41]*['Log_MeasurementsBatch200PM.xml-20161217 215653'.CA41]" office:value-type="float" office:value="865.99807" calcext:value-type="float">
            <text:p>866.0</text:p>
          </table:table-cell>
          <table:table-cell table:formula="of:=([.A41]-[.B41])^2 / [.A41]" office:value-type="float" office:value="0.0175434553991681" calcext:value-type="float">
            <text:p>0.0175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2]*['Log_MeasurementsBatch200PM.xml-20161217 215653'.CA42]" office:value-type="float" office:value="865.95562" calcext:value-type="float">
            <text:p>866.0</text:p>
          </table:table-cell>
          <table:table-cell table:formula="of:=['Log_MeasurementsBatch200PM.xml-20161217 215653'.CG42]*['Log_MeasurementsBatch200PM.xml-20161217 215653'.CA42]" office:value-type="float" office:value="846.99779" calcext:value-type="float">
            <text:p>847.0</text:p>
          </table:table-cell>
          <table:table-cell table:formula="of:=([.A42]-[.B42])^2 / [.A42]" office:value-type="float" office:value="0.415032029365313" calcext:value-type="float">
            <text:p>0.4150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3]*['Log_MeasurementsBatch200PM.xml-20161217 215653'.CA43]" office:value-type="float" office:value="861.90414" calcext:value-type="float">
            <text:p>861.9</text:p>
          </table:table-cell>
          <table:table-cell table:formula="of:=['Log_MeasurementsBatch200PM.xml-20161217 215653'.CG43]*['Log_MeasurementsBatch200PM.xml-20161217 215653'.CA43]" office:value-type="float" office:value="861.00051" calcext:value-type="float">
            <text:p>861.0</text:p>
          </table:table-cell>
          <table:table-cell table:formula="of:=([.A43]-[.B43])^2 / [.A43]" office:value-type="float" office:value="0.000947375861195002" calcext:value-type="float">
            <text:p>0.0009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4]*['Log_MeasurementsBatch200PM.xml-20161217 215653'.CA44]" office:value-type="float" office:value="849.13895" calcext:value-type="float">
            <text:p>849.1</text:p>
          </table:table-cell>
          <table:table-cell table:formula="of:=['Log_MeasurementsBatch200PM.xml-20161217 215653'.CG44]*['Log_MeasurementsBatch200PM.xml-20161217 215653'.CA44]" office:value-type="float" office:value="856.0044" calcext:value-type="float">
            <text:p>856.0</text:p>
          </table:table-cell>
          <table:table-cell table:formula="of:=([.A44]-[.B44])^2 / [.A44]" office:value-type="float" office:value="0.0555084697298365" calcext:value-type="float">
            <text:p>0.0555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5]*['Log_MeasurementsBatch200PM.xml-20161217 215653'.CA45]" office:value-type="float" office:value="850.09737" calcext:value-type="float">
            <text:p>850.1</text:p>
          </table:table-cell>
          <table:table-cell table:formula="of:=['Log_MeasurementsBatch200PM.xml-20161217 215653'.CG45]*['Log_MeasurementsBatch200PM.xml-20161217 215653'.CA45]" office:value-type="float" office:value="836.9997" calcext:value-type="float">
            <text:p>837.0</text:p>
          </table:table-cell>
          <table:table-cell table:formula="of:=([.A45]-[.B45])^2 / [.A45]" office:value-type="float" office:value="0.201799188519898" calcext:value-type="float">
            <text:p>0.2018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6]*['Log_MeasurementsBatch200PM.xml-20161217 215653'.CA46]" office:value-type="float" office:value="842.39955" calcext:value-type="float">
            <text:p>842.4</text:p>
          </table:table-cell>
          <table:table-cell table:formula="of:=['Log_MeasurementsBatch200PM.xml-20161217 215653'.CG46]*['Log_MeasurementsBatch200PM.xml-20161217 215653'.CA46]" office:value-type="float" office:value="835.99769" calcext:value-type="float">
            <text:p>836.0</text:p>
          </table:table-cell>
          <table:table-cell table:formula="of:=([.A46]-[.B46])^2 / [.A46]" office:value-type="float" office:value="0.0486512741603426" calcext:value-type="float">
            <text:p>0.0486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7]*['Log_MeasurementsBatch200PM.xml-20161217 215653'.CA47]" office:value-type="float" office:value="828.7589" calcext:value-type="float">
            <text:p>828.8</text:p>
          </table:table-cell>
          <table:table-cell table:formula="of:=['Log_MeasurementsBatch200PM.xml-20161217 215653'.CG47]*['Log_MeasurementsBatch200PM.xml-20161217 215653'.CA47]" office:value-type="float" office:value="836.99788" calcext:value-type="float">
            <text:p>837.0</text:p>
          </table:table-cell>
          <table:table-cell table:formula="of:=([.A47]-[.B47])^2 / [.A47]" office:value-type="float" office:value="0.0819065610521944" calcext:value-type="float">
            <text:p>0.0819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8]*['Log_MeasurementsBatch200PM.xml-20161217 215653'.CA48]" office:value-type="float" office:value="831.9354" calcext:value-type="float">
            <text:p>831.9</text:p>
          </table:table-cell>
          <table:table-cell table:formula="of:=['Log_MeasurementsBatch200PM.xml-20161217 215653'.CG48]*['Log_MeasurementsBatch200PM.xml-20161217 215653'.CA48]" office:value-type="float" office:value="829.99905" calcext:value-type="float">
            <text:p>830.0</text:p>
          </table:table-cell>
          <table:table-cell table:formula="of:=([.A48]-[.B48])^2 / [.A48]" office:value-type="float" office:value="0.00450690200525161" calcext:value-type="float">
            <text:p>0.0045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49]*['Log_MeasurementsBatch200PM.xml-20161217 215653'.CA49]" office:value-type="float" office:value="819.9576" calcext:value-type="float">
            <text:p>820.0</text:p>
          </table:table-cell>
          <table:table-cell table:formula="of:=['Log_MeasurementsBatch200PM.xml-20161217 215653'.CG49]*['Log_MeasurementsBatch200PM.xml-20161217 215653'.CA49]" office:value-type="float" office:value="819.99704" calcext:value-type="float">
            <text:p>820.0</text:p>
          </table:table-cell>
          <table:table-cell table:formula="of:=([.A49]-[.B49])^2 / [.A49]" office:value-type="float" office:value="0.00000189706589706717" calcext:value-type="float">
            <text:p>0.000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0]*['Log_MeasurementsBatch200PM.xml-20161217 215653'.CA50]" office:value-type="float" office:value="817.92185" calcext:value-type="float">
            <text:p>817.9</text:p>
          </table:table-cell>
          <table:table-cell table:formula="of:=['Log_MeasurementsBatch200PM.xml-20161217 215653'.CG50]*['Log_MeasurementsBatch200PM.xml-20161217 215653'.CA50]" office:value-type="float" office:value="828.00032" calcext:value-type="float">
            <text:p>828.0</text:p>
          </table:table-cell>
          <table:table-cell table:formula="of:=([.A50]-[.B50])^2 / [.A50]" office:value-type="float" office:value="0.124187362815776" calcext:value-type="float">
            <text:p>0.1241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1]*['Log_MeasurementsBatch200PM.xml-20161217 215653'.CA51]" office:value-type="float" office:value="808.42209" calcext:value-type="float">
            <text:p>808.4</text:p>
          </table:table-cell>
          <table:table-cell table:formula="of:=['Log_MeasurementsBatch200PM.xml-20161217 215653'.CG51]*['Log_MeasurementsBatch200PM.xml-20161217 215653'.CA51]" office:value-type="float" office:value="810.00129" calcext:value-type="float">
            <text:p>810.0</text:p>
          </table:table-cell>
          <table:table-cell table:formula="of:=([.A51]-[.B51])^2 / [.A51]" office:value-type="float" office:value="0.00308486454149224" calcext:value-type="float">
            <text:p>0.0030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2]*['Log_MeasurementsBatch200PM.xml-20161217 215653'.CA52]" office:value-type="float" office:value="799.73616" calcext:value-type="float">
            <text:p>799.7</text:p>
          </table:table-cell>
          <table:table-cell table:formula="of:=['Log_MeasurementsBatch200PM.xml-20161217 215653'.CG52]*['Log_MeasurementsBatch200PM.xml-20161217 215653'.CA52]" office:value-type="float" office:value="790.0044" calcext:value-type="float">
            <text:p>790.0</text:p>
          </table:table-cell>
          <table:table-cell table:formula="of:=([.A52]-[.B52])^2 / [.A52]" office:value-type="float" office:value="0.118422996776337" calcext:value-type="float">
            <text:p>0.1184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3]*['Log_MeasurementsBatch200PM.xml-20161217 215653'.CA53]" office:value-type="float" office:value="799.93888" calcext:value-type="float">
            <text:p>799.9</text:p>
          </table:table-cell>
          <table:table-cell table:formula="of:=['Log_MeasurementsBatch200PM.xml-20161217 215653'.CG53]*['Log_MeasurementsBatch200PM.xml-20161217 215653'.CA53]" office:value-type="float" office:value="803.99616" calcext:value-type="float">
            <text:p>804.0</text:p>
          </table:table-cell>
          <table:table-cell table:formula="of:=([.A53]-[.B53])^2 / [.A53]" office:value-type="float" office:value="0.020578473443371" calcext:value-type="float">
            <text:p>0.0205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4]*['Log_MeasurementsBatch200PM.xml-20161217 215653'.CA54]" office:value-type="float" office:value="789.6" calcext:value-type="float">
            <text:p>789.6</text:p>
          </table:table-cell>
          <table:table-cell table:formula="of:=['Log_MeasurementsBatch200PM.xml-20161217 215653'.CG54]*['Log_MeasurementsBatch200PM.xml-20161217 215653'.CA54]" office:value-type="float" office:value="778.00275" calcext:value-type="float">
            <text:p>778.0</text:p>
          </table:table-cell>
          <table:table-cell table:formula="of:=([.A54]-[.B54])^2 / [.A54]" office:value-type="float" office:value="0.170334609375001" calcext:value-type="float">
            <text:p>0.1703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5]*['Log_MeasurementsBatch200PM.xml-20161217 215653'.CA55]" office:value-type="float" office:value="784.06692" calcext:value-type="float">
            <text:p>784.1</text:p>
          </table:table-cell>
          <table:table-cell table:formula="of:=['Log_MeasurementsBatch200PM.xml-20161217 215653'.CG55]*['Log_MeasurementsBatch200PM.xml-20161217 215653'.CA55]" office:value-type="float" office:value="804.00476" calcext:value-type="float">
            <text:p>804.0</text:p>
          </table:table-cell>
          <table:table-cell table:formula="of:=([.A55]-[.B55])^2 / [.A55]" office:value-type="float" office:value="0.506994305875833" calcext:value-type="float">
            <text:p>0.5069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6]*['Log_MeasurementsBatch200PM.xml-20161217 215653'.CA56]" office:value-type="float" office:value="773.76845" calcext:value-type="float">
            <text:p>773.8</text:p>
          </table:table-cell>
          <table:table-cell table:formula="of:=['Log_MeasurementsBatch200PM.xml-20161217 215653'.CG56]*['Log_MeasurementsBatch200PM.xml-20161217 215653'.CA56]" office:value-type="float" office:value="804.99836" calcext:value-type="float">
            <text:p>805.0</text:p>
          </table:table-cell>
          <table:table-cell table:formula="of:=([.A56]-[.B56])^2 / [.A56]" office:value-type="float" office:value="1.26046400393826" calcext:value-type="float">
            <text:p>1.2604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7]*['Log_MeasurementsBatch200PM.xml-20161217 215653'.CA57]" office:value-type="float" office:value="769.7702" calcext:value-type="float">
            <text:p>769.8</text:p>
          </table:table-cell>
          <table:table-cell table:formula="of:=['Log_MeasurementsBatch200PM.xml-20161217 215653'.CG57]*['Log_MeasurementsBatch200PM.xml-20161217 215653'.CA57]" office:value-type="float" office:value="786.99562" calcext:value-type="float">
            <text:p>787.0</text:p>
          </table:table-cell>
          <table:table-cell table:formula="of:=([.A57]-[.B57])^2 / [.A57]" office:value-type="float" office:value="0.385459315229921" calcext:value-type="float">
            <text:p>0.3854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8]*['Log_MeasurementsBatch200PM.xml-20161217 215653'.CA58]" office:value-type="float" office:value="761.84232" calcext:value-type="float">
            <text:p>761.8</text:p>
          </table:table-cell>
          <table:table-cell table:formula="of:=['Log_MeasurementsBatch200PM.xml-20161217 215653'.CG58]*['Log_MeasurementsBatch200PM.xml-20161217 215653'.CA58]" office:value-type="float" office:value="768.996" calcext:value-type="float">
            <text:p>769.0</text:p>
          </table:table-cell>
          <table:table-cell table:formula="of:=([.A58]-[.B58])^2 / [.A58]" office:value-type="float" office:value="0.0671728731772214" calcext:value-type="float">
            <text:p>0.0671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59]*['Log_MeasurementsBatch200PM.xml-20161217 215653'.CA59]" office:value-type="float" office:value="757.76925" calcext:value-type="float">
            <text:p>757.8</text:p>
          </table:table-cell>
          <table:table-cell table:formula="of:=['Log_MeasurementsBatch200PM.xml-20161217 215653'.CG59]*['Log_MeasurementsBatch200PM.xml-20161217 215653'.CA59]" office:value-type="float" office:value="765.00396" calcext:value-type="float">
            <text:p>765.0</text:p>
          </table:table-cell>
          <table:table-cell table:formula="of:=([.A59]-[.B59])^2 / [.A59]" office:value-type="float" office:value="0.0690725161836526" calcext:value-type="float">
            <text:p>0.0690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0]*['Log_MeasurementsBatch200PM.xml-20161217 215653'.CA60]" office:value-type="float" office:value="748.32841" calcext:value-type="float">
            <text:p>748.3</text:p>
          </table:table-cell>
          <table:table-cell table:formula="of:=['Log_MeasurementsBatch200PM.xml-20161217 215653'.CG60]*['Log_MeasurementsBatch200PM.xml-20161217 215653'.CA60]" office:value-type="float" office:value="777.99535" calcext:value-type="float">
            <text:p>778.0</text:p>
          </table:table-cell>
          <table:table-cell table:formula="of:=([.A60]-[.B60])^2 / [.A60]" office:value-type="float" office:value="1.17612443574554" calcext:value-type="float">
            <text:p>1.1761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1]*['Log_MeasurementsBatch200PM.xml-20161217 215653'.CA61]" office:value-type="float" office:value="744.95799" calcext:value-type="float">
            <text:p>745.0</text:p>
          </table:table-cell>
          <table:table-cell table:formula="of:=['Log_MeasurementsBatch200PM.xml-20161217 215653'.CG61]*['Log_MeasurementsBatch200PM.xml-20161217 215653'.CA61]" office:value-type="float" office:value="729.99507" calcext:value-type="float">
            <text:p>730.0</text:p>
          </table:table-cell>
          <table:table-cell table:formula="of:=([.A61]-[.B61])^2 / [.A61]" office:value-type="float" office:value="0.30053906117095" calcext:value-type="float">
            <text:p>0.3005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2]*['Log_MeasurementsBatch200PM.xml-20161217 215653'.CA62]" office:value-type="float" office:value="737.80408" calcext:value-type="float">
            <text:p>737.8</text:p>
          </table:table-cell>
          <table:table-cell table:formula="of:=['Log_MeasurementsBatch200PM.xml-20161217 215653'.CG62]*['Log_MeasurementsBatch200PM.xml-20161217 215653'.CA62]" office:value-type="float" office:value="728.00324" calcext:value-type="float">
            <text:p>728.0</text:p>
          </table:table-cell>
          <table:table-cell table:formula="of:=([.A62]-[.B62])^2 / [.A62]" office:value-type="float" office:value="0.130192373977655" calcext:value-type="float">
            <text:p>0.1301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3]*['Log_MeasurementsBatch200PM.xml-20161217 215653'.CA63]" office:value-type="float" office:value="726.20262" calcext:value-type="float">
            <text:p>726.2</text:p>
          </table:table-cell>
          <table:table-cell table:formula="of:=['Log_MeasurementsBatch200PM.xml-20161217 215653'.CG63]*['Log_MeasurementsBatch200PM.xml-20161217 215653'.CA63]" office:value-type="float" office:value="715.00286" calcext:value-type="float">
            <text:p>715.0</text:p>
          </table:table-cell>
          <table:table-cell table:formula="of:=([.A63]-[.B63])^2 / [.A63]" office:value-type="float" office:value="0.172726757798807" calcext:value-type="float">
            <text:p>0.1727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4]*['Log_MeasurementsBatch200PM.xml-20161217 215653'.CA64]" office:value-type="float" office:value="724.26065" calcext:value-type="float">
            <text:p>724.3</text:p>
          </table:table-cell>
          <table:table-cell table:formula="of:=['Log_MeasurementsBatch200PM.xml-20161217 215653'.CG64]*['Log_MeasurementsBatch200PM.xml-20161217 215653'.CA64]" office:value-type="float" office:value="738.0014" calcext:value-type="float">
            <text:p>738.0</text:p>
          </table:table-cell>
          <table:table-cell table:formula="of:=([.A64]-[.B64])^2 / [.A64]" office:value-type="float" office:value="0.260690968869423" calcext:value-type="float">
            <text:p>0.2606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5]*['Log_MeasurementsBatch200PM.xml-20161217 215653'.CA65]" office:value-type="float" office:value="717.87785" calcext:value-type="float">
            <text:p>717.9</text:p>
          </table:table-cell>
          <table:table-cell table:formula="of:=['Log_MeasurementsBatch200PM.xml-20161217 215653'.CG65]*['Log_MeasurementsBatch200PM.xml-20161217 215653'.CA65]" office:value-type="float" office:value="721.99515" calcext:value-type="float">
            <text:p>722.0</text:p>
          </table:table-cell>
          <table:table-cell table:formula="of:=([.A65]-[.B65])^2 / [.A65]" office:value-type="float" office:value="0.0236142670929323" calcext:value-type="float">
            <text:p>0.0236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6]*['Log_MeasurementsBatch200PM.xml-20161217 215653'.CA66]" office:value-type="float" office:value="713.66204" calcext:value-type="float">
            <text:p>713.7</text:p>
          </table:table-cell>
          <table:table-cell table:formula="of:=['Log_MeasurementsBatch200PM.xml-20161217 215653'.CG66]*['Log_MeasurementsBatch200PM.xml-20161217 215653'.CA66]" office:value-type="float" office:value="728.9958" calcext:value-type="float">
            <text:p>729.0</text:p>
          </table:table-cell>
          <table:table-cell table:formula="of:=([.A66]-[.B66])^2 / [.A66]" office:value-type="float" office:value="0.329461541400744" calcext:value-type="float">
            <text:p>0.3294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7]*['Log_MeasurementsBatch200PM.xml-20161217 215653'.CA67]" office:value-type="float" office:value="700.83673" calcext:value-type="float">
            <text:p>700.8</text:p>
          </table:table-cell>
          <table:table-cell table:formula="of:=['Log_MeasurementsBatch200PM.xml-20161217 215653'.CG67]*['Log_MeasurementsBatch200PM.xml-20161217 215653'.CA67]" office:value-type="float" office:value="696.00047" calcext:value-type="float">
            <text:p>696.0</text:p>
          </table:table-cell>
          <table:table-cell table:formula="of:=([.A67]-[.B67])^2 / [.A67]" office:value-type="float" office:value="0.0333735516225018" calcext:value-type="float">
            <text:p>0.0333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8]*['Log_MeasurementsBatch200PM.xml-20161217 215653'.CA68]" office:value-type="float" office:value="695.2316" calcext:value-type="float">
            <text:p>695.2</text:p>
          </table:table-cell>
          <table:table-cell table:formula="of:=['Log_MeasurementsBatch200PM.xml-20161217 215653'.CG68]*['Log_MeasurementsBatch200PM.xml-20161217 215653'.CA68]" office:value-type="float" office:value="679.0028" calcext:value-type="float">
            <text:p>679.0</text:p>
          </table:table-cell>
          <table:table-cell table:formula="of:=([.A68]-[.B68])^2 / [.A68]" office:value-type="float" office:value="0.378829082912801" calcext:value-type="float">
            <text:p>0.3788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69]*['Log_MeasurementsBatch200PM.xml-20161217 215653'.CA69]" office:value-type="float" office:value="692.44515" calcext:value-type="float">
            <text:p>692.4</text:p>
          </table:table-cell>
          <table:table-cell table:formula="of:=['Log_MeasurementsBatch200PM.xml-20161217 215653'.CG69]*['Log_MeasurementsBatch200PM.xml-20161217 215653'.CA69]" office:value-type="float" office:value="696.99585" calcext:value-type="float">
            <text:p>697.0</text:p>
          </table:table-cell>
          <table:table-cell table:formula="of:=([.A69]-[.B69])^2 / [.A69]" office:value-type="float" office:value="0.0299068749199847" calcext:value-type="float">
            <text:p>0.0299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0]*['Log_MeasurementsBatch200PM.xml-20161217 215653'.CA70]" office:value-type="float" office:value="674.97633" calcext:value-type="float">
            <text:p>675.0</text:p>
          </table:table-cell>
          <table:table-cell table:formula="of:=['Log_MeasurementsBatch200PM.xml-20161217 215653'.CG70]*['Log_MeasurementsBatch200PM.xml-20161217 215653'.CA70]" office:value-type="float" office:value="676.00347" calcext:value-type="float">
            <text:p>676.0</text:p>
          </table:table-cell>
          <table:table-cell table:formula="of:=([.A70]-[.B70])^2 / [.A70]" office:value-type="float" office:value="0.00156304233601801" calcext:value-type="float">
            <text:p>0.0015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1]*['Log_MeasurementsBatch200PM.xml-20161217 215653'.CA71]" office:value-type="float" office:value="672.23532" calcext:value-type="float">
            <text:p>672.2</text:p>
          </table:table-cell>
          <table:table-cell table:formula="of:=['Log_MeasurementsBatch200PM.xml-20161217 215653'.CG71]*['Log_MeasurementsBatch200PM.xml-20161217 215653'.CA71]" office:value-type="float" office:value="654.99552" calcext:value-type="float">
            <text:p>655.0</text:p>
          </table:table-cell>
          <table:table-cell table:formula="of:=([.A71]-[.B71])^2 / [.A71]" office:value-type="float" office:value="0.442123011388331" calcext:value-type="float">
            <text:p>0.4421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2]*['Log_MeasurementsBatch200PM.xml-20161217 215653'.CA72]" office:value-type="float" office:value="672.86904" calcext:value-type="float">
            <text:p>672.9</text:p>
          </table:table-cell>
          <table:table-cell table:formula="of:=['Log_MeasurementsBatch200PM.xml-20161217 215653'.CG72]*['Log_MeasurementsBatch200PM.xml-20161217 215653'.CA72]" office:value-type="float" office:value="685.00176" calcext:value-type="float">
            <text:p>685.0</text:p>
          </table:table-cell>
          <table:table-cell table:formula="of:=([.A72]-[.B72])^2 / [.A72]" office:value-type="float" office:value="0.21876901127506" calcext:value-type="float">
            <text:p>0.2187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3]*['Log_MeasurementsBatch200PM.xml-20161217 215653'.CA73]" office:value-type="float" office:value="658.49112" calcext:value-type="float">
            <text:p>658.5</text:p>
          </table:table-cell>
          <table:table-cell table:formula="of:=['Log_MeasurementsBatch200PM.xml-20161217 215653'.CG73]*['Log_MeasurementsBatch200PM.xml-20161217 215653'.CA73]" office:value-type="float" office:value="676.998" calcext:value-type="float">
            <text:p>677.0</text:p>
          </table:table-cell>
          <table:table-cell table:formula="of:=([.A73]-[.B73])^2 / [.A73]" office:value-type="float" office:value="0.520135499070057" calcext:value-type="float">
            <text:p>0.5201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4]*['Log_MeasurementsBatch200PM.xml-20161217 215653'.CA74]" office:value-type="float" office:value="655.03264" calcext:value-type="float">
            <text:p>655.0</text:p>
          </table:table-cell>
          <table:table-cell table:formula="of:=['Log_MeasurementsBatch200PM.xml-20161217 215653'.CG74]*['Log_MeasurementsBatch200PM.xml-20161217 215653'.CA74]" office:value-type="float" office:value="673.99632" calcext:value-type="float">
            <text:p>674.0</text:p>
          </table:table-cell>
          <table:table-cell table:formula="of:=([.A74]-[.B74])^2 / [.A74]" office:value-type="float" office:value="0.549012579193608" calcext:value-type="float">
            <text:p>0.5490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5]*['Log_MeasurementsBatch200PM.xml-20161217 215653'.CA75]" office:value-type="float" office:value="647.5639" calcext:value-type="float">
            <text:p>647.6</text:p>
          </table:table-cell>
          <table:table-cell table:formula="of:=['Log_MeasurementsBatch200PM.xml-20161217 215653'.CG75]*['Log_MeasurementsBatch200PM.xml-20161217 215653'.CA75]" office:value-type="float" office:value="645.99576" calcext:value-type="float">
            <text:p>646.0</text:p>
          </table:table-cell>
          <table:table-cell table:formula="of:=([.A75]-[.B75])^2 / [.A75]" office:value-type="float" office:value="0.00379740603143552" calcext:value-type="float">
            <text:p>0.0038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6]*['Log_MeasurementsBatch200PM.xml-20161217 215653'.CA76]" office:value-type="float" office:value="644.75961" calcext:value-type="float">
            <text:p>644.8</text:p>
          </table:table-cell>
          <table:table-cell table:formula="of:=['Log_MeasurementsBatch200PM.xml-20161217 215653'.CG76]*['Log_MeasurementsBatch200PM.xml-20161217 215653'.CA76]" office:value-type="float" office:value="645.00436" calcext:value-type="float">
            <text:p>645.0</text:p>
          </table:table-cell>
          <table:table-cell table:formula="of:=([.A76]-[.B76])^2 / [.A76]" office:value-type="float" office:value="0.0000929068160768212" calcext:value-type="float">
            <text:p>0.0000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7]*['Log_MeasurementsBatch200PM.xml-20161217 215653'.CA77]" office:value-type="float" office:value="632.7892" calcext:value-type="float">
            <text:p>632.8</text:p>
          </table:table-cell>
          <table:table-cell table:formula="of:=['Log_MeasurementsBatch200PM.xml-20161217 215653'.CG77]*['Log_MeasurementsBatch200PM.xml-20161217 215653'.CA77]" office:value-type="float" office:value="645.0015" calcext:value-type="float">
            <text:p>645.0</text:p>
          </table:table-cell>
          <table:table-cell table:formula="of:=([.A77]-[.B77])^2 / [.A77]" office:value-type="float" office:value="0.235687131338521" calcext:value-type="float">
            <text:p>0.2356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8]*['Log_MeasurementsBatch200PM.xml-20161217 215653'.CA78]" office:value-type="float" office:value="627.42136" calcext:value-type="float">
            <text:p>627.4</text:p>
          </table:table-cell>
          <table:table-cell table:formula="of:=['Log_MeasurementsBatch200PM.xml-20161217 215653'.CG78]*['Log_MeasurementsBatch200PM.xml-20161217 215653'.CA78]" office:value-type="float" office:value="625.00357" calcext:value-type="float">
            <text:p>625.0</text:p>
          </table:table-cell>
          <table:table-cell table:formula="of:=([.A78]-[.B78])^2 / [.A78]" office:value-type="float" office:value="0.00931703773059367" calcext:value-type="float">
            <text:p>0.0093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79]*['Log_MeasurementsBatch200PM.xml-20161217 215653'.CA79]" office:value-type="float" office:value="624" calcext:value-type="float">
            <text:p>624.0</text:p>
          </table:table-cell>
          <table:table-cell table:formula="of:=['Log_MeasurementsBatch200PM.xml-20161217 215653'.CG79]*['Log_MeasurementsBatch200PM.xml-20161217 215653'.CA79]" office:value-type="float" office:value="624" calcext:value-type="float">
            <text:p>624.0</text:p>
          </table:table-cell>
          <table:table-cell table:formula="of:=([.A79]-[.B79])^2 / [.A79]" office:value-type="float" office:value="0" calcext:value-type="float">
            <text:p>0.000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0]*['Log_MeasurementsBatch200PM.xml-20161217 215653'.CA80]" office:value-type="float" office:value="618.02325" calcext:value-type="float">
            <text:p>618.0</text:p>
          </table:table-cell>
          <table:table-cell table:formula="of:=['Log_MeasurementsBatch200PM.xml-20161217 215653'.CG80]*['Log_MeasurementsBatch200PM.xml-20161217 215653'.CA80]" office:value-type="float" office:value="615.00075" calcext:value-type="float">
            <text:p>615.0</text:p>
          </table:table-cell>
          <table:table-cell table:formula="of:=([.A80]-[.B80])^2 / [.A80]" office:value-type="float" office:value="0.0147818164607877" calcext:value-type="float">
            <text:p>0.0147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1]*['Log_MeasurementsBatch200PM.xml-20161217 215653'.CA81]" office:value-type="float" office:value="615.2342" calcext:value-type="float">
            <text:p>615.2</text:p>
          </table:table-cell>
          <table:table-cell table:formula="of:=['Log_MeasurementsBatch200PM.xml-20161217 215653'.CG81]*['Log_MeasurementsBatch200PM.xml-20161217 215653'.CA81]" office:value-type="float" office:value="580.0032" calcext:value-type="float">
            <text:p>580.0</text:p>
          </table:table-cell>
          <table:table-cell table:formula="of:=([.A81]-[.B81])^2 / [.A81]" office:value-type="float" office:value="2.01748108443906" calcext:value-type="float">
            <text:p>2.0174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2]*['Log_MeasurementsBatch200PM.xml-20161217 215653'.CA82]" office:value-type="float" office:value="606.81824" calcext:value-type="float">
            <text:p>606.8</text:p>
          </table:table-cell>
          <table:table-cell table:formula="of:=['Log_MeasurementsBatch200PM.xml-20161217 215653'.CG82]*['Log_MeasurementsBatch200PM.xml-20161217 215653'.CA82]" office:value-type="float" office:value="612.99632" calcext:value-type="float">
            <text:p>613.0</text:p>
          </table:table-cell>
          <table:table-cell table:formula="of:=([.A82]-[.B82])^2 / [.A82]" office:value-type="float" office:value="0.0628996789654844" calcext:value-type="float">
            <text:p>0.0629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3]*['Log_MeasurementsBatch200PM.xml-20161217 215653'.CA83]" office:value-type="float" office:value="595.41091" calcext:value-type="float">
            <text:p>595.4</text:p>
          </table:table-cell>
          <table:table-cell table:formula="of:=['Log_MeasurementsBatch200PM.xml-20161217 215653'.CG83]*['Log_MeasurementsBatch200PM.xml-20161217 215653'.CA83]" office:value-type="float" office:value="596.00078" calcext:value-type="float">
            <text:p>596.0</text:p>
          </table:table-cell>
          <table:table-cell table:formula="of:=([.A83]-[.B83])^2 / [.A83]" office:value-type="float" office:value="0.00058438065385806" calcext:value-type="float">
            <text:p>0.0005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4]*['Log_MeasurementsBatch200PM.xml-20161217 215653'.CA84]" office:value-type="float" office:value="590.85744" calcext:value-type="float">
            <text:p>590.9</text:p>
          </table:table-cell>
          <table:table-cell table:formula="of:=['Log_MeasurementsBatch200PM.xml-20161217 215653'.CG84]*['Log_MeasurementsBatch200PM.xml-20161217 215653'.CA84]" office:value-type="float" office:value="607.99905" calcext:value-type="float">
            <text:p>608.0</text:p>
          </table:table-cell>
          <table:table-cell table:formula="of:=([.A84]-[.B84])^2 / [.A84]" office:value-type="float" office:value="0.497302349940961" calcext:value-type="float">
            <text:p>0.4973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5]*['Log_MeasurementsBatch200PM.xml-20161217 215653'.CA85]" office:value-type="float" office:value="589.94191" calcext:value-type="float">
            <text:p>589.9</text:p>
          </table:table-cell>
          <table:table-cell table:formula="of:=['Log_MeasurementsBatch200PM.xml-20161217 215653'.CG85]*['Log_MeasurementsBatch200PM.xml-20161217 215653'.CA85]" office:value-type="float" office:value="587.99768" calcext:value-type="float">
            <text:p>588.0</text:p>
          </table:table-cell>
          <table:table-cell table:formula="of:=([.A85]-[.B85])^2 / [.A85]" office:value-type="float" office:value="0.00640746186840708" calcext:value-type="float">
            <text:p>0.0064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6]*['Log_MeasurementsBatch200PM.xml-20161217 215653'.CA86]" office:value-type="float" office:value="584.18738" calcext:value-type="float">
            <text:p>584.2</text:p>
          </table:table-cell>
          <table:table-cell table:formula="of:=['Log_MeasurementsBatch200PM.xml-20161217 215653'.CG86]*['Log_MeasurementsBatch200PM.xml-20161217 215653'.CA86]" office:value-type="float" office:value="567.00195" calcext:value-type="float">
            <text:p>567.0</text:p>
          </table:table-cell>
          <table:table-cell table:formula="of:=([.A86]-[.B86])^2 / [.A86]" office:value-type="float" office:value="0.505555262568151" calcext:value-type="float">
            <text:p>0.5055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7]*['Log_MeasurementsBatch200PM.xml-20161217 215653'.CA87]" office:value-type="float" office:value="575.5212" calcext:value-type="float">
            <text:p>575.5</text:p>
          </table:table-cell>
          <table:table-cell table:formula="of:=['Log_MeasurementsBatch200PM.xml-20161217 215653'.CG87]*['Log_MeasurementsBatch200PM.xml-20161217 215653'.CA87]" office:value-type="float" office:value="567.99792" calcext:value-type="float">
            <text:p>568.0</text:p>
          </table:table-cell>
          <table:table-cell table:formula="of:=([.A87]-[.B87])^2 / [.A87]" office:value-type="float" office:value="0.0983451903394697" calcext:value-type="float">
            <text:p>0.0983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8]*['Log_MeasurementsBatch200PM.xml-20161217 215653'.CA88]" office:value-type="float" office:value="567.5384" calcext:value-type="float">
            <text:p>567.5</text:p>
          </table:table-cell>
          <table:table-cell table:formula="of:=['Log_MeasurementsBatch200PM.xml-20161217 215653'.CG88]*['Log_MeasurementsBatch200PM.xml-20161217 215653'.CA88]" office:value-type="float" office:value="559.99768" calcext:value-type="float">
            <text:p>560.0</text:p>
          </table:table-cell>
          <table:table-cell table:formula="of:=([.A88]-[.B88])^2 / [.A88]" office:value-type="float" office:value="0.100191384615387" calcext:value-type="float">
            <text:p>0.1001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89]*['Log_MeasurementsBatch200PM.xml-20161217 215653'.CA89]" office:value-type="float" office:value="561.9724" calcext:value-type="float">
            <text:p>562.0</text:p>
          </table:table-cell>
          <table:table-cell table:formula="of:=['Log_MeasurementsBatch200PM.xml-20161217 215653'.CG89]*['Log_MeasurementsBatch200PM.xml-20161217 215653'.CA89]" office:value-type="float" office:value="553.99608" calcext:value-type="float">
            <text:p>554.0</text:p>
          </table:table-cell>
          <table:table-cell table:formula="of:=([.A89]-[.B89])^2 / [.A89]" office:value-type="float" office:value="0.113211397467918" calcext:value-type="float">
            <text:p>0.1132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0]*['Log_MeasurementsBatch200PM.xml-20161217 215653'.CA90]" office:value-type="float" office:value="561.04384" calcext:value-type="float">
            <text:p>561.0</text:p>
          </table:table-cell>
          <table:table-cell table:formula="of:=['Log_MeasurementsBatch200PM.xml-20161217 215653'.CG90]*['Log_MeasurementsBatch200PM.xml-20161217 215653'.CA90]" office:value-type="float" office:value="557.0032" calcext:value-type="float">
            <text:p>557.0</text:p>
          </table:table-cell>
          <table:table-cell table:formula="of:=([.A90]-[.B90])^2 / [.A90]" office:value-type="float" office:value="0.0291007055876425" calcext:value-type="float">
            <text:p>0.0291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1]*['Log_MeasurementsBatch200PM.xml-20161217 215653'.CA91]" office:value-type="float" office:value="552.1046" calcext:value-type="float">
            <text:p>552.1</text:p>
          </table:table-cell>
          <table:table-cell table:formula="of:=['Log_MeasurementsBatch200PM.xml-20161217 215653'.CG91]*['Log_MeasurementsBatch200PM.xml-20161217 215653'.CA91]" office:value-type="float" office:value="560.9995" calcext:value-type="float">
            <text:p>561.0</text:p>
          </table:table-cell>
          <table:table-cell table:formula="of:=([.A91]-[.B91])^2 / [.A91]" office:value-type="float" office:value="0.143304812185952" calcext:value-type="float">
            <text:p>0.1433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2]*['Log_MeasurementsBatch200PM.xml-20161217 215653'.CA92]" office:value-type="float" office:value="547.22647" calcext:value-type="float">
            <text:p>547.2</text:p>
          </table:table-cell>
          <table:table-cell table:formula="of:=['Log_MeasurementsBatch200PM.xml-20161217 215653'.CG92]*['Log_MeasurementsBatch200PM.xml-20161217 215653'.CA92]" office:value-type="float" office:value="561.99538" calcext:value-type="float">
            <text:p>562.0</text:p>
          </table:table-cell>
          <table:table-cell table:formula="of:=([.A92]-[.B92])^2 / [.A92]" office:value-type="float" office:value="0.398593113721455" calcext:value-type="float">
            <text:p>0.3985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3]*['Log_MeasurementsBatch200PM.xml-20161217 215653'.CA93]" office:value-type="float" office:value="542.934" calcext:value-type="float">
            <text:p>542.9</text:p>
          </table:table-cell>
          <table:table-cell table:formula="of:=['Log_MeasurementsBatch200PM.xml-20161217 215653'.CG93]*['Log_MeasurementsBatch200PM.xml-20161217 215653'.CA93]" office:value-type="float" office:value="547.00114" calcext:value-type="float">
            <text:p>547.0</text:p>
          </table:table-cell>
          <table:table-cell table:formula="of:=([.A93]-[.B93])^2 / [.A93]" office:value-type="float" office:value="0.0304671060931899" calcext:value-type="float">
            <text:p>0.0304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4]*['Log_MeasurementsBatch200PM.xml-20161217 215653'.CA94]" office:value-type="float" office:value="533.15285" calcext:value-type="float">
            <text:p>533.2</text:p>
          </table:table-cell>
          <table:table-cell table:formula="of:=['Log_MeasurementsBatch200PM.xml-20161217 215653'.CG94]*['Log_MeasurementsBatch200PM.xml-20161217 215653'.CA94]" office:value-type="float" office:value="521.99745" calcext:value-type="float">
            <text:p>522.0</text:p>
          </table:table-cell>
          <table:table-cell table:formula="of:=([.A94]-[.B94])^2 / [.A94]" office:value-type="float" office:value="0.233409516914333" calcext:value-type="float">
            <text:p>0.2334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5]*['Log_MeasurementsBatch200PM.xml-20161217 215653'.CA95]" office:value-type="float" office:value="527.8743" calcext:value-type="float">
            <text:p>527.9</text:p>
          </table:table-cell>
          <table:table-cell table:formula="of:=['Log_MeasurementsBatch200PM.xml-20161217 215653'.CG95]*['Log_MeasurementsBatch200PM.xml-20161217 215653'.CA95]" office:value-type="float" office:value="499.99545" calcext:value-type="float">
            <text:p>500.0</text:p>
          </table:table-cell>
          <table:table-cell table:formula="of:=([.A95]-[.B95])^2 / [.A95]" office:value-type="float" office:value="1.47237756663376" calcext:value-type="float">
            <text:p>1.4723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6]*['Log_MeasurementsBatch200PM.xml-20161217 215653'.CA96]" office:value-type="float" office:value="522.09276" calcext:value-type="float">
            <text:p>522.1</text:p>
          </table:table-cell>
          <table:table-cell table:formula="of:=['Log_MeasurementsBatch200PM.xml-20161217 215653'.CG96]*['Log_MeasurementsBatch200PM.xml-20161217 215653'.CA96]" office:value-type="float" office:value="540.00388" calcext:value-type="float">
            <text:p>540.0</text:p>
          </table:table-cell>
          <table:table-cell table:formula="of:=([.A96]-[.B96])^2 / [.A96]" office:value-type="float" office:value="0.614465942133347" calcext:value-type="float">
            <text:p>0.6144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7]*['Log_MeasurementsBatch200PM.xml-20161217 215653'.CA97]" office:value-type="float" office:value="521.20584" calcext:value-type="float">
            <text:p>521.2</text:p>
          </table:table-cell>
          <table:table-cell table:formula="of:=['Log_MeasurementsBatch200PM.xml-20161217 215653'.CG97]*['Log_MeasurementsBatch200PM.xml-20161217 215653'.CA97]" office:value-type="float" office:value="543.99924" calcext:value-type="float">
            <text:p>544.0</text:p>
          </table:table-cell>
          <table:table-cell table:formula="of:=([.A97]-[.B97])^2 / [.A97]" office:value-type="float" office:value="0.996802114803627" calcext:value-type="float">
            <text:p>0.9968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8]*['Log_MeasurementsBatch200PM.xml-20161217 215653'.CA98]" office:value-type="float" office:value="516.0348" calcext:value-type="float">
            <text:p>516.0</text:p>
          </table:table-cell>
          <table:table-cell table:formula="of:=['Log_MeasurementsBatch200PM.xml-20161217 215653'.CG98]*['Log_MeasurementsBatch200PM.xml-20161217 215653'.CA98]" office:value-type="float" office:value="503.00028" calcext:value-type="float">
            <text:p>503.0</text:p>
          </table:table-cell>
          <table:table-cell table:formula="of:=([.A98]-[.B98])^2 / [.A98]" office:value-type="float" office:value="0.329238864569601" calcext:value-type="float">
            <text:p>0.3292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99]*['Log_MeasurementsBatch200PM.xml-20161217 215653'.CA99]" office:value-type="float" office:value="507.74892" calcext:value-type="float">
            <text:p>507.7</text:p>
          </table:table-cell>
          <table:table-cell table:formula="of:=['Log_MeasurementsBatch200PM.xml-20161217 215653'.CG99]*['Log_MeasurementsBatch200PM.xml-20161217 215653'.CA99]" office:value-type="float" office:value="515.00358" calcext:value-type="float">
            <text:p>515.0</text:p>
          </table:table-cell>
          <table:table-cell table:formula="of:=([.A99]-[.B99])^2 / [.A99]" office:value-type="float" office:value="0.103653773829004" calcext:value-type="float">
            <text:p>0.1036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0]*['Log_MeasurementsBatch200PM.xml-20161217 215653'.CA100]" office:value-type="float" office:value="501.6656" calcext:value-type="float">
            <text:p>501.7</text:p>
          </table:table-cell>
          <table:table-cell table:formula="of:=['Log_MeasurementsBatch200PM.xml-20161217 215653'.CG100]*['Log_MeasurementsBatch200PM.xml-20161217 215653'.CA100]" office:value-type="float" office:value="506.99652" calcext:value-type="float">
            <text:p>507.0</text:p>
          </table:table-cell>
          <table:table-cell table:formula="of:=([.A100]-[.B100])^2 / [.A100]" office:value-type="float" office:value="0.0566487079169868" calcext:value-type="float">
            <text:p>0.0566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1]*['Log_MeasurementsBatch200PM.xml-20161217 215653'.CA101]" office:value-type="float" office:value="500.79384" calcext:value-type="float">
            <text:p>500.8</text:p>
          </table:table-cell>
          <table:table-cell table:formula="of:=['Log_MeasurementsBatch200PM.xml-20161217 215653'.CG101]*['Log_MeasurementsBatch200PM.xml-20161217 215653'.CA101]" office:value-type="float" office:value="500.99796" calcext:value-type="float">
            <text:p>501.0</text:p>
          </table:table-cell>
          <table:table-cell table:formula="of:=([.A101]-[.B101])^2 / [.A101]" office:value-type="float" office:value="0.0000831978572260304" calcext:value-type="float">
            <text:p>0.0000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2]*['Log_MeasurementsBatch200PM.xml-20161217 215653'.CA102]" office:value-type="float" office:value="494.2869" calcext:value-type="float">
            <text:p>494.3</text:p>
          </table:table-cell>
          <table:table-cell table:formula="of:=['Log_MeasurementsBatch200PM.xml-20161217 215653'.CG102]*['Log_MeasurementsBatch200PM.xml-20161217 215653'.CA102]" office:value-type="float" office:value="485.00388" calcext:value-type="float">
            <text:p>485.0</text:p>
          </table:table-cell>
          <table:table-cell table:formula="of:=([.A102]-[.B102])^2 / [.A102]" office:value-type="float" office:value="0.174340975495002" calcext:value-type="float">
            <text:p>0.1743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3]*['Log_MeasurementsBatch200PM.xml-20161217 215653'.CA103]" office:value-type="float" office:value="491.88948" calcext:value-type="float">
            <text:p>491.9</text:p>
          </table:table-cell>
          <table:table-cell table:formula="of:=['Log_MeasurementsBatch200PM.xml-20161217 215653'.CG103]*['Log_MeasurementsBatch200PM.xml-20161217 215653'.CA103]" office:value-type="float" office:value="488.9967" calcext:value-type="float">
            <text:p>489.0</text:p>
          </table:table-cell>
          <table:table-cell table:formula="of:=([.A103]-[.B103])^2 / [.A103]" office:value-type="float" office:value="0.0170123096115007" calcext:value-type="float">
            <text:p>0.0170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4]*['Log_MeasurementsBatch200PM.xml-20161217 215653'.CA104]" office:value-type="float" office:value="484.5" calcext:value-type="float">
            <text:p>484.5</text:p>
          </table:table-cell>
          <table:table-cell table:formula="of:=['Log_MeasurementsBatch200PM.xml-20161217 215653'.CG104]*['Log_MeasurementsBatch200PM.xml-20161217 215653'.CA104]" office:value-type="float" office:value="512.00022" calcext:value-type="float">
            <text:p>512.0</text:p>
          </table:table-cell>
          <table:table-cell table:formula="of:=([.A104]-[.B104])^2 / [.A104]" office:value-type="float" office:value="1.5609124872" calcext:value-type="float">
            <text:p>1.5609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5]*['Log_MeasurementsBatch200PM.xml-20161217 215653'.CA105]" office:value-type="float" office:value="478.15068" calcext:value-type="float">
            <text:p>478.2</text:p>
          </table:table-cell>
          <table:table-cell table:formula="of:=['Log_MeasurementsBatch200PM.xml-20161217 215653'.CG105]*['Log_MeasurementsBatch200PM.xml-20161217 215653'.CA105]" office:value-type="float" office:value="457.99992" calcext:value-type="float">
            <text:p>458.0</text:p>
          </table:table-cell>
          <table:table-cell table:formula="of:=([.A105]-[.B105])^2 / [.A105]" office:value-type="float" office:value="0.849215834175122" calcext:value-type="float">
            <text:p>0.8492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6]*['Log_MeasurementsBatch200PM.xml-20161217 215653'.CA106]" office:value-type="float" office:value="474.2232" calcext:value-type="float">
            <text:p>474.2</text:p>
          </table:table-cell>
          <table:table-cell table:formula="of:=['Log_MeasurementsBatch200PM.xml-20161217 215653'.CG106]*['Log_MeasurementsBatch200PM.xml-20161217 215653'.CA106]" office:value-type="float" office:value="470.99976" calcext:value-type="float">
            <text:p>471.0</text:p>
          </table:table-cell>
          <table:table-cell table:formula="of:=([.A106]-[.B106])^2 / [.A106]" office:value-type="float" office:value="0.0219107066748321" calcext:value-type="float">
            <text:p>0.0219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7]*['Log_MeasurementsBatch200PM.xml-20161217 215653'.CA107]" office:value-type="float" office:value="473.14528" calcext:value-type="float">
            <text:p>473.1</text:p>
          </table:table-cell>
          <table:table-cell table:formula="of:=['Log_MeasurementsBatch200PM.xml-20161217 215653'.CG107]*['Log_MeasurementsBatch200PM.xml-20161217 215653'.CA107]" office:value-type="float" office:value="461.00384" calcext:value-type="float">
            <text:p>461.0</text:p>
          </table:table-cell>
          <table:table-cell table:formula="of:=([.A107]-[.B107])^2 / [.A107]" office:value-type="float" office:value="0.311563005074466" calcext:value-type="float">
            <text:p>0.3115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8]*['Log_MeasurementsBatch200PM.xml-20161217 215653'.CA108]" office:value-type="float" office:value="467.1304" calcext:value-type="float">
            <text:p>467.1</text:p>
          </table:table-cell>
          <table:table-cell table:formula="of:=['Log_MeasurementsBatch200PM.xml-20161217 215653'.CG108]*['Log_MeasurementsBatch200PM.xml-20161217 215653'.CA108]" office:value-type="float" office:value="472.0004" calcext:value-type="float">
            <text:p>472.0</text:p>
          </table:table-cell>
          <table:table-cell table:formula="of:=([.A108]-[.B108])^2 / [.A108]" office:value-type="float" office:value="0.0507714762301919" calcext:value-type="float">
            <text:p>0.0507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09]*['Log_MeasurementsBatch200PM.xml-20161217 215653'.CA109]" office:value-type="float" office:value="459.19984" calcext:value-type="float">
            <text:p>459.2</text:p>
          </table:table-cell>
          <table:table-cell table:formula="of:=['Log_MeasurementsBatch200PM.xml-20161217 215653'.CG109]*['Log_MeasurementsBatch200PM.xml-20161217 215653'.CA109]" office:value-type="float" office:value="465.9952" calcext:value-type="float">
            <text:p>466.0</text:p>
          </table:table-cell>
          <table:table-cell table:formula="of:=([.A109]-[.B109])^2 / [.A109]" office:value-type="float" office:value="0.100559524431891" calcext:value-type="float">
            <text:p>0.1005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0]*['Log_MeasurementsBatch200PM.xml-20161217 215653'.CA110]" office:value-type="float" office:value="452.6815" calcext:value-type="float">
            <text:p>452.7</text:p>
          </table:table-cell>
          <table:table-cell table:formula="of:=['Log_MeasurementsBatch200PM.xml-20161217 215653'.CG110]*['Log_MeasurementsBatch200PM.xml-20161217 215653'.CA110]" office:value-type="float" office:value="456.0011" calcext:value-type="float">
            <text:p>456.0</text:p>
          </table:table-cell>
          <table:table-cell table:formula="of:=([.A110]-[.B110])^2 / [.A110]" office:value-type="float" office:value="0.0243432615646981" calcext:value-type="float">
            <text:p>0.0243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1]*['Log_MeasurementsBatch200PM.xml-20161217 215653'.CA111]" office:value-type="float" office:value="451.25794" calcext:value-type="float">
            <text:p>451.3</text:p>
          </table:table-cell>
          <table:table-cell table:formula="of:=['Log_MeasurementsBatch200PM.xml-20161217 215653'.CG111]*['Log_MeasurementsBatch200PM.xml-20161217 215653'.CA111]" office:value-type="float" office:value="464.00424" calcext:value-type="float">
            <text:p>464.0</text:p>
          </table:table-cell>
          <table:table-cell table:formula="of:=([.A111]-[.B111])^2 / [.A111]" office:value-type="float" office:value="0.360033916943376" calcext:value-type="float">
            <text:p>0.3600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2]*['Log_MeasurementsBatch200PM.xml-20161217 215653'.CA112]" office:value-type="float" office:value="441.90724" calcext:value-type="float">
            <text:p>441.9</text:p>
          </table:table-cell>
          <table:table-cell table:formula="of:=['Log_MeasurementsBatch200PM.xml-20161217 215653'.CG112]*['Log_MeasurementsBatch200PM.xml-20161217 215653'.CA112]" office:value-type="float" office:value="461.997" calcext:value-type="float">
            <text:p>462.0</text:p>
          </table:table-cell>
          <table:table-cell table:formula="of:=([.A112]-[.B112])^2 / [.A112]" office:value-type="float" office:value="0.913310351868416" calcext:value-type="float">
            <text:p>0.9133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3]*['Log_MeasurementsBatch200PM.xml-20161217 215653'.CA113]" office:value-type="float" office:value="443.46742" calcext:value-type="float">
            <text:p>443.5</text:p>
          </table:table-cell>
          <table:table-cell table:formula="of:=['Log_MeasurementsBatch200PM.xml-20161217 215653'.CG113]*['Log_MeasurementsBatch200PM.xml-20161217 215653'.CA113]" office:value-type="float" office:value="449.99735" calcext:value-type="float">
            <text:p>450.0</text:p>
          </table:table-cell>
          <table:table-cell table:formula="of:=([.A113]-[.B113])^2 / [.A113]" office:value-type="float" office:value="0.0961513380281684" calcext:value-type="float">
            <text:p>0.0961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4]*['Log_MeasurementsBatch200PM.xml-20161217 215653'.CA114]" office:value-type="float" office:value="436.32225" calcext:value-type="float">
            <text:p>436.3</text:p>
          </table:table-cell>
          <table:table-cell table:formula="of:=['Log_MeasurementsBatch200PM.xml-20161217 215653'.CG114]*['Log_MeasurementsBatch200PM.xml-20161217 215653'.CA114]" office:value-type="float" office:value="425.997" calcext:value-type="float">
            <text:p>426.0</text:p>
          </table:table-cell>
          <table:table-cell table:formula="of:=([.A114]-[.B114])^2 / [.A114]" office:value-type="float" office:value="0.244339562244418" calcext:value-type="float">
            <text:p>0.2443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5]*['Log_MeasurementsBatch200PM.xml-20161217 215653'.CA115]" office:value-type="float" office:value="428.74" calcext:value-type="float">
            <text:p>428.7</text:p>
          </table:table-cell>
          <table:table-cell table:formula="of:=['Log_MeasurementsBatch200PM.xml-20161217 215653'.CG115]*['Log_MeasurementsBatch200PM.xml-20161217 215653'.CA115]" office:value-type="float" office:value="412.9969" calcext:value-type="float">
            <text:p>413.0</text:p>
          </table:table-cell>
          <table:table-cell table:formula="of:=([.A115]-[.B115])^2 / [.A115]" office:value-type="float" office:value="0.578078083710409" calcext:value-type="float">
            <text:p>0.5780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6]*['Log_MeasurementsBatch200PM.xml-20161217 215653'.CA116]" office:value-type="float" office:value="425.51925" calcext:value-type="float">
            <text:p>425.5</text:p>
          </table:table-cell>
          <table:table-cell table:formula="of:=['Log_MeasurementsBatch200PM.xml-20161217 215653'.CG116]*['Log_MeasurementsBatch200PM.xml-20161217 215653'.CA116]" office:value-type="float" office:value="425.0025" calcext:value-type="float">
            <text:p>425.0</text:p>
          </table:table-cell>
          <table:table-cell table:formula="of:=([.A116]-[.B116])^2 / [.A116]" office:value-type="float" office:value="0.000627540499049107" calcext:value-type="float">
            <text:p>0.0006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7]*['Log_MeasurementsBatch200PM.xml-20161217 215653'.CA117]" office:value-type="float" office:value="419.61868" calcext:value-type="float">
            <text:p>419.6</text:p>
          </table:table-cell>
          <table:table-cell table:formula="of:=['Log_MeasurementsBatch200PM.xml-20161217 215653'.CG117]*['Log_MeasurementsBatch200PM.xml-20161217 215653'.CA117]" office:value-type="float" office:value="404.99894" calcext:value-type="float">
            <text:p>405.0</text:p>
          </table:table-cell>
          <table:table-cell table:formula="of:=([.A117]-[.B117])^2 / [.A117]" office:value-type="float" office:value="0.509359587298638" calcext:value-type="float">
            <text:p>0.5093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8]*['Log_MeasurementsBatch200PM.xml-20161217 215653'.CA118]" office:value-type="float" office:value="414.95616" calcext:value-type="float">
            <text:p>415.0</text:p>
          </table:table-cell>
          <table:table-cell table:formula="of:=['Log_MeasurementsBatch200PM.xml-20161217 215653'.CG118]*['Log_MeasurementsBatch200PM.xml-20161217 215653'.CA118]" office:value-type="float" office:value="403.00016" calcext:value-type="float">
            <text:p>403.0</text:p>
          </table:table-cell>
          <table:table-cell table:formula="of:=([.A118]-[.B118])^2 / [.A118]" office:value-type="float" office:value="0.344484429391289" calcext:value-type="float">
            <text:p>0.3444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19]*['Log_MeasurementsBatch200PM.xml-20161217 215653'.CA119]" office:value-type="float" office:value="405.60815" calcext:value-type="float">
            <text:p>405.6</text:p>
          </table:table-cell>
          <table:table-cell table:formula="of:=['Log_MeasurementsBatch200PM.xml-20161217 215653'.CG119]*['Log_MeasurementsBatch200PM.xml-20161217 215653'.CA119]" office:value-type="float" office:value="426.99819" calcext:value-type="float">
            <text:p>427.0</text:p>
          </table:table-cell>
          <table:table-cell table:formula="of:=([.A119]-[.B119])^2 / [.A119]" office:value-type="float" office:value="1.12801927476457" calcext:value-type="float">
            <text:p>1.1280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0]*['Log_MeasurementsBatch200PM.xml-20161217 215653'.CA120]" office:value-type="float" office:value="400.0479" calcext:value-type="float">
            <text:p>400.0</text:p>
          </table:table-cell>
          <table:table-cell table:formula="of:=['Log_MeasurementsBatch200PM.xml-20161217 215653'.CG120]*['Log_MeasurementsBatch200PM.xml-20161217 215653'.CA120]" office:value-type="float" office:value="404.00293" calcext:value-type="float">
            <text:p>404.0</text:p>
          </table:table-cell>
          <table:table-cell table:formula="of:=([.A120]-[.B120])^2 / [.A120]" office:value-type="float" office:value="0.0391009734106834" calcext:value-type="float">
            <text:p>0.0391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1]*['Log_MeasurementsBatch200PM.xml-20161217 215653'.CA121]" office:value-type="float" office:value="398.1104" calcext:value-type="float">
            <text:p>398.1</text:p>
          </table:table-cell>
          <table:table-cell table:formula="of:=['Log_MeasurementsBatch200PM.xml-20161217 215653'.CG121]*['Log_MeasurementsBatch200PM.xml-20161217 215653'.CA121]" office:value-type="float" office:value="413.99968" calcext:value-type="float">
            <text:p>414.0</text:p>
          </table:table-cell>
          <table:table-cell table:formula="of:=([.A121]-[.B121])^2 / [.A121]" office:value-type="float" office:value="0.634168860995341" calcext:value-type="float">
            <text:p>0.6341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2]*['Log_MeasurementsBatch200PM.xml-20161217 215653'.CA122]" office:value-type="float" office:value="391.20438" calcext:value-type="float">
            <text:p>391.2</text:p>
          </table:table-cell>
          <table:table-cell table:formula="of:=['Log_MeasurementsBatch200PM.xml-20161217 215653'.CG122]*['Log_MeasurementsBatch200PM.xml-20161217 215653'.CA122]" office:value-type="float" office:value="402.99714" calcext:value-type="float">
            <text:p>403.0</text:p>
          </table:table-cell>
          <table:table-cell table:formula="of:=([.A122]-[.B122])^2 / [.A122]" office:value-type="float" office:value="0.355489855245485" calcext:value-type="float">
            <text:p>0.3554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3]*['Log_MeasurementsBatch200PM.xml-20161217 215653'.CA123]" office:value-type="float" office:value="385.86958" calcext:value-type="float">
            <text:p>385.9</text:p>
          </table:table-cell>
          <table:table-cell table:formula="of:=['Log_MeasurementsBatch200PM.xml-20161217 215653'.CG123]*['Log_MeasurementsBatch200PM.xml-20161217 215653'.CA123]" office:value-type="float" office:value="406.00216" calcext:value-type="float">
            <text:p>406.0</text:p>
          </table:table-cell>
          <table:table-cell table:formula="of:=([.A123]-[.B123])^2 / [.A123]" office:value-type="float" office:value="1.05040873513896" calcext:value-type="float">
            <text:p>1.0504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4]*['Log_MeasurementsBatch200PM.xml-20161217 215653'.CA124]" office:value-type="float" office:value="382.04496" calcext:value-type="float">
            <text:p>382.0</text:p>
          </table:table-cell>
          <table:table-cell table:formula="of:=['Log_MeasurementsBatch200PM.xml-20161217 215653'.CG124]*['Log_MeasurementsBatch200PM.xml-20161217 215653'.CA124]" office:value-type="float" office:value="386.9987" calcext:value-type="float">
            <text:p>387.0</text:p>
          </table:table-cell>
          <table:table-cell table:formula="of:=([.A124]-[.B124])^2 / [.A124]" office:value-type="float" office:value="0.0642320735957355" calcext:value-type="float">
            <text:p>0.0642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5]*['Log_MeasurementsBatch200PM.xml-20161217 215653'.CA125]" office:value-type="float" office:value="374.66325" calcext:value-type="float">
            <text:p>374.7</text:p>
          </table:table-cell>
          <table:table-cell table:formula="of:=['Log_MeasurementsBatch200PM.xml-20161217 215653'.CG125]*['Log_MeasurementsBatch200PM.xml-20161217 215653'.CA125]" office:value-type="float" office:value="381.99525" calcext:value-type="float">
            <text:p>382.0</text:p>
          </table:table-cell>
          <table:table-cell table:formula="of:=([.A125]-[.B125])^2 / [.A125]" office:value-type="float" office:value="0.143484112733234" calcext:value-type="float">
            <text:p>0.1434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6]*['Log_MeasurementsBatch200PM.xml-20161217 215653'.CA126]" office:value-type="float" office:value="369.93828" calcext:value-type="float">
            <text:p>369.9</text:p>
          </table:table-cell>
          <table:table-cell table:formula="of:=['Log_MeasurementsBatch200PM.xml-20161217 215653'.CG126]*['Log_MeasurementsBatch200PM.xml-20161217 215653'.CA126]" office:value-type="float" office:value="373.99698" calcext:value-type="float">
            <text:p>374.0</text:p>
          </table:table-cell>
          <table:table-cell table:formula="of:=([.A126]-[.B126])^2 / [.A126]" office:value-type="float" office:value="0.04452917305557" calcext:value-type="float">
            <text:p>0.0445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7]*['Log_MeasurementsBatch200PM.xml-20161217 215653'.CA127]" office:value-type="float" office:value="361.78812" calcext:value-type="float">
            <text:p>361.8</text:p>
          </table:table-cell>
          <table:table-cell table:formula="of:=['Log_MeasurementsBatch200PM.xml-20161217 215653'.CG127]*['Log_MeasurementsBatch200PM.xml-20161217 215653'.CA127]" office:value-type="float" office:value="349.99776" calcext:value-type="float">
            <text:p>350.0</text:p>
          </table:table-cell>
          <table:table-cell table:formula="of:=([.A127]-[.B127])^2 / [.A127]" office:value-type="float" office:value="0.384237572338194" calcext:value-type="float">
            <text:p>0.3842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8]*['Log_MeasurementsBatch200PM.xml-20161217 215653'.CA128]" office:value-type="float" office:value="356.61062" calcext:value-type="float">
            <text:p>356.6</text:p>
          </table:table-cell>
          <table:table-cell table:formula="of:=['Log_MeasurementsBatch200PM.xml-20161217 215653'.CG128]*['Log_MeasurementsBatch200PM.xml-20161217 215653'.CA128]" office:value-type="float" office:value="345.00054" calcext:value-type="float">
            <text:p>345.0</text:p>
          </table:table-cell>
          <table:table-cell table:formula="of:=([.A128]-[.B128])^2 / [.A128]" office:value-type="float" office:value="0.377986380793706" calcext:value-type="float">
            <text:p>0.3779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29]*['Log_MeasurementsBatch200PM.xml-20161217 215653'.CA129]" office:value-type="float" office:value="349.92" calcext:value-type="float">
            <text:p>349.9</text:p>
          </table:table-cell>
          <table:table-cell table:formula="of:=['Log_MeasurementsBatch200PM.xml-20161217 215653'.CG129]*['Log_MeasurementsBatch200PM.xml-20161217 215653'.CA129]" office:value-type="float" office:value="348.9966" calcext:value-type="float">
            <text:p>349.0</text:p>
          </table:table-cell>
          <table:table-cell table:formula="of:=([.A129]-[.B129])^2 / [.A129]" office:value-type="float" office:value="0.00243675000000008" calcext:value-type="float">
            <text:p>0.0024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0]*['Log_MeasurementsBatch200PM.xml-20161217 215653'.CA130]" office:value-type="float" office:value="344.64016" calcext:value-type="float">
            <text:p>344.6</text:p>
          </table:table-cell>
          <table:table-cell table:formula="of:=['Log_MeasurementsBatch200PM.xml-20161217 215653'.CG130]*['Log_MeasurementsBatch200PM.xml-20161217 215653'.CA130]" office:value-type="float" office:value="349.00368" calcext:value-type="float">
            <text:p>349.0</text:p>
          </table:table-cell>
          <table:table-cell table:formula="of:=([.A130]-[.B130])^2 / [.A130]" office:value-type="float" office:value="0.0552469183811891" calcext:value-type="float">
            <text:p>0.0552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1]*['Log_MeasurementsBatch200PM.xml-20161217 215653'.CA131]" office:value-type="float" office:value="336.16788" calcext:value-type="float">
            <text:p>336.2</text:p>
          </table:table-cell>
          <table:table-cell table:formula="of:=['Log_MeasurementsBatch200PM.xml-20161217 215653'.CG131]*['Log_MeasurementsBatch200PM.xml-20161217 215653'.CA131]" office:value-type="float" office:value="358.99875" calcext:value-type="float">
            <text:p>359.0</text:p>
          </table:table-cell>
          <table:table-cell table:formula="of:=([.A131]-[.B131])^2 / [.A131]" office:value-type="float" office:value="1.55056046686226" calcext:value-type="float">
            <text:p>1.5505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2]*['Log_MeasurementsBatch200PM.xml-20161217 215653'.CA132]" office:value-type="float" office:value="335.94744" calcext:value-type="float">
            <text:p>335.9</text:p>
          </table:table-cell>
          <table:table-cell table:formula="of:=['Log_MeasurementsBatch200PM.xml-20161217 215653'.CG132]*['Log_MeasurementsBatch200PM.xml-20161217 215653'.CA132]" office:value-type="float" office:value="333.99912" calcext:value-type="float">
            <text:p>334.0</text:p>
          </table:table-cell>
          <table:table-cell table:formula="of:=([.A132]-[.B132])^2 / [.A132]" office:value-type="float" office:value="0.0112992402097181" calcext:value-type="float">
            <text:p>0.0113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3]*['Log_MeasurementsBatch200PM.xml-20161217 215653'.CA133]" office:value-type="float" office:value="326.4361" calcext:value-type="float">
            <text:p>326.4</text:p>
          </table:table-cell>
          <table:table-cell table:formula="of:=['Log_MeasurementsBatch200PM.xml-20161217 215653'.CG133]*['Log_MeasurementsBatch200PM.xml-20161217 215653'.CA133]" office:value-type="float" office:value="316.99804" calcext:value-type="float">
            <text:p>317.0</text:p>
          </table:table-cell>
          <table:table-cell table:formula="of:=([.A133]-[.B133])^2 / [.A133]" office:value-type="float" office:value="0.272877223332836" calcext:value-type="float">
            <text:p>0.2728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4]*['Log_MeasurementsBatch200PM.xml-20161217 215653'.CA134]" office:value-type="float" office:value="320.30964" calcext:value-type="float">
            <text:p>320.3</text:p>
          </table:table-cell>
          <table:table-cell table:formula="of:=['Log_MeasurementsBatch200PM.xml-20161217 215653'.CG134]*['Log_MeasurementsBatch200PM.xml-20161217 215653'.CA134]" office:value-type="float" office:value="310.9982" calcext:value-type="float">
            <text:p>311.0</text:p>
          </table:table-cell>
          <table:table-cell table:formula="of:=([.A134]-[.B134])^2 / [.A134]" office:value-type="float" office:value="0.270684687709056" calcext:value-type="float">
            <text:p>0.2706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5]*['Log_MeasurementsBatch200PM.xml-20161217 215653'.CA135]" office:value-type="float" office:value="316.41174" calcext:value-type="float">
            <text:p>316.4</text:p>
          </table:table-cell>
          <table:table-cell table:formula="of:=['Log_MeasurementsBatch200PM.xml-20161217 215653'.CG135]*['Log_MeasurementsBatch200PM.xml-20161217 215653'.CA135]" office:value-type="float" office:value="304.00209" calcext:value-type="float">
            <text:p>304.0</text:p>
          </table:table-cell>
          <table:table-cell table:formula="of:=([.A135]-[.B135])^2 / [.A135]" office:value-type="float" office:value="0.486705749674459" calcext:value-type="float">
            <text:p>0.4867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6]*['Log_MeasurementsBatch200PM.xml-20161217 215653'.CA136]" office:value-type="float" office:value="309.23382" calcext:value-type="float">
            <text:p>309.2</text:p>
          </table:table-cell>
          <table:table-cell table:formula="of:=['Log_MeasurementsBatch200PM.xml-20161217 215653'.CG136]*['Log_MeasurementsBatch200PM.xml-20161217 215653'.CA136]" office:value-type="float" office:value="296.99904" calcext:value-type="float">
            <text:p>297.0</text:p>
          </table:table-cell>
          <table:table-cell table:formula="of:=([.A136]-[.B136])^2 / [.A136]" office:value-type="float" office:value="0.484066851576584" calcext:value-type="float">
            <text:p>0.4840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7]*['Log_MeasurementsBatch200PM.xml-20161217 215653'.CA137]" office:value-type="float" office:value="303.6236" calcext:value-type="float">
            <text:p>303.6</text:p>
          </table:table-cell>
          <table:table-cell table:formula="of:=['Log_MeasurementsBatch200PM.xml-20161217 215653'.CG137]*['Log_MeasurementsBatch200PM.xml-20161217 215653'.CA137]" office:value-type="float" office:value="294" calcext:value-type="float">
            <text:p>294.0</text:p>
          </table:table-cell>
          <table:table-cell table:formula="of:=([.A137]-[.B137])^2 / [.A137]" office:value-type="float" office:value="0.305027925892454" calcext:value-type="float">
            <text:p>0.3050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8]*['Log_MeasurementsBatch200PM.xml-20161217 215653'.CA138]" office:value-type="float" office:value="295.54082" calcext:value-type="float">
            <text:p>295.5</text:p>
          </table:table-cell>
          <table:table-cell table:formula="of:=['Log_MeasurementsBatch200PM.xml-20161217 215653'.CG138]*['Log_MeasurementsBatch200PM.xml-20161217 215653'.CA138]" office:value-type="float" office:value="309.0015" calcext:value-type="float">
            <text:p>309.0</text:p>
          </table:table-cell>
          <table:table-cell table:formula="of:=([.A138]-[.B138])^2 / [.A138]" office:value-type="float" office:value="0.613079120719773" calcext:value-type="float">
            <text:p>0.6130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39]*['Log_MeasurementsBatch200PM.xml-20161217 215653'.CA139]" office:value-type="float" office:value="290.77279" calcext:value-type="float">
            <text:p>290.8</text:p>
          </table:table-cell>
          <table:table-cell table:formula="of:=['Log_MeasurementsBatch200PM.xml-20161217 215653'.CG139]*['Log_MeasurementsBatch200PM.xml-20161217 215653'.CA139]" office:value-type="float" office:value="278.99542" calcext:value-type="float">
            <text:p>279.0</text:p>
          </table:table-cell>
          <table:table-cell table:formula="of:=([.A139]-[.B139])^2 / [.A139]" office:value-type="float" office:value="0.477026905154706" calcext:value-type="float">
            <text:p>0.4770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0]*['Log_MeasurementsBatch200PM.xml-20161217 215653'.CA140]" office:value-type="float" office:value="284.7684" calcext:value-type="float">
            <text:p>284.8</text:p>
          </table:table-cell>
          <table:table-cell table:formula="of:=['Log_MeasurementsBatch200PM.xml-20161217 215653'.CG140]*['Log_MeasurementsBatch200PM.xml-20161217 215653'.CA140]" office:value-type="float" office:value="274.9978" calcext:value-type="float">
            <text:p>275.0</text:p>
          </table:table-cell>
          <table:table-cell table:formula="of:=([.A140]-[.B140])^2 / [.A140]" office:value-type="float" office:value="0.335236017619933" calcext:value-type="float">
            <text:p>0.3352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1]*['Log_MeasurementsBatch200PM.xml-20161217 215653'.CA141]" office:value-type="float" office:value="277.87914" calcext:value-type="float">
            <text:p>277.9</text:p>
          </table:table-cell>
          <table:table-cell table:formula="of:=['Log_MeasurementsBatch200PM.xml-20161217 215653'.CG141]*['Log_MeasurementsBatch200PM.xml-20161217 215653'.CA141]" office:value-type="float" office:value="264.00132" calcext:value-type="float">
            <text:p>264.0</text:p>
          </table:table-cell>
          <table:table-cell table:formula="of:=([.A141]-[.B141])^2 / [.A141]" office:value-type="float" office:value="0.693085087108012" calcext:value-type="float">
            <text:p>0.6930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2]*['Log_MeasurementsBatch200PM.xml-20161217 215653'.CA142]" office:value-type="float" office:value="272.67194" calcext:value-type="float">
            <text:p>272.7</text:p>
          </table:table-cell>
          <table:table-cell table:formula="of:=['Log_MeasurementsBatch200PM.xml-20161217 215653'.CG142]*['Log_MeasurementsBatch200PM.xml-20161217 215653'.CA142]" office:value-type="float" office:value="260.00414" calcext:value-type="float">
            <text:p>260.0</text:p>
          </table:table-cell>
          <table:table-cell table:formula="of:=([.A142]-[.B142])^2 / [.A142]" office:value-type="float" office:value="0.588520978139518" calcext:value-type="float">
            <text:p>0.5885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3]*['Log_MeasurementsBatch200PM.xml-20161217 215653'.CA143]" office:value-type="float" office:value="266.85096" calcext:value-type="float">
            <text:p>266.9</text:p>
          </table:table-cell>
          <table:table-cell table:formula="of:=['Log_MeasurementsBatch200PM.xml-20161217 215653'.CG143]*['Log_MeasurementsBatch200PM.xml-20161217 215653'.CA143]" office:value-type="float" office:value="274.00464" calcext:value-type="float">
            <text:p>274.0</text:p>
          </table:table-cell>
          <table:table-cell table:formula="of:=([.A143]-[.B143])^2 / [.A143]" office:value-type="float" office:value="0.191774230613224" calcext:value-type="float">
            <text:p>0.1917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4]*['Log_MeasurementsBatch200PM.xml-20161217 215653'.CA144]" office:value-type="float" office:value="260.20993" calcext:value-type="float">
            <text:p>260.2</text:p>
          </table:table-cell>
          <table:table-cell table:formula="of:=['Log_MeasurementsBatch200PM.xml-20161217 215653'.CG144]*['Log_MeasurementsBatch200PM.xml-20161217 215653'.CA144]" office:value-type="float" office:value="264.99714" calcext:value-type="float">
            <text:p>265.0</text:p>
          </table:table-cell>
          <table:table-cell table:formula="of:=([.A144]-[.B144])^2 / [.A144]" office:value-type="float" office:value="0.0880726557364669" calcext:value-type="float">
            <text:p>0.0880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5]*['Log_MeasurementsBatch200PM.xml-20161217 215653'.CA145]" office:value-type="float" office:value="252.53916" calcext:value-type="float">
            <text:p>252.5</text:p>
          </table:table-cell>
          <table:table-cell table:formula="of:=['Log_MeasurementsBatch200PM.xml-20161217 215653'.CG145]*['Log_MeasurementsBatch200PM.xml-20161217 215653'.CA145]" office:value-type="float" office:value="236.00118" calcext:value-type="float">
            <text:p>236.0</text:p>
          </table:table-cell>
          <table:table-cell table:formula="of:=([.A145]-[.B145])^2 / [.A145]" office:value-type="float" office:value="1.08301929285106" calcext:value-type="float">
            <text:p>1.0830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6]*['Log_MeasurementsBatch200PM.xml-20161217 215653'.CA146]" office:value-type="float" office:value="249.2028" calcext:value-type="float">
            <text:p>249.2</text:p>
          </table:table-cell>
          <table:table-cell table:formula="of:=['Log_MeasurementsBatch200PM.xml-20161217 215653'.CG146]*['Log_MeasurementsBatch200PM.xml-20161217 215653'.CA146]" office:value-type="float" office:value="249.0048" calcext:value-type="float">
            <text:p>249.0</text:p>
          </table:table-cell>
          <table:table-cell table:formula="of:=([.A146]-[.B146])^2 / [.A146]" office:value-type="float" office:value="0.000157317654536799" calcext:value-type="float">
            <text:p>0.0001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7]*['Log_MeasurementsBatch200PM.xml-20161217 215653'.CA147]" office:value-type="float" office:value="241.30632" calcext:value-type="float">
            <text:p>241.3</text:p>
          </table:table-cell>
          <table:table-cell table:formula="of:=['Log_MeasurementsBatch200PM.xml-20161217 215653'.CG147]*['Log_MeasurementsBatch200PM.xml-20161217 215653'.CA147]" office:value-type="float" office:value="223.99776" calcext:value-type="float">
            <text:p>224.0</text:p>
          </table:table-cell>
          <table:table-cell table:formula="of:=([.A147]-[.B147])^2 / [.A147]" office:value-type="float" office:value="1.24151845369653" calcext:value-type="float">
            <text:p>1.2415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8]*['Log_MeasurementsBatch200PM.xml-20161217 215653'.CA148]" office:value-type="float" office:value="235.14905" calcext:value-type="float">
            <text:p>235.1</text:p>
          </table:table-cell>
          <table:table-cell table:formula="of:=['Log_MeasurementsBatch200PM.xml-20161217 215653'.CG148]*['Log_MeasurementsBatch200PM.xml-20161217 215653'.CA148]" office:value-type="float" office:value="248.0033" calcext:value-type="float">
            <text:p>248.0</text:p>
          </table:table-cell>
          <table:table-cell table:formula="of:=([.A148]-[.B148])^2 / [.A148]" office:value-type="float" office:value="0.702668129267374" calcext:value-type="float">
            <text:p>0.7026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49]*['Log_MeasurementsBatch200PM.xml-20161217 215653'.CA149]" office:value-type="float" office:value="229.463" calcext:value-type="float">
            <text:p>229.5</text:p>
          </table:table-cell>
          <table:table-cell table:formula="of:=['Log_MeasurementsBatch200PM.xml-20161217 215653'.CG149]*['Log_MeasurementsBatch200PM.xml-20161217 215653'.CA149]" office:value-type="float" office:value="232.00216" calcext:value-type="float">
            <text:p>232.0</text:p>
          </table:table-cell>
          <table:table-cell table:formula="of:=([.A149]-[.B149])^2 / [.A149]" office:value-type="float" office:value="0.0280974863293866" calcext:value-type="float">
            <text:p>0.0281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0]*['Log_MeasurementsBatch200PM.xml-20161217 215653'.CA150]" office:value-type="float" office:value="223.06076" calcext:value-type="float">
            <text:p>223.1</text:p>
          </table:table-cell>
          <table:table-cell table:formula="of:=['Log_MeasurementsBatch200PM.xml-20161217 215653'.CG150]*['Log_MeasurementsBatch200PM.xml-20161217 215653'.CA150]" office:value-type="float" office:value="222.0036" calcext:value-type="float">
            <text:p>222.0</text:p>
          </table:table-cell>
          <table:table-cell table:formula="of:=([.A150]-[.B150])^2 / [.A150]" office:value-type="float" office:value="0.00501023696682447" calcext:value-type="float">
            <text:p>0.0050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1]*['Log_MeasurementsBatch200PM.xml-20161217 215653'.CA151]" office:value-type="float" office:value="217.107" calcext:value-type="float">
            <text:p>217.1</text:p>
          </table:table-cell>
          <table:table-cell table:formula="of:=['Log_MeasurementsBatch200PM.xml-20161217 215653'.CG151]*['Log_MeasurementsBatch200PM.xml-20161217 215653'.CA151]" office:value-type="float" office:value="216.9981" calcext:value-type="float">
            <text:p>217.0</text:p>
          </table:table-cell>
          <table:table-cell table:formula="of:=([.A151]-[.B151])^2 / [.A151]" office:value-type="float" office:value="0.0000546238030095815" calcext:value-type="float">
            <text:p>0.0000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2]*['Log_MeasurementsBatch200PM.xml-20161217 215653'.CA152]" office:value-type="float" office:value="209.65725" calcext:value-type="float">
            <text:p>209.7</text:p>
          </table:table-cell>
          <table:table-cell table:formula="of:=['Log_MeasurementsBatch200PM.xml-20161217 215653'.CG152]*['Log_MeasurementsBatch200PM.xml-20161217 215653'.CA152]" office:value-type="float" office:value="200.9991" calcext:value-type="float">
            <text:p>201.0</text:p>
          </table:table-cell>
          <table:table-cell table:formula="of:=([.A152]-[.B152])^2 / [.A152]" office:value-type="float" office:value="0.357552917547569" calcext:value-type="float">
            <text:p>0.3575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3]*['Log_MeasurementsBatch200PM.xml-20161217 215653'.CA153]" office:value-type="float" office:value="204.96513" calcext:value-type="float">
            <text:p>205.0</text:p>
          </table:table-cell>
          <table:table-cell table:formula="of:=['Log_MeasurementsBatch200PM.xml-20161217 215653'.CG153]*['Log_MeasurementsBatch200PM.xml-20161217 215653'.CA153]" office:value-type="float" office:value="197.00127" calcext:value-type="float">
            <text:p>197.0</text:p>
          </table:table-cell>
          <table:table-cell table:formula="of:=([.A153]-[.B153])^2 / [.A153]" office:value-type="float" office:value="0.309433444116078" calcext:value-type="float">
            <text:p>0.3094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4]*['Log_MeasurementsBatch200PM.xml-20161217 215653'.CA154]" office:value-type="float" office:value="196" calcext:value-type="float">
            <text:p>196.0</text:p>
          </table:table-cell>
          <table:table-cell table:formula="of:=['Log_MeasurementsBatch200PM.xml-20161217 215653'.CG154]*['Log_MeasurementsBatch200PM.xml-20161217 215653'.CA154]" office:value-type="float" office:value="193.0012" calcext:value-type="float">
            <text:p>193.0</text:p>
          </table:table-cell>
          <table:table-cell table:formula="of:=([.A154]-[.B154])^2 / [.A154]" office:value-type="float" office:value="0.0458816399999997" calcext:value-type="float">
            <text:p>0.0458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5]*['Log_MeasurementsBatch200PM.xml-20161217 215653'.CA155]" office:value-type="float" office:value="190.70585" calcext:value-type="float">
            <text:p>190.7</text:p>
          </table:table-cell>
          <table:table-cell table:formula="of:=['Log_MeasurementsBatch200PM.xml-20161217 215653'.CG155]*['Log_MeasurementsBatch200PM.xml-20161217 215653'.CA155]" office:value-type="float" office:value="202.0038" calcext:value-type="float">
            <text:p>202.0</text:p>
          </table:table-cell>
          <table:table-cell table:formula="of:=([.A155]-[.B155])^2 / [.A155]" office:value-type="float" office:value="0.669322279324417" calcext:value-type="float">
            <text:p>0.6693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6]*['Log_MeasurementsBatch200PM.xml-20161217 215653'.CA156]" office:value-type="float" office:value="185.20014" calcext:value-type="float">
            <text:p>185.2</text:p>
          </table:table-cell>
          <table:table-cell table:formula="of:=['Log_MeasurementsBatch200PM.xml-20161217 215653'.CG156]*['Log_MeasurementsBatch200PM.xml-20161217 215653'.CA156]" office:value-type="float" office:value="163.99598" calcext:value-type="float">
            <text:p>164.0</text:p>
          </table:table-cell>
          <table:table-cell table:formula="of:=([.A156]-[.B156])^2 / [.A156]" office:value-type="float" office:value="2.42773251308341" calcext:value-type="float">
            <text:p>2.4277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7]*['Log_MeasurementsBatch200PM.xml-20161217 215653'.CA157]" office:value-type="float" office:value="179.1207" calcext:value-type="float">
            <text:p>179.1</text:p>
          </table:table-cell>
          <table:table-cell table:formula="of:=['Log_MeasurementsBatch200PM.xml-20161217 215653'.CG157]*['Log_MeasurementsBatch200PM.xml-20161217 215653'.CA157]" office:value-type="float" office:value="179.0019" calcext:value-type="float">
            <text:p>179.0</text:p>
          </table:table-cell>
          <table:table-cell table:formula="of:=([.A157]-[.B157])^2 / [.A157]" office:value-type="float" office:value="0.0000787929033327715" calcext:value-type="float">
            <text:p>0.0000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8]*['Log_MeasurementsBatch200PM.xml-20161217 215653'.CA158]" office:value-type="float" office:value="173.07815" calcext:value-type="float">
            <text:p>173.1</text:p>
          </table:table-cell>
          <table:table-cell table:formula="of:=['Log_MeasurementsBatch200PM.xml-20161217 215653'.CG158]*['Log_MeasurementsBatch200PM.xml-20161217 215653'.CA158]" office:value-type="float" office:value="167.00332" calcext:value-type="float">
            <text:p>167.0</text:p>
          </table:table-cell>
          <table:table-cell table:formula="of:=([.A158]-[.B158])^2 / [.A158]" office:value-type="float" office:value="0.21321905468079" calcext:value-type="float">
            <text:p>0.21322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59]*['Log_MeasurementsBatch200PM.xml-20161217 215653'.CA159]" office:value-type="float" office:value="166.716" calcext:value-type="float">
            <text:p>166.7</text:p>
          </table:table-cell>
          <table:table-cell table:formula="of:=['Log_MeasurementsBatch200PM.xml-20161217 215653'.CG159]*['Log_MeasurementsBatch200PM.xml-20161217 215653'.CA159]" office:value-type="float" office:value="172.0026" calcext:value-type="float">
            <text:p>172.0</text:p>
          </table:table-cell>
          <table:table-cell table:formula="of:=([.A159]-[.B159])^2 / [.A159]" office:value-type="float" office:value="0.167639216152019" calcext:value-type="float">
            <text:p>0.1676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0]*['Log_MeasurementsBatch200PM.xml-20161217 215653'.CA160]" office:value-type="float" office:value="159.6048" calcext:value-type="float">
            <text:p>159.6</text:p>
          </table:table-cell>
          <table:table-cell table:formula="of:=['Log_MeasurementsBatch200PM.xml-20161217 215653'.CG160]*['Log_MeasurementsBatch200PM.xml-20161217 215653'.CA160]" office:value-type="float" office:value="130.99992" calcext:value-type="float">
            <text:p>131.0</text:p>
          </table:table-cell>
          <table:table-cell table:formula="of:=([.A160]-[.B160])^2 / [.A160]" office:value-type="float" office:value="5.12665759309495" calcext:value-type="float">
            <text:p>5.1266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1]*['Log_MeasurementsBatch200PM.xml-20161217 215653'.CA161]" office:value-type="float" office:value="153.8653" calcext:value-type="float">
            <text:p>153.9</text:p>
          </table:table-cell>
          <table:table-cell table:formula="of:=['Log_MeasurementsBatch200PM.xml-20161217 215653'.CG161]*['Log_MeasurementsBatch200PM.xml-20161217 215653'.CA161]" office:value-type="float" office:value="150.99604" calcext:value-type="float">
            <text:p>151.0</text:p>
          </table:table-cell>
          <table:table-cell table:formula="of:=([.A161]-[.B161])^2 / [.A161]" office:value-type="float" office:value="0.0535055853892982" calcext:value-type="float">
            <text:p>0.0535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2]*['Log_MeasurementsBatch200PM.xml-20161217 215653'.CA162]" office:value-type="float" office:value="148.7504" calcext:value-type="float">
            <text:p>148.8</text:p>
          </table:table-cell>
          <table:table-cell table:formula="of:=['Log_MeasurementsBatch200PM.xml-20161217 215653'.CG162]*['Log_MeasurementsBatch200PM.xml-20161217 215653'.CA162]" office:value-type="float" office:value="138.99904" calcext:value-type="float">
            <text:p>139.0</text:p>
          </table:table-cell>
          <table:table-cell table:formula="of:=([.A162]-[.B162])^2 / [.A162]" office:value-type="float" office:value="0.639252209403135" calcext:value-type="float">
            <text:p>0.6392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3]*['Log_MeasurementsBatch200PM.xml-20161217 215653'.CA163]" office:value-type="float" office:value="142.4709" calcext:value-type="float">
            <text:p>142.5</text:p>
          </table:table-cell>
          <table:table-cell table:formula="of:=['Log_MeasurementsBatch200PM.xml-20161217 215653'.CG163]*['Log_MeasurementsBatch200PM.xml-20161217 215653'.CA163]" office:value-type="float" office:value="139.9959" calcext:value-type="float">
            <text:p>140.0</text:p>
          </table:table-cell>
          <table:table-cell table:formula="of:=([.A163]-[.B163])^2 / [.A163]" office:value-type="float" office:value="0.0429956222639147" calcext:value-type="float">
            <text:p>0.043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4]*['Log_MeasurementsBatch200PM.xml-20161217 215653'.CA164]" office:value-type="float" office:value="136.41277" calcext:value-type="float">
            <text:p>136.4</text:p>
          </table:table-cell>
          <table:table-cell table:formula="of:=['Log_MeasurementsBatch200PM.xml-20161217 215653'.CG164]*['Log_MeasurementsBatch200PM.xml-20161217 215653'.CA164]" office:value-type="float" office:value="113.00314" calcext:value-type="float">
            <text:p>113.0</text:p>
          </table:table-cell>
          <table:table-cell table:formula="of:=([.A164]-[.B164])^2 / [.A164]" office:value-type="float" office:value="4.01729820996157" calcext:value-type="float">
            <text:p>4.0173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5]*['Log_MeasurementsBatch200PM.xml-20161217 215653'.CA165]" office:value-type="float" office:value="130.83182" calcext:value-type="float">
            <text:p>130.8</text:p>
          </table:table-cell>
          <table:table-cell table:formula="of:=['Log_MeasurementsBatch200PM.xml-20161217 215653'.CG165]*['Log_MeasurementsBatch200PM.xml-20161217 215653'.CA165]" office:value-type="float" office:value="135.00393" calcext:value-type="float">
            <text:p>135.0</text:p>
          </table:table-cell>
          <table:table-cell table:formula="of:=([.A165]-[.B165])^2 / [.A165]" office:value-type="float" office:value="0.133044865171944" calcext:value-type="float">
            <text:p>0.1330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6]*['Log_MeasurementsBatch200PM.xml-20161217 215653'.CA166]" office:value-type="float" office:value="124.66584" calcext:value-type="float">
            <text:p>124.7</text:p>
          </table:table-cell>
          <table:table-cell table:formula="of:=['Log_MeasurementsBatch200PM.xml-20161217 215653'.CG166]*['Log_MeasurementsBatch200PM.xml-20161217 215653'.CA166]" office:value-type="float" office:value="127.9954" calcext:value-type="float">
            <text:p>128.0</text:p>
          </table:table-cell>
          <table:table-cell table:formula="of:=([.A166]-[.B166])^2 / [.A166]" office:value-type="float" office:value="0.0889254810588049" calcext:value-type="float">
            <text:p>0.0889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7]*['Log_MeasurementsBatch200PM.xml-20161217 215653'.CA167]" office:value-type="float" office:value="119.2158" calcext:value-type="float">
            <text:p>119.2</text:p>
          </table:table-cell>
          <table:table-cell table:formula="of:=['Log_MeasurementsBatch200PM.xml-20161217 215653'.CG167]*['Log_MeasurementsBatch200PM.xml-20161217 215653'.CA167]" office:value-type="float" office:value="113.9985" calcext:value-type="float">
            <text:p>114.0</text:p>
          </table:table-cell>
          <table:table-cell table:formula="of:=([.A167]-[.B167])^2 / [.A167]" office:value-type="float" office:value="0.228327279521674" calcext:value-type="float">
            <text:p>0.2283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8]*['Log_MeasurementsBatch200PM.xml-20161217 215653'.CA168]" office:value-type="float" office:value="113.00905" calcext:value-type="float">
            <text:p>113.0</text:p>
          </table:table-cell>
          <table:table-cell table:formula="of:=['Log_MeasurementsBatch200PM.xml-20161217 215653'.CG168]*['Log_MeasurementsBatch200PM.xml-20161217 215653'.CA168]" office:value-type="float" office:value="118.99785" calcext:value-type="float">
            <text:p>119.0</text:p>
          </table:table-cell>
          <table:table-cell table:formula="of:=([.A168]-[.B168])^2 / [.A168]" office:value-type="float" office:value="0.317370382637496" calcext:value-type="float">
            <text:p>0.3173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69]*['Log_MeasurementsBatch200PM.xml-20161217 215653'.CA169]" office:value-type="float" office:value="108.0387" calcext:value-type="float">
            <text:p>108.0</text:p>
          </table:table-cell>
          <table:table-cell table:formula="of:=['Log_MeasurementsBatch200PM.xml-20161217 215653'.CG169]*['Log_MeasurementsBatch200PM.xml-20161217 215653'.CA169]" office:value-type="float" office:value="110.9988" calcext:value-type="float">
            <text:p>111.0</text:p>
          </table:table-cell>
          <table:table-cell table:formula="of:=([.A169]-[.B169])^2 / [.A169]" office:value-type="float" office:value="0.0811023458260788" calcext:value-type="float">
            <text:p>0.0811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0]*['Log_MeasurementsBatch200PM.xml-20161217 215653'.CA170]" office:value-type="float" office:value="102.79104" calcext:value-type="float">
            <text:p>102.8</text:p>
          </table:table-cell>
          <table:table-cell table:formula="of:=['Log_MeasurementsBatch200PM.xml-20161217 215653'.CG170]*['Log_MeasurementsBatch200PM.xml-20161217 215653'.CA170]" office:value-type="float" office:value="111.9968" calcext:value-type="float">
            <text:p>112.0</text:p>
          </table:table-cell>
          <table:table-cell table:formula="of:=([.A170]-[.B170])^2 / [.A170]" office:value-type="float" office:value="0.824449457633661" calcext:value-type="float">
            <text:p>0.8244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1]*['Log_MeasurementsBatch200PM.xml-20161217 215653'.CA171]" office:value-type="float" office:value="97.52253" calcext:value-type="float">
            <text:p>97.5</text:p>
          </table:table-cell>
          <table:table-cell table:formula="of:=['Log_MeasurementsBatch200PM.xml-20161217 215653'.CG171]*['Log_MeasurementsBatch200PM.xml-20161217 215653'.CA171]" office:value-type="float" office:value="99.9951" calcext:value-type="float">
            <text:p>100.0</text:p>
          </table:table-cell>
          <table:table-cell table:formula="of:=([.A171]-[.B171])^2 / [.A171]" office:value-type="float" office:value="0.0626891283983296" calcext:value-type="float">
            <text:p>0.0626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2]*['Log_MeasurementsBatch200PM.xml-20161217 215653'.CA172]" office:value-type="float" office:value="92.33266" calcext:value-type="float">
            <text:p>92.3</text:p>
          </table:table-cell>
          <table:table-cell table:formula="of:=['Log_MeasurementsBatch200PM.xml-20161217 215653'.CG172]*['Log_MeasurementsBatch200PM.xml-20161217 215653'.CA172]" office:value-type="float" office:value="106.00016" calcext:value-type="float">
            <text:p>106.0</text:p>
          </table:table-cell>
          <table:table-cell table:formula="of:=([.A172]-[.B172])^2 / [.A172]" office:value-type="float" office:value="2.02312547098719" calcext:value-type="float">
            <text:p>2.0231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3]*['Log_MeasurementsBatch200PM.xml-20161217 215653'.CA173]" office:value-type="float" office:value="87.31932" calcext:value-type="float">
            <text:p>87.3</text:p>
          </table:table-cell>
          <table:table-cell table:formula="of:=['Log_MeasurementsBatch200PM.xml-20161217 215653'.CG173]*['Log_MeasurementsBatch200PM.xml-20161217 215653'.CA173]" office:value-type="float" office:value="77.99676" calcext:value-type="float">
            <text:p>78.0</text:p>
          </table:table-cell>
          <table:table-cell table:formula="of:=([.A173]-[.B173])^2 / [.A173]" office:value-type="float" office:value="0.995313808600436" calcext:value-type="float">
            <text:p>0.9953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4]*['Log_MeasurementsBatch200PM.xml-20161217 215653'.CA174]" office:value-type="float" office:value="82.23972" calcext:value-type="float">
            <text:p>82.2</text:p>
          </table:table-cell>
          <table:table-cell table:formula="of:=['Log_MeasurementsBatch200PM.xml-20161217 215653'.CG174]*['Log_MeasurementsBatch200PM.xml-20161217 215653'.CA174]" office:value-type="float" office:value="74.9988" calcext:value-type="float">
            <text:p>75.0</text:p>
          </table:table-cell>
          <table:table-cell table:formula="of:=([.A174]-[.B174])^2 / [.A174]" office:value-type="float" office:value="0.637537706188689" calcext:value-type="float">
            <text:p>0.6375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5]*['Log_MeasurementsBatch200PM.xml-20161217 215653'.CA175]" office:value-type="float" office:value="77.42484" calcext:value-type="float">
            <text:p>77.4</text:p>
          </table:table-cell>
          <table:table-cell table:formula="of:=['Log_MeasurementsBatch200PM.xml-20161217 215653'.CG175]*['Log_MeasurementsBatch200PM.xml-20161217 215653'.CA175]" office:value-type="float" office:value="60.99776" calcext:value-type="float">
            <text:p>61.0</text:p>
          </table:table-cell>
          <table:table-cell table:formula="of:=([.A175]-[.B175])^2 / [.A175]" office:value-type="float" office:value="3.48530209847899" calcext:value-type="float">
            <text:p>3.4853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6]*['Log_MeasurementsBatch200PM.xml-20161217 215653'.CA176]" office:value-type="float" office:value="72.1184" calcext:value-type="float">
            <text:p>72.1</text:p>
          </table:table-cell>
          <table:table-cell table:formula="of:=['Log_MeasurementsBatch200PM.xml-20161217 215653'.CG176]*['Log_MeasurementsBatch200PM.xml-20161217 215653'.CA176]" office:value-type="float" office:value="69.99552" calcext:value-type="float">
            <text:p>70.0</text:p>
          </table:table-cell>
          <table:table-cell table:formula="of:=([.A176]-[.B176])^2 / [.A176]" office:value-type="float" office:value="0.0624891774415403" calcext:value-type="float">
            <text:p>0.0624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7]*['Log_MeasurementsBatch200PM.xml-20161217 215653'.CA177]" office:value-type="float" office:value="67.61025" calcext:value-type="float">
            <text:p>67.6</text:p>
          </table:table-cell>
          <table:table-cell table:formula="of:=['Log_MeasurementsBatch200PM.xml-20161217 215653'.CG177]*['Log_MeasurementsBatch200PM.xml-20161217 215653'.CA177]" office:value-type="float" office:value="75.0031" calcext:value-type="float">
            <text:p>75.0</text:p>
          </table:table-cell>
          <table:table-cell table:formula="of:=([.A177]-[.B177])^2 / [.A177]" office:value-type="float" office:value="0.808371972038266" calcext:value-type="float">
            <text:p>0.8083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8]*['Log_MeasurementsBatch200PM.xml-20161217 215653'.CA178]" office:value-type="float" office:value="63.06672" calcext:value-type="float">
            <text:p>63.1</text:p>
          </table:table-cell>
          <table:table-cell table:formula="of:=['Log_MeasurementsBatch200PM.xml-20161217 215653'.CG178]*['Log_MeasurementsBatch200PM.xml-20161217 215653'.CA178]" office:value-type="float" office:value="50.9952" calcext:value-type="float">
            <text:p>51.0</text:p>
          </table:table-cell>
          <table:table-cell table:formula="of:=([.A178]-[.B178])^2 / [.A178]" office:value-type="float" office:value="2.31059416298168" calcext:value-type="float">
            <text:p>2.3105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79]*['Log_MeasurementsBatch200PM.xml-20161217 215653'.CA179]" office:value-type="float" office:value="58.64354" calcext:value-type="float">
            <text:p>58.6</text:p>
          </table:table-cell>
          <table:table-cell table:formula="of:=['Log_MeasurementsBatch200PM.xml-20161217 215653'.CG179]*['Log_MeasurementsBatch200PM.xml-20161217 215653'.CA179]" office:value-type="float" office:value="56.00149" calcext:value-type="float">
            <text:p>56.0</text:p>
          </table:table-cell>
          <table:table-cell table:formula="of:=([.A179]-[.B179])^2 / [.A179]" office:value-type="float" office:value="0.119031494389664" calcext:value-type="float">
            <text:p>0.1190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0]*['Log_MeasurementsBatch200PM.xml-20161217 215653'.CA180]" office:value-type="float" office:value="54.13324" calcext:value-type="float">
            <text:p>54.1</text:p>
          </table:table-cell>
          <table:table-cell table:formula="of:=['Log_MeasurementsBatch200PM.xml-20161217 215653'.CG180]*['Log_MeasurementsBatch200PM.xml-20161217 215653'.CA180]" office:value-type="float" office:value="49.9982" calcext:value-type="float">
            <text:p>50.0</text:p>
          </table:table-cell>
          <table:table-cell table:formula="of:=([.A180]-[.B180])^2 / [.A180]" office:value-type="float" office:value="0.3158605655527" calcext:value-type="float">
            <text:p>0.3158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1]*['Log_MeasurementsBatch200PM.xml-20161217 215653'.CA181]" office:value-type="float" office:value="50.13952" calcext:value-type="float">
            <text:p>50.1</text:p>
          </table:table-cell>
          <table:table-cell table:formula="of:=['Log_MeasurementsBatch200PM.xml-20161217 215653'.CG181]*['Log_MeasurementsBatch200PM.xml-20161217 215653'.CA181]" office:value-type="float" office:value="44.00182" calcext:value-type="float">
            <text:p>44.0</text:p>
          </table:table-cell>
          <table:table-cell table:formula="of:=([.A181]-[.B181])^2 / [.A181]" office:value-type="float" office:value="0.751330712579617" calcext:value-type="float">
            <text:p>0.7513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2]*['Log_MeasurementsBatch200PM.xml-20161217 215653'.CA182]" office:value-type="float" office:value="45.93915" calcext:value-type="float">
            <text:p>45.9</text:p>
          </table:table-cell>
          <table:table-cell table:formula="of:=['Log_MeasurementsBatch200PM.xml-20161217 215653'.CG182]*['Log_MeasurementsBatch200PM.xml-20161217 215653'.CA182]" office:value-type="float" office:value="59.0035" calcext:value-type="float">
            <text:p>59.0</text:p>
          </table:table-cell>
          <table:table-cell table:formula="of:=([.A182]-[.B182])^2 / [.A182]" office:value-type="float" office:value="3.71528948451376" calcext:value-type="float">
            <text:p>3.71529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3]*['Log_MeasurementsBatch200PM.xml-20161217 215653'.CA183]" office:value-type="float" office:value="42.24" calcext:value-type="float">
            <text:p>42.2</text:p>
          </table:table-cell>
          <table:table-cell table:formula="of:=['Log_MeasurementsBatch200PM.xml-20161217 215653'.CG183]*['Log_MeasurementsBatch200PM.xml-20161217 215653'.CA183]" office:value-type="float" office:value="57" calcext:value-type="float">
            <text:p>57.0</text:p>
          </table:table-cell>
          <table:table-cell table:formula="of:=([.A183]-[.B183])^2 / [.A183]" office:value-type="float" office:value="5.15761363636363" calcext:value-type="float">
            <text:p>5.1576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4]*['Log_MeasurementsBatch200PM.xml-20161217 215653'.CA184]" office:value-type="float" office:value="38.34462" calcext:value-type="float">
            <text:p>38.3</text:p>
          </table:table-cell>
          <table:table-cell table:formula="of:=['Log_MeasurementsBatch200PM.xml-20161217 215653'.CG184]*['Log_MeasurementsBatch200PM.xml-20161217 215653'.CA184]" office:value-type="float" office:value="32.0037" calcext:value-type="float">
            <text:p>32.0</text:p>
          </table:table-cell>
          <table:table-cell table:formula="of:=([.A184]-[.B184])^2 / [.A184]" office:value-type="float" office:value="1.04857647425897" calcext:value-type="float">
            <text:p>1.04858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5]*['Log_MeasurementsBatch200PM.xml-20161217 215653'.CA185]" office:value-type="float" office:value="34.70064" calcext:value-type="float">
            <text:p>34.7</text:p>
          </table:table-cell>
          <table:table-cell table:formula="of:=['Log_MeasurementsBatch200PM.xml-20161217 215653'.CG185]*['Log_MeasurementsBatch200PM.xml-20161217 215653'.CA185]" office:value-type="float" office:value="34.00344" calcext:value-type="float">
            <text:p>34.0</text:p>
          </table:table-cell>
          <table:table-cell table:formula="of:=([.A185]-[.B185])^2 / [.A185]" office:value-type="float" office:value="0.0140080367393801" calcext:value-type="float">
            <text:p>0.0140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6]*['Log_MeasurementsBatch200PM.xml-20161217 215653'.CA186]" office:value-type="float" office:value="31.25448" calcext:value-type="float">
            <text:p>31.3</text:p>
          </table:table-cell>
          <table:table-cell table:formula="of:=['Log_MeasurementsBatch200PM.xml-20161217 215653'.CG186]*['Log_MeasurementsBatch200PM.xml-20161217 215653'.CA186]" office:value-type="float" office:value="32.00148" calcext:value-type="float">
            <text:p>32.0</text:p>
          </table:table-cell>
          <table:table-cell table:formula="of:=([.A186]-[.B186])^2 / [.A186]" office:value-type="float" office:value="0.0178537284894837" calcext:value-type="float">
            <text:p>0.0178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7]*['Log_MeasurementsBatch200PM.xml-20161217 215653'.CA187]" office:value-type="float" office:value="28.09" calcext:value-type="float">
            <text:p>28.1</text:p>
          </table:table-cell>
          <table:table-cell table:formula="of:=['Log_MeasurementsBatch200PM.xml-20161217 215653'.CG187]*['Log_MeasurementsBatch200PM.xml-20161217 215653'.CA187]" office:value-type="float" office:value="19" calcext:value-type="float">
            <text:p>19.0</text:p>
          </table:table-cell>
          <table:table-cell table:formula="of:=([.A187]-[.B187])^2 / [.A187]" office:value-type="float" office:value="2.94154859380562" calcext:value-type="float">
            <text:p>2.9415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8]*['Log_MeasurementsBatch200PM.xml-20161217 215653'.CA188]" office:value-type="float" office:value="24.96" calcext:value-type="float">
            <text:p>25.0</text:p>
          </table:table-cell>
          <table:table-cell table:formula="of:=['Log_MeasurementsBatch200PM.xml-20161217 215653'.CG188]*['Log_MeasurementsBatch200PM.xml-20161217 215653'.CA188]" office:value-type="float" office:value="17" calcext:value-type="float">
            <text:p>17.0</text:p>
          </table:table-cell>
          <table:table-cell table:formula="of:=([.A188]-[.B188])^2 / [.A188]" office:value-type="float" office:value="2.53852564102564" calcext:value-type="float">
            <text:p>2.5385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89]*['Log_MeasurementsBatch200PM.xml-20161217 215653'.CA189]" office:value-type="float" office:value="22" calcext:value-type="float">
            <text:p>22.0</text:p>
          </table:table-cell>
          <table:table-cell table:formula="of:=['Log_MeasurementsBatch200PM.xml-20161217 215653'.CG189]*['Log_MeasurementsBatch200PM.xml-20161217 215653'.CA189]" office:value-type="float" office:value="28" calcext:value-type="float">
            <text:p>28.0</text:p>
          </table:table-cell>
          <table:table-cell table:formula="of:=([.A189]-[.B189])^2 / [.A189]" office:value-type="float" office:value="1.63636363636364" calcext:value-type="float">
            <text:p>1.6363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0]*['Log_MeasurementsBatch200PM.xml-20161217 215653'.CA190]" office:value-type="float" office:value="19.20078" calcext:value-type="float">
            <text:p>19.2</text:p>
          </table:table-cell>
          <table:table-cell table:formula="of:=['Log_MeasurementsBatch200PM.xml-20161217 215653'.CG190]*['Log_MeasurementsBatch200PM.xml-20161217 215653'.CA190]" office:value-type="float" office:value="22.99698" calcext:value-type="float">
            <text:p>23.0</text:p>
          </table:table-cell>
          <table:table-cell table:formula="of:=([.A190]-[.B190])^2 / [.A190]" office:value-type="float" office:value="0.7505494276795" calcext:value-type="float">
            <text:p>0.75055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1]*['Log_MeasurementsBatch200PM.xml-20161217 215653'.CA191]" office:value-type="float" office:value="16.60338" calcext:value-type="float">
            <text:p>16.6</text:p>
          </table:table-cell>
          <table:table-cell table:formula="of:=['Log_MeasurementsBatch200PM.xml-20161217 215653'.CG191]*['Log_MeasurementsBatch200PM.xml-20161217 215653'.CA191]" office:value-type="float" office:value="13.99599" calcext:value-type="float">
            <text:p>14.0</text:p>
          </table:table-cell>
          <table:table-cell table:formula="of:=([.A191]-[.B191])^2 / [.A191]" office:value-type="float" office:value="0.409463772563177" calcext:value-type="float">
            <text:p>0.4094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2]*['Log_MeasurementsBatch200PM.xml-20161217 215653'.CA192]" office:value-type="float" office:value="14.1716" calcext:value-type="float">
            <text:p>14.2</text:p>
          </table:table-cell>
          <table:table-cell table:formula="of:=['Log_MeasurementsBatch200PM.xml-20161217 215653'.CG192]*['Log_MeasurementsBatch200PM.xml-20161217 215653'.CA192]" office:value-type="float" office:value="19.99992" calcext:value-type="float">
            <text:p>20.0</text:p>
          </table:table-cell>
          <table:table-cell table:formula="of:=([.A192]-[.B192])^2 / [.A192]" office:value-type="float" office:value="2.39699921126761" calcext:value-type="float">
            <text:p>2.397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3]*['Log_MeasurementsBatch200PM.xml-20161217 215653'.CA193]" office:value-type="float" office:value="11.94804" calcext:value-type="float">
            <text:p>11.9</text:p>
          </table:table-cell>
          <table:table-cell table:formula="of:=['Log_MeasurementsBatch200PM.xml-20161217 215653'.CG193]*['Log_MeasurementsBatch200PM.xml-20161217 215653'.CA193]" office:value-type="float" office:value="17.00298" calcext:value-type="float">
            <text:p>17.0</text:p>
          </table:table-cell>
          <table:table-cell table:formula="of:=([.A193]-[.B193])^2 / [.A193]" office:value-type="float" office:value="2.13862846153846" calcext:value-type="float">
            <text:p>2.1386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4]*['Log_MeasurementsBatch200PM.xml-20161217 215653'.CA194]" office:value-type="float" office:value="9.8901" calcext:value-type="float">
            <text:p>9.9</text:p>
          </table:table-cell>
          <table:table-cell table:formula="of:=['Log_MeasurementsBatch200PM.xml-20161217 215653'.CG194]*['Log_MeasurementsBatch200PM.xml-20161217 215653'.CA194]" office:value-type="float" office:value="15.00498" calcext:value-type="float">
            <text:p>15.0</text:p>
          </table:table-cell>
          <table:table-cell table:formula="of:=([.A194]-[.B194])^2 / [.A194]" office:value-type="float" office:value="2.64527127272727" calcext:value-type="float">
            <text:p>2.6452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5]*['Log_MeasurementsBatch200PM.xml-20161217 215653'.CA195]" office:value-type="float" office:value="8.03" calcext:value-type="float">
            <text:p>8.0</text:p>
          </table:table-cell>
          <table:table-cell table:formula="of:=['Log_MeasurementsBatch200PM.xml-20161217 215653'.CG195]*['Log_MeasurementsBatch200PM.xml-20161217 215653'.CA195]" office:value-type="float" office:value="9" calcext:value-type="float">
            <text:p>9.0</text:p>
          </table:table-cell>
          <table:table-cell table:formula="of:=([.A195]-[.B195])^2 / [.A195]" office:value-type="float" office:value="0.117173100871731" calcext:value-type="float">
            <text:p>0.11717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6]*['Log_MeasurementsBatch200PM.xml-20161217 215653'.CA196]" office:value-type="float" office:value="6.35364" calcext:value-type="float">
            <text:p>6.4</text:p>
          </table:table-cell>
          <table:table-cell table:formula="of:=['Log_MeasurementsBatch200PM.xml-20161217 215653'.CG196]*['Log_MeasurementsBatch200PM.xml-20161217 215653'.CA196]" office:value-type="float" office:value="6.00399" calcext:value-type="float">
            <text:p>6.0</text:p>
          </table:table-cell>
          <table:table-cell table:formula="of:=([.A196]-[.B196])^2 / [.A196]" office:value-type="float" office:value="0.0192417452830189" calcext:value-type="float">
            <text:p>0.01924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7]*['Log_MeasurementsBatch200PM.xml-20161217 215653'.CA197]" office:value-type="float" office:value="4.88" calcext:value-type="float">
            <text:p>4.9</text:p>
          </table:table-cell>
          <table:table-cell table:formula="of:=['Log_MeasurementsBatch200PM.xml-20161217 215653'.CG197]*['Log_MeasurementsBatch200PM.xml-20161217 215653'.CA197]" office:value-type="float" office:value="3" calcext:value-type="float">
            <text:p>3.0</text:p>
          </table:table-cell>
          <table:table-cell table:formula="of:=([.A197]-[.B197])^2 / [.A197]" office:value-type="float" office:value="0.724262295081967" calcext:value-type="float">
            <text:p>0.72426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8]*['Log_MeasurementsBatch200PM.xml-20161217 215653'.CA198]" office:value-type="float" office:value="3.58641" calcext:value-type="float">
            <text:p>3.6</text:p>
          </table:table-cell>
          <table:table-cell table:formula="of:=['Log_MeasurementsBatch200PM.xml-20161217 215653'.CG198]*['Log_MeasurementsBatch200PM.xml-20161217 215653'.CA198]" office:value-type="float" office:value="1.998" calcext:value-type="float">
            <text:p>2.0</text:p>
          </table:table-cell>
          <table:table-cell table:formula="of:=([.A198]-[.B198])^2 / [.A198]" office:value-type="float" office:value="0.703501922005571" calcext:value-type="float">
            <text:p>0.7035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199]*['Log_MeasurementsBatch200PM.xml-20161217 215653'.CA199]" office:value-type="float" office:value="2.49" calcext:value-type="float">
            <text:p>2.5</text:p>
          </table:table-cell>
          <table:table-cell table:formula="of:=['Log_MeasurementsBatch200PM.xml-20161217 215653'.CG199]*['Log_MeasurementsBatch200PM.xml-20161217 215653'.CA199]" office:value-type="float" office:value="2" calcext:value-type="float">
            <text:p>2.0</text:p>
          </table:table-cell>
          <table:table-cell table:formula="of:=([.A199]-[.B199])^2 / [.A199]" office:value-type="float" office:value="0.0964257028112451" calcext:value-type="float">
            <text:p>0.09643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00]*['Log_MeasurementsBatch200PM.xml-20161217 215653'.CA200]" office:value-type="float" office:value="1.6" calcext:value-type="float">
            <text:p>1.6</text:p>
          </table:table-cell>
          <table:table-cell table:formula="of:=['Log_MeasurementsBatch200PM.xml-20161217 215653'.CG200]*['Log_MeasurementsBatch200PM.xml-20161217 215653'.CA200]" office:value-type="float" office:value="1" calcext:value-type="float">
            <text:p>1.0</text:p>
          </table:table-cell>
          <table:table-cell table:formula="of:=([.A200]-[.B200])^2 / [.A200]" office:value-type="float" office:value="0.225" calcext:value-type="float">
            <text:p>0.225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01]*['Log_MeasurementsBatch200PM.xml-20161217 215653'.CA201]" office:value-type="float" office:value="0.9" calcext:value-type="float">
            <text:p>0.9</text:p>
          </table:table-cell>
          <table:table-cell table:formula="of:=['Log_MeasurementsBatch200PM.xml-20161217 215653'.CG201]*['Log_MeasurementsBatch200PM.xml-20161217 215653'.CA201]" office:value-type="float" office:value="1" calcext:value-type="float">
            <text:p>1.0</text:p>
          </table:table-cell>
          <table:table-cell table:formula="of:=([.A201]-[.B201])^2 / [.A201]" office:value-type="float" office:value="0.0111111111111111" calcext:value-type="float">
            <text:p>0.01111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02]*['Log_MeasurementsBatch200PM.xml-20161217 215653'.CA202]" office:value-type="float" office:value="0.4" calcext:value-type="float">
            <text:p>0.4</text:p>
          </table:table-cell>
          <table:table-cell table:formula="of:=['Log_MeasurementsBatch200PM.xml-20161217 215653'.CG202]*['Log_MeasurementsBatch200PM.xml-20161217 215653'.CA202]" office:value-type="float" office:value="0" calcext:value-type="float">
            <text:p>0.0</text:p>
          </table:table-cell>
          <table:table-cell table:formula="of:=([.A202]-[.B202])^2 / [.A202]" office:value-type="float" office:value="0.4" calcext:value-type="float">
            <text:p>0.400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03]*['Log_MeasurementsBatch200PM.xml-20161217 215653'.CA203]" office:value-type="float" office:value="0.1" calcext:value-type="float">
            <text:p>0.1</text:p>
          </table:table-cell>
          <table:table-cell table:formula="of:=['Log_MeasurementsBatch200PM.xml-20161217 215653'.CG203]*['Log_MeasurementsBatch200PM.xml-20161217 215653'.CA203]" office:value-type="float" office:value="0" calcext:value-type="float">
            <text:p>0.0</text:p>
          </table:table-cell>
          <table:table-cell table:formula="of:=([.A203]-[.B203])^2 / [.A203]" office:value-type="float" office:value="0.1" calcext:value-type="float">
            <text:p>0.10000</text:p>
          </table:table-cell>
          <table:table-cell table:number-columns-repeated="3"/>
        </table:table-row>
        <table:table-row table:style-name="ro1">
          <table:table-cell table:formula="of:=['Log_MeasurementsBatch200PM.xml-20161217 215653'.CC204]*['Log_MeasurementsBatch200PM.xml-20161217 215653'.CA204]" office:value-type="float" office:value="0" calcext:value-type="float">
            <text:p>0.0</text:p>
          </table:table-cell>
          <table:table-cell table:formula="of:=['Log_MeasurementsBatch200PM.xml-20161217 215653'.CG204]*['Log_MeasurementsBatch200PM.xml-20161217 215653'.CA204]" office:value-type="float" office:value="0" calcext:value-type="float">
            <text:p>0.0</text:p>
          </table:table-cell>
          <table:table-cell office:value-type="float" office:value="0" calcext:value-type="float">
            <text:p>0.00000</text:p>
          </table:table-cell>
          <table:table-cell table:number-columns-repeated="3"/>
        </table:table-row>
        <table:table-row table:style-name="ro1" table:number-rows-repeated="10483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g_MeasurementsBatch200PM.xml-20161217 215653" table:style-name="ta1"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35" table:default-cell-style-name="Default"/>
        <table:table-row table:style-name="ro1">
          <table:table-cell/>
          <table:table-cell table:style-name="Default" table:number-columns-repeated="2"/>
          <table:table-cell table:number-columns-repeated="110"/>
        </table:table-row>
        <table:table-row table:style-name="ro1">
          <table:table-cell office:value-type="string" calcext:value-type="string">
            <text:p>Globals:</text:p>
          </table:table-cell>
          <table:table-cell table:style-name="Default" office:value-type="string" calcext:value-type="string">
            <text:p>maxSwarmSize=</text:p>
          </table:table-cell>
          <table:table-cell table:style-name="Default" office:value-type="float" office:value="1000000" calcext:value-type="float">
            <text:p>1000000</text:p>
          </table:table-cell>
          <table:table-cell office:value-type="string" calcext:value-type="string">
            <text:p>minimalExcitement=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randomSeedCounter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SeedTimer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SecureRandom=</text:p>
          </table:table-cell>
          <table:table-cell office:value-type="string" calcext:value-type="string">
            <text:p>false</text:p>
          </table:table-cell>
          <table:table-cell table:number-columns-repeated="102"/>
        </table:table-row>
        <table:table-row table:style-name="ro1">
          <table:table-cell/>
          <table:table-cell table:style-name="Default" office:value-type="string" calcext:value-type="string">
            <text:p>started</text:p>
          </table:table-cell>
          <table:table-cell table:style-name="Default" office:value-type="string" calcext:value-type="string">
            <text:p>ende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smts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FlameClass</text:p>
          </table:table-cell>
          <table:table-cell office:value-type="string" calcext:value-type="string">
            <text:p>F_R0C0_real</text:p>
          </table:table-cell>
          <table:table-cell office:value-type="string" calcext:value-type="string">
            <text:p>F_R0C0_imag</text:p>
          </table:table-cell>
          <table:table-cell office:value-type="string" calcext:value-type="string">
            <text:p>F_R1C0_real</text:p>
          </table:table-cell>
          <table:table-cell office:value-type="string" calcext:value-type="string">
            <text:p>F_R1C0_imag</text:p>
          </table:table-cell>
          <table:table-cell office:value-type="string" calcext:value-type="string">
            <text:p>F_absQ</text:p>
          </table:table-cell>
          <table:table-cell office:value-type="string" calcext:value-type="string">
            <text:p>F_size</text:p>
          </table:table-cell>
          <table:table-cell office:value-type="string" calcext:value-type="string">
            <text:p>F_sDim</text:p>
          </table:table-cell>
          <table:table-cell office:value-type="string" calcext:value-type="string">
            <text:p>F_pDim</text:p>
          </table:table-cell>
          <table:table-cell office:value-type="string" calcext:value-type="string">
            <text:p>F_target</text:p>
          </table:table-cell>
          <table:table-cell office:value-type="string" calcext:value-type="string">
            <text:p>F_anregung</text:p>
          </table:table-cell>
          <table:table-cell office:value-type="string" calcext:value-type="string">
            <text:p>F_tgt[ 0]</text:p>
          </table:table-cell>
          <table:table-cell office:value-type="string" calcext:value-type="string">
            <text:p>F_excit[ 0]</text:p>
          </table:table-cell>
          <table:table-cell office:value-type="string" calcext:value-type="string">
            <text:p>F_tgt[ 1]</text:p>
          </table:table-cell>
          <table:table-cell office:value-type="string" calcext:value-type="string">
            <text:p>F_excit[ 1]</text:p>
          </table:table-cell>
          <table:table-cell office:value-type="string" calcext:value-type="string">
            <text:p>F_NullPairsRe[ 0]</text:p>
          </table:table-cell>
          <table:table-cell office:value-type="string" calcext:value-type="string">
            <text:p>F_NullPairsIm[ 0]</text:p>
          </table:table-cell>
          <table:table-cell office:value-type="string" calcext:value-type="string">
            <text:p>F_NullPairsRe[ 1]</text:p>
          </table:table-cell>
          <table:table-cell office:value-type="string" calcext:value-type="string">
            <text:p>F_NullPairsIm[ 1]</text:p>
          </table:table-cell>
          <table:table-cell office:value-type="string" calcext:value-type="string">
            <text:p>F_NullPairsRe[ 2]</text:p>
          </table:table-cell>
          <table:table-cell office:value-type="string" calcext:value-type="string">
            <text:p>F_NullPairsIm[ 2]</text:p>
          </table:table-cell>
          <table:table-cell office:value-type="string" calcext:value-type="string">
            <text:p>F_NullPairsRe[ 3]</text:p>
          </table:table-cell>
          <table:table-cell office:value-type="string" calcext:value-type="string">
            <text:p>F_NullPairsIm[ 3]</text:p>
          </table:table-cell>
          <table:table-cell office:value-type="string" calcext:value-type="string">
            <text:p>F_obR0C0_real</text:p>
          </table:table-cell>
          <table:table-cell office:value-type="string" calcext:value-type="string">
            <text:p>F_obR0C0_imag</text:p>
          </table:table-cell>
          <table:table-cell office:value-type="string" calcext:value-type="string">
            <text:p>F_obR0C1_real</text:p>
          </table:table-cell>
          <table:table-cell office:value-type="string" calcext:value-type="string">
            <text:p>F_obR0C1_imag</text:p>
          </table:table-cell>
          <table:table-cell office:value-type="string" calcext:value-type="string">
            <text:p>F_obR1C0_real</text:p>
          </table:table-cell>
          <table:table-cell office:value-type="string" calcext:value-type="string">
            <text:p>F_obR1C0_imag</text:p>
          </table:table-cell>
          <table:table-cell office:value-type="string" calcext:value-type="string">
            <text:p>F_obR1C1_real</text:p>
          </table:table-cell>
          <table:table-cell office:value-type="string" calcext:value-type="string">
            <text:p>F_obR1C1_imag</text:p>
          </table:table-cell>
          <table:table-cell office:value-type="string" calcext:value-type="string">
            <text:p>F_P0I0</text:p>
          </table:table-cell>
          <table:table-cell office:value-type="string" calcext:value-type="string">
            <text:p>F_P0I1</text:p>
          </table:table-cell>
          <table:table-cell office:value-type="string" calcext:value-type="string">
            <text:p>F_P0I2</text:p>
          </table:table-cell>
          <table:table-cell office:value-type="string" calcext:value-type="string">
            <text:p>F_P0I3</text:p>
          </table:table-cell>
          <table:table-cell office:value-type="string" calcext:value-type="string">
            <text:p>F_P1I0</text:p>
          </table:table-cell>
          <table:table-cell office:value-type="string" calcext:value-type="string">
            <text:p>F_P1I1</text:p>
          </table:table-cell>
          <table:table-cell office:value-type="string" calcext:value-type="string">
            <text:p>F_P1I2</text:p>
          </table:table-cell>
          <table:table-cell office:value-type="string" calcext:value-type="string">
            <text:p>F_P1I3</text:p>
          </table:table-cell>
          <table:table-cell office:value-type="string" calcext:value-type="string">
            <text:p>F_P2I0</text:p>
          </table:table-cell>
          <table:table-cell office:value-type="string" calcext:value-type="string">
            <text:p>F_P2I1</text:p>
          </table:table-cell>
          <table:table-cell office:value-type="string" calcext:value-type="string">
            <text:p>F_P2I2</text:p>
          </table:table-cell>
          <table:table-cell office:value-type="string" calcext:value-type="string">
            <text:p>F_P2I3</text:p>
          </table:table-cell>
          <table:table-cell office:value-type="string" calcext:value-type="string">
            <text:p>F_P3I0</text:p>
          </table:table-cell>
          <table:table-cell office:value-type="string" calcext:value-type="string">
            <text:p>F_P3I1</text:p>
          </table:table-cell>
          <table:table-cell office:value-type="string" calcext:value-type="string">
            <text:p>F_P3I2</text:p>
          </table:table-cell>
          <table:table-cell office:value-type="string" calcext:value-type="string">
            <text:p>F_P3I3</text:p>
          </table:table-cell>
          <table:table-cell office:value-type="string" calcext:value-type="string">
            <text:p>F_R0C0_real</text:p>
          </table:table-cell>
          <table:table-cell office:value-type="string" calcext:value-type="string">
            <text:p>F_R0C0_imag</text:p>
          </table:table-cell>
          <table:table-cell office:value-type="string" calcext:value-type="string">
            <text:p>F_R0C1_real</text:p>
          </table:table-cell>
          <table:table-cell office:value-type="string" calcext:value-type="string">
            <text:p>F_R0C1_imag</text:p>
          </table:table-cell>
          <table:table-cell office:value-type="string" calcext:value-type="string">
            <text:p>F_R1C0_real</text:p>
          </table:table-cell>
          <table:table-cell office:value-type="string" calcext:value-type="string">
            <text:p>F_R1C0_imag</text:p>
          </table:table-cell>
          <table:table-cell office:value-type="string" calcext:value-type="string">
            <text:p>F_R1C1_real</text:p>
          </table:table-cell>
          <table:table-cell office:value-type="string" calcext:value-type="string">
            <text:p>F_R1C1_imag</text:p>
          </table:table-cell>
          <table:table-cell office:value-type="string" calcext:value-type="string">
            <text:p>F_peR0C0_real</text:p>
          </table:table-cell>
          <table:table-cell office:value-type="string" calcext:value-type="string">
            <text:p>F_peR0C0_imag</text:p>
          </table:table-cell>
          <table:table-cell office:value-type="string" calcext:value-type="string">
            <text:p>F_peR1C0_real</text:p>
          </table:table-cell>
          <table:table-cell office:value-type="string" calcext:value-type="string">
            <text:p>F_peR1C0_imag</text:p>
          </table:table-cell>
          <table:table-cell office:value-type="string" calcext:value-type="string">
            <text:p>F_evR0C0_real</text:p>
          </table:table-cell>
          <table:table-cell office:value-type="string" calcext:value-type="string">
            <text:p>F_evR0C0_imag</text:p>
          </table:table-cell>
          <table:table-cell office:value-type="string" calcext:value-type="string">
            <text:p>F_evR0C1_real</text:p>
          </table:table-cell>
          <table:table-cell office:value-type="string" calcext:value-type="string">
            <text:p>F_evR0C1_imag</text:p>
          </table:table-cell>
          <table:table-cell office:value-type="string" calcext:value-type="string">
            <text:p>F_evR1C0_real</text:p>
          </table:table-cell>
          <table:table-cell office:value-type="string" calcext:value-type="string">
            <text:p>F_evR1C0_imag</text:p>
          </table:table-cell>
          <table:table-cell office:value-type="string" calcext:value-type="string">
            <text:p>F_evR1C1_real</text:p>
          </table:table-cell>
          <table:table-cell office:value-type="string" calcext:value-type="string">
            <text:p>F_evR1C1_imag</text:p>
          </table:table-cell>
          <table:table-cell office:value-type="string" calcext:value-type="string">
            <text:p>F_ewR0C0_real</text:p>
          </table:table-cell>
          <table:table-cell office:value-type="string" calcext:value-type="string">
            <text:p>F_ewR0C0_imag</text:p>
          </table:table-cell>
          <table:table-cell office:value-type="string" calcext:value-type="string">
            <text:p>F_ewR1C0_real</text:p>
          </table:table-cell>
          <table:table-cell office:value-type="string" calcext:value-type="string">
            <text:p>F_ewR1C0_imag</text:p>
          </table:table-cell>
          <table:table-cell office:value-type="string" calcext:value-type="string">
            <text:p>avgIter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target[0]</text:p>
          </table:table-cell>
          <table:table-cell office:value-type="string" calcext:value-type="string">
            <text:p>target[1]</text:p>
          </table:table-cell>
          <table:table-cell office:value-type="string" calcext:value-type="string">
            <text:p>sigma[0]</text:p>
          </table:table-cell>
          <table:table-cell office:value-type="string" calcext:value-type="string">
            <text:p>sigma[1]</text:p>
          </table:table-cell>
          <table:table-cell office:value-type="string" calcext:value-type="string">
            <text:p>dist[0]</text:p>
          </table:table-cell>
          <table:table-cell office:value-type="string" calcext:value-type="string">
            <text:p>dist[1]</text:p>
          </table:table-cell>
          <table:table-cell office:value-type="string" calcext:value-type="string">
            <text:p>sigma[0]</text:p>
          </table:table-cell>
          <table:table-cell office:value-type="string" calcext:value-type="string">
            <text:p>sigma[1]</text:p>
          </table:table-cell>
          <table:table-cell office:value-type="string" calcext:value-type="string">
            <text:p>minAbs</text:p>
          </table:table-cell>
          <table:table-cell office:value-type="string" calcext:value-type="string">
            <text:p>maxAbs</text:p>
          </table:table-cell>
          <table:table-cell office:value-type="string" calcext:value-type="string">
            <text:p>avgAbs</text:p>
          </table:table-cell>
          <table:table-cell office:value-type="string" calcext:value-type="string">
            <text:p>sigmaAbs</text:p>
          </table:table-cell>
          <table:table-cell office:value-type="string" calcext:value-type="string">
            <text:p>minSize</text:p>
          </table:table-cell>
          <table:table-cell office:value-type="string" calcext:value-type="string">
            <text:p>maxSize</text:p>
          </table:table-cell>
          <table:table-cell office:value-type="string" calcext:value-type="string">
            <text:p>avgSize</text:p>
          </table:table-cell>
          <table:table-cell office:value-type="string" calcext:value-type="string">
            <text:p>sigmaSize</text:p>
          </table:table-cell>
          <table:table-cell office:value-type="string" calcext:value-type="string">
            <text:p>minNP0</text:p>
          </table:table-cell>
          <table:table-cell office:value-type="string" calcext:value-type="string">
            <text:p>maxNP0</text:p>
          </table:table-cell>
          <table:table-cell office:value-type="string" calcext:value-type="string">
            <text:p>avgNP0</text:p>
          </table:table-cell>
          <table:table-cell office:value-type="string" calcext:value-type="string">
            <text:p>sigmaNP0</text:p>
          </table:table-cell>
          <table:table-cell office:value-type="string" calcext:value-type="string">
            <text:p>minNP1</text:p>
          </table:table-cell>
          <table:table-cell office:value-type="string" calcext:value-type="string">
            <text:p>maxNP1</text:p>
          </table:table-cell>
          <table:table-cell office:value-type="string" calcext:value-type="string">
            <text:p>avgNP1</text:p>
          </table:table-cell>
          <table:table-cell office:value-type="string" calcext:value-type="string">
            <text:p>sigmaNP1</text:p>
          </table:table-cell>
          <table:table-cell office:value-type="string" calcext:value-type="string">
            <text:p>minNP2</text:p>
          </table:table-cell>
          <table:table-cell office:value-type="string" calcext:value-type="string">
            <text:p>maxNP2</text:p>
          </table:table-cell>
          <table:table-cell office:value-type="string" calcext:value-type="string">
            <text:p>avgNP2</text:p>
          </table:table-cell>
          <table:table-cell office:value-type="string" calcext:value-type="string">
            <text:p>sigmaNP2</text:p>
          </table:table-cell>
          <table:table-cell office:value-type="string" calcext:value-type="string">
            <text:p>minNP3</text:p>
          </table:table-cell>
          <table:table-cell office:value-type="string" calcext:value-type="string">
            <text:p>maxNP3</text:p>
          </table:table-cell>
          <table:table-cell office:value-type="string" calcext:value-type="string">
            <text:p>avgNP3</text:p>
          </table:table-cell>
          <table:table-cell office:value-type="string" calcext:value-type="string">
            <text:p>sigmaNP3</text:p>
          </table:table-cell>
          <table:table-cell office:value-type="string" calcext:value-type="string">
            <text:p>nodeHash</text:p>
          </table:table-cell>
        </table:table-row>
        <table:table-row table:style-name="ro1">
          <table:table-cell/>
          <table:table-cell office:value-type="date" office:date-value="2016-12-17T21:56:53" calcext:value-type="date">
            <text:p>17/12/16 21:56</text:p>
          </table:table-cell>
          <table:table-cell office:value-type="date" office:date-value="2016-12-17T21:57:12" calcext:value-type="date">
            <text:p>17/12/16 21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1:56:53" calcext:value-type="date">
            <text:p>17/12/16 21:56</text:p>
          </table:table-cell>
          <table:table-cell office:value-type="date" office:date-value="2016-12-17T21:57:13" calcext:value-type="date">
            <text:p>17/12/16 21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032" calcext:value-type="float">
            <text:p>0.000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97603" calcext:value-type="float">
            <text:p>97603</text:p>
          </table:table-cell>
          <table:table-cell office:value-type="float" office:value="17098" calcext:value-type="float">
            <text:p>17098</text:p>
          </table:table-cell>
          <table:table-cell office:value-type="float" office:value="13278" calcext:value-type="float">
            <text:p>13278</text:p>
          </table:table-cell>
          <table:table-cell office:value-type="float" office:value="220" calcext:value-type="float">
            <text:p>220</text:p>
          </table:table-cell>
          <table:table-cell office:value-type="float" office:value="44229" calcext:value-type="float">
            <text:p>44229</text:p>
          </table:table-cell>
          <table:table-cell office:value-type="float" office:value="8012" calcext:value-type="float">
            <text:p>8012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1298" calcext:value-type="float">
            <text:p>1298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529" calcext:value-type="float">
            <text:p>1529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2546" calcext:value-type="float">
            <text:p>2546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1:57:12" calcext:value-type="date">
            <text:p>17/12/16 21:57</text:p>
          </table:table-cell>
          <table:table-cell office:value-type="date" office:date-value="2016-12-17T21:57:47" calcext:value-type="date">
            <text:p>17/12/16 21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4" calcext:value-type="float">
            <text:p>10004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63" calcext:value-type="float">
            <text:p>0.000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4" calcext:value-type="float">
            <text:p>354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986" calcext:value-type="float">
            <text:p>986</text:p>
          </table:table-cell>
          <table:table-cell office:value-type="float" office:value="121956" calcext:value-type="float">
            <text:p>121956</text:p>
          </table:table-cell>
          <table:table-cell office:value-type="float" office:value="18870" calcext:value-type="float">
            <text:p>18870</text:p>
          </table:table-cell>
          <table:table-cell office:value-type="float" office:value="12681" calcext:value-type="float">
            <text:p>12681</text:p>
          </table:table-cell>
          <table:table-cell office:value-type="float" office:value="220" calcext:value-type="float">
            <text:p>220</text:p>
          </table:table-cell>
          <table:table-cell office:value-type="float" office:value="54532" calcext:value-type="float">
            <text:p>54532</text:p>
          </table:table-cell>
          <table:table-cell office:value-type="float" office:value="8580" calcext:value-type="float">
            <text:p>858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103" calcext:value-type="float">
            <text:p>2103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438" calcext:value-type="float">
            <text:p>2438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6103" calcext:value-type="float">
            <text:p>6103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1:57:13" calcext:value-type="date">
            <text:p>17/12/16 21:57</text:p>
          </table:table-cell>
          <table:table-cell office:value-type="date" office:date-value="2016-12-17T21:57:50" calcext:value-type="date">
            <text:p>17/12/16 21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9" calcext:value-type="float">
            <text:p>10009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41" calcext:value-type="float">
            <text:p>0.00141</text:p>
          </table:table-cell>
          <table:table-cell office:value-type="float" office:value="45" calcext:value-type="float">
            <text:p>45</text:p>
          </table:table-cell>
          <table:table-cell office:value-type="float" office:value="1096" calcext:value-type="float">
            <text:p>1096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991" calcext:value-type="float">
            <text:p>991</text:p>
          </table:table-cell>
          <table:table-cell office:value-type="float" office:value="267036" calcext:value-type="float">
            <text:p>267036</text:p>
          </table:table-cell>
          <table:table-cell office:value-type="float" office:value="20014" calcext:value-type="float">
            <text:p>20014</text:p>
          </table:table-cell>
          <table:table-cell office:value-type="float" office:value="14793" calcext:value-type="float">
            <text:p>14793</text:p>
          </table:table-cell>
          <table:table-cell office:value-type="float" office:value="219" calcext:value-type="float">
            <text:p>219</text:p>
          </table:table-cell>
          <table:table-cell office:value-type="float" office:value="46570" calcext:value-type="float">
            <text:p>46570</text:p>
          </table:table-cell>
          <table:table-cell office:value-type="float" office:value="8759" calcext:value-type="float">
            <text:p>8759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106744" calcext:value-type="float">
            <text:p>106744</text:p>
          </table:table-cell>
          <table:table-cell office:value-type="float" office:value="436" calcext:value-type="float">
            <text:p>43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15322" calcext:value-type="float">
            <text:p>15322</text:p>
          </table:table-cell>
          <table:table-cell office:value-type="float" office:value="336" calcext:value-type="float">
            <text:p>336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7403" calcext:value-type="float">
            <text:p>17403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1:57:47" calcext:value-type="date">
            <text:p>17/12/16 21:57</text:p>
          </table:table-cell>
          <table:table-cell office:value-type="date" office:date-value="2016-12-17T21:58:22" calcext:value-type="date">
            <text:p>17/12/16 21:5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16" calcext:value-type="float">
            <text:p>10016</text:p>
          </table:table-cell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126" calcext:value-type="float">
            <text:p>0.00126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73" calcext:value-type="float">
            <text:p>0.00173</text:p>
          </table:table-cell>
          <table:table-cell office:value-type="float" office:value="43" calcext:value-type="float">
            <text:p>43</text:p>
          </table:table-cell>
          <table:table-cell office:value-type="float" office:value="370" calcext:value-type="float">
            <text:p>37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1851" calcext:value-type="float">
            <text:p>1851</text:p>
          </table:table-cell>
          <table:table-cell office:value-type="float" office:value="149033" calcext:value-type="float">
            <text:p>149033</text:p>
          </table:table-cell>
          <table:table-cell office:value-type="float" office:value="19514" calcext:value-type="float">
            <text:p>19514</text:p>
          </table:table-cell>
          <table:table-cell office:value-type="float" office:value="11718" calcext:value-type="float">
            <text:p>11718</text:p>
          </table:table-cell>
          <table:table-cell office:value-type="float" office:value="406" calcext:value-type="float">
            <text:p>406</text:p>
          </table:table-cell>
          <table:table-cell office:value-type="float" office:value="56259" calcext:value-type="float">
            <text:p>56259</text:p>
          </table:table-cell>
          <table:table-cell office:value-type="float" office:value="8454" calcext:value-type="float">
            <text:p>8454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970" calcext:value-type="float">
            <text:p>2970</text:p>
          </table:table-cell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987" calcext:value-type="float">
            <text:p>23987</text:p>
          </table:table-cell>
          <table:table-cell office:value-type="float" office:value="385" calcext:value-type="float">
            <text:p>385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2584" calcext:value-type="float">
            <text:p>12584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1:57:50" calcext:value-type="date">
            <text:p>17/12/16 21:57</text:p>
          </table:table-cell>
          <table:table-cell office:value-type="date" office:date-value="2016-12-17T21:58:26" calcext:value-type="date">
            <text:p>17/12/16 21:5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25" calcext:value-type="float">
            <text:p>10025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751" calcext:value-type="float">
            <text:p>0.99751</text:p>
          </table:table-cell>
          <table:table-cell office:value-type="float" office:value="0.00249" calcext:value-type="float">
            <text:p>0.00249</text:p>
          </table:table-cell>
          <table:table-cell table:number-columns-repeated="2" office:value-type="float" office:value="0.00158" calcext:value-type="float">
            <text:p>0.001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09" calcext:value-type="float">
            <text:p>809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4269" calcext:value-type="float">
            <text:p>4269</text:p>
          </table:table-cell>
          <table:table-cell office:value-type="float" office:value="240921" calcext:value-type="float">
            <text:p>240921</text:p>
          </table:table-cell>
          <table:table-cell office:value-type="float" office:value="20414" calcext:value-type="float">
            <text:p>20414</text:p>
          </table:table-cell>
          <table:table-cell office:value-type="float" office:value="14630" calcext:value-type="float">
            <text:p>14630</text:p>
          </table:table-cell>
          <table:table-cell office:value-type="float" office:value="1656" calcext:value-type="float">
            <text:p>1656</text:p>
          </table:table-cell>
          <table:table-cell office:value-type="float" office:value="85801" calcext:value-type="float">
            <text:p>85801</text:p>
          </table:table-cell>
          <table:table-cell office:value-type="float" office:value="8708" calcext:value-type="float">
            <text:p>8708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3996" calcext:value-type="float">
            <text:p>3996</text:p>
          </table:table-cell>
          <table:table-cell office:value-type="float" office:value="467" calcext:value-type="float">
            <text:p>467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240" calcext:value-type="float">
            <text:p>6240</text:p>
          </table:table-cell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26215" calcext:value-type="float">
            <text:p>26215</text:p>
          </table:table-cell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1:58:22" calcext:value-type="date">
            <text:p>17/12/16 21:58</text:p>
          </table:table-cell>
          <table:table-cell office:value-type="date" office:date-value="2016-12-17T21:58:58" calcext:value-type="date">
            <text:p>17/12/16 21:5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36" calcext:value-type="float">
            <text:p>10036</text:p>
          </table:table-cell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641" calcext:value-type="float">
            <text:p>0.99641</text:p>
          </table:table-cell>
          <table:table-cell office:value-type="float" office:value="0.00359" calcext:value-type="float">
            <text:p>0.00359</text:p>
          </table:table-cell>
          <table:table-cell table:number-columns-repeated="2" office:value-type="float" office:value="0.00189" calcext:value-type="float">
            <text:p>0.00189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44" calcext:value-type="float">
            <text:p>0.00244</text:p>
          </table:table-cell>
          <table:table-cell office:value-type="float" office:value="40" calcext:value-type="float">
            <text:p>40</text:p>
          </table:table-cell>
          <table:table-cell office:value-type="float" office:value="1082" calcext:value-type="float">
            <text:p>1082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3698" calcext:value-type="float">
            <text:p>3698</text:p>
          </table:table-cell>
          <table:table-cell office:value-type="float" office:value="384922" calcext:value-type="float">
            <text:p>384922</text:p>
          </table:table-cell>
          <table:table-cell office:value-type="float" office:value="20318" calcext:value-type="float">
            <text:p>20318</text:p>
          </table:table-cell>
          <table:table-cell office:value-type="float" office:value="19231" calcext:value-type="float">
            <text:p>19231</text:p>
          </table:table-cell>
          <table:table-cell office:value-type="float" office:value="622" calcext:value-type="float">
            <text:p>622</text:p>
          </table:table-cell>
          <table:table-cell office:value-type="float" office:value="159932" calcext:value-type="float">
            <text:p>159932</text:p>
          </table:table-cell>
          <table:table-cell office:value-type="float" office:value="8459" calcext:value-type="float">
            <text:p>8459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24104" calcext:value-type="float">
            <text:p>24104</text:p>
          </table:table-cell>
          <table:table-cell office:value-type="float" office:value="555" calcext:value-type="float">
            <text:p>555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26904" calcext:value-type="float">
            <text:p>26904</text:p>
          </table:table-cell>
          <table:table-cell office:value-type="float" office:value="514" calcext:value-type="float">
            <text:p>514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480" calcext:value-type="float">
            <text:p>13480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1:58:26" calcext:value-type="date">
            <text:p>17/12/16 21:58</text:p>
          </table:table-cell>
          <table:table-cell office:value-type="date" office:date-value="2016-12-17T21:59:03" calcext:value-type="date">
            <text:p>17/12/16 21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49" calcext:value-type="float">
            <text:p>10049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932" calcext:value-type="float">
            <text:p>0.13932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13932" calcext:value-type="float">
            <text:p>0.13932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13932" calcext:value-type="float">
            <text:p>0.13932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512" calcext:value-type="float">
            <text:p>0.99512</text:p>
          </table:table-cell>
          <table:table-cell office:value-type="float" office:value="0.00488" calcext:value-type="float">
            <text:p>0.00488</text:p>
          </table:table-cell>
          <table:table-cell table:number-columns-repeated="2" office:value-type="float" office:value="0.0022" calcext:value-type="float">
            <text:p>0.0022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23" calcext:value-type="float">
            <text:p>0.00223</text:p>
          </table:table-cell>
          <table:table-cell office:value-type="float" office:value="39" calcext:value-type="float">
            <text:p>39</text:p>
          </table:table-cell>
          <table:table-cell office:value-type="float" office:value="473" calcext:value-type="float">
            <text:p>473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4122" calcext:value-type="float">
            <text:p>4122</text:p>
          </table:table-cell>
          <table:table-cell office:value-type="float" office:value="167224" calcext:value-type="float">
            <text:p>167224</text:p>
          </table:table-cell>
          <table:table-cell office:value-type="float" office:value="21176" calcext:value-type="float">
            <text:p>21176</text:p>
          </table:table-cell>
          <table:table-cell office:value-type="float" office:value="15805" calcext:value-type="float">
            <text:p>15805</text:p>
          </table:table-cell>
          <table:table-cell office:value-type="float" office:value="765" calcext:value-type="float">
            <text:p>765</text:p>
          </table:table-cell>
          <table:table-cell office:value-type="float" office:value="55409" calcext:value-type="float">
            <text:p>55409</text:p>
          </table:table-cell>
          <table:table-cell office:value-type="float" office:value="8623" calcext:value-type="float">
            <text:p>862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22574" calcext:value-type="float">
            <text:p>22574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20554" calcext:value-type="float">
            <text:p>20554</text:p>
          </table:table-cell>
          <table:table-cell office:value-type="float" office:value="545" calcext:value-type="float">
            <text:p>54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8048" calcext:value-type="float">
            <text:p>28048</text:p>
          </table:table-cell>
          <table:table-cell office:value-type="float" office:value="711" calcext:value-type="float">
            <text:p>7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1:58:58" calcext:value-type="date">
            <text:p>17/12/16 21:58</text:p>
          </table:table-cell>
          <table:table-cell office:value-type="date" office:date-value="2016-12-17T21:59:33" calcext:value-type="date">
            <text:p>17/12/16 21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64" calcext:value-type="float">
            <text:p>10064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99364" calcext:value-type="float">
            <text:p>0.99364</text:p>
          </table:table-cell>
          <table:table-cell office:value-type="float" office:value="0.00636" calcext:value-type="float">
            <text:p>0.00636</text:p>
          </table:table-cell>
          <table:table-cell table:number-columns-repeated="2" office:value-type="float" office:value="0.00251" calcext:value-type="float">
            <text:p>0.0025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73" calcext:value-type="float">
            <text:p>0.00173</text:p>
          </table:table-cell>
          <table:table-cell office:value-type="float" office:value="33" calcext:value-type="float">
            <text:p>33</text:p>
          </table:table-cell>
          <table:table-cell office:value-type="float" office:value="1427" calcext:value-type="float">
            <text:p>1427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4138" calcext:value-type="float">
            <text:p>4138</text:p>
          </table:table-cell>
          <table:table-cell office:value-type="float" office:value="224791" calcext:value-type="float">
            <text:p>224791</text:p>
          </table:table-cell>
          <table:table-cell office:value-type="float" office:value="20078" calcext:value-type="float">
            <text:p>20078</text:p>
          </table:table-cell>
          <table:table-cell office:value-type="float" office:value="15478" calcext:value-type="float">
            <text:p>15478</text:p>
          </table:table-cell>
          <table:table-cell office:value-type="float" office:value="949" calcext:value-type="float">
            <text:p>949</text:p>
          </table:table-cell>
          <table:table-cell office:value-type="float" office:value="79423" calcext:value-type="float">
            <text:p>79423</text:p>
          </table:table-cell>
          <table:table-cell office:value-type="float" office:value="8076" calcext:value-type="float">
            <text:p>8076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7221" calcext:value-type="float">
            <text:p>7221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office:value-type="float" office:value="6555" calcext:value-type="float">
            <text:p>6555</text:p>
          </table:table-cell>
          <table:table-cell office:value-type="float" office:value="543" calcext:value-type="float">
            <text:p>543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9971" calcext:value-type="float">
            <text:p>19971</text:p>
          </table:table-cell>
          <table:table-cell office:value-type="float" office:value="700" calcext:value-type="float">
            <text:p>7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1:59:03" calcext:value-type="date">
            <text:p>17/12/16 21:59</text:p>
          </table:table-cell>
          <table:table-cell office:value-type="date" office:date-value="2016-12-17T21:59:39" calcext:value-type="date">
            <text:p>17/12/16 21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81" calcext:value-type="float">
            <text:p>10081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197" calcext:value-type="float">
            <text:p>0.99197</text:p>
          </table:table-cell>
          <table:table-cell office:value-type="float" office:value="0.00803" calcext:value-type="float">
            <text:p>0.00803</text:p>
          </table:table-cell>
          <table:table-cell table:number-columns-repeated="2" office:value-type="float" office:value="0.00282" calcext:value-type="float">
            <text:p>0.00282</text:p>
          </table:table-cell>
          <table:table-cell office:value-type="float" office:value="0.989" calcext:value-type="float">
            <text:p>0.98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033" calcext:value-type="float">
            <text:p>0.0033</text:p>
          </table:table-cell>
          <table:table-cell office:value-type="float" office:value="15" calcext:value-type="float">
            <text:p>15</text:p>
          </table:table-cell>
          <table:table-cell office:value-type="float" office:value="803" calcext:value-type="float">
            <text:p>803</text:p>
          </table:table-cell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float" office:value="3757" calcext:value-type="float">
            <text:p>3757</text:p>
          </table:table-cell>
          <table:table-cell office:value-type="float" office:value="261691" calcext:value-type="float">
            <text:p>261691</text:p>
          </table:table-cell>
          <table:table-cell office:value-type="float" office:value="21209" calcext:value-type="float">
            <text:p>21209</text:p>
          </table:table-cell>
          <table:table-cell office:value-type="float" office:value="19008" calcext:value-type="float">
            <text:p>19008</text:p>
          </table:table-cell>
          <table:table-cell office:value-type="float" office:value="506" calcext:value-type="float">
            <text:p>506</text:p>
          </table:table-cell>
          <table:table-cell office:value-type="float" office:value="82833" calcext:value-type="float">
            <text:p>82833</text:p>
          </table:table-cell>
          <table:table-cell office:value-type="float" office:value="8113" calcext:value-type="float">
            <text:p>8113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83231" calcext:value-type="float">
            <text:p>83231</text:p>
          </table:table-cell>
          <table:table-cell office:value-type="float" office:value="893" calcext:value-type="float">
            <text:p>893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29436" calcext:value-type="float">
            <text:p>29436</text:p>
          </table:table-cell>
          <table:table-cell office:value-type="float" office:value="684" calcext:value-type="float">
            <text:p>684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31547" calcext:value-type="float">
            <text:p>31547</text:p>
          </table:table-cell>
          <table:table-cell office:value-type="float" office:value="830" calcext:value-type="float">
            <text:p>8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1:59:33" calcext:value-type="date">
            <text:p>17/12/16 21:59</text:p>
          </table:table-cell>
          <table:table-cell office:value-type="date" office:date-value="2016-12-17T22:00:09" calcext:value-type="date">
            <text:p>17/12/16 22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.00313" calcext:value-type="float">
            <text:p>0.0031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315" calcext:value-type="float">
            <text:p>0.00315</text:p>
          </table:table-cell>
          <table:table-cell office:value-type="float" office:value="27" calcext:value-type="float">
            <text:p>27</text:p>
          </table:table-cell>
          <table:table-cell office:value-type="float" office:value="703" calcext:value-type="float">
            <text:p>703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3221" calcext:value-type="float">
            <text:p>3221</text:p>
          </table:table-cell>
          <table:table-cell office:value-type="float" office:value="261939" calcext:value-type="float">
            <text:p>261939</text:p>
          </table:table-cell>
          <table:table-cell office:value-type="float" office:value="21121" calcext:value-type="float">
            <text:p>21121</text:p>
          </table:table-cell>
          <table:table-cell office:value-type="float" office:value="19345" calcext:value-type="float">
            <text:p>19345</text:p>
          </table:table-cell>
          <table:table-cell office:value-type="float" office:value="351" calcext:value-type="float">
            <text:p>351</text:p>
          </table:table-cell>
          <table:table-cell office:value-type="float" office:value="103779" calcext:value-type="float">
            <text:p>103779</text:p>
          </table:table-cell>
          <table:table-cell office:value-type="float" office:value="8310" calcext:value-type="float">
            <text:p>8310</text:p>
          </table:table-cell>
          <table:table-cell office:value-type="float" office:value="86" calcext:value-type="float">
            <text:p>86</text:p>
          </table:table-cell>
          <table:table-cell office:value-type="float" office:value="137" calcext:value-type="float">
            <text:p>137</text:p>
          </table:table-cell>
          <table:table-cell office:value-type="float" office:value="21170" calcext:value-type="float">
            <text:p>21170</text:p>
          </table:table-cell>
          <table:table-cell office:value-type="float" office:value="764" calcext:value-type="float">
            <text:p>764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18807" calcext:value-type="float">
            <text:p>18807</text:p>
          </table:table-cell>
          <table:table-cell office:value-type="float" office:value="628" calcext:value-type="float">
            <text:p>628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2615" calcext:value-type="float">
            <text:p>22615</text:p>
          </table:table-cell>
          <table:table-cell office:value-type="float" office:value="772" calcext:value-type="float">
            <text:p>7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1:59:39" calcext:value-type="date">
            <text:p>17/12/16 21:59</text:p>
          </table:table-cell>
          <table:table-cell office:value-type="date" office:date-value="2016-12-17T22:00:17" calcext:value-type="date">
            <text:p>17/12/16 22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1737" calcext:value-type="float">
            <text:p>0.21737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21737" calcext:value-type="float">
            <text:p>0.21737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21737" calcext:value-type="float">
            <text:p>0.21737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8804" calcext:value-type="float">
            <text:p>0.98804</text:p>
          </table:table-cell>
          <table:table-cell office:value-type="float" office:value="0.01196" calcext:value-type="float">
            <text:p>0.01196</text:p>
          </table:table-cell>
          <table:table-cell table:number-columns-repeated="2" office:value-type="float" office:value="0.00344" calcext:value-type="float">
            <text:p>0.00344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315" calcext:value-type="float">
            <text:p>0.00315</text:p>
          </table:table-cell>
          <table:table-cell office:value-type="float" office:value="35" calcext:value-type="float">
            <text:p>35</text:p>
          </table:table-cell>
          <table:table-cell office:value-type="float" office:value="780" calcext:value-type="float">
            <text:p>780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4104" calcext:value-type="float">
            <text:p>4104</text:p>
          </table:table-cell>
          <table:table-cell office:value-type="float" office:value="280593" calcext:value-type="float">
            <text:p>280593</text:p>
          </table:table-cell>
          <table:table-cell office:value-type="float" office:value="21674" calcext:value-type="float">
            <text:p>21674</text:p>
          </table:table-cell>
          <table:table-cell office:value-type="float" office:value="22182" calcext:value-type="float">
            <text:p>22182</text:p>
          </table:table-cell>
          <table:table-cell office:value-type="float" office:value="801" calcext:value-type="float">
            <text:p>801</text:p>
          </table:table-cell>
          <table:table-cell office:value-type="float" office:value="111360" calcext:value-type="float">
            <text:p>111360</text:p>
          </table:table-cell>
          <table:table-cell office:value-type="float" office:value="8384" calcext:value-type="float">
            <text:p>8384</text:p>
          </table:table-cell>
          <table:table-cell office:value-type="float" office:value="92" calcext:value-type="float">
            <text:p>92</text:p>
          </table:table-cell>
          <table:table-cell office:value-type="float" office:value="177" calcext:value-type="float">
            <text:p>177</text:p>
          </table:table-cell>
          <table:table-cell office:value-type="float" office:value="18169" calcext:value-type="float">
            <text:p>18169</text:p>
          </table:table-cell>
          <table:table-cell office:value-type="float" office:value="829" calcext:value-type="float">
            <text:p>829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20699" calcext:value-type="float">
            <text:p>2069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6267" calcext:value-type="float">
            <text:p>16267</text:p>
          </table:table-cell>
          <table:table-cell office:value-type="float" office:value="842" calcext:value-type="float">
            <text:p>8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0:09" calcext:value-type="date">
            <text:p>17/12/16 22:00</text:p>
          </table:table-cell>
          <table:table-cell office:value-type="date" office:date-value="2016-12-17T22:00:49" calcext:value-type="date">
            <text:p>17/12/16 22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0142" calcext:value-type="float">
            <text:p>0.0142</text:p>
          </table:table-cell>
          <table:table-cell table:number-columns-repeated="2" office:value-type="float" office:value="0.00374" calcext:value-type="float">
            <text:p>0.00374</text:p>
          </table:table-cell>
          <table:table-cell office:value-type="float" office:value="0.98196" calcext:value-type="float">
            <text:p>0.98196</text:p>
          </table:table-cell>
          <table:table-cell office:value-type="float" office:value="0.01804" calcext:value-type="float">
            <text:p>0.01804</text:p>
          </table:table-cell>
          <table:table-cell table:number-columns-repeated="2" office:value-type="float" office:value="0.00421" calcext:value-type="float">
            <text:p>0.00421</text:p>
          </table:table-cell>
          <table:table-cell office:value-type="float" office:value="26" calcext:value-type="float">
            <text:p>26</text:p>
          </table:table-cell>
          <table:table-cell office:value-type="float" office:value="1173" calcext:value-type="float">
            <text:p>1173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2006" calcext:value-type="float">
            <text:p>2006</text:p>
          </table:table-cell>
          <table:table-cell office:value-type="float" office:value="184416" calcext:value-type="float">
            <text:p>184416</text:p>
          </table:table-cell>
          <table:table-cell office:value-type="float" office:value="21193" calcext:value-type="float">
            <text:p>21193</text:p>
          </table:table-cell>
          <table:table-cell office:value-type="float" office:value="17300" calcext:value-type="float">
            <text:p>17300</text:p>
          </table:table-cell>
          <table:table-cell office:value-type="float" office:value="313" calcext:value-type="float">
            <text:p>313</text:p>
          </table:table-cell>
          <table:table-cell office:value-type="float" office:value="66068" calcext:value-type="float">
            <text:p>66068</text:p>
          </table:table-cell>
          <table:table-cell office:value-type="float" office:value="7976" calcext:value-type="float">
            <text:p>7976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24064" calcext:value-type="float">
            <text:p>24064</text:p>
          </table:table-cell>
          <table:table-cell office:value-type="float" office:value="881" calcext:value-type="float">
            <text:p>881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9463" calcext:value-type="float">
            <text:p>9463</text:p>
          </table:table-cell>
          <table:table-cell office:value-type="float" office:value="715" calcext:value-type="float">
            <text:p>7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0487" calcext:value-type="float">
            <text:p>30487</text:p>
          </table:table-cell>
          <table:table-cell office:value-type="float" office:value="932" calcext:value-type="float">
            <text:p>9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0:17" calcext:value-type="date">
            <text:p>17/12/16 22:00</text:p>
          </table:table-cell>
          <table:table-cell office:value-type="date" office:date-value="2016-12-17T22:00:57" calcext:value-type="date">
            <text:p>17/12/16 22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98338" calcext:value-type="float">
            <text:p>0.98338</text:p>
          </table:table-cell>
          <table:table-cell office:value-type="float" office:value="0.01662" calcext:value-type="float">
            <text:p>0.01662</text:p>
          </table:table-cell>
          <table:table-cell table:number-columns-repeated="2" office:value-type="float" office:value="0.00404" calcext:value-type="float">
            <text:p>0.00404</text:p>
          </table:table-cell>
          <table:table-cell office:value-type="float" office:value="0.98699" calcext:value-type="float">
            <text:p>0.98699</text:p>
          </table:table-cell>
          <table:table-cell office:value-type="float" office:value="0.01301" calcext:value-type="float">
            <text:p>0.01301</text:p>
          </table:table-cell>
          <table:table-cell table:number-columns-repeated="2" office:value-type="float" office:value="0.00359" calcext:value-type="float">
            <text:p>0.00359</text:p>
          </table:table-cell>
          <table:table-cell office:value-type="float" office:value="28" calcext:value-type="float">
            <text:p>28</text:p>
          </table:table-cell>
          <table:table-cell office:value-type="float" office:value="1063" calcext:value-type="float">
            <text:p>1063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1692" calcext:value-type="float">
            <text:p>1692</text:p>
          </table:table-cell>
          <table:table-cell office:value-type="float" office:value="286957" calcext:value-type="float">
            <text:p>286957</text:p>
          </table:table-cell>
          <table:table-cell office:value-type="float" office:value="23058" calcext:value-type="float">
            <text:p>23058</text:p>
          </table:table-cell>
          <table:table-cell office:value-type="float" office:value="23448" calcext:value-type="float">
            <text:p>23448</text:p>
          </table:table-cell>
          <table:table-cell office:value-type="float" office:value="92" calcext:value-type="float">
            <text:p>92</text:p>
          </table:table-cell>
          <table:table-cell office:value-type="float" office:value="105085" calcext:value-type="float">
            <text:p>105085</text:p>
          </table:table-cell>
          <table:table-cell office:value-type="float" office:value="8614" calcext:value-type="float">
            <text:p>861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56724" calcext:value-type="float">
            <text:p>56724</text:p>
          </table:table-cell>
          <table:table-cell office:value-type="float" office:value="1059" calcext:value-type="float">
            <text:p>1059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9192" calcext:value-type="float">
            <text:p>19192</text:p>
          </table:table-cell>
          <table:table-cell office:value-type="float" office:value="778" calcext:value-type="float">
            <text:p>778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41585" calcext:value-type="float">
            <text:p>41585</text:p>
          </table:table-cell>
          <table:table-cell office:value-type="float" office:value="981" calcext:value-type="float">
            <text:p>9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0:49" calcext:value-type="date">
            <text:p>17/12/16 22:00</text:p>
          </table:table-cell>
          <table:table-cell office:value-type="date" office:date-value="2016-12-17T22:01:31" calcext:value-type="date">
            <text:p>17/12/16 22:0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196" calcext:value-type="float">
            <text:p>10196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7462" calcext:value-type="float">
            <text:p>0.2746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.27462" calcext:value-type="float">
            <text:p>0.2746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.27462" calcext:value-type="float">
            <text:p>0.2746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98078" calcext:value-type="float">
            <text:p>0.98078</text:p>
          </table:table-cell>
          <table:table-cell office:value-type="float" office:value="0.01922" calcext:value-type="float">
            <text:p>0.01922</text:p>
          </table:table-cell>
          <table:table-cell table:number-columns-repeated="2" office:value-type="float" office:value="0.00434" calcext:value-type="float">
            <text:p>0.00434</text:p>
          </table:table-cell>
          <table:table-cell office:value-type="float" office:value="0.97297" calcext:value-type="float">
            <text:p>0.97297</text:p>
          </table:table-cell>
          <table:table-cell office:value-type="float" office:value="0.02703" calcext:value-type="float">
            <text:p>0.02703</text:p>
          </table:table-cell>
          <table:table-cell table:number-columns-repeated="2" office:value-type="float" office:value="0.00513" calcext:value-type="float">
            <text:p>0.00513</text:p>
          </table:table-cell>
          <table:table-cell office:value-type="float" office:value="22" calcext:value-type="float">
            <text:p>22</text:p>
          </table:table-cell>
          <table:table-cell office:value-type="float" office:value="1042" calcext:value-type="float">
            <text:p>1042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2263" calcext:value-type="float">
            <text:p>2263</text:p>
          </table:table-cell>
          <table:table-cell office:value-type="float" office:value="337900" calcext:value-type="float">
            <text:p>337900</text:p>
          </table:table-cell>
          <table:table-cell office:value-type="float" office:value="22760" calcext:value-type="float">
            <text:p>22760</text:p>
          </table:table-cell>
          <table:table-cell office:value-type="float" office:value="23274" calcext:value-type="float">
            <text:p>23274</text:p>
          </table:table-cell>
          <table:table-cell office:value-type="float" office:value="157" calcext:value-type="float">
            <text:p>157</text:p>
          </table:table-cell>
          <table:table-cell office:value-type="float" office:value="95559" calcext:value-type="float">
            <text:p>95559</text:p>
          </table:table-cell>
          <table:table-cell office:value-type="float" office:value="8298" calcext:value-type="float">
            <text:p>8298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56895" calcext:value-type="float">
            <text:p>56895</text:p>
          </table:table-cell>
          <table:table-cell office:value-type="float" office:value="1052" calcext:value-type="float">
            <text:p>1052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28563" calcext:value-type="float">
            <text:p>28563</text:p>
          </table:table-cell>
          <table:table-cell office:value-type="float" office:value="849" calcext:value-type="float">
            <text:p>849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53839" calcext:value-type="float">
            <text:p>53839</text:p>
          </table:table-cell>
          <table:table-cell office:value-type="float" office:value="1083" calcext:value-type="float">
            <text:p>10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0:57" calcext:value-type="date">
            <text:p>17/12/16 22:00</text:p>
          </table:table-cell>
          <table:table-cell office:value-type="date" office:date-value="2016-12-17T22:01:36" calcext:value-type="date">
            <text:p>17/12/16 22:0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8608" calcext:value-type="float">
            <text:p>0.0860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8608" calcext:value-type="float">
            <text:p>0.0860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8608" calcext:value-type="float">
            <text:p>0.086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78" calcext:value-type="float">
            <text:p>0.97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0464" calcext:value-type="float">
            <text:p>0.0046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.00503" calcext:value-type="float">
            <text:p>0.00503</text:p>
          </table:table-cell>
          <table:table-cell office:value-type="float" office:value="13" calcext:value-type="float">
            <text:p>13</text:p>
          </table:table-cell>
          <table:table-cell office:value-type="float" office:value="592" calcext:value-type="float">
            <text:p>592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2154" calcext:value-type="float">
            <text:p>2154</text:p>
          </table:table-cell>
          <table:table-cell office:value-type="float" office:value="254439" calcext:value-type="float">
            <text:p>254439</text:p>
          </table:table-cell>
          <table:table-cell office:value-type="float" office:value="22632" calcext:value-type="float">
            <text:p>22632</text:p>
          </table:table-cell>
          <table:table-cell office:value-type="float" office:value="19915" calcext:value-type="float">
            <text:p>19915</text:p>
          </table:table-cell>
          <table:table-cell office:value-type="float" office:value="316" calcext:value-type="float">
            <text:p>316</text:p>
          </table:table-cell>
          <table:table-cell office:value-type="float" office:value="111481" calcext:value-type="float">
            <text:p>111481</text:p>
          </table:table-cell>
          <table:table-cell office:value-type="float" office:value="8294" calcext:value-type="float">
            <text:p>8294</text:p>
          </table:table-cell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58842" calcext:value-type="float">
            <text:p>58842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8744" calcext:value-type="float">
            <text:p>48744</text:p>
          </table:table-cell>
          <table:table-cell office:value-type="float" office:value="858" calcext:value-type="float">
            <text:p>858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14154" calcext:value-type="float">
            <text:p>14154</text:p>
          </table:table-cell>
          <table:table-cell office:value-type="float" office:value="1023" calcext:value-type="float">
            <text:p>10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1:31" calcext:value-type="date">
            <text:p>17/12/16 22:01</text:p>
          </table:table-cell>
          <table:table-cell office:value-type="date" office:date-value="2016-12-17T22:02:17" calcext:value-type="date">
            <text:p>17/12/16 22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97504" calcext:value-type="float">
            <text:p>0.97504</text:p>
          </table:table-cell>
          <table:table-cell office:value-type="float" office:value="0.02496" calcext:value-type="float">
            <text:p>0.02496</text:p>
          </table:table-cell>
          <table:table-cell table:number-columns-repeated="2" office:value-type="float" office:value="0.00493" calcext:value-type="float">
            <text:p>0.00493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.00557" calcext:value-type="float">
            <text:p>0.00557</text:p>
          </table:table-cell>
          <table:table-cell office:value-type="float" office:value="22" calcext:value-type="float">
            <text:p>22</text:p>
          </table:table-cell>
          <table:table-cell office:value-type="float" office:value="1660" calcext:value-type="float">
            <text:p>1660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2016" calcext:value-type="float">
            <text:p>2016</text:p>
          </table:table-cell>
          <table:table-cell office:value-type="float" office:value="647396" calcext:value-type="float">
            <text:p>647396</text:p>
          </table:table-cell>
          <table:table-cell office:value-type="float" office:value="24144" calcext:value-type="float">
            <text:p>24144</text:p>
          </table:table-cell>
          <table:table-cell office:value-type="float" office:value="30562" calcext:value-type="float">
            <text:p>30562</text:p>
          </table:table-cell>
          <table:table-cell office:value-type="float" office:value="417" calcext:value-type="float">
            <text:p>417</text:p>
          </table:table-cell>
          <table:table-cell office:value-type="float" office:value="157373" calcext:value-type="float">
            <text:p>157373</text:p>
          </table:table-cell>
          <table:table-cell office:value-type="float" office:value="8427" calcext:value-type="float">
            <text:p>8427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6239" calcext:value-type="float">
            <text:p>76239</text:p>
          </table:table-cell>
          <table:table-cell office:value-type="float" office:value="1204" calcext:value-type="float">
            <text:p>1204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46531" calcext:value-type="float">
            <text:p>46531</text:p>
          </table:table-cell>
          <table:table-cell office:value-type="float" office:value="991" calcext:value-type="float">
            <text:p>991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136349" calcext:value-type="float">
            <text:p>136349</text:p>
          </table:table-cell>
          <table:table-cell office:value-type="float" office:value="1346" calcext:value-type="float">
            <text:p>134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1:36" calcext:value-type="date">
            <text:p>17/12/16 22:01</text:p>
          </table:table-cell>
          <table:table-cell office:value-type="date" office:date-value="2016-12-17T22:02:33.999999" calcext:value-type="date">
            <text:p>17/12/16 22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289" calcext:value-type="float">
            <text:p>10289</text:p>
          </table:table-cell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0.1092" calcext:value-type="float">
            <text:p>0.10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97191" calcext:value-type="float">
            <text:p>0.97191</text:p>
          </table:table-cell>
          <table:table-cell office:value-type="float" office:value="0.02809" calcext:value-type="float">
            <text:p>0.02809</text:p>
          </table:table-cell>
          <table:table-cell table:number-columns-repeated="2" office:value-type="float" office:value="0.00524" calcext:value-type="float">
            <text:p>0.00524</text:p>
          </table:table-cell>
          <table:table-cell office:value-type="float" office:value="0.97189" calcext:value-type="float">
            <text:p>0.97189</text:p>
          </table:table-cell>
          <table:table-cell office:value-type="float" office:value="0.02811" calcext:value-type="float">
            <text:p>0.02811</text:p>
          </table:table-cell>
          <table:table-cell table:number-columns-repeated="2" office:value-type="float" office:value="0.00524" calcext:value-type="float">
            <text:p>0.00524</text:p>
          </table:table-cell>
          <table:table-cell office:value-type="float" office:value="17" calcext:value-type="float">
            <text:p>17</text:p>
          </table:table-cell>
          <table:table-cell office:value-type="float" office:value="1210" calcext:value-type="float">
            <text:p>1210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2294" calcext:value-type="float">
            <text:p>2294</text:p>
          </table:table-cell>
          <table:table-cell office:value-type="float" office:value="342729" calcext:value-type="float">
            <text:p>342729</text:p>
          </table:table-cell>
          <table:table-cell office:value-type="float" office:value="26170" calcext:value-type="float">
            <text:p>26170</text:p>
          </table:table-cell>
          <table:table-cell office:value-type="float" office:value="30777" calcext:value-type="float">
            <text:p>30777</text:p>
          </table:table-cell>
          <table:table-cell office:value-type="float" office:value="29" calcext:value-type="float">
            <text:p>29</text:p>
          </table:table-cell>
          <table:table-cell office:value-type="float" office:value="128129" calcext:value-type="float">
            <text:p>128129</text:p>
          </table:table-cell>
          <table:table-cell office:value-type="float" office:value="9184" calcext:value-type="float">
            <text:p>9184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67460" calcext:value-type="float">
            <text:p>67460</text:p>
          </table:table-cell>
          <table:table-cell office:value-type="float" office:value="1287" calcext:value-type="float">
            <text:p>1287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40268" calcext:value-type="float">
            <text:p>40268</text:p>
          </table:table-cell>
          <table:table-cell office:value-type="float" office:value="1069" calcext:value-type="float">
            <text:p>1069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72264" calcext:value-type="float">
            <text:p>72264</text:p>
          </table:table-cell>
          <table:table-cell office:value-type="float" office:value="1432" calcext:value-type="float">
            <text:p>14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2:17" calcext:value-type="date">
            <text:p>17/12/16 22:02</text:p>
          </table:table-cell>
          <table:table-cell office:value-type="date" office:date-value="2016-12-17T22:03:10" calcext:value-type="date">
            <text:p>17/12/16 22:0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324" calcext:value-type="float">
            <text:p>10324</text:p>
          </table:table-cell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12159" calcext:value-type="float">
            <text:p>0.12159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12159" calcext:value-type="float">
            <text:p>0.12159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12159" calcext:value-type="float">
            <text:p>0.121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03138" calcext:value-type="float">
            <text:p>0.03138</text:p>
          </table:table-cell>
          <table:table-cell table:number-columns-repeated="2" office:value-type="float" office:value="0.00552" calcext:value-type="float">
            <text:p>0.00552</text:p>
          </table:table-cell>
          <table:table-cell office:value-type="float" office:value="0.96593" calcext:value-type="float">
            <text:p>0.96593</text:p>
          </table:table-cell>
          <table:table-cell office:value-type="float" office:value="0.03407" calcext:value-type="float">
            <text:p>0.03407</text:p>
          </table:table-cell>
          <table:table-cell table:number-columns-repeated="2" office:value-type="float" office:value="0.00574" calcext:value-type="float">
            <text:p>0.00574</text:p>
          </table:table-cell>
          <table:table-cell office:value-type="float" office:value="19" calcext:value-type="float">
            <text:p>19</text:p>
          </table:table-cell>
          <table:table-cell office:value-type="float" office:value="1891" calcext:value-type="float">
            <text:p>1891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2485" calcext:value-type="float">
            <text:p>2485</text:p>
          </table:table-cell>
          <table:table-cell office:value-type="float" office:value="515978" calcext:value-type="float">
            <text:p>515978</text:p>
          </table:table-cell>
          <table:table-cell office:value-type="float" office:value="25611" calcext:value-type="float">
            <text:p>25611</text:p>
          </table:table-cell>
          <table:table-cell office:value-type="float" office:value="36913" calcext:value-type="float">
            <text:p>36913</text:p>
          </table:table-cell>
          <table:table-cell office:value-type="float" office:value="335" calcext:value-type="float">
            <text:p>335</text:p>
          </table:table-cell>
          <table:table-cell office:value-type="float" office:value="213963" calcext:value-type="float">
            <text:p>213963</text:p>
          </table:table-cell>
          <table:table-cell office:value-type="float" office:value="8962" calcext:value-type="float">
            <text:p>8962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100896" calcext:value-type="float">
            <text:p>100896</text:p>
          </table:table-cell>
          <table:table-cell office:value-type="float" office:value="1399" calcext:value-type="float">
            <text:p>139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4565" calcext:value-type="float">
            <text:p>34565</text:p>
          </table:table-cell>
          <table:table-cell office:value-type="float" office:value="999" calcext:value-type="float">
            <text:p>999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79518" calcext:value-type="float">
            <text:p>179518</text:p>
          </table:table-cell>
          <table:table-cell office:value-type="float" office:value="1332" calcext:value-type="float">
            <text:p>13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2:33.999999" calcext:value-type="date">
            <text:p>17/12/16 22:02</text:p>
          </table:table-cell>
          <table:table-cell office:value-type="date" office:date-value="2016-12-17T22:03:20" calcext:value-type="date">
            <text:p>17/12/16 22:0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361" calcext:value-type="float">
            <text:p>10361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6676" calcext:value-type="float">
            <text:p>0.36676</text:p>
          </table:table-cell>
          <table:table-cell office:value-type="float" office:value="0.13451" calcext:value-type="float">
            <text:p>0.13451</text:p>
          </table:table-cell>
          <table:table-cell office:value-type="float" office:value="0.36676" calcext:value-type="float">
            <text:p>0.36676</text:p>
          </table:table-cell>
          <table:table-cell office:value-type="float" office:value="0.13451" calcext:value-type="float">
            <text:p>0.13451</text:p>
          </table:table-cell>
          <table:table-cell office:value-type="float" office:value="0.36676" calcext:value-type="float">
            <text:p>0.36676</text:p>
          </table:table-cell>
          <table:table-cell office:value-type="float" office:value="0.13451" calcext:value-type="float">
            <text:p>0.134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0.96516" calcext:value-type="float">
            <text:p>0.96516</text:p>
          </table:table-cell>
          <table:table-cell office:value-type="float" office:value="0.03484" calcext:value-type="float">
            <text:p>0.03484</text:p>
          </table:table-cell>
          <table:table-cell table:number-columns-repeated="2" office:value-type="float" office:value="0.0058" calcext:value-type="float">
            <text:p>0.0058</text:p>
          </table:table-cell>
          <table:table-cell office:value-type="float" office:value="0.96493" calcext:value-type="float">
            <text:p>0.96493</text:p>
          </table:table-cell>
          <table:table-cell office:value-type="float" office:value="0.03507" calcext:value-type="float">
            <text:p>0.03507</text:p>
          </table:table-cell>
          <table:table-cell table:number-columns-repeated="2" office:value-type="float" office:value="0.00582" calcext:value-type="float">
            <text:p>0.00582</text:p>
          </table:table-cell>
          <table:table-cell office:value-type="float" office:value="19" calcext:value-type="float">
            <text:p>19</text:p>
          </table:table-cell>
          <table:table-cell office:value-type="float" office:value="1721" calcext:value-type="float">
            <text:p>172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028" calcext:value-type="float">
            <text:p>2028</text:p>
          </table:table-cell>
          <table:table-cell office:value-type="float" office:value="578093" calcext:value-type="float">
            <text:p>578093</text:p>
          </table:table-cell>
          <table:table-cell office:value-type="float" office:value="24431" calcext:value-type="float">
            <text:p>24431</text:p>
          </table:table-cell>
          <table:table-cell office:value-type="float" office:value="32196" calcext:value-type="float">
            <text:p>32196</text:p>
          </table:table-cell>
          <table:table-cell office:value-type="float" office:value="211" calcext:value-type="float">
            <text:p>211</text:p>
          </table:table-cell>
          <table:table-cell office:value-type="float" office:value="184768" calcext:value-type="float">
            <text:p>184768</text:p>
          </table:table-cell>
          <table:table-cell office:value-type="float" office:value="8363" calcext:value-type="float">
            <text:p>8363</text:p>
          </table:table-cell>
          <table:table-cell office:value-type="float" office:value="98" calcext:value-type="float">
            <text:p>98</text:p>
          </table:table-cell>
          <table:table-cell office:value-type="float" office:value="165" calcext:value-type="float">
            <text:p>165</text:p>
          </table:table-cell>
          <table:table-cell office:value-type="float" office:value="125992" calcext:value-type="float">
            <text:p>125992</text:p>
          </table:table-cell>
          <table:table-cell office:value-type="float" office:value="1346" calcext:value-type="float">
            <text:p>1346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217251" calcext:value-type="float">
            <text:p>217251</text:p>
          </table:table-cell>
          <table:table-cell office:value-type="float" office:value="1206" calcext:value-type="float">
            <text:p>1206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37987" calcext:value-type="float">
            <text:p>37987</text:p>
          </table:table-cell>
          <table:table-cell office:value-type="float" office:value="1190" calcext:value-type="float">
            <text:p>11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3:10" calcext:value-type="date">
            <text:p>17/12/16 22:03</text:p>
          </table:table-cell>
          <table:table-cell office:value-type="date" office:date-value="2016-12-17T22:04:18" calcext:value-type="date">
            <text:p>17/12/16 22:0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8462" calcext:value-type="float">
            <text:p>0.38462</text:p>
          </table:table-cell>
          <table:table-cell office:value-type="float" office:value="0.14793" calcext:value-type="float">
            <text:p>0.14793</text:p>
          </table:table-cell>
          <table:table-cell office:value-type="float" office:value="0.38462" calcext:value-type="float">
            <text:p>0.38462</text:p>
          </table:table-cell>
          <table:table-cell office:value-type="float" office:value="0.14793" calcext:value-type="float">
            <text:p>0.14793</text:p>
          </table:table-cell>
          <table:table-cell office:value-type="float" office:value="0.38462" calcext:value-type="float">
            <text:p>0.38462</text:p>
          </table:table-cell>
          <table:table-cell office:value-type="float" office:value="0.14793" calcext:value-type="float">
            <text:p>0.14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96154" calcext:value-type="float">
            <text:p>0.96154</text:p>
          </table:table-cell>
          <table:table-cell office:value-type="float" office:value="0.03846" calcext:value-type="float">
            <text:p>0.03846</text:p>
          </table:table-cell>
          <table:table-cell table:number-columns-repeated="2" office:value-type="float" office:value="0.00609" calcext:value-type="float">
            <text:p>0.00609</text:p>
          </table:table-cell>
          <table:table-cell office:value-type="float" office:value="0.95683" calcext:value-type="float">
            <text:p>0.95683</text:p>
          </table:table-cell>
          <table:table-cell office:value-type="float" office:value="0.04317" calcext:value-type="float">
            <text:p>0.04317</text:p>
          </table:table-cell>
          <table:table-cell table:number-columns-repeated="2" office:value-type="float" office:value="0.00644" calcext:value-type="float">
            <text:p>0.00644</text:p>
          </table:table-cell>
          <table:table-cell office:value-type="float" office:value="22" calcext:value-type="float">
            <text:p>22</text:p>
          </table:table-cell>
          <table:table-cell office:value-type="float" office:value="1086" calcext:value-type="float">
            <text:p>1086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2153" calcext:value-type="float">
            <text:p>2153</text:p>
          </table:table-cell>
          <table:table-cell office:value-type="float" office:value="530932" calcext:value-type="float">
            <text:p>530932</text:p>
          </table:table-cell>
          <table:table-cell office:value-type="float" office:value="28376" calcext:value-type="float">
            <text:p>28376</text:p>
          </table:table-cell>
          <table:table-cell office:value-type="float" office:value="39095" calcext:value-type="float">
            <text:p>39095</text:p>
          </table:table-cell>
          <table:table-cell office:value-type="float" office:value="294" calcext:value-type="float">
            <text:p>294</text:p>
          </table:table-cell>
          <table:table-cell office:value-type="float" office:value="139225" calcext:value-type="float">
            <text:p>139225</text:p>
          </table:table-cell>
          <table:table-cell office:value-type="float" office:value="9055" calcext:value-type="float">
            <text:p>9055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97308" calcext:value-type="float">
            <text:p>197308</text:p>
          </table:table-cell>
          <table:table-cell office:value-type="float" office:value="2026" calcext:value-type="float">
            <text:p>2026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113632" calcext:value-type="float">
            <text:p>113632</text:p>
          </table:table-cell>
          <table:table-cell office:value-type="float" office:value="1461" calcext:value-type="float">
            <text:p>1461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68026" calcext:value-type="float">
            <text:p>68026</text:p>
          </table:table-cell>
          <table:table-cell office:value-type="float" office:value="1524" calcext:value-type="float">
            <text:p>15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3:20" calcext:value-type="date">
            <text:p>17/12/16 22:03</text:p>
          </table:table-cell>
          <table:table-cell office:value-type="date" office:date-value="2016-12-17T22:04:21" calcext:value-type="date">
            <text:p>17/12/16 22:0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441" calcext:value-type="float">
            <text:p>10441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226" calcext:value-type="float">
            <text:p>0.40226</text:p>
          </table:table-cell>
          <table:table-cell office:value-type="float" office:value="0.16181" calcext:value-type="float">
            <text:p>0.16181</text:p>
          </table:table-cell>
          <table:table-cell office:value-type="float" office:value="0.40226" calcext:value-type="float">
            <text:p>0.40226</text:p>
          </table:table-cell>
          <table:table-cell office:value-type="float" office:value="0.16181" calcext:value-type="float">
            <text:p>0.16181</text:p>
          </table:table-cell>
          <table:table-cell office:value-type="float" office:value="0.40226" calcext:value-type="float">
            <text:p>0.40226</text:p>
          </table:table-cell>
          <table:table-cell office:value-type="float" office:value="0.16181" calcext:value-type="float">
            <text:p>0.161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95776" calcext:value-type="float">
            <text:p>0.95776</text:p>
          </table:table-cell>
          <table:table-cell office:value-type="float" office:value="0.04224" calcext:value-type="float">
            <text:p>0.04224</text:p>
          </table:table-cell>
          <table:table-cell table:number-columns-repeated="2" office:value-type="float" office:value="0.00637" calcext:value-type="float">
            <text:p>0.00637</text:p>
          </table:table-cell>
          <table:table-cell office:value-type="float" office:value="0.96084" calcext:value-type="float">
            <text:p>0.96084</text:p>
          </table:table-cell>
          <table:table-cell office:value-type="float" office:value="0.03916" calcext:value-type="float">
            <text:p>0.03916</text:p>
          </table:table-cell>
          <table:table-cell table:number-columns-repeated="2" office:value-type="float" office:value="0.00615" calcext:value-type="float">
            <text:p>0.00615</text:p>
          </table:table-cell>
          <table:table-cell office:value-type="float" office:value="17" calcext:value-type="float">
            <text:p>17</text:p>
          </table:table-cell>
          <table:table-cell office:value-type="float" office:value="1728" calcext:value-type="float">
            <text:p>1728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1436" calcext:value-type="float">
            <text:p>1436</text:p>
          </table:table-cell>
          <table:table-cell office:value-type="float" office:value="841216" calcext:value-type="float">
            <text:p>841216</text:p>
          </table:table-cell>
          <table:table-cell office:value-type="float" office:value="28529" calcext:value-type="float">
            <text:p>28529</text:p>
          </table:table-cell>
          <table:table-cell office:value-type="float" office:value="46709" calcext:value-type="float">
            <text:p>46709</text:p>
          </table:table-cell>
          <table:table-cell office:value-type="float" office:value="320" calcext:value-type="float">
            <text:p>320</text:p>
          </table:table-cell>
          <table:table-cell office:value-type="float" office:value="360363" calcext:value-type="float">
            <text:p>360363</text:p>
          </table:table-cell>
          <table:table-cell office:value-type="float" office:value="9891" calcext:value-type="float">
            <text:p>9891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90428" calcext:value-type="float">
            <text:p>90428</text:p>
          </table:table-cell>
          <table:table-cell office:value-type="float" office:value="1479" calcext:value-type="float">
            <text:p>147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9108" calcext:value-type="float">
            <text:p>89108</text:p>
          </table:table-cell>
          <table:table-cell office:value-type="float" office:value="1248" calcext:value-type="float">
            <text:p>1248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0869" calcext:value-type="float">
            <text:p>50869</text:p>
          </table:table-cell>
          <table:table-cell office:value-type="float" office:value="1523" calcext:value-type="float">
            <text:p>15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4:18" calcext:value-type="date">
            <text:p>17/12/16 22:04</text:p>
          </table:table-cell>
          <table:table-cell office:value-type="date" office:date-value="2016-12-17T22:04:59" calcext:value-type="date">
            <text:p>17/12/16 22:0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484" calcext:value-type="float">
            <text:p>10484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1969" calcext:value-type="float">
            <text:p>0.41969</text:p>
          </table:table-cell>
          <table:table-cell office:value-type="float" office:value="0.17614" calcext:value-type="float">
            <text:p>0.17614</text:p>
          </table:table-cell>
          <table:table-cell office:value-type="float" office:value="0.41969" calcext:value-type="float">
            <text:p>0.41969</text:p>
          </table:table-cell>
          <table:table-cell office:value-type="float" office:value="0.17614" calcext:value-type="float">
            <text:p>0.17614</text:p>
          </table:table-cell>
          <table:table-cell office:value-type="float" office:value="0.41969" calcext:value-type="float">
            <text:p>0.41969</text:p>
          </table:table-cell>
          <table:table-cell office:value-type="float" office:value="0.17614" calcext:value-type="float">
            <text:p>0.176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95383" calcext:value-type="float">
            <text:p>0.95383</text:p>
          </table:table-cell>
          <table:table-cell office:value-type="float" office:value="0.04617" calcext:value-type="float">
            <text:p>0.04617</text:p>
          </table:table-cell>
          <table:table-cell table:number-columns-repeated="2" office:value-type="float" office:value="0.00664" calcext:value-type="float">
            <text:p>0.00664</text:p>
          </table:table-cell>
          <table:table-cell office:value-type="float" office:value="0.95095" calcext:value-type="float">
            <text:p>0.95095</text:p>
          </table:table-cell>
          <table:table-cell office:value-type="float" office:value="0.04905" calcext:value-type="float">
            <text:p>0.04905</text:p>
          </table:table-cell>
          <table:table-cell table:number-columns-repeated="2" office:value-type="float" office:value="0.00683" calcext:value-type="float">
            <text:p>0.00683</text:p>
          </table:table-cell>
          <table:table-cell office:value-type="float" office:value="22" calcext:value-type="float">
            <text:p>22</text:p>
          </table:table-cell>
          <table:table-cell office:value-type="float" office:value="1028" calcext:value-type="float">
            <text:p>1028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520" calcext:value-type="float">
            <text:p>1520</text:p>
          </table:table-cell>
          <table:table-cell office:value-type="float" office:value="449778" calcext:value-type="float">
            <text:p>449778</text:p>
          </table:table-cell>
          <table:table-cell office:value-type="float" office:value="27438" calcext:value-type="float">
            <text:p>27438</text:p>
          </table:table-cell>
          <table:table-cell office:value-type="float" office:value="35520" calcext:value-type="float">
            <text:p>35520</text:p>
          </table:table-cell>
          <table:table-cell office:value-type="float" office:value="204" calcext:value-type="float">
            <text:p>204</text:p>
          </table:table-cell>
          <table:table-cell office:value-type="float" office:value="194267" calcext:value-type="float">
            <text:p>194267</text:p>
          </table:table-cell>
          <table:table-cell office:value-type="float" office:value="9193" calcext:value-type="float">
            <text:p>9193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office:value-type="float" office:value="74868" calcext:value-type="float">
            <text:p>74868</text:p>
          </table:table-cell>
          <table:table-cell office:value-type="float" office:value="1548" calcext:value-type="float">
            <text:p>1548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24334" calcext:value-type="float">
            <text:p>24334</text:p>
          </table:table-cell>
          <table:table-cell office:value-type="float" office:value="1202" calcext:value-type="float">
            <text:p>1202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55913" calcext:value-type="float">
            <text:p>55913</text:p>
          </table:table-cell>
          <table:table-cell office:value-type="float" office:value="1654" calcext:value-type="float">
            <text:p>16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4:21" calcext:value-type="date">
            <text:p>17/12/16 22:04</text:p>
          </table:table-cell>
          <table:table-cell office:value-type="date" office:date-value="2016-12-17T22:06:04" calcext:value-type="date">
            <text:p>17/12/16 22:0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529" calcext:value-type="float">
            <text:p>10529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19087" calcext:value-type="float">
            <text:p>0.19087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19087" calcext:value-type="float">
            <text:p>0.19087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19087" calcext:value-type="float">
            <text:p>0.190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0.05024" calcext:value-type="float">
            <text:p>0.05024</text:p>
          </table:table-cell>
          <table:table-cell table:number-columns-repeated="2" office:value-type="float" office:value="0.00692" calcext:value-type="float">
            <text:p>0.00692</text:p>
          </table:table-cell>
          <table:table-cell office:value-type="float" office:value="0.95186" calcext:value-type="float">
            <text:p>0.95186</text:p>
          </table:table-cell>
          <table:table-cell office:value-type="float" office:value="0.04814" calcext:value-type="float">
            <text:p>0.04814</text:p>
          </table:table-cell>
          <table:table-cell table:number-columns-repeated="2" office:value-type="float" office:value="0.00678" calcext:value-type="float">
            <text:p>0.00678</text:p>
          </table:table-cell>
          <table:table-cell office:value-type="float" office:value="29" calcext:value-type="float">
            <text:p>29</text:p>
          </table:table-cell>
          <table:table-cell office:value-type="float" office:value="1072" calcext:value-type="float">
            <text:p>1072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622" calcext:value-type="float">
            <text:p>1622</text:p>
          </table:table-cell>
          <table:table-cell office:value-type="float" office:value="408322" calcext:value-type="float">
            <text:p>408322</text:p>
          </table:table-cell>
          <table:table-cell office:value-type="float" office:value="26751" calcext:value-type="float">
            <text:p>26751</text:p>
          </table:table-cell>
          <table:table-cell office:value-type="float" office:value="31816" calcext:value-type="float">
            <text:p>31816</text:p>
          </table:table-cell>
          <table:table-cell office:value-type="float" office:value="68" calcext:value-type="float">
            <text:p>68</text:p>
          </table:table-cell>
          <table:table-cell office:value-type="float" office:value="136609" calcext:value-type="float">
            <text:p>136609</text:p>
          </table:table-cell>
          <table:table-cell office:value-type="float" office:value="8780" calcext:value-type="float">
            <text:p>8780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61253" calcext:value-type="float">
            <text:p>61253</text:p>
          </table:table-cell>
          <table:table-cell office:value-type="float" office:value="1527" calcext:value-type="float">
            <text:p>1527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1232" calcext:value-type="float">
            <text:p>51232</text:p>
          </table:table-cell>
          <table:table-cell office:value-type="float" office:value="1228" calcext:value-type="float">
            <text:p>1228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72879" calcext:value-type="float">
            <text:p>72879</text:p>
          </table:table-cell>
          <table:table-cell office:value-type="float" office:value="1719" calcext:value-type="float">
            <text:p>17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4:59" calcext:value-type="date">
            <text:p>17/12/16 22:04</text:p>
          </table:table-cell>
          <table:table-cell office:value-type="date" office:date-value="2016-12-17T22:05:43" calcext:value-type="date">
            <text:p>17/12/16 22:0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76" calcext:value-type="float">
            <text:p>10576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5386" calcext:value-type="float">
            <text:p>0.45386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0.45386" calcext:value-type="float">
            <text:p>0.45386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0.45386" calcext:value-type="float">
            <text:p>0.45386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office:value-type="float" office:value="0.94554" calcext:value-type="float">
            <text:p>0.94554</text:p>
          </table:table-cell>
          <table:table-cell office:value-type="float" office:value="0.05446" calcext:value-type="float">
            <text:p>0.05446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93964" calcext:value-type="float">
            <text:p>0.93964</text:p>
          </table:table-cell>
          <table:table-cell office:value-type="float" office:value="0.06036" calcext:value-type="float">
            <text:p>0.06036</text:p>
          </table:table-cell>
          <table:table-cell table:number-columns-repeated="2" office:value-type="float" office:value="0.00755" calcext:value-type="float">
            <text:p>0.00755</text:p>
          </table:table-cell>
          <table:table-cell office:value-type="float" office:value="24" calcext:value-type="float">
            <text:p>24</text:p>
          </table:table-cell>
          <table:table-cell office:value-type="float" office:value="2221" calcext:value-type="float">
            <text:p>2221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2223" calcext:value-type="float">
            <text:p>2223</text:p>
          </table:table-cell>
          <table:table-cell office:value-type="float" office:value="602617" calcext:value-type="float">
            <text:p>602617</text:p>
          </table:table-cell>
          <table:table-cell office:value-type="float" office:value="29076" calcext:value-type="float">
            <text:p>29076</text:p>
          </table:table-cell>
          <table:table-cell office:value-type="float" office:value="41380" calcext:value-type="float">
            <text:p>41380</text:p>
          </table:table-cell>
          <table:table-cell office:value-type="float" office:value="312" calcext:value-type="float">
            <text:p>312</text:p>
          </table:table-cell>
          <table:table-cell office:value-type="float" office:value="164609" calcext:value-type="float">
            <text:p>164609</text:p>
          </table:table-cell>
          <table:table-cell office:value-type="float" office:value="9260" calcext:value-type="float">
            <text:p>9260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179538" calcext:value-type="float">
            <text:p>179538</text:p>
          </table:table-cell>
          <table:table-cell office:value-type="float" office:value="1865" calcext:value-type="float">
            <text:p>1865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89558" calcext:value-type="float">
            <text:p>89558</text:p>
          </table:table-cell>
          <table:table-cell office:value-type="float" office:value="1465" calcext:value-type="float">
            <text:p>14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06770" calcext:value-type="float">
            <text:p>106770</text:p>
          </table:table-cell>
          <table:table-cell office:value-type="float" office:value="1819" calcext:value-type="float">
            <text:p>18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5:43" calcext:value-type="date">
            <text:p>17/12/16 22:05</text:p>
          </table:table-cell>
          <table:table-cell office:value-type="date" office:date-value="2016-12-17T22:06:25.999999" calcext:value-type="date">
            <text:p>17/12/16 22:0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625" calcext:value-type="float">
            <text:p>10625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22145" calcext:value-type="float">
            <text:p>0.22145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22145" calcext:value-type="float">
            <text:p>0.22145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22145" calcext:value-type="float">
            <text:p>0.221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.94118" calcext:value-type="float">
            <text:p>0.94118</text:p>
          </table:table-cell>
          <table:table-cell office:value-type="float" office:value="0.05882" calcext:value-type="float">
            <text:p>0.05882</text:p>
          </table:table-cell>
          <table:table-cell table:number-columns-repeated="2" office:value-type="float" office:value="0.00746" calcext:value-type="float">
            <text:p>0.00746</text:p>
          </table:table-cell>
          <table:table-cell office:value-type="float" office:value="0.93668" calcext:value-type="float">
            <text:p>0.93668</text:p>
          </table:table-cell>
          <table:table-cell office:value-type="float" office:value="0.06332" calcext:value-type="float">
            <text:p>0.06332</text:p>
          </table:table-cell>
          <table:table-cell table:number-columns-repeated="2" office:value-type="float" office:value="0.00772" calcext:value-type="float">
            <text:p>0.00772</text:p>
          </table:table-cell>
          <table:table-cell office:value-type="float" office:value="16" calcext:value-type="float">
            <text:p>16</text:p>
          </table:table-cell>
          <table:table-cell office:value-type="float" office:value="1274" calcext:value-type="float">
            <text:p>1274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1572" calcext:value-type="float">
            <text:p>1572</text:p>
          </table:table-cell>
          <table:table-cell office:value-type="float" office:value="345989" calcext:value-type="float">
            <text:p>345989</text:p>
          </table:table-cell>
          <table:table-cell office:value-type="float" office:value="29801" calcext:value-type="float">
            <text:p>29801</text:p>
          </table:table-cell>
          <table:table-cell office:value-type="float" office:value="36082" calcext:value-type="float">
            <text:p>36082</text:p>
          </table:table-cell>
          <table:table-cell office:value-type="float" office:value="246" calcext:value-type="float">
            <text:p>246</text:p>
          </table:table-cell>
          <table:table-cell office:value-type="float" office:value="118938" calcext:value-type="float">
            <text:p>118938</text:p>
          </table:table-cell>
          <table:table-cell office:value-type="float" office:value="9441" calcext:value-type="float">
            <text:p>9441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148563" calcext:value-type="float">
            <text:p>148563</text:p>
          </table:table-cell>
          <table:table-cell office:value-type="float" office:value="2089" calcext:value-type="float">
            <text:p>2089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3990" calcext:value-type="float">
            <text:p>53990</text:p>
          </table:table-cell>
          <table:table-cell office:value-type="float" office:value="1415" calcext:value-type="float">
            <text:p>141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87962" calcext:value-type="float">
            <text:p>87962</text:p>
          </table:table-cell>
          <table:table-cell office:value-type="float" office:value="1822" calcext:value-type="float">
            <text:p>18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6:04" calcext:value-type="date">
            <text:p>17/12/16 22:06</text:p>
          </table:table-cell>
          <table:table-cell office:value-type="date" office:date-value="2016-12-17T22:08:23" calcext:value-type="date">
            <text:p>17/12/16 22:0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676" calcext:value-type="float">
            <text:p>10676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8707" calcext:value-type="float">
            <text:p>0.48707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0.48707" calcext:value-type="float">
            <text:p>0.48707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0.48707" calcext:value-type="float">
            <text:p>0.48707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.93668" calcext:value-type="float">
            <text:p>0.93668</text:p>
          </table:table-cell>
          <table:table-cell office:value-type="float" office:value="0.06332" calcext:value-type="float">
            <text:p>0.06332</text:p>
          </table:table-cell>
          <table:table-cell table:number-columns-repeated="2" office:value-type="float" office:value="0.00772" calcext:value-type="float">
            <text:p>0.00772</text:p>
          </table:table-cell>
          <table:table-cell office:value-type="float" office:value="0.94271" calcext:value-type="float">
            <text:p>0.94271</text:p>
          </table:table-cell>
          <table:table-cell office:value-type="float" office:value="0.05729" calcext:value-type="float">
            <text:p>0.05729</text:p>
          </table:table-cell>
          <table:table-cell table:number-columns-repeated="2" office:value-type="float" office:value="0.00737" calcext:value-type="float">
            <text:p>0.00737</text:p>
          </table:table-cell>
          <table:table-cell office:value-type="float" office:value="16" calcext:value-type="float">
            <text:p>16</text:p>
          </table:table-cell>
          <table:table-cell office:value-type="float" office:value="1516" calcext:value-type="float">
            <text:p>1516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office:value-type="float" office:value="1642" calcext:value-type="float">
            <text:p>1642</text:p>
          </table:table-cell>
          <table:table-cell office:value-type="float" office:value="493569" calcext:value-type="float">
            <text:p>493569</text:p>
          </table:table-cell>
          <table:table-cell office:value-type="float" office:value="30932" calcext:value-type="float">
            <text:p>30932</text:p>
          </table:table-cell>
          <table:table-cell office:value-type="float" office:value="40101" calcext:value-type="float">
            <text:p>40101</text:p>
          </table:table-cell>
          <table:table-cell office:value-type="float" office:value="296" calcext:value-type="float">
            <text:p>296</text:p>
          </table:table-cell>
          <table:table-cell office:value-type="float" office:value="112412" calcext:value-type="float">
            <text:p>112412</text:p>
          </table:table-cell>
          <table:table-cell office:value-type="float" office:value="9783" calcext:value-type="float">
            <text:p>9783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79664" calcext:value-type="float">
            <text:p>79664</text:p>
          </table:table-cell>
          <table:table-cell office:value-type="float" office:value="1891" calcext:value-type="float">
            <text:p>1891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60109" calcext:value-type="float">
            <text:p>160109</text:p>
          </table:table-cell>
          <table:table-cell office:value-type="float" office:value="1781" calcext:value-type="float">
            <text:p>1781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51482" calcext:value-type="float">
            <text:p>51482</text:p>
          </table:table-cell>
          <table:table-cell office:value-type="float" office:value="1877" calcext:value-type="float">
            <text:p>18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6:25.999999" calcext:value-type="date">
            <text:p>17/12/16 22:06</text:p>
          </table:table-cell>
          <table:table-cell office:value-type="date" office:date-value="2016-12-17T22:07:06" calcext:value-type="date">
            <text:p>17/12/16 22:0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729" calcext:value-type="float">
            <text:p>10729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0331" calcext:value-type="float">
            <text:p>0.50331</text:p>
          </table:table-cell>
          <table:table-cell office:value-type="float" office:value="0.25332" calcext:value-type="float">
            <text:p>0.25332</text:p>
          </table:table-cell>
          <table:table-cell office:value-type="float" office:value="0.50331" calcext:value-type="float">
            <text:p>0.50331</text:p>
          </table:table-cell>
          <table:table-cell office:value-type="float" office:value="0.25332" calcext:value-type="float">
            <text:p>0.25332</text:p>
          </table:table-cell>
          <table:table-cell office:value-type="float" office:value="0.50331" calcext:value-type="float">
            <text:p>0.50331</text:p>
          </table:table-cell>
          <table:table-cell office:value-type="float" office:value="0.25332" calcext:value-type="float">
            <text:p>0.253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0.93205" calcext:value-type="float">
            <text:p>0.93205</text:p>
          </table:table-cell>
          <table:table-cell office:value-type="float" office:value="0.06795" calcext:value-type="float">
            <text:p>0.06795</text:p>
          </table:table-cell>
          <table:table-cell table:number-columns-repeated="2" office:value-type="float" office:value="0.00797" calcext:value-type="float">
            <text:p>0.00797</text:p>
          </table:table-cell>
          <table:table-cell office:value-type="float" office:value="0.92879" calcext:value-type="float">
            <text:p>0.92879</text:p>
          </table:table-cell>
          <table:table-cell office:value-type="float" office:value="0.07121" calcext:value-type="float">
            <text:p>0.07121</text:p>
          </table:table-cell>
          <table:table-cell table:number-columns-repeated="2" office:value-type="float" office:value="0.00815" calcext:value-type="float">
            <text:p>0.00815</text:p>
          </table:table-cell>
          <table:table-cell office:value-type="float" office:value="25" calcext:value-type="float">
            <text:p>25</text:p>
          </table:table-cell>
          <table:table-cell office:value-type="float" office:value="1781" calcext:value-type="float">
            <text:p>1781</text:p>
          </table:table-cell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1494" calcext:value-type="float">
            <text:p>1494</text:p>
          </table:table-cell>
          <table:table-cell office:value-type="float" office:value="524603" calcext:value-type="float">
            <text:p>524603</text:p>
          </table:table-cell>
          <table:table-cell office:value-type="float" office:value="28210" calcext:value-type="float">
            <text:p>28210</text:p>
          </table:table-cell>
          <table:table-cell office:value-type="float" office:value="39374" calcext:value-type="float">
            <text:p>39374</text:p>
          </table:table-cell>
          <table:table-cell office:value-type="float" office:value="202" calcext:value-type="float">
            <text:p>202</text:p>
          </table:table-cell>
          <table:table-cell office:value-type="float" office:value="219167" calcext:value-type="float">
            <text:p>219167</text:p>
          </table:table-cell>
          <table:table-cell office:value-type="float" office:value="8963" calcext:value-type="float">
            <text:p>8963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float" office:value="165284" calcext:value-type="float">
            <text:p>165284</text:p>
          </table:table-cell>
          <table:table-cell office:value-type="float" office:value="1967" calcext:value-type="float">
            <text:p>196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6900" calcext:value-type="float">
            <text:p>76900</text:p>
          </table:table-cell>
          <table:table-cell office:value-type="float" office:value="1362" calcext:value-type="float">
            <text:p>136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2525" calcext:value-type="float">
            <text:p>112525</text:p>
          </table:table-cell>
          <table:table-cell office:value-type="float" office:value="1687" calcext:value-type="float">
            <text:p>16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7:06" calcext:value-type="date">
            <text:p>17/12/16 22:07</text:p>
          </table:table-cell>
          <table:table-cell office:value-type="date" office:date-value="2016-12-17T22:07:49" calcext:value-type="date">
            <text:p>17/12/16 22:0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784" calcext:value-type="float">
            <text:p>10784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0.26966" calcext:value-type="float">
            <text:p>0.26966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0.26966" calcext:value-type="float">
            <text:p>0.26966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0.26966" calcext:value-type="float">
            <text:p>0.269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0727" calcext:value-type="float">
            <text:p>0.0727</text:p>
          </table:table-cell>
          <table:table-cell table:number-columns-repeated="2" office:value-type="float" office:value="0.00823" calcext:value-type="float">
            <text:p>0.00823</text:p>
          </table:table-cell>
          <table:table-cell office:value-type="float" office:value="0.93065" calcext:value-type="float">
            <text:p>0.93065</text:p>
          </table:table-cell>
          <table:table-cell office:value-type="float" office:value="0.06935" calcext:value-type="float">
            <text:p>0.06935</text:p>
          </table:table-cell>
          <table:table-cell table:number-columns-repeated="2" office:value-type="float" office:value="0.00805" calcext:value-type="float">
            <text:p>0.00805</text:p>
          </table:table-cell>
          <table:table-cell office:value-type="float" office:value="23" calcext:value-type="float">
            <text:p>23</text:p>
          </table:table-cell>
          <table:table-cell office:value-type="float" office:value="1754" calcext:value-type="float">
            <text:p>1754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1979" calcext:value-type="float">
            <text:p>1979</text:p>
          </table:table-cell>
          <table:table-cell office:value-type="float" office:value="443607" calcext:value-type="float">
            <text:p>443607</text:p>
          </table:table-cell>
          <table:table-cell office:value-type="float" office:value="29983" calcext:value-type="float">
            <text:p>29983</text:p>
          </table:table-cell>
          <table:table-cell office:value-type="float" office:value="34459" calcext:value-type="float">
            <text:p>34459</text:p>
          </table:table-cell>
          <table:table-cell office:value-type="float" office:value="95" calcext:value-type="float">
            <text:p>95</text:p>
          </table:table-cell>
          <table:table-cell office:value-type="float" office:value="126298" calcext:value-type="float">
            <text:p>126298</text:p>
          </table:table-cell>
          <table:table-cell office:value-type="float" office:value="9338" calcext:value-type="float">
            <text:p>9338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173656" calcext:value-type="float">
            <text:p>173656</text:p>
          </table:table-cell>
          <table:table-cell office:value-type="float" office:value="2268" calcext:value-type="float">
            <text:p>226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59592" calcext:value-type="float">
            <text:p>59592</text:p>
          </table:table-cell>
          <table:table-cell office:value-type="float" office:value="1481" calcext:value-type="float">
            <text:p>1481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46777" calcext:value-type="float">
            <text:p>46777</text:p>
          </table:table-cell>
          <table:table-cell office:value-type="float" office:value="1768" calcext:value-type="float">
            <text:p>176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7:49" calcext:value-type="date">
            <text:p>17/12/16 22:07</text:p>
          </table:table-cell>
          <table:table-cell office:value-type="date" office:date-value="2016-12-17T22:08:39" calcext:value-type="date">
            <text:p>17/12/16 22:0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841" calcext:value-type="float">
            <text:p>10841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0.07758" calcext:value-type="float">
            <text:p>0.07758</text:p>
          </table:table-cell>
          <table:table-cell table:number-columns-repeated="2" office:value-type="float" office:value="0.00848" calcext:value-type="float">
            <text:p>0.00848</text:p>
          </table:table-cell>
          <table:table-cell office:value-type="float" office:value="0.91867" calcext:value-type="float">
            <text:p>0.91867</text:p>
          </table:table-cell>
          <table:table-cell office:value-type="float" office:value="0.08133" calcext:value-type="float">
            <text:p>0.08133</text:p>
          </table:table-cell>
          <table:table-cell table:number-columns-repeated="2" office:value-type="float" office:value="0.00866" calcext:value-type="float">
            <text:p>0.00866</text:p>
          </table:table-cell>
          <table:table-cell office:value-type="float" office:value="25" calcext:value-type="float">
            <text:p>25</text:p>
          </table:table-cell>
          <table:table-cell office:value-type="float" office:value="1808" calcext:value-type="float">
            <text:p>1808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393" calcext:value-type="float">
            <text:p>1393</text:p>
          </table:table-cell>
          <table:table-cell office:value-type="float" office:value="422403" calcext:value-type="float">
            <text:p>422403</text:p>
          </table:table-cell>
          <table:table-cell office:value-type="float" office:value="31882" calcext:value-type="float">
            <text:p>31882</text:p>
          </table:table-cell>
          <table:table-cell office:value-type="float" office:value="43198" calcext:value-type="float">
            <text:p>43198</text:p>
          </table:table-cell>
          <table:table-cell office:value-type="float" office:value="249" calcext:value-type="float">
            <text:p>249</text:p>
          </table:table-cell>
          <table:table-cell office:value-type="float" office:value="183291" calcext:value-type="float">
            <text:p>183291</text:p>
          </table:table-cell>
          <table:table-cell office:value-type="float" office:value="9675" calcext:value-type="float">
            <text:p>9675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132567" calcext:value-type="float">
            <text:p>132567</text:p>
          </table:table-cell>
          <table:table-cell office:value-type="float" office:value="2292" calcext:value-type="float">
            <text:p>229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01195" calcext:value-type="float">
            <text:p>101195</text:p>
          </table:table-cell>
          <table:table-cell office:value-type="float" office:value="1761" calcext:value-type="float">
            <text:p>176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48677" calcext:value-type="float">
            <text:p>148677</text:p>
          </table:table-cell>
          <table:table-cell office:value-type="float" office:value="2072" calcext:value-type="float">
            <text:p>20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8:23" calcext:value-type="date">
            <text:p>17/12/16 22:08</text:p>
          </table:table-cell>
          <table:table-cell office:value-type="date" office:date-value="2016-12-17T22:11:07" calcext:value-type="date">
            <text:p>17/12/16 22:1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5046" calcext:value-type="float">
            <text:p>0.55046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046" calcext:value-type="float">
            <text:p>0.55046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046" calcext:value-type="float">
            <text:p>0.55046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91743" calcext:value-type="float">
            <text:p>0.91743</text:p>
          </table:table-cell>
          <table:table-cell office:value-type="float" office:value="0.08257" calcext:value-type="float">
            <text:p>0.08257</text:p>
          </table:table-cell>
          <table:table-cell table:number-columns-repeated="2" office:value-type="float" office:value="0.00875" calcext:value-type="float">
            <text:p>0.00875</text:p>
          </table:table-cell>
          <table:table-cell office:value-type="float" office:value="0.90505" calcext:value-type="float">
            <text:p>0.90505</text:p>
          </table:table-cell>
          <table:table-cell office:value-type="float" office:value="0.09495" calcext:value-type="float">
            <text:p>0.09495</text:p>
          </table:table-cell>
          <table:table-cell table:number-columns-repeated="2" office:value-type="float" office:value="0.00932" calcext:value-type="float">
            <text:p>0.00932</text:p>
          </table:table-cell>
          <table:table-cell office:value-type="float" office:value="19" calcext:value-type="float">
            <text:p>19</text:p>
          </table:table-cell>
          <table:table-cell office:value-type="float" office:value="1731" calcext:value-type="float">
            <text:p>1731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833" calcext:value-type="float">
            <text:p>1833</text:p>
          </table:table-cell>
          <table:table-cell office:value-type="float" office:value="518189" calcext:value-type="float">
            <text:p>518189</text:p>
          </table:table-cell>
          <table:table-cell office:value-type="float" office:value="34560" calcext:value-type="float">
            <text:p>34560</text:p>
          </table:table-cell>
          <table:table-cell office:value-type="float" office:value="45227" calcext:value-type="float">
            <text:p>45227</text:p>
          </table:table-cell>
          <table:table-cell office:value-type="float" office:value="281" calcext:value-type="float">
            <text:p>281</text:p>
          </table:table-cell>
          <table:table-cell office:value-type="float" office:value="192732" calcext:value-type="float">
            <text:p>192732</text:p>
          </table:table-cell>
          <table:table-cell office:value-type="float" office:value="10202" calcext:value-type="float">
            <text:p>10202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87568" calcext:value-type="float">
            <text:p>87568</text:p>
          </table:table-cell>
          <table:table-cell office:value-type="float" office:value="2881" calcext:value-type="float">
            <text:p>288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14765" calcext:value-type="float">
            <text:p>114765</text:p>
          </table:table-cell>
          <table:table-cell office:value-type="float" office:value="1975" calcext:value-type="float">
            <text:p>197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42957" calcext:value-type="float">
            <text:p>42957</text:p>
          </table:table-cell>
          <table:table-cell office:value-type="float" office:value="2069" calcext:value-type="float">
            <text:p>20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08:39" calcext:value-type="date">
            <text:p>17/12/16 22:08</text:p>
          </table:table-cell>
          <table:table-cell office:value-type="date" office:date-value="2016-12-17T22:09:27" calcext:value-type="date">
            <text:p>17/12/16 22:0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961" calcext:value-type="float">
            <text:p>10961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564" calcext:value-type="float">
            <text:p>0.56564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.56564" calcext:value-type="float">
            <text:p>0.56564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.56564" calcext:value-type="float">
            <text:p>0.56564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0.91233" calcext:value-type="float">
            <text:p>0.91233</text:p>
          </table:table-cell>
          <table:table-cell office:value-type="float" office:value="0.08767" calcext:value-type="float">
            <text:p>0.08767</text:p>
          </table:table-cell>
          <table:table-cell table:number-columns-repeated="2" office:value-type="float" office:value="0.00896" calcext:value-type="float">
            <text:p>0.00896</text:p>
          </table:table-cell>
          <table:table-cell office:value-type="float" office:value="0.91073" calcext:value-type="float">
            <text:p>0.91073</text:p>
          </table:table-cell>
          <table:table-cell office:value-type="float" office:value="0.08927" calcext:value-type="float">
            <text:p>0.08927</text:p>
          </table:table-cell>
          <table:table-cell table:number-columns-repeated="2" office:value-type="float" office:value="0.00903" calcext:value-type="float">
            <text:p>0.00903</text:p>
          </table:table-cell>
          <table:table-cell office:value-type="float" office:value="28" calcext:value-type="float">
            <text:p>28</text:p>
          </table:table-cell>
          <table:table-cell office:value-type="float" office:value="1639" calcext:value-type="float">
            <text:p>1639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1872" calcext:value-type="float">
            <text:p>1872</text:p>
          </table:table-cell>
          <table:table-cell office:value-type="float" office:value="546154" calcext:value-type="float">
            <text:p>546154</text:p>
          </table:table-cell>
          <table:table-cell office:value-type="float" office:value="32462" calcext:value-type="float">
            <text:p>32462</text:p>
          </table:table-cell>
          <table:table-cell office:value-type="float" office:value="43457" calcext:value-type="float">
            <text:p>43457</text:p>
          </table:table-cell>
          <table:table-cell office:value-type="float" office:value="158" calcext:value-type="float">
            <text:p>158</text:p>
          </table:table-cell>
          <table:table-cell office:value-type="float" office:value="143544" calcext:value-type="float">
            <text:p>143544</text:p>
          </table:table-cell>
          <table:table-cell office:value-type="float" office:value="9752" calcext:value-type="float">
            <text:p>9752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77779" calcext:value-type="float">
            <text:p>77779</text:p>
          </table:table-cell>
          <table:table-cell office:value-type="float" office:value="2245" calcext:value-type="float">
            <text:p>224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1100" calcext:value-type="float">
            <text:p>41100</text:p>
          </table:table-cell>
          <table:table-cell office:value-type="float" office:value="1649" calcext:value-type="float">
            <text:p>1649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74138" calcext:value-type="float">
            <text:p>174138</text:p>
          </table:table-cell>
          <table:table-cell office:value-type="float" office:value="2440" calcext:value-type="float">
            <text:p>24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09:27" calcext:value-type="date">
            <text:p>17/12/16 22:09</text:p>
          </table:table-cell>
          <table:table-cell office:value-type="date" office:date-value="2016-12-17T22:10:12" calcext:value-type="date">
            <text:p>17/12/16 22:1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024" calcext:value-type="float">
            <text:p>11024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33704" calcext:value-type="float">
            <text:p>0.33704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33704" calcext:value-type="float">
            <text:p>0.33704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33704" calcext:value-type="float">
            <text:p>0.337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.90711" calcext:value-type="float">
            <text:p>0.90711</text:p>
          </table:table-cell>
          <table:table-cell office:value-type="float" office:value="0.09289" calcext:value-type="float">
            <text:p>0.09289</text:p>
          </table:table-cell>
          <table:table-cell table:number-columns-repeated="2" office:value-type="float" office:value="0.00922" calcext:value-type="float">
            <text:p>0.00922</text:p>
          </table:table-cell>
          <table:table-cell office:value-type="float" office:value="0.91028" calcext:value-type="float">
            <text:p>0.91028</text:p>
          </table:table-cell>
          <table:table-cell office:value-type="float" office:value="0.08972" calcext:value-type="float">
            <text:p>0.08972</text:p>
          </table:table-cell>
          <table:table-cell table:number-columns-repeated="2" office:value-type="float" office:value="0.00907" calcext:value-type="float">
            <text:p>0.00907</text:p>
          </table:table-cell>
          <table:table-cell office:value-type="float" office:value="17" calcext:value-type="float">
            <text:p>17</text:p>
          </table:table-cell>
          <table:table-cell office:value-type="float" office:value="1256" calcext:value-type="float">
            <text:p>1256</text:p>
          </table:table-cell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office:value-type="float" office:value="1433" calcext:value-type="float">
            <text:p>1433</text:p>
          </table:table-cell>
          <table:table-cell office:value-type="float" office:value="332210" calcext:value-type="float">
            <text:p>332210</text:p>
          </table:table-cell>
          <table:table-cell office:value-type="float" office:value="30163" calcext:value-type="float">
            <text:p>30163</text:p>
          </table:table-cell>
          <table:table-cell office:value-type="float" office:value="35458" calcext:value-type="float">
            <text:p>35458</text:p>
          </table:table-cell>
          <table:table-cell office:value-type="float" office:value="162" calcext:value-type="float">
            <text:p>162</text:p>
          </table:table-cell>
          <table:table-cell office:value-type="float" office:value="114331" calcext:value-type="float">
            <text:p>114331</text:p>
          </table:table-cell>
          <table:table-cell office:value-type="float" office:value="9365" calcext:value-type="float">
            <text:p>936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60055" calcext:value-type="float">
            <text:p>60055</text:p>
          </table:table-cell>
          <table:table-cell office:value-type="float" office:value="2156" calcext:value-type="float">
            <text:p>215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8689" calcext:value-type="float">
            <text:p>48689</text:p>
          </table:table-cell>
          <table:table-cell office:value-type="float" office:value="1498" calcext:value-type="float">
            <text:p>149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7059" calcext:value-type="float">
            <text:p>57059</text:p>
          </table:table-cell>
          <table:table-cell office:value-type="float" office:value="1919" calcext:value-type="float">
            <text:p>19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10:12" calcext:value-type="date">
            <text:p>17/12/16 22:10</text:p>
          </table:table-cell>
          <table:table-cell office:value-type="date" office:date-value="2016-12-17T22:10:58" calcext:value-type="date">
            <text:p>17/12/16 22:1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089" calcext:value-type="float">
            <text:p>11089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9518" calcext:value-type="float">
            <text:p>0.5951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.59518" calcext:value-type="float">
            <text:p>0.5951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.59518" calcext:value-type="float">
            <text:p>0.5951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.90179" calcext:value-type="float">
            <text:p>0.90179</text:p>
          </table:table-cell>
          <table:table-cell office:value-type="float" office:value="0.09821" calcext:value-type="float">
            <text:p>0.09821</text:p>
          </table:table-cell>
          <table:table-cell table:number-columns-repeated="2" office:value-type="float" office:value="0.00943" calcext:value-type="float">
            <text:p>0.00943</text:p>
          </table:table-cell>
          <table:table-cell office:value-type="float" office:value="0.91055" calcext:value-type="float">
            <text:p>0.91055</text:p>
          </table:table-cell>
          <table:table-cell office:value-type="float" office:value="0.08945" calcext:value-type="float">
            <text:p>0.08945</text:p>
          </table:table-cell>
          <table:table-cell table:number-columns-repeated="2" office:value-type="float" office:value="0.00905" calcext:value-type="float">
            <text:p>0.00905</text:p>
          </table:table-cell>
          <table:table-cell office:value-type="float" office:value="33" calcext:value-type="float">
            <text:p>33</text:p>
          </table:table-cell>
          <table:table-cell office:value-type="float" office:value="1439" calcext:value-type="float">
            <text:p>1439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  <table:table-cell office:value-type="float" office:value="1618" calcext:value-type="float">
            <text:p>1618</text:p>
          </table:table-cell>
          <table:table-cell office:value-type="float" office:value="443780" calcext:value-type="float">
            <text:p>443780</text:p>
          </table:table-cell>
          <table:table-cell office:value-type="float" office:value="32204" calcext:value-type="float">
            <text:p>32204</text:p>
          </table:table-cell>
          <table:table-cell office:value-type="float" office:value="36837" calcext:value-type="float">
            <text:p>36837</text:p>
          </table:table-cell>
          <table:table-cell office:value-type="float" office:value="7" calcext:value-type="float">
            <text:p>7</text:p>
          </table:table-cell>
          <table:table-cell office:value-type="float" office:value="149173" calcext:value-type="float">
            <text:p>149173</text:p>
          </table:table-cell>
          <table:table-cell office:value-type="float" office:value="9793" calcext:value-type="float">
            <text:p>9793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  <table:table-cell office:value-type="float" office:value="135362" calcext:value-type="float">
            <text:p>135362</text:p>
          </table:table-cell>
          <table:table-cell office:value-type="float" office:value="2450" calcext:value-type="float">
            <text:p>245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8402" calcext:value-type="float">
            <text:p>58402</text:p>
          </table:table-cell>
          <table:table-cell office:value-type="float" office:value="1678" calcext:value-type="float">
            <text:p>1678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35285" calcext:value-type="float">
            <text:p>35285</text:p>
          </table:table-cell>
          <table:table-cell office:value-type="float" office:value="2033" calcext:value-type="float">
            <text:p>20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10:58" calcext:value-type="date">
            <text:p>17/12/16 22:10</text:p>
          </table:table-cell>
          <table:table-cell office:value-type="date" office:date-value="2016-12-17T22:11:53" calcext:value-type="date">
            <text:p>17/12/16 22:1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156" calcext:value-type="float">
            <text:p>11156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37154" calcext:value-type="float">
            <text:p>0.37154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37154" calcext:value-type="float">
            <text:p>0.37154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37154" calcext:value-type="float">
            <text:p>0.371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.89638" calcext:value-type="float">
            <text:p>0.89638</text:p>
          </table:table-cell>
          <table:table-cell office:value-type="float" office:value="0.10362" calcext:value-type="float">
            <text:p>0.10362</text:p>
          </table:table-cell>
          <table:table-cell table:number-columns-repeated="2" office:value-type="float" office:value="0.00966" calcext:value-type="float">
            <text:p>0.00966</text:p>
          </table:table-cell>
          <table:table-cell office:value-type="float" office:value="0.91558" calcext:value-type="float">
            <text:p>0.91558</text:p>
          </table:table-cell>
          <table:table-cell office:value-type="float" office:value="0.08442" calcext:value-type="float">
            <text:p>0.08442</text:p>
          </table:table-cell>
          <table:table-cell table:number-columns-repeated="2" office:value-type="float" office:value="0.00881" calcext:value-type="float">
            <text:p>0.00881</text:p>
          </table:table-cell>
          <table:table-cell office:value-type="float" office:value="27" calcext:value-type="float">
            <text:p>27</text:p>
          </table:table-cell>
          <table:table-cell office:value-type="float" office:value="1753" calcext:value-type="float">
            <text:p>1753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2620" calcext:value-type="float">
            <text:p>2620</text:p>
          </table:table-cell>
          <table:table-cell office:value-type="float" office:value="743205" calcext:value-type="float">
            <text:p>743205</text:p>
          </table:table-cell>
          <table:table-cell office:value-type="float" office:value="34812" calcext:value-type="float">
            <text:p>34812</text:p>
          </table:table-cell>
          <table:table-cell office:value-type="float" office:value="47632" calcext:value-type="float">
            <text:p>47632</text:p>
          </table:table-cell>
          <table:table-cell office:value-type="float" office:value="116" calcext:value-type="float">
            <text:p>116</text:p>
          </table:table-cell>
          <table:table-cell office:value-type="float" office:value="311261" calcext:value-type="float">
            <text:p>311261</text:p>
          </table:table-cell>
          <table:table-cell office:value-type="float" office:value="10901" calcext:value-type="float">
            <text:p>10901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78139" calcext:value-type="float">
            <text:p>78139</text:p>
          </table:table-cell>
          <table:table-cell office:value-type="float" office:value="2329" calcext:value-type="float">
            <text:p>232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57430" calcext:value-type="float">
            <text:p>57430</text:p>
          </table:table-cell>
          <table:table-cell office:value-type="float" office:value="1666" calcext:value-type="float">
            <text:p>1666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5032" calcext:value-type="float">
            <text:p>75032</text:p>
          </table:table-cell>
          <table:table-cell office:value-type="float" office:value="2358" calcext:value-type="float">
            <text:p>23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11:07" calcext:value-type="date">
            <text:p>17/12/16 22:11</text:p>
          </table:table-cell>
          <table:table-cell office:value-type="date" office:date-value="2016-12-17T22:13:50" calcext:value-type="date">
            <text:p>17/12/16 22:1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225" calcext:value-type="float">
            <text:p>11225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2361" calcext:value-type="float">
            <text:p>0.62361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62361" calcext:value-type="float">
            <text:p>0.62361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62361" calcext:value-type="float">
            <text:p>0.62361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89087" calcext:value-type="float">
            <text:p>0.89087</text:p>
          </table:table-cell>
          <table:table-cell office:value-type="float" office:value="0.10913" calcext:value-type="float">
            <text:p>0.10913</text:p>
          </table:table-cell>
          <table:table-cell table:number-columns-repeated="2" office:value-type="float" office:value="0.00988" calcext:value-type="float">
            <text:p>0.00988</text:p>
          </table:table-cell>
          <table:table-cell office:value-type="float" office:value="0.89859" calcext:value-type="float">
            <text:p>0.89859</text:p>
          </table:table-cell>
          <table:table-cell office:value-type="float" office:value="0.10141" calcext:value-type="float">
            <text:p>0.10141</text:p>
          </table:table-cell>
          <table:table-cell table:number-columns-repeated="2" office:value-type="float" office:value="0.00956" calcext:value-type="float">
            <text:p>0.00956</text:p>
          </table:table-cell>
          <table:table-cell office:value-type="float" office:value="19" calcext:value-type="float">
            <text:p>19</text:p>
          </table:table-cell>
          <table:table-cell office:value-type="float" office:value="1433" calcext:value-type="float">
            <text:p>1433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1899" calcext:value-type="float">
            <text:p>1899</text:p>
          </table:table-cell>
          <table:table-cell office:value-type="float" office:value="676111" calcext:value-type="float">
            <text:p>676111</text:p>
          </table:table-cell>
          <table:table-cell office:value-type="float" office:value="36928" calcext:value-type="float">
            <text:p>36928</text:p>
          </table:table-cell>
          <table:table-cell office:value-type="float" office:value="50763" calcext:value-type="float">
            <text:p>50763</text:p>
          </table:table-cell>
          <table:table-cell office:value-type="float" office:value="106" calcext:value-type="float">
            <text:p>106</text:p>
          </table:table-cell>
          <table:table-cell office:value-type="float" office:value="229712" calcext:value-type="float">
            <text:p>229712</text:p>
          </table:table-cell>
          <table:table-cell office:value-type="float" office:value="11058" calcext:value-type="float">
            <text:p>11058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06961" calcext:value-type="float">
            <text:p>106961</text:p>
          </table:table-cell>
          <table:table-cell office:value-type="float" office:value="2833" calcext:value-type="float">
            <text:p>2833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40826" calcext:value-type="float">
            <text:p>40826</text:p>
          </table:table-cell>
          <table:table-cell office:value-type="float" office:value="1884" calcext:value-type="float">
            <text:p>1884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79956" calcext:value-type="float">
            <text:p>79956</text:p>
          </table:table-cell>
          <table:table-cell office:value-type="float" office:value="2531" calcext:value-type="float">
            <text:p>25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1:53" calcext:value-type="date">
            <text:p>17/12/16 22:11</text:p>
          </table:table-cell>
          <table:table-cell office:value-type="date" office:date-value="2016-12-17T22:12:49.999999" calcext:value-type="date">
            <text:p>17/12/16 22:1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296" calcext:value-type="float">
            <text:p>11296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.88527" calcext:value-type="float">
            <text:p>0.88527</text:p>
          </table:table-cell>
          <table:table-cell office:value-type="float" office:value="0.11473" calcext:value-type="float">
            <text:p>0.11473</text:p>
          </table:table-cell>
          <table:table-cell table:number-columns-repeated="2" office:value-type="float" office:value="0.01011" calcext:value-type="float">
            <text:p>0.01011</text:p>
          </table:table-cell>
          <table:table-cell office:value-type="float" office:value="0.86908" calcext:value-type="float">
            <text:p>0.86908</text:p>
          </table:table-cell>
          <table:table-cell office:value-type="float" office:value="0.13092" calcext:value-type="float">
            <text:p>0.13092</text:p>
          </table:table-cell>
          <table:table-cell table:number-columns-repeated="2" office:value-type="float" office:value="0.0107" calcext:value-type="float">
            <text:p>0.0107</text:p>
          </table:table-cell>
          <table:table-cell office:value-type="float" office:value="22" calcext:value-type="float">
            <text:p>22</text:p>
          </table:table-cell>
          <table:table-cell office:value-type="float" office:value="1992" calcext:value-type="float">
            <text:p>1992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939" calcext:value-type="float">
            <text:p>1939</text:p>
          </table:table-cell>
          <table:table-cell office:value-type="float" office:value="520599" calcext:value-type="float">
            <text:p>520599</text:p>
          </table:table-cell>
          <table:table-cell office:value-type="float" office:value="34983" calcext:value-type="float">
            <text:p>34983</text:p>
          </table:table-cell>
          <table:table-cell office:value-type="float" office:value="47968" calcext:value-type="float">
            <text:p>47968</text:p>
          </table:table-cell>
          <table:table-cell office:value-type="float" office:value="167" calcext:value-type="float">
            <text:p>167</text:p>
          </table:table-cell>
          <table:table-cell office:value-type="float" office:value="170964" calcext:value-type="float">
            <text:p>170964</text:p>
          </table:table-cell>
          <table:table-cell office:value-type="float" office:value="9669" calcext:value-type="float">
            <text:p>9669</text:p>
          </table:table-cell>
          <table:table-cell office:value-type="float" office:value="116" calcext:value-type="float">
            <text:p>116</text:p>
          </table:table-cell>
          <table:table-cell office:value-type="float" office:value="185" calcext:value-type="float">
            <text:p>185</text:p>
          </table:table-cell>
          <table:table-cell office:value-type="float" office:value="151295" calcext:value-type="float">
            <text:p>151295</text:p>
          </table:table-cell>
          <table:table-cell office:value-type="float" office:value="3140" calcext:value-type="float">
            <text:p>3140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74961" calcext:value-type="float">
            <text:p>74961</text:p>
          </table:table-cell>
          <table:table-cell office:value-type="float" office:value="1961" calcext:value-type="float">
            <text:p>1961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36686" calcext:value-type="float">
            <text:p>136686</text:p>
          </table:table-cell>
          <table:table-cell office:value-type="float" office:value="2562" calcext:value-type="float">
            <text:p>25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12:49.999999" calcext:value-type="date">
            <text:p>17/12/16 22:12</text:p>
          </table:table-cell>
          <table:table-cell office:value-type="date" office:date-value="2016-12-17T22:13:50" calcext:value-type="date">
            <text:p>17/12/16 22:1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369" calcext:value-type="float">
            <text:p>11369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5089" calcext:value-type="float">
            <text:p>0.65089</text:p>
          </table:table-cell>
          <table:table-cell office:value-type="float" office:value="0.42366" calcext:value-type="float">
            <text:p>0.42366</text:p>
          </table:table-cell>
          <table:table-cell office:value-type="float" office:value="0.65089" calcext:value-type="float">
            <text:p>0.65089</text:p>
          </table:table-cell>
          <table:table-cell office:value-type="float" office:value="0.42366" calcext:value-type="float">
            <text:p>0.42366</text:p>
          </table:table-cell>
          <table:table-cell office:value-type="float" office:value="0.65089" calcext:value-type="float">
            <text:p>0.65089</text:p>
          </table:table-cell>
          <table:table-cell office:value-type="float" office:value="0.42366" calcext:value-type="float">
            <text:p>0.423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float" office:value="0.87958" calcext:value-type="float">
            <text:p>0.87958</text:p>
          </table:table-cell>
          <table:table-cell office:value-type="float" office:value="0.12042" calcext:value-type="float">
            <text:p>0.12042</text:p>
          </table:table-cell>
          <table:table-cell table:number-columns-repeated="2" office:value-type="float" office:value="0.01035" calcext:value-type="float">
            <text:p>0.01035</text:p>
          </table:table-cell>
          <table:table-cell office:value-type="float" office:value="0.87563" calcext:value-type="float">
            <text:p>0.87563</text:p>
          </table:table-cell>
          <table:table-cell office:value-type="float" office:value="0.12437" calcext:value-type="float">
            <text:p>0.12437</text:p>
          </table:table-cell>
          <table:table-cell table:number-columns-repeated="2" office:value-type="float" office:value="0.01049" calcext:value-type="float">
            <text:p>0.01049</text:p>
          </table:table-cell>
          <table:table-cell office:value-type="float" office:value="15" calcext:value-type="float">
            <text:p>15</text:p>
          </table:table-cell>
          <table:table-cell office:value-type="float" office:value="1839" calcext:value-type="float">
            <text:p>1839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616" calcext:value-type="float">
            <text:p>1616</text:p>
          </table:table-cell>
          <table:table-cell office:value-type="float" office:value="474911" calcext:value-type="float">
            <text:p>474911</text:p>
          </table:table-cell>
          <table:table-cell office:value-type="float" office:value="34594" calcext:value-type="float">
            <text:p>34594</text:p>
          </table:table-cell>
          <table:table-cell office:value-type="float" office:value="44620" calcext:value-type="float">
            <text:p>44620</text:p>
          </table:table-cell>
          <table:table-cell office:value-type="float" office:value="94" calcext:value-type="float">
            <text:p>94</text:p>
          </table:table-cell>
          <table:table-cell office:value-type="float" office:value="131264" calcext:value-type="float">
            <text:p>131264</text:p>
          </table:table-cell>
          <table:table-cell office:value-type="float" office:value="9659" calcext:value-type="float">
            <text:p>9659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91588" calcext:value-type="float">
            <text:p>191588</text:p>
          </table:table-cell>
          <table:table-cell office:value-type="float" office:value="3108" calcext:value-type="float">
            <text:p>3108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104939" calcext:value-type="float">
            <text:p>104939</text:p>
          </table:table-cell>
          <table:table-cell office:value-type="float" office:value="2029" calcext:value-type="float">
            <text:p>202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897" calcext:value-type="float">
            <text:p>49897</text:p>
          </table:table-cell>
          <table:table-cell office:value-type="float" office:value="2338" calcext:value-type="float">
            <text:p>233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13:50" calcext:value-type="date">
            <text:p>17/12/16 22:13</text:p>
          </table:table-cell>
          <table:table-cell office:value-type="date" office:date-value="2016-12-17T22:14:39" calcext:value-type="date">
            <text:p>17/12/16 22:1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444" calcext:value-type="float">
            <text:p>11444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4103" calcext:value-type="float">
            <text:p>0.44103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4103" calcext:value-type="float">
            <text:p>0.44103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4103" calcext:value-type="float">
            <text:p>0.441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.87382" calcext:value-type="float">
            <text:p>0.87382</text:p>
          </table:table-cell>
          <table:table-cell office:value-type="float" office:value="0.12618" calcext:value-type="float">
            <text:p>0.12618</text:p>
          </table:table-cell>
          <table:table-cell table:number-columns-repeated="2" office:value-type="float" office:value="0.01055" calcext:value-type="float">
            <text:p>0.01055</text:p>
          </table:table-cell>
          <table:table-cell office:value-type="float" office:value="0.85469" calcext:value-type="float">
            <text:p>0.85469</text:p>
          </table:table-cell>
          <table:table-cell office:value-type="float" office:value="0.14531" calcext:value-type="float">
            <text:p>0.14531</text:p>
          </table:table-cell>
          <table:table-cell table:number-columns-repeated="2" office:value-type="float" office:value="0.01119" calcext:value-type="float">
            <text:p>0.01119</text:p>
          </table:table-cell>
          <table:table-cell office:value-type="float" office:value="21" calcext:value-type="float">
            <text:p>21</text:p>
          </table:table-cell>
          <table:table-cell office:value-type="float" office:value="1257" calcext:value-type="float">
            <text:p>1257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889" calcext:value-type="float">
            <text:p>1889</text:p>
          </table:table-cell>
          <table:table-cell office:value-type="float" office:value="422358" calcext:value-type="float">
            <text:p>422358</text:p>
          </table:table-cell>
          <table:table-cell office:value-type="float" office:value="35146" calcext:value-type="float">
            <text:p>35146</text:p>
          </table:table-cell>
          <table:table-cell office:value-type="float" office:value="43893" calcext:value-type="float">
            <text:p>43893</text:p>
          </table:table-cell>
          <table:table-cell office:value-type="float" office:value="150" calcext:value-type="float">
            <text:p>150</text:p>
          </table:table-cell>
          <table:table-cell office:value-type="float" office:value="166943" calcext:value-type="float">
            <text:p>166943</text:p>
          </table:table-cell>
          <table:table-cell office:value-type="float" office:value="9527" calcext:value-type="float">
            <text:p>9527</text:p>
          </table:table-cell>
          <table:table-cell office:value-type="float" office:value="115" calcext:value-type="float">
            <text:p>115</text:p>
          </table:table-cell>
          <table:table-cell office:value-type="float" office:value="210" calcext:value-type="float">
            <text:p>210</text:p>
          </table:table-cell>
          <table:table-cell office:value-type="float" office:value="81284" calcext:value-type="float">
            <text:p>81284</text:p>
          </table:table-cell>
          <table:table-cell office:value-type="float" office:value="3254" calcext:value-type="float">
            <text:p>3254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84510" calcext:value-type="float">
            <text:p>84510</text:p>
          </table:table-cell>
          <table:table-cell office:value-type="float" office:value="2103" calcext:value-type="float">
            <text:p>210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2194" calcext:value-type="float">
            <text:p>62194</text:p>
          </table:table-cell>
          <table:table-cell office:value-type="float" office:value="2525" calcext:value-type="float">
            <text:p>25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3:50" calcext:value-type="date">
            <text:p>17/12/16 22:13</text:p>
          </table:table-cell>
          <table:table-cell office:value-type="date" office:date-value="2016-12-17T22:19:34" calcext:value-type="date">
            <text:p>17/12/16 22:1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521" calcext:value-type="float">
            <text:p>11521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45836" calcext:value-type="float">
            <text:p>0.45836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45836" calcext:value-type="float">
            <text:p>0.45836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45836" calcext:value-type="float">
            <text:p>0.458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.86798" calcext:value-type="float">
            <text:p>0.86798</text:p>
          </table:table-cell>
          <table:table-cell office:value-type="float" office:value="0.13202" calcext:value-type="float">
            <text:p>0.13202</text:p>
          </table:table-cell>
          <table:table-cell table:number-columns-repeated="2" office:value-type="float" office:value="0.01074" calcext:value-type="float">
            <text:p>0.01074</text:p>
          </table:table-cell>
          <table:table-cell office:value-type="float" office:value="0.86707" calcext:value-type="float">
            <text:p>0.86707</text:p>
          </table:table-cell>
          <table:table-cell office:value-type="float" office:value="0.13293" calcext:value-type="float">
            <text:p>0.13293</text:p>
          </table:table-cell>
          <table:table-cell table:number-columns-repeated="2" office:value-type="float" office:value="0.01077" calcext:value-type="float">
            <text:p>0.01077</text:p>
          </table:table-cell>
          <table:table-cell office:value-type="float" office:value="23" calcext:value-type="float">
            <text:p>23</text:p>
          </table:table-cell>
          <table:table-cell office:value-type="float" office:value="2152" calcext:value-type="float">
            <text:p>2152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368" calcext:value-type="float">
            <text:p>1368</text:p>
          </table:table-cell>
          <table:table-cell office:value-type="float" office:value="591448" calcext:value-type="float">
            <text:p>591448</text:p>
          </table:table-cell>
          <table:table-cell office:value-type="float" office:value="37490" calcext:value-type="float">
            <text:p>37490</text:p>
          </table:table-cell>
          <table:table-cell office:value-type="float" office:value="53607" calcext:value-type="float">
            <text:p>53607</text:p>
          </table:table-cell>
          <table:table-cell office:value-type="float" office:value="73" calcext:value-type="float">
            <text:p>73</text:p>
          </table:table-cell>
          <table:table-cell office:value-type="float" office:value="245495" calcext:value-type="float">
            <text:p>245495</text:p>
          </table:table-cell>
          <table:table-cell office:value-type="float" office:value="10403" calcext:value-type="float">
            <text:p>10403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160580" calcext:value-type="float">
            <text:p>160580</text:p>
          </table:table-cell>
          <table:table-cell office:value-type="float" office:value="3274" calcext:value-type="float">
            <text:p>3274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98943" calcext:value-type="float">
            <text:p>98943</text:p>
          </table:table-cell>
          <table:table-cell office:value-type="float" office:value="2107" calcext:value-type="float">
            <text:p>2107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90906" calcext:value-type="float">
            <text:p>90906</text:p>
          </table:table-cell>
          <table:table-cell office:value-type="float" office:value="2793" calcext:value-type="float">
            <text:p>279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14:39" calcext:value-type="date">
            <text:p>17/12/16 22:14</text:p>
          </table:table-cell>
          <table:table-cell office:value-type="date" office:date-value="2016-12-17T22:15:36.999999" calcext:value-type="date">
            <text:p>17/12/16 22:1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8966" calcext:value-type="float">
            <text:p>0.68966</text:p>
          </table:table-cell>
          <table:table-cell office:value-type="float" office:value="0.47562" calcext:value-type="float">
            <text:p>0.47562</text:p>
          </table:table-cell>
          <table:table-cell office:value-type="float" office:value="0.68966" calcext:value-type="float">
            <text:p>0.68966</text:p>
          </table:table-cell>
          <table:table-cell office:value-type="float" office:value="0.47562" calcext:value-type="float">
            <text:p>0.47562</text:p>
          </table:table-cell>
          <table:table-cell office:value-type="float" office:value="0.68966" calcext:value-type="float">
            <text:p>0.68966</text:p>
          </table:table-cell>
          <table:table-cell office:value-type="float" office:value="0.47562" calcext:value-type="float">
            <text:p>0.475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86207" calcext:value-type="float">
            <text:p>0.86207</text:p>
          </table:table-cell>
          <table:table-cell office:value-type="float" office:value="0.13793" calcext:value-type="float">
            <text:p>0.13793</text:p>
          </table:table-cell>
          <table:table-cell table:number-columns-repeated="2" office:value-type="float" office:value="0.01099" calcext:value-type="float">
            <text:p>0.01099</text:p>
          </table:table-cell>
          <table:table-cell office:value-type="float" office:value="0.86904" calcext:value-type="float">
            <text:p>0.86904</text:p>
          </table:table-cell>
          <table:table-cell office:value-type="float" office:value="0.13096" calcext:value-type="float">
            <text:p>0.13096</text:p>
          </table:table-cell>
          <table:table-cell table:number-columns-repeated="2" office:value-type="float" office:value="0.01075" calcext:value-type="float">
            <text:p>0.01075</text:p>
          </table:table-cell>
          <table:table-cell office:value-type="float" office:value="24" calcext:value-type="float">
            <text:p>24</text:p>
          </table:table-cell>
          <table:table-cell office:value-type="float" office:value="1719" calcext:value-type="float">
            <text:p>1719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824" calcext:value-type="float">
            <text:p>1824</text:p>
          </table:table-cell>
          <table:table-cell office:value-type="float" office:value="736269" calcext:value-type="float">
            <text:p>736269</text:p>
          </table:table-cell>
          <table:table-cell office:value-type="float" office:value="38911" calcext:value-type="float">
            <text:p>38911</text:p>
          </table:table-cell>
          <table:table-cell office:value-type="float" office:value="56045" calcext:value-type="float">
            <text:p>56045</text:p>
          </table:table-cell>
          <table:table-cell office:value-type="float" office:value="280" calcext:value-type="float">
            <text:p>280</text:p>
          </table:table-cell>
          <table:table-cell office:value-type="float" office:value="293651" calcext:value-type="float">
            <text:p>293651</text:p>
          </table:table-cell>
          <table:table-cell office:value-type="float" office:value="11125" calcext:value-type="float">
            <text:p>11125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30159" calcext:value-type="float">
            <text:p>130159</text:p>
          </table:table-cell>
          <table:table-cell office:value-type="float" office:value="3257" calcext:value-type="float">
            <text:p>3257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0532" calcext:value-type="float">
            <text:p>80532</text:p>
          </table:table-cell>
          <table:table-cell office:value-type="float" office:value="2079" calcext:value-type="float">
            <text:p>207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20723" calcext:value-type="float">
            <text:p>120723</text:p>
          </table:table-cell>
          <table:table-cell office:value-type="float" office:value="2816" calcext:value-type="float">
            <text:p>28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5:36.999999" calcext:value-type="date">
            <text:p>17/12/16 22:15</text:p>
          </table:table-cell>
          <table:table-cell office:value-type="date" office:date-value="2016-12-17T22:16:29" calcext:value-type="date">
            <text:p>17/12/16 22:1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681" calcext:value-type="float">
            <text:p>11681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0199" calcext:value-type="float">
            <text:p>0.70199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70199" calcext:value-type="float">
            <text:p>0.70199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70199" calcext:value-type="float">
            <text:p>0.70199</text:p>
          </table:table-cell>
          <table:table-cell office:value-type="float" office:value="0.4928" calcext:value-type="float">
            <text:p>0.49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.85609" calcext:value-type="float">
            <text:p>0.85609</text:p>
          </table:table-cell>
          <table:table-cell office:value-type="float" office:value="0.14391" calcext:value-type="float">
            <text:p>0.14391</text:p>
          </table:table-cell>
          <table:table-cell table:number-columns-repeated="2" office:value-type="float" office:value="0.01114" calcext:value-type="float">
            <text:p>0.0111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1571" calcext:value-type="float">
            <text:p>0.1571</text:p>
          </table:table-cell>
          <table:table-cell table:number-columns-repeated="2" office:value-type="float" office:value="0.01155" calcext:value-type="float">
            <text:p>0.01155</text:p>
          </table:table-cell>
          <table:table-cell office:value-type="float" office:value="21" calcext:value-type="float">
            <text:p>21</text:p>
          </table:table-cell>
          <table:table-cell office:value-type="float" office:value="2510" calcext:value-type="float">
            <text:p>2510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983" calcext:value-type="float">
            <text:p>983</text:p>
          </table:table-cell>
          <table:table-cell office:value-type="float" office:value="641676" calcext:value-type="float">
            <text:p>641676</text:p>
          </table:table-cell>
          <table:table-cell office:value-type="float" office:value="36599" calcext:value-type="float">
            <text:p>36599</text:p>
          </table:table-cell>
          <table:table-cell office:value-type="float" office:value="47924" calcext:value-type="float">
            <text:p>47924</text:p>
          </table:table-cell>
          <table:table-cell office:value-type="float" office:value="116" calcext:value-type="float">
            <text:p>116</text:p>
          </table:table-cell>
          <table:table-cell office:value-type="float" office:value="260893" calcext:value-type="float">
            <text:p>260893</text:p>
          </table:table-cell>
          <table:table-cell office:value-type="float" office:value="10244" calcext:value-type="float">
            <text:p>10244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170973" calcext:value-type="float">
            <text:p>170973</text:p>
          </table:table-cell>
          <table:table-cell office:value-type="float" office:value="3398" calcext:value-type="float">
            <text:p>3398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34797" calcext:value-type="float">
            <text:p>34797</text:p>
          </table:table-cell>
          <table:table-cell office:value-type="float" office:value="1978" calcext:value-type="float">
            <text:p>197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73255" calcext:value-type="float">
            <text:p>73255</text:p>
          </table:table-cell>
          <table:table-cell office:value-type="float" office:value="2515" calcext:value-type="float">
            <text:p>25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6:29" calcext:value-type="date">
            <text:p>17/12/16 22:16</text:p>
          </table:table-cell>
          <table:table-cell office:value-type="date" office:date-value="2016-12-17T22:17:25" calcext:value-type="date">
            <text:p>17/12/16 22:1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764" calcext:value-type="float">
            <text:p>11764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404" calcext:value-type="float">
            <text:p>0.71404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.71404" calcext:value-type="float">
            <text:p>0.71404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.71404" calcext:value-type="float">
            <text:p>0.71404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.85005" calcext:value-type="float">
            <text:p>0.85005</text:p>
          </table:table-cell>
          <table:table-cell office:value-type="float" office:value="0.14995" calcext:value-type="float">
            <text:p>0.14995</text:p>
          </table:table-cell>
          <table:table-cell table:number-columns-repeated="2" office:value-type="float" office:value="0.01134" calcext:value-type="float">
            <text:p>0.0113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15641" calcext:value-type="float">
            <text:p>0.15641</text:p>
          </table:table-cell>
          <table:table-cell table:number-columns-repeated="2" office:value-type="float" office:value="0.01154" calcext:value-type="float">
            <text:p>0.01154</text:p>
          </table:table-cell>
          <table:table-cell office:value-type="float" office:value="26" calcext:value-type="float">
            <text:p>26</text:p>
          </table:table-cell>
          <table:table-cell office:value-type="float" office:value="1632" calcext:value-type="float">
            <text:p>1632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2318" calcext:value-type="float">
            <text:p>2318</text:p>
          </table:table-cell>
          <table:table-cell office:value-type="float" office:value="560974" calcext:value-type="float">
            <text:p>560974</text:p>
          </table:table-cell>
          <table:table-cell office:value-type="float" office:value="37708" calcext:value-type="float">
            <text:p>37708</text:p>
          </table:table-cell>
          <table:table-cell office:value-type="float" office:value="51528" calcext:value-type="float">
            <text:p>51528</text:p>
          </table:table-cell>
          <table:table-cell office:value-type="float" office:value="135" calcext:value-type="float">
            <text:p>135</text:p>
          </table:table-cell>
          <table:table-cell office:value-type="float" office:value="208819" calcext:value-type="float">
            <text:p>208819</text:p>
          </table:table-cell>
          <table:table-cell office:value-type="float" office:value="9763" calcext:value-type="float">
            <text:p>9763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152069" calcext:value-type="float">
            <text:p>152069</text:p>
          </table:table-cell>
          <table:table-cell office:value-type="float" office:value="3708" calcext:value-type="float">
            <text:p>3708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2235" calcext:value-type="float">
            <text:p>72235</text:p>
          </table:table-cell>
          <table:table-cell office:value-type="float" office:value="2241" calcext:value-type="float">
            <text:p>224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17650" calcext:value-type="float">
            <text:p>117650</text:p>
          </table:table-cell>
          <table:table-cell office:value-type="float" office:value="2972" calcext:value-type="float">
            <text:p>297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7:25" calcext:value-type="date">
            <text:p>17/12/16 22:17</text:p>
          </table:table-cell>
          <table:table-cell office:value-type="date" office:date-value="2016-12-17T22:18:27" calcext:value-type="date">
            <text:p>17/12/16 22:1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849" calcext:value-type="float">
            <text:p>11849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2679" calcext:value-type="float">
            <text:p>0.52679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2679" calcext:value-type="float">
            <text:p>0.52679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2679" calcext:value-type="float">
            <text:p>0.526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82" calcext:value-type="float">
            <text:p>982</text:p>
          </table:table-cell>
          <table:table-cell office:value-type="float" office:value="18" calcext:value-type="float">
            <text:p>18</text:p>
          </table:table-cell>
          <table:table-cell office:value-type="float" office:value="0.84395" calcext:value-type="float">
            <text:p>0.84395</text:p>
          </table:table-cell>
          <table:table-cell office:value-type="float" office:value="0.15605" calcext:value-type="float">
            <text:p>0.15605</text:p>
          </table:table-cell>
          <table:table-cell table:number-columns-repeated="2" office:value-type="float" office:value="0.01158" calcext:value-type="float">
            <text:p>0.01158</text:p>
          </table:table-cell>
          <table:table-cell office:value-type="float" office:value="0.85234" calcext:value-type="float">
            <text:p>0.85234</text:p>
          </table:table-cell>
          <table:table-cell office:value-type="float" office:value="0.14766" calcext:value-type="float">
            <text:p>0.14766</text:p>
          </table:table-cell>
          <table:table-cell table:number-columns-repeated="2" office:value-type="float" office:value="0.01132" calcext:value-type="float">
            <text:p>0.01132</text:p>
          </table:table-cell>
          <table:table-cell office:value-type="float" office:value="26" calcext:value-type="float">
            <text:p>26</text:p>
          </table:table-cell>
          <table:table-cell office:value-type="float" office:value="1791" calcext:value-type="float">
            <text:p>179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813" calcext:value-type="float">
            <text:p>1813</text:p>
          </table:table-cell>
          <table:table-cell office:value-type="float" office:value="623697" calcext:value-type="float">
            <text:p>623697</text:p>
          </table:table-cell>
          <table:table-cell office:value-type="float" office:value="39509" calcext:value-type="float">
            <text:p>39509</text:p>
          </table:table-cell>
          <table:table-cell office:value-type="float" office:value="51746" calcext:value-type="float">
            <text:p>51746</text:p>
          </table:table-cell>
          <table:table-cell office:value-type="float" office:value="254" calcext:value-type="float">
            <text:p>254</text:p>
          </table:table-cell>
          <table:table-cell office:value-type="float" office:value="275420" calcext:value-type="float">
            <text:p>275420</text:p>
          </table:table-cell>
          <table:table-cell office:value-type="float" office:value="10907" calcext:value-type="float">
            <text:p>10907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31084" calcext:value-type="float">
            <text:p>131084</text:p>
          </table:table-cell>
          <table:table-cell office:value-type="float" office:value="3518" calcext:value-type="float">
            <text:p>3518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60607" calcext:value-type="float">
            <text:p>60607</text:p>
          </table:table-cell>
          <table:table-cell office:value-type="float" office:value="2171" calcext:value-type="float">
            <text:p>217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05800" calcext:value-type="float">
            <text:p>105800</text:p>
          </table:table-cell>
          <table:table-cell office:value-type="float" office:value="2974" calcext:value-type="float">
            <text:p>297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8:27" calcext:value-type="date">
            <text:p>17/12/16 22:18</text:p>
          </table:table-cell>
          <table:table-cell office:value-type="date" office:date-value="2016-12-17T22:19:22.999999" calcext:value-type="date">
            <text:p>17/12/16 22:1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936" calcext:value-type="float">
            <text:p>11936</text:p>
          </table:table-cell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54356" calcext:value-type="float">
            <text:p>0.54356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54356" calcext:value-type="float">
            <text:p>0.54356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54356" calcext:value-type="float">
            <text:p>0.543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1622" calcext:value-type="float">
            <text:p>0.1622</text:p>
          </table:table-cell>
          <table:table-cell table:number-columns-repeated="2" office:value-type="float" office:value="0.0117" calcext:value-type="float">
            <text:p>0.0117</text:p>
          </table:table-cell>
          <table:table-cell office:value-type="float" office:value="0.83585" calcext:value-type="float">
            <text:p>0.83585</text:p>
          </table:table-cell>
          <table:table-cell office:value-type="float" office:value="0.16415" calcext:value-type="float">
            <text:p>0.16415</text:p>
          </table:table-cell>
          <table:table-cell table:number-columns-repeated="2" office:value-type="float" office:value="0.01175" calcext:value-type="float">
            <text:p>0.01175</text:p>
          </table:table-cell>
          <table:table-cell office:value-type="float" office:value="25" calcext:value-type="float">
            <text:p>25</text:p>
          </table:table-cell>
          <table:table-cell office:value-type="float" office:value="2042" calcext:value-type="float">
            <text:p>2042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211" calcext:value-type="float">
            <text:p>1211</text:p>
          </table:table-cell>
          <table:table-cell office:value-type="float" office:value="537159" calcext:value-type="float">
            <text:p>537159</text:p>
          </table:table-cell>
          <table:table-cell office:value-type="float" office:value="38567" calcext:value-type="float">
            <text:p>38567</text:p>
          </table:table-cell>
          <table:table-cell office:value-type="float" office:value="53808" calcext:value-type="float">
            <text:p>53808</text:p>
          </table:table-cell>
          <table:table-cell office:value-type="float" office:value="135" calcext:value-type="float">
            <text:p>135</text:p>
          </table:table-cell>
          <table:table-cell office:value-type="float" office:value="198144" calcext:value-type="float">
            <text:p>198144</text:p>
          </table:table-cell>
          <table:table-cell office:value-type="float" office:value="10786" calcext:value-type="float">
            <text:p>10786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15549" calcext:value-type="float">
            <text:p>115549</text:p>
          </table:table-cell>
          <table:table-cell office:value-type="float" office:value="3163" calcext:value-type="float">
            <text:p>3163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19087" calcext:value-type="float">
            <text:p>119087</text:p>
          </table:table-cell>
          <table:table-cell office:value-type="float" office:value="2296" calcext:value-type="float">
            <text:p>2296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0141" calcext:value-type="float">
            <text:p>70141</text:p>
          </table:table-cell>
          <table:table-cell office:value-type="float" office:value="2866" calcext:value-type="float">
            <text:p>286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9:22.999999" calcext:value-type="date">
            <text:p>17/12/16 22:19</text:p>
          </table:table-cell>
          <table:table-cell office:value-type="date" office:date-value="2016-12-17T22:20:32" calcext:value-type="date">
            <text:p>17/12/16 22:2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4844" calcext:value-type="float">
            <text:p>0.74844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.74844" calcext:value-type="float">
            <text:p>0.74844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.74844" calcext:value-type="float">
            <text:p>0.74844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1684" calcext:value-type="float">
            <text:p>0.1684</text:p>
          </table:table-cell>
          <table:table-cell table:number-columns-repeated="2" office:value-type="float" office:value="0.01192" calcext:value-type="float">
            <text:p>0.01192</text:p>
          </table:table-cell>
          <table:table-cell office:value-type="float" office:value="0.83164" calcext:value-type="float">
            <text:p>0.83164</text:p>
          </table:table-cell>
          <table:table-cell office:value-type="float" office:value="0.16836" calcext:value-type="float">
            <text:p>0.16836</text:p>
          </table:table-cell>
          <table:table-cell table:number-columns-repeated="2" office:value-type="float" office:value="0.01192" calcext:value-type="float">
            <text:p>0.01192</text:p>
          </table:table-cell>
          <table:table-cell office:value-type="float" office:value="28" calcext:value-type="float">
            <text:p>28</text:p>
          </table:table-cell>
          <table:table-cell office:value-type="float" office:value="2248" calcext:value-type="float">
            <text:p>224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604" calcext:value-type="float">
            <text:p>1604</text:p>
          </table:table-cell>
          <table:table-cell office:value-type="float" office:value="638910" calcext:value-type="float">
            <text:p>638910</text:p>
          </table:table-cell>
          <table:table-cell office:value-type="float" office:value="42792" calcext:value-type="float">
            <text:p>42792</text:p>
          </table:table-cell>
          <table:table-cell office:value-type="float" office:value="61936" calcext:value-type="float">
            <text:p>61936</text:p>
          </table:table-cell>
          <table:table-cell office:value-type="float" office:value="170" calcext:value-type="float">
            <text:p>170</text:p>
          </table:table-cell>
          <table:table-cell office:value-type="float" office:value="196443" calcext:value-type="float">
            <text:p>196443</text:p>
          </table:table-cell>
          <table:table-cell office:value-type="float" office:value="11507" calcext:value-type="float">
            <text:p>11507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80812" calcext:value-type="float">
            <text:p>180812</text:p>
          </table:table-cell>
          <table:table-cell office:value-type="float" office:value="4074" calcext:value-type="float">
            <text:p>4074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289533" calcext:value-type="float">
            <text:p>289533</text:p>
          </table:table-cell>
          <table:table-cell office:value-type="float" office:value="2494" calcext:value-type="float">
            <text:p>2494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66238" calcext:value-type="float">
            <text:p>166238</text:p>
          </table:table-cell>
          <table:table-cell office:value-type="float" office:value="3130" calcext:value-type="float">
            <text:p>313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19:34" calcext:value-type="date">
            <text:p>17/12/16 22:19</text:p>
          </table:table-cell>
          <table:table-cell office:value-type="date" office:date-value="2016-12-17T22:25:14" calcext:value-type="date">
            <text:p>17/12/16 22:2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116" calcext:value-type="float">
            <text:p>12116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933" calcext:value-type="float">
            <text:p>0.75933</text:p>
          </table:table-cell>
          <table:table-cell office:value-type="float" office:value="0.57658" calcext:value-type="float">
            <text:p>0.57658</text:p>
          </table:table-cell>
          <table:table-cell office:value-type="float" office:value="0.75933" calcext:value-type="float">
            <text:p>0.75933</text:p>
          </table:table-cell>
          <table:table-cell office:value-type="float" office:value="0.57658" calcext:value-type="float">
            <text:p>0.57658</text:p>
          </table:table-cell>
          <table:table-cell office:value-type="float" office:value="0.75933" calcext:value-type="float">
            <text:p>0.75933</text:p>
          </table:table-cell>
          <table:table-cell office:value-type="float" office:value="0.57658" calcext:value-type="float">
            <text:p>0.576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.82535" calcext:value-type="float">
            <text:p>0.82535</text:p>
          </table:table-cell>
          <table:table-cell office:value-type="float" office:value="0.17465" calcext:value-type="float">
            <text:p>0.17465</text:p>
          </table:table-cell>
          <table:table-cell table:number-columns-repeated="2" office:value-type="float" office:value="0.01206" calcext:value-type="float">
            <text:p>0.01206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16448" calcext:value-type="float">
            <text:p>0.16448</text:p>
          </table:table-cell>
          <table:table-cell table:number-columns-repeated="2" office:value-type="float" office:value="0.01178" calcext:value-type="float">
            <text:p>0.01178</text:p>
          </table:table-cell>
          <table:table-cell office:value-type="float" office:value="34" calcext:value-type="float">
            <text:p>34</text:p>
          </table:table-cell>
          <table:table-cell office:value-type="float" office:value="1764" calcext:value-type="float">
            <text:p>1764</text:p>
          </table:table-cell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2399" calcext:value-type="float">
            <text:p>2399</text:p>
          </table:table-cell>
          <table:table-cell office:value-type="float" office:value="608275" calcext:value-type="float">
            <text:p>608275</text:p>
          </table:table-cell>
          <table:table-cell office:value-type="float" office:value="38443" calcext:value-type="float">
            <text:p>38443</text:p>
          </table:table-cell>
          <table:table-cell office:value-type="float" office:value="47541" calcext:value-type="float">
            <text:p>47541</text:p>
          </table:table-cell>
          <table:table-cell office:value-type="float" office:value="305" calcext:value-type="float">
            <text:p>305</text:p>
          </table:table-cell>
          <table:table-cell office:value-type="float" office:value="149565" calcext:value-type="float">
            <text:p>149565</text:p>
          </table:table-cell>
          <table:table-cell office:value-type="float" office:value="10409" calcext:value-type="float">
            <text:p>10409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103509" calcext:value-type="float">
            <text:p>103509</text:p>
          </table:table-cell>
          <table:table-cell office:value-type="float" office:value="3674" calcext:value-type="float">
            <text:p>367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4214" calcext:value-type="float">
            <text:p>74214</text:p>
          </table:table-cell>
          <table:table-cell office:value-type="float" office:value="2182" calcext:value-type="float">
            <text:p>218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9371" calcext:value-type="float">
            <text:p>129371</text:p>
          </table:table-cell>
          <table:table-cell office:value-type="float" office:value="2780" calcext:value-type="float">
            <text:p>27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20:32" calcext:value-type="date">
            <text:p>17/12/16 22:20</text:p>
          </table:table-cell>
          <table:table-cell office:value-type="date" office:date-value="2016-12-17T22:21:36" calcext:value-type="date">
            <text:p>17/12/16 22:2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209" calcext:value-type="float">
            <text:p>12209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0.81907" calcext:value-type="float">
            <text:p>0.81907</text:p>
          </table:table-cell>
          <table:table-cell office:value-type="float" office:value="0.18093" calcext:value-type="float">
            <text:p>0.18093</text:p>
          </table:table-cell>
          <table:table-cell table:number-columns-repeated="2" office:value-type="float" office:value="0.01225" calcext:value-type="float">
            <text:p>0.01225</text:p>
          </table:table-cell>
          <table:table-cell office:value-type="float" office:value="0.82067" calcext:value-type="float">
            <text:p>0.82067</text:p>
          </table:table-cell>
          <table:table-cell office:value-type="float" office:value="0.17933" calcext:value-type="float">
            <text:p>0.17933</text:p>
          </table:table-cell>
          <table:table-cell table:number-columns-repeated="2" office:value-type="float" office:value="0.01221" calcext:value-type="float">
            <text:p>0.01221</text:p>
          </table:table-cell>
          <table:table-cell office:value-type="float" office:value="26" calcext:value-type="float">
            <text:p>26</text:p>
          </table:table-cell>
          <table:table-cell office:value-type="float" office:value="2164" calcext:value-type="float">
            <text:p>2164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623" calcext:value-type="float">
            <text:p>1623</text:p>
          </table:table-cell>
          <table:table-cell office:value-type="float" office:value="831349" calcext:value-type="float">
            <text:p>831349</text:p>
          </table:table-cell>
          <table:table-cell office:value-type="float" office:value="41282" calcext:value-type="float">
            <text:p>41282</text:p>
          </table:table-cell>
          <table:table-cell office:value-type="float" office:value="59152" calcext:value-type="float">
            <text:p>59152</text:p>
          </table:table-cell>
          <table:table-cell office:value-type="float" office:value="164" calcext:value-type="float">
            <text:p>164</text:p>
          </table:table-cell>
          <table:table-cell office:value-type="float" office:value="176635" calcext:value-type="float">
            <text:p>176635</text:p>
          </table:table-cell>
          <table:table-cell office:value-type="float" office:value="11091" calcext:value-type="float">
            <text:p>11091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36165" calcext:value-type="float">
            <text:p>136165</text:p>
          </table:table-cell>
          <table:table-cell office:value-type="float" office:value="3614" calcext:value-type="float">
            <text:p>3614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83420" calcext:value-type="float">
            <text:p>83420</text:p>
          </table:table-cell>
          <table:table-cell office:value-type="float" office:value="2458" calcext:value-type="float">
            <text:p>245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94745" calcext:value-type="float">
            <text:p>194745</text:p>
          </table:table-cell>
          <table:table-cell office:value-type="float" office:value="3290" calcext:value-type="float">
            <text:p>329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1:36" calcext:value-type="date">
            <text:p>17/12/16 22:21</text:p>
          </table:table-cell>
          <table:table-cell office:value-type="date" office:date-value="2016-12-17T22:22:41.999999" calcext:value-type="date">
            <text:p>17/12/16 22:2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304" calcext:value-type="float">
            <text:p>12304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60877" calcext:value-type="float">
            <text:p>0.60877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60877" calcext:value-type="float">
            <text:p>0.60877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60877" calcext:value-type="float">
            <text:p>0.608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.81274" calcext:value-type="float">
            <text:p>0.81274</text:p>
          </table:table-cell>
          <table:table-cell office:value-type="float" office:value="0.18726" calcext:value-type="float">
            <text:p>0.18726</text:p>
          </table:table-cell>
          <table:table-cell table:number-columns-repeated="2" office:value-type="float" office:value="0.01244" calcext:value-type="float">
            <text:p>0.01244</text:p>
          </table:table-cell>
          <table:table-cell office:value-type="float" office:value="0.80285" calcext:value-type="float">
            <text:p>0.80285</text:p>
          </table:table-cell>
          <table:table-cell office:value-type="float" office:value="0.19715" calcext:value-type="float">
            <text:p>0.19715</text:p>
          </table:table-cell>
          <table:table-cell table:number-columns-repeated="2" office:value-type="float" office:value="0.01268" calcext:value-type="float">
            <text:p>0.01268</text:p>
          </table:table-cell>
          <table:table-cell office:value-type="float" office:value="19" calcext:value-type="float">
            <text:p>19</text:p>
          </table:table-cell>
          <table:table-cell office:value-type="float" office:value="2189" calcext:value-type="float">
            <text:p>2189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636" calcext:value-type="float">
            <text:p>1636</text:p>
          </table:table-cell>
          <table:table-cell office:value-type="float" office:value="517721" calcext:value-type="float">
            <text:p>517721</text:p>
          </table:table-cell>
          <table:table-cell office:value-type="float" office:value="42219" calcext:value-type="float">
            <text:p>42219</text:p>
          </table:table-cell>
          <table:table-cell office:value-type="float" office:value="60838" calcext:value-type="float">
            <text:p>60838</text:p>
          </table:table-cell>
          <table:table-cell office:value-type="float" office:value="162" calcext:value-type="float">
            <text:p>162</text:p>
          </table:table-cell>
          <table:table-cell office:value-type="float" office:value="211287" calcext:value-type="float">
            <text:p>211287</text:p>
          </table:table-cell>
          <table:table-cell office:value-type="float" office:value="10615" calcext:value-type="float">
            <text:p>10615</text:p>
          </table:table-cell>
          <table:table-cell office:value-type="float" office:value="134" calcext:value-type="float">
            <text:p>134</text:p>
          </table:table-cell>
          <table:table-cell office:value-type="float" office:value="216" calcext:value-type="float">
            <text:p>216</text:p>
          </table:table-cell>
          <table:table-cell office:value-type="float" office:value="118417" calcext:value-type="float">
            <text:p>118417</text:p>
          </table:table-cell>
          <table:table-cell office:value-type="float" office:value="4122" calcext:value-type="float">
            <text:p>4122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71977" calcext:value-type="float">
            <text:p>71977</text:p>
          </table:table-cell>
          <table:table-cell office:value-type="float" office:value="2693" calcext:value-type="float">
            <text:p>269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34188" calcext:value-type="float">
            <text:p>134188</text:p>
          </table:table-cell>
          <table:table-cell office:value-type="float" office:value="3484" calcext:value-type="float">
            <text:p>34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2:41.999999" calcext:value-type="date">
            <text:p>17/12/16 22:22</text:p>
          </table:table-cell>
          <table:table-cell office:value-type="date" office:date-value="2016-12-17T22:23:44" calcext:value-type="date">
            <text:p>17/12/16 22:2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401" calcext:value-type="float">
            <text:p>12401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62451" calcext:value-type="float">
            <text:p>0.62451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62451" calcext:value-type="float">
            <text:p>0.62451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62451" calcext:value-type="float">
            <text:p>0.624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.80639" calcext:value-type="float">
            <text:p>0.80639</text:p>
          </table:table-cell>
          <table:table-cell office:value-type="float" office:value="0.19361" calcext:value-type="float">
            <text:p>0.19361</text:p>
          </table:table-cell>
          <table:table-cell table:number-columns-repeated="2" office:value-type="float" office:value="0.01255" calcext:value-type="float">
            <text:p>0.01255</text:p>
          </table:table-cell>
          <table:table-cell office:value-type="float" office:value="0.81048" calcext:value-type="float">
            <text:p>0.81048</text:p>
          </table:table-cell>
          <table:table-cell office:value-type="float" office:value="0.18952" calcext:value-type="float">
            <text:p>0.18952</text:p>
          </table:table-cell>
          <table:table-cell table:number-columns-repeated="2" office:value-type="float" office:value="0.01244" calcext:value-type="float">
            <text:p>0.01244</text:p>
          </table:table-cell>
          <table:table-cell office:value-type="float" office:value="28" calcext:value-type="float">
            <text:p>28</text:p>
          </table:table-cell>
          <table:table-cell office:value-type="float" office:value="1654" calcext:value-type="float">
            <text:p>1654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office:value-type="float" office:value="1427" calcext:value-type="float">
            <text:p>1427</text:p>
          </table:table-cell>
          <table:table-cell office:value-type="float" office:value="569358" calcext:value-type="float">
            <text:p>569358</text:p>
          </table:table-cell>
          <table:table-cell office:value-type="float" office:value="41453" calcext:value-type="float">
            <text:p>41453</text:p>
          </table:table-cell>
          <table:table-cell office:value-type="float" office:value="56501" calcext:value-type="float">
            <text:p>56501</text:p>
          </table:table-cell>
          <table:table-cell office:value-type="float" office:value="222" calcext:value-type="float">
            <text:p>222</text:p>
          </table:table-cell>
          <table:table-cell office:value-type="float" office:value="256730" calcext:value-type="float">
            <text:p>256730</text:p>
          </table:table-cell>
          <table:table-cell office:value-type="float" office:value="10856" calcext:value-type="float">
            <text:p>10856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222520" calcext:value-type="float">
            <text:p>222520</text:p>
          </table:table-cell>
          <table:table-cell office:value-type="float" office:value="4349" calcext:value-type="float">
            <text:p>4349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63153" calcext:value-type="float">
            <text:p>63153</text:p>
          </table:table-cell>
          <table:table-cell office:value-type="float" office:value="2410" calcext:value-type="float">
            <text:p>241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6324" calcext:value-type="float">
            <text:p>66324</text:p>
          </table:table-cell>
          <table:table-cell office:value-type="float" office:value="2929" calcext:value-type="float">
            <text:p>292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3:44" calcext:value-type="date">
            <text:p>17/12/16 22:23</text:p>
          </table:table-cell>
          <table:table-cell office:value-type="date" office:date-value="2016-12-17T22:24:57" calcext:value-type="date">
            <text:p>17/12/16 22:2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1273" calcext:value-type="float">
            <text:p>0.01273</text:p>
          </table:table-cell>
          <table:table-cell office:value-type="float" office:value="0.78825" calcext:value-type="float">
            <text:p>0.78825</text:p>
          </table:table-cell>
          <table:table-cell office:value-type="float" office:value="0.21175" calcext:value-type="float">
            <text:p>0.2117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31" calcext:value-type="float">
            <text:p>31</text:p>
          </table:table-cell>
          <table:table-cell office:value-type="float" office:value="1820" calcext:value-type="float">
            <text:p>1820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1652" calcext:value-type="float">
            <text:p>1652</text:p>
          </table:table-cell>
          <table:table-cell office:value-type="float" office:value="622875" calcext:value-type="float">
            <text:p>622875</text:p>
          </table:table-cell>
          <table:table-cell office:value-type="float" office:value="45262" calcext:value-type="float">
            <text:p>45262</text:p>
          </table:table-cell>
          <table:table-cell office:value-type="float" office:value="63590" calcext:value-type="float">
            <text:p>63590</text:p>
          </table:table-cell>
          <table:table-cell office:value-type="float" office:value="124" calcext:value-type="float">
            <text:p>124</text:p>
          </table:table-cell>
          <table:table-cell office:value-type="float" office:value="218796" calcext:value-type="float">
            <text:p>218796</text:p>
          </table:table-cell>
          <table:table-cell office:value-type="float" office:value="11323" calcext:value-type="float">
            <text:p>11323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231993" calcext:value-type="float">
            <text:p>231993</text:p>
          </table:table-cell>
          <table:table-cell office:value-type="float" office:value="4765" calcext:value-type="float">
            <text:p>4765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201787" calcext:value-type="float">
            <text:p>201787</text:p>
          </table:table-cell>
          <table:table-cell office:value-type="float" office:value="3142" calcext:value-type="float">
            <text:p>3142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04738" calcext:value-type="float">
            <text:p>104738</text:p>
          </table:table-cell>
          <table:table-cell office:value-type="float" office:value="3202" calcext:value-type="float">
            <text:p>320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4:57" calcext:value-type="date">
            <text:p>17/12/16 22:24</text:p>
          </table:table-cell>
          <table:table-cell office:value-type="date" office:date-value="2016-12-17T22:26:02" calcext:value-type="date">
            <text:p>17/12/16 22:2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601" calcext:value-type="float">
            <text:p>12601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0.65522" calcext:value-type="float">
            <text:p>0.65522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0.65522" calcext:value-type="float">
            <text:p>0.65522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0.65522" calcext:value-type="float">
            <text:p>0.655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0.79359" calcext:value-type="float">
            <text:p>0.79359</text:p>
          </table:table-cell>
          <table:table-cell office:value-type="float" office:value="0.20641" calcext:value-type="float">
            <text:p>0.20641</text:p>
          </table:table-cell>
          <table:table-cell table:number-columns-repeated="2" office:value-type="float" office:value="0.01288" calcext:value-type="float">
            <text:p>0.01288</text:p>
          </table:table-cell>
          <table:table-cell office:value-type="float" office:value="0.81377" calcext:value-type="float">
            <text:p>0.81377</text:p>
          </table:table-cell>
          <table:table-cell office:value-type="float" office:value="0.18623" calcext:value-type="float">
            <text:p>0.18623</text:p>
          </table:table-cell>
          <table:table-cell table:number-columns-repeated="2" office:value-type="float" office:value="0.01239" calcext:value-type="float">
            <text:p>0.01239</text:p>
          </table:table-cell>
          <table:table-cell office:value-type="float" office:value="23" calcext:value-type="float">
            <text:p>23</text:p>
          </table:table-cell>
          <table:table-cell office:value-type="float" office:value="2233" calcext:value-type="float">
            <text:p>2233</text:p>
          </table:table-cell>
          <table:table-cell office:value-type="float" office:value="208" calcext:value-type="float">
            <text:p>208</text:p>
          </table:table-cell>
          <table:table-cell office:value-type="float" office:value="195" calcext:value-type="float">
            <text:p>195</text:p>
          </table:table-cell>
          <table:table-cell office:value-type="float" office:value="1288" calcext:value-type="float">
            <text:p>1288</text:p>
          </table:table-cell>
          <table:table-cell office:value-type="float" office:value="442173" calcext:value-type="float">
            <text:p>442173</text:p>
          </table:table-cell>
          <table:table-cell office:value-type="float" office:value="41781" calcext:value-type="float">
            <text:p>41781</text:p>
          </table:table-cell>
          <table:table-cell office:value-type="float" office:value="49287" calcext:value-type="float">
            <text:p>49287</text:p>
          </table:table-cell>
          <table:table-cell office:value-type="float" office:value="157" calcext:value-type="float">
            <text:p>157</text:p>
          </table:table-cell>
          <table:table-cell office:value-type="float" office:value="107677" calcext:value-type="float">
            <text:p>107677</text:p>
          </table:table-cell>
          <table:table-cell office:value-type="float" office:value="10850" calcext:value-type="float">
            <text:p>10850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01361" calcext:value-type="float">
            <text:p>101361</text:p>
          </table:table-cell>
          <table:table-cell office:value-type="float" office:value="4210" calcext:value-type="float">
            <text:p>4210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76237" calcext:value-type="float">
            <text:p>76237</text:p>
          </table:table-cell>
          <table:table-cell office:value-type="float" office:value="2418" calcext:value-type="float">
            <text:p>241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20317" calcext:value-type="float">
            <text:p>120317</text:p>
          </table:table-cell>
          <table:table-cell office:value-type="float" office:value="3214" calcext:value-type="float">
            <text:p>32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5:14" calcext:value-type="date">
            <text:p>17/12/16 22:25</text:p>
          </table:table-cell>
          <table:table-cell office:value-type="date" office:date-value="2016-12-17T22:32:20" calcext:value-type="date">
            <text:p>17/12/16 22:3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704" calcext:value-type="float">
            <text:p>12704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0.67017" calcext:value-type="float">
            <text:p>0.67017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0.67017" calcext:value-type="float">
            <text:p>0.67017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0.67017" calcext:value-type="float">
            <text:p>0.670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.78715" calcext:value-type="float">
            <text:p>0.78715</text:p>
          </table:table-cell>
          <table:table-cell office:value-type="float" office:value="0.21285" calcext:value-type="float">
            <text:p>0.21285</text:p>
          </table:table-cell>
          <table:table-cell table:number-columns-repeated="2" office:value-type="float" office:value="0.01306" calcext:value-type="float">
            <text:p>0.01306</text:p>
          </table:table-cell>
          <table:table-cell office:value-type="float" office:value="0.81892" calcext:value-type="float">
            <text:p>0.81892</text:p>
          </table:table-cell>
          <table:table-cell office:value-type="float" office:value="0.18108" calcext:value-type="float">
            <text:p>0.18108</text:p>
          </table:table-cell>
          <table:table-cell table:number-columns-repeated="2" office:value-type="float" office:value="0.01228" calcext:value-type="float">
            <text:p>0.01228</text:p>
          </table:table-cell>
          <table:table-cell office:value-type="float" office:value="33" calcext:value-type="float">
            <text:p>33</text:p>
          </table:table-cell>
          <table:table-cell office:value-type="float" office:value="2216" calcext:value-type="float">
            <text:p>2216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420" calcext:value-type="float">
            <text:p>2420</text:p>
          </table:table-cell>
          <table:table-cell office:value-type="float" office:value="490331" calcext:value-type="float">
            <text:p>490331</text:p>
          </table:table-cell>
          <table:table-cell office:value-type="float" office:value="41571" calcext:value-type="float">
            <text:p>41571</text:p>
          </table:table-cell>
          <table:table-cell office:value-type="float" office:value="56209" calcext:value-type="float">
            <text:p>56209</text:p>
          </table:table-cell>
          <table:table-cell office:value-type="float" office:value="223" calcext:value-type="float">
            <text:p>223</text:p>
          </table:table-cell>
          <table:table-cell office:value-type="float" office:value="179753" calcext:value-type="float">
            <text:p>179753</text:p>
          </table:table-cell>
          <table:table-cell office:value-type="float" office:value="11219" calcext:value-type="float">
            <text:p>11219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28404" calcext:value-type="float">
            <text:p>128404</text:p>
          </table:table-cell>
          <table:table-cell office:value-type="float" office:value="3813" calcext:value-type="float">
            <text:p>381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8221" calcext:value-type="float">
            <text:p>98221</text:p>
          </table:table-cell>
          <table:table-cell office:value-type="float" office:value="2340" calcext:value-type="float">
            <text:p>234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30045" calcext:value-type="float">
            <text:p>130045</text:p>
          </table:table-cell>
          <table:table-cell office:value-type="float" office:value="3219" calcext:value-type="float">
            <text:p>32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26:02" calcext:value-type="date">
            <text:p>17/12/16 22:26</text:p>
          </table:table-cell>
          <table:table-cell office:value-type="date" office:date-value="2016-12-17T22:27:08" calcext:value-type="date">
            <text:p>17/12/16 22:2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809" calcext:value-type="float">
            <text:p>12809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2754" calcext:value-type="float">
            <text:p>0.82754</text:p>
          </table:table-cell>
          <table:table-cell office:value-type="float" office:value="0.68483" calcext:value-type="float">
            <text:p>0.68483</text:p>
          </table:table-cell>
          <table:table-cell office:value-type="float" office:value="0.82754" calcext:value-type="float">
            <text:p>0.82754</text:p>
          </table:table-cell>
          <table:table-cell office:value-type="float" office:value="0.68483" calcext:value-type="float">
            <text:p>0.68483</text:p>
          </table:table-cell>
          <table:table-cell office:value-type="float" office:value="0.82754" calcext:value-type="float">
            <text:p>0.82754</text:p>
          </table:table-cell>
          <table:table-cell office:value-type="float" office:value="0.68483" calcext:value-type="float">
            <text:p>0.6848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2193" calcext:value-type="float">
            <text:p>0.2193</text:p>
          </table:table-cell>
          <table:table-cell table:number-columns-repeated="2" office:value-type="float" office:value="0.01318" calcext:value-type="float">
            <text:p>0.01318</text:p>
          </table:table-cell>
          <table:table-cell office:value-type="float" office:value="0.79817" calcext:value-type="float">
            <text:p>0.79817</text:p>
          </table:table-cell>
          <table:table-cell office:value-type="float" office:value="0.20183" calcext:value-type="float">
            <text:p>0.20183</text:p>
          </table:table-cell>
          <table:table-cell table:number-columns-repeated="2" office:value-type="float" office:value="0.01278" calcext:value-type="float">
            <text:p>0.01278</text:p>
          </table:table-cell>
          <table:table-cell office:value-type="float" office:value="25" calcext:value-type="float">
            <text:p>25</text:p>
          </table:table-cell>
          <table:table-cell office:value-type="float" office:value="1982" calcext:value-type="float">
            <text:p>1982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1586" calcext:value-type="float">
            <text:p>1586</text:p>
          </table:table-cell>
          <table:table-cell office:value-type="float" office:value="532397" calcext:value-type="float">
            <text:p>532397</text:p>
          </table:table-cell>
          <table:table-cell office:value-type="float" office:value="44056" calcext:value-type="float">
            <text:p>44056</text:p>
          </table:table-cell>
          <table:table-cell office:value-type="float" office:value="57591" calcext:value-type="float">
            <text:p>57591</text:p>
          </table:table-cell>
          <table:table-cell office:value-type="float" office:value="115" calcext:value-type="float">
            <text:p>115</text:p>
          </table:table-cell>
          <table:table-cell office:value-type="float" office:value="153344" calcext:value-type="float">
            <text:p>153344</text:p>
          </table:table-cell>
          <table:table-cell office:value-type="float" office:value="11304" calcext:value-type="float">
            <text:p>11304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202953" calcext:value-type="float">
            <text:p>202953</text:p>
          </table:table-cell>
          <table:table-cell office:value-type="float" office:value="4203" calcext:value-type="float">
            <text:p>4203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94357" calcext:value-type="float">
            <text:p>194357</text:p>
          </table:table-cell>
          <table:table-cell office:value-type="float" office:value="2830" calcext:value-type="float">
            <text:p>283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109336" calcext:value-type="float">
            <text:p>109336</text:p>
          </table:table-cell>
          <table:table-cell office:value-type="float" office:value="3487" calcext:value-type="float">
            <text:p>34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7:08" calcext:value-type="date">
            <text:p>17/12/16 22:27</text:p>
          </table:table-cell>
          <table:table-cell office:value-type="date" office:date-value="2016-12-17T22:28:20" calcext:value-type="date">
            <text:p>17/12/16 22:2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2916" calcext:value-type="float">
            <text:p>12916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0.69918" calcext:value-type="float">
            <text:p>0.69918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0.69918" calcext:value-type="float">
            <text:p>0.69918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0.69918" calcext:value-type="float">
            <text:p>0.699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.77423" calcext:value-type="float">
            <text:p>0.77423</text:p>
          </table:table-cell>
          <table:table-cell office:value-type="float" office:value="0.22577" calcext:value-type="float">
            <text:p>0.22577</text:p>
          </table:table-cell>
          <table:table-cell table:number-columns-repeated="2" office:value-type="float" office:value="0.01333" calcext:value-type="float">
            <text:p>0.01333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2185" calcext:value-type="float">
            <text:p>0.2185</text:p>
          </table:table-cell>
          <table:table-cell table:number-columns-repeated="2" office:value-type="float" office:value="0.01317" calcext:value-type="float">
            <text:p>0.01317</text:p>
          </table:table-cell>
          <table:table-cell office:value-type="float" office:value="29" calcext:value-type="float">
            <text:p>29</text:p>
          </table:table-cell>
          <table:table-cell office:value-type="float" office:value="1988" calcext:value-type="float">
            <text:p>1988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044" calcext:value-type="float">
            <text:p>1044</text:p>
          </table:table-cell>
          <table:table-cell office:value-type="float" office:value="745864" calcext:value-type="float">
            <text:p>745864</text:p>
          </table:table-cell>
          <table:table-cell office:value-type="float" office:value="44268" calcext:value-type="float">
            <text:p>44268</text:p>
          </table:table-cell>
          <table:table-cell office:value-type="float" office:value="62710" calcext:value-type="float">
            <text:p>62710</text:p>
          </table:table-cell>
          <table:table-cell office:value-type="float" office:value="195" calcext:value-type="float">
            <text:p>195</text:p>
          </table:table-cell>
          <table:table-cell office:value-type="float" office:value="332419" calcext:value-type="float">
            <text:p>332419</text:p>
          </table:table-cell>
          <table:table-cell office:value-type="float" office:value="10998" calcext:value-type="float">
            <text:p>10998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223338" calcext:value-type="float">
            <text:p>223338</text:p>
          </table:table-cell>
          <table:table-cell office:value-type="float" office:value="4812" calcext:value-type="float">
            <text:p>481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64928" calcext:value-type="float">
            <text:p>64928</text:p>
          </table:table-cell>
          <table:table-cell office:value-type="float" office:value="2909" calcext:value-type="float">
            <text:p>2909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93461" calcext:value-type="float">
            <text:p>93461</text:p>
          </table:table-cell>
          <table:table-cell office:value-type="float" office:value="3213" calcext:value-type="float">
            <text:p>32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8:20" calcext:value-type="date">
            <text:p>17/12/16 22:28</text:p>
          </table:table-cell>
          <table:table-cell office:value-type="date" office:date-value="2016-12-17T22:29:25" calcext:value-type="date">
            <text:p>17/12/16 22:2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025" calcext:value-type="float">
            <text:p>13025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4453" calcext:value-type="float">
            <text:p>0.84453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.84453" calcext:value-type="float">
            <text:p>0.84453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.84453" calcext:value-type="float">
            <text:p>0.84453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0.76775" calcext:value-type="float">
            <text:p>0.76775</text:p>
          </table:table-cell>
          <table:table-cell office:value-type="float" office:value="0.23225" calcext:value-type="float">
            <text:p>0.23225</text:p>
          </table:table-cell>
          <table:table-cell table:number-columns-repeated="2" office:value-type="float" office:value="0.01344" calcext:value-type="float">
            <text:p>0.01344</text:p>
          </table:table-cell>
          <table:table-cell office:value-type="float" office:value="0.77508" calcext:value-type="float">
            <text:p>0.77508</text:p>
          </table:table-cell>
          <table:table-cell office:value-type="float" office:value="0.22492" calcext:value-type="float">
            <text:p>0.22492</text:p>
          </table:table-cell>
          <table:table-cell table:number-columns-repeated="2" office:value-type="float" office:value="0.01329" calcext:value-type="float">
            <text:p>0.01329</text:p>
          </table:table-cell>
          <table:table-cell office:value-type="float" office:value="26" calcext:value-type="float">
            <text:p>26</text:p>
          </table:table-cell>
          <table:table-cell office:value-type="float" office:value="1922" calcext:value-type="float">
            <text:p>1922</text:p>
          </table:table-cell>
          <table:table-cell office:value-type="float" office:value="203" calcext:value-type="float">
            <text:p>203</text:p>
          </table:table-cell>
          <table:table-cell office:value-type="float" office:value="177" calcext:value-type="float">
            <text:p>177</text:p>
          </table:table-cell>
          <table:table-cell office:value-type="float" office:value="1898" calcext:value-type="float">
            <text:p>1898</text:p>
          </table:table-cell>
          <table:table-cell office:value-type="float" office:value="734448" calcext:value-type="float">
            <text:p>734448</text:p>
          </table:table-cell>
          <table:table-cell office:value-type="float" office:value="42943" calcext:value-type="float">
            <text:p>42943</text:p>
          </table:table-cell>
          <table:table-cell office:value-type="float" office:value="56985" calcext:value-type="float">
            <text:p>56985</text:p>
          </table:table-cell>
          <table:table-cell office:value-type="float" office:value="255" calcext:value-type="float">
            <text:p>255</text:p>
          </table:table-cell>
          <table:table-cell office:value-type="float" office:value="285158" calcext:value-type="float">
            <text:p>285158</text:p>
          </table:table-cell>
          <table:table-cell office:value-type="float" office:value="11346" calcext:value-type="float">
            <text:p>11346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04953" calcext:value-type="float">
            <text:p>104953</text:p>
          </table:table-cell>
          <table:table-cell office:value-type="float" office:value="4167" calcext:value-type="float">
            <text:p>4167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71300" calcext:value-type="float">
            <text:p>71300</text:p>
          </table:table-cell>
          <table:table-cell office:value-type="float" office:value="2705" calcext:value-type="float">
            <text:p>270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34159" calcext:value-type="float">
            <text:p>134159</text:p>
          </table:table-cell>
          <table:table-cell office:value-type="float" office:value="3058" calcext:value-type="float">
            <text:p>30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29:25" calcext:value-type="date">
            <text:p>17/12/16 22:29</text:p>
          </table:table-cell>
          <table:table-cell office:value-type="date" office:date-value="2016-12-17T22:30:33" calcext:value-type="date">
            <text:p>17/12/16 22:3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3136" calcext:value-type="float">
            <text:p>13136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5262" calcext:value-type="float">
            <text:p>0.8526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.85262" calcext:value-type="float">
            <text:p>0.8526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.85262" calcext:value-type="float">
            <text:p>0.8526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.76127" calcext:value-type="float">
            <text:p>0.76127</text:p>
          </table:table-cell>
          <table:table-cell office:value-type="float" office:value="0.23873" calcext:value-type="float">
            <text:p>0.23873</text:p>
          </table:table-cell>
          <table:table-cell table:number-columns-repeated="2" office:value-type="float" office:value="0.0136" calcext:value-type="float">
            <text:p>0.0136</text:p>
          </table:table-cell>
          <table:table-cell office:value-type="float" office:value="0.79145" calcext:value-type="float">
            <text:p>0.79145</text:p>
          </table:table-cell>
          <table:table-cell office:value-type="float" office:value="0.20855" calcext:value-type="float">
            <text:p>0.20855</text:p>
          </table:table-cell>
          <table:table-cell table:number-columns-repeated="2" office:value-type="float" office:value="0.01296" calcext:value-type="float">
            <text:p>0.01296</text:p>
          </table:table-cell>
          <table:table-cell office:value-type="float" office:value="30" calcext:value-type="float">
            <text:p>30</text:p>
          </table:table-cell>
          <table:table-cell office:value-type="float" office:value="2156" calcext:value-type="float">
            <text:p>2156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158" calcext:value-type="float">
            <text:p>2158</text:p>
          </table:table-cell>
          <table:table-cell office:value-type="float" office:value="864068" calcext:value-type="float">
            <text:p>864068</text:p>
          </table:table-cell>
          <table:table-cell office:value-type="float" office:value="44917" calcext:value-type="float">
            <text:p>44917</text:p>
          </table:table-cell>
          <table:table-cell office:value-type="float" office:value="61941" calcext:value-type="float">
            <text:p>61941</text:p>
          </table:table-cell>
          <table:table-cell office:value-type="float" office:value="199" calcext:value-type="float">
            <text:p>199</text:p>
          </table:table-cell>
          <table:table-cell office:value-type="float" office:value="382781" calcext:value-type="float">
            <text:p>382781</text:p>
          </table:table-cell>
          <table:table-cell office:value-type="float" office:value="11445" calcext:value-type="float">
            <text:p>1144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95283" calcext:value-type="float">
            <text:p>95283</text:p>
          </table:table-cell>
          <table:table-cell office:value-type="float" office:value="4517" calcext:value-type="float">
            <text:p>4517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53623" calcext:value-type="float">
            <text:p>53623</text:p>
          </table:table-cell>
          <table:table-cell office:value-type="float" office:value="2666" calcext:value-type="float">
            <text:p>2666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52709" calcext:value-type="float">
            <text:p>152709</text:p>
          </table:table-cell>
          <table:table-cell office:value-type="float" office:value="3625" calcext:value-type="float">
            <text:p>362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0:33" calcext:value-type="date">
            <text:p>17/12/16 22:30</text:p>
          </table:table-cell>
          <table:table-cell office:value-type="date" office:date-value="2016-12-17T22:31:54" calcext:value-type="date">
            <text:p>17/12/16 22:3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3249" calcext:value-type="float">
            <text:p>13249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044" calcext:value-type="float">
            <text:p>0.8604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.86044" calcext:value-type="float">
            <text:p>0.8604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.86044" calcext:value-type="float">
            <text:p>0.8604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0.75477" calcext:value-type="float">
            <text:p>0.75477</text:p>
          </table:table-cell>
          <table:table-cell office:value-type="float" office:value="0.24523" calcext:value-type="float">
            <text:p>0.24523</text:p>
          </table:table-cell>
          <table:table-cell table:number-columns-repeated="2" office:value-type="float" office:value="0.01369" calcext:value-type="float">
            <text:p>0.01369</text:p>
          </table:table-cell>
          <table:table-cell office:value-type="float" office:value="0.73961" calcext:value-type="float">
            <text:p>0.73961</text:p>
          </table:table-cell>
          <table:table-cell office:value-type="float" office:value="0.26039" calcext:value-type="float">
            <text:p>0.26039</text:p>
          </table:table-cell>
          <table:table-cell table:number-columns-repeated="2" office:value-type="float" office:value="0.01397" calcext:value-type="float">
            <text:p>0.01397</text:p>
          </table:table-cell>
          <table:table-cell office:value-type="float" office:value="27" calcext:value-type="float">
            <text:p>27</text:p>
          </table:table-cell>
          <table:table-cell office:value-type="float" office:value="1781" calcext:value-type="float">
            <text:p>1781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2453" calcext:value-type="float">
            <text:p>2453</text:p>
          </table:table-cell>
          <table:table-cell office:value-type="float" office:value="708269" calcext:value-type="float">
            <text:p>708269</text:p>
          </table:table-cell>
          <table:table-cell office:value-type="float" office:value="49369" calcext:value-type="float">
            <text:p>49369</text:p>
          </table:table-cell>
          <table:table-cell office:value-type="float" office:value="69106" calcext:value-type="float">
            <text:p>69106</text:p>
          </table:table-cell>
          <table:table-cell office:value-type="float" office:value="246" calcext:value-type="float">
            <text:p>246</text:p>
          </table:table-cell>
          <table:table-cell office:value-type="float" office:value="299712" calcext:value-type="float">
            <text:p>299712</text:p>
          </table:table-cell>
          <table:table-cell office:value-type="float" office:value="12074" calcext:value-type="float">
            <text:p>12074</text:p>
          </table:table-cell>
          <table:table-cell office:value-type="float" office:value="149" calcext:value-type="float">
            <text:p>149</text:p>
          </table:table-cell>
          <table:table-cell office:value-type="float" office:value="309" calcext:value-type="float">
            <text:p>309</text:p>
          </table:table-cell>
          <table:table-cell office:value-type="float" office:value="117713" calcext:value-type="float">
            <text:p>117713</text:p>
          </table:table-cell>
          <table:table-cell office:value-type="float" office:value="5239" calcext:value-type="float">
            <text:p>5239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1616" calcext:value-type="float">
            <text:p>81616</text:p>
          </table:table-cell>
          <table:table-cell office:value-type="float" office:value="3001" calcext:value-type="float">
            <text:p>3001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88868" calcext:value-type="float">
            <text:p>188868</text:p>
          </table:table-cell>
          <table:table-cell office:value-type="float" office:value="4159" calcext:value-type="float">
            <text:p>415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1:54" calcext:value-type="date">
            <text:p>17/12/16 22:31</text:p>
          </table:table-cell>
          <table:table-cell office:value-type="date" office:date-value="2016-12-17T22:33:01" calcext:value-type="date">
            <text:p>17/12/16 22:3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3364" calcext:value-type="float">
            <text:p>13364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0.74828" calcext:value-type="float">
            <text:p>0.74828</text:p>
          </table:table-cell>
          <table:table-cell office:value-type="float" office:value="0.25172" calcext:value-type="float">
            <text:p>0.25172</text:p>
          </table:table-cell>
          <table:table-cell table:number-columns-repeated="2" office:value-type="float" office:value="0.01382" calcext:value-type="float">
            <text:p>0.01382</text:p>
          </table:table-cell>
          <table:table-cell office:value-type="float" office:value="0.73834" calcext:value-type="float">
            <text:p>0.73834</text:p>
          </table:table-cell>
          <table:table-cell office:value-type="float" office:value="0.26166" calcext:value-type="float">
            <text:p>0.26166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22" calcext:value-type="float">
            <text:p>22</text:p>
          </table:table-cell>
          <table:table-cell office:value-type="float" office:value="1696" calcext:value-type="float">
            <text:p>1696</text:p>
          </table:table-cell>
          <table:table-cell office:value-type="float" office:value="210" calcext:value-type="float">
            <text:p>210</text:p>
          </table:table-cell>
          <table:table-cell office:value-type="float" office:value="184" calcext:value-type="float">
            <text:p>184</text:p>
          </table:table-cell>
          <table:table-cell office:value-type="float" office:value="1594" calcext:value-type="float">
            <text:p>1594</text:p>
          </table:table-cell>
          <table:table-cell office:value-type="float" office:value="518149" calcext:value-type="float">
            <text:p>518149</text:p>
          </table:table-cell>
          <table:table-cell office:value-type="float" office:value="43450" calcext:value-type="float">
            <text:p>43450</text:p>
          </table:table-cell>
          <table:table-cell office:value-type="float" office:value="55041" calcext:value-type="float">
            <text:p>55041</text:p>
          </table:table-cell>
          <table:table-cell office:value-type="float" office:value="124" calcext:value-type="float">
            <text:p>124</text:p>
          </table:table-cell>
          <table:table-cell office:value-type="float" office:value="188354" calcext:value-type="float">
            <text:p>188354</text:p>
          </table:table-cell>
          <table:table-cell office:value-type="float" office:value="10728" calcext:value-type="float">
            <text:p>10728</text:p>
          </table:table-cell>
          <table:table-cell office:value-type="float" office:value="131" calcext:value-type="float">
            <text:p>131</text:p>
          </table:table-cell>
          <table:table-cell office:value-type="float" office:value="173" calcext:value-type="float">
            <text:p>173</text:p>
          </table:table-cell>
          <table:table-cell office:value-type="float" office:value="105865" calcext:value-type="float">
            <text:p>105865</text:p>
          </table:table-cell>
          <table:table-cell office:value-type="float" office:value="4863" calcext:value-type="float">
            <text:p>486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58267" calcext:value-type="float">
            <text:p>58267</text:p>
          </table:table-cell>
          <table:table-cell office:value-type="float" office:value="2675" calcext:value-type="float">
            <text:p>267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82184" calcext:value-type="float">
            <text:p>182184</text:p>
          </table:table-cell>
          <table:table-cell office:value-type="float" office:value="3257" calcext:value-type="float">
            <text:p>325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2:20" calcext:value-type="date">
            <text:p>17/12/16 22:32</text:p>
          </table:table-cell>
          <table:table-cell office:value-type="date" office:date-value="2016-12-17T22:40:50" calcext:value-type="date">
            <text:p>17/12/16 22:4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481" calcext:value-type="float">
            <text:p>13481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7531" calcext:value-type="float">
            <text:p>0.8753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0.87531" calcext:value-type="float">
            <text:p>0.8753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0.87531" calcext:value-type="float">
            <text:p>0.8753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0.74178" calcext:value-type="float">
            <text:p>0.74178</text:p>
          </table:table-cell>
          <table:table-cell office:value-type="float" office:value="0.25822" calcext:value-type="float">
            <text:p>0.25822</text:p>
          </table:table-cell>
          <table:table-cell table:number-columns-repeated="2" office:value-type="float" office:value="0.01399" calcext:value-type="float">
            <text:p>0.01399</text:p>
          </table:table-cell>
          <table:table-cell office:value-type="float" office:value="0.73034" calcext:value-type="float">
            <text:p>0.73034</text:p>
          </table:table-cell>
          <table:table-cell office:value-type="float" office:value="0.26966" calcext:value-type="float">
            <text:p>0.26966</text:p>
          </table:table-cell>
          <table:table-cell table:number-columns-repeated="2" office:value-type="float" office:value="0.01418" calcext:value-type="float">
            <text:p>0.01418</text:p>
          </table:table-cell>
          <table:table-cell office:value-type="float" office:value="24" calcext:value-type="float">
            <text:p>24</text:p>
          </table:table-cell>
          <table:table-cell office:value-type="float" office:value="1868" calcext:value-type="float">
            <text:p>1868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float" office:value="1983" calcext:value-type="float">
            <text:p>1983</text:p>
          </table:table-cell>
          <table:table-cell office:value-type="float" office:value="619108" calcext:value-type="float">
            <text:p>619108</text:p>
          </table:table-cell>
          <table:table-cell office:value-type="float" office:value="47247" calcext:value-type="float">
            <text:p>47247</text:p>
          </table:table-cell>
          <table:table-cell office:value-type="float" office:value="59432" calcext:value-type="float">
            <text:p>59432</text:p>
          </table:table-cell>
          <table:table-cell office:value-type="float" office:value="129" calcext:value-type="float">
            <text:p>129</text:p>
          </table:table-cell>
          <table:table-cell office:value-type="float" office:value="155227" calcext:value-type="float">
            <text:p>155227</text:p>
          </table:table-cell>
          <table:table-cell office:value-type="float" office:value="11193" calcext:value-type="float">
            <text:p>11193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63894" calcext:value-type="float">
            <text:p>163894</text:p>
          </table:table-cell>
          <table:table-cell office:value-type="float" office:value="5019" calcext:value-type="float">
            <text:p>5019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159387" calcext:value-type="float">
            <text:p>159387</text:p>
          </table:table-cell>
          <table:table-cell office:value-type="float" office:value="3344" calcext:value-type="float">
            <text:p>3344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153980" calcext:value-type="float">
            <text:p>153980</text:p>
          </table:table-cell>
          <table:table-cell office:value-type="float" office:value="3852" calcext:value-type="float">
            <text:p>385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33:01" calcext:value-type="date">
            <text:p>17/12/16 22:33</text:p>
          </table:table-cell>
          <table:table-cell office:value-type="date" office:date-value="2016-12-17T22:34:15.999994" calcext:value-type="date">
            <text:p>17/12/16 22:3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77855" calcext:value-type="float">
            <text:p>0.77855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77855" calcext:value-type="float">
            <text:p>0.77855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77855" calcext:value-type="float">
            <text:p>0.778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73529" calcext:value-type="float">
            <text:p>0.73529</text:p>
          </table:table-cell>
          <table:table-cell office:value-type="float" office:value="0.26471" calcext:value-type="float">
            <text:p>0.26471</text:p>
          </table:table-cell>
          <table:table-cell table:number-columns-repeated="2" office:value-type="float" office:value="0.01406" calcext:value-type="float">
            <text:p>0.01406</text:p>
          </table:table-cell>
          <table:table-cell office:value-type="float" office:value="0.74924" calcext:value-type="float">
            <text:p>0.74924</text:p>
          </table:table-cell>
          <table:table-cell office:value-type="float" office:value="0.25076" calcext:value-type="float">
            <text:p>0.25076</text:p>
          </table:table-cell>
          <table:table-cell table:number-columns-repeated="2" office:value-type="float" office:value="0.01381" calcext:value-type="float">
            <text:p>0.01381</text:p>
          </table:table-cell>
          <table:table-cell office:value-type="float" office:value="27" calcext:value-type="float">
            <text:p>27</text:p>
          </table:table-cell>
          <table:table-cell office:value-type="float" office:value="2258" calcext:value-type="float">
            <text:p>225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1566" calcext:value-type="float">
            <text:p>1566</text:p>
          </table:table-cell>
          <table:table-cell office:value-type="float" office:value="812408" calcext:value-type="float">
            <text:p>812408</text:p>
          </table:table-cell>
          <table:table-cell office:value-type="float" office:value="47849" calcext:value-type="float">
            <text:p>47849</text:p>
          </table:table-cell>
          <table:table-cell office:value-type="float" office:value="65475" calcext:value-type="float">
            <text:p>65475</text:p>
          </table:table-cell>
          <table:table-cell office:value-type="float" office:value="103" calcext:value-type="float">
            <text:p>103</text:p>
          </table:table-cell>
          <table:table-cell office:value-type="float" office:value="347921" calcext:value-type="float">
            <text:p>347921</text:p>
          </table:table-cell>
          <table:table-cell office:value-type="float" office:value="12159" calcext:value-type="float">
            <text:p>12159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129732" calcext:value-type="float">
            <text:p>129732</text:p>
          </table:table-cell>
          <table:table-cell office:value-type="float" office:value="5039" calcext:value-type="float">
            <text:p>503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9143" calcext:value-type="float">
            <text:p>99143</text:p>
          </table:table-cell>
          <table:table-cell office:value-type="float" office:value="2948" calcext:value-type="float">
            <text:p>2948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14570" calcext:value-type="float">
            <text:p>114570</text:p>
          </table:table-cell>
          <table:table-cell office:value-type="float" office:value="3563" calcext:value-type="float">
            <text:p>35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4:15.999994" calcext:value-type="date">
            <text:p>17/12/16 22:34</text:p>
          </table:table-cell>
          <table:table-cell office:value-type="date" office:date-value="2016-12-17T22:35:30.999999" calcext:value-type="date">
            <text:p>17/12/16 22:3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721" calcext:value-type="float">
            <text:p>13721</text:p>
          </table:table-cell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915" calcext:value-type="float">
            <text:p>0.88915</text:p>
          </table:table-cell>
          <table:table-cell office:value-type="float" office:value="0.79058" calcext:value-type="float">
            <text:p>0.79058</text:p>
          </table:table-cell>
          <table:table-cell office:value-type="float" office:value="0.88915" calcext:value-type="float">
            <text:p>0.88915</text:p>
          </table:table-cell>
          <table:table-cell office:value-type="float" office:value="0.79058" calcext:value-type="float">
            <text:p>0.79058</text:p>
          </table:table-cell>
          <table:table-cell office:value-type="float" office:value="0.88915" calcext:value-type="float">
            <text:p>0.88915</text:p>
          </table:table-cell>
          <table:table-cell office:value-type="float" office:value="0.79058" calcext:value-type="float">
            <text:p>0.790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72881" calcext:value-type="float">
            <text:p>0.72881</text:p>
          </table:table-cell>
          <table:table-cell office:value-type="float" office:value="0.27119" calcext:value-type="float">
            <text:p>0.27119</text:p>
          </table:table-cell>
          <table:table-cell table:number-columns-repeated="2" office:value-type="float" office:value="0.01417" calcext:value-type="float">
            <text:p>0.01417</text:p>
          </table:table-cell>
          <table:table-cell office:value-type="float" office:value="0.73299" calcext:value-type="float">
            <text:p>0.73299</text:p>
          </table:table-cell>
          <table:table-cell office:value-type="float" office:value="0.26701" calcext:value-type="float">
            <text:p>0.26701</text:p>
          </table:table-cell>
          <table:table-cell table:number-columns-repeated="2" office:value-type="float" office:value="0.0141" calcext:value-type="float">
            <text:p>0.0141</text:p>
          </table:table-cell>
          <table:table-cell office:value-type="float" office:value="19" calcext:value-type="float">
            <text:p>19</text:p>
          </table:table-cell>
          <table:table-cell office:value-type="float" office:value="2540" calcext:value-type="float">
            <text:p>2540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office:value-type="float" office:value="1532" calcext:value-type="float">
            <text:p>1532</text:p>
          </table:table-cell>
          <table:table-cell office:value-type="float" office:value="705128" calcext:value-type="float">
            <text:p>705128</text:p>
          </table:table-cell>
          <table:table-cell office:value-type="float" office:value="48496" calcext:value-type="float">
            <text:p>48496</text:p>
          </table:table-cell>
          <table:table-cell office:value-type="float" office:value="67035" calcext:value-type="float">
            <text:p>67035</text:p>
          </table:table-cell>
          <table:table-cell office:value-type="float" office:value="142" calcext:value-type="float">
            <text:p>142</text:p>
          </table:table-cell>
          <table:table-cell office:value-type="float" office:value="276381" calcext:value-type="float">
            <text:p>276381</text:p>
          </table:table-cell>
          <table:table-cell office:value-type="float" office:value="11701" calcext:value-type="float">
            <text:p>11701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83276" calcext:value-type="float">
            <text:p>183276</text:p>
          </table:table-cell>
          <table:table-cell office:value-type="float" office:value="5717" calcext:value-type="float">
            <text:p>5717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195279" calcext:value-type="float">
            <text:p>195279</text:p>
          </table:table-cell>
          <table:table-cell office:value-type="float" office:value="3226" calcext:value-type="float">
            <text:p>3226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06121" calcext:value-type="float">
            <text:p>106121</text:p>
          </table:table-cell>
          <table:table-cell office:value-type="float" office:value="3392" calcext:value-type="float">
            <text:p>33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5:30.999999" calcext:value-type="date">
            <text:p>17/12/16 22:35</text:p>
          </table:table-cell>
          <table:table-cell office:value-type="date" office:date-value="2016-12-17T22:36:41" calcext:value-type="date">
            <text:p>17/12/16 22:3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844" calcext:value-type="float">
            <text:p>13844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9569" calcext:value-type="float">
            <text:p>0.89569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89569" calcext:value-type="float">
            <text:p>0.89569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89569" calcext:value-type="float">
            <text:p>0.89569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0.72233" calcext:value-type="float">
            <text:p>0.72233</text:p>
          </table:table-cell>
          <table:table-cell office:value-type="float" office:value="0.27767" calcext:value-type="float">
            <text:p>0.27767</text:p>
          </table:table-cell>
          <table:table-cell table:number-columns-repeated="2" office:value-type="float" office:value="0.01425" calcext:value-type="float">
            <text:p>0.01425</text:p>
          </table:table-cell>
          <table:table-cell office:value-type="float" office:value="0.73785" calcext:value-type="float">
            <text:p>0.73785</text:p>
          </table:table-cell>
          <table:table-cell office:value-type="float" office:value="0.26215" calcext:value-type="float">
            <text:p>0.26215</text:p>
          </table:table-cell>
          <table:table-cell table:number-columns-repeated="2" office:value-type="float" office:value="0.01399" calcext:value-type="float">
            <text:p>0.01399</text:p>
          </table:table-cell>
          <table:table-cell office:value-type="float" office:value="32" calcext:value-type="float">
            <text:p>32</text:p>
          </table:table-cell>
          <table:table-cell office:value-type="float" office:value="1752" calcext:value-type="float">
            <text:p>1752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float" office:value="2149" calcext:value-type="float">
            <text:p>2149</text:p>
          </table:table-cell>
          <table:table-cell office:value-type="float" office:value="611628" calcext:value-type="float">
            <text:p>611628</text:p>
          </table:table-cell>
          <table:table-cell office:value-type="float" office:value="45303" calcext:value-type="float">
            <text:p>45303</text:p>
          </table:table-cell>
          <table:table-cell office:value-type="float" office:value="56624" calcext:value-type="float">
            <text:p>56624</text:p>
          </table:table-cell>
          <table:table-cell office:value-type="float" office:value="232" calcext:value-type="float">
            <text:p>232</text:p>
          </table:table-cell>
          <table:table-cell office:value-type="float" office:value="172279" calcext:value-type="float">
            <text:p>172279</text:p>
          </table:table-cell>
          <table:table-cell office:value-type="float" office:value="10268" calcext:value-type="float">
            <text:p>10268</text:p>
          </table:table-cell>
          <table:table-cell office:value-type="float" office:value="119" calcext:value-type="float">
            <text:p>119</text:p>
          </table:table-cell>
          <table:table-cell office:value-type="float" office:value="209" calcext:value-type="float">
            <text:p>209</text:p>
          </table:table-cell>
          <table:table-cell office:value-type="float" office:value="136950" calcext:value-type="float">
            <text:p>136950</text:p>
          </table:table-cell>
          <table:table-cell office:value-type="float" office:value="5432" calcext:value-type="float">
            <text:p>5432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188142" calcext:value-type="float">
            <text:p>188142</text:p>
          </table:table-cell>
          <table:table-cell office:value-type="float" office:value="3288" calcext:value-type="float">
            <text:p>328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203034" calcext:value-type="float">
            <text:p>203034</text:p>
          </table:table-cell>
          <table:table-cell office:value-type="float" office:value="3454" calcext:value-type="float">
            <text:p>34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6:41" calcext:value-type="date">
            <text:p>17/12/16 22:36</text:p>
          </table:table-cell>
          <table:table-cell office:value-type="date" office:date-value="2016-12-17T22:38:01" calcext:value-type="date">
            <text:p>17/12/16 22:3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969" calcext:value-type="float">
            <text:p>13969</text:p>
          </table:table-cell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2" calcext:value-type="float">
            <text:p>0.902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02" calcext:value-type="float">
            <text:p>0.902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02" calcext:value-type="float">
            <text:p>0.902</text:p>
          </table:table-cell>
          <table:table-cell office:value-type="float" office:value="0.8136" calcext:value-type="float">
            <text:p>0.81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0.71587" calcext:value-type="float">
            <text:p>0.71587</text:p>
          </table:table-cell>
          <table:table-cell office:value-type="float" office:value="0.28413" calcext:value-type="float">
            <text:p>0.28413</text:p>
          </table:table-cell>
          <table:table-cell table:number-columns-repeated="2" office:value-type="float" office:value="0.01441" calcext:value-type="float">
            <text:p>0.01441</text:p>
          </table:table-cell>
          <table:table-cell office:value-type="float" office:value="0.71093" calcext:value-type="float">
            <text:p>0.71093</text:p>
          </table:table-cell>
          <table:table-cell office:value-type="float" office:value="0.28907" calcext:value-type="float">
            <text:p>0.28907</text:p>
          </table:table-cell>
          <table:table-cell table:number-columns-repeated="2" office:value-type="float" office:value="0.01449" calcext:value-type="float">
            <text:p>0.01449</text:p>
          </table:table-cell>
          <table:table-cell office:value-type="float" office:value="24" calcext:value-type="float">
            <text:p>24</text:p>
          </table:table-cell>
          <table:table-cell office:value-type="float" office:value="2167" calcext:value-type="float">
            <text:p>2167</text:p>
          </table:table-cell>
          <table:table-cell office:value-type="float" office:value="228" calcext:value-type="float">
            <text:p>228</text:p>
          </table:table-cell>
          <table:table-cell office:value-type="float" office:value="216" calcext:value-type="float">
            <text:p>216</text:p>
          </table:table-cell>
          <table:table-cell office:value-type="float" office:value="2588" calcext:value-type="float">
            <text:p>2588</text:p>
          </table:table-cell>
          <table:table-cell office:value-type="float" office:value="632209" calcext:value-type="float">
            <text:p>632209</text:p>
          </table:table-cell>
          <table:table-cell office:value-type="float" office:value="47888" calcext:value-type="float">
            <text:p>47888</text:p>
          </table:table-cell>
          <table:table-cell office:value-type="float" office:value="61049" calcext:value-type="float">
            <text:p>61049</text:p>
          </table:table-cell>
          <table:table-cell office:value-type="float" office:value="192" calcext:value-type="float">
            <text:p>192</text:p>
          </table:table-cell>
          <table:table-cell office:value-type="float" office:value="252503" calcext:value-type="float">
            <text:p>252503</text:p>
          </table:table-cell>
          <table:table-cell office:value-type="float" office:value="10661" calcext:value-type="float">
            <text:p>10661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70799" calcext:value-type="float">
            <text:p>170799</text:p>
          </table:table-cell>
          <table:table-cell office:value-type="float" office:value="6164" calcext:value-type="float">
            <text:p>6164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88920" calcext:value-type="float">
            <text:p>88920</text:p>
          </table:table-cell>
          <table:table-cell office:value-type="float" office:value="3270" calcext:value-type="float">
            <text:p>3270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11979" calcext:value-type="float">
            <text:p>111979</text:p>
          </table:table-cell>
          <table:table-cell office:value-type="float" office:value="3628" calcext:value-type="float">
            <text:p>36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8:01" calcext:value-type="date">
            <text:p>17/12/16 22:38</text:p>
          </table:table-cell>
          <table:table-cell office:value-type="date" office:date-value="2016-12-17T22:39:21" calcext:value-type="date">
            <text:p>17/12/16 22:3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0.70942" calcext:value-type="float">
            <text:p>0.70942</text:p>
          </table:table-cell>
          <table:table-cell office:value-type="float" office:value="0.29058" calcext:value-type="float">
            <text:p>0.29058</text:p>
          </table:table-cell>
          <table:table-cell table:number-columns-repeated="2" office:value-type="float" office:value="0.0145" calcext:value-type="float">
            <text:p>0.0145</text:p>
          </table:table-cell>
          <table:table-cell office:value-type="float" office:value="0.69286" calcext:value-type="float">
            <text:p>0.69286</text:p>
          </table:table-cell>
          <table:table-cell office:value-type="float" office:value="0.30714" calcext:value-type="float">
            <text:p>0.30714</text:p>
          </table:table-cell>
          <table:table-cell table:number-columns-repeated="2" office:value-type="float" office:value="0.01474" calcext:value-type="float">
            <text:p>0.01474</text:p>
          </table:table-cell>
          <table:table-cell office:value-type="float" office:value="17" calcext:value-type="float">
            <text:p>17</text:p>
          </table:table-cell>
          <table:table-cell office:value-type="float" office:value="2129" calcext:value-type="float">
            <text:p>2129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float" office:value="2100" calcext:value-type="float">
            <text:p>2100</text:p>
          </table:table-cell>
          <table:table-cell office:value-type="float" office:value="734870" calcext:value-type="float">
            <text:p>734870</text:p>
          </table:table-cell>
          <table:table-cell office:value-type="float" office:value="50596" calcext:value-type="float">
            <text:p>50596</text:p>
          </table:table-cell>
          <table:table-cell office:value-type="float" office:value="72514" calcext:value-type="float">
            <text:p>72514</text:p>
          </table:table-cell>
          <table:table-cell office:value-type="float" office:value="33" calcext:value-type="float">
            <text:p>33</text:p>
          </table:table-cell>
          <table:table-cell office:value-type="float" office:value="230624" calcext:value-type="float">
            <text:p>230624</text:p>
          </table:table-cell>
          <table:table-cell office:value-type="float" office:value="11357" calcext:value-type="float">
            <text:p>11357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221147" calcext:value-type="float">
            <text:p>221147</text:p>
          </table:table-cell>
          <table:table-cell office:value-type="float" office:value="6550" calcext:value-type="float">
            <text:p>6550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9902" calcext:value-type="float">
            <text:p>89902</text:p>
          </table:table-cell>
          <table:table-cell office:value-type="float" office:value="3418" calcext:value-type="float">
            <text:p>3418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77176" calcext:value-type="float">
            <text:p>277176</text:p>
          </table:table-cell>
          <table:table-cell office:value-type="float" office:value="3747" calcext:value-type="float">
            <text:p>37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39:21" calcext:value-type="date">
            <text:p>17/12/16 22:39</text:p>
          </table:table-cell>
          <table:table-cell office:value-type="date" office:date-value="2016-12-17T22:40:35" calcext:value-type="date">
            <text:p>17/12/16 22:4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225" calcext:value-type="float">
            <text:p>14225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1388" calcext:value-type="float">
            <text:p>0.91388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0.91388" calcext:value-type="float">
            <text:p>0.91388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0.91388" calcext:value-type="float">
            <text:p>0.91388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70299" calcext:value-type="float">
            <text:p>0.70299</text:p>
          </table:table-cell>
          <table:table-cell office:value-type="float" office:value="0.29701" calcext:value-type="float">
            <text:p>0.29701</text:p>
          </table:table-cell>
          <table:table-cell table:number-columns-repeated="2" office:value-type="float" office:value="0.01456" calcext:value-type="float">
            <text:p>0.01456</text:p>
          </table:table-cell>
          <table:table-cell office:value-type="float" office:value="0.70761" calcext:value-type="float">
            <text:p>0.70761</text:p>
          </table:table-cell>
          <table:table-cell office:value-type="float" office:value="0.29239" calcext:value-type="float">
            <text:p>0.29239</text:p>
          </table:table-cell>
          <table:table-cell table:number-columns-repeated="2" office:value-type="float" office:value="0.01449" calcext:value-type="float">
            <text:p>0.01449</text:p>
          </table:table-cell>
          <table:table-cell office:value-type="float" office:value="38" calcext:value-type="float">
            <text:p>38</text:p>
          </table:table-cell>
          <table:table-cell office:value-type="float" office:value="1877" calcext:value-type="float">
            <text:p>1877</text:p>
          </table:table-cell>
          <table:table-cell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2694" calcext:value-type="float">
            <text:p>2694</text:p>
          </table:table-cell>
          <table:table-cell office:value-type="float" office:value="632644" calcext:value-type="float">
            <text:p>632644</text:p>
          </table:table-cell>
          <table:table-cell office:value-type="float" office:value="47040" calcext:value-type="float">
            <text:p>47040</text:p>
          </table:table-cell>
          <table:table-cell office:value-type="float" office:value="58281" calcext:value-type="float">
            <text:p>58281</text:p>
          </table:table-cell>
          <table:table-cell office:value-type="float" office:value="61" calcext:value-type="float">
            <text:p>61</text:p>
          </table:table-cell>
          <table:table-cell office:value-type="float" office:value="228772" calcext:value-type="float">
            <text:p>228772</text:p>
          </table:table-cell>
          <table:table-cell office:value-type="float" office:value="11087" calcext:value-type="float">
            <text:p>11087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131416" calcext:value-type="float">
            <text:p>131416</text:p>
          </table:table-cell>
          <table:table-cell office:value-type="float" office:value="5797" calcext:value-type="float">
            <text:p>5797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134635" calcext:value-type="float">
            <text:p>134635</text:p>
          </table:table-cell>
          <table:table-cell office:value-type="float" office:value="2911" calcext:value-type="float">
            <text:p>291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80969" calcext:value-type="float">
            <text:p>80969</text:p>
          </table:table-cell>
          <table:table-cell office:value-type="float" office:value="3508" calcext:value-type="float">
            <text:p>35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40:35" calcext:value-type="date">
            <text:p>17/12/16 22:40</text:p>
          </table:table-cell>
          <table:table-cell office:value-type="date" office:date-value="2016-12-17T22:42:04" calcext:value-type="date">
            <text:p>17/12/16 22:4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356" calcext:value-type="float">
            <text:p>14356</text:p>
          </table:table-cell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office:value-type="float" office:value="0.69657" calcext:value-type="float">
            <text:p>0.69657</text:p>
          </table:table-cell>
          <table:table-cell office:value-type="float" office:value="0.30343" calcext:value-type="float">
            <text:p>0.30343</text:p>
          </table:table-cell>
          <table:table-cell table:number-columns-repeated="2" office:value-type="float" office:value="0.01477" calcext:value-type="float">
            <text:p>0.01477</text:p>
          </table:table-cell>
          <table:table-cell office:value-type="float" office:value="0.69763" calcext:value-type="float">
            <text:p>0.69763</text:p>
          </table:table-cell>
          <table:table-cell office:value-type="float" office:value="0.30237" calcext:value-type="float">
            <text:p>0.30237</text:p>
          </table:table-cell>
          <table:table-cell table:number-columns-repeated="2" office:value-type="float" office:value="0.01475" calcext:value-type="float">
            <text:p>0.01475</text:p>
          </table:table-cell>
          <table:table-cell office:value-type="float" office:value="19" calcext:value-type="float">
            <text:p>19</text:p>
          </table:table-cell>
          <table:table-cell office:value-type="float" office:value="2586" calcext:value-type="float">
            <text:p>2586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office:value-type="float" office:value="1535" calcext:value-type="float">
            <text:p>1535</text:p>
          </table:table-cell>
          <table:table-cell office:value-type="float" office:value="622657" calcext:value-type="float">
            <text:p>622657</text:p>
          </table:table-cell>
          <table:table-cell office:value-type="float" office:value="51872" calcext:value-type="float">
            <text:p>51872</text:p>
          </table:table-cell>
          <table:table-cell office:value-type="float" office:value="68415" calcext:value-type="float">
            <text:p>68415</text:p>
          </table:table-cell>
          <table:table-cell office:value-type="float" office:value="100" calcext:value-type="float">
            <text:p>100</text:p>
          </table:table-cell>
          <table:table-cell office:value-type="float" office:value="240052" calcext:value-type="float">
            <text:p>240052</text:p>
          </table:table-cell>
          <table:table-cell office:value-type="float" office:value="11917" calcext:value-type="float">
            <text:p>11917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234908" calcext:value-type="float">
            <text:p>234908</text:p>
          </table:table-cell>
          <table:table-cell office:value-type="float" office:value="6563" calcext:value-type="float">
            <text:p>6563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09845" calcext:value-type="float">
            <text:p>109845</text:p>
          </table:table-cell>
          <table:table-cell office:value-type="float" office:value="3480" calcext:value-type="float">
            <text:p>348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101885" calcext:value-type="float">
            <text:p>101885</text:p>
          </table:table-cell>
          <table:table-cell office:value-type="float" office:value="3737" calcext:value-type="float">
            <text:p>373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40:50" calcext:value-type="date">
            <text:p>17/12/16 22:40</text:p>
          </table:table-cell>
          <table:table-cell office:value-type="date" office:date-value="2016-12-17T22:50:49.999999" calcext:value-type="date">
            <text:p>17/12/16 22:5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489" calcext:value-type="float">
            <text:p>14489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2484" calcext:value-type="float">
            <text:p>0.92484</text:p>
          </table:table-cell>
          <table:table-cell office:value-type="float" office:value="0.85533" calcext:value-type="float">
            <text:p>0.85533</text:p>
          </table:table-cell>
          <table:table-cell office:value-type="float" office:value="0.92484" calcext:value-type="float">
            <text:p>0.92484</text:p>
          </table:table-cell>
          <table:table-cell office:value-type="float" office:value="0.85533" calcext:value-type="float">
            <text:p>0.85533</text:p>
          </table:table-cell>
          <table:table-cell office:value-type="float" office:value="0.92484" calcext:value-type="float">
            <text:p>0.92484</text:p>
          </table:table-cell>
          <table:table-cell office:value-type="float" office:value="0.85533" calcext:value-type="float">
            <text:p>0.855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69018" calcext:value-type="float">
            <text:p>0.69018</text:p>
          </table:table-cell>
          <table:table-cell office:value-type="float" office:value="0.30982" calcext:value-type="float">
            <text:p>0.30982</text:p>
          </table:table-cell>
          <table:table-cell table:number-columns-repeated="2" office:value-type="float" office:value="0.01482" calcext:value-type="float">
            <text:p>0.01482</text:p>
          </table:table-cell>
          <table:table-cell office:value-type="float" office:value="0.67248" calcext:value-type="float">
            <text:p>0.67248</text:p>
          </table:table-cell>
          <table:table-cell office:value-type="float" office:value="0.32752" calcext:value-type="float">
            <text:p>0.32752</text:p>
          </table:table-cell>
          <table:table-cell table:number-columns-repeated="2" office:value-type="float" office:value="0.01504" calcext:value-type="float">
            <text:p>0.01504</text:p>
          </table:table-cell>
          <table:table-cell office:value-type="float" office:value="15" calcext:value-type="float">
            <text:p>15</text:p>
          </table:table-cell>
          <table:table-cell office:value-type="float" office:value="1807" calcext:value-type="float">
            <text:p>180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474" calcext:value-type="float">
            <text:p>1474</text:p>
          </table:table-cell>
          <table:table-cell office:value-type="float" office:value="703738" calcext:value-type="float">
            <text:p>703738</text:p>
          </table:table-cell>
          <table:table-cell office:value-type="float" office:value="52742" calcext:value-type="float">
            <text:p>52742</text:p>
          </table:table-cell>
          <table:table-cell office:value-type="float" office:value="74963" calcext:value-type="float">
            <text:p>74963</text:p>
          </table:table-cell>
          <table:table-cell office:value-type="float" office:value="36" calcext:value-type="float">
            <text:p>36</text:p>
          </table:table-cell>
          <table:table-cell office:value-type="float" office:value="162661" calcext:value-type="float">
            <text:p>162661</text:p>
          </table:table-cell>
          <table:table-cell office:value-type="float" office:value="10798" calcext:value-type="float">
            <text:p>10798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262606" calcext:value-type="float">
            <text:p>262606</text:p>
          </table:table-cell>
          <table:table-cell office:value-type="float" office:value="7881" calcext:value-type="float">
            <text:p>7881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30280" calcext:value-type="float">
            <text:p>230280</text:p>
          </table:table-cell>
          <table:table-cell office:value-type="float" office:value="3870" calcext:value-type="float">
            <text:p>3870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69280" calcext:value-type="float">
            <text:p>69280</text:p>
          </table:table-cell>
          <table:table-cell office:value-type="float" office:value="3584" calcext:value-type="float">
            <text:p>35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42:04" calcext:value-type="date">
            <text:p>17/12/16 22:42</text:p>
          </table:table-cell>
          <table:table-cell office:value-type="date" office:date-value="2016-12-17T22:43:33" calcext:value-type="date">
            <text:p>17/12/16 22:4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624" calcext:value-type="float">
            <text:p>14624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2998" calcext:value-type="float">
            <text:p>0.92998</text:p>
          </table:table-cell>
          <table:table-cell office:value-type="float" office:value="0.86486" calcext:value-type="float">
            <text:p>0.86486</text:p>
          </table:table-cell>
          <table:table-cell office:value-type="float" office:value="0.92998" calcext:value-type="float">
            <text:p>0.92998</text:p>
          </table:table-cell>
          <table:table-cell office:value-type="float" office:value="0.86486" calcext:value-type="float">
            <text:p>0.86486</text:p>
          </table:table-cell>
          <table:table-cell office:value-type="float" office:value="0.92998" calcext:value-type="float">
            <text:p>0.92998</text:p>
          </table:table-cell>
          <table:table-cell office:value-type="float" office:value="0.86486" calcext:value-type="float">
            <text:p>0.864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.68381" calcext:value-type="float">
            <text:p>0.68381</text:p>
          </table:table-cell>
          <table:table-cell office:value-type="float" office:value="0.31619" calcext:value-type="float">
            <text:p>0.31619</text:p>
          </table:table-cell>
          <table:table-cell table:number-columns-repeated="2" office:value-type="float" office:value="0.01482" calcext:value-type="float">
            <text:p>0.01482</text:p>
          </table:table-cell>
          <table:table-cell office:value-type="float" office:value="0.69614" calcext:value-type="float">
            <text:p>0.69614</text:p>
          </table:table-cell>
          <table:table-cell office:value-type="float" office:value="0.30386" calcext:value-type="float">
            <text:p>0.30386</text:p>
          </table:table-cell>
          <table:table-cell table:number-columns-repeated="2" office:value-type="float" office:value="0.01466" calcext:value-type="float">
            <text:p>0.01466</text:p>
          </table:table-cell>
          <table:table-cell office:value-type="float" office:value="32" calcext:value-type="float">
            <text:p>32</text:p>
          </table:table-cell>
          <table:table-cell office:value-type="float" office:value="1970" calcext:value-type="float">
            <text:p>1970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1791" calcext:value-type="float">
            <text:p>1791</text:p>
          </table:table-cell>
          <table:table-cell office:value-type="float" office:value="854420" calcext:value-type="float">
            <text:p>854420</text:p>
          </table:table-cell>
          <table:table-cell office:value-type="float" office:value="53771" calcext:value-type="float">
            <text:p>53771</text:p>
          </table:table-cell>
          <table:table-cell office:value-type="float" office:value="78303" calcext:value-type="float">
            <text:p>78303</text:p>
          </table:table-cell>
          <table:table-cell office:value-type="float" office:value="108" calcext:value-type="float">
            <text:p>108</text:p>
          </table:table-cell>
          <table:table-cell office:value-type="float" office:value="314410" calcext:value-type="float">
            <text:p>314410</text:p>
          </table:table-cell>
          <table:table-cell office:value-type="float" office:value="11886" calcext:value-type="float">
            <text:p>11886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330097" calcext:value-type="float">
            <text:p>330097</text:p>
          </table:table-cell>
          <table:table-cell office:value-type="float" office:value="7484" calcext:value-type="float">
            <text:p>748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93476" calcext:value-type="float">
            <text:p>93476</text:p>
          </table:table-cell>
          <table:table-cell office:value-type="float" office:value="3663" calcext:value-type="float">
            <text:p>3663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41013" calcext:value-type="float">
            <text:p>141013</text:p>
          </table:table-cell>
          <table:table-cell office:value-type="float" office:value="3620" calcext:value-type="float">
            <text:p>36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43:33" calcext:value-type="date">
            <text:p>17/12/16 22:43</text:p>
          </table:table-cell>
          <table:table-cell office:value-type="date" office:date-value="2016-12-17T22:45:06" calcext:value-type="date">
            <text:p>17/12/16 22:4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761" calcext:value-type="float">
            <text:p>14761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7403" calcext:value-type="float">
            <text:p>0.87403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7403" calcext:value-type="float">
            <text:p>0.87403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7403" calcext:value-type="float">
            <text:p>0.874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.67746" calcext:value-type="float">
            <text:p>0.67746</text:p>
          </table:table-cell>
          <table:table-cell office:value-type="float" office:value="0.32254" calcext:value-type="float">
            <text:p>0.32254</text:p>
          </table:table-cell>
          <table:table-cell table:number-columns-repeated="2" office:value-type="float" office:value="0.01499" calcext:value-type="float">
            <text:p>0.01499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3035" calcext:value-type="float">
            <text:p>0.3035</text:p>
          </table:table-cell>
          <table:table-cell table:number-columns-repeated="2" office:value-type="float" office:value="0.01475" calcext:value-type="float">
            <text:p>0.01475</text:p>
          </table:table-cell>
          <table:table-cell office:value-type="float" office:value="19" calcext:value-type="float">
            <text:p>19</text:p>
          </table:table-cell>
          <table:table-cell office:value-type="float" office:value="2151" calcext:value-type="float">
            <text:p>2151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1915" calcext:value-type="float">
            <text:p>1915</text:p>
          </table:table-cell>
          <table:table-cell office:value-type="float" office:value="655304" calcext:value-type="float">
            <text:p>655304</text:p>
          </table:table-cell>
          <table:table-cell office:value-type="float" office:value="52399" calcext:value-type="float">
            <text:p>52399</text:p>
          </table:table-cell>
          <table:table-cell office:value-type="float" office:value="69551" calcext:value-type="float">
            <text:p>69551</text:p>
          </table:table-cell>
          <table:table-cell office:value-type="float" office:value="305" calcext:value-type="float">
            <text:p>305</text:p>
          </table:table-cell>
          <table:table-cell office:value-type="float" office:value="293793" calcext:value-type="float">
            <text:p>293793</text:p>
          </table:table-cell>
          <table:table-cell office:value-type="float" office:value="12159" calcext:value-type="float">
            <text:p>12159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185506" calcext:value-type="float">
            <text:p>185506</text:p>
          </table:table-cell>
          <table:table-cell office:value-type="float" office:value="6556" calcext:value-type="float">
            <text:p>6556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99527" calcext:value-type="float">
            <text:p>99527</text:p>
          </table:table-cell>
          <table:table-cell office:value-type="float" office:value="3563" calcext:value-type="float">
            <text:p>356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63517" calcext:value-type="float">
            <text:p>63517</text:p>
          </table:table-cell>
          <table:table-cell office:value-type="float" office:value="3682" calcext:value-type="float">
            <text:p>36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45:06" calcext:value-type="date">
            <text:p>17/12/16 22:45</text:p>
          </table:table-cell>
          <table:table-cell office:value-type="date" office:date-value="2016-12-17T22:46:32" calcext:value-type="date">
            <text:p>17/12/16 22:4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900" calcext:value-type="float">
            <text:p>149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88284" calcext:value-type="float">
            <text:p>0.8828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88284" calcext:value-type="float">
            <text:p>0.8828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88284" calcext:value-type="float">
            <text:p>0.882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office:value-type="float" office:value="0.67114" calcext:value-type="float">
            <text:p>0.67114</text:p>
          </table:table-cell>
          <table:table-cell office:value-type="float" office:value="0.32886" calcext:value-type="float">
            <text:p>0.32886</text:p>
          </table:table-cell>
          <table:table-cell table:number-columns-repeated="2" office:value-type="float" office:value="0.01504" calcext:value-type="float">
            <text:p>0.01504</text:p>
          </table:table-cell>
          <table:table-cell office:value-type="float" office:value="0.69057" calcext:value-type="float">
            <text:p>0.69057</text:p>
          </table:table-cell>
          <table:table-cell office:value-type="float" office:value="0.30943" calcext:value-type="float">
            <text:p>0.30943</text:p>
          </table:table-cell>
          <table:table-cell table:number-columns-repeated="2" office:value-type="float" office:value="0.0148" calcext:value-type="float">
            <text:p>0.0148</text:p>
          </table:table-cell>
          <table:table-cell office:value-type="float" office:value="22" calcext:value-type="float">
            <text:p>22</text:p>
          </table:table-cell>
          <table:table-cell office:value-type="float" office:value="2097" calcext:value-type="float">
            <text:p>2097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1650" calcext:value-type="float">
            <text:p>1650</text:p>
          </table:table-cell>
          <table:table-cell office:value-type="float" office:value="713810" calcext:value-type="float">
            <text:p>713810</text:p>
          </table:table-cell>
          <table:table-cell office:value-type="float" office:value="52138" calcext:value-type="float">
            <text:p>52138</text:p>
          </table:table-cell>
          <table:table-cell office:value-type="float" office:value="65032" calcext:value-type="float">
            <text:p>65032</text:p>
          </table:table-cell>
          <table:table-cell office:value-type="float" office:value="180" calcext:value-type="float">
            <text:p>180</text:p>
          </table:table-cell>
          <table:table-cell office:value-type="float" office:value="135953" calcext:value-type="float">
            <text:p>135953</text:p>
          </table:table-cell>
          <table:table-cell office:value-type="float" office:value="11255" calcext:value-type="float">
            <text:p>1125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321351" calcext:value-type="float">
            <text:p>321351</text:p>
          </table:table-cell>
          <table:table-cell office:value-type="float" office:value="7242" calcext:value-type="float">
            <text:p>7242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29889" calcext:value-type="float">
            <text:p>129889</text:p>
          </table:table-cell>
          <table:table-cell office:value-type="float" office:value="3386" calcext:value-type="float">
            <text:p>338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12425" calcext:value-type="float">
            <text:p>112425</text:p>
          </table:table-cell>
          <table:table-cell office:value-type="float" office:value="3946" calcext:value-type="float">
            <text:p>394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46:32" calcext:value-type="date">
            <text:p>17/12/16 22:46</text:p>
          </table:table-cell>
          <table:table-cell office:value-type="date" office:date-value="2016-12-17T22:48:02" calcext:value-type="date">
            <text:p>17/12/16 22:4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041" calcext:value-type="float">
            <text:p>15041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409" calcext:value-type="float">
            <text:p>0.9440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4409" calcext:value-type="float">
            <text:p>0.9440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4409" calcext:value-type="float">
            <text:p>0.9440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66485" calcext:value-type="float">
            <text:p>0.66485</text:p>
          </table:table-cell>
          <table:table-cell office:value-type="float" office:value="0.33515" calcext:value-type="float">
            <text:p>0.33515</text:p>
          </table:table-cell>
          <table:table-cell table:number-columns-repeated="2" office:value-type="float" office:value="0.01513" calcext:value-type="float">
            <text:p>0.01513</text:p>
          </table:table-cell>
          <table:table-cell office:value-type="float" office:value="0.66324" calcext:value-type="float">
            <text:p>0.66324</text:p>
          </table:table-cell>
          <table:table-cell office:value-type="float" office:value="0.33676" calcext:value-type="float">
            <text:p>0.33676</text:p>
          </table:table-cell>
          <table:table-cell table:number-columns-repeated="2" office:value-type="float" office:value="0.01514" calcext:value-type="float">
            <text:p>0.01514</text:p>
          </table:table-cell>
          <table:table-cell office:value-type="float" office:value="28" calcext:value-type="float">
            <text:p>28</text:p>
          </table:table-cell>
          <table:table-cell office:value-type="float" office:value="1938" calcext:value-type="float">
            <text:p>1938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273" calcext:value-type="float">
            <text:p>2273</text:p>
          </table:table-cell>
          <table:table-cell office:value-type="float" office:value="608702" calcext:value-type="float">
            <text:p>608702</text:p>
          </table:table-cell>
          <table:table-cell office:value-type="float" office:value="53007" calcext:value-type="float">
            <text:p>53007</text:p>
          </table:table-cell>
          <table:table-cell office:value-type="float" office:value="67214" calcext:value-type="float">
            <text:p>67214</text:p>
          </table:table-cell>
          <table:table-cell office:value-type="float" office:value="90" calcext:value-type="float">
            <text:p>90</text:p>
          </table:table-cell>
          <table:table-cell office:value-type="float" office:value="233495" calcext:value-type="float">
            <text:p>233495</text:p>
          </table:table-cell>
          <table:table-cell office:value-type="float" office:value="11734" calcext:value-type="float">
            <text:p>11734</text:p>
          </table:table-cell>
          <table:table-cell office:value-type="float" office:value="138" calcext:value-type="float">
            <text:p>138</text:p>
          </table:table-cell>
          <table:table-cell office:value-type="float" office:value="223" calcext:value-type="float">
            <text:p>223</text:p>
          </table:table-cell>
          <table:table-cell office:value-type="float" office:value="244524" calcext:value-type="float">
            <text:p>244524</text:p>
          </table:table-cell>
          <table:table-cell office:value-type="float" office:value="7408" calcext:value-type="float">
            <text:p>7408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8776" calcext:value-type="float">
            <text:p>68776</text:p>
          </table:table-cell>
          <table:table-cell office:value-type="float" office:value="3377" calcext:value-type="float">
            <text:p>337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86927" calcext:value-type="float">
            <text:p>186927</text:p>
          </table:table-cell>
          <table:table-cell office:value-type="float" office:value="3747" calcext:value-type="float">
            <text:p>37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48:02" calcext:value-type="date">
            <text:p>17/12/16 22:48</text:p>
          </table:table-cell>
          <table:table-cell office:value-type="date" office:date-value="2016-12-17T22:49:28" calcext:value-type="date">
            <text:p>17/12/16 22:4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184" calcext:value-type="float">
            <text:p>15184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837" calcext:value-type="float">
            <text:p>0.9483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4837" calcext:value-type="float">
            <text:p>0.9483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4837" calcext:value-type="float">
            <text:p>0.9483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0.65859" calcext:value-type="float">
            <text:p>0.65859</text:p>
          </table:table-cell>
          <table:table-cell office:value-type="float" office:value="0.34141" calcext:value-type="float">
            <text:p>0.34141</text:p>
          </table:table-cell>
          <table:table-cell table:number-columns-repeated="2" office:value-type="float" office:value="0.01515" calcext:value-type="float">
            <text:p>0.01515</text:p>
          </table:table-cell>
          <table:table-cell office:value-type="float" office:value="0.65884" calcext:value-type="float">
            <text:p>0.65884</text:p>
          </table:table-cell>
          <table:table-cell office:value-type="float" office:value="0.34116" calcext:value-type="float">
            <text:p>0.34116</text:p>
          </table:table-cell>
          <table:table-cell table:number-columns-repeated="2" office:value-type="float" office:value="0.01515" calcext:value-type="float">
            <text:p>0.01515</text:p>
          </table:table-cell>
          <table:table-cell office:value-type="float" office:value="27" calcext:value-type="float">
            <text:p>27</text:p>
          </table:table-cell>
          <table:table-cell office:value-type="float" office:value="2028" calcext:value-type="float">
            <text:p>2028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1841" calcext:value-type="float">
            <text:p>1841</text:p>
          </table:table-cell>
          <table:table-cell office:value-type="float" office:value="785551" calcext:value-type="float">
            <text:p>785551</text:p>
          </table:table-cell>
          <table:table-cell office:value-type="float" office:value="53065" calcext:value-type="float">
            <text:p>53065</text:p>
          </table:table-cell>
          <table:table-cell office:value-type="float" office:value="67465" calcext:value-type="float">
            <text:p>67465</text:p>
          </table:table-cell>
          <table:table-cell office:value-type="float" office:value="140" calcext:value-type="float">
            <text:p>140</text:p>
          </table:table-cell>
          <table:table-cell office:value-type="float" office:value="199568" calcext:value-type="float">
            <text:p>199568</text:p>
          </table:table-cell>
          <table:table-cell office:value-type="float" office:value="11924" calcext:value-type="float">
            <text:p>11924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133651" calcext:value-type="float">
            <text:p>133651</text:p>
          </table:table-cell>
          <table:table-cell office:value-type="float" office:value="6851" calcext:value-type="float">
            <text:p>6851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23967" calcext:value-type="float">
            <text:p>123967</text:p>
          </table:table-cell>
          <table:table-cell office:value-type="float" office:value="3531" calcext:value-type="float">
            <text:p>3531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46104" calcext:value-type="float">
            <text:p>146104</text:p>
          </table:table-cell>
          <table:table-cell office:value-type="float" office:value="3991" calcext:value-type="float">
            <text:p>39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49:28" calcext:value-type="date">
            <text:p>17/12/16 22:49</text:p>
          </table:table-cell>
          <table:table-cell office:value-type="date" office:date-value="2016-12-17T22:51:11" calcext:value-type="date">
            <text:p>17/12/16 22:5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329" calcext:value-type="float">
            <text:p>15329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5244" calcext:value-type="float">
            <text:p>0.95244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.95244" calcext:value-type="float">
            <text:p>0.95244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.95244" calcext:value-type="float">
            <text:p>0.95244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office:value-type="float" office:value="0.65236" calcext:value-type="float">
            <text:p>0.65236</text:p>
          </table:table-cell>
          <table:table-cell office:value-type="float" office:value="0.34764" calcext:value-type="float">
            <text:p>0.34764</text:p>
          </table:table-cell>
          <table:table-cell table:number-columns-repeated="2" office:value-type="float" office:value="0.01529" calcext:value-type="float">
            <text:p>0.01529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33505" calcext:value-type="float">
            <text:p>0.33505</text:p>
          </table:table-cell>
          <table:table-cell table:number-columns-repeated="2" office:value-type="float" office:value="0.01516" calcext:value-type="float">
            <text:p>0.01516</text:p>
          </table:table-cell>
          <table:table-cell office:value-type="float" office:value="19" calcext:value-type="float">
            <text:p>19</text:p>
          </table:table-cell>
          <table:table-cell office:value-type="float" office:value="2483" calcext:value-type="float">
            <text:p>2483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076" calcext:value-type="float">
            <text:p>2076</text:p>
          </table:table-cell>
          <table:table-cell office:value-type="float" office:value="672809" calcext:value-type="float">
            <text:p>672809</text:p>
          </table:table-cell>
          <table:table-cell office:value-type="float" office:value="58329" calcext:value-type="float">
            <text:p>58329</text:p>
          </table:table-cell>
          <table:table-cell office:value-type="float" office:value="76583" calcext:value-type="float">
            <text:p>76583</text:p>
          </table:table-cell>
          <table:table-cell office:value-type="float" office:value="53" calcext:value-type="float">
            <text:p>53</text:p>
          </table:table-cell>
          <table:table-cell office:value-type="float" office:value="244435" calcext:value-type="float">
            <text:p>244435</text:p>
          </table:table-cell>
          <table:table-cell office:value-type="float" office:value="12887" calcext:value-type="float">
            <text:p>12887</text:p>
          </table:table-cell>
          <table:table-cell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187144" calcext:value-type="float">
            <text:p>187144</text:p>
          </table:table-cell>
          <table:table-cell office:value-type="float" office:value="7727" calcext:value-type="float">
            <text:p>7727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  <table:table-cell office:value-type="float" office:value="173403" calcext:value-type="float">
            <text:p>173403</text:p>
          </table:table-cell>
          <table:table-cell office:value-type="float" office:value="3831" calcext:value-type="float">
            <text:p>383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02702" calcext:value-type="float">
            <text:p>102702</text:p>
          </table:table-cell>
          <table:table-cell office:value-type="float" office:value="4459" calcext:value-type="float">
            <text:p>445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50:49.999999" calcext:value-type="date">
            <text:p>17/12/16 22:50</text:p>
          </table:table-cell>
          <table:table-cell office:value-type="date" office:date-value="2016-12-17T23:02:04" calcext:value-type="date">
            <text:p>17/12/16 23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5476" calcext:value-type="float">
            <text:p>15476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5632" calcext:value-type="float">
            <text:p>0.95632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0.95632" calcext:value-type="float">
            <text:p>0.95632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0.95632" calcext:value-type="float">
            <text:p>0.95632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1" calcext:value-type="float">
            <text:p>971</text:p>
          </table:table-cell>
          <table:table-cell office:value-type="float" office:value="29" calcext:value-type="float">
            <text:p>29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0.35384" calcext:value-type="float">
            <text:p>0.35384</text:p>
          </table:table-cell>
          <table:table-cell table:number-columns-repeated="2" office:value-type="float" office:value="0.01534" calcext:value-type="float">
            <text:p>0.01534</text:p>
          </table:table-cell>
          <table:table-cell office:value-type="float" office:value="0.64367" calcext:value-type="float">
            <text:p>0.64367</text:p>
          </table:table-cell>
          <table:table-cell office:value-type="float" office:value="0.35633" calcext:value-type="float">
            <text:p>0.35633</text:p>
          </table:table-cell>
          <table:table-cell table:number-columns-repeated="2" office:value-type="float" office:value="0.01537" calcext:value-type="float">
            <text:p>0.01537</text:p>
          </table:table-cell>
          <table:table-cell office:value-type="float" office:value="25" calcext:value-type="float">
            <text:p>25</text:p>
          </table:table-cell>
          <table:table-cell office:value-type="float" office:value="2307" calcext:value-type="float">
            <text:p>2307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1658" calcext:value-type="float">
            <text:p>1658</text:p>
          </table:table-cell>
          <table:table-cell office:value-type="float" office:value="956633" calcext:value-type="float">
            <text:p>956633</text:p>
          </table:table-cell>
          <table:table-cell office:value-type="float" office:value="54937" calcext:value-type="float">
            <text:p>54937</text:p>
          </table:table-cell>
          <table:table-cell office:value-type="float" office:value="75619" calcext:value-type="float">
            <text:p>75619</text:p>
          </table:table-cell>
          <table:table-cell office:value-type="float" office:value="130" calcext:value-type="float">
            <text:p>130</text:p>
          </table:table-cell>
          <table:table-cell office:value-type="float" office:value="217037" calcext:value-type="float">
            <text:p>217037</text:p>
          </table:table-cell>
          <table:table-cell office:value-type="float" office:value="11417" calcext:value-type="float">
            <text:p>11417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332906" calcext:value-type="float">
            <text:p>332906</text:p>
          </table:table-cell>
          <table:table-cell office:value-type="float" office:value="7926" calcext:value-type="float">
            <text:p>7926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56877" calcext:value-type="float">
            <text:p>156877</text:p>
          </table:table-cell>
          <table:table-cell office:value-type="float" office:value="3847" calcext:value-type="float">
            <text:p>3847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38504" calcext:value-type="float">
            <text:p>138504</text:p>
          </table:table-cell>
          <table:table-cell office:value-type="float" office:value="4033" calcext:value-type="float">
            <text:p>4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2:51:11" calcext:value-type="date">
            <text:p>17/12/16 22:51</text:p>
          </table:table-cell>
          <table:table-cell office:value-type="date" office:date-value="2016-12-17T22:52:38" calcext:value-type="date">
            <text:p>17/12/16 22:5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625" calcext:value-type="float">
            <text:p>15625</text:p>
          </table:table-cell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6" calcext:value-type="float">
            <text:p>0.9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6" calcext:value-type="float">
            <text:p>0.9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1537" calcext:value-type="float">
            <text:p>0.01537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1537" calcext:value-type="float">
            <text:p>0.01537</text:p>
          </table:table-cell>
          <table:table-cell office:value-type="float" office:value="22" calcext:value-type="float">
            <text:p>22</text:p>
          </table:table-cell>
          <table:table-cell office:value-type="float" office:value="2750" calcext:value-type="float">
            <text:p>2750</text:p>
          </table:table-cell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float" office:value="1020" calcext:value-type="float">
            <text:p>1020</text:p>
          </table:table-cell>
          <table:table-cell office:value-type="float" office:value="588888" calcext:value-type="float">
            <text:p>588888</text:p>
          </table:table-cell>
          <table:table-cell office:value-type="float" office:value="52451" calcext:value-type="float">
            <text:p>52451</text:p>
          </table:table-cell>
          <table:table-cell office:value-type="float" office:value="62930" calcext:value-type="float">
            <text:p>62930</text:p>
          </table:table-cell>
          <table:table-cell office:value-type="float" office:value="198" calcext:value-type="float">
            <text:p>198</text:p>
          </table:table-cell>
          <table:table-cell office:value-type="float" office:value="185463" calcext:value-type="float">
            <text:p>185463</text:p>
          </table:table-cell>
          <table:table-cell office:value-type="float" office:value="11313" calcext:value-type="float">
            <text:p>11313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84727" calcext:value-type="float">
            <text:p>184727</text:p>
          </table:table-cell>
          <table:table-cell office:value-type="float" office:value="7279" calcext:value-type="float">
            <text:p>7279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90084" calcext:value-type="float">
            <text:p>90084</text:p>
          </table:table-cell>
          <table:table-cell office:value-type="float" office:value="3482" calcext:value-type="float">
            <text:p>3482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1954" calcext:value-type="float">
            <text:p>111954</text:p>
          </table:table-cell>
          <table:table-cell office:value-type="float" office:value="3907" calcext:value-type="float">
            <text:p>390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52:38" calcext:value-type="date">
            <text:p>17/12/16 22:52</text:p>
          </table:table-cell>
          <table:table-cell office:value-type="date" office:date-value="2016-12-17T22:54:06" calcext:value-type="date">
            <text:p>17/12/16 22:5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776" calcext:value-type="float">
            <text:p>15776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349" calcext:value-type="float">
            <text:p>0.96349</text:p>
          </table:table-cell>
          <table:table-cell office:value-type="float" office:value="0.92831" calcext:value-type="float">
            <text:p>0.92831</text:p>
          </table:table-cell>
          <table:table-cell office:value-type="float" office:value="0.96349" calcext:value-type="float">
            <text:p>0.96349</text:p>
          </table:table-cell>
          <table:table-cell office:value-type="float" office:value="0.92831" calcext:value-type="float">
            <text:p>0.92831</text:p>
          </table:table-cell>
          <table:table-cell office:value-type="float" office:value="0.96349" calcext:value-type="float">
            <text:p>0.96349</text:p>
          </table:table-cell>
          <table:table-cell office:value-type="float" office:value="0.92831" calcext:value-type="float">
            <text:p>0.928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0.63387" calcext:value-type="float">
            <text:p>0.63387</text:p>
          </table:table-cell>
          <table:table-cell office:value-type="float" office:value="0.36613" calcext:value-type="float">
            <text:p>0.36613</text:p>
          </table:table-cell>
          <table:table-cell table:number-columns-repeated="2" office:value-type="float" office:value="0.01543" calcext:value-type="float">
            <text:p>0.01543</text:p>
          </table:table-cell>
          <table:table-cell office:value-type="float" office:value="0.63077" calcext:value-type="float">
            <text:p>0.63077</text:p>
          </table:table-cell>
          <table:table-cell office:value-type="float" office:value="0.36923" calcext:value-type="float">
            <text:p>0.36923</text:p>
          </table:table-cell>
          <table:table-cell table:number-columns-repeated="2" office:value-type="float" office:value="0.01546" calcext:value-type="float">
            <text:p>0.01546</text:p>
          </table:table-cell>
          <table:table-cell office:value-type="float" office:value="32" calcext:value-type="float">
            <text:p>32</text:p>
          </table:table-cell>
          <table:table-cell office:value-type="float" office:value="1631" calcext:value-type="float">
            <text:p>1631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office:value-type="float" office:value="2142" calcext:value-type="float">
            <text:p>2142</text:p>
          </table:table-cell>
          <table:table-cell office:value-type="float" office:value="838392" calcext:value-type="float">
            <text:p>838392</text:p>
          </table:table-cell>
          <table:table-cell office:value-type="float" office:value="52964" calcext:value-type="float">
            <text:p>52964</text:p>
          </table:table-cell>
          <table:table-cell office:value-type="float" office:value="71646" calcext:value-type="float">
            <text:p>71646</text:p>
          </table:table-cell>
          <table:table-cell office:value-type="float" office:value="213" calcext:value-type="float">
            <text:p>213</text:p>
          </table:table-cell>
          <table:table-cell office:value-type="float" office:value="210750" calcext:value-type="float">
            <text:p>210750</text:p>
          </table:table-cell>
          <table:table-cell office:value-type="float" office:value="10775" calcext:value-type="float">
            <text:p>10775</text:p>
          </table:table-cell>
          <table:table-cell office:value-type="float" office:value="137" calcext:value-type="float">
            <text:p>137</text:p>
          </table:table-cell>
          <table:table-cell office:value-type="float" office:value="194" calcext:value-type="float">
            <text:p>194</text:p>
          </table:table-cell>
          <table:table-cell office:value-type="float" office:value="165364" calcext:value-type="float">
            <text:p>165364</text:p>
          </table:table-cell>
          <table:table-cell office:value-type="float" office:value="7894" calcext:value-type="float">
            <text:p>7894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19030" calcext:value-type="float">
            <text:p>119030</text:p>
          </table:table-cell>
          <table:table-cell office:value-type="float" office:value="3598" calcext:value-type="float">
            <text:p>3598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75027" calcext:value-type="float">
            <text:p>175027</text:p>
          </table:table-cell>
          <table:table-cell office:value-type="float" office:value="3981" calcext:value-type="float">
            <text:p>398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54:06" calcext:value-type="date">
            <text:p>17/12/16 22:54</text:p>
          </table:table-cell>
          <table:table-cell office:value-type="date" office:date-value="2016-12-17T22:55:42" calcext:value-type="date">
            <text:p>17/12/16 22:5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5929" calcext:value-type="float">
            <text:p>15929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679" calcext:value-type="float">
            <text:p>0.9667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6679" calcext:value-type="float">
            <text:p>0.9667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6679" calcext:value-type="float">
            <text:p>0.9667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0.62779" calcext:value-type="float">
            <text:p>0.62779</text:p>
          </table:table-cell>
          <table:table-cell office:value-type="float" office:value="0.37221" calcext:value-type="float">
            <text:p>0.37221</text:p>
          </table:table-cell>
          <table:table-cell table:number-columns-repeated="2" office:value-type="float" office:value="0.01544" calcext:value-type="float">
            <text:p>0.01544</text:p>
          </table:table-cell>
          <table:table-cell office:value-type="float" office:value="0.59184" calcext:value-type="float">
            <text:p>0.59184</text:p>
          </table:table-cell>
          <table:table-cell office:value-type="float" office:value="0.40816" calcext:value-type="float">
            <text:p>0.40816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float" office:value="20" calcext:value-type="float">
            <text:p>20</text:p>
          </table:table-cell>
          <table:table-cell office:value-type="float" office:value="1747" calcext:value-type="float">
            <text:p>1747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673" calcext:value-type="float">
            <text:p>1673</text:p>
          </table:table-cell>
          <table:table-cell office:value-type="float" office:value="674019" calcext:value-type="float">
            <text:p>674019</text:p>
          </table:table-cell>
          <table:table-cell office:value-type="float" office:value="56845" calcext:value-type="float">
            <text:p>56845</text:p>
          </table:table-cell>
          <table:table-cell office:value-type="float" office:value="77114" calcext:value-type="float">
            <text:p>77114</text:p>
          </table:table-cell>
          <table:table-cell office:value-type="float" office:value="219" calcext:value-type="float">
            <text:p>219</text:p>
          </table:table-cell>
          <table:table-cell office:value-type="float" office:value="255577" calcext:value-type="float">
            <text:p>255577</text:p>
          </table:table-cell>
          <table:table-cell office:value-type="float" office:value="11336" calcext:value-type="float">
            <text:p>11336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287498" calcext:value-type="float">
            <text:p>287498</text:p>
          </table:table-cell>
          <table:table-cell office:value-type="float" office:value="8758" calcext:value-type="float">
            <text:p>8758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225979" calcext:value-type="float">
            <text:p>225979</text:p>
          </table:table-cell>
          <table:table-cell office:value-type="float" office:value="4247" calcext:value-type="float">
            <text:p>4247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90128" calcext:value-type="float">
            <text:p>90128</text:p>
          </table:table-cell>
          <table:table-cell office:value-type="float" office:value="3838" calcext:value-type="float">
            <text:p>383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55:42" calcext:value-type="date">
            <text:p>17/12/16 22:55</text:p>
          </table:table-cell>
          <table:table-cell office:value-type="date" office:date-value="2016-12-17T22:57:16" calcext:value-type="date">
            <text:p>17/12/16 22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6084" calcext:value-type="float">
            <text:p>16084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991" calcext:value-type="float">
            <text:p>0.96991</text:p>
          </table:table-cell>
          <table:table-cell office:value-type="float" office:value="0.94072" calcext:value-type="float">
            <text:p>0.94072</text:p>
          </table:table-cell>
          <table:table-cell office:value-type="float" office:value="0.96991" calcext:value-type="float">
            <text:p>0.96991</text:p>
          </table:table-cell>
          <table:table-cell office:value-type="float" office:value="0.94072" calcext:value-type="float">
            <text:p>0.94072</text:p>
          </table:table-cell>
          <table:table-cell office:value-type="float" office:value="0.96991" calcext:value-type="float">
            <text:p>0.96991</text:p>
          </table:table-cell>
          <table:table-cell office:value-type="float" office:value="0.94072" calcext:value-type="float">
            <text:p>0.940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office:value-type="float" office:value="0.62174" calcext:value-type="float">
            <text:p>0.62174</text:p>
          </table:table-cell>
          <table:table-cell office:value-type="float" office:value="0.37826" calcext:value-type="float">
            <text:p>0.37826</text:p>
          </table:table-cell>
          <table:table-cell table:number-columns-repeated="2" office:value-type="float" office:value="0.01552" calcext:value-type="float">
            <text:p>0.01552</text:p>
          </table:table-cell>
          <table:table-cell office:value-type="float" office:value="0.62807" calcext:value-type="float">
            <text:p>0.62807</text:p>
          </table:table-cell>
          <table:table-cell office:value-type="float" office:value="0.37193" calcext:value-type="float">
            <text:p>0.37193</text:p>
          </table:table-cell>
          <table:table-cell table:number-columns-repeated="2" office:value-type="float" office:value="0.01547" calcext:value-type="float">
            <text:p>0.01547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2471" calcext:value-type="float">
            <text:p>2471</text:p>
          </table:table-cell>
          <table:table-cell office:value-type="float" office:value="677920" calcext:value-type="float">
            <text:p>677920</text:p>
          </table:table-cell>
          <table:table-cell office:value-type="float" office:value="55782" calcext:value-type="float">
            <text:p>55782</text:p>
          </table:table-cell>
          <table:table-cell office:value-type="float" office:value="73367" calcext:value-type="float">
            <text:p>73367</text:p>
          </table:table-cell>
          <table:table-cell office:value-type="float" office:value="130" calcext:value-type="float">
            <text:p>130</text:p>
          </table:table-cell>
          <table:table-cell office:value-type="float" office:value="282314" calcext:value-type="float">
            <text:p>282314</text:p>
          </table:table-cell>
          <table:table-cell office:value-type="float" office:value="12055" calcext:value-type="float">
            <text:p>12055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48626" calcext:value-type="float">
            <text:p>148626</text:p>
          </table:table-cell>
          <table:table-cell office:value-type="float" office:value="7631" calcext:value-type="float">
            <text:p>7631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104692" calcext:value-type="float">
            <text:p>104692</text:p>
          </table:table-cell>
          <table:table-cell office:value-type="float" office:value="4031" calcext:value-type="float">
            <text:p>4031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24689" calcext:value-type="float">
            <text:p>124689</text:p>
          </table:table-cell>
          <table:table-cell office:value-type="float" office:value="3928" calcext:value-type="float">
            <text:p>3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57:16" calcext:value-type="date">
            <text:p>17/12/16 22:57</text:p>
          </table:table-cell>
          <table:table-cell office:value-type="date" office:date-value="2016-12-17T22:59:01" calcext:value-type="date">
            <text:p>17/12/16 22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241" calcext:value-type="float">
            <text:p>16241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4643" calcext:value-type="float">
            <text:p>0.94643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4643" calcext:value-type="float">
            <text:p>0.94643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4643" calcext:value-type="float">
            <text:p>0.946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office:value-type="float" office:value="0.61573" calcext:value-type="float">
            <text:p>0.61573</text:p>
          </table:table-cell>
          <table:table-cell office:value-type="float" office:value="0.38427" calcext:value-type="float">
            <text:p>0.38427</text:p>
          </table:table-cell>
          <table:table-cell table:number-columns-repeated="2" office:value-type="float" office:value="0.01564" calcext:value-type="float">
            <text:p>0.01564</text:p>
          </table:table-cell>
          <table:table-cell office:value-type="float" office:value="0.61634" calcext:value-type="float">
            <text:p>0.61634</text:p>
          </table:table-cell>
          <table:table-cell office:value-type="float" office:value="0.38366" calcext:value-type="float">
            <text:p>0.38366</text:p>
          </table:table-cell>
          <table:table-cell table:number-columns-repeated="2" office:value-type="float" office:value="0.01564" calcext:value-type="float">
            <text:p>0.01564</text:p>
          </table:table-cell>
          <table:table-cell office:value-type="float" office:value="19" calcext:value-type="float">
            <text:p>19</text:p>
          </table:table-cell>
          <table:table-cell office:value-type="float" office:value="2271" calcext:value-type="float">
            <text:p>2271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1363" calcext:value-type="float">
            <text:p>1363</text:p>
          </table:table-cell>
          <table:table-cell office:value-type="float" office:value="702732" calcext:value-type="float">
            <text:p>702732</text:p>
          </table:table-cell>
          <table:table-cell office:value-type="float" office:value="58644" calcext:value-type="float">
            <text:p>58644</text:p>
          </table:table-cell>
          <table:table-cell office:value-type="float" office:value="79468" calcext:value-type="float">
            <text:p>79468</text:p>
          </table:table-cell>
          <table:table-cell office:value-type="float" office:value="76" calcext:value-type="float">
            <text:p>76</text:p>
          </table:table-cell>
          <table:table-cell office:value-type="float" office:value="272960" calcext:value-type="float">
            <text:p>272960</text:p>
          </table:table-cell>
          <table:table-cell office:value-type="float" office:value="12233" calcext:value-type="float">
            <text:p>12233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196157" calcext:value-type="float">
            <text:p>196157</text:p>
          </table:table-cell>
          <table:table-cell office:value-type="float" office:value="8251" calcext:value-type="float">
            <text:p>8251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58448" calcext:value-type="float">
            <text:p>158448</text:p>
          </table:table-cell>
          <table:table-cell office:value-type="float" office:value="4228" calcext:value-type="float">
            <text:p>4228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1142" calcext:value-type="float">
            <text:p>111142</text:p>
          </table:table-cell>
          <table:table-cell office:value-type="float" office:value="4344" calcext:value-type="float">
            <text:p>43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2:59:01" calcext:value-type="date">
            <text:p>17/12/16 22:59</text:p>
          </table:table-cell>
          <table:table-cell office:value-type="date" office:date-value="2016-12-17T23:00:37" calcext:value-type="date">
            <text:p>17/12/16 23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400" calcext:value-type="float">
            <text:p>16400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95181" calcext:value-type="float">
            <text:p>0.95181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95181" calcext:value-type="float">
            <text:p>0.95181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95181" calcext:value-type="float">
            <text:p>0.951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office:value-type="float" office:value="0.60976" calcext:value-type="float">
            <text:p>0.60976</text:p>
          </table:table-cell>
          <table:table-cell office:value-type="float" office:value="0.39024" calcext:value-type="float">
            <text:p>0.39024</text:p>
          </table:table-cell>
          <table:table-cell table:number-columns-repeated="2" office:value-type="float" office:value="0.01567" calcext:value-type="float">
            <text:p>0.01567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37255" calcext:value-type="float">
            <text:p>0.37255</text:p>
          </table:table-cell>
          <table:table-cell table:number-columns-repeated="2" office:value-type="float" office:value="0.01553" calcext:value-type="float">
            <text:p>0.01553</text:p>
          </table:table-cell>
          <table:table-cell office:value-type="float" office:value="24" calcext:value-type="float">
            <text:p>24</text:p>
          </table:table-cell>
          <table:table-cell office:value-type="float" office:value="2449" calcext:value-type="float">
            <text:p>2449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1123" calcext:value-type="float">
            <text:p>1123</text:p>
          </table:table-cell>
          <table:table-cell office:value-type="float" office:value="825534" calcext:value-type="float">
            <text:p>825534</text:p>
          </table:table-cell>
          <table:table-cell office:value-type="float" office:value="54920" calcext:value-type="float">
            <text:p>54920</text:p>
          </table:table-cell>
          <table:table-cell office:value-type="float" office:value="75813" calcext:value-type="float">
            <text:p>75813</text:p>
          </table:table-cell>
          <table:table-cell office:value-type="float" office:value="143" calcext:value-type="float">
            <text:p>143</text:p>
          </table:table-cell>
          <table:table-cell office:value-type="float" office:value="343644" calcext:value-type="float">
            <text:p>343644</text:p>
          </table:table-cell>
          <table:table-cell office:value-type="float" office:value="12641" calcext:value-type="float">
            <text:p>12641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203452" calcext:value-type="float">
            <text:p>203452</text:p>
          </table:table-cell>
          <table:table-cell office:value-type="float" office:value="7095" calcext:value-type="float">
            <text:p>7095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170160" calcext:value-type="float">
            <text:p>170160</text:p>
          </table:table-cell>
          <table:table-cell office:value-type="float" office:value="3675" calcext:value-type="float">
            <text:p>3675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17573" calcext:value-type="float">
            <text:p>117573</text:p>
          </table:table-cell>
          <table:table-cell office:value-type="float" office:value="3795" calcext:value-type="float">
            <text:p>37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00:37" calcext:value-type="date">
            <text:p>17/12/16 23:00</text:p>
          </table:table-cell>
          <table:table-cell office:value-type="date" office:date-value="2016-12-17T23:02:22" calcext:value-type="date">
            <text:p>17/12/16 23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6561" calcext:value-type="float">
            <text:p>16561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office:value-type="float" office:value="0.60383" calcext:value-type="float">
            <text:p>0.60383</text:p>
          </table:table-cell>
          <table:table-cell office:value-type="float" office:value="0.39617" calcext:value-type="float">
            <text:p>0.39617</text:p>
          </table:table-cell>
          <table:table-cell table:number-columns-repeated="2" office:value-type="float" office:value="0.01565" calcext:value-type="float">
            <text:p>0.01565</text:p>
          </table:table-cell>
          <table:table-cell office:value-type="float" office:value="0.60184" calcext:value-type="float">
            <text:p>0.60184</text:p>
          </table:table-cell>
          <table:table-cell office:value-type="float" office:value="0.39816" calcext:value-type="float">
            <text:p>0.39816</text:p>
          </table:table-cell>
          <table:table-cell table:number-columns-repeated="2" office:value-type="float" office:value="0.01566" calcext:value-type="float">
            <text:p>0.01566</text:p>
          </table:table-cell>
          <table:table-cell office:value-type="float" office:value="22" calcext:value-type="float">
            <text:p>22</text:p>
          </table:table-cell>
          <table:table-cell office:value-type="float" office:value="3820" calcext:value-type="float">
            <text:p>3820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1828" calcext:value-type="float">
            <text:p>1828</text:p>
          </table:table-cell>
          <table:table-cell office:value-type="float" office:value="654236" calcext:value-type="float">
            <text:p>654236</text:p>
          </table:table-cell>
          <table:table-cell office:value-type="float" office:value="60489" calcext:value-type="float">
            <text:p>60489</text:p>
          </table:table-cell>
          <table:table-cell office:value-type="float" office:value="83105" calcext:value-type="float">
            <text:p>83105</text:p>
          </table:table-cell>
          <table:table-cell office:value-type="float" office:value="235" calcext:value-type="float">
            <text:p>235</text:p>
          </table:table-cell>
          <table:table-cell office:value-type="float" office:value="239243" calcext:value-type="float">
            <text:p>239243</text:p>
          </table:table-cell>
          <table:table-cell office:value-type="float" office:value="12558" calcext:value-type="float">
            <text:p>12558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220499" calcext:value-type="float">
            <text:p>220499</text:p>
          </table:table-cell>
          <table:table-cell office:value-type="float" office:value="9049" calcext:value-type="float">
            <text:p>9049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182956" calcext:value-type="float">
            <text:p>182956</text:p>
          </table:table-cell>
          <table:table-cell office:value-type="float" office:value="4113" calcext:value-type="float">
            <text:p>4113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43605" calcext:value-type="float">
            <text:p>143605</text:p>
          </table:table-cell>
          <table:table-cell office:value-type="float" office:value="4270" calcext:value-type="float">
            <text:p>427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02:04" calcext:value-type="date">
            <text:p>17/12/16 23:02</text:p>
          </table:table-cell>
          <table:table-cell office:value-type="date" office:date-value="2016-12-17T23:12:42" calcext:value-type="date">
            <text:p>17/12/16 23:1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6724" calcext:value-type="float">
            <text:p>16724</text:p>
          </table:table-cell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063" calcext:value-type="float">
            <text:p>0.98063</text:p>
          </table:table-cell>
          <table:table-cell office:value-type="float" office:value="0.96163" calcext:value-type="float">
            <text:p>0.96163</text:p>
          </table:table-cell>
          <table:table-cell office:value-type="float" office:value="0.98063" calcext:value-type="float">
            <text:p>0.98063</text:p>
          </table:table-cell>
          <table:table-cell office:value-type="float" office:value="0.96163" calcext:value-type="float">
            <text:p>0.96163</text:p>
          </table:table-cell>
          <table:table-cell office:value-type="float" office:value="0.98063" calcext:value-type="float">
            <text:p>0.98063</text:p>
          </table:table-cell>
          <table:table-cell office:value-type="float" office:value="0.96163" calcext:value-type="float">
            <text:p>0.961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office:value-type="float" office:value="0.59794" calcext:value-type="float">
            <text:p>0.59794</text:p>
          </table:table-cell>
          <table:table-cell office:value-type="float" office:value="0.40206" calcext:value-type="float">
            <text:p>0.40206</text:p>
          </table:table-cell>
          <table:table-cell table:number-columns-repeated="2" office:value-type="float" office:value="0.01569" calcext:value-type="float">
            <text:p>0.01569</text:p>
          </table:table-cell>
          <table:table-cell office:value-type="float" office:value="0.58035" calcext:value-type="float">
            <text:p>0.58035</text:p>
          </table:table-cell>
          <table:table-cell office:value-type="float" office:value="0.41965" calcext:value-type="float">
            <text:p>0.41965</text:p>
          </table:table-cell>
          <table:table-cell table:number-columns-repeated="2" office:value-type="float" office:value="0.01579" calcext:value-type="float">
            <text:p>0.01579</text:p>
          </table:table-cell>
          <table:table-cell office:value-type="float" office:value="24" calcext:value-type="float">
            <text:p>24</text:p>
          </table:table-cell>
          <table:table-cell office:value-type="float" office:value="2529" calcext:value-type="float">
            <text:p>2529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1651" calcext:value-type="float">
            <text:p>1651</text:p>
          </table:table-cell>
          <table:table-cell office:value-type="float" office:value="728018" calcext:value-type="float">
            <text:p>728018</text:p>
          </table:table-cell>
          <table:table-cell office:value-type="float" office:value="55319" calcext:value-type="float">
            <text:p>55319</text:p>
          </table:table-cell>
          <table:table-cell office:value-type="float" office:value="72814" calcext:value-type="float">
            <text:p>72814</text:p>
          </table:table-cell>
          <table:table-cell office:value-type="float" office:value="37" calcext:value-type="float">
            <text:p>37</text:p>
          </table:table-cell>
          <table:table-cell office:value-type="float" office:value="291562" calcext:value-type="float">
            <text:p>291562</text:p>
          </table:table-cell>
          <table:table-cell office:value-type="float" office:value="10825" calcext:value-type="float">
            <text:p>10825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  <table:table-cell office:value-type="float" office:value="161485" calcext:value-type="float">
            <text:p>161485</text:p>
          </table:table-cell>
          <table:table-cell office:value-type="float" office:value="8674" calcext:value-type="float">
            <text:p>8674</text:p>
          </table:table-cell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float" office:value="134459" calcext:value-type="float">
            <text:p>134459</text:p>
          </table:table-cell>
          <table:table-cell office:value-type="float" office:value="3814" calcext:value-type="float">
            <text:p>3814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74473" calcext:value-type="float">
            <text:p>174473</text:p>
          </table:table-cell>
          <table:table-cell office:value-type="float" office:value="4099" calcext:value-type="float">
            <text:p>40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3:02:22" calcext:value-type="date">
            <text:p>17/12/16 23:02</text:p>
          </table:table-cell>
          <table:table-cell office:value-type="date" office:date-value="2016-12-17T23:04:00" calcext:value-type="date">
            <text:p>17/12/16 23:0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6889" calcext:value-type="float">
            <text:p>16889</text:p>
          </table:table-cell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6607" calcext:value-type="float">
            <text:p>0.96607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6607" calcext:value-type="float">
            <text:p>0.96607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6607" calcext:value-type="float">
            <text:p>0.966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4079" calcext:value-type="float">
            <text:p>0.4079</text:p>
          </table:table-cell>
          <table:table-cell table:number-columns-repeated="2" office:value-type="float" office:value="0.01576" calcext:value-type="float">
            <text:p>0.01576</text:p>
          </table:table-cell>
          <table:table-cell office:value-type="float" office:value="0.58436" calcext:value-type="float">
            <text:p>0.58436</text:p>
          </table:table-cell>
          <table:table-cell office:value-type="float" office:value="0.41564" calcext:value-type="float">
            <text:p>0.41564</text:p>
          </table:table-cell>
          <table:table-cell table:number-columns-repeated="2" office:value-type="float" office:value="0.01581" calcext:value-type="float">
            <text:p>0.01581</text:p>
          </table:table-cell>
          <table:table-cell office:value-type="float" office:value="28" calcext:value-type="float">
            <text:p>28</text:p>
          </table:table-cell>
          <table:table-cell office:value-type="float" office:value="2476" calcext:value-type="float">
            <text:p>2476</text:p>
          </table:table-cell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1695" calcext:value-type="float">
            <text:p>1695</text:p>
          </table:table-cell>
          <table:table-cell office:value-type="float" office:value="831103" calcext:value-type="float">
            <text:p>831103</text:p>
          </table:table-cell>
          <table:table-cell office:value-type="float" office:value="56265" calcext:value-type="float">
            <text:p>56265</text:p>
          </table:table-cell>
          <table:table-cell office:value-type="float" office:value="69743" calcext:value-type="float">
            <text:p>69743</text:p>
          </table:table-cell>
          <table:table-cell office:value-type="float" office:value="144" calcext:value-type="float">
            <text:p>144</text:p>
          </table:table-cell>
          <table:table-cell office:value-type="float" office:value="324830" calcext:value-type="float">
            <text:p>324830</text:p>
          </table:table-cell>
          <table:table-cell office:value-type="float" office:value="10964" calcext:value-type="float">
            <text:p>10964</text:p>
          </table:table-cell>
          <table:table-cell office:value-type="float" office:value="139" calcext:value-type="float">
            <text:p>139</text:p>
          </table:table-cell>
          <table:table-cell office:value-type="float" office:value="232" calcext:value-type="float">
            <text:p>232</text:p>
          </table:table-cell>
          <table:table-cell office:value-type="float" office:value="131300" calcext:value-type="float">
            <text:p>131300</text:p>
          </table:table-cell>
          <table:table-cell office:value-type="float" office:value="8740" calcext:value-type="float">
            <text:p>8740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131730" calcext:value-type="float">
            <text:p>131730</text:p>
          </table:table-cell>
          <table:table-cell office:value-type="float" office:value="4108" calcext:value-type="float">
            <text:p>410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4487" calcext:value-type="float">
            <text:p>94487</text:p>
          </table:table-cell>
          <table:table-cell office:value-type="float" office:value="4062" calcext:value-type="float">
            <text:p>406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04:00" calcext:value-type="date">
            <text:p>17/12/16 23:04</text:p>
          </table:table-cell>
          <table:table-cell office:value-type="date" office:date-value="2016-12-17T23:05:40" calcext:value-type="date">
            <text:p>17/12/16 23:0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056" calcext:value-type="float">
            <text:p>17056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7021" calcext:value-type="float">
            <text:p>0.97021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7021" calcext:value-type="float">
            <text:p>0.97021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7021" calcext:value-type="float">
            <text:p>0.970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4137" calcext:value-type="float">
            <text:p>0.4137</text:p>
          </table:table-cell>
          <table:table-cell table:number-columns-repeated="2" office:value-type="float" office:value="0.01583" calcext:value-type="float">
            <text:p>0.01583</text:p>
          </table:table-cell>
          <table:table-cell office:value-type="float" office:value="0.57851" calcext:value-type="float">
            <text:p>0.57851</text:p>
          </table:table-cell>
          <table:table-cell office:value-type="float" office:value="0.42149" calcext:value-type="float">
            <text:p>0.42149</text:p>
          </table:table-cell>
          <table:table-cell table:number-columns-repeated="2" office:value-type="float" office:value="0.01587" calcext:value-type="float">
            <text:p>0.01587</text:p>
          </table:table-cell>
          <table:table-cell office:value-type="float" office:value="20" calcext:value-type="float">
            <text:p>20</text:p>
          </table:table-cell>
          <table:table-cell office:value-type="float" office:value="2361" calcext:value-type="float">
            <text:p>2361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1323" calcext:value-type="float">
            <text:p>1323</text:p>
          </table:table-cell>
          <table:table-cell office:value-type="float" office:value="646388" calcext:value-type="float">
            <text:p>646388</text:p>
          </table:table-cell>
          <table:table-cell office:value-type="float" office:value="56078" calcext:value-type="float">
            <text:p>56078</text:p>
          </table:table-cell>
          <table:table-cell office:value-type="float" office:value="72789" calcext:value-type="float">
            <text:p>72789</text:p>
          </table:table-cell>
          <table:table-cell office:value-type="float" office:value="93" calcext:value-type="float">
            <text:p>93</text:p>
          </table:table-cell>
          <table:table-cell office:value-type="float" office:value="234498" calcext:value-type="float">
            <text:p>234498</text:p>
          </table:table-cell>
          <table:table-cell office:value-type="float" office:value="10922" calcext:value-type="float">
            <text:p>10922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228041" calcext:value-type="float">
            <text:p>228041</text:p>
          </table:table-cell>
          <table:table-cell office:value-type="float" office:value="8536" calcext:value-type="float">
            <text:p>8536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145548" calcext:value-type="float">
            <text:p>145548</text:p>
          </table:table-cell>
          <table:table-cell office:value-type="float" office:value="4126" calcext:value-type="float">
            <text:p>412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23672" calcext:value-type="float">
            <text:p>123672</text:p>
          </table:table-cell>
          <table:table-cell office:value-type="float" office:value="4200" calcext:value-type="float">
            <text:p>42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05:40" calcext:value-type="date">
            <text:p>17/12/16 23:05</text:p>
          </table:table-cell>
          <table:table-cell office:value-type="date" office:date-value="2016-12-17T23:07:26" calcext:value-type="date">
            <text:p>17/12/16 23:0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225" calcext:value-type="float">
            <text:p>17225</text:p>
          </table:table-cell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7405" calcext:value-type="float">
            <text:p>0.97405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7405" calcext:value-type="float">
            <text:p>0.97405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7405" calcext:value-type="float">
            <text:p>0.974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41945" calcext:value-type="float">
            <text:p>0.41945</text:p>
          </table:table-cell>
          <table:table-cell table:number-columns-repeated="2" office:value-type="float" office:value="0.01586" calcext:value-type="float">
            <text:p>0.01586</text:p>
          </table:table-cell>
          <table:table-cell office:value-type="float" office:value="0.57231" calcext:value-type="float">
            <text:p>0.57231</text:p>
          </table:table-cell>
          <table:table-cell office:value-type="float" office:value="0.42769" calcext:value-type="float">
            <text:p>0.42769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35" calcext:value-type="float">
            <text:p>35</text:p>
          </table:table-cell>
          <table:table-cell office:value-type="float" office:value="2028" calcext:value-type="float">
            <text:p>2028</text:p>
          </table:table-cell>
          <table:table-cell office:value-type="float" office:value="274" calcext:value-type="float">
            <text:p>274</text:p>
          </table:table-cell>
          <table:table-cell office:value-type="float" office:value="254" calcext:value-type="float">
            <text:p>254</text:p>
          </table:table-cell>
          <table:table-cell office:value-type="float" office:value="2128" calcext:value-type="float">
            <text:p>2128</text:p>
          </table:table-cell>
          <table:table-cell office:value-type="float" office:value="545433" calcext:value-type="float">
            <text:p>545433</text:p>
          </table:table-cell>
          <table:table-cell office:value-type="float" office:value="59261" calcext:value-type="float">
            <text:p>59261</text:p>
          </table:table-cell>
          <table:table-cell office:value-type="float" office:value="72428" calcext:value-type="float">
            <text:p>72428</text:p>
          </table:table-cell>
          <table:table-cell office:value-type="float" office:value="23" calcext:value-type="float">
            <text:p>23</text:p>
          </table:table-cell>
          <table:table-cell office:value-type="float" office:value="205936" calcext:value-type="float">
            <text:p>205936</text:p>
          </table:table-cell>
          <table:table-cell office:value-type="float" office:value="11427" calcext:value-type="float">
            <text:p>11427</text:p>
          </table:table-cell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  <table:table-cell office:value-type="float" office:value="222976" calcext:value-type="float">
            <text:p>222976</text:p>
          </table:table-cell>
          <table:table-cell office:value-type="float" office:value="8962" calcext:value-type="float">
            <text:p>8962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  <table:table-cell office:value-type="float" office:value="96074" calcext:value-type="float">
            <text:p>96074</text:p>
          </table:table-cell>
          <table:table-cell office:value-type="float" office:value="4221" calcext:value-type="float">
            <text:p>4221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46682" calcext:value-type="float">
            <text:p>146682</text:p>
          </table:table-cell>
          <table:table-cell office:value-type="float" office:value="4749" calcext:value-type="float">
            <text:p>47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07:26" calcext:value-type="date">
            <text:p>17/12/16 23:07</text:p>
          </table:table-cell>
          <table:table-cell office:value-type="date" office:date-value="2016-12-17T23:09:13" calcext:value-type="date">
            <text:p>17/12/16 23:0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7396" calcext:value-type="float">
            <text:p>17396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office:value-type="float" office:value="0.57484" calcext:value-type="float">
            <text:p>0.57484</text:p>
          </table:table-cell>
          <table:table-cell office:value-type="float" office:value="0.42516" calcext:value-type="float">
            <text:p>0.42516</text:p>
          </table:table-cell>
          <table:table-cell table:number-columns-repeated="2" office:value-type="float" office:value="0.01582" calcext:value-type="float">
            <text:p>0.01582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4293" calcext:value-type="float">
            <text:p>0.4293</text:p>
          </table:table-cell>
          <table:table-cell table:number-columns-repeated="2" office:value-type="float" office:value="0.01584" calcext:value-type="float">
            <text:p>0.01584</text:p>
          </table:table-cell>
          <table:table-cell office:value-type="float" office:value="10" calcext:value-type="float">
            <text:p>10</text:p>
          </table:table-cell>
          <table:table-cell office:value-type="float" office:value="1971" calcext:value-type="float">
            <text:p>1971</text:p>
          </table:table-cell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office:value-type="float" office:value="2411" calcext:value-type="float">
            <text:p>2411</text:p>
          </table:table-cell>
          <table:table-cell office:value-type="float" office:value="633792" calcext:value-type="float">
            <text:p>633792</text:p>
          </table:table-cell>
          <table:table-cell office:value-type="float" office:value="61806" calcext:value-type="float">
            <text:p>61806</text:p>
          </table:table-cell>
          <table:table-cell office:value-type="float" office:value="74373" calcext:value-type="float">
            <text:p>74373</text:p>
          </table:table-cell>
          <table:table-cell office:value-type="float" office:value="27" calcext:value-type="float">
            <text:p>27</text:p>
          </table:table-cell>
          <table:table-cell office:value-type="float" office:value="229438" calcext:value-type="float">
            <text:p>229438</text:p>
          </table:table-cell>
          <table:table-cell office:value-type="float" office:value="11624" calcext:value-type="float">
            <text:p>11624</text:p>
          </table:table-cell>
          <table:table-cell office:value-type="float" office:value="141" calcext:value-type="float">
            <text:p>141</text:p>
          </table:table-cell>
          <table:table-cell office:value-type="float" office:value="265" calcext:value-type="float">
            <text:p>265</text:p>
          </table:table-cell>
          <table:table-cell office:value-type="float" office:value="214192" calcext:value-type="float">
            <text:p>214192</text:p>
          </table:table-cell>
          <table:table-cell office:value-type="float" office:value="10475" calcext:value-type="float">
            <text:p>10475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149748" calcext:value-type="float">
            <text:p>149748</text:p>
          </table:table-cell>
          <table:table-cell office:value-type="float" office:value="4344" calcext:value-type="float">
            <text:p>4344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8001" calcext:value-type="float">
            <text:p>68001</text:p>
          </table:table-cell>
          <table:table-cell office:value-type="float" office:value="4200" calcext:value-type="float">
            <text:p>42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09:13" calcext:value-type="date">
            <text:p>17/12/16 23:09</text:p>
          </table:table-cell>
          <table:table-cell office:value-type="date" office:date-value="2016-12-17T23:10:50" calcext:value-type="date">
            <text:p>17/12/16 23:1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7569" calcext:value-type="float">
            <text:p>17569</text:p>
          </table:table-cell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0.98085" calcext:value-type="float">
            <text:p>0.98085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0.98085" calcext:value-type="float">
            <text:p>0.98085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0.98085" calcext:value-type="float">
            <text:p>0.980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0.43082" calcext:value-type="float">
            <text:p>0.43082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57835" calcext:value-type="float">
            <text:p>0.57835</text:p>
          </table:table-cell>
          <table:table-cell office:value-type="float" office:value="0.42165" calcext:value-type="float">
            <text:p>0.42165</text:p>
          </table:table-cell>
          <table:table-cell table:number-columns-repeated="2" office:value-type="float" office:value="0.01586" calcext:value-type="float">
            <text:p>0.01586</text:p>
          </table:table-cell>
          <table:table-cell office:value-type="float" office:value="15" calcext:value-type="float">
            <text:p>15</text:p>
          </table:table-cell>
          <table:table-cell office:value-type="float" office:value="1814" calcext:value-type="float">
            <text:p>1814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1429" calcext:value-type="float">
            <text:p>1429</text:p>
          </table:table-cell>
          <table:table-cell office:value-type="float" office:value="696563" calcext:value-type="float">
            <text:p>696563</text:p>
          </table:table-cell>
          <table:table-cell office:value-type="float" office:value="55996" calcext:value-type="float">
            <text:p>55996</text:p>
          </table:table-cell>
          <table:table-cell office:value-type="float" office:value="69971" calcext:value-type="float">
            <text:p>69971</text:p>
          </table:table-cell>
          <table:table-cell office:value-type="float" office:value="166" calcext:value-type="float">
            <text:p>166</text:p>
          </table:table-cell>
          <table:table-cell office:value-type="float" office:value="146038" calcext:value-type="float">
            <text:p>146038</text:p>
          </table:table-cell>
          <table:table-cell office:value-type="float" office:value="10032" calcext:value-type="float">
            <text:p>10032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216472" calcext:value-type="float">
            <text:p>216472</text:p>
          </table:table-cell>
          <table:table-cell office:value-type="float" office:value="9298" calcext:value-type="float">
            <text:p>9298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94057" calcext:value-type="float">
            <text:p>94057</text:p>
          </table:table-cell>
          <table:table-cell office:value-type="float" office:value="4302" calcext:value-type="float">
            <text:p>4302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1813" calcext:value-type="float">
            <text:p>121813</text:p>
          </table:table-cell>
          <table:table-cell office:value-type="float" office:value="4118" calcext:value-type="float">
            <text:p>41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10:50" calcext:value-type="date">
            <text:p>17/12/16 23:10</text:p>
          </table:table-cell>
          <table:table-cell office:value-type="date" office:date-value="2016-12-17T23:12:20" calcext:value-type="date">
            <text:p>17/12/16 23:1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744" calcext:value-type="float">
            <text:p>17744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188" calcext:value-type="float">
            <text:p>0.99188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.99188" calcext:value-type="float">
            <text:p>0.99188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.99188" calcext:value-type="float">
            <text:p>0.99188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71" calcext:value-type="float">
            <text:p>971</text:p>
          </table:table-cell>
          <table:table-cell office:value-type="float" office:value="29" calcext:value-type="float">
            <text:p>29</text:p>
          </table:table-cell>
          <table:table-cell office:value-type="float" office:value="0.56357" calcext:value-type="float">
            <text:p>0.56357</text:p>
          </table:table-cell>
          <table:table-cell office:value-type="float" office:value="0.43643" calcext:value-type="float">
            <text:p>0.43643</text:p>
          </table:table-cell>
          <table:table-cell table:number-columns-repeated="2" office:value-type="float" office:value="0.01592" calcext:value-type="float">
            <text:p>0.01592</text:p>
          </table:table-cell>
          <table:table-cell office:value-type="float" office:value="0.57878" calcext:value-type="float">
            <text:p>0.57878</text:p>
          </table:table-cell>
          <table:table-cell office:value-type="float" office:value="0.42122" calcext:value-type="float">
            <text:p>0.42122</text:p>
          </table:table-cell>
          <table:table-cell table:number-columns-repeated="2" office:value-type="float" office:value="0.01585" calcext:value-type="float">
            <text:p>0.01585</text:p>
          </table:table-cell>
          <table:table-cell office:value-type="float" office:value="32" calcext:value-type="float">
            <text:p>32</text:p>
          </table:table-cell>
          <table:table-cell office:value-type="float" office:value="2130" calcext:value-type="float">
            <text:p>2130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2258" calcext:value-type="float">
            <text:p>2258</text:p>
          </table:table-cell>
          <table:table-cell office:value-type="float" office:value="533304" calcext:value-type="float">
            <text:p>533304</text:p>
          </table:table-cell>
          <table:table-cell office:value-type="float" office:value="53784" calcext:value-type="float">
            <text:p>53784</text:p>
          </table:table-cell>
          <table:table-cell office:value-type="float" office:value="60398" calcext:value-type="float">
            <text:p>60398</text:p>
          </table:table-cell>
          <table:table-cell office:value-type="float" office:value="34" calcext:value-type="float">
            <text:p>34</text:p>
          </table:table-cell>
          <table:table-cell office:value-type="float" office:value="154521" calcext:value-type="float">
            <text:p>154521</text:p>
          </table:table-cell>
          <table:table-cell office:value-type="float" office:value="10226" calcext:value-type="float">
            <text:p>10226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211795" calcext:value-type="float">
            <text:p>211795</text:p>
          </table:table-cell>
          <table:table-cell office:value-type="float" office:value="8703" calcext:value-type="float">
            <text:p>8703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93400" calcext:value-type="float">
            <text:p>93400</text:p>
          </table:table-cell>
          <table:table-cell office:value-type="float" office:value="3564" calcext:value-type="float">
            <text:p>356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52292" calcext:value-type="float">
            <text:p>152292</text:p>
          </table:table-cell>
          <table:table-cell office:value-type="float" office:value="4148" calcext:value-type="float">
            <text:p>41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12:20" calcext:value-type="date">
            <text:p>17/12/16 23:12</text:p>
          </table:table-cell>
          <table:table-cell office:value-type="date" office:date-value="2016-12-17T23:14:11" calcext:value-type="date">
            <text:p>17/12/16 23:1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921" calcext:value-type="float">
            <text:p>17921</text:p>
          </table:table-cell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float" office:value="0.558" calcext:value-type="float">
            <text:p>0.558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.01592" calcext:value-type="float">
            <text:p>0.01592</text:p>
          </table:table-cell>
          <table:table-cell office:value-type="float" office:value="0.56218" calcext:value-type="float">
            <text:p>0.56218</text:p>
          </table:table-cell>
          <table:table-cell office:value-type="float" office:value="0.43782" calcext:value-type="float">
            <text:p>0.43782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33" calcext:value-type="float">
            <text:p>33</text:p>
          </table:table-cell>
          <table:table-cell office:value-type="float" office:value="2477" calcext:value-type="float">
            <text:p>2477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1851" calcext:value-type="float">
            <text:p>1851</text:p>
          </table:table-cell>
          <table:table-cell office:value-type="float" office:value="881330" calcext:value-type="float">
            <text:p>881330</text:p>
          </table:table-cell>
          <table:table-cell office:value-type="float" office:value="63014" calcext:value-type="float">
            <text:p>63014</text:p>
          </table:table-cell>
          <table:table-cell office:value-type="float" office:value="84840" calcext:value-type="float">
            <text:p>84840</text:p>
          </table:table-cell>
          <table:table-cell office:value-type="float" office:value="202" calcext:value-type="float">
            <text:p>202</text:p>
          </table:table-cell>
          <table:table-cell office:value-type="float" office:value="207983" calcext:value-type="float">
            <text:p>207983</text:p>
          </table:table-cell>
          <table:table-cell office:value-type="float" office:value="11653" calcext:value-type="float">
            <text:p>11653</text:p>
          </table:table-cell>
          <table:table-cell office:value-type="float" office:value="143" calcext:value-type="float">
            <text:p>143</text:p>
          </table:table-cell>
          <table:table-cell office:value-type="float" office:value="213" calcext:value-type="float">
            <text:p>213</text:p>
          </table:table-cell>
          <table:table-cell office:value-type="float" office:value="353434" calcext:value-type="float">
            <text:p>353434</text:p>
          </table:table-cell>
          <table:table-cell office:value-type="float" office:value="10347" calcext:value-type="float">
            <text:p>10347</text:p>
          </table:table-cell>
          <table:table-cell office:value-type="float" office:value="153" calcext:value-type="float">
            <text:p>153</text:p>
          </table:table-cell>
          <table:table-cell office:value-type="float" office:value="58" calcext:value-type="float">
            <text:p>58</text:p>
          </table:table-cell>
          <table:table-cell office:value-type="float" office:value="118843" calcext:value-type="float">
            <text:p>118843</text:p>
          </table:table-cell>
          <table:table-cell office:value-type="float" office:value="4449" calcext:value-type="float">
            <text:p>444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43627" calcext:value-type="float">
            <text:p>143627</text:p>
          </table:table-cell>
          <table:table-cell office:value-type="float" office:value="4782" calcext:value-type="float">
            <text:p>478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12:42" calcext:value-type="date">
            <text:p>17/12/16 23:12</text:p>
          </table:table-cell>
          <table:table-cell office:value-type="date" office:date-value="2016-12-17T23:24:48" calcext:value-type="date">
            <text:p>17/12/16 23:2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100" calcext:value-type="float">
            <text:p>18100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98898" calcext:value-type="float">
            <text:p>0.98898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98898" calcext:value-type="float">
            <text:p>0.98898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98898" calcext:value-type="float">
            <text:p>0.988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float" office:value="0.55249" calcext:value-type="float">
            <text:p>0.55249</text:p>
          </table:table-cell>
          <table:table-cell office:value-type="float" office:value="0.44751" calcext:value-type="float">
            <text:p>0.44751</text:p>
          </table:table-cell>
          <table:table-cell table:number-columns-repeated="2" office:value-type="float" office:value="0.01601" calcext:value-type="float">
            <text:p>0.01601</text:p>
          </table:table-cell>
          <table:table-cell office:value-type="float" office:value="0.54093" calcext:value-type="float">
            <text:p>0.54093</text:p>
          </table:table-cell>
          <table:table-cell office:value-type="float" office:value="0.45907" calcext:value-type="float">
            <text:p>0.45907</text:p>
          </table:table-cell>
          <table:table-cell table:number-columns-repeated="2" office:value-type="float" office:value="0.01604" calcext:value-type="float">
            <text:p>0.01604</text:p>
          </table:table-cell>
          <table:table-cell office:value-type="float" office:value="27" calcext:value-type="float">
            <text:p>27</text:p>
          </table:table-cell>
          <table:table-cell office:value-type="float" office:value="2161" calcext:value-type="float">
            <text:p>2161</text:p>
          </table:table-cell>
          <table:table-cell office:value-type="float" office:value="277" calcext:value-type="float">
            <text:p>277</text:p>
          </table:table-cell>
          <table:table-cell office:value-type="float" office:value="260" calcext:value-type="float">
            <text:p>260</text:p>
          </table:table-cell>
          <table:table-cell office:value-type="float" office:value="1991" calcext:value-type="float">
            <text:p>1991</text:p>
          </table:table-cell>
          <table:table-cell office:value-type="float" office:value="678691" calcext:value-type="float">
            <text:p>678691</text:p>
          </table:table-cell>
          <table:table-cell office:value-type="float" office:value="61840" calcext:value-type="float">
            <text:p>61840</text:p>
          </table:table-cell>
          <table:table-cell office:value-type="float" office:value="78695" calcext:value-type="float">
            <text:p>78695</text:p>
          </table:table-cell>
          <table:table-cell office:value-type="float" office:value="155" calcext:value-type="float">
            <text:p>155</text:p>
          </table:table-cell>
          <table:table-cell office:value-type="float" office:value="232451" calcext:value-type="float">
            <text:p>232451</text:p>
          </table:table-cell>
          <table:table-cell office:value-type="float" office:value="11706" calcext:value-type="float">
            <text:p>11706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 office:value-type="float" office:value="247206" calcext:value-type="float">
            <text:p>247206</text:p>
          </table:table-cell>
          <table:table-cell office:value-type="float" office:value="10454" calcext:value-type="float">
            <text:p>10454</text:p>
          </table:table-cell>
          <table:table-cell office:value-type="float" office:value="147" calcext:value-type="float">
            <text:p>147</text:p>
          </table:table-cell>
          <table:table-cell office:value-type="float" office:value="62" calcext:value-type="float">
            <text:p>62</text:p>
          </table:table-cell>
          <table:table-cell office:value-type="float" office:value="73587" calcext:value-type="float">
            <text:p>73587</text:p>
          </table:table-cell>
          <table:table-cell office:value-type="float" office:value="3888" calcext:value-type="float">
            <text:p>388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59670" calcext:value-type="float">
            <text:p>159670</text:p>
          </table:table-cell>
          <table:table-cell office:value-type="float" office:value="4603" calcext:value-type="float">
            <text:p>460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3:14:11" calcext:value-type="date">
            <text:p>17/12/16 23:14</text:p>
          </table:table-cell>
          <table:table-cell office:value-type="date" office:date-value="2016-12-17T23:16:00" calcext:value-type="date">
            <text:p>17/12/16 23:1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281" calcext:value-type="float">
            <text:p>18281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557" calcext:value-type="float">
            <text:p>0.99557</text:p>
          </table:table-cell>
          <table:table-cell office:value-type="float" office:value="0.99116" calcext:value-type="float">
            <text:p>0.99116</text:p>
          </table:table-cell>
          <table:table-cell office:value-type="float" office:value="0.99557" calcext:value-type="float">
            <text:p>0.99557</text:p>
          </table:table-cell>
          <table:table-cell office:value-type="float" office:value="0.99116" calcext:value-type="float">
            <text:p>0.99116</text:p>
          </table:table-cell>
          <table:table-cell office:value-type="float" office:value="0.99557" calcext:value-type="float">
            <text:p>0.99557</text:p>
          </table:table-cell>
          <table:table-cell office:value-type="float" office:value="0.99116" calcext:value-type="float">
            <text:p>0.991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float" office:value="0.54702" calcext:value-type="float">
            <text:p>0.54702</text:p>
          </table:table-cell>
          <table:table-cell office:value-type="float" office:value="0.45298" calcext:value-type="float">
            <text:p>0.45298</text:p>
          </table:table-cell>
          <table:table-cell table:number-columns-repeated="2" office:value-type="float" office:value="0.01602" calcext:value-type="float">
            <text:p>0.01602</text:p>
          </table:table-cell>
          <table:table-cell office:value-type="float" office:value="0.51813" calcext:value-type="float">
            <text:p>0.51813</text:p>
          </table:table-cell>
          <table:table-cell office:value-type="float" office:value="0.48187" calcext:value-type="float">
            <text:p>0.48187</text:p>
          </table:table-cell>
          <table:table-cell table:number-columns-repeated="2" office:value-type="float" office:value="0.01608" calcext:value-type="float">
            <text:p>0.01608</text:p>
          </table:table-cell>
          <table:table-cell office:value-type="float" office:value="26" calcext:value-type="float">
            <text:p>26</text:p>
          </table:table-cell>
          <table:table-cell office:value-type="float" office:value="2319" calcext:value-type="float">
            <text:p>2319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2402" calcext:value-type="float">
            <text:p>2402</text:p>
          </table:table-cell>
          <table:table-cell office:value-type="float" office:value="784249" calcext:value-type="float">
            <text:p>784249</text:p>
          </table:table-cell>
          <table:table-cell office:value-type="float" office:value="59053" calcext:value-type="float">
            <text:p>59053</text:p>
          </table:table-cell>
          <table:table-cell office:value-type="float" office:value="72909" calcext:value-type="float">
            <text:p>72909</text:p>
          </table:table-cell>
          <table:table-cell office:value-type="float" office:value="259" calcext:value-type="float">
            <text:p>259</text:p>
          </table:table-cell>
          <table:table-cell office:value-type="float" office:value="346373" calcext:value-type="float">
            <text:p>346373</text:p>
          </table:table-cell>
          <table:table-cell office:value-type="float" office:value="11080" calcext:value-type="float">
            <text:p>11080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office:value-type="float" office:value="304426" calcext:value-type="float">
            <text:p>304426</text:p>
          </table:table-cell>
          <table:table-cell office:value-type="float" office:value="9991" calcext:value-type="float">
            <text:p>9991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float" office:value="100652" calcext:value-type="float">
            <text:p>100652</text:p>
          </table:table-cell>
          <table:table-cell office:value-type="float" office:value="4171" calcext:value-type="float">
            <text:p>4171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35853" calcext:value-type="float">
            <text:p>135853</text:p>
          </table:table-cell>
          <table:table-cell office:value-type="float" office:value="4013" calcext:value-type="float">
            <text:p>40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16:00" calcext:value-type="date">
            <text:p>17/12/16 23:16</text:p>
          </table:table-cell>
          <table:table-cell office:value-type="date" office:date-value="2016-12-17T23:17:49.000002" calcext:value-type="date">
            <text:p>17/12/16 23:1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464" calcext:value-type="float">
            <text:p>18464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office:value-type="float" office:value="0.54159" calcext:value-type="float">
            <text:p>0.54159</text:p>
          </table:table-cell>
          <table:table-cell office:value-type="float" office:value="0.45841" calcext:value-type="float">
            <text:p>0.45841</text:p>
          </table:table-cell>
          <table:table-cell table:number-columns-repeated="2" office:value-type="float" office:value="0.01605" calcext:value-type="float">
            <text:p>0.01605</text:p>
          </table:table-cell>
          <table:table-cell office:value-type="float" office:value="0.56017" calcext:value-type="float">
            <text:p>0.56017</text:p>
          </table:table-cell>
          <table:table-cell office:value-type="float" office:value="0.43983" calcext:value-type="float">
            <text:p>0.43983</text:p>
          </table:table-cell>
          <table:table-cell table:number-columns-repeated="2" office:value-type="float" office:value="0.01599" calcext:value-type="float">
            <text:p>0.01599</text:p>
          </table:table-cell>
          <table:table-cell office:value-type="float" office:value="24" calcext:value-type="float">
            <text:p>24</text:p>
          </table:table-cell>
          <table:table-cell office:value-type="float" office:value="3008" calcext:value-type="float">
            <text:p>3008</text:p>
          </table:table-cell>
          <table:table-cell office:value-type="float" office:value="280" calcext:value-type="float">
            <text:p>280</text:p>
          </table:table-cell>
          <table:table-cell office:value-type="float" office:value="254" calcext:value-type="float">
            <text:p>254</text:p>
          </table:table-cell>
          <table:table-cell office:value-type="float" office:value="1551" calcext:value-type="float">
            <text:p>1551</text:p>
          </table:table-cell>
          <table:table-cell office:value-type="float" office:value="927448" calcext:value-type="float">
            <text:p>927448</text:p>
          </table:table-cell>
          <table:table-cell office:value-type="float" office:value="60078" calcext:value-type="float">
            <text:p>60078</text:p>
          </table:table-cell>
          <table:table-cell office:value-type="float" office:value="75399" calcext:value-type="float">
            <text:p>75399</text:p>
          </table:table-cell>
          <table:table-cell office:value-type="float" office:value="52" calcext:value-type="float">
            <text:p>52</text:p>
          </table:table-cell>
          <table:table-cell office:value-type="float" office:value="221300" calcext:value-type="float">
            <text:p>221300</text:p>
          </table:table-cell>
          <table:table-cell office:value-type="float" office:value="11889" calcext:value-type="float">
            <text:p>11889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327349" calcext:value-type="float">
            <text:p>327349</text:p>
          </table:table-cell>
          <table:table-cell office:value-type="float" office:value="9646" calcext:value-type="float">
            <text:p>9646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office:value-type="float" office:value="139507" calcext:value-type="float">
            <text:p>139507</text:p>
          </table:table-cell>
          <table:table-cell office:value-type="float" office:value="3995" calcext:value-type="float">
            <text:p>3995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72521" calcext:value-type="float">
            <text:p>72521</text:p>
          </table:table-cell>
          <table:table-cell office:value-type="float" office:value="4235" calcext:value-type="float">
            <text:p>42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17:49.000002" calcext:value-type="date">
            <text:p>17/12/16 23:17</text:p>
          </table:table-cell>
          <table:table-cell office:value-type="date" office:date-value="2016-12-17T23:19:46" calcext:value-type="date">
            <text:p>17/12/16 23:1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8649" calcext:value-type="float">
            <text:p>18649</text:p>
          </table:table-cell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.53622" calcext:value-type="float">
            <text:p>0.53622</text:p>
          </table:table-cell>
          <table:table-cell office:value-type="float" office:value="0.46378" calcext:value-type="float">
            <text:p>0.46378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55967" calcext:value-type="float">
            <text:p>0.55967</text:p>
          </table:table-cell>
          <table:table-cell office:value-type="float" office:value="0.44033" calcext:value-type="float">
            <text:p>0.44033</text:p>
          </table:table-cell>
          <table:table-cell table:number-columns-repeated="2" office:value-type="float" office:value="0.01592" calcext:value-type="float">
            <text:p>0.01592</text:p>
          </table:table-cell>
          <table:table-cell office:value-type="float" office:value="36" calcext:value-type="float">
            <text:p>36</text:p>
          </table:table-cell>
          <table:table-cell office:value-type="float" office:value="2334" calcext:value-type="float">
            <text:p>2334</text:p>
          </table:table-cell>
          <table:table-cell office:value-type="float" office:value="285" calcext:value-type="float">
            <text:p>285</text:p>
          </table:table-cell>
          <table:table-cell office:value-type="float" office:value="261" calcext:value-type="float">
            <text:p>261</text:p>
          </table:table-cell>
          <table:table-cell office:value-type="float" office:value="1720" calcext:value-type="float">
            <text:p>1720</text:p>
          </table:table-cell>
          <table:table-cell office:value-type="float" office:value="814090" calcext:value-type="float">
            <text:p>814090</text:p>
          </table:table-cell>
          <table:table-cell office:value-type="float" office:value="64900" calcext:value-type="float">
            <text:p>64900</text:p>
          </table:table-cell>
          <table:table-cell office:value-type="float" office:value="87288" calcext:value-type="float">
            <text:p>87288</text:p>
          </table:table-cell>
          <table:table-cell office:value-type="float" office:value="139" calcext:value-type="float">
            <text:p>139</text:p>
          </table:table-cell>
          <table:table-cell office:value-type="float" office:value="296274" calcext:value-type="float">
            <text:p>296274</text:p>
          </table:table-cell>
          <table:table-cell office:value-type="float" office:value="12375" calcext:value-type="float">
            <text:p>12375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295750" calcext:value-type="float">
            <text:p>295750</text:p>
          </table:table-cell>
          <table:table-cell office:value-type="float" office:value="10884" calcext:value-type="float">
            <text:p>10884</text:p>
          </table:table-cell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79797" calcext:value-type="float">
            <text:p>79797</text:p>
          </table:table-cell>
          <table:table-cell office:value-type="float" office:value="4370" calcext:value-type="float">
            <text:p>437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19368" calcext:value-type="float">
            <text:p>119368</text:p>
          </table:table-cell>
          <table:table-cell office:value-type="float" office:value="4546" calcext:value-type="float">
            <text:p>45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19:46" calcext:value-type="date">
            <text:p>17/12/16 23:19</text:p>
          </table:table-cell>
          <table:table-cell office:value-type="date" office:date-value="2016-12-17T23:21:29" calcext:value-type="date">
            <text:p>17/12/16 23:2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836" calcext:value-type="float">
            <text:p>1883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809" calcext:value-type="float">
            <text:p>0.99809</text:p>
          </table:table-cell>
          <table:table-cell office:value-type="float" office:value="0.99618" calcext:value-type="float">
            <text:p>0.99618</text:p>
          </table:table-cell>
          <table:table-cell office:value-type="float" office:value="0.99809" calcext:value-type="float">
            <text:p>0.99809</text:p>
          </table:table-cell>
          <table:table-cell office:value-type="float" office:value="0.99618" calcext:value-type="float">
            <text:p>0.99618</text:p>
          </table:table-cell>
          <table:table-cell office:value-type="float" office:value="0.99809" calcext:value-type="float">
            <text:p>0.99809</text:p>
          </table:table-cell>
          <table:table-cell office:value-type="float" office:value="0.99618" calcext:value-type="float">
            <text:p>0.996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4691" calcext:value-type="float">
            <text:p>0.4691</text:p>
          </table:table-cell>
          <table:table-cell table:number-columns-repeated="2" office:value-type="float" office:value="0.01601" calcext:value-type="float">
            <text:p>0.01601</text:p>
          </table:table-cell>
          <table:table-cell office:value-type="float" office:value="0.51749" calcext:value-type="float">
            <text:p>0.51749</text:p>
          </table:table-cell>
          <table:table-cell office:value-type="float" office:value="0.48251" calcext:value-type="float">
            <text:p>0.48251</text:p>
          </table:table-cell>
          <table:table-cell table:number-columns-repeated="2" office:value-type="float" office:value="0.01603" calcext:value-type="float">
            <text:p>0.01603</text:p>
          </table:table-cell>
          <table:table-cell office:value-type="float" office:value="27" calcext:value-type="float">
            <text:p>27</text:p>
          </table:table-cell>
          <table:table-cell office:value-type="float" office:value="2162" calcext:value-type="float">
            <text:p>2162</text:p>
          </table:table-cell>
          <table:table-cell office:value-type="float" office:value="269" calcext:value-type="float">
            <text:p>269</text:p>
          </table:table-cell>
          <table:table-cell office:value-type="float" office:value="251" calcext:value-type="float">
            <text:p>251</text:p>
          </table:table-cell>
          <table:table-cell office:value-type="float" office:value="3343" calcext:value-type="float">
            <text:p>3343</text:p>
          </table:table-cell>
          <table:table-cell office:value-type="float" office:value="661955" calcext:value-type="float">
            <text:p>661955</text:p>
          </table:table-cell>
          <table:table-cell office:value-type="float" office:value="59589" calcext:value-type="float">
            <text:p>59589</text:p>
          </table:table-cell>
          <table:table-cell office:value-type="float" office:value="71947" calcext:value-type="float">
            <text:p>71947</text:p>
          </table:table-cell>
          <table:table-cell office:value-type="float" office:value="214" calcext:value-type="float">
            <text:p>214</text:p>
          </table:table-cell>
          <table:table-cell office:value-type="float" office:value="241093" calcext:value-type="float">
            <text:p>241093</text:p>
          </table:table-cell>
          <table:table-cell office:value-type="float" office:value="10777" calcext:value-type="float">
            <text:p>10777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  <table:table-cell office:value-type="float" office:value="301753" calcext:value-type="float">
            <text:p>301753</text:p>
          </table:table-cell>
          <table:table-cell office:value-type="float" office:value="10791" calcext:value-type="float">
            <text:p>10791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124759" calcext:value-type="float">
            <text:p>124759</text:p>
          </table:table-cell>
          <table:table-cell office:value-type="float" office:value="3986" calcext:value-type="float">
            <text:p>3986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79043" calcext:value-type="float">
            <text:p>79043</text:p>
          </table:table-cell>
          <table:table-cell office:value-type="float" office:value="3974" calcext:value-type="float">
            <text:p>397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21:29" calcext:value-type="date">
            <text:p>17/12/16 23:21</text:p>
          </table:table-cell>
          <table:table-cell office:value-type="date" office:date-value="2016-12-17T23:23:32" calcext:value-type="date">
            <text:p>17/12/16 23:2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025" calcext:value-type="float">
            <text:p>19025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869" calcext:value-type="float">
            <text:p>0.99869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869" calcext:value-type="float">
            <text:p>0.99869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869" calcext:value-type="float">
            <text:p>0.99869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office:value-type="float" office:value="0.52562" calcext:value-type="float">
            <text:p>0.52562</text:p>
          </table:table-cell>
          <table:table-cell office:value-type="float" office:value="0.47438" calcext:value-type="float">
            <text:p>0.47438</text:p>
          </table:table-cell>
          <table:table-cell table:number-columns-repeated="2" office:value-type="float" office:value="0.01607" calcext:value-type="float">
            <text:p>0.01607</text:p>
          </table:table-cell>
          <table:table-cell office:value-type="float" office:value="0.53313" calcext:value-type="float">
            <text:p>0.53313</text:p>
          </table:table-cell>
          <table:table-cell office:value-type="float" office:value="0.46687" calcext:value-type="float">
            <text:p>0.46687</text:p>
          </table:table-cell>
          <table:table-cell table:number-columns-repeated="2" office:value-type="float" office:value="0.01605" calcext:value-type="float">
            <text:p>0.01605</text:p>
          </table:table-cell>
          <table:table-cell office:value-type="float" office:value="24" calcext:value-type="float">
            <text:p>24</text:p>
          </table:table-cell>
          <table:table-cell office:value-type="float" office:value="1905" calcext:value-type="float">
            <text:p>1905</text:p>
          </table:table-cell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1307" calcext:value-type="float">
            <text:p>1307</text:p>
          </table:table-cell>
          <table:table-cell office:value-type="float" office:value="842359" calcext:value-type="float">
            <text:p>842359</text:p>
          </table:table-cell>
          <table:table-cell office:value-type="float" office:value="65624" calcext:value-type="float">
            <text:p>65624</text:p>
          </table:table-cell>
          <table:table-cell office:value-type="float" office:value="87323" calcext:value-type="float">
            <text:p>87323</text:p>
          </table:table-cell>
          <table:table-cell office:value-type="float" office:value="112" calcext:value-type="float">
            <text:p>112</text:p>
          </table:table-cell>
          <table:table-cell office:value-type="float" office:value="187589" calcext:value-type="float">
            <text:p>187589</text:p>
          </table:table-cell>
          <table:table-cell office:value-type="float" office:value="11913" calcext:value-type="float">
            <text:p>1191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324720" calcext:value-type="float">
            <text:p>324720</text:p>
          </table:table-cell>
          <table:table-cell office:value-type="float" office:value="11089" calcext:value-type="float">
            <text:p>11089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341379" calcext:value-type="float">
            <text:p>341379</text:p>
          </table:table-cell>
          <table:table-cell office:value-type="float" office:value="4946" calcext:value-type="float">
            <text:p>4946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179078" calcext:value-type="float">
            <text:p>179078</text:p>
          </table:table-cell>
          <table:table-cell office:value-type="float" office:value="4588" calcext:value-type="float">
            <text:p>45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23:32" calcext:value-type="date">
            <text:p>17/12/16 23:23</text:p>
          </table:table-cell>
          <table:table-cell office:value-type="date" office:date-value="2016-12-17T23:25:32" calcext:value-type="date">
            <text:p>17/12/16 23:2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216" calcext:value-type="float">
            <text:p>19216</text:p>
          </table:table-cell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796" calcext:value-type="float">
            <text:p>0.4796</text:p>
          </table:table-cell>
          <table:table-cell table:number-columns-repeated="2" office:value-type="float" office:value="0.01609" calcext:value-type="float">
            <text:p>0.01609</text:p>
          </table:table-cell>
          <table:table-cell office:value-type="float" office:value="0.52593" calcext:value-type="float">
            <text:p>0.52593</text:p>
          </table:table-cell>
          <table:table-cell office:value-type="float" office:value="0.47407" calcext:value-type="float">
            <text:p>0.47407</text:p>
          </table:table-cell>
          <table:table-cell table:number-columns-repeated="2" office:value-type="float" office:value="0.01608" calcext:value-type="float">
            <text:p>0.01608</text:p>
          </table:table-cell>
          <table:table-cell office:value-type="float" office:value="28" calcext:value-type="float">
            <text:p>28</text:p>
          </table:table-cell>
          <table:table-cell office:value-type="float" office:value="3302" calcext:value-type="float">
            <text:p>3302</text:p>
          </table:table-cell>
          <table:table-cell office:value-type="float" office:value="292" calcext:value-type="float">
            <text:p>292</text:p>
          </table:table-cell>
          <table:table-cell office:value-type="float" office:value="286" calcext:value-type="float">
            <text:p>286</text:p>
          </table:table-cell>
          <table:table-cell office:value-type="float" office:value="2508" calcext:value-type="float">
            <text:p>2508</text:p>
          </table:table-cell>
          <table:table-cell office:value-type="float" office:value="628108" calcext:value-type="float">
            <text:p>628108</text:p>
          </table:table-cell>
          <table:table-cell office:value-type="float" office:value="64162" calcext:value-type="float">
            <text:p>64162</text:p>
          </table:table-cell>
          <table:table-cell office:value-type="float" office:value="78658" calcext:value-type="float">
            <text:p>78658</text:p>
          </table:table-cell>
          <table:table-cell office:value-type="float" office:value="15" calcext:value-type="float">
            <text:p>15</text:p>
          </table:table-cell>
          <table:table-cell office:value-type="float" office:value="187721" calcext:value-type="float">
            <text:p>187721</text:p>
          </table:table-cell>
          <table:table-cell office:value-type="float" office:value="11678" calcext:value-type="float">
            <text:p>11678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227802" calcext:value-type="float">
            <text:p>227802</text:p>
          </table:table-cell>
          <table:table-cell office:value-type="float" office:value="10715" calcext:value-type="float">
            <text:p>10715</text:p>
          </table:table-cell>
          <table:table-cell office:value-type="float" office:value="145" calcext:value-type="float">
            <text:p>145</text:p>
          </table:table-cell>
          <table:table-cell office:value-type="float" office:value="47" calcext:value-type="float">
            <text:p>47</text:p>
          </table:table-cell>
          <table:table-cell office:value-type="float" office:value="128664" calcext:value-type="float">
            <text:p>128664</text:p>
          </table:table-cell>
          <table:table-cell office:value-type="float" office:value="4724" calcext:value-type="float">
            <text:p>4724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156347" calcext:value-type="float">
            <text:p>156347</text:p>
          </table:table-cell>
          <table:table-cell office:value-type="float" office:value="4682" calcext:value-type="float">
            <text:p>468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24:48" calcext:value-type="date">
            <text:p>17/12/16 23:24</text:p>
          </table:table-cell>
          <table:table-cell office:value-type="date" office:date-value="2016-12-17T23:38:45" calcext:value-type="date">
            <text:p>17/12/16 23:3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409" calcext:value-type="float">
            <text:p>19409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.51522" calcext:value-type="float">
            <text:p>0.51522</text:p>
          </table:table-cell>
          <table:table-cell office:value-type="float" office:value="0.48478" calcext:value-type="float">
            <text:p>0.48478</text:p>
          </table:table-cell>
          <table:table-cell table:number-columns-repeated="2" office:value-type="float" office:value="0.01603" calcext:value-type="float">
            <text:p>0.01603</text:p>
          </table:table-cell>
          <table:table-cell office:value-type="float" office:value="0.51543" calcext:value-type="float">
            <text:p>0.51543</text:p>
          </table:table-cell>
          <table:table-cell office:value-type="float" office:value="0.48457" calcext:value-type="float">
            <text:p>0.48457</text:p>
          </table:table-cell>
          <table:table-cell table:number-columns-repeated="2" office:value-type="float" office:value="0.01603" calcext:value-type="float">
            <text:p>0.01603</text:p>
          </table:table-cell>
          <table:table-cell office:value-type="float" office:value="27" calcext:value-type="float">
            <text:p>27</text:p>
          </table:table-cell>
          <table:table-cell office:value-type="float" office:value="1694" calcext:value-type="float">
            <text:p>1694</text:p>
          </table:table-cell>
          <table:table-cell office:value-type="float" office:value="293" calcext:value-type="float">
            <text:p>293</text:p>
          </table:table-cell>
          <table:table-cell office:value-type="float" office:value="251" calcext:value-type="float">
            <text:p>251</text:p>
          </table:table-cell>
          <table:table-cell office:value-type="float" office:value="2683" calcext:value-type="float">
            <text:p>2683</text:p>
          </table:table-cell>
          <table:table-cell office:value-type="float" office:value="864811" calcext:value-type="float">
            <text:p>864811</text:p>
          </table:table-cell>
          <table:table-cell office:value-type="float" office:value="71175" calcext:value-type="float">
            <text:p>71175</text:p>
          </table:table-cell>
          <table:table-cell office:value-type="float" office:value="94480" calcext:value-type="float">
            <text:p>94480</text:p>
          </table:table-cell>
          <table:table-cell office:value-type="float" office:value="29" calcext:value-type="float">
            <text:p>29</text:p>
          </table:table-cell>
          <table:table-cell office:value-type="float" office:value="276092" calcext:value-type="float">
            <text:p>276092</text:p>
          </table:table-cell>
          <table:table-cell office:value-type="float" office:value="13228" calcext:value-type="float">
            <text:p>13228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263031" calcext:value-type="float">
            <text:p>263031</text:p>
          </table:table-cell>
          <table:table-cell office:value-type="float" office:value="12210" calcext:value-type="float">
            <text:p>12210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126046" calcext:value-type="float">
            <text:p>126046</text:p>
          </table:table-cell>
          <table:table-cell office:value-type="float" office:value="4842" calcext:value-type="float">
            <text:p>4842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207373" calcext:value-type="float">
            <text:p>207373</text:p>
          </table:table-cell>
          <table:table-cell office:value-type="float" office:value="5023" calcext:value-type="float">
            <text:p>50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3:25:32" calcext:value-type="date">
            <text:p>17/12/16 23:25</text:p>
          </table:table-cell>
          <table:table-cell office:value-type="date" office:date-value="2016-12-17T23:27:26" calcext:value-type="date">
            <text:p>17/12/16 23:2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604" calcext:value-type="float">
            <text:p>19604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59" calcext:value-type="float">
            <text:p>0.99959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59" calcext:value-type="float">
            <text:p>0.99959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59" calcext:value-type="float">
            <text:p>0.999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4899" calcext:value-type="float">
            <text:p>0.4899</text:p>
          </table:table-cell>
          <table:table-cell table:number-columns-repeated="2" office:value-type="float" office:value="0.01606" calcext:value-type="float">
            <text:p>0.01606</text:p>
          </table:table-cell>
          <table:table-cell office:value-type="float" office:value="0.50052" calcext:value-type="float">
            <text:p>0.50052</text:p>
          </table:table-cell>
          <table:table-cell office:value-type="float" office:value="0.49948" calcext:value-type="float">
            <text:p>0.49948</text:p>
          </table:table-cell>
          <table:table-cell table:number-columns-repeated="2" office:value-type="float" office:value="0.01606" calcext:value-type="float">
            <text:p>0.01606</text:p>
          </table:table-cell>
          <table:table-cell office:value-type="float" office:value="37" calcext:value-type="float">
            <text:p>37</text:p>
          </table:table-cell>
          <table:table-cell office:value-type="float" office:value="2849" calcext:value-type="float">
            <text:p>2849</text:p>
          </table:table-cell>
          <table:table-cell office:value-type="float" office:value="278" calcext:value-type="float">
            <text:p>278</text:p>
          </table:table-cell>
          <table:table-cell office:value-type="float" office:value="259" calcext:value-type="float">
            <text:p>259</text:p>
          </table:table-cell>
          <table:table-cell office:value-type="float" office:value="1850" calcext:value-type="float">
            <text:p>1850</text:p>
          </table:table-cell>
          <table:table-cell office:value-type="float" office:value="618704" calcext:value-type="float">
            <text:p>618704</text:p>
          </table:table-cell>
          <table:table-cell office:value-type="float" office:value="61225" calcext:value-type="float">
            <text:p>61225</text:p>
          </table:table-cell>
          <table:table-cell office:value-type="float" office:value="76464" calcext:value-type="float">
            <text:p>76464</text:p>
          </table:table-cell>
          <table:table-cell office:value-type="float" office:value="199" calcext:value-type="float">
            <text:p>199</text:p>
          </table:table-cell>
          <table:table-cell office:value-type="float" office:value="273679" calcext:value-type="float">
            <text:p>273679</text:p>
          </table:table-cell>
          <table:table-cell office:value-type="float" office:value="11224" calcext:value-type="float">
            <text:p>11224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  <table:table-cell office:value-type="float" office:value="255294" calcext:value-type="float">
            <text:p>255294</text:p>
          </table:table-cell>
          <table:table-cell office:value-type="float" office:value="10643" calcext:value-type="float">
            <text:p>10643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28238" calcext:value-type="float">
            <text:p>128238</text:p>
          </table:table-cell>
          <table:table-cell office:value-type="float" office:value="4417" calcext:value-type="float">
            <text:p>4417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93425" calcext:value-type="float">
            <text:p>93425</text:p>
          </table:table-cell>
          <table:table-cell office:value-type="float" office:value="4057" calcext:value-type="float">
            <text:p>405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27:26" calcext:value-type="date">
            <text:p>17/12/16 23:27</text:p>
          </table:table-cell>
          <table:table-cell office:value-type="date" office:date-value="2016-12-17T23:29:21" calcext:value-type="date">
            <text:p>17/12/16 23:2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801" calcext:value-type="float">
            <text:p>19801</text:p>
          </table:table-cell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" calcext:value-type="float">
            <text:p>0.99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50502" calcext:value-type="float">
            <text:p>0.50502</text:p>
          </table:table-cell>
          <table:table-cell office:value-type="float" office:value="0.49498" calcext:value-type="float">
            <text:p>0.49498</text:p>
          </table:table-cell>
          <table:table-cell table:number-columns-repeated="2" office:value-type="float" office:value="0.01602" calcext:value-type="float">
            <text:p>0.01602</text:p>
          </table:table-cell>
          <table:table-cell office:value-type="float" office:value="0.50205" calcext:value-type="float">
            <text:p>0.50205</text:p>
          </table:table-cell>
          <table:table-cell office:value-type="float" office:value="0.49795" calcext:value-type="float">
            <text:p>0.49795</text:p>
          </table:table-cell>
          <table:table-cell table:number-columns-repeated="2" office:value-type="float" office:value="0.01602" calcext:value-type="float">
            <text:p>0.01602</text:p>
          </table:table-cell>
          <table:table-cell office:value-type="float" office:value="14" calcext:value-type="float">
            <text:p>14</text:p>
          </table:table-cell>
          <table:table-cell office:value-type="float" office:value="2198" calcext:value-type="float">
            <text:p>2198</text:p>
          </table:table-cell>
          <table:table-cell office:value-type="float" office:value="285" calcext:value-type="float">
            <text:p>285</text:p>
          </table:table-cell>
          <table:table-cell office:value-type="float" office:value="253" calcext:value-type="float">
            <text:p>253</text:p>
          </table:table-cell>
          <table:table-cell office:value-type="float" office:value="3424" calcext:value-type="float">
            <text:p>3424</text:p>
          </table:table-cell>
          <table:table-cell office:value-type="float" office:value="681180" calcext:value-type="float">
            <text:p>681180</text:p>
          </table:table-cell>
          <table:table-cell office:value-type="float" office:value="64142" calcext:value-type="float">
            <text:p>64142</text:p>
          </table:table-cell>
          <table:table-cell office:value-type="float" office:value="77108" calcext:value-type="float">
            <text:p>77108</text:p>
          </table:table-cell>
          <table:table-cell office:value-type="float" office:value="151" calcext:value-type="float">
            <text:p>151</text:p>
          </table:table-cell>
          <table:table-cell office:value-type="float" office:value="276733" calcext:value-type="float">
            <text:p>276733</text:p>
          </table:table-cell>
          <table:table-cell office:value-type="float" office:value="12309" calcext:value-type="float">
            <text:p>12309</text:p>
          </table:table-cell>
          <table:table-cell office:value-type="float" office:value="154" calcext:value-type="float">
            <text:p>154</text:p>
          </table:table-cell>
          <table:table-cell office:value-type="float" office:value="290" calcext:value-type="float">
            <text:p>290</text:p>
          </table:table-cell>
          <table:table-cell office:value-type="float" office:value="205451" calcext:value-type="float">
            <text:p>205451</text:p>
          </table:table-cell>
          <table:table-cell office:value-type="float" office:value="10483" calcext:value-type="float">
            <text:p>10483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21141" calcext:value-type="float">
            <text:p>121141</text:p>
          </table:table-cell>
          <table:table-cell office:value-type="float" office:value="4238" calcext:value-type="float">
            <text:p>4238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90184" calcext:value-type="float">
            <text:p>190184</text:p>
          </table:table-cell>
          <table:table-cell office:value-type="float" office:value="4766" calcext:value-type="float">
            <text:p>47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29:21" calcext:value-type="date">
            <text:p>17/12/16 23:29</text:p>
          </table:table-cell>
          <table:table-cell office:value-type="date" office:date-value="2016-12-17T23:31:14" calcext:value-type="date">
            <text:p>17/12/16 23:3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69" calcext:value-type="float">
            <text:p>9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01606" calcext:value-type="float">
            <text:p>0.01606</text:p>
          </table:table-cell>
          <table:table-cell office:value-type="float" office:value="0.52838" calcext:value-type="float">
            <text:p>0.52838</text:p>
          </table:table-cell>
          <table:table-cell office:value-type="float" office:value="0.47162" calcext:value-type="float">
            <text:p>0.47162</text:p>
          </table:table-cell>
          <table:table-cell table:number-columns-repeated="2" office:value-type="float" office:value="0.01604" calcext:value-type="float">
            <text:p>0.01604</text:p>
          </table:table-cell>
          <table:table-cell office:value-type="float" office:value="29" calcext:value-type="float">
            <text:p>29</text:p>
          </table:table-cell>
          <table:table-cell office:value-type="float" office:value="2845" calcext:value-type="float">
            <text:p>2845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2323" calcext:value-type="float">
            <text:p>2323</text:p>
          </table:table-cell>
          <table:table-cell office:value-type="float" office:value="593368" calcext:value-type="float">
            <text:p>593368</text:p>
          </table:table-cell>
          <table:table-cell office:value-type="float" office:value="64578" calcext:value-type="float">
            <text:p>64578</text:p>
          </table:table-cell>
          <table:table-cell office:value-type="float" office:value="74933" calcext:value-type="float">
            <text:p>74933</text:p>
          </table:table-cell>
          <table:table-cell office:value-type="float" office:value="217" calcext:value-type="float">
            <text:p>217</text:p>
          </table:table-cell>
          <table:table-cell office:value-type="float" office:value="241298" calcext:value-type="float">
            <text:p>241298</text:p>
          </table:table-cell>
          <table:table-cell office:value-type="float" office:value="12963" calcext:value-type="float">
            <text:p>12963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37558" calcext:value-type="float">
            <text:p>137558</text:p>
          </table:table-cell>
          <table:table-cell office:value-type="float" office:value="10601" calcext:value-type="float">
            <text:p>10601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85718" calcext:value-type="float">
            <text:p>85718</text:p>
          </table:table-cell>
          <table:table-cell office:value-type="float" office:value="3961" calcext:value-type="float">
            <text:p>3961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10866" calcext:value-type="float">
            <text:p>110866</text:p>
          </table:table-cell>
          <table:table-cell office:value-type="float" office:value="4481" calcext:value-type="float">
            <text:p>448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31:14" calcext:value-type="date">
            <text:p>17/12/16 23:31</text:p>
          </table:table-cell>
          <table:table-cell office:value-type="date" office:date-value="2016-12-17T23:33:13" calcext:value-type="date">
            <text:p>17/12/16 23:3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801" calcext:value-type="float">
            <text:p>19801</text:p>
          </table:table-cell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" calcext:value-type="float">
            <text:p>0.99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office:value-type="float" office:value="0.49498" calcext:value-type="float">
            <text:p>0.49498</text:p>
          </table:table-cell>
          <table:table-cell office:value-type="float" office:value="0.50502" calcext:value-type="float">
            <text:p>0.50502</text:p>
          </table:table-cell>
          <table:table-cell table:number-columns-repeated="2" office:value-type="float" office:value="0.01609" calcext:value-type="float">
            <text:p>0.0160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52588" calcext:value-type="float">
            <text:p>0.52588</text:p>
          </table:table-cell>
          <table:table-cell table:number-columns-repeated="2" office:value-type="float" office:value="0.01607" calcext:value-type="float">
            <text:p>0.01607</text:p>
          </table:table-cell>
          <table:table-cell office:value-type="float" office:value="23" calcext:value-type="float">
            <text:p>23</text:p>
          </table:table-cell>
          <table:table-cell office:value-type="float" office:value="2469" calcext:value-type="float">
            <text:p>2469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2872" calcext:value-type="float">
            <text:p>2872</text:p>
          </table:table-cell>
          <table:table-cell office:value-type="float" office:value="686165" calcext:value-type="float">
            <text:p>686165</text:p>
          </table:table-cell>
          <table:table-cell office:value-type="float" office:value="66430" calcext:value-type="float">
            <text:p>66430</text:p>
          </table:table-cell>
          <table:table-cell office:value-type="float" office:value="80720" calcext:value-type="float">
            <text:p>80720</text:p>
          </table:table-cell>
          <table:table-cell office:value-type="float" office:value="190" calcext:value-type="float">
            <text:p>190</text:p>
          </table:table-cell>
          <table:table-cell office:value-type="float" office:value="250988" calcext:value-type="float">
            <text:p>250988</text:p>
          </table:table-cell>
          <table:table-cell office:value-type="float" office:value="11212" calcext:value-type="float">
            <text:p>11212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213156" calcext:value-type="float">
            <text:p>213156</text:p>
          </table:table-cell>
          <table:table-cell office:value-type="float" office:value="12391" calcext:value-type="float">
            <text:p>12391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110886" calcext:value-type="float">
            <text:p>110886</text:p>
          </table:table-cell>
          <table:table-cell office:value-type="float" office:value="4874" calcext:value-type="float">
            <text:p>4874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94905" calcext:value-type="float">
            <text:p>94905</text:p>
          </table:table-cell>
          <table:table-cell office:value-type="float" office:value="4453" calcext:value-type="float">
            <text:p>445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33:13" calcext:value-type="date">
            <text:p>17/12/16 23:33</text:p>
          </table:table-cell>
          <table:table-cell office:value-type="date" office:date-value="2016-12-17T23:35:07" calcext:value-type="date">
            <text:p>17/12/16 23:3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604" calcext:value-type="float">
            <text:p>19604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59" calcext:value-type="float">
            <text:p>0.99959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59" calcext:value-type="float">
            <text:p>0.99959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59" calcext:value-type="float">
            <text:p>0.999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101" calcext:value-type="float">
            <text:p>0.5101</text:p>
          </table:table-cell>
          <table:table-cell table:number-columns-repeated="2" office:value-type="float" office:value="0.01607" calcext:value-type="float">
            <text:p>0.01607</text:p>
          </table:table-cell>
          <table:table-cell office:value-type="float" office:value="0.48657" calcext:value-type="float">
            <text:p>0.48657</text:p>
          </table:table-cell>
          <table:table-cell office:value-type="float" office:value="0.51343" calcext:value-type="float">
            <text:p>0.51343</text:p>
          </table:table-cell>
          <table:table-cell table:number-columns-repeated="2" office:value-type="float" office:value="0.01606" calcext:value-type="float">
            <text:p>0.01606</text:p>
          </table:table-cell>
          <table:table-cell office:value-type="float" office:value="34" calcext:value-type="float">
            <text:p>34</text:p>
          </table:table-cell>
          <table:table-cell office:value-type="float" office:value="2099" calcext:value-type="float">
            <text:p>2099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2121" calcext:value-type="float">
            <text:p>2121</text:p>
          </table:table-cell>
          <table:table-cell office:value-type="float" office:value="676144" calcext:value-type="float">
            <text:p>676144</text:p>
          </table:table-cell>
          <table:table-cell office:value-type="float" office:value="64069" calcext:value-type="float">
            <text:p>64069</text:p>
          </table:table-cell>
          <table:table-cell office:value-type="float" office:value="76837" calcext:value-type="float">
            <text:p>76837</text:p>
          </table:table-cell>
          <table:table-cell office:value-type="float" office:value="103" calcext:value-type="float">
            <text:p>103</text:p>
          </table:table-cell>
          <table:table-cell office:value-type="float" office:value="166844" calcext:value-type="float">
            <text:p>166844</text:p>
          </table:table-cell>
          <table:table-cell office:value-type="float" office:value="11111" calcext:value-type="float">
            <text:p>11111</text:p>
          </table:table-cell>
          <table:table-cell office:value-type="float" office:value="138" calcext:value-type="float">
            <text:p>138</text:p>
          </table:table-cell>
          <table:table-cell office:value-type="float" office:value="199" calcext:value-type="float">
            <text:p>199</text:p>
          </table:table-cell>
          <table:table-cell office:value-type="float" office:value="235811" calcext:value-type="float">
            <text:p>235811</text:p>
          </table:table-cell>
          <table:table-cell office:value-type="float" office:value="11496" calcext:value-type="float">
            <text:p>11496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148464" calcext:value-type="float">
            <text:p>148464</text:p>
          </table:table-cell>
          <table:table-cell office:value-type="float" office:value="4745" calcext:value-type="float">
            <text:p>474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4805" calcext:value-type="float">
            <text:p>94805</text:p>
          </table:table-cell>
          <table:table-cell office:value-type="float" office:value="4411" calcext:value-type="float">
            <text:p>44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35:07" calcext:value-type="date">
            <text:p>17/12/16 23:35</text:p>
          </table:table-cell>
          <table:table-cell office:value-type="date" office:date-value="2016-12-17T23:36:51" calcext:value-type="date">
            <text:p>17/12/16 23:3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409" calcext:value-type="float">
            <text:p>19409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office:value-type="float" office:value="0.48478" calcext:value-type="float">
            <text:p>0.48478</text:p>
          </table:table-cell>
          <table:table-cell office:value-type="float" office:value="0.51522" calcext:value-type="float">
            <text:p>0.5152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47234" calcext:value-type="float">
            <text:p>0.47234</text:p>
          </table:table-cell>
          <table:table-cell office:value-type="float" office:value="0.52766" calcext:value-type="float">
            <text:p>0.52766</text:p>
          </table:table-cell>
          <table:table-cell table:number-columns-repeated="2" office:value-type="float" office:value="0.01598" calcext:value-type="float">
            <text:p>0.01598</text:p>
          </table:table-cell>
          <table:table-cell office:value-type="float" office:value="31" calcext:value-type="float">
            <text:p>31</text:p>
          </table:table-cell>
          <table:table-cell office:value-type="float" office:value="1901" calcext:value-type="float">
            <text:p>1901</text:p>
          </table:table-cell>
          <table:table-cell office:value-type="float" office:value="270" calcext:value-type="float">
            <text:p>270</text:p>
          </table:table-cell>
          <table:table-cell office:value-type="float" office:value="224" calcext:value-type="float">
            <text:p>224</text:p>
          </table:table-cell>
          <table:table-cell office:value-type="float" office:value="1619" calcext:value-type="float">
            <text:p>1619</text:p>
          </table:table-cell>
          <table:table-cell office:value-type="float" office:value="525682" calcext:value-type="float">
            <text:p>525682</text:p>
          </table:table-cell>
          <table:table-cell office:value-type="float" office:value="59869" calcext:value-type="float">
            <text:p>59869</text:p>
          </table:table-cell>
          <table:table-cell office:value-type="float" office:value="67637" calcext:value-type="float">
            <text:p>67637</text:p>
          </table:table-cell>
          <table:table-cell office:value-type="float" office:value="164" calcext:value-type="float">
            <text:p>164</text:p>
          </table:table-cell>
          <table:table-cell office:value-type="float" office:value="193080" calcext:value-type="float">
            <text:p>193080</text:p>
          </table:table-cell>
          <table:table-cell office:value-type="float" office:value="9898" calcext:value-type="float">
            <text:p>9898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99950" calcext:value-type="float">
            <text:p>199950</text:p>
          </table:table-cell>
          <table:table-cell office:value-type="float" office:value="11384" calcext:value-type="float">
            <text:p>11384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170151" calcext:value-type="float">
            <text:p>170151</text:p>
          </table:table-cell>
          <table:table-cell office:value-type="float" office:value="4385" calcext:value-type="float">
            <text:p>4385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3041" calcext:value-type="float">
            <text:p>113041</text:p>
          </table:table-cell>
          <table:table-cell office:value-type="float" office:value="4005" calcext:value-type="float">
            <text:p>400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36:51" calcext:value-type="date">
            <text:p>17/12/16 23:36</text:p>
          </table:table-cell>
          <table:table-cell office:value-type="date" office:date-value="2016-12-17T23:38:38" calcext:value-type="date">
            <text:p>17/12/16 23:3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216" calcext:value-type="float">
            <text:p>19216</text:p>
          </table:table-cell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5204" calcext:value-type="float">
            <text:p>0.5204</text:p>
          </table:table-cell>
          <table:table-cell table:number-columns-repeated="2" office:value-type="float" office:value="0.01601" calcext:value-type="float">
            <text:p>0.0160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5154" calcext:value-type="float">
            <text:p>0.5154</text:p>
          </table:table-cell>
          <table:table-cell table:number-columns-repeated="2" office:value-type="float" office:value="0.01601" calcext:value-type="float">
            <text:p>0.01601</text:p>
          </table:table-cell>
          <table:table-cell office:value-type="float" office:value="37" calcext:value-type="float">
            <text:p>37</text:p>
          </table:table-cell>
          <table:table-cell office:value-type="float" office:value="2220" calcext:value-type="float">
            <text:p>2220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3512" calcext:value-type="float">
            <text:p>3512</text:p>
          </table:table-cell>
          <table:table-cell office:value-type="float" office:value="656355" calcext:value-type="float">
            <text:p>656355</text:p>
          </table:table-cell>
          <table:table-cell office:value-type="float" office:value="62298" calcext:value-type="float">
            <text:p>62298</text:p>
          </table:table-cell>
          <table:table-cell office:value-type="float" office:value="74079" calcext:value-type="float">
            <text:p>74079</text:p>
          </table:table-cell>
          <table:table-cell office:value-type="float" office:value="50" calcext:value-type="float">
            <text:p>50</text:p>
          </table:table-cell>
          <table:table-cell office:value-type="float" office:value="290080" calcext:value-type="float">
            <text:p>290080</text:p>
          </table:table-cell>
          <table:table-cell office:value-type="float" office:value="11234" calcext:value-type="float">
            <text:p>11234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247384" calcext:value-type="float">
            <text:p>247384</text:p>
          </table:table-cell>
          <table:table-cell office:value-type="float" office:value="11063" calcext:value-type="float">
            <text:p>11063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163307" calcext:value-type="float">
            <text:p>163307</text:p>
          </table:table-cell>
          <table:table-cell office:value-type="float" office:value="4215" calcext:value-type="float">
            <text:p>4215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27919" calcext:value-type="float">
            <text:p>127919</text:p>
          </table:table-cell>
          <table:table-cell office:value-type="float" office:value="4364" calcext:value-type="float">
            <text:p>43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38:38" calcext:value-type="date">
            <text:p>17/12/16 23:38</text:p>
          </table:table-cell>
          <table:table-cell office:value-type="date" office:date-value="2016-12-17T23:40:29" calcext:value-type="date">
            <text:p>17/12/16 23:4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025" calcext:value-type="float">
            <text:p>19025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869" calcext:value-type="float">
            <text:p>0.99869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869" calcext:value-type="float">
            <text:p>0.99869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869" calcext:value-type="float">
            <text:p>0.99869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68" calcext:value-type="float">
            <text:p>968</text:p>
          </table:table-cell>
          <table:table-cell office:value-type="float" office:value="32" calcext:value-type="float">
            <text:p>32</text:p>
          </table:table-cell>
          <table:table-cell office:value-type="float" office:value="0.47438" calcext:value-type="float">
            <text:p>0.47438</text:p>
          </table:table-cell>
          <table:table-cell office:value-type="float" office:value="0.52562" calcext:value-type="float">
            <text:p>0.52562</text:p>
          </table:table-cell>
          <table:table-cell table:number-columns-repeated="2" office:value-type="float" office:value="0.01605" calcext:value-type="float">
            <text:p>0.01605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5186" calcext:value-type="float">
            <text:p>0.5186</text:p>
          </table:table-cell>
          <table:table-cell table:number-columns-repeated="2" office:value-type="float" office:value="0.01606" calcext:value-type="float">
            <text:p>0.01606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1229" calcext:value-type="float">
            <text:p>1229</text:p>
          </table:table-cell>
          <table:table-cell office:value-type="float" office:value="754071" calcext:value-type="float">
            <text:p>754071</text:p>
          </table:table-cell>
          <table:table-cell office:value-type="float" office:value="60337" calcext:value-type="float">
            <text:p>60337</text:p>
          </table:table-cell>
          <table:table-cell office:value-type="float" office:value="74942" calcext:value-type="float">
            <text:p>74942</text:p>
          </table:table-cell>
          <table:table-cell office:value-type="float" office:value="26" calcext:value-type="float">
            <text:p>26</text:p>
          </table:table-cell>
          <table:table-cell office:value-type="float" office:value="184244" calcext:value-type="float">
            <text:p>184244</text:p>
          </table:table-cell>
          <table:table-cell office:value-type="float" office:value="10329" calcext:value-type="float">
            <text:p>10329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218823" calcext:value-type="float">
            <text:p>218823</text:p>
          </table:table-cell>
          <table:table-cell office:value-type="float" office:value="10735" calcext:value-type="float">
            <text:p>1073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43448" calcext:value-type="float">
            <text:p>143448</text:p>
          </table:table-cell>
          <table:table-cell office:value-type="float" office:value="4172" calcext:value-type="float">
            <text:p>4172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180972" calcext:value-type="float">
            <text:p>180972</text:p>
          </table:table-cell>
          <table:table-cell office:value-type="float" office:value="4662" calcext:value-type="float">
            <text:p>46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38:45" calcext:value-type="date">
            <text:p>17/12/16 23:38</text:p>
          </table:table-cell>
          <table:table-cell office:value-type="date" office:date-value="2016-12-17T23:50:20" calcext:value-type="date">
            <text:p>17/12/16 23:5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836" calcext:value-type="float">
            <text:p>1883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809" calcext:value-type="float">
            <text:p>0.99809</text:p>
          </table:table-cell>
          <table:table-cell office:value-type="float" office:value="0.99618" calcext:value-type="float">
            <text:p>0.99618</text:p>
          </table:table-cell>
          <table:table-cell office:value-type="float" office:value="0.99809" calcext:value-type="float">
            <text:p>0.99809</text:p>
          </table:table-cell>
          <table:table-cell office:value-type="float" office:value="0.99618" calcext:value-type="float">
            <text:p>0.99618</text:p>
          </table:table-cell>
          <table:table-cell office:value-type="float" office:value="0.99809" calcext:value-type="float">
            <text:p>0.99809</text:p>
          </table:table-cell>
          <table:table-cell office:value-type="float" office:value="0.99618" calcext:value-type="float">
            <text:p>0.996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5309" calcext:value-type="float">
            <text:p>0.5309</text:p>
          </table:table-cell>
          <table:table-cell table:number-columns-repeated="2" office:value-type="float" office:value="0.01606" calcext:value-type="float">
            <text:p>0.01606</text:p>
          </table:table-cell>
          <table:table-cell office:value-type="float" office:value="0.47254" calcext:value-type="float">
            <text:p>0.47254</text:p>
          </table:table-cell>
          <table:table-cell office:value-type="float" office:value="0.52746" calcext:value-type="float">
            <text:p>0.52746</text:p>
          </table:table-cell>
          <table:table-cell table:number-columns-repeated="2" office:value-type="float" office:value="0.01607" calcext:value-type="float">
            <text:p>0.01607</text:p>
          </table:table-cell>
          <table:table-cell office:value-type="float" office:value="25" calcext:value-type="float">
            <text:p>25</text:p>
          </table:table-cell>
          <table:table-cell office:value-type="float" office:value="2258" calcext:value-type="float">
            <text:p>2258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2217" calcext:value-type="float">
            <text:p>2217</text:p>
          </table:table-cell>
          <table:table-cell office:value-type="float" office:value="886058" calcext:value-type="float">
            <text:p>886058</text:p>
          </table:table-cell>
          <table:table-cell office:value-type="float" office:value="60544" calcext:value-type="float">
            <text:p>60544</text:p>
          </table:table-cell>
          <table:table-cell office:value-type="float" office:value="74735" calcext:value-type="float">
            <text:p>74735</text:p>
          </table:table-cell>
          <table:table-cell office:value-type="float" office:value="156" calcext:value-type="float">
            <text:p>156</text:p>
          </table:table-cell>
          <table:table-cell office:value-type="float" office:value="224667" calcext:value-type="float">
            <text:p>224667</text:p>
          </table:table-cell>
          <table:table-cell office:value-type="float" office:value="9985" calcext:value-type="float">
            <text:p>9985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397065" calcext:value-type="float">
            <text:p>397065</text:p>
          </table:table-cell>
          <table:table-cell office:value-type="float" office:value="11293" calcext:value-type="float">
            <text:p>11293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106726" calcext:value-type="float">
            <text:p>106726</text:p>
          </table:table-cell>
          <table:table-cell office:value-type="float" office:value="4347" calcext:value-type="float">
            <text:p>434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82078" calcext:value-type="float">
            <text:p>82078</text:p>
          </table:table-cell>
          <table:table-cell office:value-type="float" office:value="4368" calcext:value-type="float">
            <text:p>43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3:40:29" calcext:value-type="date">
            <text:p>17/12/16 23:40</text:p>
          </table:table-cell>
          <table:table-cell office:value-type="date" office:date-value="2016-12-17T23:42:26" calcext:value-type="date">
            <text:p>17/12/16 23:4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649" calcext:value-type="float">
            <text:p>18649</text:p>
          </table:table-cell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.99737" calcext:value-type="float">
            <text:p>0.99737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float" office:value="0.46378" calcext:value-type="float">
            <text:p>0.46378</text:p>
          </table:table-cell>
          <table:table-cell office:value-type="float" office:value="0.53622" calcext:value-type="float">
            <text:p>0.53622</text:p>
          </table:table-cell>
          <table:table-cell table:number-columns-repeated="2" office:value-type="float" office:value="0.01599" calcext:value-type="float">
            <text:p>0.01599</text:p>
          </table:table-cell>
          <table:table-cell office:value-type="float" office:value="0.47688" calcext:value-type="float">
            <text:p>0.47688</text:p>
          </table:table-cell>
          <table:table-cell office:value-type="float" office:value="0.52312" calcext:value-type="float">
            <text:p>0.52312</text:p>
          </table:table-cell>
          <table:table-cell table:number-columns-repeated="2" office:value-type="float" office:value="0.01601" calcext:value-type="float">
            <text:p>0.01601</text:p>
          </table:table-cell>
          <table:table-cell office:value-type="float" office:value="14" calcext:value-type="float">
            <text:p>14</text:p>
          </table:table-cell>
          <table:table-cell office:value-type="float" office:value="2308" calcext:value-type="float">
            <text:p>2308</text:p>
          </table:table-cell>
          <table:table-cell office:value-type="float" office:value="281" calcext:value-type="float">
            <text:p>281</text:p>
          </table:table-cell>
          <table:table-cell office:value-type="float" office:value="254" calcext:value-type="float">
            <text:p>254</text:p>
          </table:table-cell>
          <table:table-cell office:value-type="float" office:value="1873" calcext:value-type="float">
            <text:p>1873</text:p>
          </table:table-cell>
          <table:table-cell office:value-type="float" office:value="700522" calcext:value-type="float">
            <text:p>700522</text:p>
          </table:table-cell>
          <table:table-cell office:value-type="float" office:value="63856" calcext:value-type="float">
            <text:p>63856</text:p>
          </table:table-cell>
          <table:table-cell office:value-type="float" office:value="80335" calcext:value-type="float">
            <text:p>80335</text:p>
          </table:table-cell>
          <table:table-cell office:value-type="float" office:value="147" calcext:value-type="float">
            <text:p>147</text:p>
          </table:table-cell>
          <table:table-cell office:value-type="float" office:value="170943" calcext:value-type="float">
            <text:p>170943</text:p>
          </table:table-cell>
          <table:table-cell office:value-type="float" office:value="11102" calcext:value-type="float">
            <text:p>11102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office:value-type="float" office:value="224956" calcext:value-type="float">
            <text:p>224956</text:p>
          </table:table-cell>
          <table:table-cell office:value-type="float" office:value="11570" calcext:value-type="float">
            <text:p>11570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14002" calcext:value-type="float">
            <text:p>114002</text:p>
          </table:table-cell>
          <table:table-cell office:value-type="float" office:value="4625" calcext:value-type="float">
            <text:p>462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84580" calcext:value-type="float">
            <text:p>84580</text:p>
          </table:table-cell>
          <table:table-cell office:value-type="float" office:value="4356" calcext:value-type="float">
            <text:p>435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42:26" calcext:value-type="date">
            <text:p>17/12/16 23:42</text:p>
          </table:table-cell>
          <table:table-cell office:value-type="date" office:date-value="2016-12-17T23:44:07" calcext:value-type="date">
            <text:p>17/12/16 23:4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464" calcext:value-type="float">
            <text:p>18464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64" calcext:value-type="float">
            <text:p>964</text:p>
          </table:table-cell>
          <table:table-cell office:value-type="float" office:value="36" calcext:value-type="float">
            <text:p>36</text:p>
          </table:table-cell>
          <table:table-cell office:value-type="float" office:value="0.45841" calcext:value-type="float">
            <text:p>0.45841</text:p>
          </table:table-cell>
          <table:table-cell office:value-type="float" office:value="0.54159" calcext:value-type="float">
            <text:p>0.54159</text:p>
          </table:table-cell>
          <table:table-cell table:number-columns-repeated="2" office:value-type="float" office:value="0.01605" calcext:value-type="float">
            <text:p>0.01605</text:p>
          </table:table-cell>
          <table:table-cell office:value-type="float" office:value="0.47925" calcext:value-type="float">
            <text:p>0.47925</text:p>
          </table:table-cell>
          <table:table-cell office:value-type="float" office:value="0.52075" calcext:value-type="float">
            <text:p>0.52075</text:p>
          </table:table-cell>
          <table:table-cell table:number-columns-repeated="2" office:value-type="float" office:value="0.01609" calcext:value-type="float">
            <text:p>0.01609</text:p>
          </table:table-cell>
          <table:table-cell office:value-type="float" office:value="30" calcext:value-type="float">
            <text:p>30</text:p>
          </table:table-cell>
          <table:table-cell office:value-type="float" office:value="2087" calcext:value-type="float">
            <text:p>2087</text:p>
          </table:table-cell>
          <table:table-cell office:value-type="float" office:value="267" calcext:value-type="float">
            <text:p>267</text:p>
          </table:table-cell>
          <table:table-cell office:value-type="float" office:value="247" calcext:value-type="float">
            <text:p>247</text:p>
          </table:table-cell>
          <table:table-cell office:value-type="float" office:value="1741" calcext:value-type="float">
            <text:p>1741</text:p>
          </table:table-cell>
          <table:table-cell office:value-type="float" office:value="772438" calcext:value-type="float">
            <text:p>772438</text:p>
          </table:table-cell>
          <table:table-cell office:value-type="float" office:value="56347" calcext:value-type="float">
            <text:p>56347</text:p>
          </table:table-cell>
          <table:table-cell office:value-type="float" office:value="69976" calcext:value-type="float">
            <text:p>69976</text:p>
          </table:table-cell>
          <table:table-cell office:value-type="float" office:value="193" calcext:value-type="float">
            <text:p>193</text:p>
          </table:table-cell>
          <table:table-cell office:value-type="float" office:value="173003" calcext:value-type="float">
            <text:p>173003</text:p>
          </table:table-cell>
          <table:table-cell office:value-type="float" office:value="9287" calcext:value-type="float">
            <text:p>9287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300878" calcext:value-type="float">
            <text:p>300878</text:p>
          </table:table-cell>
          <table:table-cell office:value-type="float" office:value="10776" calcext:value-type="float">
            <text:p>10776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85996" calcext:value-type="float">
            <text:p>85996</text:p>
          </table:table-cell>
          <table:table-cell office:value-type="float" office:value="3834" calcext:value-type="float">
            <text:p>383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23397" calcext:value-type="float">
            <text:p>123397</text:p>
          </table:table-cell>
          <table:table-cell office:value-type="float" office:value="4015" calcext:value-type="float">
            <text:p>40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44:07" calcext:value-type="date">
            <text:p>17/12/16 23:44</text:p>
          </table:table-cell>
          <table:table-cell office:value-type="date" office:date-value="2016-12-17T23:45:45" calcext:value-type="date">
            <text:p>17/12/16 23:4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281" calcext:value-type="float">
            <text:p>18281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557" calcext:value-type="float">
            <text:p>0.99557</text:p>
          </table:table-cell>
          <table:table-cell office:value-type="float" office:value="0.99116" calcext:value-type="float">
            <text:p>0.99116</text:p>
          </table:table-cell>
          <table:table-cell office:value-type="float" office:value="0.99557" calcext:value-type="float">
            <text:p>0.99557</text:p>
          </table:table-cell>
          <table:table-cell office:value-type="float" office:value="0.99116" calcext:value-type="float">
            <text:p>0.99116</text:p>
          </table:table-cell>
          <table:table-cell office:value-type="float" office:value="0.99557" calcext:value-type="float">
            <text:p>0.99557</text:p>
          </table:table-cell>
          <table:table-cell office:value-type="float" office:value="0.99116" calcext:value-type="float">
            <text:p>0.991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0.45298" calcext:value-type="float">
            <text:p>0.45298</text:p>
          </table:table-cell>
          <table:table-cell office:value-type="float" office:value="0.54702" calcext:value-type="float">
            <text:p>0.54702</text:p>
          </table:table-cell>
          <table:table-cell table:number-columns-repeated="2" office:value-type="float" office:value="0.01591" calcext:value-type="float">
            <text:p>0.01591</text:p>
          </table:table-cell>
          <table:table-cell office:value-type="float" office:value="0.45965" calcext:value-type="float">
            <text:p>0.45965</text:p>
          </table:table-cell>
          <table:table-cell office:value-type="float" office:value="0.54035" calcext:value-type="float">
            <text:p>0.54035</text:p>
          </table:table-cell>
          <table:table-cell table:number-columns-repeated="2" office:value-type="float" office:value="0.01593" calcext:value-type="float">
            <text:p>0.01593</text:p>
          </table:table-cell>
          <table:table-cell office:value-type="float" office:value="23" calcext:value-type="float">
            <text:p>23</text:p>
          </table:table-cell>
          <table:table-cell office:value-type="float" office:value="1869" calcext:value-type="float">
            <text:p>1869</text:p>
          </table:table-cell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float" office:value="1548" calcext:value-type="float">
            <text:p>1548</text:p>
          </table:table-cell>
          <table:table-cell office:value-type="float" office:value="913628" calcext:value-type="float">
            <text:p>913628</text:p>
          </table:table-cell>
          <table:table-cell office:value-type="float" office:value="58184" calcext:value-type="float">
            <text:p>58184</text:p>
          </table:table-cell>
          <table:table-cell office:value-type="float" office:value="74491" calcext:value-type="float">
            <text:p>74491</text:p>
          </table:table-cell>
          <table:table-cell office:value-type="float" office:value="99" calcext:value-type="float">
            <text:p>99</text:p>
          </table:table-cell>
          <table:table-cell office:value-type="float" office:value="194592" calcext:value-type="float">
            <text:p>194592</text:p>
          </table:table-cell>
          <table:table-cell office:value-type="float" office:value="9644" calcext:value-type="float">
            <text:p>9644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272252" calcext:value-type="float">
            <text:p>272252</text:p>
          </table:table-cell>
          <table:table-cell office:value-type="float" office:value="10740" calcext:value-type="float">
            <text:p>10740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148165" calcext:value-type="float">
            <text:p>148165</text:p>
          </table:table-cell>
          <table:table-cell office:value-type="float" office:value="4678" calcext:value-type="float">
            <text:p>4678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116869" calcext:value-type="float">
            <text:p>116869</text:p>
          </table:table-cell>
          <table:table-cell office:value-type="float" office:value="3766" calcext:value-type="float">
            <text:p>37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45:45" calcext:value-type="date">
            <text:p>17/12/16 23:45</text:p>
          </table:table-cell>
          <table:table-cell office:value-type="date" office:date-value="2016-12-17T23:47:22" calcext:value-type="date">
            <text:p>17/12/16 23:4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100" calcext:value-type="float">
            <text:p>18100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98898" calcext:value-type="float">
            <text:p>0.98898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98898" calcext:value-type="float">
            <text:p>0.98898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98898" calcext:value-type="float">
            <text:p>0.988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0.44751" calcext:value-type="float">
            <text:p>0.44751</text:p>
          </table:table-cell>
          <table:table-cell office:value-type="float" office:value="0.55249" calcext:value-type="float">
            <text:p>0.55249</text:p>
          </table:table-cell>
          <table:table-cell table:number-columns-repeated="2" office:value-type="float" office:value="0.01592" calcext:value-type="float">
            <text:p>0.01592</text:p>
          </table:table-cell>
          <table:table-cell office:value-type="float" office:value="0.43692" calcext:value-type="float">
            <text:p>0.43692</text:p>
          </table:table-cell>
          <table:table-cell office:value-type="float" office:value="0.56308" calcext:value-type="float">
            <text:p>0.56308</text:p>
          </table:table-cell>
          <table:table-cell table:number-columns-repeated="2" office:value-type="float" office:value="0.01588" calcext:value-type="float">
            <text:p>0.01588</text:p>
          </table:table-cell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261" calcext:value-type="float">
            <text:p>261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410</text:p>
          </table:table-cell>
          <table:table-cell office:value-type="float" office:value="627687" calcext:value-type="float">
            <text:p>627687</text:p>
          </table:table-cell>
          <table:table-cell office:value-type="float" office:value="57121" calcext:value-type="float">
            <text:p>57121</text:p>
          </table:table-cell>
          <table:table-cell office:value-type="float" office:value="66799" calcext:value-type="float">
            <text:p>66799</text:p>
          </table:table-cell>
          <table:table-cell office:value-type="float" office:value="197" calcext:value-type="float">
            <text:p>197</text:p>
          </table:table-cell>
          <table:table-cell office:value-type="float" office:value="163719" calcext:value-type="float">
            <text:p>163719</text:p>
          </table:table-cell>
          <table:table-cell office:value-type="float" office:value="8432" calcext:value-type="float">
            <text:p>8432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222035" calcext:value-type="float">
            <text:p>222035</text:p>
          </table:table-cell>
          <table:table-cell office:value-type="float" office:value="11385" calcext:value-type="float">
            <text:p>1138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100222" calcext:value-type="float">
            <text:p>100222</text:p>
          </table:table-cell>
          <table:table-cell office:value-type="float" office:value="4327" calcext:value-type="float">
            <text:p>432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57357" calcext:value-type="float">
            <text:p>157357</text:p>
          </table:table-cell>
          <table:table-cell office:value-type="float" office:value="4155" calcext:value-type="float">
            <text:p>41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47:22" calcext:value-type="date">
            <text:p>17/12/16 23:47</text:p>
          </table:table-cell>
          <table:table-cell office:value-type="date" office:date-value="2016-12-17T23:49:07" calcext:value-type="date">
            <text:p>17/12/16 23:4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921" calcext:value-type="float">
            <text:p>17921</text:p>
          </table:table-cell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8654" calcext:value-type="float">
            <text:p>0.986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70" calcext:value-type="float">
            <text:p>970</text:p>
          </table:table-cell>
          <table:table-cell office:value-type="float" office:value="30" calcext:value-type="float">
            <text:p>30</text:p>
          </table:table-cell>
          <table:table-cell office:value-type="float" office:value="0.442" calcext:value-type="float">
            <text:p>0.442</text:p>
          </table:table-cell>
          <table:table-cell office:value-type="float" office:value="0.558" calcext:value-type="float">
            <text:p>0.558</text:p>
          </table:table-cell>
          <table:table-cell table:number-columns-repeated="2" office:value-type="float" office:value="0.01595" calcext:value-type="float">
            <text:p>0.01595</text:p>
          </table:table-cell>
          <table:table-cell office:value-type="float" office:value="0.42577" calcext:value-type="float">
            <text:p>0.42577</text:p>
          </table:table-cell>
          <table:table-cell office:value-type="float" office:value="0.57423" calcext:value-type="float">
            <text:p>0.57423</text:p>
          </table:table-cell>
          <table:table-cell table:number-columns-repeated="2" office:value-type="float" office:value="0.01588" calcext:value-type="float">
            <text:p>0.01588</text:p>
          </table:table-cell>
          <table:table-cell office:value-type="float" office:value="16" calcext:value-type="float">
            <text:p>16</text:p>
          </table:table-cell>
          <table:table-cell office:value-type="float" office:value="1786" calcext:value-type="float">
            <text:p>1786</text:p>
          </table:table-cell>
          <table:table-cell office:value-type="float" office:value="266" calcext:value-type="float">
            <text:p>266</text:p>
          </table:table-cell>
          <table:table-cell office:value-type="float" office:value="235" calcext:value-type="float">
            <text:p>235</text:p>
          </table:table-cell>
          <table:table-cell office:value-type="float" office:value="1381" calcext:value-type="float">
            <text:p>1381</text:p>
          </table:table-cell>
          <table:table-cell office:value-type="float" office:value="460534" calcext:value-type="float">
            <text:p>460534</text:p>
          </table:table-cell>
          <table:table-cell office:value-type="float" office:value="57892" calcext:value-type="float">
            <text:p>57892</text:p>
          </table:table-cell>
          <table:table-cell office:value-type="float" office:value="69594" calcext:value-type="float">
            <text:p>69594</text:p>
          </table:table-cell>
          <table:table-cell office:value-type="float" office:value="87" calcext:value-type="float">
            <text:p>87</text:p>
          </table:table-cell>
          <table:table-cell office:value-type="float" office:value="184803" calcext:value-type="float">
            <text:p>184803</text:p>
          </table:table-cell>
          <table:table-cell office:value-type="float" office:value="9027" calcext:value-type="float">
            <text:p>9027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95260" calcext:value-type="float">
            <text:p>195260</text:p>
          </table:table-cell>
          <table:table-cell office:value-type="float" office:value="11710" calcext:value-type="float">
            <text:p>1171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91877" calcext:value-type="float">
            <text:p>91877</text:p>
          </table:table-cell>
          <table:table-cell office:value-type="float" office:value="4074" calcext:value-type="float">
            <text:p>4074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69894" calcext:value-type="float">
            <text:p>69894</text:p>
          </table:table-cell>
          <table:table-cell office:value-type="float" office:value="3874" calcext:value-type="float">
            <text:p>387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49:07" calcext:value-type="date">
            <text:p>17/12/16 23:49</text:p>
          </table:table-cell>
          <table:table-cell office:value-type="date" office:date-value="2016-12-17T23:50:54" calcext:value-type="date">
            <text:p>17/12/16 23:5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744" calcext:value-type="float">
            <text:p>17744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188" calcext:value-type="float">
            <text:p>0.99188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.99188" calcext:value-type="float">
            <text:p>0.99188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.99188" calcext:value-type="float">
            <text:p>0.99188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0.43643" calcext:value-type="float">
            <text:p>0.43643</text:p>
          </table:table-cell>
          <table:table-cell office:value-type="float" office:value="0.56357" calcext:value-type="float">
            <text:p>0.56357</text:p>
          </table:table-cell>
          <table:table-cell table:number-columns-repeated="2" office:value-type="float" office:value="0.01588" calcext:value-type="float">
            <text:p>0.01588</text:p>
          </table:table-cell>
          <table:table-cell office:value-type="float" office:value="0.4359" calcext:value-type="float">
            <text:p>0.4359</text:p>
          </table:table-cell>
          <table:table-cell office:value-type="float" office:value="0.5641" calcext:value-type="float">
            <text:p>0.5641</text:p>
          </table:table-cell>
          <table:table-cell table:number-columns-repeated="2" office:value-type="float" office:value="0.01588" calcext:value-type="float">
            <text:p>0.01588</text:p>
          </table:table-cell>
          <table:table-cell office:value-type="float" office:value="14" calcext:value-type="float">
            <text:p>14</text:p>
          </table:table-cell>
          <table:table-cell office:value-type="float" office:value="2160" calcext:value-type="float">
            <text:p>2160</text:p>
          </table:table-cell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1629" calcext:value-type="float">
            <text:p>1629</text:p>
          </table:table-cell>
          <table:table-cell office:value-type="float" office:value="587163" calcext:value-type="float">
            <text:p>587163</text:p>
          </table:table-cell>
          <table:table-cell office:value-type="float" office:value="62243" calcext:value-type="float">
            <text:p>62243</text:p>
          </table:table-cell>
          <table:table-cell office:value-type="float" office:value="75102" calcext:value-type="float">
            <text:p>75102</text:p>
          </table:table-cell>
          <table:table-cell office:value-type="float" office:value="155" calcext:value-type="float">
            <text:p>155</text:p>
          </table:table-cell>
          <table:table-cell office:value-type="float" office:value="237441" calcext:value-type="float">
            <text:p>237441</text:p>
          </table:table-cell>
          <table:table-cell office:value-type="float" office:value="10132" calcext:value-type="float">
            <text:p>10132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144019" calcext:value-type="float">
            <text:p>144019</text:p>
          </table:table-cell>
          <table:table-cell office:value-type="float" office:value="11356" calcext:value-type="float">
            <text:p>11356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73422" calcext:value-type="float">
            <text:p>73422</text:p>
          </table:table-cell>
          <table:table-cell office:value-type="float" office:value="4508" calcext:value-type="float">
            <text:p>4508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216614" calcext:value-type="float">
            <text:p>216614</text:p>
          </table:table-cell>
          <table:table-cell office:value-type="float" office:value="4858" calcext:value-type="float">
            <text:p>485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50:20" calcext:value-type="date">
            <text:p>17/12/16 23:50</text:p>
          </table:table-cell>
          <table:table-cell office:value-type="date" office:date-value="2016-12-18T00:01:11" calcext:value-type="date">
            <text:p>18/12/16 00:0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569" calcext:value-type="float">
            <text:p>17569</text:p>
          </table:table-cell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0.98085" calcext:value-type="float">
            <text:p>0.98085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0.98085" calcext:value-type="float">
            <text:p>0.98085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0.98085" calcext:value-type="float">
            <text:p>0.980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43082" calcext:value-type="float">
            <text:p>0.43082</text:p>
          </table:table-cell>
          <table:table-cell office:value-type="float" office:value="0.56918" calcext:value-type="float">
            <text:p>0.56918</text:p>
          </table:table-cell>
          <table:table-cell table:number-columns-repeated="2" office:value-type="float" office:value="0.01587" calcext:value-type="float">
            <text:p>0.01587</text:p>
          </table:table-cell>
          <table:table-cell office:value-type="float" office:value="0.41581" calcext:value-type="float">
            <text:p>0.41581</text:p>
          </table:table-cell>
          <table:table-cell office:value-type="float" office:value="0.58419" calcext:value-type="float">
            <text:p>0.58419</text:p>
          </table:table-cell>
          <table:table-cell table:number-columns-repeated="2" office:value-type="float" office:value="0.01579" calcext:value-type="float">
            <text:p>0.01579</text:p>
          </table:table-cell>
          <table:table-cell office:value-type="float" office:value="41" calcext:value-type="float">
            <text:p>41</text:p>
          </table:table-cell>
          <table:table-cell office:value-type="float" office:value="2092" calcext:value-type="float">
            <text:p>2092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382" calcext:value-type="float">
            <text:p>2382</text:p>
          </table:table-cell>
          <table:table-cell office:value-type="float" office:value="645177" calcext:value-type="float">
            <text:p>645177</text:p>
          </table:table-cell>
          <table:table-cell office:value-type="float" office:value="59847" calcext:value-type="float">
            <text:p>59847</text:p>
          </table:table-cell>
          <table:table-cell office:value-type="float" office:value="75302" calcext:value-type="float">
            <text:p>75302</text:p>
          </table:table-cell>
          <table:table-cell office:value-type="float" office:value="29" calcext:value-type="float">
            <text:p>29</text:p>
          </table:table-cell>
          <table:table-cell office:value-type="float" office:value="199880" calcext:value-type="float">
            <text:p>199880</text:p>
          </table:table-cell>
          <table:table-cell office:value-type="float" office:value="9253" calcext:value-type="float">
            <text:p>9253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270277" calcext:value-type="float">
            <text:p>270277</text:p>
          </table:table-cell>
          <table:table-cell office:value-type="float" office:value="11567" calcext:value-type="float">
            <text:p>11567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269582" calcext:value-type="float">
            <text:p>269582</text:p>
          </table:table-cell>
          <table:table-cell office:value-type="float" office:value="4731" calcext:value-type="float">
            <text:p>473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39909" calcext:value-type="float">
            <text:p>139909</text:p>
          </table:table-cell>
          <table:table-cell office:value-type="float" office:value="4114" calcext:value-type="float">
            <text:p>41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7T23:50:54" calcext:value-type="date">
            <text:p>17/12/16 23:50</text:p>
          </table:table-cell>
          <table:table-cell office:value-type="date" office:date-value="2016-12-17T23:52:39" calcext:value-type="date">
            <text:p>17/12/16 23:5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396" calcext:value-type="float">
            <text:p>17396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office:value-type="float" office:value="0.42516" calcext:value-type="float">
            <text:p>0.42516</text:p>
          </table:table-cell>
          <table:table-cell office:value-type="float" office:value="0.57484" calcext:value-type="float">
            <text:p>0.57484</text:p>
          </table:table-cell>
          <table:table-cell table:number-columns-repeated="2" office:value-type="float" office:value="0.01582" calcext:value-type="float">
            <text:p>0.01582</text:p>
          </table:table-cell>
          <table:table-cell office:value-type="float" office:value="0.41291" calcext:value-type="float">
            <text:p>0.41291</text:p>
          </table:table-cell>
          <table:table-cell office:value-type="float" office:value="0.58709" calcext:value-type="float">
            <text:p>0.58709</text:p>
          </table:table-cell>
          <table:table-cell table:number-columns-repeated="2" office:value-type="float" office:value="0.01576" calcext:value-type="float">
            <text:p>0.01576</text:p>
          </table:table-cell>
          <table:table-cell office:value-type="float" office:value="25" calcext:value-type="float">
            <text:p>25</text:p>
          </table:table-cell>
          <table:table-cell office:value-type="float" office:value="2732" calcext:value-type="float">
            <text:p>273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1610" calcext:value-type="float">
            <text:p>1610</text:p>
          </table:table-cell>
          <table:table-cell office:value-type="float" office:value="660067" calcext:value-type="float">
            <text:p>660067</text:p>
          </table:table-cell>
          <table:table-cell office:value-type="float" office:value="57612" calcext:value-type="float">
            <text:p>57612</text:p>
          </table:table-cell>
          <table:table-cell office:value-type="float" office:value="75788" calcext:value-type="float">
            <text:p>75788</text:p>
          </table:table-cell>
          <table:table-cell office:value-type="float" office:value="55" calcext:value-type="float">
            <text:p>55</text:p>
          </table:table-cell>
          <table:table-cell office:value-type="float" office:value="157346" calcext:value-type="float">
            <text:p>157346</text:p>
          </table:table-cell>
          <table:table-cell office:value-type="float" office:value="8511" calcext:value-type="float">
            <text:p>851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293321" calcext:value-type="float">
            <text:p>293321</text:p>
          </table:table-cell>
          <table:table-cell office:value-type="float" office:value="12079" calcext:value-type="float">
            <text:p>12079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154563" calcext:value-type="float">
            <text:p>154563</text:p>
          </table:table-cell>
          <table:table-cell office:value-type="float" office:value="4187" calcext:value-type="float">
            <text:p>418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96160" calcext:value-type="float">
            <text:p>96160</text:p>
          </table:table-cell>
          <table:table-cell office:value-type="float" office:value="3770" calcext:value-type="float">
            <text:p>377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52:39" calcext:value-type="date">
            <text:p>17/12/16 23:52</text:p>
          </table:table-cell>
          <table:table-cell office:value-type="date" office:date-value="2016-12-17T23:54:22" calcext:value-type="date">
            <text:p>17/12/16 23:5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225" calcext:value-type="float">
            <text:p>17225</text:p>
          </table:table-cell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7405" calcext:value-type="float">
            <text:p>0.97405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7405" calcext:value-type="float">
            <text:p>0.97405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0.97405" calcext:value-type="float">
            <text:p>0.974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office:value-type="float" office:value="0.41945" calcext:value-type="float">
            <text:p>0.41945</text:p>
          </table:table-cell>
          <table:table-cell office:value-type="float" office:value="0.58055" calcext:value-type="float">
            <text:p>0.58055</text:p>
          </table:table-cell>
          <table:table-cell table:number-columns-repeated="2" office:value-type="float" office:value="0.01587" calcext:value-type="float">
            <text:p>0.01587</text:p>
          </table:table-cell>
          <table:table-cell office:value-type="float" office:value="0.44157" calcext:value-type="float">
            <text:p>0.44157</text:p>
          </table:table-cell>
          <table:table-cell office:value-type="float" office:value="0.55843" calcext:value-type="float">
            <text:p>0.55843</text:p>
          </table:table-cell>
          <table:table-cell table:number-columns-repeated="2" office:value-type="float" office:value="0.01597" calcext:value-type="float">
            <text:p>0.01597</text:p>
          </table:table-cell>
          <table:table-cell office:value-type="float" office:value="20" calcext:value-type="float">
            <text:p>20</text:p>
          </table:table-cell>
          <table:table-cell office:value-type="float" office:value="1880" calcext:value-type="float">
            <text:p>1880</text:p>
          </table:table-cell>
          <table:table-cell office:value-type="float" office:value="263" calcext:value-type="float">
            <text:p>263</text:p>
          </table:table-cell>
          <table:table-cell office:value-type="float" office:value="236" calcext:value-type="float">
            <text:p>236</text:p>
          </table:table-cell>
          <table:table-cell office:value-type="float" office:value="1482" calcext:value-type="float">
            <text:p>1482</text:p>
          </table:table-cell>
          <table:table-cell office:value-type="float" office:value="776523" calcext:value-type="float">
            <text:p>776523</text:p>
          </table:table-cell>
          <table:table-cell office:value-type="float" office:value="56151" calcext:value-type="float">
            <text:p>56151</text:p>
          </table:table-cell>
          <table:table-cell office:value-type="float" office:value="73792" calcext:value-type="float">
            <text:p>73792</text:p>
          </table:table-cell>
          <table:table-cell office:value-type="float" office:value="166" calcext:value-type="float">
            <text:p>166</text:p>
          </table:table-cell>
          <table:table-cell office:value-type="float" office:value="215215" calcext:value-type="float">
            <text:p>215215</text:p>
          </table:table-cell>
          <table:table-cell office:value-type="float" office:value="8951" calcext:value-type="float">
            <text:p>8951</text:p>
          </table:table-cell>
          <table:table-cell office:value-type="float" office:value="135" calcext:value-type="float">
            <text:p>135</text:p>
          </table:table-cell>
          <table:table-cell office:value-type="float" office:value="221" calcext:value-type="float">
            <text:p>221</text:p>
          </table:table-cell>
          <table:table-cell office:value-type="float" office:value="333555" calcext:value-type="float">
            <text:p>333555</text:p>
          </table:table-cell>
          <table:table-cell office:value-type="float" office:value="11317" calcext:value-type="float">
            <text:p>11317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9245" calcext:value-type="float">
            <text:p>89245</text:p>
          </table:table-cell>
          <table:table-cell office:value-type="float" office:value="3686" calcext:value-type="float">
            <text:p>3686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104318" calcext:value-type="float">
            <text:p>104318</text:p>
          </table:table-cell>
          <table:table-cell office:value-type="float" office:value="3863" calcext:value-type="float">
            <text:p>38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54:22" calcext:value-type="date">
            <text:p>17/12/16 23:54</text:p>
          </table:table-cell>
          <table:table-cell office:value-type="date" office:date-value="2016-12-17T23:56:06.000004" calcext:value-type="date">
            <text:p>17/12/16 23:5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056" calcext:value-type="float">
            <text:p>17056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7021" calcext:value-type="float">
            <text:p>0.97021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7021" calcext:value-type="float">
            <text:p>0.97021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7021" calcext:value-type="float">
            <text:p>0.970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01584" calcext:value-type="float">
            <text:p>0.01584</text:p>
          </table:table-cell>
          <table:table-cell office:value-type="float" office:value="0.41779" calcext:value-type="float">
            <text:p>0.41779</text:p>
          </table:table-cell>
          <table:table-cell office:value-type="float" office:value="0.58221" calcext:value-type="float">
            <text:p>0.58221</text:p>
          </table:table-cell>
          <table:table-cell table:number-columns-repeated="2" office:value-type="float" office:value="0.01586" calcext:value-type="float">
            <text:p>0.01586</text:p>
          </table:table-cell>
          <table:table-cell office:value-type="float" office:value="31" calcext:value-type="float">
            <text:p>31</text:p>
          </table:table-cell>
          <table:table-cell office:value-type="float" office:value="2134" calcext:value-type="float">
            <text:p>213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1336" calcext:value-type="float">
            <text:p>1336</text:p>
          </table:table-cell>
          <table:table-cell office:value-type="float" office:value="658323" calcext:value-type="float">
            <text:p>658323</text:p>
          </table:table-cell>
          <table:table-cell office:value-type="float" office:value="56550" calcext:value-type="float">
            <text:p>56550</text:p>
          </table:table-cell>
          <table:table-cell office:value-type="float" office:value="69815" calcext:value-type="float">
            <text:p>69815</text:p>
          </table:table-cell>
          <table:table-cell office:value-type="float" office:value="135" calcext:value-type="float">
            <text:p>135</text:p>
          </table:table-cell>
          <table:table-cell office:value-type="float" office:value="160061" calcext:value-type="float">
            <text:p>160061</text:p>
          </table:table-cell>
          <table:table-cell office:value-type="float" office:value="8447" calcext:value-type="float">
            <text:p>8447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269796" calcext:value-type="float">
            <text:p>269796</text:p>
          </table:table-cell>
          <table:table-cell office:value-type="float" office:value="11540" calcext:value-type="float">
            <text:p>11540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81622" calcext:value-type="float">
            <text:p>81622</text:p>
          </table:table-cell>
          <table:table-cell office:value-type="float" office:value="4124" calcext:value-type="float">
            <text:p>4124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41578" calcext:value-type="float">
            <text:p>141578</text:p>
          </table:table-cell>
          <table:table-cell office:value-type="float" office:value="3907" calcext:value-type="float">
            <text:p>390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56:06.000004" calcext:value-type="date">
            <text:p>17/12/16 23:56</text:p>
          </table:table-cell>
          <table:table-cell office:value-type="date" office:date-value="2016-12-17T23:57:45" calcext:value-type="date">
            <text:p>17/12/16 23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889" calcext:value-type="float">
            <text:p>16889</text:p>
          </table:table-cell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6607" calcext:value-type="float">
            <text:p>0.96607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6607" calcext:value-type="float">
            <text:p>0.96607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6607" calcext:value-type="float">
            <text:p>0.966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5921" calcext:value-type="float">
            <text:p>0.5921</text:p>
          </table:table-cell>
          <table:table-cell table:number-columns-repeated="2" office:value-type="float" office:value="0.01573" calcext:value-type="float">
            <text:p>0.01573</text:p>
          </table:table-cell>
          <table:table-cell office:value-type="float" office:value="0.42418" calcext:value-type="float">
            <text:p>0.42418</text:p>
          </table:table-cell>
          <table:table-cell office:value-type="float" office:value="0.57582" calcext:value-type="float">
            <text:p>0.57582</text:p>
          </table:table-cell>
          <table:table-cell table:number-columns-repeated="2" office:value-type="float" office:value="0.01582" calcext:value-type="float">
            <text:p>0.01582</text:p>
          </table:table-cell>
          <table:table-cell office:value-type="float" office:value="28" calcext:value-type="float">
            <text:p>28</text:p>
          </table:table-cell>
          <table:table-cell office:value-type="float" office:value="1835" calcext:value-type="float">
            <text:p>1835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2765" calcext:value-type="float">
            <text:p>2765</text:p>
          </table:table-cell>
          <table:table-cell office:value-type="float" office:value="557545" calcext:value-type="float">
            <text:p>557545</text:p>
          </table:table-cell>
          <table:table-cell office:value-type="float" office:value="57492" calcext:value-type="float">
            <text:p>57492</text:p>
          </table:table-cell>
          <table:table-cell office:value-type="float" office:value="74446" calcext:value-type="float">
            <text:p>74446</text:p>
          </table:table-cell>
          <table:table-cell office:value-type="float" office:value="232" calcext:value-type="float">
            <text:p>232</text:p>
          </table:table-cell>
          <table:table-cell office:value-type="float" office:value="230735" calcext:value-type="float">
            <text:p>230735</text:p>
          </table:table-cell>
          <table:table-cell office:value-type="float" office:value="9481" calcext:value-type="float">
            <text:p>9481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196482" calcext:value-type="float">
            <text:p>196482</text:p>
          </table:table-cell>
          <table:table-cell office:value-type="float" office:value="10815" calcext:value-type="float">
            <text:p>10815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144936" calcext:value-type="float">
            <text:p>144936</text:p>
          </table:table-cell>
          <table:table-cell office:value-type="float" office:value="3980" calcext:value-type="float">
            <text:p>398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05672" calcext:value-type="float">
            <text:p>105672</text:p>
          </table:table-cell>
          <table:table-cell office:value-type="float" office:value="4214" calcext:value-type="float">
            <text:p>42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57:45" calcext:value-type="date">
            <text:p>17/12/16 23:57</text:p>
          </table:table-cell>
          <table:table-cell office:value-type="date" office:date-value="2016-12-17T23:59:23" calcext:value-type="date">
            <text:p>17/12/16 23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724" calcext:value-type="float">
            <text:p>16724</text:p>
          </table:table-cell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8063" calcext:value-type="float">
            <text:p>0.98063</text:p>
          </table:table-cell>
          <table:table-cell office:value-type="float" office:value="0.96163" calcext:value-type="float">
            <text:p>0.96163</text:p>
          </table:table-cell>
          <table:table-cell office:value-type="float" office:value="0.98063" calcext:value-type="float">
            <text:p>0.98063</text:p>
          </table:table-cell>
          <table:table-cell office:value-type="float" office:value="0.96163" calcext:value-type="float">
            <text:p>0.96163</text:p>
          </table:table-cell>
          <table:table-cell office:value-type="float" office:value="0.98063" calcext:value-type="float">
            <text:p>0.98063</text:p>
          </table:table-cell>
          <table:table-cell office:value-type="float" office:value="0.96163" calcext:value-type="float">
            <text:p>0.961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float" office:value="0.40206" calcext:value-type="float">
            <text:p>0.40206</text:p>
          </table:table-cell>
          <table:table-cell office:value-type="float" office:value="0.59794" calcext:value-type="float">
            <text:p>0.59794</text:p>
          </table:table-cell>
          <table:table-cell table:number-columns-repeated="2" office:value-type="float" office:value="0.01572" calcext:value-type="float">
            <text:p>0.01572</text:p>
          </table:table-cell>
          <table:table-cell office:value-type="float" office:value="0.41418" calcext:value-type="float">
            <text:p>0.41418</text:p>
          </table:table-cell>
          <table:table-cell office:value-type="float" office:value="0.58582" calcext:value-type="float">
            <text:p>0.58582</text:p>
          </table:table-cell>
          <table:table-cell table:number-columns-repeated="2" office:value-type="float" office:value="0.01579" calcext:value-type="float">
            <text:p>0.01579</text:p>
          </table:table-cell>
          <table:table-cell office:value-type="float" office:value="31" calcext:value-type="float">
            <text:p>31</text:p>
          </table:table-cell>
          <table:table-cell office:value-type="float" office:value="2026" calcext:value-type="float">
            <text:p>2026</text:p>
          </table:table-cell>
          <table:table-cell office:value-type="float" office:value="259" calcext:value-type="float">
            <text:p>259</text:p>
          </table:table-cell>
          <table:table-cell office:value-type="float" office:value="242" calcext:value-type="float">
            <text:p>242</text:p>
          </table:table-cell>
          <table:table-cell office:value-type="float" office:value="1520" calcext:value-type="float">
            <text:p>1520</text:p>
          </table:table-cell>
          <table:table-cell office:value-type="float" office:value="635203" calcext:value-type="float">
            <text:p>635203</text:p>
          </table:table-cell>
          <table:table-cell office:value-type="float" office:value="57524" calcext:value-type="float">
            <text:p>57524</text:p>
          </table:table-cell>
          <table:table-cell office:value-type="float" office:value="70073" calcext:value-type="float">
            <text:p>70073</text:p>
          </table:table-cell>
          <table:table-cell office:value-type="float" office:value="134" calcext:value-type="float">
            <text:p>134</text:p>
          </table:table-cell>
          <table:table-cell office:value-type="float" office:value="167389" calcext:value-type="float">
            <text:p>167389</text:p>
          </table:table-cell>
          <table:table-cell office:value-type="float" office:value="8627" calcext:value-type="float">
            <text:p>8627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256797" calcext:value-type="float">
            <text:p>256797</text:p>
          </table:table-cell>
          <table:table-cell office:value-type="float" office:value="11856" calcext:value-type="float">
            <text:p>11856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91772" calcext:value-type="float">
            <text:p>91772</text:p>
          </table:table-cell>
          <table:table-cell office:value-type="float" office:value="4089" calcext:value-type="float">
            <text:p>408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32957" calcext:value-type="float">
            <text:p>132957</text:p>
          </table:table-cell>
          <table:table-cell office:value-type="float" office:value="3936" calcext:value-type="float">
            <text:p>393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7T23:59:23" calcext:value-type="date">
            <text:p>17/12/16 23:59</text:p>
          </table:table-cell>
          <table:table-cell office:value-type="date" office:date-value="2016-12-18T00:00:53" calcext:value-type="date">
            <text:p>18/12/16 00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561" calcext:value-type="float">
            <text:p>16561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39617" calcext:value-type="float">
            <text:p>0.39617</text:p>
          </table:table-cell>
          <table:table-cell office:value-type="float" office:value="0.60383" calcext:value-type="float">
            <text:p>0.60383</text:p>
          </table:table-cell>
          <table:table-cell table:number-columns-repeated="2" office:value-type="float" office:value="0.01567" calcext:value-type="float">
            <text:p>0.01567</text:p>
          </table:table-cell>
          <table:table-cell office:value-type="float" office:value="0.41684" calcext:value-type="float">
            <text:p>0.41684</text:p>
          </table:table-cell>
          <table:table-cell office:value-type="float" office:value="0.58316" calcext:value-type="float">
            <text:p>0.58316</text:p>
          </table:table-cell>
          <table:table-cell table:number-columns-repeated="2" office:value-type="float" office:value="0.0158" calcext:value-type="float">
            <text:p>0.0158</text:p>
          </table:table-cell>
          <table:table-cell office:value-type="float" office:value="30" calcext:value-type="float">
            <text:p>30</text:p>
          </table:table-cell>
          <table:table-cell office:value-type="float" office:value="2321" calcext:value-type="float">
            <text:p>2321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1177" calcext:value-type="float">
            <text:p>1177</text:p>
          </table:table-cell>
          <table:table-cell office:value-type="float" office:value="697296" calcext:value-type="float">
            <text:p>697296</text:p>
          </table:table-cell>
          <table:table-cell office:value-type="float" office:value="52275" calcext:value-type="float">
            <text:p>52275</text:p>
          </table:table-cell>
          <table:table-cell office:value-type="float" office:value="62744" calcext:value-type="float">
            <text:p>62744</text:p>
          </table:table-cell>
          <table:table-cell office:value-type="float" office:value="68" calcext:value-type="float">
            <text:p>68</text:p>
          </table:table-cell>
          <table:table-cell office:value-type="float" office:value="191579" calcext:value-type="float">
            <text:p>191579</text:p>
          </table:table-cell>
          <table:table-cell office:value-type="float" office:value="8164" calcext:value-type="float">
            <text:p>8164</text:p>
          </table:table-cell>
          <table:table-cell office:value-type="float" office:value="128" calcext:value-type="float">
            <text:p>128</text:p>
          </table:table-cell>
          <table:table-cell office:value-type="float" office:value="207" calcext:value-type="float">
            <text:p>207</text:p>
          </table:table-cell>
          <table:table-cell office:value-type="float" office:value="268657" calcext:value-type="float">
            <text:p>268657</text:p>
          </table:table-cell>
          <table:table-cell office:value-type="float" office:value="10317" calcext:value-type="float">
            <text:p>10317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110767" calcext:value-type="float">
            <text:p>110767</text:p>
          </table:table-cell>
          <table:table-cell office:value-type="float" office:value="3732" calcext:value-type="float">
            <text:p>373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81590" calcext:value-type="float">
            <text:p>81590</text:p>
          </table:table-cell>
          <table:table-cell office:value-type="float" office:value="3684" calcext:value-type="float">
            <text:p>36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00:53" calcext:value-type="date">
            <text:p>18/12/16 00:00</text:p>
          </table:table-cell>
          <table:table-cell office:value-type="date" office:date-value="2016-12-18T00:02:33" calcext:value-type="date">
            <text:p>18/12/16 00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400" calcext:value-type="float">
            <text:p>16400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95181" calcext:value-type="float">
            <text:p>0.95181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95181" calcext:value-type="float">
            <text:p>0.95181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95181" calcext:value-type="float">
            <text:p>0.951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0.39024" calcext:value-type="float">
            <text:p>0.39024</text:p>
          </table:table-cell>
          <table:table-cell office:value-type="float" office:value="0.60976" calcext:value-type="float">
            <text:p>0.60976</text:p>
          </table:table-cell>
          <table:table-cell table:number-columns-repeated="2" office:value-type="float" office:value="0.01559" calcext:value-type="float">
            <text:p>0.01559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6047" calcext:value-type="float">
            <text:p>0.6047</text:p>
          </table:table-cell>
          <table:table-cell table:number-columns-repeated="2" office:value-type="float" office:value="0.01563" calcext:value-type="float">
            <text:p>0.01563</text:p>
          </table:table-cell>
          <table:table-cell office:value-type="float" office:value="28" calcext:value-type="float">
            <text:p>28</text:p>
          </table:table-cell>
          <table:table-cell office:value-type="float" office:value="2301" calcext:value-type="float">
            <text:p>2301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2629" calcext:value-type="float">
            <text:p>2629</text:p>
          </table:table-cell>
          <table:table-cell office:value-type="float" office:value="810454" calcext:value-type="float">
            <text:p>810454</text:p>
          </table:table-cell>
          <table:table-cell office:value-type="float" office:value="57087" calcext:value-type="float">
            <text:p>57087</text:p>
          </table:table-cell>
          <table:table-cell office:value-type="float" office:value="73037" calcext:value-type="float">
            <text:p>73037</text:p>
          </table:table-cell>
          <table:table-cell office:value-type="float" office:value="310" calcext:value-type="float">
            <text:p>310</text:p>
          </table:table-cell>
          <table:table-cell office:value-type="float" office:value="215332" calcext:value-type="float">
            <text:p>215332</text:p>
          </table:table-cell>
          <table:table-cell office:value-type="float" office:value="8243" calcext:value-type="float">
            <text:p>8243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160308" calcext:value-type="float">
            <text:p>160308</text:p>
          </table:table-cell>
          <table:table-cell office:value-type="float" office:value="11280" calcext:value-type="float">
            <text:p>11280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office:value-type="float" office:value="145517" calcext:value-type="float">
            <text:p>145517</text:p>
          </table:table-cell>
          <table:table-cell office:value-type="float" office:value="4689" calcext:value-type="float">
            <text:p>4689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56613" calcext:value-type="float">
            <text:p>156613</text:p>
          </table:table-cell>
          <table:table-cell office:value-type="float" office:value="4080" calcext:value-type="float">
            <text:p>40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01:11" calcext:value-type="date">
            <text:p>18/12/16 00:01</text:p>
          </table:table-cell>
          <table:table-cell office:value-type="date" office:date-value="2016-12-18T00:10:58" calcext:value-type="date">
            <text:p>18/12/16 00:1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241" calcext:value-type="float">
            <text:p>16241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4643" calcext:value-type="float">
            <text:p>0.94643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4643" calcext:value-type="float">
            <text:p>0.94643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4643" calcext:value-type="float">
            <text:p>0.946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0.38427" calcext:value-type="float">
            <text:p>0.38427</text:p>
          </table:table-cell>
          <table:table-cell office:value-type="float" office:value="0.61573" calcext:value-type="float">
            <text:p>0.61573</text:p>
          </table:table-cell>
          <table:table-cell table:number-columns-repeated="2" office:value-type="float" office:value="0.01558" calcext:value-type="float">
            <text:p>0.01558</text:p>
          </table:table-cell>
          <table:table-cell office:value-type="float" office:value="0.39179" calcext:value-type="float">
            <text:p>0.39179</text:p>
          </table:table-cell>
          <table:table-cell office:value-type="float" office:value="0.60821" calcext:value-type="float">
            <text:p>0.60821</text:p>
          </table:table-cell>
          <table:table-cell table:number-columns-repeated="2" office:value-type="float" office:value="0.01563" calcext:value-type="float">
            <text:p>0.01563</text:p>
          </table:table-cell>
          <table:table-cell office:value-type="float" office:value="15" calcext:value-type="float">
            <text:p>15</text:p>
          </table:table-cell>
          <table:table-cell office:value-type="float" office:value="2403" calcext:value-type="float">
            <text:p>2403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1391" calcext:value-type="float">
            <text:p>1391</text:p>
          </table:table-cell>
          <table:table-cell office:value-type="float" office:value="525249" calcext:value-type="float">
            <text:p>525249</text:p>
          </table:table-cell>
          <table:table-cell office:value-type="float" office:value="55783" calcext:value-type="float">
            <text:p>55783</text:p>
          </table:table-cell>
          <table:table-cell office:value-type="float" office:value="68682" calcext:value-type="float">
            <text:p>68682</text:p>
          </table:table-cell>
          <table:table-cell office:value-type="float" office:value="128" calcext:value-type="float">
            <text:p>128</text:p>
          </table:table-cell>
          <table:table-cell office:value-type="float" office:value="218911" calcext:value-type="float">
            <text:p>218911</text:p>
          </table:table-cell>
          <table:table-cell office:value-type="float" office:value="8496" calcext:value-type="float">
            <text:p>8496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office:value-type="float" office:value="178423" calcext:value-type="float">
            <text:p>178423</text:p>
          </table:table-cell>
          <table:table-cell office:value-type="float" office:value="10841" calcext:value-type="float">
            <text:p>10841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120521" calcext:value-type="float">
            <text:p>120521</text:p>
          </table:table-cell>
          <table:table-cell office:value-type="float" office:value="4229" calcext:value-type="float">
            <text:p>4229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10042" calcext:value-type="float">
            <text:p>110042</text:p>
          </table:table-cell>
          <table:table-cell office:value-type="float" office:value="4076" calcext:value-type="float">
            <text:p>407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02:33" calcext:value-type="date">
            <text:p>18/12/16 00:02</text:p>
          </table:table-cell>
          <table:table-cell office:value-type="date" office:date-value="2016-12-18T00:04:06" calcext:value-type="date">
            <text:p>18/12/16 00:0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84" calcext:value-type="float">
            <text:p>16084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991" calcext:value-type="float">
            <text:p>0.96991</text:p>
          </table:table-cell>
          <table:table-cell office:value-type="float" office:value="0.94072" calcext:value-type="float">
            <text:p>0.94072</text:p>
          </table:table-cell>
          <table:table-cell office:value-type="float" office:value="0.96991" calcext:value-type="float">
            <text:p>0.96991</text:p>
          </table:table-cell>
          <table:table-cell office:value-type="float" office:value="0.94072" calcext:value-type="float">
            <text:p>0.94072</text:p>
          </table:table-cell>
          <table:table-cell office:value-type="float" office:value="0.96991" calcext:value-type="float">
            <text:p>0.96991</text:p>
          </table:table-cell>
          <table:table-cell office:value-type="float" office:value="0.94072" calcext:value-type="float">
            <text:p>0.940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office:value-type="float" office:value="0.37826" calcext:value-type="float">
            <text:p>0.37826</text:p>
          </table:table-cell>
          <table:table-cell office:value-type="float" office:value="0.62174" calcext:value-type="float">
            <text:p>0.62174</text:p>
          </table:table-cell>
          <table:table-cell table:number-columns-repeated="2" office:value-type="float" office:value="0.01551" calcext:value-type="float">
            <text:p>0.01551</text:p>
          </table:table-cell>
          <table:table-cell office:value-type="float" office:value="0.38241" calcext:value-type="float">
            <text:p>0.38241</text:p>
          </table:table-cell>
          <table:table-cell office:value-type="float" office:value="0.61759" calcext:value-type="float">
            <text:p>0.61759</text:p>
          </table:table-cell>
          <table:table-cell table:number-columns-repeated="2" office:value-type="float" office:value="0.01554" calcext:value-type="float">
            <text:p>0.01554</text:p>
          </table:table-cell>
          <table:table-cell office:value-type="float" office:value="26" calcext:value-type="float">
            <text:p>26</text:p>
          </table:table-cell>
          <table:table-cell office:value-type="float" office:value="2506" calcext:value-type="float">
            <text:p>2506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office:value-type="float" office:value="1365" calcext:value-type="float">
            <text:p>1365</text:p>
          </table:table-cell>
          <table:table-cell office:value-type="float" office:value="701847" calcext:value-type="float">
            <text:p>701847</text:p>
          </table:table-cell>
          <table:table-cell office:value-type="float" office:value="53972" calcext:value-type="float">
            <text:p>53972</text:p>
          </table:table-cell>
          <table:table-cell office:value-type="float" office:value="68849" calcext:value-type="float">
            <text:p>68849</text:p>
          </table:table-cell>
          <table:table-cell office:value-type="float" office:value="177" calcext:value-type="float">
            <text:p>177</text:p>
          </table:table-cell>
          <table:table-cell office:value-type="float" office:value="281800" calcext:value-type="float">
            <text:p>281800</text:p>
          </table:table-cell>
          <table:table-cell office:value-type="float" office:value="8378" calcext:value-type="float">
            <text:p>8378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194750" calcext:value-type="float">
            <text:p>194750</text:p>
          </table:table-cell>
          <table:table-cell office:value-type="float" office:value="11035" calcext:value-type="float">
            <text:p>11035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float" office:value="145189" calcext:value-type="float">
            <text:p>145189</text:p>
          </table:table-cell>
          <table:table-cell office:value-type="float" office:value="3826" calcext:value-type="float">
            <text:p>3826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83073" calcext:value-type="float">
            <text:p>83073</text:p>
          </table:table-cell>
          <table:table-cell office:value-type="float" office:value="3510" calcext:value-type="float">
            <text:p>35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04:06" calcext:value-type="date">
            <text:p>18/12/16 00:04</text:p>
          </table:table-cell>
          <table:table-cell office:value-type="date" office:date-value="2016-12-18T00:05:49" calcext:value-type="date">
            <text:p>18/12/16 00:0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929" calcext:value-type="float">
            <text:p>15929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679" calcext:value-type="float">
            <text:p>0.9667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6679" calcext:value-type="float">
            <text:p>0.9667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6679" calcext:value-type="float">
            <text:p>0.9667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.37221" calcext:value-type="float">
            <text:p>0.37221</text:p>
          </table:table-cell>
          <table:table-cell office:value-type="float" office:value="0.62779" calcext:value-type="float">
            <text:p>0.62779</text:p>
          </table:table-cell>
          <table:table-cell table:number-columns-repeated="2" office:value-type="float" office:value="0.0155" calcext:value-type="float">
            <text:p>0.0155</text:p>
          </table:table-cell>
          <table:table-cell office:value-type="float" office:value="0.36008" calcext:value-type="float">
            <text:p>0.36008</text:p>
          </table:table-cell>
          <table:table-cell office:value-type="float" office:value="0.63992" calcext:value-type="float">
            <text:p>0.63992</text:p>
          </table:table-cell>
          <table:table-cell table:number-columns-repeated="2" office:value-type="float" office:value="0.0154" calcext:value-type="float">
            <text:p>0.0154</text:p>
          </table:table-cell>
          <table:table-cell office:value-type="float" office:value="19" calcext:value-type="float">
            <text:p>19</text:p>
          </table:table-cell>
          <table:table-cell office:value-type="float" office:value="2591" calcext:value-type="float">
            <text:p>2591</text:p>
          </table:table-cell>
          <table:table-cell office:value-type="float" office:value="264" calcext:value-type="float">
            <text:p>264</text:p>
          </table:table-cell>
          <table:table-cell office:value-type="float" office:value="251" calcext:value-type="float">
            <text:p>251</text:p>
          </table:table-cell>
          <table:table-cell office:value-type="float" office:value="2605" calcext:value-type="float">
            <text:p>2605</text:p>
          </table:table-cell>
          <table:table-cell office:value-type="float" office:value="594837" calcext:value-type="float">
            <text:p>594837</text:p>
          </table:table-cell>
          <table:table-cell office:value-type="float" office:value="56253" calcext:value-type="float">
            <text:p>56253</text:p>
          </table:table-cell>
          <table:table-cell office:value-type="float" office:value="70096" calcext:value-type="float">
            <text:p>70096</text:p>
          </table:table-cell>
          <table:table-cell office:value-type="float" office:value="198" calcext:value-type="float">
            <text:p>198</text:p>
          </table:table-cell>
          <table:table-cell office:value-type="float" office:value="127291" calcext:value-type="float">
            <text:p>127291</text:p>
          </table:table-cell>
          <table:table-cell office:value-type="float" office:value="8041" calcext:value-type="float">
            <text:p>8041</text:p>
          </table:table-cell>
          <table:table-cell office:value-type="float" office:value="121" calcext:value-type="float">
            <text:p>121</text:p>
          </table:table-cell>
          <table:table-cell office:value-type="float" office:value="198" calcext:value-type="float">
            <text:p>198</text:p>
          </table:table-cell>
          <table:table-cell office:value-type="float" office:value="244710" calcext:value-type="float">
            <text:p>244710</text:p>
          </table:table-cell>
          <table:table-cell office:value-type="float" office:value="11656" calcext:value-type="float">
            <text:p>11656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151944" calcext:value-type="float">
            <text:p>151944</text:p>
          </table:table-cell>
          <table:table-cell office:value-type="float" office:value="4499" calcext:value-type="float">
            <text:p>449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3377" calcext:value-type="float">
            <text:p>103377</text:p>
          </table:table-cell>
          <table:table-cell office:value-type="float" office:value="3674" calcext:value-type="float">
            <text:p>367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05:49" calcext:value-type="date">
            <text:p>18/12/16 00:05</text:p>
          </table:table-cell>
          <table:table-cell office:value-type="date" office:date-value="2016-12-18T00:07:27" calcext:value-type="date">
            <text:p>18/12/16 00:0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776" calcext:value-type="float">
            <text:p>15776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349" calcext:value-type="float">
            <text:p>0.96349</text:p>
          </table:table-cell>
          <table:table-cell office:value-type="float" office:value="0.92831" calcext:value-type="float">
            <text:p>0.92831</text:p>
          </table:table-cell>
          <table:table-cell office:value-type="float" office:value="0.96349" calcext:value-type="float">
            <text:p>0.96349</text:p>
          </table:table-cell>
          <table:table-cell office:value-type="float" office:value="0.92831" calcext:value-type="float">
            <text:p>0.92831</text:p>
          </table:table-cell>
          <table:table-cell office:value-type="float" office:value="0.96349" calcext:value-type="float">
            <text:p>0.96349</text:p>
          </table:table-cell>
          <table:table-cell office:value-type="float" office:value="0.92831" calcext:value-type="float">
            <text:p>0.928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36613" calcext:value-type="float">
            <text:p>0.36613</text:p>
          </table:table-cell>
          <table:table-cell office:value-type="float" office:value="0.63387" calcext:value-type="float">
            <text:p>0.63387</text:p>
          </table:table-cell>
          <table:table-cell table:number-columns-repeated="2" office:value-type="float" office:value="0.01544" calcext:value-type="float">
            <text:p>0.01544</text:p>
          </table:table-cell>
          <table:table-cell office:value-type="float" office:value="0.35421" calcext:value-type="float">
            <text:p>0.35421</text:p>
          </table:table-cell>
          <table:table-cell office:value-type="float" office:value="0.64579" calcext:value-type="float">
            <text:p>0.64579</text:p>
          </table:table-cell>
          <table:table-cell table:number-columns-repeated="2" office:value-type="float" office:value="0.01532" calcext:value-type="float">
            <text:p>0.01532</text:p>
          </table:table-cell>
          <table:table-cell office:value-type="float" office:value="13" calcext:value-type="float">
            <text:p>13</text:p>
          </table:table-cell>
          <table:table-cell office:value-type="float" office:value="2712" calcext:value-type="float">
            <text:p>2712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1787" calcext:value-type="float">
            <text:p>1787</text:p>
          </table:table-cell>
          <table:table-cell office:value-type="float" office:value="884393" calcext:value-type="float">
            <text:p>884393</text:p>
          </table:table-cell>
          <table:table-cell office:value-type="float" office:value="55576" calcext:value-type="float">
            <text:p>55576</text:p>
          </table:table-cell>
          <table:table-cell office:value-type="float" office:value="79774" calcext:value-type="float">
            <text:p>79774</text:p>
          </table:table-cell>
          <table:table-cell office:value-type="float" office:value="133" calcext:value-type="float">
            <text:p>133</text:p>
          </table:table-cell>
          <table:table-cell office:value-type="float" office:value="383410" calcext:value-type="float">
            <text:p>383410</text:p>
          </table:table-cell>
          <table:table-cell office:value-type="float" office:value="7278" calcext:value-type="float">
            <text:p>7278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313281" calcext:value-type="float">
            <text:p>313281</text:p>
          </table:table-cell>
          <table:table-cell office:value-type="float" office:value="12008" calcext:value-type="float">
            <text:p>12008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126457" calcext:value-type="float">
            <text:p>126457</text:p>
          </table:table-cell>
          <table:table-cell office:value-type="float" office:value="4247" calcext:value-type="float">
            <text:p>4247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182894" calcext:value-type="float">
            <text:p>182894</text:p>
          </table:table-cell>
          <table:table-cell office:value-type="float" office:value="4007" calcext:value-type="float">
            <text:p>4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07:27" calcext:value-type="date">
            <text:p>18/12/16 00:07</text:p>
          </table:table-cell>
          <table:table-cell office:value-type="date" office:date-value="2016-12-18T00:09:01" calcext:value-type="date">
            <text:p>18/12/16 00:0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625" calcext:value-type="float">
            <text:p>15625</text:p>
          </table:table-cell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6" calcext:value-type="float">
            <text:p>0.9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6" calcext:value-type="float">
            <text:p>0.9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0154" calcext:value-type="float">
            <text:p>0.0154</text:p>
          </table:table-cell>
          <table:table-cell office:value-type="float" office:value="0.35905" calcext:value-type="float">
            <text:p>0.35905</text:p>
          </table:table-cell>
          <table:table-cell office:value-type="float" office:value="0.64095" calcext:value-type="float">
            <text:p>0.64095</text:p>
          </table:table-cell>
          <table:table-cell table:number-columns-repeated="2" office:value-type="float" office:value="0.01539" calcext:value-type="float">
            <text:p>0.01539</text:p>
          </table:table-cell>
          <table:table-cell office:value-type="float" office:value="26" calcext:value-type="float">
            <text:p>26</text:p>
          </table:table-cell>
          <table:table-cell office:value-type="float" office:value="1785" calcext:value-type="float">
            <text:p>1785</text:p>
          </table:table-cell>
          <table:table-cell office:value-type="float" office:value="246" calcext:value-type="float">
            <text:p>246</text:p>
          </table:table-cell>
          <table:table-cell office:value-type="float" office:value="222" calcext:value-type="float">
            <text:p>222</text:p>
          </table:table-cell>
          <table:table-cell office:value-type="float" office:value="1642" calcext:value-type="float">
            <text:p>1642</text:p>
          </table:table-cell>
          <table:table-cell office:value-type="float" office:value="588612" calcext:value-type="float">
            <text:p>588612</text:p>
          </table:table-cell>
          <table:table-cell office:value-type="float" office:value="53456" calcext:value-type="float">
            <text:p>53456</text:p>
          </table:table-cell>
          <table:table-cell office:value-type="float" office:value="69995" calcext:value-type="float">
            <text:p>69995</text:p>
          </table:table-cell>
          <table:table-cell office:value-type="float" office:value="65" calcext:value-type="float">
            <text:p>65</text:p>
          </table:table-cell>
          <table:table-cell office:value-type="float" office:value="187918" calcext:value-type="float">
            <text:p>187918</text:p>
          </table:table-cell>
          <table:table-cell office:value-type="float" office:value="7293" calcext:value-type="float">
            <text:p>7293</text:p>
          </table:table-cell>
          <table:table-cell office:value-type="float" office:value="125" calcext:value-type="float">
            <text:p>125</text:p>
          </table:table-cell>
          <table:table-cell office:value-type="float" office:value="198" calcext:value-type="float">
            <text:p>198</text:p>
          </table:table-cell>
          <table:table-cell office:value-type="float" office:value="243855" calcext:value-type="float">
            <text:p>243855</text:p>
          </table:table-cell>
          <table:table-cell office:value-type="float" office:value="11456" calcext:value-type="float">
            <text:p>11456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59961" calcext:value-type="float">
            <text:p>159961</text:p>
          </table:table-cell>
          <table:table-cell office:value-type="float" office:value="3991" calcext:value-type="float">
            <text:p>3991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17467" calcext:value-type="float">
            <text:p>117467</text:p>
          </table:table-cell>
          <table:table-cell office:value-type="float" office:value="3749" calcext:value-type="float">
            <text:p>374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09:01" calcext:value-type="date">
            <text:p>18/12/16 00:09</text:p>
          </table:table-cell>
          <table:table-cell office:value-type="date" office:date-value="2016-12-18T00:10:39" calcext:value-type="date">
            <text:p>18/12/16 00:1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476" calcext:value-type="float">
            <text:p>15476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5632" calcext:value-type="float">
            <text:p>0.95632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0.95632" calcext:value-type="float">
            <text:p>0.95632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0.95632" calcext:value-type="float">
            <text:p>0.95632</text:p>
          </table:table-cell>
          <table:table-cell office:value-type="float" office:value="0.91455" calcext:value-type="float">
            <text:p>0.914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35384" calcext:value-type="float">
            <text:p>0.35384</text:p>
          </table:table-cell>
          <table:table-cell office:value-type="float" office:value="0.64616" calcext:value-type="float">
            <text:p>0.64616</text:p>
          </table:table-cell>
          <table:table-cell table:number-columns-repeated="2" office:value-type="float" office:value="0.01532" calcext:value-type="float">
            <text:p>0.01532</text:p>
          </table:table-cell>
          <table:table-cell office:value-type="float" office:value="0.35832" calcext:value-type="float">
            <text:p>0.35832</text:p>
          </table:table-cell>
          <table:table-cell office:value-type="float" office:value="0.64168" calcext:value-type="float">
            <text:p>0.64168</text:p>
          </table:table-cell>
          <table:table-cell table:number-columns-repeated="2" office:value-type="float" office:value="0.01536" calcext:value-type="float">
            <text:p>0.01536</text:p>
          </table:table-cell>
          <table:table-cell office:value-type="float" office:value="34" calcext:value-type="float">
            <text:p>34</text:p>
          </table:table-cell>
          <table:table-cell office:value-type="float" office:value="2081" calcext:value-type="float">
            <text:p>2081</text:p>
          </table:table-cell>
          <table:table-cell office:value-type="float" office:value="257" calcext:value-type="float">
            <text:p>257</text:p>
          </table:table-cell>
          <table:table-cell office:value-type="float" office:value="236" calcext:value-type="float">
            <text:p>236</text:p>
          </table:table-cell>
          <table:table-cell office:value-type="float" office:value="2289" calcext:value-type="float">
            <text:p>2289</text:p>
          </table:table-cell>
          <table:table-cell office:value-type="float" office:value="691578" calcext:value-type="float">
            <text:p>691578</text:p>
          </table:table-cell>
          <table:table-cell office:value-type="float" office:value="58191" calcext:value-type="float">
            <text:p>58191</text:p>
          </table:table-cell>
          <table:table-cell office:value-type="float" office:value="79646" calcext:value-type="float">
            <text:p>79646</text:p>
          </table:table-cell>
          <table:table-cell office:value-type="float" office:value="131" calcext:value-type="float">
            <text:p>131</text:p>
          </table:table-cell>
          <table:table-cell office:value-type="float" office:value="272855" calcext:value-type="float">
            <text:p>272855</text:p>
          </table:table-cell>
          <table:table-cell office:value-type="float" office:value="8133" calcext:value-type="float">
            <text:p>8133</text:p>
          </table:table-cell>
          <table:table-cell office:value-type="float" office:value="132" calcext:value-type="float">
            <text:p>132</text:p>
          </table:table-cell>
          <table:table-cell office:value-type="float" office:value="259" calcext:value-type="float">
            <text:p>259</text:p>
          </table:table-cell>
          <table:table-cell office:value-type="float" office:value="241577" calcext:value-type="float">
            <text:p>241577</text:p>
          </table:table-cell>
          <table:table-cell office:value-type="float" office:value="12822" calcext:value-type="float">
            <text:p>12822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133573" calcext:value-type="float">
            <text:p>133573</text:p>
          </table:table-cell>
          <table:table-cell office:value-type="float" office:value="4251" calcext:value-type="float">
            <text:p>425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60180" calcext:value-type="float">
            <text:p>60180</text:p>
          </table:table-cell>
          <table:table-cell office:value-type="float" office:value="3640" calcext:value-type="float">
            <text:p>36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10:39" calcext:value-type="date">
            <text:p>18/12/16 00:10</text:p>
          </table:table-cell>
          <table:table-cell office:value-type="date" office:date-value="2016-12-18T00:12:18" calcext:value-type="date">
            <text:p>18/12/16 00:1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329" calcext:value-type="float">
            <text:p>15329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5244" calcext:value-type="float">
            <text:p>0.95244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.95244" calcext:value-type="float">
            <text:p>0.95244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.95244" calcext:value-type="float">
            <text:p>0.95244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67" calcext:value-type="float">
            <text:p>967</text:p>
          </table:table-cell>
          <table:table-cell office:value-type="float" office:value="33" calcext:value-type="float">
            <text:p>33</text:p>
          </table:table-cell>
          <table:table-cell office:value-type="float" office:value="0.34764" calcext:value-type="float">
            <text:p>0.34764</text:p>
          </table:table-cell>
          <table:table-cell office:value-type="float" office:value="0.65236" calcext:value-type="float">
            <text:p>0.65236</text:p>
          </table:table-cell>
          <table:table-cell table:number-columns-repeated="2" office:value-type="float" office:value="0.01531" calcext:value-type="float">
            <text:p>0.01531</text:p>
          </table:table-cell>
          <table:table-cell office:value-type="float" office:value="0.37125" calcext:value-type="float">
            <text:p>0.37125</text:p>
          </table:table-cell>
          <table:table-cell office:value-type="float" office:value="0.62875" calcext:value-type="float">
            <text:p>0.62875</text:p>
          </table:table-cell>
          <table:table-cell table:number-columns-repeated="2" office:value-type="float" office:value="0.01554" calcext:value-type="float">
            <text:p>0.01554</text:p>
          </table:table-cell>
          <table:table-cell office:value-type="float" office:value="25" calcext:value-type="float">
            <text:p>25</text:p>
          </table:table-cell>
          <table:table-cell office:value-type="float" office:value="1966" calcext:value-type="float">
            <text:p>1966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1444" calcext:value-type="float">
            <text:p>1444</text:p>
          </table:table-cell>
          <table:table-cell office:value-type="float" office:value="654299" calcext:value-type="float">
            <text:p>654299</text:p>
          </table:table-cell>
          <table:table-cell office:value-type="float" office:value="54732" calcext:value-type="float">
            <text:p>54732</text:p>
          </table:table-cell>
          <table:table-cell office:value-type="float" office:value="73562" calcext:value-type="float">
            <text:p>73562</text:p>
          </table:table-cell>
          <table:table-cell office:value-type="float" office:value="93" calcext:value-type="float">
            <text:p>93</text:p>
          </table:table-cell>
          <table:table-cell office:value-type="float" office:value="238289" calcext:value-type="float">
            <text:p>238289</text:p>
          </table:table-cell>
          <table:table-cell office:value-type="float" office:value="8171" calcext:value-type="float">
            <text:p>8171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255794" calcext:value-type="float">
            <text:p>255794</text:p>
          </table:table-cell>
          <table:table-cell office:value-type="float" office:value="11466" calcext:value-type="float">
            <text:p>11466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73737" calcext:value-type="float">
            <text:p>73737</text:p>
          </table:table-cell>
          <table:table-cell office:value-type="float" office:value="3904" calcext:value-type="float">
            <text:p>390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16391" calcext:value-type="float">
            <text:p>116391</text:p>
          </table:table-cell>
          <table:table-cell office:value-type="float" office:value="3575" calcext:value-type="float">
            <text:p>35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10:58" calcext:value-type="date">
            <text:p>18/12/16 00:10</text:p>
          </table:table-cell>
          <table:table-cell office:value-type="date" office:date-value="2016-12-18T00:19:11" calcext:value-type="date">
            <text:p>18/12/16 00:1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184" calcext:value-type="float">
            <text:p>15184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837" calcext:value-type="float">
            <text:p>0.9483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4837" calcext:value-type="float">
            <text:p>0.9483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4837" calcext:value-type="float">
            <text:p>0.94837</text:p>
          </table:table-cell>
          <table:table-cell office:value-type="float" office:value="0.8994" calcext:value-type="float">
            <text:p>0.89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.34141" calcext:value-type="float">
            <text:p>0.34141</text:p>
          </table:table-cell>
          <table:table-cell office:value-type="float" office:value="0.65859" calcext:value-type="float">
            <text:p>0.65859</text:p>
          </table:table-cell>
          <table:table-cell table:number-columns-repeated="2" office:value-type="float" office:value="0.01512" calcext:value-type="float">
            <text:p>0.01512</text:p>
          </table:table-cell>
          <table:table-cell office:value-type="float" office:value="0.33943" calcext:value-type="float">
            <text:p>0.33943</text:p>
          </table:table-cell>
          <table:table-cell office:value-type="float" office:value="0.66057" calcext:value-type="float">
            <text:p>0.66057</text:p>
          </table:table-cell>
          <table:table-cell table:number-columns-repeated="2" office:value-type="float" office:value="0.0151" calcext:value-type="float">
            <text:p>0.0151</text:p>
          </table:table-cell>
          <table:table-cell office:value-type="float" office:value="36" calcext:value-type="float">
            <text:p>36</text:p>
          </table:table-cell>
          <table:table-cell office:value-type="float" office:value="2064" calcext:value-type="float">
            <text:p>2064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2399" calcext:value-type="float">
            <text:p>2399</text:p>
          </table:table-cell>
          <table:table-cell office:value-type="float" office:value="645914" calcext:value-type="float">
            <text:p>645914</text:p>
          </table:table-cell>
          <table:table-cell office:value-type="float" office:value="49673" calcext:value-type="float">
            <text:p>49673</text:p>
          </table:table-cell>
          <table:table-cell office:value-type="float" office:value="60810" calcext:value-type="float">
            <text:p>60810</text:p>
          </table:table-cell>
          <table:table-cell office:value-type="float" office:value="260" calcext:value-type="float">
            <text:p>260</text:p>
          </table:table-cell>
          <table:table-cell office:value-type="float" office:value="181197" calcext:value-type="float">
            <text:p>181197</text:p>
          </table:table-cell>
          <table:table-cell office:value-type="float" office:value="6682" calcext:value-type="float">
            <text:p>6682</text:p>
          </table:table-cell>
          <table:table-cell office:value-type="float" office:value="113" calcext:value-type="float">
            <text:p>113</text:p>
          </table:table-cell>
          <table:table-cell office:value-type="float" office:value="218" calcext:value-type="float">
            <text:p>218</text:p>
          </table:table-cell>
          <table:table-cell office:value-type="float" office:value="197180" calcext:value-type="float">
            <text:p>197180</text:p>
          </table:table-cell>
          <table:table-cell office:value-type="float" office:value="10682" calcext:value-type="float">
            <text:p>10682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289661" calcext:value-type="float">
            <text:p>289661</text:p>
          </table:table-cell>
          <table:table-cell office:value-type="float" office:value="3806" calcext:value-type="float">
            <text:p>3806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8537" calcext:value-type="float">
            <text:p>78537</text:p>
          </table:table-cell>
          <table:table-cell office:value-type="float" office:value="3440" calcext:value-type="float">
            <text:p>34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12:18" calcext:value-type="date">
            <text:p>18/12/16 00:12</text:p>
          </table:table-cell>
          <table:table-cell office:value-type="date" office:date-value="2016-12-18T00:13:45" calcext:value-type="date">
            <text:p>18/12/16 00:1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41" calcext:value-type="float">
            <text:p>15041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409" calcext:value-type="float">
            <text:p>0.9440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4409" calcext:value-type="float">
            <text:p>0.9440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4409" calcext:value-type="float">
            <text:p>0.9440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33515" calcext:value-type="float">
            <text:p>0.33515</text:p>
          </table:table-cell>
          <table:table-cell office:value-type="float" office:value="0.66485" calcext:value-type="float">
            <text:p>0.66485</text:p>
          </table:table-cell>
          <table:table-cell table:number-columns-repeated="2" office:value-type="float" office:value="0.01513" calcext:value-type="float">
            <text:p>0.01513</text:p>
          </table:table-cell>
          <table:table-cell office:value-type="float" office:value="0.32546" calcext:value-type="float">
            <text:p>0.32546</text:p>
          </table:table-cell>
          <table:table-cell office:value-type="float" office:value="0.67454" calcext:value-type="float">
            <text:p>0.67454</text:p>
          </table:table-cell>
          <table:table-cell table:number-columns-repeated="2" office:value-type="float" office:value="0.01501" calcext:value-type="float">
            <text:p>0.01501</text:p>
          </table:table-cell>
          <table:table-cell office:value-type="float" office:value="35" calcext:value-type="float">
            <text:p>35</text:p>
          </table:table-cell>
          <table:table-cell office:value-type="float" office:value="1896" calcext:value-type="float">
            <text:p>1896</text:p>
          </table:table-cell>
          <table:table-cell office:value-type="float" office:value="242" calcext:value-type="float">
            <text:p>242</text:p>
          </table:table-cell>
          <table:table-cell office:value-type="float" office:value="223" calcext:value-type="float">
            <text:p>223</text:p>
          </table:table-cell>
          <table:table-cell office:value-type="float" office:value="1599" calcext:value-type="float">
            <text:p>1599</text:p>
          </table:table-cell>
          <table:table-cell office:value-type="float" office:value="720058" calcext:value-type="float">
            <text:p>720058</text:p>
          </table:table-cell>
          <table:table-cell office:value-type="float" office:value="50539" calcext:value-type="float">
            <text:p>50539</text:p>
          </table:table-cell>
          <table:table-cell office:value-type="float" office:value="64042" calcext:value-type="float">
            <text:p>64042</text:p>
          </table:table-cell>
          <table:table-cell office:value-type="float" office:value="80" calcext:value-type="float">
            <text:p>80</text:p>
          </table:table-cell>
          <table:table-cell office:value-type="float" office:value="208882" calcext:value-type="float">
            <text:p>208882</text:p>
          </table:table-cell>
          <table:table-cell office:value-type="float" office:value="6975" calcext:value-type="float">
            <text:p>6975</text:p>
          </table:table-cell>
          <table:table-cell office:value-type="float" office:value="123" calcext:value-type="float">
            <text:p>123</text:p>
          </table:table-cell>
          <table:table-cell office:value-type="float" office:value="198" calcext:value-type="float">
            <text:p>198</text:p>
          </table:table-cell>
          <table:table-cell office:value-type="float" office:value="235787" calcext:value-type="float">
            <text:p>235787</text:p>
          </table:table-cell>
          <table:table-cell office:value-type="float" office:value="10771" calcext:value-type="float">
            <text:p>10771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55245" calcext:value-type="float">
            <text:p>155245</text:p>
          </table:table-cell>
          <table:table-cell office:value-type="float" office:value="3989" calcext:value-type="float">
            <text:p>3989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75577" calcext:value-type="float">
            <text:p>75577</text:p>
          </table:table-cell>
          <table:table-cell office:value-type="float" office:value="3299" calcext:value-type="float">
            <text:p>3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13:45" calcext:value-type="date">
            <text:p>18/12/16 00:13</text:p>
          </table:table-cell>
          <table:table-cell office:value-type="date" office:date-value="2016-12-18T00:15:16" calcext:value-type="date">
            <text:p>18/12/16 00:1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900" calcext:value-type="float">
            <text:p>149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88284" calcext:value-type="float">
            <text:p>0.8828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88284" calcext:value-type="float">
            <text:p>0.8828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88284" calcext:value-type="float">
            <text:p>0.882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67114" calcext:value-type="float">
            <text:p>0.67114</text:p>
          </table:table-cell>
          <table:table-cell table:number-columns-repeated="2" office:value-type="float" office:value="0.01505" calcext:value-type="float">
            <text:p>0.0150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6807" calcext:value-type="float">
            <text:p>0.6807</text:p>
          </table:table-cell>
          <table:table-cell table:number-columns-repeated="2" office:value-type="float" office:value="0.01494" calcext:value-type="float">
            <text:p>0.01494</text:p>
          </table:table-cell>
          <table:table-cell office:value-type="float" office:value="25" calcext:value-type="float">
            <text:p>25</text:p>
          </table:table-cell>
          <table:table-cell office:value-type="float" office:value="2551" calcext:value-type="float">
            <text:p>2551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262" calcext:value-type="float">
            <text:p>2262</text:p>
          </table:table-cell>
          <table:table-cell office:value-type="float" office:value="906828" calcext:value-type="float">
            <text:p>906828</text:p>
          </table:table-cell>
          <table:table-cell office:value-type="float" office:value="52621" calcext:value-type="float">
            <text:p>52621</text:p>
          </table:table-cell>
          <table:table-cell office:value-type="float" office:value="80928" calcext:value-type="float">
            <text:p>80928</text:p>
          </table:table-cell>
          <table:table-cell office:value-type="float" office:value="154" calcext:value-type="float">
            <text:p>154</text:p>
          </table:table-cell>
          <table:table-cell office:value-type="float" office:value="416769" calcext:value-type="float">
            <text:p>416769</text:p>
          </table:table-cell>
          <table:table-cell office:value-type="float" office:value="7318" calcext:value-type="float">
            <text:p>7318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355972" calcext:value-type="float">
            <text:p>355972</text:p>
          </table:table-cell>
          <table:table-cell office:value-type="float" office:value="11657" calcext:value-type="float">
            <text:p>11657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187089" calcext:value-type="float">
            <text:p>187089</text:p>
          </table:table-cell>
          <table:table-cell office:value-type="float" office:value="3843" calcext:value-type="float">
            <text:p>3843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90544" calcext:value-type="float">
            <text:p>90544</text:p>
          </table:table-cell>
          <table:table-cell office:value-type="float" office:value="3261" calcext:value-type="float">
            <text:p>326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15:16" calcext:value-type="date">
            <text:p>18/12/16 00:15</text:p>
          </table:table-cell>
          <table:table-cell office:value-type="date" office:date-value="2016-12-18T00:16:41" calcext:value-type="date">
            <text:p>18/12/16 00:1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761" calcext:value-type="float">
            <text:p>14761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7403" calcext:value-type="float">
            <text:p>0.87403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7403" calcext:value-type="float">
            <text:p>0.87403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7403" calcext:value-type="float">
            <text:p>0.874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office:value-type="float" office:value="0.32254" calcext:value-type="float">
            <text:p>0.32254</text:p>
          </table:table-cell>
          <table:table-cell office:value-type="float" office:value="0.67746" calcext:value-type="float">
            <text:p>0.67746</text:p>
          </table:table-cell>
          <table:table-cell table:number-columns-repeated="2" office:value-type="float" office:value="0.01492" calcext:value-type="float">
            <text:p>0.01492</text:p>
          </table:table-cell>
          <table:table-cell office:value-type="float" office:value="0.30989" calcext:value-type="float">
            <text:p>0.30989</text:p>
          </table:table-cell>
          <table:table-cell office:value-type="float" office:value="0.69011" calcext:value-type="float">
            <text:p>0.69011</text:p>
          </table:table-cell>
          <table:table-cell table:number-columns-repeated="2" office:value-type="float" office:value="0.01476" calcext:value-type="float">
            <text:p>0.01476</text:p>
          </table:table-cell>
          <table:table-cell office:value-type="float" office:value="24" calcext:value-type="float">
            <text:p>24</text:p>
          </table:table-cell>
          <table:table-cell office:value-type="float" office:value="2196" calcext:value-type="float">
            <text:p>2196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2837" calcext:value-type="float">
            <text:p>2837</text:p>
          </table:table-cell>
          <table:table-cell office:value-type="float" office:value="541586" calcext:value-type="float">
            <text:p>541586</text:p>
          </table:table-cell>
          <table:table-cell office:value-type="float" office:value="52044" calcext:value-type="float">
            <text:p>52044</text:p>
          </table:table-cell>
          <table:table-cell office:value-type="float" office:value="65612" calcext:value-type="float">
            <text:p>65612</text:p>
          </table:table-cell>
          <table:table-cell office:value-type="float" office:value="163" calcext:value-type="float">
            <text:p>163</text:p>
          </table:table-cell>
          <table:table-cell office:value-type="float" office:value="171257" calcext:value-type="float">
            <text:p>171257</text:p>
          </table:table-cell>
          <table:table-cell office:value-type="float" office:value="6208" calcext:value-type="float">
            <text:p>6208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238132" calcext:value-type="float">
            <text:p>238132</text:p>
          </table:table-cell>
          <table:table-cell office:value-type="float" office:value="11598" calcext:value-type="float">
            <text:p>11598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142528" calcext:value-type="float">
            <text:p>142528</text:p>
          </table:table-cell>
          <table:table-cell office:value-type="float" office:value="4390" calcext:value-type="float">
            <text:p>439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75634" calcext:value-type="float">
            <text:p>75634</text:p>
          </table:table-cell>
          <table:table-cell office:value-type="float" office:value="3588" calcext:value-type="float">
            <text:p>358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16:41" calcext:value-type="date">
            <text:p>18/12/16 00:16</text:p>
          </table:table-cell>
          <table:table-cell office:value-type="date" office:date-value="2016-12-18T00:18:02" calcext:value-type="date">
            <text:p>18/12/16 00:1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624" calcext:value-type="float">
            <text:p>14624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2998" calcext:value-type="float">
            <text:p>0.92998</text:p>
          </table:table-cell>
          <table:table-cell office:value-type="float" office:value="0.86486" calcext:value-type="float">
            <text:p>0.86486</text:p>
          </table:table-cell>
          <table:table-cell office:value-type="float" office:value="0.92998" calcext:value-type="float">
            <text:p>0.92998</text:p>
          </table:table-cell>
          <table:table-cell office:value-type="float" office:value="0.86486" calcext:value-type="float">
            <text:p>0.86486</text:p>
          </table:table-cell>
          <table:table-cell office:value-type="float" office:value="0.92998" calcext:value-type="float">
            <text:p>0.92998</text:p>
          </table:table-cell>
          <table:table-cell office:value-type="float" office:value="0.86486" calcext:value-type="float">
            <text:p>0.864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68381" calcext:value-type="float">
            <text:p>0.68381</text:p>
          </table:table-cell>
          <table:table-cell table:number-columns-repeated="2" office:value-type="float" office:value="0.01487" calcext:value-type="float">
            <text:p>0.01487</text:p>
          </table:table-cell>
          <table:table-cell office:value-type="float" office:value="0.30368" calcext:value-type="float">
            <text:p>0.30368</text:p>
          </table:table-cell>
          <table:table-cell office:value-type="float" office:value="0.69632" calcext:value-type="float">
            <text:p>0.69632</text:p>
          </table:table-cell>
          <table:table-cell table:number-columns-repeated="2" office:value-type="float" office:value="0.0147" calcext:value-type="float">
            <text:p>0.0147</text:p>
          </table:table-cell>
          <table:table-cell office:value-type="float" office:value="28" calcext:value-type="float">
            <text:p>28</text:p>
          </table:table-cell>
          <table:table-cell office:value-type="float" office:value="2395" calcext:value-type="float">
            <text:p>2395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605" calcext:value-type="float">
            <text:p>1605</text:p>
          </table:table-cell>
          <table:table-cell office:value-type="float" office:value="642677" calcext:value-type="float">
            <text:p>642677</text:p>
          </table:table-cell>
          <table:table-cell office:value-type="float" office:value="48676" calcext:value-type="float">
            <text:p>48676</text:p>
          </table:table-cell>
          <table:table-cell office:value-type="float" office:value="61184" calcext:value-type="float">
            <text:p>61184</text:p>
          </table:table-cell>
          <table:table-cell office:value-type="float" office:value="130" calcext:value-type="float">
            <text:p>130</text:p>
          </table:table-cell>
          <table:table-cell office:value-type="float" office:value="130654" calcext:value-type="float">
            <text:p>130654</text:p>
          </table:table-cell>
          <table:table-cell office:value-type="float" office:value="6136" calcext:value-type="float">
            <text:p>6136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293737" calcext:value-type="float">
            <text:p>293737</text:p>
          </table:table-cell>
          <table:table-cell office:value-type="float" office:value="11033" calcext:value-type="float">
            <text:p>11033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113282" calcext:value-type="float">
            <text:p>113282</text:p>
          </table:table-cell>
          <table:table-cell office:value-type="float" office:value="3745" calcext:value-type="float">
            <text:p>3745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02424" calcext:value-type="float">
            <text:p>102424</text:p>
          </table:table-cell>
          <table:table-cell office:value-type="float" office:value="3202" calcext:value-type="float">
            <text:p>32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18:02" calcext:value-type="date">
            <text:p>18/12/16 00:18</text:p>
          </table:table-cell>
          <table:table-cell office:value-type="date" office:date-value="2016-12-18T00:19:31" calcext:value-type="date">
            <text:p>18/12/16 00:1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489" calcext:value-type="float">
            <text:p>14489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2484" calcext:value-type="float">
            <text:p>0.92484</text:p>
          </table:table-cell>
          <table:table-cell office:value-type="float" office:value="0.85533" calcext:value-type="float">
            <text:p>0.85533</text:p>
          </table:table-cell>
          <table:table-cell office:value-type="float" office:value="0.92484" calcext:value-type="float">
            <text:p>0.92484</text:p>
          </table:table-cell>
          <table:table-cell office:value-type="float" office:value="0.85533" calcext:value-type="float">
            <text:p>0.85533</text:p>
          </table:table-cell>
          <table:table-cell office:value-type="float" office:value="0.92484" calcext:value-type="float">
            <text:p>0.92484</text:p>
          </table:table-cell>
          <table:table-cell office:value-type="float" office:value="0.85533" calcext:value-type="float">
            <text:p>0.855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0.30982" calcext:value-type="float">
            <text:p>0.30982</text:p>
          </table:table-cell>
          <table:table-cell office:value-type="float" office:value="0.69018" calcext:value-type="float">
            <text:p>0.69018</text:p>
          </table:table-cell>
          <table:table-cell table:number-columns-repeated="2" office:value-type="float" office:value="0.01477" calcext:value-type="float">
            <text:p>0.0147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01464" calcext:value-type="float">
            <text:p>0.01464</text:p>
          </table:table-cell>
          <table:table-cell office:value-type="float" office:value="20" calcext:value-type="float">
            <text:p>20</text:p>
          </table:table-cell>
          <table:table-cell office:value-type="float" office:value="2395" calcext:value-type="float">
            <text:p>2395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1598" calcext:value-type="float">
            <text:p>1598</text:p>
          </table:table-cell>
          <table:table-cell office:value-type="float" office:value="814083" calcext:value-type="float">
            <text:p>814083</text:p>
          </table:table-cell>
          <table:table-cell office:value-type="float" office:value="52731" calcext:value-type="float">
            <text:p>52731</text:p>
          </table:table-cell>
          <table:table-cell office:value-type="float" office:value="70996" calcext:value-type="float">
            <text:p>70996</text:p>
          </table:table-cell>
          <table:table-cell office:value-type="float" office:value="97" calcext:value-type="float">
            <text:p>97</text:p>
          </table:table-cell>
          <table:table-cell office:value-type="float" office:value="155566" calcext:value-type="float">
            <text:p>155566</text:p>
          </table:table-cell>
          <table:table-cell office:value-type="float" office:value="6753" calcext:value-type="float">
            <text:p>6753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331007" calcext:value-type="float">
            <text:p>331007</text:p>
          </table:table-cell>
          <table:table-cell office:value-type="float" office:value="11881" calcext:value-type="float">
            <text:p>11881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32016" calcext:value-type="float">
            <text:p>132016</text:p>
          </table:table-cell>
          <table:table-cell office:value-type="float" office:value="3945" calcext:value-type="float">
            <text:p>394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183257" calcext:value-type="float">
            <text:p>183257</text:p>
          </table:table-cell>
          <table:table-cell office:value-type="float" office:value="3557" calcext:value-type="float">
            <text:p>355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19:11" calcext:value-type="date">
            <text:p>18/12/16 00:19</text:p>
          </table:table-cell>
          <table:table-cell office:value-type="date" office:date-value="2016-12-18T00:27:48" calcext:value-type="date">
            <text:p>18/12/16 00:2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356" calcext:value-type="float">
            <text:p>14356</text:p>
          </table:table-cell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office:value-type="float" office:value="0.30343" calcext:value-type="float">
            <text:p>0.30343</text:p>
          </table:table-cell>
          <table:table-cell office:value-type="float" office:value="0.69657" calcext:value-type="float">
            <text:p>0.69657</text:p>
          </table:table-cell>
          <table:table-cell table:number-columns-repeated="2" office:value-type="float" office:value="0.01473" calcext:value-type="float">
            <text:p>0.01473</text:p>
          </table:table-cell>
          <table:table-cell office:value-type="float" office:value="0.31725" calcext:value-type="float">
            <text:p>0.31725</text:p>
          </table:table-cell>
          <table:table-cell office:value-type="float" office:value="0.68275" calcext:value-type="float">
            <text:p>0.68275</text:p>
          </table:table-cell>
          <table:table-cell table:number-columns-repeated="2" office:value-type="float" office:value="0.01491" calcext:value-type="float">
            <text:p>0.01491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office:value-type="float" office:value="222" calcext:value-type="float">
            <text:p>222</text:p>
          </table:table-cell>
          <table:table-cell office:value-type="float" office:value="191" calcext:value-type="float">
            <text:p>191</text:p>
          </table:table-cell>
          <table:table-cell office:value-type="float" office:value="1111" calcext:value-type="float">
            <text:p>1111</text:p>
          </table:table-cell>
          <table:table-cell office:value-type="float" office:value="569195" calcext:value-type="float">
            <text:p>569195</text:p>
          </table:table-cell>
          <table:table-cell office:value-type="float" office:value="46241" calcext:value-type="float">
            <text:p>46241</text:p>
          </table:table-cell>
          <table:table-cell office:value-type="float" office:value="58934" calcext:value-type="float">
            <text:p>58934</text:p>
          </table:table-cell>
          <table:table-cell office:value-type="float" office:value="144" calcext:value-type="float">
            <text:p>144</text:p>
          </table:table-cell>
          <table:table-cell office:value-type="float" office:value="195020" calcext:value-type="float">
            <text:p>195020</text:p>
          </table:table-cell>
          <table:table-cell office:value-type="float" office:value="6356" calcext:value-type="float">
            <text:p>6356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209244" calcext:value-type="float">
            <text:p>209244</text:p>
          </table:table-cell>
          <table:table-cell office:value-type="float" office:value="9983" calcext:value-type="float">
            <text:p>9983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156252" calcext:value-type="float">
            <text:p>156252</text:p>
          </table:table-cell>
          <table:table-cell office:value-type="float" office:value="3502" calcext:value-type="float">
            <text:p>350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130357" calcext:value-type="float">
            <text:p>130357</text:p>
          </table:table-cell>
          <table:table-cell office:value-type="float" office:value="3062" calcext:value-type="float">
            <text:p>306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19:31" calcext:value-type="date">
            <text:p>18/12/16 00:19</text:p>
          </table:table-cell>
          <table:table-cell office:value-type="date" office:date-value="2016-12-18T00:20:49" calcext:value-type="date">
            <text:p>18/12/16 00:2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225" calcext:value-type="float">
            <text:p>14225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1388" calcext:value-type="float">
            <text:p>0.91388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0.91388" calcext:value-type="float">
            <text:p>0.91388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0.91388" calcext:value-type="float">
            <text:p>0.91388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79" calcext:value-type="float">
            <text:p>979</text:p>
          </table:table-cell>
          <table:table-cell office:value-type="float" office:value="21" calcext:value-type="float">
            <text:p>21</text:p>
          </table:table-cell>
          <table:table-cell office:value-type="float" office:value="0.29701" calcext:value-type="float">
            <text:p>0.29701</text:p>
          </table:table-cell>
          <table:table-cell office:value-type="float" office:value="0.70299" calcext:value-type="float">
            <text:p>0.70299</text:p>
          </table:table-cell>
          <table:table-cell table:number-columns-repeated="2" office:value-type="float" office:value="0.0146" calcext:value-type="float">
            <text:p>0.0146</text:p>
          </table:table-cell>
          <table:table-cell office:value-type="float" office:value="0.28498" calcext:value-type="float">
            <text:p>0.28498</text:p>
          </table:table-cell>
          <table:table-cell office:value-type="float" office:value="0.71502" calcext:value-type="float">
            <text:p>0.71502</text:p>
          </table:table-cell>
          <table:table-cell table:number-columns-repeated="2" office:value-type="float" office:value="0.01443" calcext:value-type="float">
            <text:p>0.01443</text:p>
          </table:table-cell>
          <table:table-cell office:value-type="float" office:value="22" calcext:value-type="float">
            <text:p>22</text:p>
          </table:table-cell>
          <table:table-cell office:value-type="float" office:value="2356" calcext:value-type="float">
            <text:p>2356</text:p>
          </table:table-cell>
          <table:table-cell office:value-type="float" office:value="230" calcext:value-type="float">
            <text:p>230</text:p>
          </table:table-cell>
          <table:table-cell office:value-type="float" office:value="237" calcext:value-type="float">
            <text:p>237</text:p>
          </table:table-cell>
          <table:table-cell office:value-type="float" office:value="1980" calcext:value-type="float">
            <text:p>1980</text:p>
          </table:table-cell>
          <table:table-cell office:value-type="float" office:value="540305" calcext:value-type="float">
            <text:p>540305</text:p>
          </table:table-cell>
          <table:table-cell office:value-type="float" office:value="46857" calcext:value-type="float">
            <text:p>46857</text:p>
          </table:table-cell>
          <table:table-cell office:value-type="float" office:value="58325" calcext:value-type="float">
            <text:p>58325</text:p>
          </table:table-cell>
          <table:table-cell office:value-type="float" office:value="118" calcext:value-type="float">
            <text:p>118</text:p>
          </table:table-cell>
          <table:table-cell office:value-type="float" office:value="142792" calcext:value-type="float">
            <text:p>142792</text:p>
          </table:table-cell>
          <table:table-cell office:value-type="float" office:value="5820" calcext:value-type="float">
            <text:p>5820</text:p>
          </table:table-cell>
          <table:table-cell office:value-type="float" office:value="110" calcext:value-type="float">
            <text:p>110</text:p>
          </table:table-cell>
          <table:table-cell office:value-type="float" office:value="204" calcext:value-type="float">
            <text:p>204</text:p>
          </table:table-cell>
          <table:table-cell office:value-type="float" office:value="223853" calcext:value-type="float">
            <text:p>223853</text:p>
          </table:table-cell>
          <table:table-cell office:value-type="float" office:value="11036" calcext:value-type="float">
            <text:p>11036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office:value-type="float" office:value="82127" calcext:value-type="float">
            <text:p>82127</text:p>
          </table:table-cell>
          <table:table-cell office:value-type="float" office:value="3209" calcext:value-type="float">
            <text:p>320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8275" calcext:value-type="float">
            <text:p>88275</text:p>
          </table:table-cell>
          <table:table-cell office:value-type="float" office:value="3141" calcext:value-type="float">
            <text:p>314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0:49" calcext:value-type="date">
            <text:p>18/12/16 00:20</text:p>
          </table:table-cell>
          <table:table-cell office:value-type="date" office:date-value="2016-12-18T00:22:05" calcext:value-type="date">
            <text:p>18/12/16 00:2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0.82457" calcext:value-type="float">
            <text:p>0.824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0.29058" calcext:value-type="float">
            <text:p>0.29058</text:p>
          </table:table-cell>
          <table:table-cell office:value-type="float" office:value="0.70942" calcext:value-type="float">
            <text:p>0.70942</text:p>
          </table:table-cell>
          <table:table-cell table:number-columns-repeated="2" office:value-type="float" office:value="0.0145" calcext:value-type="float">
            <text:p>0.0145</text:p>
          </table:table-cell>
          <table:table-cell office:value-type="float" office:value="0.28061" calcext:value-type="float">
            <text:p>0.28061</text:p>
          </table:table-cell>
          <table:table-cell office:value-type="float" office:value="0.71939" calcext:value-type="float">
            <text:p>0.71939</text:p>
          </table:table-cell>
          <table:table-cell table:number-columns-repeated="2" office:value-type="float" office:value="0.01435" calcext:value-type="float">
            <text:p>0.01435</text:p>
          </table:table-cell>
          <table:table-cell office:value-type="float" office:value="31" calcext:value-type="float">
            <text:p>31</text:p>
          </table:table-cell>
          <table:table-cell office:value-type="float" office:value="1660" calcext:value-type="float">
            <text:p>1660</text:p>
          </table:table-cell>
          <table:table-cell office:value-type="float" office:value="218" calcext:value-type="float">
            <text:p>218</text:p>
          </table:table-cell>
          <table:table-cell office:value-type="float" office:value="205" calcext:value-type="float">
            <text:p>205</text:p>
          </table:table-cell>
          <table:table-cell office:value-type="float" office:value="1931" calcext:value-type="float">
            <text:p>1931</text:p>
          </table:table-cell>
          <table:table-cell office:value-type="float" office:value="725845" calcext:value-type="float">
            <text:p>725845</text:p>
          </table:table-cell>
          <table:table-cell office:value-type="float" office:value="46593" calcext:value-type="float">
            <text:p>46593</text:p>
          </table:table-cell>
          <table:table-cell office:value-type="float" office:value="63094" calcext:value-type="float">
            <text:p>63094</text:p>
          </table:table-cell>
          <table:table-cell office:value-type="float" office:value="161" calcext:value-type="float">
            <text:p>161</text:p>
          </table:table-cell>
          <table:table-cell office:value-type="float" office:value="134019" calcext:value-type="float">
            <text:p>134019</text:p>
          </table:table-cell>
          <table:table-cell office:value-type="float" office:value="5327" calcext:value-type="float">
            <text:p>5327</text:p>
          </table:table-cell>
          <table:table-cell office:value-type="float" office:value="105" calcext:value-type="float">
            <text:p>105</text:p>
          </table:table-cell>
          <table:table-cell office:value-type="float" office:value="289" calcext:value-type="float">
            <text:p>289</text:p>
          </table:table-cell>
          <table:table-cell office:value-type="float" office:value="279270" calcext:value-type="float">
            <text:p>279270</text:p>
          </table:table-cell>
          <table:table-cell office:value-type="float" office:value="11264" calcext:value-type="float">
            <text:p>11264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77675" calcext:value-type="float">
            <text:p>77675</text:p>
          </table:table-cell>
          <table:table-cell office:value-type="float" office:value="3305" calcext:value-type="float">
            <text:p>330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21037" calcext:value-type="float">
            <text:p>121037</text:p>
          </table:table-cell>
          <table:table-cell office:value-type="float" office:value="3189" calcext:value-type="float">
            <text:p>31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2:05" calcext:value-type="date">
            <text:p>18/12/16 00:22</text:p>
          </table:table-cell>
          <table:table-cell office:value-type="date" office:date-value="2016-12-18T00:23:21" calcext:value-type="date">
            <text:p>18/12/16 00:2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969" calcext:value-type="float">
            <text:p>13969</text:p>
          </table:table-cell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2" calcext:value-type="float">
            <text:p>0.902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02" calcext:value-type="float">
            <text:p>0.902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02" calcext:value-type="float">
            <text:p>0.902</text:p>
          </table:table-cell>
          <table:table-cell office:value-type="float" office:value="0.8136" calcext:value-type="float">
            <text:p>0.81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office:value-type="float" office:value="0.28413" calcext:value-type="float">
            <text:p>0.28413</text:p>
          </table:table-cell>
          <table:table-cell office:value-type="float" office:value="0.71587" calcext:value-type="float">
            <text:p>0.71587</text:p>
          </table:table-cell>
          <table:table-cell table:number-columns-repeated="2" office:value-type="float" office:value="0.01442" calcext:value-type="float">
            <text:p>0.01442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73006" calcext:value-type="float">
            <text:p>0.73006</text:p>
          </table:table-cell>
          <table:table-cell table:number-columns-repeated="2" office:value-type="float" office:value="0.0142" calcext:value-type="float">
            <text:p>0.0142</text:p>
          </table:table-cell>
          <table:table-cell office:value-type="float" office:value="23" calcext:value-type="float">
            <text:p>23</text:p>
          </table:table-cell>
          <table:table-cell office:value-type="float" office:value="2241" calcext:value-type="float">
            <text:p>2241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272" calcext:value-type="float">
            <text:p>2272</text:p>
          </table:table-cell>
          <table:table-cell office:value-type="float" office:value="526831" calcext:value-type="float">
            <text:p>526831</text:p>
          </table:table-cell>
          <table:table-cell office:value-type="float" office:value="46896" calcext:value-type="float">
            <text:p>46896</text:p>
          </table:table-cell>
          <table:table-cell office:value-type="float" office:value="56808" calcext:value-type="float">
            <text:p>56808</text:p>
          </table:table-cell>
          <table:table-cell office:value-type="float" office:value="227" calcext:value-type="float">
            <text:p>227</text:p>
          </table:table-cell>
          <table:table-cell office:value-type="float" office:value="158361" calcext:value-type="float">
            <text:p>158361</text:p>
          </table:table-cell>
          <table:table-cell office:value-type="float" office:value="5453" calcext:value-type="float">
            <text:p>5453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158220" calcext:value-type="float">
            <text:p>158220</text:p>
          </table:table-cell>
          <table:table-cell office:value-type="float" office:value="10818" calcext:value-type="float">
            <text:p>10818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154576" calcext:value-type="float">
            <text:p>154576</text:p>
          </table:table-cell>
          <table:table-cell office:value-type="float" office:value="3766" calcext:value-type="float">
            <text:p>3766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30042" calcext:value-type="float">
            <text:p>130042</text:p>
          </table:table-cell>
          <table:table-cell office:value-type="float" office:value="3192" calcext:value-type="float">
            <text:p>319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3:21" calcext:value-type="date">
            <text:p>18/12/16 00:23</text:p>
          </table:table-cell>
          <table:table-cell office:value-type="date" office:date-value="2016-12-18T00:24:43" calcext:value-type="date">
            <text:p>18/12/16 00:2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844" calcext:value-type="float">
            <text:p>13844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9569" calcext:value-type="float">
            <text:p>0.89569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89569" calcext:value-type="float">
            <text:p>0.89569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89569" calcext:value-type="float">
            <text:p>0.89569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82" calcext:value-type="float">
            <text:p>982</text:p>
          </table:table-cell>
          <table:table-cell office:value-type="float" office:value="18" calcext:value-type="float">
            <text:p>18</text:p>
          </table:table-cell>
          <table:table-cell office:value-type="float" office:value="0.27767" calcext:value-type="float">
            <text:p>0.27767</text:p>
          </table:table-cell>
          <table:table-cell office:value-type="float" office:value="0.72233" calcext:value-type="float">
            <text:p>0.72233</text:p>
          </table:table-cell>
          <table:table-cell table:number-columns-repeated="2" office:value-type="float" office:value="0.01429" calcext:value-type="float">
            <text:p>0.01429</text:p>
          </table:table-cell>
          <table:table-cell office:value-type="float" office:value="0.26477" calcext:value-type="float">
            <text:p>0.26477</text:p>
          </table:table-cell>
          <table:table-cell office:value-type="float" office:value="0.73523" calcext:value-type="float">
            <text:p>0.73523</text:p>
          </table:table-cell>
          <table:table-cell table:number-columns-repeated="2" office:value-type="float" office:value="0.01408" calcext:value-type="float">
            <text:p>0.01408</text:p>
          </table:table-cell>
          <table:table-cell office:value-type="float" office:value="22" calcext:value-type="float">
            <text:p>22</text:p>
          </table:table-cell>
          <table:table-cell office:value-type="float" office:value="2431" calcext:value-type="float">
            <text:p>2431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float" office:value="1453" calcext:value-type="float">
            <text:p>1453</text:p>
          </table:table-cell>
          <table:table-cell office:value-type="float" office:value="651781" calcext:value-type="float">
            <text:p>651781</text:p>
          </table:table-cell>
          <table:table-cell office:value-type="float" office:value="50144" calcext:value-type="float">
            <text:p>50144</text:p>
          </table:table-cell>
          <table:table-cell office:value-type="float" office:value="64808" calcext:value-type="float">
            <text:p>64808</text:p>
          </table:table-cell>
          <table:table-cell office:value-type="float" office:value="207" calcext:value-type="float">
            <text:p>207</text:p>
          </table:table-cell>
          <table:table-cell office:value-type="float" office:value="264189" calcext:value-type="float">
            <text:p>264189</text:p>
          </table:table-cell>
          <table:table-cell office:value-type="float" office:value="6201" calcext:value-type="float">
            <text:p>6201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274742" calcext:value-type="float">
            <text:p>274742</text:p>
          </table:table-cell>
          <table:table-cell office:value-type="float" office:value="11640" calcext:value-type="float">
            <text:p>11640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108717" calcext:value-type="float">
            <text:p>108717</text:p>
          </table:table-cell>
          <table:table-cell office:value-type="float" office:value="3508" calcext:value-type="float">
            <text:p>3508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63941" calcext:value-type="float">
            <text:p>163941</text:p>
          </table:table-cell>
          <table:table-cell office:value-type="float" office:value="3504" calcext:value-type="float">
            <text:p>350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4:43" calcext:value-type="date">
            <text:p>18/12/16 00:24</text:p>
          </table:table-cell>
          <table:table-cell office:value-type="date" office:date-value="2016-12-18T00:25:59" calcext:value-type="date">
            <text:p>18/12/16 00:2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721" calcext:value-type="float">
            <text:p>13721</text:p>
          </table:table-cell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915" calcext:value-type="float">
            <text:p>0.88915</text:p>
          </table:table-cell>
          <table:table-cell office:value-type="float" office:value="0.79058" calcext:value-type="float">
            <text:p>0.79058</text:p>
          </table:table-cell>
          <table:table-cell office:value-type="float" office:value="0.88915" calcext:value-type="float">
            <text:p>0.88915</text:p>
          </table:table-cell>
          <table:table-cell office:value-type="float" office:value="0.79058" calcext:value-type="float">
            <text:p>0.79058</text:p>
          </table:table-cell>
          <table:table-cell office:value-type="float" office:value="0.88915" calcext:value-type="float">
            <text:p>0.88915</text:p>
          </table:table-cell>
          <table:table-cell office:value-type="float" office:value="0.79058" calcext:value-type="float">
            <text:p>0.790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.27119" calcext:value-type="float">
            <text:p>0.27119</text:p>
          </table:table-cell>
          <table:table-cell office:value-type="float" office:value="0.72881" calcext:value-type="float">
            <text:p>0.72881</text:p>
          </table:table-cell>
          <table:table-cell table:number-columns-repeated="2" office:value-type="float" office:value="0.01417" calcext:value-type="float">
            <text:p>0.01417</text:p>
          </table:table-cell>
          <table:table-cell office:value-type="float" office:value="0.27846" calcext:value-type="float">
            <text:p>0.27846</text:p>
          </table:table-cell>
          <table:table-cell office:value-type="float" office:value="0.72154" calcext:value-type="float">
            <text:p>0.72154</text:p>
          </table:table-cell>
          <table:table-cell table:number-columns-repeated="2" office:value-type="float" office:value="0.01429" calcext:value-type="float">
            <text:p>0.01429</text:p>
          </table:table-cell>
          <table:table-cell office:value-type="float" office:value="24" calcext:value-type="float">
            <text:p>24</text:p>
          </table:table-cell>
          <table:table-cell office:value-type="float" office:value="1952" calcext:value-type="float">
            <text:p>1952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965" calcext:value-type="float">
            <text:p>1965</text:p>
          </table:table-cell>
          <table:table-cell office:value-type="float" office:value="468193" calcext:value-type="float">
            <text:p>468193</text:p>
          </table:table-cell>
          <table:table-cell office:value-type="float" office:value="48074" calcext:value-type="float">
            <text:p>48074</text:p>
          </table:table-cell>
          <table:table-cell office:value-type="float" office:value="59630" calcext:value-type="float">
            <text:p>59630</text:p>
          </table:table-cell>
          <table:table-cell office:value-type="float" office:value="143" calcext:value-type="float">
            <text:p>143</text:p>
          </table:table-cell>
          <table:table-cell office:value-type="float" office:value="177450" calcext:value-type="float">
            <text:p>177450</text:p>
          </table:table-cell>
          <table:table-cell office:value-type="float" office:value="5601" calcext:value-type="float">
            <text:p>5601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171382" calcext:value-type="float">
            <text:p>171382</text:p>
          </table:table-cell>
          <table:table-cell office:value-type="float" office:value="11527" calcext:value-type="float">
            <text:p>11527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84562" calcext:value-type="float">
            <text:p>84562</text:p>
          </table:table-cell>
          <table:table-cell office:value-type="float" office:value="3727" calcext:value-type="float">
            <text:p>3727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86332" calcext:value-type="float">
            <text:p>86332</text:p>
          </table:table-cell>
          <table:table-cell office:value-type="float" office:value="2971" calcext:value-type="float">
            <text:p>29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5:59" calcext:value-type="date">
            <text:p>18/12/16 00:25</text:p>
          </table:table-cell>
          <table:table-cell office:value-type="date" office:date-value="2016-12-18T00:27:10" calcext:value-type="date">
            <text:p>18/12/16 00:2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77855" calcext:value-type="float">
            <text:p>0.77855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77855" calcext:value-type="float">
            <text:p>0.77855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77855" calcext:value-type="float">
            <text:p>0.778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83" calcext:value-type="float">
            <text:p>983</text:p>
          </table:table-cell>
          <table:table-cell office:value-type="float" office:value="17" calcext:value-type="float">
            <text:p>17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.73529" calcext:value-type="float">
            <text:p>0.73529</text:p>
          </table:table-cell>
          <table:table-cell table:number-columns-repeated="2" office:value-type="float" office:value="0.01407" calcext:value-type="float">
            <text:p>0.01407</text:p>
          </table:table-cell>
          <table:table-cell office:value-type="float" office:value="0.26958" calcext:value-type="float">
            <text:p>0.26958</text:p>
          </table:table-cell>
          <table:table-cell office:value-type="float" office:value="0.73042" calcext:value-type="float">
            <text:p>0.73042</text:p>
          </table:table-cell>
          <table:table-cell table:number-columns-repeated="2" office:value-type="float" office:value="0.01415" calcext:value-type="float">
            <text:p>0.01415</text:p>
          </table:table-cell>
          <table:table-cell office:value-type="float" office:value="21" calcext:value-type="float">
            <text:p>21</text:p>
          </table:table-cell>
          <table:table-cell office:value-type="float" office:value="1852" calcext:value-type="float">
            <text:p>1852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1111" calcext:value-type="float">
            <text:p>1111</text:p>
          </table:table-cell>
          <table:table-cell office:value-type="float" office:value="659762" calcext:value-type="float">
            <text:p>659762</text:p>
          </table:table-cell>
          <table:table-cell office:value-type="float" office:value="45343" calcext:value-type="float">
            <text:p>45343</text:p>
          </table:table-cell>
          <table:table-cell office:value-type="float" office:value="61244" calcext:value-type="float">
            <text:p>61244</text:p>
          </table:table-cell>
          <table:table-cell office:value-type="float" office:value="115" calcext:value-type="float">
            <text:p>115</text:p>
          </table:table-cell>
          <table:table-cell office:value-type="float" office:value="223414" calcext:value-type="float">
            <text:p>223414</text:p>
          </table:table-cell>
          <table:table-cell office:value-type="float" office:value="5368" calcext:value-type="float">
            <text:p>5368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99005" calcext:value-type="float">
            <text:p>199005</text:p>
          </table:table-cell>
          <table:table-cell office:value-type="float" office:value="10824" calcext:value-type="float">
            <text:p>10824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206315" calcext:value-type="float">
            <text:p>206315</text:p>
          </table:table-cell>
          <table:table-cell office:value-type="float" office:value="3538" calcext:value-type="float">
            <text:p>353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56281" calcext:value-type="float">
            <text:p>56281</text:p>
          </table:table-cell>
          <table:table-cell office:value-type="float" office:value="2732" calcext:value-type="float">
            <text:p>27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7:10" calcext:value-type="date">
            <text:p>18/12/16 00:27</text:p>
          </table:table-cell>
          <table:table-cell office:value-type="date" office:date-value="2016-12-18T00:28:28" calcext:value-type="date">
            <text:p>18/12/16 00:2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481" calcext:value-type="float">
            <text:p>13481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7531" calcext:value-type="float">
            <text:p>0.8753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0.87531" calcext:value-type="float">
            <text:p>0.8753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0.87531" calcext:value-type="float">
            <text:p>0.87531</text:p>
          </table:table-cell>
          <table:table-cell office:value-type="float" office:value="0.76616" calcext:value-type="float">
            <text:p>0.766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  <table:table-cell office:value-type="float" office:value="0.25822" calcext:value-type="float">
            <text:p>0.25822</text:p>
          </table:table-cell>
          <table:table-cell office:value-type="float" office:value="0.74178" calcext:value-type="float">
            <text:p>0.74178</text:p>
          </table:table-cell>
          <table:table-cell table:number-columns-repeated="2" office:value-type="float" office:value="0.01399" calcext:value-type="float">
            <text:p>0.01399</text:p>
          </table:table-cell>
          <table:table-cell office:value-type="float" office:value="0.24131" calcext:value-type="float">
            <text:p>0.24131</text:p>
          </table:table-cell>
          <table:table-cell office:value-type="float" office:value="0.75869" calcext:value-type="float">
            <text:p>0.75869</text:p>
          </table:table-cell>
          <table:table-cell table:number-columns-repeated="2" office:value-type="float" office:value="0.01368" calcext:value-type="float">
            <text:p>0.01368</text:p>
          </table:table-cell>
          <table:table-cell office:value-type="float" office:value="17" calcext:value-type="float">
            <text:p>17</text:p>
          </table:table-cell>
          <table:table-cell office:value-type="float" office:value="1963" calcext:value-type="float">
            <text:p>1963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894" calcext:value-type="float">
            <text:p>894</text:p>
          </table:table-cell>
          <table:table-cell office:value-type="float" office:value="955024" calcext:value-type="float">
            <text:p>955024</text:p>
          </table:table-cell>
          <table:table-cell office:value-type="float" office:value="47928" calcext:value-type="float">
            <text:p>47928</text:p>
          </table:table-cell>
          <table:table-cell office:value-type="float" office:value="64955" calcext:value-type="float">
            <text:p>64955</text:p>
          </table:table-cell>
          <table:table-cell office:value-type="float" office:value="109" calcext:value-type="float">
            <text:p>109</text:p>
          </table:table-cell>
          <table:table-cell office:value-type="float" office:value="151598" calcext:value-type="float">
            <text:p>151598</text:p>
          </table:table-cell>
          <table:table-cell office:value-type="float" office:value="4933" calcext:value-type="float">
            <text:p>4933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278228" calcext:value-type="float">
            <text:p>278228</text:p>
          </table:table-cell>
          <table:table-cell office:value-type="float" office:value="12302" calcext:value-type="float">
            <text:p>12302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234572" calcext:value-type="float">
            <text:p>234572</text:p>
          </table:table-cell>
          <table:table-cell office:value-type="float" office:value="3678" calcext:value-type="float">
            <text:p>3678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91794" calcext:value-type="float">
            <text:p>91794</text:p>
          </table:table-cell>
          <table:table-cell office:value-type="float" office:value="2835" calcext:value-type="float">
            <text:p>28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7:48" calcext:value-type="date">
            <text:p>18/12/16 00:27</text:p>
          </table:table-cell>
          <table:table-cell office:value-type="date" office:date-value="2016-12-18T00:35:44" calcext:value-type="date">
            <text:p>18/12/16 00:3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364" calcext:value-type="float">
            <text:p>13364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25172" calcext:value-type="float">
            <text:p>0.25172</text:p>
          </table:table-cell>
          <table:table-cell office:value-type="float" office:value="0.74828" calcext:value-type="float">
            <text:p>0.74828</text:p>
          </table:table-cell>
          <table:table-cell table:number-columns-repeated="2" office:value-type="float" office:value="0.01379" calcext:value-type="float">
            <text:p>0.01379</text:p>
          </table:table-cell>
          <table:table-cell office:value-type="float" office:value="0.25152" calcext:value-type="float">
            <text:p>0.25152</text:p>
          </table:table-cell>
          <table:table-cell office:value-type="float" office:value="0.74848" calcext:value-type="float">
            <text:p>0.74848</text:p>
          </table:table-cell>
          <table:table-cell table:number-columns-repeated="2" office:value-type="float" office:value="0.01379" calcext:value-type="float">
            <text:p>0.01379</text:p>
          </table:table-cell>
          <table:table-cell office:value-type="float" office:value="24" calcext:value-type="float">
            <text:p>24</text:p>
          </table:table-cell>
          <table:table-cell office:value-type="float" office:value="2228" calcext:value-type="float">
            <text:p>2228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085" calcext:value-type="float">
            <text:p>2085</text:p>
          </table:table-cell>
          <table:table-cell office:value-type="float" office:value="577818" calcext:value-type="float">
            <text:p>577818</text:p>
          </table:table-cell>
          <table:table-cell office:value-type="float" office:value="48197" calcext:value-type="float">
            <text:p>48197</text:p>
          </table:table-cell>
          <table:table-cell office:value-type="float" office:value="64670" calcext:value-type="float">
            <text:p>64670</text:p>
          </table:table-cell>
          <table:table-cell office:value-type="float" office:value="127" calcext:value-type="float">
            <text:p>127</text:p>
          </table:table-cell>
          <table:table-cell office:value-type="float" office:value="229867" calcext:value-type="float">
            <text:p>229867</text:p>
          </table:table-cell>
          <table:table-cell office:value-type="float" office:value="5648" calcext:value-type="float">
            <text:p>5648</text:p>
          </table:table-cell>
          <table:table-cell office:value-type="float" office:value="120" calcext:value-type="float">
            <text:p>120</text:p>
          </table:table-cell>
          <table:table-cell office:value-type="float" office:value="208" calcext:value-type="float">
            <text:p>208</text:p>
          </table:table-cell>
          <table:table-cell office:value-type="float" office:value="232963" calcext:value-type="float">
            <text:p>232963</text:p>
          </table:table-cell>
          <table:table-cell office:value-type="float" office:value="11830" calcext:value-type="float">
            <text:p>11830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155024" calcext:value-type="float">
            <text:p>155024</text:p>
          </table:table-cell>
          <table:table-cell office:value-type="float" office:value="3343" calcext:value-type="float">
            <text:p>3343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90181" calcext:value-type="float">
            <text:p>90181</text:p>
          </table:table-cell>
          <table:table-cell office:value-type="float" office:value="3069" calcext:value-type="float">
            <text:p>30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28:28" calcext:value-type="date">
            <text:p>18/12/16 00:28</text:p>
          </table:table-cell>
          <table:table-cell office:value-type="date" office:date-value="2016-12-18T00:29:38" calcext:value-type="date">
            <text:p>18/12/16 00:2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249" calcext:value-type="float">
            <text:p>13249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044" calcext:value-type="float">
            <text:p>0.8604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.86044" calcext:value-type="float">
            <text:p>0.8604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.86044" calcext:value-type="float">
            <text:p>0.86044</text:p>
          </table:table-cell>
          <table:table-cell office:value-type="float" office:value="0.74036" calcext:value-type="float">
            <text:p>0.740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.24523" calcext:value-type="float">
            <text:p>0.24523</text:p>
          </table:table-cell>
          <table:table-cell office:value-type="float" office:value="0.75477" calcext:value-type="float">
            <text:p>0.75477</text:p>
          </table:table-cell>
          <table:table-cell table:number-columns-repeated="2" office:value-type="float" office:value="0.01371" calcext:value-type="float">
            <text:p>0.01371</text:p>
          </table:table-cell>
          <table:table-cell office:value-type="float" office:value="0.22764" calcext:value-type="float">
            <text:p>0.22764</text:p>
          </table:table-cell>
          <table:table-cell office:value-type="float" office:value="0.77236" calcext:value-type="float">
            <text:p>0.77236</text:p>
          </table:table-cell>
          <table:table-cell table:number-columns-repeated="2" office:value-type="float" office:value="0.01337" calcext:value-type="float">
            <text:p>0.01337</text:p>
          </table:table-cell>
          <table:table-cell office:value-type="float" office:value="9" calcext:value-type="float">
            <text:p>9</text:p>
          </table:table-cell>
          <table:table-cell office:value-type="float" office:value="1777" calcext:value-type="float">
            <text:p>1777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2174" calcext:value-type="float">
            <text:p>2174</text:p>
          </table:table-cell>
          <table:table-cell office:value-type="float" office:value="613372" calcext:value-type="float">
            <text:p>613372</text:p>
          </table:table-cell>
          <table:table-cell office:value-type="float" office:value="45467" calcext:value-type="float">
            <text:p>45467</text:p>
          </table:table-cell>
          <table:table-cell office:value-type="float" office:value="59691" calcext:value-type="float">
            <text:p>59691</text:p>
          </table:table-cell>
          <table:table-cell office:value-type="float" office:value="116" calcext:value-type="float">
            <text:p>116</text:p>
          </table:table-cell>
          <table:table-cell office:value-type="float" office:value="173842" calcext:value-type="float">
            <text:p>173842</text:p>
          </table:table-cell>
          <table:table-cell office:value-type="float" office:value="4867" calcext:value-type="float">
            <text:p>4867</text:p>
          </table:table-cell>
          <table:table-cell office:value-type="float" office:value="108" calcext:value-type="float">
            <text:p>108</text:p>
          </table:table-cell>
          <table:table-cell office:value-type="float" office:value="207" calcext:value-type="float">
            <text:p>207</text:p>
          </table:table-cell>
          <table:table-cell office:value-type="float" office:value="240329" calcext:value-type="float">
            <text:p>240329</text:p>
          </table:table-cell>
          <table:table-cell office:value-type="float" office:value="11379" calcext:value-type="float">
            <text:p>11379</text:p>
          </table:table-cell>
          <table:table-cell office:value-type="float" office:value="135" calcext:value-type="float">
            <text:p>135</text:p>
          </table:table-cell>
          <table:table-cell office:value-type="float" office:value="39" calcext:value-type="float">
            <text:p>39</text:p>
          </table:table-cell>
          <table:table-cell office:value-type="float" office:value="75735" calcext:value-type="float">
            <text:p>75735</text:p>
          </table:table-cell>
          <table:table-cell office:value-type="float" office:value="3298" calcext:value-type="float">
            <text:p>329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86832" calcext:value-type="float">
            <text:p>186832</text:p>
          </table:table-cell>
          <table:table-cell office:value-type="float" office:value="2982" calcext:value-type="float">
            <text:p>29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29:38" calcext:value-type="date">
            <text:p>18/12/16 00:29</text:p>
          </table:table-cell>
          <table:table-cell office:value-type="date" office:date-value="2016-12-18T00:30:50" calcext:value-type="date">
            <text:p>18/12/16 00:3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36" calcext:value-type="float">
            <text:p>13136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5262" calcext:value-type="float">
            <text:p>0.8526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.85262" calcext:value-type="float">
            <text:p>0.8526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.85262" calcext:value-type="float">
            <text:p>0.8526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23873" calcext:value-type="float">
            <text:p>0.23873</text:p>
          </table:table-cell>
          <table:table-cell office:value-type="float" office:value="0.76127" calcext:value-type="float">
            <text:p>0.76127</text:p>
          </table:table-cell>
          <table:table-cell table:number-columns-repeated="2" office:value-type="float" office:value="0.01358" calcext:value-type="float">
            <text:p>0.01358</text:p>
          </table:table-cell>
          <table:table-cell office:value-type="float" office:value="0.25178" calcext:value-type="float">
            <text:p>0.25178</text:p>
          </table:table-cell>
          <table:table-cell office:value-type="float" office:value="0.74822" calcext:value-type="float">
            <text:p>0.74822</text:p>
          </table:table-cell>
          <table:table-cell table:number-columns-repeated="2" office:value-type="float" office:value="0.01383" calcext:value-type="float">
            <text:p>0.01383</text:p>
          </table:table-cell>
          <table:table-cell office:value-type="float" office:value="21" calcext:value-type="float">
            <text:p>21</text:p>
          </table:table-cell>
          <table:table-cell office:value-type="float" office:value="1594" calcext:value-type="float">
            <text:p>1594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178" calcext:value-type="float">
            <text:p>2178</text:p>
          </table:table-cell>
          <table:table-cell office:value-type="float" office:value="525621" calcext:value-type="float">
            <text:p>525621</text:p>
          </table:table-cell>
          <table:table-cell office:value-type="float" office:value="45560" calcext:value-type="float">
            <text:p>45560</text:p>
          </table:table-cell>
          <table:table-cell office:value-type="float" office:value="62047" calcext:value-type="float">
            <text:p>62047</text:p>
          </table:table-cell>
          <table:table-cell office:value-type="float" office:value="119" calcext:value-type="float">
            <text:p>119</text:p>
          </table:table-cell>
          <table:table-cell office:value-type="float" office:value="221828" calcext:value-type="float">
            <text:p>221828</text:p>
          </table:table-cell>
          <table:table-cell office:value-type="float" office:value="5155" calcext:value-type="float">
            <text:p>5155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float" office:value="190777" calcext:value-type="float">
            <text:p>190777</text:p>
          </table:table-cell>
          <table:table-cell office:value-type="float" office:value="11456" calcext:value-type="float">
            <text:p>11456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80646" calcext:value-type="float">
            <text:p>80646</text:p>
          </table:table-cell>
          <table:table-cell office:value-type="float" office:value="3030" calcext:value-type="float">
            <text:p>303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1626" calcext:value-type="float">
            <text:p>81626</text:p>
          </table:table-cell>
          <table:table-cell office:value-type="float" office:value="2935" calcext:value-type="float">
            <text:p>293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0:50" calcext:value-type="date">
            <text:p>18/12/16 00:30</text:p>
          </table:table-cell>
          <table:table-cell office:value-type="date" office:date-value="2016-12-18T00:31:55" calcext:value-type="date">
            <text:p>18/12/16 00:3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25" calcext:value-type="float">
            <text:p>13025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4453" calcext:value-type="float">
            <text:p>0.84453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.84453" calcext:value-type="float">
            <text:p>0.84453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.84453" calcext:value-type="float">
            <text:p>0.84453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0.23225" calcext:value-type="float">
            <text:p>0.23225</text:p>
          </table:table-cell>
          <table:table-cell office:value-type="float" office:value="0.76775" calcext:value-type="float">
            <text:p>0.76775</text:p>
          </table:table-cell>
          <table:table-cell table:number-columns-repeated="2" office:value-type="float" office:value="0.01343" calcext:value-type="float">
            <text:p>0.01343</text:p>
          </table:table-cell>
          <table:table-cell office:value-type="float" office:value="0.23482" calcext:value-type="float">
            <text:p>0.23482</text:p>
          </table:table-cell>
          <table:table-cell office:value-type="float" office:value="0.76518" calcext:value-type="float">
            <text:p>0.76518</text:p>
          </table:table-cell>
          <table:table-cell table:number-columns-repeated="2" office:value-type="float" office:value="0.01349" calcext:value-type="float">
            <text:p>0.01349</text:p>
          </table:table-cell>
          <table:table-cell office:value-type="float" office:value="26" calcext:value-type="float">
            <text:p>26</text:p>
          </table:table-cell>
          <table:table-cell office:value-type="float" office:value="2371" calcext:value-type="float">
            <text:p>2371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698" calcext:value-type="float">
            <text:p>1698</text:p>
          </table:table-cell>
          <table:table-cell office:value-type="float" office:value="561674" calcext:value-type="float">
            <text:p>561674</text:p>
          </table:table-cell>
          <table:table-cell office:value-type="float" office:value="42325" calcext:value-type="float">
            <text:p>42325</text:p>
          </table:table-cell>
          <table:table-cell office:value-type="float" office:value="59568" calcext:value-type="float">
            <text:p>59568</text:p>
          </table:table-cell>
          <table:table-cell office:value-type="float" office:value="54" calcext:value-type="float">
            <text:p>54</text:p>
          </table:table-cell>
          <table:table-cell office:value-type="float" office:value="156715" calcext:value-type="float">
            <text:p>156715</text:p>
          </table:table-cell>
          <table:table-cell office:value-type="float" office:value="4511" calcext:value-type="float">
            <text:p>4511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82510" calcext:value-type="float">
            <text:p>182510</text:p>
          </table:table-cell>
          <table:table-cell office:value-type="float" office:value="10880" calcext:value-type="float">
            <text:p>10880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82824" calcext:value-type="float">
            <text:p>82824</text:p>
          </table:table-cell>
          <table:table-cell office:value-type="float" office:value="3145" calcext:value-type="float">
            <text:p>314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9932" calcext:value-type="float">
            <text:p>49932</text:p>
          </table:table-cell>
          <table:table-cell office:value-type="float" office:value="2432" calcext:value-type="float">
            <text:p>24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1:55" calcext:value-type="date">
            <text:p>18/12/16 00:31</text:p>
          </table:table-cell>
          <table:table-cell office:value-type="date" office:date-value="2016-12-18T00:33:07" calcext:value-type="date">
            <text:p>18/12/16 00:3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916" calcext:value-type="float">
            <text:p>12916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0.69918" calcext:value-type="float">
            <text:p>0.69918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0.69918" calcext:value-type="float">
            <text:p>0.69918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0.69918" calcext:value-type="float">
            <text:p>0.699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0.22577" calcext:value-type="float">
            <text:p>0.22577</text:p>
          </table:table-cell>
          <table:table-cell office:value-type="float" office:value="0.77423" calcext:value-type="float">
            <text:p>0.77423</text:p>
          </table:table-cell>
          <table:table-cell table:number-columns-repeated="2" office:value-type="float" office:value="0.0133" calcext:value-type="float">
            <text:p>0.013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7753" calcext:value-type="float">
            <text:p>0.7753</text:p>
          </table:table-cell>
          <table:table-cell table:number-columns-repeated="2" office:value-type="float" office:value="0.01328" calcext:value-type="float">
            <text:p>0.01328</text:p>
          </table:table-cell>
          <table:table-cell office:value-type="float" office:value="22" calcext:value-type="float">
            <text:p>22</text:p>
          </table:table-cell>
          <table:table-cell office:value-type="float" office:value="1566" calcext:value-type="float">
            <text:p>1566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1951" calcext:value-type="float">
            <text:p>1951</text:p>
          </table:table-cell>
          <table:table-cell office:value-type="float" office:value="919045" calcext:value-type="float">
            <text:p>919045</text:p>
          </table:table-cell>
          <table:table-cell office:value-type="float" office:value="46196" calcext:value-type="float">
            <text:p>46196</text:p>
          </table:table-cell>
          <table:table-cell office:value-type="float" office:value="67678" calcext:value-type="float">
            <text:p>67678</text:p>
          </table:table-cell>
          <table:table-cell office:value-type="float" office:value="100" calcext:value-type="float">
            <text:p>100</text:p>
          </table:table-cell>
          <table:table-cell office:value-type="float" office:value="320404" calcext:value-type="float">
            <text:p>320404</text:p>
          </table:table-cell>
          <table:table-cell office:value-type="float" office:value="5013" calcext:value-type="float">
            <text:p>5013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249157" calcext:value-type="float">
            <text:p>249157</text:p>
          </table:table-cell>
          <table:table-cell office:value-type="float" office:value="11364" calcext:value-type="float">
            <text:p>11364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09777" calcext:value-type="float">
            <text:p>109777</text:p>
          </table:table-cell>
          <table:table-cell office:value-type="float" office:value="3529" calcext:value-type="float">
            <text:p>352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34116" calcext:value-type="float">
            <text:p>134116</text:p>
          </table:table-cell>
          <table:table-cell office:value-type="float" office:value="2988" calcext:value-type="float">
            <text:p>29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3:07" calcext:value-type="date">
            <text:p>18/12/16 00:33</text:p>
          </table:table-cell>
          <table:table-cell office:value-type="date" office:date-value="2016-12-18T00:34:12" calcext:value-type="date">
            <text:p>18/12/16 00:3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09" calcext:value-type="float">
            <text:p>12809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2754" calcext:value-type="float">
            <text:p>0.82754</text:p>
          </table:table-cell>
          <table:table-cell office:value-type="float" office:value="0.68483" calcext:value-type="float">
            <text:p>0.68483</text:p>
          </table:table-cell>
          <table:table-cell office:value-type="float" office:value="0.82754" calcext:value-type="float">
            <text:p>0.82754</text:p>
          </table:table-cell>
          <table:table-cell office:value-type="float" office:value="0.68483" calcext:value-type="float">
            <text:p>0.68483</text:p>
          </table:table-cell>
          <table:table-cell office:value-type="float" office:value="0.82754" calcext:value-type="float">
            <text:p>0.82754</text:p>
          </table:table-cell>
          <table:table-cell office:value-type="float" office:value="0.68483" calcext:value-type="float">
            <text:p>0.6848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7807" calcext:value-type="float">
            <text:p>0.7807</text:p>
          </table:table-cell>
          <table:table-cell table:number-columns-repeated="2" office:value-type="float" office:value="0.01315" calcext:value-type="float">
            <text:p>0.01315</text:p>
          </table:table-cell>
          <table:table-cell office:value-type="float" office:value="0.21919" calcext:value-type="float">
            <text:p>0.21919</text:p>
          </table:table-cell>
          <table:table-cell office:value-type="float" office:value="0.78081" calcext:value-type="float">
            <text:p>0.78081</text:p>
          </table:table-cell>
          <table:table-cell table:number-columns-repeated="2" office:value-type="float" office:value="0.01315" calcext:value-type="float">
            <text:p>0.01315</text:p>
          </table:table-cell>
          <table:table-cell office:value-type="float" office:value="18" calcext:value-type="float">
            <text:p>18</text:p>
          </table:table-cell>
          <table:table-cell office:value-type="float" office:value="1630" calcext:value-type="float">
            <text:p>1630</text:p>
          </table:table-cell>
          <table:table-cell office:value-type="float" office:value="199" calcext:value-type="float">
            <text:p>199</text:p>
          </table:table-cell>
          <table:table-cell office:value-type="float" office:value="175" calcext:value-type="float">
            <text:p>175</text:p>
          </table:table-cell>
          <table:table-cell office:value-type="float" office:value="1468" calcext:value-type="float">
            <text:p>1468</text:p>
          </table:table-cell>
          <table:table-cell office:value-type="float" office:value="649211" calcext:value-type="float">
            <text:p>649211</text:p>
          </table:table-cell>
          <table:table-cell office:value-type="float" office:value="42845" calcext:value-type="float">
            <text:p>42845</text:p>
          </table:table-cell>
          <table:table-cell office:value-type="float" office:value="62771" calcext:value-type="float">
            <text:p>62771</text:p>
          </table:table-cell>
          <table:table-cell office:value-type="float" office:value="97" calcext:value-type="float">
            <text:p>97</text:p>
          </table:table-cell>
          <table:table-cell office:value-type="float" office:value="147476" calcext:value-type="float">
            <text:p>147476</text:p>
          </table:table-cell>
          <table:table-cell office:value-type="float" office:value="4406" calcext:value-type="float">
            <text:p>4406</text:p>
          </table:table-cell>
          <table:table-cell office:value-type="float" office:value="106" calcext:value-type="float">
            <text:p>106</text:p>
          </table:table-cell>
          <table:table-cell office:value-type="float" office:value="207" calcext:value-type="float">
            <text:p>207</text:p>
          </table:table-cell>
          <table:table-cell office:value-type="float" office:value="194344" calcext:value-type="float">
            <text:p>194344</text:p>
          </table:table-cell>
          <table:table-cell office:value-type="float" office:value="10991" calcext:value-type="float">
            <text:p>10991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162330" calcext:value-type="float">
            <text:p>162330</text:p>
          </table:table-cell>
          <table:table-cell office:value-type="float" office:value="3339" calcext:value-type="float">
            <text:p>3339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5252" calcext:value-type="float">
            <text:p>75252</text:p>
          </table:table-cell>
          <table:table-cell office:value-type="float" office:value="2496" calcext:value-type="float">
            <text:p>24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4:12" calcext:value-type="date">
            <text:p>18/12/16 00:34</text:p>
          </table:table-cell>
          <table:table-cell office:value-type="date" office:date-value="2016-12-18T00:35:17" calcext:value-type="date">
            <text:p>18/12/16 00:3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704" calcext:value-type="float">
            <text:p>12704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0.67017" calcext:value-type="float">
            <text:p>0.67017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0.67017" calcext:value-type="float">
            <text:p>0.67017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0.67017" calcext:value-type="float">
            <text:p>0.670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0.78715" calcext:value-type="float">
            <text:p>0.78715</text:p>
          </table:table-cell>
          <table:table-cell table:number-columns-repeated="2" office:value-type="float" office:value="0.01304" calcext:value-type="float">
            <text:p>0.01304</text:p>
          </table:table-cell>
          <table:table-cell office:value-type="float" office:value="0.20406" calcext:value-type="float">
            <text:p>0.20406</text:p>
          </table:table-cell>
          <table:table-cell office:value-type="float" office:value="0.79594" calcext:value-type="float">
            <text:p>0.79594</text:p>
          </table:table-cell>
          <table:table-cell table:number-columns-repeated="2" office:value-type="float" office:value="0.01284" calcext:value-type="float">
            <text:p>0.01284</text:p>
          </table:table-cell>
          <table:table-cell office:value-type="float" office:value="18" calcext:value-type="float">
            <text:p>18</text:p>
          </table:table-cell>
          <table:table-cell office:value-type="float" office:value="1999" calcext:value-type="float">
            <text:p>1999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1939" calcext:value-type="float">
            <text:p>1939</text:p>
          </table:table-cell>
          <table:table-cell office:value-type="float" office:value="490243" calcext:value-type="float">
            <text:p>490243</text:p>
          </table:table-cell>
          <table:table-cell office:value-type="float" office:value="41844" calcext:value-type="float">
            <text:p>41844</text:p>
          </table:table-cell>
          <table:table-cell office:value-type="float" office:value="52011" calcext:value-type="float">
            <text:p>52011</text:p>
          </table:table-cell>
          <table:table-cell office:value-type="float" office:value="158" calcext:value-type="float">
            <text:p>158</text:p>
          </table:table-cell>
          <table:table-cell office:value-type="float" office:value="123520" calcext:value-type="float">
            <text:p>123520</text:p>
          </table:table-cell>
          <table:table-cell office:value-type="float" office:value="4333" calcext:value-type="float">
            <text:p>4333</text:p>
          </table:table-cell>
          <table:table-cell office:value-type="float" office:value="95" calcext:value-type="float">
            <text:p>95</text:p>
          </table:table-cell>
          <table:table-cell office:value-type="float" office:value="196" calcext:value-type="float">
            <text:p>196</text:p>
          </table:table-cell>
          <table:table-cell office:value-type="float" office:value="199325" calcext:value-type="float">
            <text:p>199325</text:p>
          </table:table-cell>
          <table:table-cell office:value-type="float" office:value="10548" calcext:value-type="float">
            <text:p>10548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float" office:value="107211" calcext:value-type="float">
            <text:p>107211</text:p>
          </table:table-cell>
          <table:table-cell office:value-type="float" office:value="2962" calcext:value-type="float">
            <text:p>2962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127864" calcext:value-type="float">
            <text:p>127864</text:p>
          </table:table-cell>
          <table:table-cell office:value-type="float" office:value="2881" calcext:value-type="float">
            <text:p>28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5:17" calcext:value-type="date">
            <text:p>18/12/16 00:35</text:p>
          </table:table-cell>
          <table:table-cell office:value-type="date" office:date-value="2016-12-18T00:36:21" calcext:value-type="date">
            <text:p>18/12/16 00:3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601" calcext:value-type="float">
            <text:p>12601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0.65522" calcext:value-type="float">
            <text:p>0.65522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0.65522" calcext:value-type="float">
            <text:p>0.65522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0.65522" calcext:value-type="float">
            <text:p>0.655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0.79359" calcext:value-type="float">
            <text:p>0.79359</text:p>
          </table:table-cell>
          <table:table-cell table:number-columns-repeated="2" office:value-type="float" office:value="0.01284" calcext:value-type="float">
            <text:p>0.01284</text:p>
          </table:table-cell>
          <table:table-cell office:value-type="float" office:value="0.19839" calcext:value-type="float">
            <text:p>0.19839</text:p>
          </table:table-cell>
          <table:table-cell office:value-type="float" office:value="0.80161" calcext:value-type="float">
            <text:p>0.80161</text:p>
          </table:table-cell>
          <table:table-cell table:number-columns-repeated="2" office:value-type="float" office:value="0.01266" calcext:value-type="float">
            <text:p>0.01266</text:p>
          </table:table-cell>
          <table:table-cell office:value-type="float" office:value="25" calcext:value-type="float">
            <text:p>25</text:p>
          </table:table-cell>
          <table:table-cell office:value-type="float" office:value="1809" calcext:value-type="float">
            <text:p>1809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925" calcext:value-type="float">
            <text:p>925</text:p>
          </table:table-cell>
          <table:table-cell office:value-type="float" office:value="770082" calcext:value-type="float">
            <text:p>770082</text:p>
          </table:table-cell>
          <table:table-cell office:value-type="float" office:value="43425" calcext:value-type="float">
            <text:p>43425</text:p>
          </table:table-cell>
          <table:table-cell office:value-type="float" office:value="62583" calcext:value-type="float">
            <text:p>62583</text:p>
          </table:table-cell>
          <table:table-cell office:value-type="float" office:value="90" calcext:value-type="float">
            <text:p>90</text:p>
          </table:table-cell>
          <table:table-cell office:value-type="float" office:value="126886" calcext:value-type="float">
            <text:p>126886</text:p>
          </table:table-cell>
          <table:table-cell office:value-type="float" office:value="4221" calcext:value-type="float">
            <text:p>4221</text:p>
          </table:table-cell>
          <table:table-cell office:value-type="float" office:value="99" calcext:value-type="float">
            <text:p>99</text:p>
          </table:table-cell>
          <table:table-cell office:value-type="float" office:value="159" calcext:value-type="float">
            <text:p>159</text:p>
          </table:table-cell>
          <table:table-cell office:value-type="float" office:value="358451" calcext:value-type="float">
            <text:p>358451</text:p>
          </table:table-cell>
          <table:table-cell office:value-type="float" office:value="11673" calcext:value-type="float">
            <text:p>11673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76045" calcext:value-type="float">
            <text:p>76045</text:p>
          </table:table-cell>
          <table:table-cell office:value-type="float" office:value="3086" calcext:value-type="float">
            <text:p>308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06348" calcext:value-type="float">
            <text:p>106348</text:p>
          </table:table-cell>
          <table:table-cell office:value-type="float" office:value="2540" calcext:value-type="float">
            <text:p>25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5:44" calcext:value-type="date">
            <text:p>18/12/16 00:35</text:p>
          </table:table-cell>
          <table:table-cell office:value-type="date" office:date-value="2016-12-18T00:43:58" calcext:value-type="date">
            <text:p>18/12/16 00:4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01278" calcext:value-type="float">
            <text:p>0.01278</text:p>
          </table:table-cell>
          <table:table-cell office:value-type="float" office:value="0.19694" calcext:value-type="float">
            <text:p>0.19694</text:p>
          </table:table-cell>
          <table:table-cell office:value-type="float" office:value="0.80306" calcext:value-type="float">
            <text:p>0.80306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21" calcext:value-type="float">
            <text:p>21</text:p>
          </table:table-cell>
          <table:table-cell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601" calcext:value-type="float">
            <text:p>1601</text:p>
          </table:table-cell>
          <table:table-cell office:value-type="float" office:value="771697" calcext:value-type="float">
            <text:p>771697</text:p>
          </table:table-cell>
          <table:table-cell office:value-type="float" office:value="46118" calcext:value-type="float">
            <text:p>46118</text:p>
          </table:table-cell>
          <table:table-cell office:value-type="float" office:value="69446" calcext:value-type="float">
            <text:p>69446</text:p>
          </table:table-cell>
          <table:table-cell office:value-type="float" office:value="68" calcext:value-type="float">
            <text:p>68</text:p>
          </table:table-cell>
          <table:table-cell office:value-type="float" office:value="295287" calcext:value-type="float">
            <text:p>295287</text:p>
          </table:table-cell>
          <table:table-cell office:value-type="float" office:value="5056" calcext:value-type="float">
            <text:p>5056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138730" calcext:value-type="float">
            <text:p>138730</text:p>
          </table:table-cell>
          <table:table-cell office:value-type="float" office:value="11156" calcext:value-type="float">
            <text:p>11156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242608" calcext:value-type="float">
            <text:p>242608</text:p>
          </table:table-cell>
          <table:table-cell office:value-type="float" office:value="3913" calcext:value-type="float">
            <text:p>3913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151230" calcext:value-type="float">
            <text:p>151230</text:p>
          </table:table-cell>
          <table:table-cell office:value-type="float" office:value="2729" calcext:value-type="float">
            <text:p>272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36:21" calcext:value-type="date">
            <text:p>18/12/16 00:36</text:p>
          </table:table-cell>
          <table:table-cell office:value-type="date" office:date-value="2016-12-18T00:37:27" calcext:value-type="date">
            <text:p>18/12/16 00:3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401" calcext:value-type="float">
            <text:p>12401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62451" calcext:value-type="float">
            <text:p>0.62451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62451" calcext:value-type="float">
            <text:p>0.62451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62451" calcext:value-type="float">
            <text:p>0.624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19361" calcext:value-type="float">
            <text:p>0.19361</text:p>
          </table:table-cell>
          <table:table-cell office:value-type="float" office:value="0.80639" calcext:value-type="float">
            <text:p>0.80639</text:p>
          </table:table-cell>
          <table:table-cell table:number-columns-repeated="2" office:value-type="float" office:value="0.01259" calcext:value-type="float">
            <text:p>0.01259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79492" calcext:value-type="float">
            <text:p>0.79492</text:p>
          </table:table-cell>
          <table:table-cell table:number-columns-repeated="2" office:value-type="float" office:value="0.01286" calcext:value-type="float">
            <text:p>0.01286</text:p>
          </table:table-cell>
          <table:table-cell office:value-type="float" office:value="27" calcext:value-type="float">
            <text:p>27</text:p>
          </table:table-cell>
          <table:table-cell office:value-type="float" office:value="2057" calcext:value-type="float">
            <text:p>2057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89" calcext:value-type="float">
            <text:p>1889</text:p>
          </table:table-cell>
          <table:table-cell office:value-type="float" office:value="477152" calcext:value-type="float">
            <text:p>477152</text:p>
          </table:table-cell>
          <table:table-cell office:value-type="float" office:value="42646" calcext:value-type="float">
            <text:p>42646</text:p>
          </table:table-cell>
          <table:table-cell office:value-type="float" office:value="54559" calcext:value-type="float">
            <text:p>54559</text:p>
          </table:table-cell>
          <table:table-cell office:value-type="float" office:value="174" calcext:value-type="float">
            <text:p>174</text:p>
          </table:table-cell>
          <table:table-cell office:value-type="float" office:value="153397" calcext:value-type="float">
            <text:p>153397</text:p>
          </table:table-cell>
          <table:table-cell office:value-type="float" office:value="4647" calcext:value-type="float">
            <text:p>4647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207892" calcext:value-type="float">
            <text:p>207892</text:p>
          </table:table-cell>
          <table:table-cell office:value-type="float" office:value="11025" calcext:value-type="float">
            <text:p>11025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71094" calcext:value-type="float">
            <text:p>71094</text:p>
          </table:table-cell>
          <table:table-cell office:value-type="float" office:value="2830" calcext:value-type="float">
            <text:p>283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1657" calcext:value-type="float">
            <text:p>71657</text:p>
          </table:table-cell>
          <table:table-cell office:value-type="float" office:value="2625" calcext:value-type="float">
            <text:p>26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7:27" calcext:value-type="date">
            <text:p>18/12/16 00:37</text:p>
          </table:table-cell>
          <table:table-cell office:value-type="date" office:date-value="2016-12-18T00:38:23" calcext:value-type="date">
            <text:p>18/12/16 00:3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304" calcext:value-type="float">
            <text:p>12304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60877" calcext:value-type="float">
            <text:p>0.60877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60877" calcext:value-type="float">
            <text:p>0.60877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60877" calcext:value-type="float">
            <text:p>0.608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float" office:value="0.18726" calcext:value-type="float">
            <text:p>0.18726</text:p>
          </table:table-cell>
          <table:table-cell office:value-type="float" office:value="0.81274" calcext:value-type="float">
            <text:p>0.81274</text:p>
          </table:table-cell>
          <table:table-cell table:number-columns-repeated="2" office:value-type="float" office:value="0.01241" calcext:value-type="float">
            <text:p>0.01241</text:p>
          </table:table-cell>
          <table:table-cell office:value-type="float" office:value="0.16582" calcext:value-type="float">
            <text:p>0.16582</text:p>
          </table:table-cell>
          <table:table-cell office:value-type="float" office:value="0.83418" calcext:value-type="float">
            <text:p>0.83418</text:p>
          </table:table-cell>
          <table:table-cell table:number-columns-repeated="2" office:value-type="float" office:value="0.01183" calcext:value-type="float">
            <text:p>0.01183</text:p>
          </table:table-cell>
          <table:table-cell office:value-type="float" office:value="19" calcext:value-type="float">
            <text:p>19</text:p>
          </table:table-cell>
          <table:table-cell office:value-type="float" office:value="1747" calcext:value-type="float">
            <text:p>1747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455" calcext:value-type="float">
            <text:p>1455</text:p>
          </table:table-cell>
          <table:table-cell office:value-type="float" office:value="478274" calcext:value-type="float">
            <text:p>478274</text:p>
          </table:table-cell>
          <table:table-cell office:value-type="float" office:value="38110" calcext:value-type="float">
            <text:p>38110</text:p>
          </table:table-cell>
          <table:table-cell office:value-type="float" office:value="47680" calcext:value-type="float">
            <text:p>47680</text:p>
          </table:table-cell>
          <table:table-cell office:value-type="float" office:value="143" calcext:value-type="float">
            <text:p>143</text:p>
          </table:table-cell>
          <table:table-cell office:value-type="float" office:value="168458" calcext:value-type="float">
            <text:p>168458</text:p>
          </table:table-cell>
          <table:table-cell office:value-type="float" office:value="3778" calcext:value-type="float">
            <text:p>3778</text:p>
          </table:table-cell>
          <table:table-cell office:value-type="float" office:value="101" calcext:value-type="float">
            <text:p>101</text:p>
          </table:table-cell>
          <table:table-cell office:value-type="float" office:value="232" calcext:value-type="float">
            <text:p>232</text:p>
          </table:table-cell>
          <table:table-cell office:value-type="float" office:value="143582" calcext:value-type="float">
            <text:p>143582</text:p>
          </table:table-cell>
          <table:table-cell office:value-type="float" office:value="10102" calcext:value-type="float">
            <text:p>10102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33685" calcext:value-type="float">
            <text:p>133685</text:p>
          </table:table-cell>
          <table:table-cell office:value-type="float" office:value="2725" calcext:value-type="float">
            <text:p>2725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0068" calcext:value-type="float">
            <text:p>110068</text:p>
          </table:table-cell>
          <table:table-cell office:value-type="float" office:value="2271" calcext:value-type="float">
            <text:p>22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8:23" calcext:value-type="date">
            <text:p>18/12/16 00:38</text:p>
          </table:table-cell>
          <table:table-cell office:value-type="date" office:date-value="2016-12-18T00:39:26" calcext:value-type="date">
            <text:p>18/12/16 00:3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209" calcext:value-type="float">
            <text:p>12209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18093" calcext:value-type="float">
            <text:p>0.18093</text:p>
          </table:table-cell>
          <table:table-cell office:value-type="float" office:value="0.81907" calcext:value-type="float">
            <text:p>0.81907</text:p>
          </table:table-cell>
          <table:table-cell table:number-columns-repeated="2" office:value-type="float" office:value="0.01223" calcext:value-type="float">
            <text:p>0.01223</text:p>
          </table:table-cell>
          <table:table-cell office:value-type="float" office:value="0.18081" calcext:value-type="float">
            <text:p>0.18081</text:p>
          </table:table-cell>
          <table:table-cell office:value-type="float" office:value="0.81919" calcext:value-type="float">
            <text:p>0.81919</text:p>
          </table:table-cell>
          <table:table-cell table:number-columns-repeated="2" office:value-type="float" office:value="0.01223" calcext:value-type="float">
            <text:p>0.01223</text:p>
          </table:table-cell>
          <table:table-cell office:value-type="float" office:value="23" calcext:value-type="float">
            <text:p>23</text:p>
          </table:table-cell>
          <table:table-cell office:value-type="float" office:value="1414" calcext:value-type="float">
            <text:p>1414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2481" calcext:value-type="float">
            <text:p>2481</text:p>
          </table:table-cell>
          <table:table-cell office:value-type="float" office:value="636241" calcext:value-type="float">
            <text:p>636241</text:p>
          </table:table-cell>
          <table:table-cell office:value-type="float" office:value="40996" calcext:value-type="float">
            <text:p>40996</text:p>
          </table:table-cell>
          <table:table-cell office:value-type="float" office:value="58290" calcext:value-type="float">
            <text:p>58290</text:p>
          </table:table-cell>
          <table:table-cell office:value-type="float" office:value="128" calcext:value-type="float">
            <text:p>128</text:p>
          </table:table-cell>
          <table:table-cell office:value-type="float" office:value="182098" calcext:value-type="float">
            <text:p>182098</text:p>
          </table:table-cell>
          <table:table-cell office:value-type="float" office:value="3899" calcext:value-type="float">
            <text:p>3899</text:p>
          </table:table-cell>
          <table:table-cell office:value-type="float" office:value="103" calcext:value-type="float">
            <text:p>103</text:p>
          </table:table-cell>
          <table:table-cell office:value-type="float" office:value="210" calcext:value-type="float">
            <text:p>210</text:p>
          </table:table-cell>
          <table:table-cell office:value-type="float" office:value="153487" calcext:value-type="float">
            <text:p>153487</text:p>
          </table:table-cell>
          <table:table-cell office:value-type="float" office:value="10786" calcext:value-type="float">
            <text:p>10786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58269" calcext:value-type="float">
            <text:p>158269</text:p>
          </table:table-cell>
          <table:table-cell office:value-type="float" office:value="3211" calcext:value-type="float">
            <text:p>3211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66666" calcext:value-type="float">
            <text:p>166666</text:p>
          </table:table-cell>
          <table:table-cell office:value-type="float" office:value="2422" calcext:value-type="float">
            <text:p>24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39:26" calcext:value-type="date">
            <text:p>18/12/16 00:39</text:p>
          </table:table-cell>
          <table:table-cell office:value-type="date" office:date-value="2016-12-18T00:40:25" calcext:value-type="date">
            <text:p>18/12/16 00:4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116" calcext:value-type="float">
            <text:p>12116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933" calcext:value-type="float">
            <text:p>0.75933</text:p>
          </table:table-cell>
          <table:table-cell office:value-type="float" office:value="0.57658" calcext:value-type="float">
            <text:p>0.57658</text:p>
          </table:table-cell>
          <table:table-cell office:value-type="float" office:value="0.75933" calcext:value-type="float">
            <text:p>0.75933</text:p>
          </table:table-cell>
          <table:table-cell office:value-type="float" office:value="0.57658" calcext:value-type="float">
            <text:p>0.57658</text:p>
          </table:table-cell>
          <table:table-cell office:value-type="float" office:value="0.75933" calcext:value-type="float">
            <text:p>0.75933</text:p>
          </table:table-cell>
          <table:table-cell office:value-type="float" office:value="0.57658" calcext:value-type="float">
            <text:p>0.576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.17465" calcext:value-type="float">
            <text:p>0.17465</text:p>
          </table:table-cell>
          <table:table-cell office:value-type="float" office:value="0.82535" calcext:value-type="float">
            <text:p>0.82535</text:p>
          </table:table-cell>
          <table:table-cell table:number-columns-repeated="2" office:value-type="float" office:value="0.01206" calcext:value-type="float">
            <text:p>0.01206</text:p>
          </table:table-cell>
          <table:table-cell office:value-type="float" office:value="0.16852" calcext:value-type="float">
            <text:p>0.16852</text:p>
          </table:table-cell>
          <table:table-cell office:value-type="float" office:value="0.83148" calcext:value-type="float">
            <text:p>0.83148</text:p>
          </table:table-cell>
          <table:table-cell table:number-columns-repeated="2" office:value-type="float" office:value="0.01189" calcext:value-type="float">
            <text:p>0.01189</text:p>
          </table:table-cell>
          <table:table-cell office:value-type="float" office:value="31" calcext:value-type="float">
            <text:p>31</text:p>
          </table:table-cell>
          <table:table-cell office:value-type="float" office:value="2728" calcext:value-type="float">
            <text:p>2728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504" calcext:value-type="float">
            <text:p>1504</text:p>
          </table:table-cell>
          <table:table-cell office:value-type="float" office:value="504672" calcext:value-type="float">
            <text:p>504672</text:p>
          </table:table-cell>
          <table:table-cell office:value-type="float" office:value="40233" calcext:value-type="float">
            <text:p>40233</text:p>
          </table:table-cell>
          <table:table-cell office:value-type="float" office:value="53752" calcext:value-type="float">
            <text:p>53752</text:p>
          </table:table-cell>
          <table:table-cell office:value-type="float" office:value="155" calcext:value-type="float">
            <text:p>155</text:p>
          </table:table-cell>
          <table:table-cell office:value-type="float" office:value="222594" calcext:value-type="float">
            <text:p>222594</text:p>
          </table:table-cell>
          <table:table-cell office:value-type="float" office:value="4140" calcext:value-type="float">
            <text:p>414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199151" calcext:value-type="float">
            <text:p>199151</text:p>
          </table:table-cell>
          <table:table-cell office:value-type="float" office:value="10431" calcext:value-type="float">
            <text:p>10431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37211" calcext:value-type="float">
            <text:p>137211</text:p>
          </table:table-cell>
          <table:table-cell office:value-type="float" office:value="2829" calcext:value-type="float">
            <text:p>282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7825" calcext:value-type="float">
            <text:p>77825</text:p>
          </table:table-cell>
          <table:table-cell office:value-type="float" office:value="2535" calcext:value-type="float">
            <text:p>25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0:25" calcext:value-type="date">
            <text:p>18/12/16 00:40</text:p>
          </table:table-cell>
          <table:table-cell office:value-type="date" office:date-value="2016-12-18T00:41:13" calcext:value-type="date">
            <text:p>18/12/16 00:4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4844" calcext:value-type="float">
            <text:p>0.74844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.74844" calcext:value-type="float">
            <text:p>0.74844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.74844" calcext:value-type="float">
            <text:p>0.74844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8316" calcext:value-type="float">
            <text:p>0.8316</text:p>
          </table:table-cell>
          <table:table-cell table:number-columns-repeated="2" office:value-type="float" office:value="0.01189" calcext:value-type="float">
            <text:p>0.01189</text:p>
          </table:table-cell>
          <table:table-cell office:value-type="float" office:value="0.17374" calcext:value-type="float">
            <text:p>0.17374</text:p>
          </table:table-cell>
          <table:table-cell office:value-type="float" office:value="0.82626" calcext:value-type="float">
            <text:p>0.82626</text:p>
          </table:table-cell>
          <table:table-cell table:number-columns-repeated="2" office:value-type="float" office:value="0.01204" calcext:value-type="float">
            <text:p>0.01204</text:p>
          </table:table-cell>
          <table:table-cell office:value-type="float" office:value="25" calcext:value-type="float">
            <text:p>25</text:p>
          </table:table-cell>
          <table:table-cell office:value-type="float" office:value="1591" calcext:value-type="float">
            <text:p>1591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2111" calcext:value-type="float">
            <text:p>2111</text:p>
          </table:table-cell>
          <table:table-cell office:value-type="float" office:value="400794" calcext:value-type="float">
            <text:p>400794</text:p>
          </table:table-cell>
          <table:table-cell office:value-type="float" office:value="35810" calcext:value-type="float">
            <text:p>35810</text:p>
          </table:table-cell>
          <table:table-cell office:value-type="float" office:value="37961" calcext:value-type="float">
            <text:p>37961</text:p>
          </table:table-cell>
          <table:table-cell office:value-type="float" office:value="157" calcext:value-type="float">
            <text:p>157</text:p>
          </table:table-cell>
          <table:table-cell office:value-type="float" office:value="104148" calcext:value-type="float">
            <text:p>104148</text:p>
          </table:table-cell>
          <table:table-cell office:value-type="float" office:value="3364" calcext:value-type="float">
            <text:p>3364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 office:value-type="float" office:value="95940" calcext:value-type="float">
            <text:p>95940</text:p>
          </table:table-cell>
          <table:table-cell office:value-type="float" office:value="9576" calcext:value-type="float">
            <text:p>9576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73118" calcext:value-type="float">
            <text:p>73118</text:p>
          </table:table-cell>
          <table:table-cell office:value-type="float" office:value="2551" calcext:value-type="float">
            <text:p>2551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47016" calcext:value-type="float">
            <text:p>147016</text:p>
          </table:table-cell>
          <table:table-cell office:value-type="float" office:value="2241" calcext:value-type="float">
            <text:p>22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1:13" calcext:value-type="date">
            <text:p>18/12/16 00:41</text:p>
          </table:table-cell>
          <table:table-cell office:value-type="date" office:date-value="2016-12-18T00:42:17" calcext:value-type="date">
            <text:p>18/12/16 00:4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936" calcext:value-type="float">
            <text:p>11936</text:p>
          </table:table-cell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54356" calcext:value-type="float">
            <text:p>0.54356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54356" calcext:value-type="float">
            <text:p>0.54356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54356" calcext:value-type="float">
            <text:p>0.543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8378" calcext:value-type="float">
            <text:p>0.8378</text:p>
          </table:table-cell>
          <table:table-cell table:number-columns-repeated="2" office:value-type="float" office:value="0.01175" calcext:value-type="float">
            <text:p>0.01175</text:p>
          </table:table-cell>
          <table:table-cell office:value-type="float" office:value="0.13313" calcext:value-type="float">
            <text:p>0.13313</text:p>
          </table:table-cell>
          <table:table-cell office:value-type="float" office:value="0.86687" calcext:value-type="float">
            <text:p>0.86687</text:p>
          </table:table-cell>
          <table:table-cell table:number-columns-repeated="2" office:value-type="float" office:value="0.01083" calcext:value-type="float">
            <text:p>0.01083</text:p>
          </table:table-cell>
          <table:table-cell office:value-type="float" office:value="22" calcext:value-type="float">
            <text:p>22</text:p>
          </table:table-cell>
          <table:table-cell office:value-type="float" office:value="2086" calcext:value-type="float">
            <text:p>2086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1909" calcext:value-type="float">
            <text:p>1909</text:p>
          </table:table-cell>
          <table:table-cell office:value-type="float" office:value="595374" calcext:value-type="float">
            <text:p>595374</text:p>
          </table:table-cell>
          <table:table-cell office:value-type="float" office:value="39781" calcext:value-type="float">
            <text:p>39781</text:p>
          </table:table-cell>
          <table:table-cell office:value-type="float" office:value="53838" calcext:value-type="float">
            <text:p>53838</text:p>
          </table:table-cell>
          <table:table-cell office:value-type="float" office:value="89" calcext:value-type="float">
            <text:p>89</text:p>
          </table:table-cell>
          <table:table-cell office:value-type="float" office:value="176912" calcext:value-type="float">
            <text:p>176912</text:p>
          </table:table-cell>
          <table:table-cell office:value-type="float" office:value="3218" calcext:value-type="float">
            <text:p>3218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office:value-type="float" office:value="217014" calcext:value-type="float">
            <text:p>217014</text:p>
          </table:table-cell>
          <table:table-cell office:value-type="float" office:value="11636" calcext:value-type="float">
            <text:p>11636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82474" calcext:value-type="float">
            <text:p>82474</text:p>
          </table:table-cell>
          <table:table-cell office:value-type="float" office:value="2722" calcext:value-type="float">
            <text:p>272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9912" calcext:value-type="float">
            <text:p>39912</text:p>
          </table:table-cell>
          <table:table-cell office:value-type="float" office:value="2128" calcext:value-type="float">
            <text:p>2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2:17" calcext:value-type="date">
            <text:p>18/12/16 00:42</text:p>
          </table:table-cell>
          <table:table-cell office:value-type="date" office:date-value="2016-12-18T00:43:19" calcext:value-type="date">
            <text:p>18/12/16 00:4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849" calcext:value-type="float">
            <text:p>11849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2679" calcext:value-type="float">
            <text:p>0.52679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2679" calcext:value-type="float">
            <text:p>0.52679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2679" calcext:value-type="float">
            <text:p>0.526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0.84395" calcext:value-type="float">
            <text:p>0.84395</text:p>
          </table:table-cell>
          <table:table-cell table:number-columns-repeated="2" office:value-type="float" office:value="0.01156" calcext:value-type="float">
            <text:p>0.01156</text:p>
          </table:table-cell>
          <table:table-cell office:value-type="float" office:value="0.15314" calcext:value-type="float">
            <text:p>0.15314</text:p>
          </table:table-cell>
          <table:table-cell office:value-type="float" office:value="0.84686" calcext:value-type="float">
            <text:p>0.84686</text:p>
          </table:table-cell>
          <table:table-cell table:number-columns-repeated="2" office:value-type="float" office:value="0.01147" calcext:value-type="float">
            <text:p>0.01147</text:p>
          </table:table-cell>
          <table:table-cell office:value-type="float" office:value="10" calcext:value-type="float">
            <text:p>10</text:p>
          </table:table-cell>
          <table:table-cell office:value-type="float" office:value="1993" calcext:value-type="float">
            <text:p>1993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607" calcext:value-type="float">
            <text:p>607</text:p>
          </table:table-cell>
          <table:table-cell office:value-type="float" office:value="627883" calcext:value-type="float">
            <text:p>627883</text:p>
          </table:table-cell>
          <table:table-cell office:value-type="float" office:value="39471" calcext:value-type="float">
            <text:p>39471</text:p>
          </table:table-cell>
          <table:table-cell office:value-type="float" office:value="56668" calcext:value-type="float">
            <text:p>56668</text:p>
          </table:table-cell>
          <table:table-cell office:value-type="float" office:value="31" calcext:value-type="float">
            <text:p>31</text:p>
          </table:table-cell>
          <table:table-cell office:value-type="float" office:value="92492" calcext:value-type="float">
            <text:p>92492</text:p>
          </table:table-cell>
          <table:table-cell office:value-type="float" office:value="3507" calcext:value-type="float">
            <text:p>3507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206222" calcext:value-type="float">
            <text:p>206222</text:p>
          </table:table-cell>
          <table:table-cell office:value-type="float" office:value="10525" calcext:value-type="float">
            <text:p>10525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195523" calcext:value-type="float">
            <text:p>195523</text:p>
          </table:table-cell>
          <table:table-cell office:value-type="float" office:value="3053" calcext:value-type="float">
            <text:p>3053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10748" calcext:value-type="float">
            <text:p>110748</text:p>
          </table:table-cell>
          <table:table-cell office:value-type="float" office:value="2467" calcext:value-type="float">
            <text:p>24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3:19" calcext:value-type="date">
            <text:p>18/12/16 00:43</text:p>
          </table:table-cell>
          <table:table-cell office:value-type="date" office:date-value="2016-12-18T00:44:16" calcext:value-type="date">
            <text:p>18/12/16 00:4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764" calcext:value-type="float">
            <text:p>11764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404" calcext:value-type="float">
            <text:p>0.71404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.71404" calcext:value-type="float">
            <text:p>0.71404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.71404" calcext:value-type="float">
            <text:p>0.71404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0.85005" calcext:value-type="float">
            <text:p>0.85005</text:p>
          </table:table-cell>
          <table:table-cell table:number-columns-repeated="2" office:value-type="float" office:value="0.01134" calcext:value-type="float">
            <text:p>0.01134</text:p>
          </table:table-cell>
          <table:table-cell office:value-type="float" office:value="0.14012" calcext:value-type="float">
            <text:p>0.14012</text:p>
          </table:table-cell>
          <table:table-cell office:value-type="float" office:value="0.85988" calcext:value-type="float">
            <text:p>0.85988</text:p>
          </table:table-cell>
          <table:table-cell table:number-columns-repeated="2" office:value-type="float" office:value="0.01102" calcext:value-type="float">
            <text:p>0.01102</text:p>
          </table:table-cell>
          <table:table-cell office:value-type="float" office:value="24" calcext:value-type="float">
            <text:p>24</text:p>
          </table:table-cell>
          <table:table-cell office:value-type="float" office:value="2041" calcext:value-type="float">
            <text:p>2041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822" calcext:value-type="float">
            <text:p>1822</text:p>
          </table:table-cell>
          <table:table-cell office:value-type="float" office:value="534792" calcext:value-type="float">
            <text:p>534792</text:p>
          </table:table-cell>
          <table:table-cell office:value-type="float" office:value="39918" calcext:value-type="float">
            <text:p>39918</text:p>
          </table:table-cell>
          <table:table-cell office:value-type="float" office:value="55981" calcext:value-type="float">
            <text:p>55981</text:p>
          </table:table-cell>
          <table:table-cell office:value-type="float" office:value="113" calcext:value-type="float">
            <text:p>113</text:p>
          </table:table-cell>
          <table:table-cell office:value-type="float" office:value="177241" calcext:value-type="float">
            <text:p>177241</text:p>
          </table:table-cell>
          <table:table-cell office:value-type="float" office:value="3737" calcext:value-type="float">
            <text:p>3737</text:p>
          </table:table-cell>
          <table:table-cell office:value-type="float" office:value="102" calcext:value-type="float">
            <text:p>102</text:p>
          </table:table-cell>
          <table:table-cell office:value-type="float" office:value="166" calcext:value-type="float">
            <text:p>166</text:p>
          </table:table-cell>
          <table:table-cell office:value-type="float" office:value="213165" calcext:value-type="float">
            <text:p>213165</text:p>
          </table:table-cell>
          <table:table-cell office:value-type="float" office:value="11062" calcext:value-type="float">
            <text:p>11062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15971" calcext:value-type="float">
            <text:p>115971</text:p>
          </table:table-cell>
          <table:table-cell office:value-type="float" office:value="2782" calcext:value-type="float">
            <text:p>278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0606" calcext:value-type="float">
            <text:p>80606</text:p>
          </table:table-cell>
          <table:table-cell office:value-type="float" office:value="2206" calcext:value-type="float">
            <text:p>22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3:58" calcext:value-type="date">
            <text:p>18/12/16 00:43</text:p>
          </table:table-cell>
          <table:table-cell office:value-type="date" office:date-value="2016-12-18T00:49:55" calcext:value-type="date">
            <text:p>18/12/16 00:4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681" calcext:value-type="float">
            <text:p>11681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0199" calcext:value-type="float">
            <text:p>0.70199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70199" calcext:value-type="float">
            <text:p>0.70199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70199" calcext:value-type="float">
            <text:p>0.70199</text:p>
          </table:table-cell>
          <table:table-cell office:value-type="float" office:value="0.4928" calcext:value-type="float">
            <text:p>0.49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14391" calcext:value-type="float">
            <text:p>0.14391</text:p>
          </table:table-cell>
          <table:table-cell office:value-type="float" office:value="0.85609" calcext:value-type="float">
            <text:p>0.85609</text:p>
          </table:table-cell>
          <table:table-cell table:number-columns-repeated="2" office:value-type="float" office:value="0.01116" calcext:value-type="float">
            <text:p>0.01116</text:p>
          </table:table-cell>
          <table:table-cell office:value-type="float" office:value="0.14141" calcext:value-type="float">
            <text:p>0.14141</text:p>
          </table:table-cell>
          <table:table-cell office:value-type="float" office:value="0.85859" calcext:value-type="float">
            <text:p>0.85859</text:p>
          </table:table-cell>
          <table:table-cell table:number-columns-repeated="2" office:value-type="float" office:value="0.01107" calcext:value-type="float">
            <text:p>0.01107</text:p>
          </table:table-cell>
          <table:table-cell office:value-type="float" office:value="19" calcext:value-type="float">
            <text:p>19</text:p>
          </table:table-cell>
          <table:table-cell office:value-type="float" office:value="2368" calcext:value-type="float">
            <text:p>2368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  <table:table-cell office:value-type="float" office:value="1938" calcext:value-type="float">
            <text:p>1938</text:p>
          </table:table-cell>
          <table:table-cell office:value-type="float" office:value="500940" calcext:value-type="float">
            <text:p>500940</text:p>
          </table:table-cell>
          <table:table-cell office:value-type="float" office:value="37872" calcext:value-type="float">
            <text:p>37872</text:p>
          </table:table-cell>
          <table:table-cell office:value-type="float" office:value="46534" calcext:value-type="float">
            <text:p>46534</text:p>
          </table:table-cell>
          <table:table-cell office:value-type="float" office:value="61" calcext:value-type="float">
            <text:p>61</text:p>
          </table:table-cell>
          <table:table-cell office:value-type="float" office:value="61093" calcext:value-type="float">
            <text:p>61093</text:p>
          </table:table-cell>
          <table:table-cell office:value-type="float" office:value="3151" calcext:value-type="float">
            <text:p>3151</text:p>
          </table:table-cell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220831" calcext:value-type="float">
            <text:p>220831</text:p>
          </table:table-cell>
          <table:table-cell office:value-type="float" office:value="10412" calcext:value-type="float">
            <text:p>10412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97401" calcext:value-type="float">
            <text:p>97401</text:p>
          </table:table-cell>
          <table:table-cell office:value-type="float" office:value="2816" calcext:value-type="float">
            <text:p>2816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0389" calcext:value-type="float">
            <text:p>70389</text:p>
          </table:table-cell>
          <table:table-cell office:value-type="float" office:value="2382" calcext:value-type="float">
            <text:p>238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44:16" calcext:value-type="date">
            <text:p>18/12/16 00:44</text:p>
          </table:table-cell>
          <table:table-cell office:value-type="date" office:date-value="2016-12-18T00:45:11" calcext:value-type="date">
            <text:p>18/12/16 00:4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8966" calcext:value-type="float">
            <text:p>0.68966</text:p>
          </table:table-cell>
          <table:table-cell office:value-type="float" office:value="0.47562" calcext:value-type="float">
            <text:p>0.47562</text:p>
          </table:table-cell>
          <table:table-cell office:value-type="float" office:value="0.68966" calcext:value-type="float">
            <text:p>0.68966</text:p>
          </table:table-cell>
          <table:table-cell office:value-type="float" office:value="0.47562" calcext:value-type="float">
            <text:p>0.47562</text:p>
          </table:table-cell>
          <table:table-cell office:value-type="float" office:value="0.68966" calcext:value-type="float">
            <text:p>0.68966</text:p>
          </table:table-cell>
          <table:table-cell office:value-type="float" office:value="0.47562" calcext:value-type="float">
            <text:p>0.475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float" office:value="0.13793" calcext:value-type="float">
            <text:p>0.13793</text:p>
          </table:table-cell>
          <table:table-cell office:value-type="float" office:value="0.86207" calcext:value-type="float">
            <text:p>0.86207</text:p>
          </table:table-cell>
          <table:table-cell table:number-columns-repeated="2" office:value-type="float" office:value="0.01096" calcext:value-type="float">
            <text:p>0.01096</text:p>
          </table:table-cell>
          <table:table-cell office:value-type="float" office:value="0.11426" calcext:value-type="float">
            <text:p>0.11426</text:p>
          </table:table-cell>
          <table:table-cell office:value-type="float" office:value="0.88574" calcext:value-type="float">
            <text:p>0.88574</text:p>
          </table:table-cell>
          <table:table-cell table:number-columns-repeated="2" office:value-type="float" office:value="0.01012" calcext:value-type="float">
            <text:p>0.01012</text:p>
          </table:table-cell>
          <table:table-cell office:value-type="float" office:value="22" calcext:value-type="float">
            <text:p>22</text:p>
          </table:table-cell>
          <table:table-cell office:value-type="float" office:value="1998" calcext:value-type="float">
            <text:p>1998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 office:value-type="float" office:value="1888" calcext:value-type="float">
            <text:p>1888</text:p>
          </table:table-cell>
          <table:table-cell office:value-type="float" office:value="550886" calcext:value-type="float">
            <text:p>550886</text:p>
          </table:table-cell>
          <table:table-cell office:value-type="float" office:value="38723" calcext:value-type="float">
            <text:p>38723</text:p>
          </table:table-cell>
          <table:table-cell office:value-type="float" office:value="49496" calcext:value-type="float">
            <text:p>49496</text:p>
          </table:table-cell>
          <table:table-cell office:value-type="float" office:value="173" calcext:value-type="float">
            <text:p>173</text:p>
          </table:table-cell>
          <table:table-cell office:value-type="float" office:value="206079" calcext:value-type="float">
            <text:p>206079</text:p>
          </table:table-cell>
          <table:table-cell office:value-type="float" office:value="3412" calcext:value-type="float">
            <text:p>3412</text:p>
          </table:table-cell>
          <table:table-cell office:value-type="float" office:value="98" calcext:value-type="float">
            <text:p>98</text:p>
          </table:table-cell>
          <table:table-cell office:value-type="float" office:value="191" calcext:value-type="float">
            <text:p>191</text:p>
          </table:table-cell>
          <table:table-cell office:value-type="float" office:value="113667" calcext:value-type="float">
            <text:p>113667</text:p>
          </table:table-cell>
          <table:table-cell office:value-type="float" office:value="10686" calcext:value-type="float">
            <text:p>10686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146796" calcext:value-type="float">
            <text:p>146796</text:p>
          </table:table-cell>
          <table:table-cell office:value-type="float" office:value="2881" calcext:value-type="float">
            <text:p>288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50232" calcext:value-type="float">
            <text:p>150232</text:p>
          </table:table-cell>
          <table:table-cell office:value-type="float" office:value="2208" calcext:value-type="float">
            <text:p>220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5:11" calcext:value-type="date">
            <text:p>18/12/16 00:45</text:p>
          </table:table-cell>
          <table:table-cell office:value-type="date" office:date-value="2016-12-18T00:46:04.000002" calcext:value-type="date">
            <text:p>18/12/16 00:4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521" calcext:value-type="float">
            <text:p>11521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45836" calcext:value-type="float">
            <text:p>0.45836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45836" calcext:value-type="float">
            <text:p>0.45836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45836" calcext:value-type="float">
            <text:p>0.458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.13202" calcext:value-type="float">
            <text:p>0.13202</text:p>
          </table:table-cell>
          <table:table-cell office:value-type="float" office:value="0.86798" calcext:value-type="float">
            <text:p>0.86798</text:p>
          </table:table-cell>
          <table:table-cell table:number-columns-repeated="2" office:value-type="float" office:value="0.01075" calcext:value-type="float">
            <text:p>0.01075</text:p>
          </table:table-cell>
          <table:table-cell office:value-type="float" office:value="0.13623" calcext:value-type="float">
            <text:p>0.13623</text:p>
          </table:table-cell>
          <table:table-cell office:value-type="float" office:value="0.86377" calcext:value-type="float">
            <text:p>0.86377</text:p>
          </table:table-cell>
          <table:table-cell table:number-columns-repeated="2" office:value-type="float" office:value="0.0109" calcext:value-type="float">
            <text:p>0.0109</text:p>
          </table:table-cell>
          <table:table-cell office:value-type="float" office:value="31" calcext:value-type="float">
            <text:p>31</text:p>
          </table:table-cell>
          <table:table-cell office:value-type="float" office:value="2563" calcext:value-type="float">
            <text:p>2563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float" office:value="870" calcext:value-type="float">
            <text:p>870</text:p>
          </table:table-cell>
          <table:table-cell office:value-type="float" office:value="702364" calcext:value-type="float">
            <text:p>702364</text:p>
          </table:table-cell>
          <table:table-cell office:value-type="float" office:value="38203" calcext:value-type="float">
            <text:p>38203</text:p>
          </table:table-cell>
          <table:table-cell office:value-type="float" office:value="51795" calcext:value-type="float">
            <text:p>51795</text:p>
          </table:table-cell>
          <table:table-cell office:value-type="float" office:value="71" calcext:value-type="float">
            <text:p>71</text:p>
          </table:table-cell>
          <table:table-cell office:value-type="float" office:value="124786" calcext:value-type="float">
            <text:p>124786</text:p>
          </table:table-cell>
          <table:table-cell office:value-type="float" office:value="3502" calcext:value-type="float">
            <text:p>3502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287469" calcext:value-type="float">
            <text:p>287469</text:p>
          </table:table-cell>
          <table:table-cell office:value-type="float" office:value="10447" calcext:value-type="float">
            <text:p>10447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15078" calcext:value-type="float">
            <text:p>115078</text:p>
          </table:table-cell>
          <table:table-cell office:value-type="float" office:value="2787" calcext:value-type="float">
            <text:p>2787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65197" calcext:value-type="float">
            <text:p>65197</text:p>
          </table:table-cell>
          <table:table-cell office:value-type="float" office:value="2194" calcext:value-type="float">
            <text:p>21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6:04.000002" calcext:value-type="date">
            <text:p>18/12/16 00:46</text:p>
          </table:table-cell>
          <table:table-cell office:value-type="date" office:date-value="2016-12-18T00:47:00" calcext:value-type="date">
            <text:p>18/12/16 00:4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444" calcext:value-type="float">
            <text:p>11444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4103" calcext:value-type="float">
            <text:p>0.44103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4103" calcext:value-type="float">
            <text:p>0.44103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4103" calcext:value-type="float">
            <text:p>0.441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0.12618" calcext:value-type="float">
            <text:p>0.12618</text:p>
          </table:table-cell>
          <table:table-cell office:value-type="float" office:value="0.87382" calcext:value-type="float">
            <text:p>0.87382</text:p>
          </table:table-cell>
          <table:table-cell table:number-columns-repeated="2" office:value-type="float" office:value="0.01056" calcext:value-type="float">
            <text:p>0.01056</text:p>
          </table:table-cell>
          <table:table-cell office:value-type="float" office:value="0.12955" calcext:value-type="float">
            <text:p>0.12955</text:p>
          </table:table-cell>
          <table:table-cell office:value-type="float" office:value="0.87045" calcext:value-type="float">
            <text:p>0.87045</text:p>
          </table:table-cell>
          <table:table-cell table:number-columns-repeated="2" office:value-type="float" office:value="0.01068" calcext:value-type="float">
            <text:p>0.01068</text:p>
          </table:table-cell>
          <table:table-cell office:value-type="float" office:value="17" calcext:value-type="float">
            <text:p>17</text:p>
          </table:table-cell>
          <table:table-cell office:value-type="float" office:value="1726" calcext:value-type="float">
            <text:p>1726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669" calcext:value-type="float">
            <text:p>1669</text:p>
          </table:table-cell>
          <table:table-cell office:value-type="float" office:value="725148" calcext:value-type="float">
            <text:p>725148</text:p>
          </table:table-cell>
          <table:table-cell office:value-type="float" office:value="37860" calcext:value-type="float">
            <text:p>37860</text:p>
          </table:table-cell>
          <table:table-cell office:value-type="float" office:value="57277" calcext:value-type="float">
            <text:p>57277</text:p>
          </table:table-cell>
          <table:table-cell office:value-type="float" office:value="191" calcext:value-type="float">
            <text:p>191</text:p>
          </table:table-cell>
          <table:table-cell office:value-type="float" office:value="255140" calcext:value-type="float">
            <text:p>255140</text:p>
          </table:table-cell>
          <table:table-cell office:value-type="float" office:value="3100" calcext:value-type="float">
            <text:p>3100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289658" calcext:value-type="float">
            <text:p>289658</text:p>
          </table:table-cell>
          <table:table-cell office:value-type="float" office:value="10836" calcext:value-type="float">
            <text:p>10836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75541" calcext:value-type="float">
            <text:p>75541</text:p>
          </table:table-cell>
          <table:table-cell office:value-type="float" office:value="2840" calcext:value-type="float">
            <text:p>284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7021" calcext:value-type="float">
            <text:p>57021</text:p>
          </table:table-cell>
          <table:table-cell office:value-type="float" office:value="1985" calcext:value-type="float">
            <text:p>198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7:00" calcext:value-type="date">
            <text:p>18/12/16 00:47</text:p>
          </table:table-cell>
          <table:table-cell office:value-type="date" office:date-value="2016-12-18T00:47:48" calcext:value-type="date">
            <text:p>18/12/16 00:4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369" calcext:value-type="float">
            <text:p>11369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5089" calcext:value-type="float">
            <text:p>0.65089</text:p>
          </table:table-cell>
          <table:table-cell office:value-type="float" office:value="0.42366" calcext:value-type="float">
            <text:p>0.42366</text:p>
          </table:table-cell>
          <table:table-cell office:value-type="float" office:value="0.65089" calcext:value-type="float">
            <text:p>0.65089</text:p>
          </table:table-cell>
          <table:table-cell office:value-type="float" office:value="0.42366" calcext:value-type="float">
            <text:p>0.42366</text:p>
          </table:table-cell>
          <table:table-cell office:value-type="float" office:value="0.65089" calcext:value-type="float">
            <text:p>0.65089</text:p>
          </table:table-cell>
          <table:table-cell office:value-type="float" office:value="0.42366" calcext:value-type="float">
            <text:p>0.423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12042" calcext:value-type="float">
            <text:p>0.12042</text:p>
          </table:table-cell>
          <table:table-cell office:value-type="float" office:value="0.87958" calcext:value-type="float">
            <text:p>0.87958</text:p>
          </table:table-cell>
          <table:table-cell table:number-columns-repeated="2" office:value-type="float" office:value="0.01034" calcext:value-type="float">
            <text:p>0.01034</text:p>
          </table:table-cell>
          <table:table-cell office:value-type="float" office:value="0.11515" calcext:value-type="float">
            <text:p>0.11515</text:p>
          </table:table-cell>
          <table:table-cell office:value-type="float" office:value="0.88485" calcext:value-type="float">
            <text:p>0.88485</text:p>
          </table:table-cell>
          <table:table-cell table:number-columns-repeated="2" office:value-type="float" office:value="0.01014" calcext:value-type="float">
            <text:p>0.01014</text:p>
          </table:table-cell>
          <table:table-cell office:value-type="float" office:value="23" calcext:value-type="float">
            <text:p>23</text:p>
          </table:table-cell>
          <table:table-cell office:value-type="float" office:value="2009" calcext:value-type="float">
            <text:p>2009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1255" calcext:value-type="float">
            <text:p>1255</text:p>
          </table:table-cell>
          <table:table-cell office:value-type="float" office:value="728183" calcext:value-type="float">
            <text:p>728183</text:p>
          </table:table-cell>
          <table:table-cell office:value-type="float" office:value="33662" calcext:value-type="float">
            <text:p>33662</text:p>
          </table:table-cell>
          <table:table-cell office:value-type="float" office:value="44768" calcext:value-type="float">
            <text:p>44768</text:p>
          </table:table-cell>
          <table:table-cell office:value-type="float" office:value="188" calcext:value-type="float">
            <text:p>188</text:p>
          </table:table-cell>
          <table:table-cell office:value-type="float" office:value="107246" calcext:value-type="float">
            <text:p>107246</text:p>
          </table:table-cell>
          <table:table-cell office:value-type="float" office:value="2622" calcext:value-type="float">
            <text:p>262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18834" calcext:value-type="float">
            <text:p>118834</text:p>
          </table:table-cell>
          <table:table-cell office:value-type="float" office:value="9514" calcext:value-type="float">
            <text:p>9514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223981" calcext:value-type="float">
            <text:p>223981</text:p>
          </table:table-cell>
          <table:table-cell office:value-type="float" office:value="2427" calcext:value-type="float">
            <text:p>242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20475" calcext:value-type="float">
            <text:p>120475</text:p>
          </table:table-cell>
          <table:table-cell office:value-type="float" office:value="2109" calcext:value-type="float">
            <text:p>210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7:48" calcext:value-type="date">
            <text:p>18/12/16 00:47</text:p>
          </table:table-cell>
          <table:table-cell office:value-type="date" office:date-value="2016-12-18T00:48:42" calcext:value-type="date">
            <text:p>18/12/16 00:4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296" calcext:value-type="float">
            <text:p>11296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40627" calcext:value-type="float">
            <text:p>0.406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0.11473" calcext:value-type="float">
            <text:p>0.11473</text:p>
          </table:table-cell>
          <table:table-cell office:value-type="float" office:value="0.88527" calcext:value-type="float">
            <text:p>0.88527</text:p>
          </table:table-cell>
          <table:table-cell table:number-columns-repeated="2" office:value-type="float" office:value="0.01015" calcext:value-type="float">
            <text:p>0.01015</text:p>
          </table:table-cell>
          <table:table-cell office:value-type="float" office:value="0.12081" calcext:value-type="float">
            <text:p>0.12081</text:p>
          </table:table-cell>
          <table:table-cell office:value-type="float" office:value="0.87919" calcext:value-type="float">
            <text:p>0.87919</text:p>
          </table:table-cell>
          <table:table-cell table:number-columns-repeated="2" office:value-type="float" office:value="0.01038" calcext:value-type="float">
            <text:p>0.01038</text:p>
          </table:table-cell>
          <table:table-cell office:value-type="float" office:value="27" calcext:value-type="float">
            <text:p>27</text:p>
          </table:table-cell>
          <table:table-cell office:value-type="float" office:value="1975" calcext:value-type="float">
            <text:p>1975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380" calcext:value-type="float">
            <text:p>1380</text:p>
          </table:table-cell>
          <table:table-cell office:value-type="float" office:value="566493" calcext:value-type="float">
            <text:p>566493</text:p>
          </table:table-cell>
          <table:table-cell office:value-type="float" office:value="35802" calcext:value-type="float">
            <text:p>35802</text:p>
          </table:table-cell>
          <table:table-cell office:value-type="float" office:value="48371" calcext:value-type="float">
            <text:p>48371</text:p>
          </table:table-cell>
          <table:table-cell office:value-type="float" office:value="140" calcext:value-type="float">
            <text:p>140</text:p>
          </table:table-cell>
          <table:table-cell office:value-type="float" office:value="91485" calcext:value-type="float">
            <text:p>91485</text:p>
          </table:table-cell>
          <table:table-cell office:value-type="float" office:value="2925" calcext:value-type="float">
            <text:p>2925</text:p>
          </table:table-cell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office:value-type="float" office:value="199325" calcext:value-type="float">
            <text:p>199325</text:p>
          </table:table-cell>
          <table:table-cell office:value-type="float" office:value="10410" calcext:value-type="float">
            <text:p>10410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76558" calcext:value-type="float">
            <text:p>76558</text:p>
          </table:table-cell>
          <table:table-cell office:value-type="float" office:value="2461" calcext:value-type="float">
            <text:p>246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9790" calcext:value-type="float">
            <text:p>99790</text:p>
          </table:table-cell>
          <table:table-cell office:value-type="float" office:value="1937" calcext:value-type="float">
            <text:p>193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8:42" calcext:value-type="date">
            <text:p>18/12/16 00:48</text:p>
          </table:table-cell>
          <table:table-cell office:value-type="date" office:date-value="2016-12-18T00:49:30" calcext:value-type="date">
            <text:p>18/12/16 00:4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225" calcext:value-type="float">
            <text:p>11225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2361" calcext:value-type="float">
            <text:p>0.62361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62361" calcext:value-type="float">
            <text:p>0.62361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62361" calcext:value-type="float">
            <text:p>0.62361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0.10913" calcext:value-type="float">
            <text:p>0.10913</text:p>
          </table:table-cell>
          <table:table-cell office:value-type="float" office:value="0.89087" calcext:value-type="float">
            <text:p>0.89087</text:p>
          </table:table-cell>
          <table:table-cell table:number-columns-repeated="2" office:value-type="float" office:value="0.00991" calcext:value-type="float">
            <text:p>0.00991</text:p>
          </table:table-cell>
          <table:table-cell office:value-type="float" office:value="0.11212" calcext:value-type="float">
            <text:p>0.11212</text:p>
          </table:table-cell>
          <table:table-cell office:value-type="float" office:value="0.88788" calcext:value-type="float">
            <text:p>0.88788</text:p>
          </table:table-cell>
          <table:table-cell table:number-columns-repeated="2" office:value-type="float" office:value="0.01003" calcext:value-type="float">
            <text:p>0.01003</text:p>
          </table:table-cell>
          <table:table-cell office:value-type="float" office:value="24" calcext:value-type="float">
            <text:p>24</text:p>
          </table:table-cell>
          <table:table-cell office:value-type="float" office:value="1531" calcext:value-type="float">
            <text:p>1531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office:value-type="float" office:value="1619" calcext:value-type="float">
            <text:p>1619</text:p>
          </table:table-cell>
          <table:table-cell office:value-type="float" office:value="411329" calcext:value-type="float">
            <text:p>411329</text:p>
          </table:table-cell>
          <table:table-cell office:value-type="float" office:value="34253" calcext:value-type="float">
            <text:p>34253</text:p>
          </table:table-cell>
          <table:table-cell office:value-type="float" office:value="42488" calcext:value-type="float">
            <text:p>42488</text:p>
          </table:table-cell>
          <table:table-cell office:value-type="float" office:value="98" calcext:value-type="float">
            <text:p>98</text:p>
          </table:table-cell>
          <table:table-cell office:value-type="float" office:value="121992" calcext:value-type="float">
            <text:p>121992</text:p>
          </table:table-cell>
          <table:table-cell office:value-type="float" office:value="2570" calcext:value-type="float">
            <text:p>2570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125357" calcext:value-type="float">
            <text:p>125357</text:p>
          </table:table-cell>
          <table:table-cell office:value-type="float" office:value="9837" calcext:value-type="float">
            <text:p>9837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29451" calcext:value-type="float">
            <text:p>129451</text:p>
          </table:table-cell>
          <table:table-cell office:value-type="float" office:value="2607" calcext:value-type="float">
            <text:p>2607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75347" calcext:value-type="float">
            <text:p>75347</text:p>
          </table:table-cell>
          <table:table-cell office:value-type="float" office:value="1954" calcext:value-type="float">
            <text:p>195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9:30" calcext:value-type="date">
            <text:p>18/12/16 00:49</text:p>
          </table:table-cell>
          <table:table-cell office:value-type="date" office:date-value="2016-12-18T00:50:13" calcext:value-type="date">
            <text:p>18/12/16 00:5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156" calcext:value-type="float">
            <text:p>11156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37154" calcext:value-type="float">
            <text:p>0.37154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37154" calcext:value-type="float">
            <text:p>0.37154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37154" calcext:value-type="float">
            <text:p>0.371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0.89638" calcext:value-type="float">
            <text:p>0.89638</text:p>
          </table:table-cell>
          <table:table-cell table:number-columns-repeated="2" office:value-type="float" office:value="0.00968" calcext:value-type="float">
            <text:p>0.00968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8871" calcext:value-type="float">
            <text:p>0.8871</text:p>
          </table:table-cell>
          <table:table-cell table:number-columns-repeated="2" office:value-type="float" office:value="0.01005" calcext:value-type="float">
            <text:p>0.01005</text:p>
          </table:table-cell>
          <table:table-cell office:value-type="float" office:value="28" calcext:value-type="float">
            <text:p>28</text:p>
          </table:table-cell>
          <table:table-cell office:value-type="float" office:value="1511" calcext:value-type="float">
            <text:p>1511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454" calcext:value-type="float">
            <text:p>1454</text:p>
          </table:table-cell>
          <table:table-cell office:value-type="float" office:value="547574" calcext:value-type="float">
            <text:p>547574</text:p>
          </table:table-cell>
          <table:table-cell office:value-type="float" office:value="32507" calcext:value-type="float">
            <text:p>32507</text:p>
          </table:table-cell>
          <table:table-cell office:value-type="float" office:value="42925" calcext:value-type="float">
            <text:p>42925</text:p>
          </table:table-cell>
          <table:table-cell office:value-type="float" office:value="133" calcext:value-type="float">
            <text:p>133</text:p>
          </table:table-cell>
          <table:table-cell office:value-type="float" office:value="184518" calcext:value-type="float">
            <text:p>184518</text:p>
          </table:table-cell>
          <table:table-cell office:value-type="float" office:value="2572" calcext:value-type="float">
            <text:p>2572</text:p>
          </table:table-cell>
          <table:table-cell office:value-type="float" office:value="89" calcext:value-type="float">
            <text:p>89</text:p>
          </table:table-cell>
          <table:table-cell office:value-type="float" office:value="258" calcext:value-type="float">
            <text:p>258</text:p>
          </table:table-cell>
          <table:table-cell office:value-type="float" office:value="146869" calcext:value-type="float">
            <text:p>146869</text:p>
          </table:table-cell>
          <table:table-cell office:value-type="float" office:value="9562" calcext:value-type="float">
            <text:p>9562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90796" calcext:value-type="float">
            <text:p>90796</text:p>
          </table:table-cell>
          <table:table-cell office:value-type="float" office:value="2198" calcext:value-type="float">
            <text:p>219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1497" calcext:value-type="float">
            <text:p>61497</text:p>
          </table:table-cell>
          <table:table-cell office:value-type="float" office:value="1770" calcext:value-type="float">
            <text:p>17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49:55" calcext:value-type="date">
            <text:p>18/12/16 00:49</text:p>
          </table:table-cell>
          <table:table-cell office:value-type="date" office:date-value="2016-12-18T00:54:52" calcext:value-type="date">
            <text:p>18/12/16 00:5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89" calcext:value-type="float">
            <text:p>11089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9518" calcext:value-type="float">
            <text:p>0.5951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.59518" calcext:value-type="float">
            <text:p>0.5951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.59518" calcext:value-type="float">
            <text:p>0.5951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float" office:value="0.09821" calcext:value-type="float">
            <text:p>0.09821</text:p>
          </table:table-cell>
          <table:table-cell office:value-type="float" office:value="0.90179" calcext:value-type="float">
            <text:p>0.90179</text:p>
          </table:table-cell>
          <table:table-cell table:number-columns-repeated="2" office:value-type="float" office:value="0.00944" calcext:value-type="float">
            <text:p>0.0094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8993" calcext:value-type="float">
            <text:p>0.8993</text:p>
          </table:table-cell>
          <table:table-cell table:number-columns-repeated="2" office:value-type="float" office:value="0.00955" calcext:value-type="float">
            <text:p>0.00955</text:p>
          </table:table-cell>
          <table:table-cell office:value-type="float" office:value="29" calcext:value-type="float">
            <text:p>29</text:p>
          </table:table-cell>
          <table:table-cell office:value-type="float" office:value="1395" calcext:value-type="float">
            <text:p>1395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2271" calcext:value-type="float">
            <text:p>2271</text:p>
          </table:table-cell>
          <table:table-cell office:value-type="float" office:value="505686" calcext:value-type="float">
            <text:p>505686</text:p>
          </table:table-cell>
          <table:table-cell office:value-type="float" office:value="32750" calcext:value-type="float">
            <text:p>32750</text:p>
          </table:table-cell>
          <table:table-cell office:value-type="float" office:value="42950" calcext:value-type="float">
            <text:p>42950</text:p>
          </table:table-cell>
          <table:table-cell office:value-type="float" office:value="212" calcext:value-type="float">
            <text:p>212</text:p>
          </table:table-cell>
          <table:table-cell office:value-type="float" office:value="103788" calcext:value-type="float">
            <text:p>103788</text:p>
          </table:table-cell>
          <table:table-cell office:value-type="float" office:value="2396" calcext:value-type="float">
            <text:p>239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8400" calcext:value-type="float">
            <text:p>178400</text:p>
          </table:table-cell>
          <table:table-cell office:value-type="float" office:value="9675" calcext:value-type="float">
            <text:p>9675</text:p>
          </table:table-cell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office:value-type="float" office:value="58823" calcext:value-type="float">
            <text:p>58823</text:p>
          </table:table-cell>
          <table:table-cell office:value-type="float" office:value="2167" calcext:value-type="float">
            <text:p>2167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90210" calcext:value-type="float">
            <text:p>190210</text:p>
          </table:table-cell>
          <table:table-cell office:value-type="float" office:value="1986" calcext:value-type="float">
            <text:p>19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50:13" calcext:value-type="date">
            <text:p>18/12/16 00:50</text:p>
          </table:table-cell>
          <table:table-cell office:value-type="date" office:date-value="2016-12-18T00:50:52" calcext:value-type="date">
            <text:p>18/12/16 00:5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024" calcext:value-type="float">
            <text:p>11024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33704" calcext:value-type="float">
            <text:p>0.33704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33704" calcext:value-type="float">
            <text:p>0.33704</text:p>
          </table:table-cell>
          <table:table-cell office:value-type="float" office:value="0.58055" calcext:value-type="float">
            <text:p>0.58055</text:p>
          </table:table-cell>
          <table:table-cell office:value-type="float" office:value="0.33704" calcext:value-type="float">
            <text:p>0.337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office:value-type="float" office:value="0.09289" calcext:value-type="float">
            <text:p>0.09289</text:p>
          </table:table-cell>
          <table:table-cell office:value-type="float" office:value="0.90711" calcext:value-type="float">
            <text:p>0.90711</text:p>
          </table:table-cell>
          <table:table-cell table:number-columns-repeated="2" office:value-type="float" office:value="0.00921" calcext:value-type="float">
            <text:p>0.00921</text:p>
          </table:table-cell>
          <table:table-cell office:value-type="float" office:value="0.10664" calcext:value-type="float">
            <text:p>0.10664</text:p>
          </table:table-cell>
          <table:table-cell office:value-type="float" office:value="0.89336" calcext:value-type="float">
            <text:p>0.89336</text:p>
          </table:table-cell>
          <table:table-cell table:number-columns-repeated="2" office:value-type="float" office:value="0.00979" calcext:value-type="float">
            <text:p>0.00979</text:p>
          </table:table-cell>
          <table:table-cell office:value-type="float" office:value="23" calcext:value-type="float">
            <text:p>23</text:p>
          </table:table-cell>
          <table:table-cell office:value-type="float" office:value="1939" calcext:value-type="float">
            <text:p>1939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337" calcext:value-type="float">
            <text:p>1337</text:p>
          </table:table-cell>
          <table:table-cell office:value-type="float" office:value="426695" calcext:value-type="float">
            <text:p>426695</text:p>
          </table:table-cell>
          <table:table-cell office:value-type="float" office:value="30901" calcext:value-type="float">
            <text:p>30901</text:p>
          </table:table-cell>
          <table:table-cell office:value-type="float" office:value="38017" calcext:value-type="float">
            <text:p>38017</text:p>
          </table:table-cell>
          <table:table-cell office:value-type="float" office:value="80" calcext:value-type="float">
            <text:p>80</text:p>
          </table:table-cell>
          <table:table-cell office:value-type="float" office:value="89986" calcext:value-type="float">
            <text:p>89986</text:p>
          </table:table-cell>
          <table:table-cell office:value-type="float" office:value="2348" calcext:value-type="float">
            <text:p>2348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101450" calcext:value-type="float">
            <text:p>101450</text:p>
          </table:table-cell>
          <table:table-cell office:value-type="float" office:value="9276" calcext:value-type="float">
            <text:p>9276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2793" calcext:value-type="float">
            <text:p>62793</text:p>
          </table:table-cell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129174" calcext:value-type="float">
            <text:p>129174</text:p>
          </table:table-cell>
          <table:table-cell office:value-type="float" office:value="1703" calcext:value-type="float">
            <text:p>170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0:52" calcext:value-type="date">
            <text:p>18/12/16 00:50</text:p>
          </table:table-cell>
          <table:table-cell office:value-type="date" office:date-value="2016-12-18T00:51:30" calcext:value-type="date">
            <text:p>18/12/16 00:5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961" calcext:value-type="float">
            <text:p>10961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564" calcext:value-type="float">
            <text:p>0.56564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.56564" calcext:value-type="float">
            <text:p>0.56564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.56564" calcext:value-type="float">
            <text:p>0.56564</text:p>
          </table:table-cell>
          <table:table-cell office:value-type="float" office:value="0.31995" calcext:value-type="float">
            <text:p>0.319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08767" calcext:value-type="float">
            <text:p>0.08767</text:p>
          </table:table-cell>
          <table:table-cell office:value-type="float" office:value="0.91233" calcext:value-type="float">
            <text:p>0.91233</text:p>
          </table:table-cell>
          <table:table-cell table:number-columns-repeated="2" office:value-type="float" office:value="0.00896" calcext:value-type="float">
            <text:p>0.00896</text:p>
          </table:table-cell>
          <table:table-cell office:value-type="float" office:value="0.07831" calcext:value-type="float">
            <text:p>0.07831</text:p>
          </table:table-cell>
          <table:table-cell office:value-type="float" office:value="0.92169" calcext:value-type="float">
            <text:p>0.92169</text:p>
          </table:table-cell>
          <table:table-cell table:number-columns-repeated="2" office:value-type="float" office:value="0.00851" calcext:value-type="float">
            <text:p>0.00851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581" calcext:value-type="float">
            <text:p>1581</text:p>
          </table:table-cell>
          <table:table-cell office:value-type="float" office:value="568033" calcext:value-type="float">
            <text:p>568033</text:p>
          </table:table-cell>
          <table:table-cell office:value-type="float" office:value="30293" calcext:value-type="float">
            <text:p>30293</text:p>
          </table:table-cell>
          <table:table-cell office:value-type="float" office:value="38696" calcext:value-type="float">
            <text:p>38696</text:p>
          </table:table-cell>
          <table:table-cell office:value-type="float" office:value="172" calcext:value-type="float">
            <text:p>172</text:p>
          </table:table-cell>
          <table:table-cell office:value-type="float" office:value="174555" calcext:value-type="float">
            <text:p>174555</text:p>
          </table:table-cell>
          <table:table-cell office:value-type="float" office:value="2271" calcext:value-type="float">
            <text:p>2271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247411" calcext:value-type="float">
            <text:p>247411</text:p>
          </table:table-cell>
          <table:table-cell office:value-type="float" office:value="9396" calcext:value-type="float">
            <text:p>9396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326" calcext:value-type="float">
            <text:p>34326</text:p>
          </table:table-cell>
          <table:table-cell office:value-type="float" office:value="1821" calcext:value-type="float">
            <text:p>182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8315" calcext:value-type="float">
            <text:p>78315</text:p>
          </table:table-cell>
          <table:table-cell office:value-type="float" office:value="1521" calcext:value-type="float">
            <text:p>15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1:30" calcext:value-type="date">
            <text:p>18/12/16 00:51</text:p>
          </table:table-cell>
          <table:table-cell office:value-type="date" office:date-value="2016-12-18T00:52:07" calcext:value-type="date">
            <text:p>18/12/16 00:5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5046" calcext:value-type="float">
            <text:p>0.55046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046" calcext:value-type="float">
            <text:p>0.55046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046" calcext:value-type="float">
            <text:p>0.55046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08257" calcext:value-type="float">
            <text:p>0.08257</text:p>
          </table:table-cell>
          <table:table-cell office:value-type="float" office:value="0.91743" calcext:value-type="float">
            <text:p>0.91743</text:p>
          </table:table-cell>
          <table:table-cell table:number-columns-repeated="2" office:value-type="float" office:value="0.00872" calcext:value-type="float">
            <text:p>0.00872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9247" calcext:value-type="float">
            <text:p>0.9247</text:p>
          </table:table-cell>
          <table:table-cell table:number-columns-repeated="2" office:value-type="float" office:value="0.00836" calcext:value-type="float">
            <text:p>0.00836</text:p>
          </table:table-cell>
          <table:table-cell office:value-type="float" office:value="36" calcext:value-type="float">
            <text:p>36</text:p>
          </table:table-cell>
          <table:table-cell office:value-type="float" office:value="1068" calcext:value-type="float">
            <text:p>1068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1661" calcext:value-type="float">
            <text:p>1661</text:p>
          </table:table-cell>
          <table:table-cell office:value-type="float" office:value="422194" calcext:value-type="float">
            <text:p>422194</text:p>
          </table:table-cell>
          <table:table-cell office:value-type="float" office:value="30195" calcext:value-type="float">
            <text:p>30195</text:p>
          </table:table-cell>
          <table:table-cell office:value-type="float" office:value="35148" calcext:value-type="float">
            <text:p>35148</text:p>
          </table:table-cell>
          <table:table-cell office:value-type="float" office:value="26" calcext:value-type="float">
            <text:p>26</text:p>
          </table:table-cell>
          <table:table-cell office:value-type="float" office:value="73624" calcext:value-type="float">
            <text:p>73624</text:p>
          </table:table-cell>
          <table:table-cell office:value-type="float" office:value="2053" calcext:value-type="float">
            <text:p>2053</text:p>
          </table:table-cell>
          <table:table-cell office:value-type="float" office:value="67" calcext:value-type="float">
            <text:p>67</text:p>
          </table:table-cell>
          <table:table-cell office:value-type="float" office:value="245" calcext:value-type="float">
            <text:p>245</text:p>
          </table:table-cell>
          <table:table-cell office:value-type="float" office:value="121144" calcext:value-type="float">
            <text:p>121144</text:p>
          </table:table-cell>
          <table:table-cell office:value-type="float" office:value="9460" calcext:value-type="float">
            <text:p>9460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54290" calcext:value-type="float">
            <text:p>54290</text:p>
          </table:table-cell>
          <table:table-cell office:value-type="float" office:value="1887" calcext:value-type="float">
            <text:p>188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22337" calcext:value-type="float">
            <text:p>122337</text:p>
          </table:table-cell>
          <table:table-cell office:value-type="float" office:value="1558" calcext:value-type="float">
            <text:p>155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2:07" calcext:value-type="date">
            <text:p>18/12/16 00:52</text:p>
          </table:table-cell>
          <table:table-cell office:value-type="date" office:date-value="2016-12-18T00:52:45" calcext:value-type="date">
            <text:p>18/12/16 00:5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841" calcext:value-type="float">
            <text:p>10841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0.07758" calcext:value-type="float">
            <text:p>0.07758</text:p>
          </table:table-cell>
          <table:table-cell office:value-type="float" office:value="0.92242" calcext:value-type="float">
            <text:p>0.92242</text:p>
          </table:table-cell>
          <table:table-cell table:number-columns-repeated="2" office:value-type="float" office:value="0.00847" calcext:value-type="float">
            <text:p>0.00847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93888" calcext:value-type="float">
            <text:p>0.93888</text:p>
          </table:table-cell>
          <table:table-cell table:number-columns-repeated="2" office:value-type="float" office:value="0.00758" calcext:value-type="float">
            <text:p>0.00758</text:p>
          </table:table-cell>
          <table:table-cell office:value-type="float" office:value="29" calcext:value-type="float">
            <text:p>29</text:p>
          </table:table-cell>
          <table:table-cell office:value-type="float" office:value="1087" calcext:value-type="float">
            <text:p>1087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2458" calcext:value-type="float">
            <text:p>2458</text:p>
          </table:table-cell>
          <table:table-cell office:value-type="float" office:value="453478" calcext:value-type="float">
            <text:p>453478</text:p>
          </table:table-cell>
          <table:table-cell office:value-type="float" office:value="30815" calcext:value-type="float">
            <text:p>30815</text:p>
          </table:table-cell>
          <table:table-cell office:value-type="float" office:value="39133" calcext:value-type="float">
            <text:p>39133</text:p>
          </table:table-cell>
          <table:table-cell office:value-type="float" office:value="173" calcext:value-type="float">
            <text:p>173</text:p>
          </table:table-cell>
          <table:table-cell office:value-type="float" office:value="113721" calcext:value-type="float">
            <text:p>113721</text:p>
          </table:table-cell>
          <table:table-cell office:value-type="float" office:value="2215" calcext:value-type="float">
            <text:p>2215</text:p>
          </table:table-cell>
          <table:table-cell office:value-type="float" office:value="79" calcext:value-type="float">
            <text:p>79</text:p>
          </table:table-cell>
          <table:table-cell office:value-type="float" office:value="264" calcext:value-type="float">
            <text:p>264</text:p>
          </table:table-cell>
          <table:table-cell office:value-type="float" office:value="131560" calcext:value-type="float">
            <text:p>131560</text:p>
          </table:table-cell>
          <table:table-cell office:value-type="float" office:value="9626" calcext:value-type="float">
            <text:p>9626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58317" calcext:value-type="float">
            <text:p>58317</text:p>
          </table:table-cell>
          <table:table-cell office:value-type="float" office:value="1905" calcext:value-type="float">
            <text:p>1905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69594" calcext:value-type="float">
            <text:p>69594</text:p>
          </table:table-cell>
          <table:table-cell office:value-type="float" office:value="1524" calcext:value-type="float">
            <text:p>15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2:45" calcext:value-type="date">
            <text:p>18/12/16 00:52</text:p>
          </table:table-cell>
          <table:table-cell office:value-type="date" office:date-value="2016-12-18T00:53:26" calcext:value-type="date">
            <text:p>18/12/16 00:5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784" calcext:value-type="float">
            <text:p>10784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0.26966" calcext:value-type="float">
            <text:p>0.26966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0.26966" calcext:value-type="float">
            <text:p>0.26966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0.26966" calcext:value-type="float">
            <text:p>0.269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9273" calcext:value-type="float">
            <text:p>0.9273</text:p>
          </table:table-cell>
          <table:table-cell table:number-columns-repeated="2" office:value-type="float" office:value="0.00824" calcext:value-type="float">
            <text:p>0.00824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92944" calcext:value-type="float">
            <text:p>0.92944</text:p>
          </table:table-cell>
          <table:table-cell table:number-columns-repeated="2" office:value-type="float" office:value="0.00813" calcext:value-type="float">
            <text:p>0.00813</text:p>
          </table:table-cell>
          <table:table-cell office:value-type="float" office:value="23" calcext:value-type="float">
            <text:p>23</text:p>
          </table:table-cell>
          <table:table-cell office:value-type="float" office:value="1866" calcext:value-type="float">
            <text:p>1866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2806" calcext:value-type="float">
            <text:p>2806</text:p>
          </table:table-cell>
          <table:table-cell office:value-type="float" office:value="592619" calcext:value-type="float">
            <text:p>592619</text:p>
          </table:table-cell>
          <table:table-cell office:value-type="float" office:value="31442" calcext:value-type="float">
            <text:p>31442</text:p>
          </table:table-cell>
          <table:table-cell office:value-type="float" office:value="44660" calcext:value-type="float">
            <text:p>44660</text:p>
          </table:table-cell>
          <table:table-cell office:value-type="float" office:value="168" calcext:value-type="float">
            <text:p>168</text:p>
          </table:table-cell>
          <table:table-cell office:value-type="float" office:value="163563" calcext:value-type="float">
            <text:p>163563</text:p>
          </table:table-cell>
          <table:table-cell office:value-type="float" office:value="2255" calcext:value-type="float">
            <text:p>2255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47156" calcext:value-type="float">
            <text:p>247156</text:p>
          </table:table-cell>
          <table:table-cell office:value-type="float" office:value="9649" calcext:value-type="float">
            <text:p>9649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7900" calcext:value-type="float">
            <text:p>77900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779" calcext:value-type="float">
            <text:p>91779</text:p>
          </table:table-cell>
          <table:table-cell office:value-type="float" office:value="1675" calcext:value-type="float">
            <text:p>16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3:26" calcext:value-type="date">
            <text:p>18/12/16 00:53</text:p>
          </table:table-cell>
          <table:table-cell office:value-type="date" office:date-value="2016-12-18T00:54:04" calcext:value-type="date">
            <text:p>18/12/16 00:5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729" calcext:value-type="float">
            <text:p>10729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0331" calcext:value-type="float">
            <text:p>0.50331</text:p>
          </table:table-cell>
          <table:table-cell office:value-type="float" office:value="0.25332" calcext:value-type="float">
            <text:p>0.25332</text:p>
          </table:table-cell>
          <table:table-cell office:value-type="float" office:value="0.50331" calcext:value-type="float">
            <text:p>0.50331</text:p>
          </table:table-cell>
          <table:table-cell office:value-type="float" office:value="0.25332" calcext:value-type="float">
            <text:p>0.25332</text:p>
          </table:table-cell>
          <table:table-cell office:value-type="float" office:value="0.50331" calcext:value-type="float">
            <text:p>0.50331</text:p>
          </table:table-cell>
          <table:table-cell office:value-type="float" office:value="0.25332" calcext:value-type="float">
            <text:p>0.253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93205" calcext:value-type="float">
            <text:p>0.93205</text:p>
          </table:table-cell>
          <table:table-cell table:number-columns-repeated="2" office:value-type="float" office:value="0.00798" calcext:value-type="float">
            <text:p>0.00798</text:p>
          </table:table-cell>
          <table:table-cell office:value-type="float" office:value="0.07538" calcext:value-type="float">
            <text:p>0.07538</text:p>
          </table:table-cell>
          <table:table-cell office:value-type="float" office:value="0.92462" calcext:value-type="float">
            <text:p>0.92462</text:p>
          </table:table-cell>
          <table:table-cell table:number-columns-repeated="2" office:value-type="float" office:value="0.00837" calcext:value-type="float">
            <text:p>0.00837</text:p>
          </table:table-cell>
          <table:table-cell office:value-type="float" office:value="24" calcext:value-type="float">
            <text:p>24</text:p>
          </table:table-cell>
          <table:table-cell office:value-type="float" office:value="1691" calcext:value-type="float">
            <text:p>1691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858" calcext:value-type="float">
            <text:p>1858</text:p>
          </table:table-cell>
          <table:table-cell office:value-type="float" office:value="416719" calcext:value-type="float">
            <text:p>416719</text:p>
          </table:table-cell>
          <table:table-cell office:value-type="float" office:value="29314" calcext:value-type="float">
            <text:p>29314</text:p>
          </table:table-cell>
          <table:table-cell office:value-type="float" office:value="37676" calcext:value-type="float">
            <text:p>37676</text:p>
          </table:table-cell>
          <table:table-cell office:value-type="float" office:value="129" calcext:value-type="float">
            <text:p>129</text:p>
          </table:table-cell>
          <table:table-cell office:value-type="float" office:value="57627" calcext:value-type="float">
            <text:p>57627</text:p>
          </table:table-cell>
          <table:table-cell office:value-type="float" office:value="1833" calcext:value-type="float">
            <text:p>1833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141076" calcext:value-type="float">
            <text:p>141076</text:p>
          </table:table-cell>
          <table:table-cell office:value-type="float" office:value="9212" calcext:value-type="float">
            <text:p>9212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63528" calcext:value-type="float">
            <text:p>63528</text:p>
          </table:table-cell>
          <table:table-cell office:value-type="float" office:value="1915" calcext:value-type="float">
            <text:p>191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20431" calcext:value-type="float">
            <text:p>120431</text:p>
          </table:table-cell>
          <table:table-cell office:value-type="float" office:value="1562" calcext:value-type="float">
            <text:p>15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4:04" calcext:value-type="date">
            <text:p>18/12/16 00:54</text:p>
          </table:table-cell>
          <table:table-cell office:value-type="date" office:date-value="2016-12-18T00:54:37" calcext:value-type="date">
            <text:p>18/12/16 00:54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76" calcext:value-type="float">
            <text:p>10676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8707" calcext:value-type="float">
            <text:p>0.48707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0.48707" calcext:value-type="float">
            <text:p>0.48707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0.48707" calcext:value-type="float">
            <text:p>0.48707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06332" calcext:value-type="float">
            <text:p>0.06332</text:p>
          </table:table-cell>
          <table:table-cell office:value-type="float" office:value="0.93668" calcext:value-type="float">
            <text:p>0.93668</text:p>
          </table:table-cell>
          <table:table-cell table:number-columns-repeated="2" office:value-type="float" office:value="0.00772" calcext:value-type="float">
            <text:p>0.00772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9488" calcext:value-type="float">
            <text:p>0.9488</text:p>
          </table:table-cell>
          <table:table-cell table:number-columns-repeated="2" office:value-type="float" office:value="0.00698" calcext:value-type="float">
            <text:p>0.00698</text:p>
          </table:table-cell>
          <table:table-cell office:value-type="float" office:value="32" calcext:value-type="float">
            <text:p>32</text:p>
          </table:table-cell>
          <table:table-cell office:value-type="float" office:value="1368" calcext:value-type="float">
            <text:p>1368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1880" calcext:value-type="float">
            <text:p>1880</text:p>
          </table:table-cell>
          <table:table-cell office:value-type="float" office:value="453981" calcext:value-type="float">
            <text:p>453981</text:p>
          </table:table-cell>
          <table:table-cell office:value-type="float" office:value="27333" calcext:value-type="float">
            <text:p>27333</text:p>
          </table:table-cell>
          <table:table-cell office:value-type="float" office:value="31363" calcext:value-type="float">
            <text:p>31363</text:p>
          </table:table-cell>
          <table:table-cell office:value-type="float" office:value="139" calcext:value-type="float">
            <text:p>139</text:p>
          </table:table-cell>
          <table:table-cell office:value-type="float" office:value="47558" calcext:value-type="float">
            <text:p>47558</text:p>
          </table:table-cell>
          <table:table-cell office:value-type="float" office:value="1615" calcext:value-type="float">
            <text:p>1615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office:value-type="float" office:value="170847" calcext:value-type="float">
            <text:p>170847</text:p>
          </table:table-cell>
          <table:table-cell office:value-type="float" office:value="8852" calcext:value-type="float">
            <text:p>8852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35568" calcext:value-type="float">
            <text:p>35568</text:p>
          </table:table-cell>
          <table:table-cell office:value-type="float" office:value="1638" calcext:value-type="float">
            <text:p>163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64182" calcext:value-type="float">
            <text:p>64182</text:p>
          </table:table-cell>
          <table:table-cell office:value-type="float" office:value="1434" calcext:value-type="float">
            <text:p>143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4:37" calcext:value-type="date">
            <text:p>18/12/16 00:54</text:p>
          </table:table-cell>
          <table:table-cell office:value-type="date" office:date-value="2016-12-18T00:55:11" calcext:value-type="date">
            <text:p>18/12/16 00:5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25" calcext:value-type="float">
            <text:p>10625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22145" calcext:value-type="float">
            <text:p>0.22145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22145" calcext:value-type="float">
            <text:p>0.22145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22145" calcext:value-type="float">
            <text:p>0.221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94118" calcext:value-type="float">
            <text:p>0.94118</text:p>
          </table:table-cell>
          <table:table-cell table:number-columns-repeated="2" office:value-type="float" office:value="0.00745" calcext:value-type="float">
            <text:p>0.00745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94383" calcext:value-type="float">
            <text:p>0.94383</text:p>
          </table:table-cell>
          <table:table-cell table:number-columns-repeated="2" office:value-type="float" office:value="0.00729" calcext:value-type="float">
            <text:p>0.00729</text:p>
          </table:table-cell>
          <table:table-cell office:value-type="float" office:value="24" calcext:value-type="float">
            <text:p>24</text:p>
          </table:table-cell>
          <table:table-cell office:value-type="float" office:value="1574" calcext:value-type="float">
            <text:p>1574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1643" calcext:value-type="float">
            <text:p>1643</text:p>
          </table:table-cell>
          <table:table-cell office:value-type="float" office:value="372966" calcext:value-type="float">
            <text:p>372966</text:p>
          </table:table-cell>
          <table:table-cell office:value-type="float" office:value="28704" calcext:value-type="float">
            <text:p>28704</text:p>
          </table:table-cell>
          <table:table-cell office:value-type="float" office:value="33528" calcext:value-type="float">
            <text:p>33528</text:p>
          </table:table-cell>
          <table:table-cell office:value-type="float" office:value="117" calcext:value-type="float">
            <text:p>117</text:p>
          </table:table-cell>
          <table:table-cell office:value-type="float" office:value="101054" calcext:value-type="float">
            <text:p>101054</text:p>
          </table:table-cell>
          <table:table-cell office:value-type="float" office:value="1813" calcext:value-type="float">
            <text:p>1813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float" office:value="136111" calcext:value-type="float">
            <text:p>136111</text:p>
          </table:table-cell>
          <table:table-cell office:value-type="float" office:value="9331" calcext:value-type="float">
            <text:p>9331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83243" calcext:value-type="float">
            <text:p>83243</text:p>
          </table:table-cell>
          <table:table-cell office:value-type="float" office:value="1757" calcext:value-type="float">
            <text:p>175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62300" calcext:value-type="float">
            <text:p>62300</text:p>
          </table:table-cell>
          <table:table-cell office:value-type="float" office:value="1324" calcext:value-type="float">
            <text:p>13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4:52" calcext:value-type="date">
            <text:p>18/12/16 00:54</text:p>
          </table:table-cell>
          <table:table-cell office:value-type="date" office:date-value="2016-12-18T00:58:49" calcext:value-type="date">
            <text:p>18/12/16 00:5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76" calcext:value-type="float">
            <text:p>10576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5386" calcext:value-type="float">
            <text:p>0.45386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0.45386" calcext:value-type="float">
            <text:p>0.45386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0.45386" calcext:value-type="float">
            <text:p>0.45386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office:value-type="float" office:value="0.05446" calcext:value-type="float">
            <text:p>0.05446</text:p>
          </table:table-cell>
          <table:table-cell office:value-type="float" office:value="0.94554" calcext:value-type="float">
            <text:p>0.94554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9497" calcext:value-type="float">
            <text:p>0.9497</text:p>
          </table:table-cell>
          <table:table-cell table:number-columns-repeated="2" office:value-type="float" office:value="0.00693" calcext:value-type="float">
            <text:p>0.00693</text:p>
          </table:table-cell>
          <table:table-cell office:value-type="float" office:value="32" calcext:value-type="float">
            <text:p>32</text:p>
          </table:table-cell>
          <table:table-cell office:value-type="float" office:value="1918" calcext:value-type="float">
            <text:p>1918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1884" calcext:value-type="float">
            <text:p>1884</text:p>
          </table:table-cell>
          <table:table-cell office:value-type="float" office:value="521811" calcext:value-type="float">
            <text:p>521811</text:p>
          </table:table-cell>
          <table:table-cell office:value-type="float" office:value="29332" calcext:value-type="float">
            <text:p>29332</text:p>
          </table:table-cell>
          <table:table-cell office:value-type="float" office:value="40870" calcext:value-type="float">
            <text:p>40870</text:p>
          </table:table-cell>
          <table:table-cell office:value-type="float" office:value="88" calcext:value-type="float">
            <text:p>88</text:p>
          </table:table-cell>
          <table:table-cell office:value-type="float" office:value="137840" calcext:value-type="float">
            <text:p>137840</text:p>
          </table:table-cell>
          <table:table-cell office:value-type="float" office:value="1739" calcext:value-type="float">
            <text:p>1739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164149" calcext:value-type="float">
            <text:p>164149</text:p>
          </table:table-cell>
          <table:table-cell office:value-type="float" office:value="9437" calcext:value-type="float">
            <text:p>9437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131110" calcext:value-type="float">
            <text:p>131110</text:p>
          </table:table-cell>
          <table:table-cell office:value-type="float" office:value="1945" calcext:value-type="float">
            <text:p>1945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7967" calcext:value-type="float">
            <text:p>97967</text:p>
          </table:table-cell>
          <table:table-cell office:value-type="float" office:value="1418" calcext:value-type="float">
            <text:p>14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55:11" calcext:value-type="date">
            <text:p>18/12/16 00:55</text:p>
          </table:table-cell>
          <table:table-cell office:value-type="date" office:date-value="2016-12-18T00:55:44" calcext:value-type="date">
            <text:p>18/12/16 00:55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29" calcext:value-type="float">
            <text:p>10529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19087" calcext:value-type="float">
            <text:p>0.19087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19087" calcext:value-type="float">
            <text:p>0.19087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19087" calcext:value-type="float">
            <text:p>0.190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94976" calcext:value-type="float">
            <text:p>0.94976</text:p>
          </table:table-cell>
          <table:table-cell table:number-columns-repeated="2" office:value-type="float" office:value="0.00691" calcext:value-type="float">
            <text:p>0.00691</text:p>
          </table:table-cell>
          <table:table-cell office:value-type="float" office:value="0.04409" calcext:value-type="float">
            <text:p>0.04409</text:p>
          </table:table-cell>
          <table:table-cell office:value-type="float" office:value="0.95591" calcext:value-type="float">
            <text:p>0.95591</text:p>
          </table:table-cell>
          <table:table-cell table:number-columns-repeated="2" office:value-type="float" office:value="0.0065" calcext:value-type="float">
            <text:p>0.0065</text:p>
          </table:table-cell>
          <table:table-cell office:value-type="float" office:value="22" calcext:value-type="float">
            <text:p>22</text:p>
          </table:table-cell>
          <table:table-cell office:value-type="float" office:value="1192" calcext:value-type="float">
            <text:p>1192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office:value-type="float" office:value="519603" calcext:value-type="float">
            <text:p>519603</text:p>
          </table:table-cell>
          <table:table-cell office:value-type="float" office:value="27710" calcext:value-type="float">
            <text:p>27710</text:p>
          </table:table-cell>
          <table:table-cell office:value-type="float" office:value="34275" calcext:value-type="float">
            <text:p>34275</text:p>
          </table:table-cell>
          <table:table-cell office:value-type="float" office:value="37" calcext:value-type="float">
            <text:p>37</text:p>
          </table:table-cell>
          <table:table-cell office:value-type="float" office:value="61500" calcext:value-type="float">
            <text:p>61500</text:p>
          </table:table-cell>
          <table:table-cell office:value-type="float" office:value="1565" calcext:value-type="float">
            <text:p>1565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26229" calcext:value-type="float">
            <text:p>226229</text:p>
          </table:table-cell>
          <table:table-cell office:value-type="float" office:value="9351" calcext:value-type="float">
            <text:p>9351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58180" calcext:value-type="float">
            <text:p>58180</text:p>
          </table:table-cell>
          <table:table-cell office:value-type="float" office:value="1626" calcext:value-type="float">
            <text:p>162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56223" calcext:value-type="float">
            <text:p>56223</text:p>
          </table:table-cell>
          <table:table-cell office:value-type="float" office:value="1190" calcext:value-type="float">
            <text:p>11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5:44" calcext:value-type="date">
            <text:p>18/12/16 00:55</text:p>
          </table:table-cell>
          <table:table-cell office:value-type="date" office:date-value="2016-12-18T00:56:17" calcext:value-type="date">
            <text:p>18/12/16 00:5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84" calcext:value-type="float">
            <text:p>10484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1969" calcext:value-type="float">
            <text:p>0.41969</text:p>
          </table:table-cell>
          <table:table-cell office:value-type="float" office:value="0.17614" calcext:value-type="float">
            <text:p>0.17614</text:p>
          </table:table-cell>
          <table:table-cell office:value-type="float" office:value="0.41969" calcext:value-type="float">
            <text:p>0.41969</text:p>
          </table:table-cell>
          <table:table-cell office:value-type="float" office:value="0.17614" calcext:value-type="float">
            <text:p>0.17614</text:p>
          </table:table-cell>
          <table:table-cell office:value-type="float" office:value="0.41969" calcext:value-type="float">
            <text:p>0.41969</text:p>
          </table:table-cell>
          <table:table-cell office:value-type="float" office:value="0.17614" calcext:value-type="float">
            <text:p>0.176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0.04617" calcext:value-type="float">
            <text:p>0.04617</text:p>
          </table:table-cell>
          <table:table-cell office:value-type="float" office:value="0.95383" calcext:value-type="float">
            <text:p>0.95383</text:p>
          </table:table-cell>
          <table:table-cell table:number-columns-repeated="2" office:value-type="float" office:value="0.00665" calcext:value-type="float">
            <text:p>0.00665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9407" calcext:value-type="float">
            <text:p>0.9407</text:p>
          </table:table-cell>
          <table:table-cell table:number-columns-repeated="2" office:value-type="float" office:value="0.00749" calcext:value-type="float">
            <text:p>0.00749</text:p>
          </table:table-cell>
          <table:table-cell office:value-type="float" office:value="16" calcext:value-type="float">
            <text:p>16</text:p>
          </table:table-cell>
          <table:table-cell office:value-type="float" office:value="1804" calcext:value-type="float">
            <text:p>1804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float" office:value="483768" calcext:value-type="float">
            <text:p>483768</text:p>
          </table:table-cell>
          <table:table-cell office:value-type="float" office:value="26455" calcext:value-type="float">
            <text:p>26455</text:p>
          </table:table-cell>
          <table:table-cell office:value-type="float" office:value="34305" calcext:value-type="float">
            <text:p>34305</text:p>
          </table:table-cell>
          <table:table-cell office:value-type="float" office:value="139" calcext:value-type="float">
            <text:p>139</text:p>
          </table:table-cell>
          <table:table-cell office:value-type="float" office:value="196620" calcext:value-type="float">
            <text:p>196620</text:p>
          </table:table-cell>
          <table:table-cell office:value-type="float" office:value="2050" calcext:value-type="float">
            <text:p>205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01868" calcext:value-type="float">
            <text:p>101868</text:p>
          </table:table-cell>
          <table:table-cell office:value-type="float" office:value="8471" calcext:value-type="float">
            <text:p>847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4723" calcext:value-type="float">
            <text:p>44723</text:p>
          </table:table-cell>
          <table:table-cell office:value-type="float" office:value="1434" calcext:value-type="float">
            <text:p>1434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37497" calcext:value-type="float">
            <text:p>37497</text:p>
          </table:table-cell>
          <table:table-cell office:value-type="float" office:value="1152" calcext:value-type="float">
            <text:p>11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6:17" calcext:value-type="date">
            <text:p>18/12/16 00:56</text:p>
          </table:table-cell>
          <table:table-cell office:value-type="date" office:date-value="2016-12-18T00:56:49" calcext:value-type="date">
            <text:p>18/12/16 00:56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41" calcext:value-type="float">
            <text:p>10441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226" calcext:value-type="float">
            <text:p>0.40226</text:p>
          </table:table-cell>
          <table:table-cell office:value-type="float" office:value="0.16181" calcext:value-type="float">
            <text:p>0.16181</text:p>
          </table:table-cell>
          <table:table-cell office:value-type="float" office:value="0.40226" calcext:value-type="float">
            <text:p>0.40226</text:p>
          </table:table-cell>
          <table:table-cell office:value-type="float" office:value="0.16181" calcext:value-type="float">
            <text:p>0.16181</text:p>
          </table:table-cell>
          <table:table-cell office:value-type="float" office:value="0.40226" calcext:value-type="float">
            <text:p>0.40226</text:p>
          </table:table-cell>
          <table:table-cell office:value-type="float" office:value="0.16181" calcext:value-type="float">
            <text:p>0.161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4224" calcext:value-type="float">
            <text:p>0.04224</text:p>
          </table:table-cell>
          <table:table-cell office:value-type="float" office:value="0.95776" calcext:value-type="float">
            <text:p>0.95776</text:p>
          </table:table-cell>
          <table:table-cell table:number-columns-repeated="2" office:value-type="float" office:value="0.00636" calcext:value-type="float">
            <text:p>0.00636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3" calcext:value-type="float">
            <text:p>0.943</text:p>
          </table:table-cell>
          <table:table-cell table:number-columns-repeated="2" office:value-type="float" office:value="0.00733" calcext:value-type="float">
            <text:p>0.00733</text:p>
          </table:table-cell>
          <table:table-cell office:value-type="float" office:value="27" calcext:value-type="float">
            <text:p>27</text:p>
          </table:table-cell>
          <table:table-cell office:value-type="float" office:value="1139" calcext:value-type="float">
            <text:p>1139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552" calcext:value-type="float">
            <text:p>1552</text:p>
          </table:table-cell>
          <table:table-cell office:value-type="float" office:value="382968" calcext:value-type="float">
            <text:p>382968</text:p>
          </table:table-cell>
          <table:table-cell office:value-type="float" office:value="27485" calcext:value-type="float">
            <text:p>27485</text:p>
          </table:table-cell>
          <table:table-cell office:value-type="float" office:value="34031" calcext:value-type="float">
            <text:p>34031</text:p>
          </table:table-cell>
          <table:table-cell office:value-type="float" office:value="143" calcext:value-type="float">
            <text:p>143</text:p>
          </table:table-cell>
          <table:table-cell office:value-type="float" office:value="121404" calcext:value-type="float">
            <text:p>121404</text:p>
          </table:table-cell>
          <table:table-cell office:value-type="float" office:value="1715" calcext:value-type="float">
            <text:p>1715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121427" calcext:value-type="float">
            <text:p>121427</text:p>
          </table:table-cell>
          <table:table-cell office:value-type="float" office:value="9021" calcext:value-type="float">
            <text:p>902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67516" calcext:value-type="float">
            <text:p>67516</text:p>
          </table:table-cell>
          <table:table-cell office:value-type="float" office:value="1605" calcext:value-type="float">
            <text:p>1605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53168" calcext:value-type="float">
            <text:p>53168</text:p>
          </table:table-cell>
          <table:table-cell office:value-type="float" office:value="1279" calcext:value-type="float">
            <text:p>12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6:49" calcext:value-type="date">
            <text:p>18/12/16 00:56</text:p>
          </table:table-cell>
          <table:table-cell office:value-type="date" office:date-value="2016-12-18T00:57:22" calcext:value-type="date">
            <text:p>18/12/16 00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8462" calcext:value-type="float">
            <text:p>0.38462</text:p>
          </table:table-cell>
          <table:table-cell office:value-type="float" office:value="0.14793" calcext:value-type="float">
            <text:p>0.14793</text:p>
          </table:table-cell>
          <table:table-cell office:value-type="float" office:value="0.38462" calcext:value-type="float">
            <text:p>0.38462</text:p>
          </table:table-cell>
          <table:table-cell office:value-type="float" office:value="0.14793" calcext:value-type="float">
            <text:p>0.14793</text:p>
          </table:table-cell>
          <table:table-cell office:value-type="float" office:value="0.38462" calcext:value-type="float">
            <text:p>0.38462</text:p>
          </table:table-cell>
          <table:table-cell office:value-type="float" office:value="0.14793" calcext:value-type="float">
            <text:p>0.14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0.96154" calcext:value-type="float">
            <text:p>0.96154</text:p>
          </table:table-cell>
          <table:table-cell table:number-columns-repeated="2" office:value-type="float" office:value="0.00609" calcext:value-type="float">
            <text:p>0.0060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9679" calcext:value-type="float">
            <text:p>0.9679</text:p>
          </table:table-cell>
          <table:table-cell table:number-columns-repeated="2" office:value-type="float" office:value="0.00558" calcext:value-type="float">
            <text:p>0.00558</text:p>
          </table:table-cell>
          <table:table-cell office:value-type="float" office:value="18" calcext:value-type="float">
            <text:p>18</text:p>
          </table:table-cell>
          <table:table-cell office:value-type="float" office:value="1199" calcext:value-type="float">
            <text:p>1199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1003" calcext:value-type="float">
            <text:p>1003</text:p>
          </table:table-cell>
          <table:table-cell office:value-type="float" office:value="332125" calcext:value-type="float">
            <text:p>332125</text:p>
          </table:table-cell>
          <table:table-cell office:value-type="float" office:value="27169" calcext:value-type="float">
            <text:p>27169</text:p>
          </table:table-cell>
          <table:table-cell office:value-type="float" office:value="31175" calcext:value-type="float">
            <text:p>31175</text:p>
          </table:table-cell>
          <table:table-cell office:value-type="float" office:value="101" calcext:value-type="float">
            <text:p>101</text:p>
          </table:table-cell>
          <table:table-cell office:value-type="float" office:value="83494" calcext:value-type="float">
            <text:p>83494</text:p>
          </table:table-cell>
          <table:table-cell office:value-type="float" office:value="1517" calcext:value-type="float">
            <text:p>1517</text:p>
          </table:table-cell>
          <table:table-cell office:value-type="float" office:value="59" calcext:value-type="float">
            <text:p>59</text:p>
          </table:table-cell>
          <table:table-cell office:value-type="float" office:value="238" calcext:value-type="float">
            <text:p>238</text:p>
          </table:table-cell>
          <table:table-cell office:value-type="float" office:value="136770" calcext:value-type="float">
            <text:p>136770</text:p>
          </table:table-cell>
          <table:table-cell office:value-type="float" office:value="9270" calcext:value-type="float">
            <text:p>9270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48674" calcext:value-type="float">
            <text:p>48674</text:p>
          </table:table-cell>
          <table:table-cell office:value-type="float" office:value="1411" calcext:value-type="float">
            <text:p>141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0274" calcext:value-type="float">
            <text:p>70274</text:p>
          </table:table-cell>
          <table:table-cell office:value-type="float" office:value="1268" calcext:value-type="float">
            <text:p>12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7:22" calcext:value-type="date">
            <text:p>18/12/16 00:57</text:p>
          </table:table-cell>
          <table:table-cell office:value-type="date" office:date-value="2016-12-18T00:57:51" calcext:value-type="date">
            <text:p>18/12/16 00:57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61" calcext:value-type="float">
            <text:p>10361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6676" calcext:value-type="float">
            <text:p>0.36676</text:p>
          </table:table-cell>
          <table:table-cell office:value-type="float" office:value="0.13451" calcext:value-type="float">
            <text:p>0.13451</text:p>
          </table:table-cell>
          <table:table-cell office:value-type="float" office:value="0.36676" calcext:value-type="float">
            <text:p>0.36676</text:p>
          </table:table-cell>
          <table:table-cell office:value-type="float" office:value="0.13451" calcext:value-type="float">
            <text:p>0.13451</text:p>
          </table:table-cell>
          <table:table-cell office:value-type="float" office:value="0.36676" calcext:value-type="float">
            <text:p>0.36676</text:p>
          </table:table-cell>
          <table:table-cell office:value-type="float" office:value="0.13451" calcext:value-type="float">
            <text:p>0.134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96516" calcext:value-type="float">
            <text:p>0.96516</text:p>
          </table:table-cell>
          <table:table-cell table:number-columns-repeated="2" office:value-type="float" office:value="0.00581" calcext:value-type="float">
            <text:p>0.00581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96586" calcext:value-type="float">
            <text:p>0.96586</text:p>
          </table:table-cell>
          <table:table-cell table:number-columns-repeated="2" office:value-type="float" office:value="0.00575" calcext:value-type="float">
            <text:p>0.00575</text:p>
          </table:table-cell>
          <table:table-cell office:value-type="float" office:value="14" calcext:value-type="float">
            <text:p>14</text:p>
          </table:table-cell>
          <table:table-cell office:value-type="float" office:value="1581" calcext:value-type="float">
            <text:p>1581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2324" calcext:value-type="float">
            <text:p>2324</text:p>
          </table:table-cell>
          <table:table-cell office:value-type="float" office:value="353017" calcext:value-type="float">
            <text:p>353017</text:p>
          </table:table-cell>
          <table:table-cell office:value-type="float" office:value="25758" calcext:value-type="float">
            <text:p>25758</text:p>
          </table:table-cell>
          <table:table-cell office:value-type="float" office:value="29571" calcext:value-type="float">
            <text:p>29571</text:p>
          </table:table-cell>
          <table:table-cell office:value-type="float" office:value="193" calcext:value-type="float">
            <text:p>193</text:p>
          </table:table-cell>
          <table:table-cell office:value-type="float" office:value="100825" calcext:value-type="float">
            <text:p>100825</text:p>
          </table:table-cell>
          <table:table-cell office:value-type="float" office:value="1510" calcext:value-type="float">
            <text:p>1510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float" office:value="124174" calcext:value-type="float">
            <text:p>124174</text:p>
          </table:table-cell>
          <table:table-cell office:value-type="float" office:value="8824" calcext:value-type="float">
            <text:p>8824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41012" calcext:value-type="float">
            <text:p>41012</text:p>
          </table:table-cell>
          <table:table-cell office:value-type="float" office:value="1353" calcext:value-type="float">
            <text:p>1353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55923" calcext:value-type="float">
            <text:p>55923</text:p>
          </table:table-cell>
          <table:table-cell office:value-type="float" office:value="1075" calcext:value-type="float">
            <text:p>10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7:51" calcext:value-type="date">
            <text:p>18/12/16 00:57</text:p>
          </table:table-cell>
          <table:table-cell office:value-type="date" office:date-value="2016-12-18T00:58:19" calcext:value-type="date">
            <text:p>18/12/16 00:5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24" calcext:value-type="float">
            <text:p>10324</text:p>
          </table:table-cell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12159" calcext:value-type="float">
            <text:p>0.12159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12159" calcext:value-type="float">
            <text:p>0.12159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12159" calcext:value-type="float">
            <text:p>0.121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.96862" calcext:value-type="float">
            <text:p>0.96862</text:p>
          </table:table-cell>
          <table:table-cell table:number-columns-repeated="2" office:value-type="float" office:value="0.00552" calcext:value-type="float">
            <text:p>0.00552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96787" calcext:value-type="float">
            <text:p>0.96787</text:p>
          </table:table-cell>
          <table:table-cell table:number-columns-repeated="2" office:value-type="float" office:value="0.00559" calcext:value-type="float">
            <text:p>0.00559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1361" calcext:value-type="float">
            <text:p>1361</text:p>
          </table:table-cell>
          <table:table-cell office:value-type="float" office:value="491720" calcext:value-type="float">
            <text:p>491720</text:p>
          </table:table-cell>
          <table:table-cell office:value-type="float" office:value="23784" calcext:value-type="float">
            <text:p>23784</text:p>
          </table:table-cell>
          <table:table-cell office:value-type="float" office:value="28496" calcext:value-type="float">
            <text:p>28496</text:p>
          </table:table-cell>
          <table:table-cell office:value-type="float" office:value="95" calcext:value-type="float">
            <text:p>95</text:p>
          </table:table-cell>
          <table:table-cell office:value-type="float" office:value="33315" calcext:value-type="float">
            <text:p>33315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140867" calcext:value-type="float">
            <text:p>140867</text:p>
          </table:table-cell>
          <table:table-cell office:value-type="float" office:value="8309" calcext:value-type="float">
            <text:p>8309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71991" calcext:value-type="float">
            <text:p>71991</text:p>
          </table:table-cell>
          <table:table-cell office:value-type="float" office:value="1295" calcext:value-type="float">
            <text:p>129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31512" calcext:value-type="float">
            <text:p>31512</text:p>
          </table:table-cell>
          <table:table-cell office:value-type="float" office:value="990" calcext:value-type="float">
            <text:p>9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8:19" calcext:value-type="date">
            <text:p>18/12/16 00:58</text:p>
          </table:table-cell>
          <table:table-cell office:value-type="date" office:date-value="2016-12-18T00:58:43" calcext:value-type="date">
            <text:p>18/12/16 00:58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89" calcext:value-type="float">
            <text:p>10289</text:p>
          </table:table-cell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0.1092" calcext:value-type="float">
            <text:p>0.10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97191" calcext:value-type="float">
            <text:p>0.97191</text:p>
          </table:table-cell>
          <table:table-cell table:number-columns-repeated="2" office:value-type="float" office:value="0.00522" calcext:value-type="float">
            <text:p>0.005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.00432" calcext:value-type="float">
            <text:p>0.00432</text:p>
          </table:table-cell>
          <table:table-cell office:value-type="float" office:value="25" calcext:value-type="float">
            <text:p>25</text:p>
          </table:table-cell>
          <table:table-cell office:value-type="float" office:value="679" calcext:value-type="float">
            <text:p>679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3695" calcext:value-type="float">
            <text:p>3695</text:p>
          </table:table-cell>
          <table:table-cell office:value-type="float" office:value="287390" calcext:value-type="float">
            <text:p>287390</text:p>
          </table:table-cell>
          <table:table-cell office:value-type="float" office:value="23628" calcext:value-type="float">
            <text:p>23628</text:p>
          </table:table-cell>
          <table:table-cell office:value-type="float" office:value="23654" calcext:value-type="float">
            <text:p>23654</text:p>
          </table:table-cell>
          <table:table-cell office:value-type="float" office:value="202" calcext:value-type="float">
            <text:p>202</text:p>
          </table:table-cell>
          <table:table-cell office:value-type="float" office:value="40048" calcext:value-type="float">
            <text:p>40048</text:p>
          </table:table-cell>
          <table:table-cell office:value-type="float" office:value="1147" calcext:value-type="float">
            <text:p>1147</text:p>
          </table:table-cell>
          <table:table-cell office:value-type="float" office:value="44" calcext:value-type="float">
            <text:p>44</text:p>
          </table:table-cell>
          <table:table-cell office:value-type="float" office:value="491" calcext:value-type="float">
            <text:p>491</text:p>
          </table:table-cell>
          <table:table-cell office:value-type="float" office:value="97747" calcext:value-type="float">
            <text:p>97747</text:p>
          </table:table-cell>
          <table:table-cell office:value-type="float" office:value="8377" calcext:value-type="float">
            <text:p>8377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54040" calcext:value-type="float">
            <text:p>54040</text:p>
          </table:table-cell>
          <table:table-cell office:value-type="float" office:value="1219" calcext:value-type="float">
            <text:p>1219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68465" calcext:value-type="float">
            <text:p>68465</text:p>
          </table:table-cell>
          <table:table-cell office:value-type="float" office:value="967" calcext:value-type="float">
            <text:p>9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8:43" calcext:value-type="date">
            <text:p>18/12/16 00:58</text:p>
          </table:table-cell>
          <table:table-cell office:value-type="date" office:date-value="2016-12-18T00:59:07" calcext:value-type="date">
            <text:p>18/12/16 00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97504" calcext:value-type="float">
            <text:p>0.97504</text:p>
          </table:table-cell>
          <table:table-cell table:number-columns-repeated="2" office:value-type="float" office:value="0.00493" calcext:value-type="float">
            <text:p>0.00493</text:p>
          </table:table-cell>
          <table:table-cell office:value-type="float" office:value="0.017" calcext:value-type="float">
            <text:p>0.017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.00409" calcext:value-type="float">
            <text:p>0.00409</text:p>
          </table:table-cell>
          <table:table-cell office:value-type="float" office:value="25" calcext:value-type="float">
            <text:p>25</text:p>
          </table:table-cell>
          <table:table-cell office:value-type="float" office:value="1260" calcext:value-type="float">
            <text:p>1260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2172" calcext:value-type="float">
            <text:p>2172</text:p>
          </table:table-cell>
          <table:table-cell office:value-type="float" office:value="388074" calcext:value-type="float">
            <text:p>388074</text:p>
          </table:table-cell>
          <table:table-cell office:value-type="float" office:value="22520" calcext:value-type="float">
            <text:p>22520</text:p>
          </table:table-cell>
          <table:table-cell office:value-type="float" office:value="24569" calcext:value-type="float">
            <text:p>24569</text:p>
          </table:table-cell>
          <table:table-cell office:value-type="float" office:value="51" calcext:value-type="float">
            <text:p>51</text:p>
          </table:table-cell>
          <table:table-cell office:value-type="float" office:value="29966" calcext:value-type="float">
            <text:p>29966</text:p>
          </table:table-cell>
          <table:table-cell office:value-type="float" office:value="1070" calcext:value-type="float">
            <text:p>1070</text:p>
          </table:table-cell>
          <table:table-cell office:value-type="float" office:value="41" calcext:value-type="float">
            <text:p>41</text:p>
          </table:table-cell>
          <table:table-cell office:value-type="float" office:value="317" calcext:value-type="float">
            <text:p>317</text:p>
          </table:table-cell>
          <table:table-cell office:value-type="float" office:value="126492" calcext:value-type="float">
            <text:p>126492</text:p>
          </table:table-cell>
          <table:table-cell office:value-type="float" office:value="8075" calcext:value-type="float">
            <text:p>8075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72403" calcext:value-type="float">
            <text:p>72403</text:p>
          </table:table-cell>
          <table:table-cell office:value-type="float" office:value="1141" calcext:value-type="float">
            <text:p>1141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9192" calcext:value-type="float">
            <text:p>19192</text:p>
          </table:table-cell>
          <table:table-cell office:value-type="float" office:value="872" calcext:value-type="float">
            <text:p>8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8:49" calcext:value-type="date">
            <text:p>18/12/16 00:58</text:p>
          </table:table-cell>
          <table:table-cell office:value-type="date" office:date-value="2016-12-18T01:01:24" calcext:value-type="date">
            <text:p>18/12/16 01:0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25" calcext:value-type="float">
            <text:p>10225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8608" calcext:value-type="float">
            <text:p>0.0860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8608" calcext:value-type="float">
            <text:p>0.0860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8608" calcext:value-type="float">
            <text:p>0.086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table:number-columns-repeated="2" office:value-type="float" office:value="0.00464" calcext:value-type="float">
            <text:p>0.00464</text:p>
          </table:table-cell>
          <table:table-cell office:value-type="float" office:value="0.028" calcext:value-type="float">
            <text:p>0.028</text:p>
          </table:table-cell>
          <table:table-cell office:value-type="float" office:value="0.972" calcext:value-type="float">
            <text:p>0.972</text:p>
          </table:table-cell>
          <table:table-cell table:number-columns-repeated="2" office:value-type="float" office:value="0.00522" calcext:value-type="float">
            <text:p>0.00522</text:p>
          </table:table-cell>
          <table:table-cell office:value-type="float" office:value="36" calcext:value-type="float">
            <text:p>36</text:p>
          </table:table-cell>
          <table:table-cell office:value-type="float" office:value="1080" calcext:value-type="float">
            <text:p>1080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2715" calcext:value-type="float">
            <text:p>2715</text:p>
          </table:table-cell>
          <table:table-cell office:value-type="float" office:value="340061" calcext:value-type="float">
            <text:p>340061</text:p>
          </table:table-cell>
          <table:table-cell office:value-type="float" office:value="23636" calcext:value-type="float">
            <text:p>23636</text:p>
          </table:table-cell>
          <table:table-cell office:value-type="float" office:value="24400" calcext:value-type="float">
            <text:p>24400</text:p>
          </table:table-cell>
          <table:table-cell office:value-type="float" office:value="109" calcext:value-type="float">
            <text:p>109</text:p>
          </table:table-cell>
          <table:table-cell office:value-type="float" office:value="33341" calcext:value-type="float">
            <text:p>33341</text:p>
          </table:table-cell>
          <table:table-cell office:value-type="float" office:value="1112" calcext:value-type="float">
            <text:p>1112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27920" calcext:value-type="float">
            <text:p>127920</text:p>
          </table:table-cell>
          <table:table-cell office:value-type="float" office:value="8542" calcext:value-type="float">
            <text:p>854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40224" calcext:value-type="float">
            <text:p>40224</text:p>
          </table:table-cell>
          <table:table-cell office:value-type="float" office:value="1114" calcext:value-type="float">
            <text:p>1114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42639" calcext:value-type="float">
            <text:p>42639</text:p>
          </table:table-cell>
          <table:table-cell office:value-type="float" office:value="949" calcext:value-type="float">
            <text:p>9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0:59:07" calcext:value-type="date">
            <text:p>18/12/16 00:59</text:p>
          </table:table-cell>
          <table:table-cell office:value-type="date" office:date-value="2016-12-18T00:59:30" calcext:value-type="date">
            <text:p>18/12/16 00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96" calcext:value-type="float">
            <text:p>10196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7462" calcext:value-type="float">
            <text:p>0.2746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.27462" calcext:value-type="float">
            <text:p>0.2746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.27462" calcext:value-type="float">
            <text:p>0.2746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0.98078" calcext:value-type="float">
            <text:p>0.98078</text:p>
          </table:table-cell>
          <table:table-cell table:number-columns-repeated="2" office:value-type="float" office:value="0.00434" calcext:value-type="float">
            <text:p>0.00434</text:p>
          </table:table-cell>
          <table:table-cell office:value-type="float" office:value="0.02302" calcext:value-type="float">
            <text:p>0.02302</text:p>
          </table:table-cell>
          <table:table-cell office:value-type="float" office:value="0.97698" calcext:value-type="float">
            <text:p>0.97698</text:p>
          </table:table-cell>
          <table:table-cell table:number-columns-repeated="2" office:value-type="float" office:value="0.00475" calcext:value-type="float">
            <text:p>0.00475</text:p>
          </table:table-cell>
          <table:table-cell office:value-type="float" office:value="23" calcext:value-type="float">
            <text:p>23</text:p>
          </table:table-cell>
          <table:table-cell office:value-type="float" office:value="1738" calcext:value-type="float">
            <text:p>1738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2408" calcext:value-type="float">
            <text:p>2408</text:p>
          </table:table-cell>
          <table:table-cell office:value-type="float" office:value="348373" calcext:value-type="float">
            <text:p>348373</text:p>
          </table:table-cell>
          <table:table-cell office:value-type="float" office:value="22351" calcext:value-type="float">
            <text:p>22351</text:p>
          </table:table-cell>
          <table:table-cell office:value-type="float" office:value="23296" calcext:value-type="float">
            <text:p>23296</text:p>
          </table:table-cell>
          <table:table-cell office:value-type="float" office:value="220" calcext:value-type="float">
            <text:p>220</text:p>
          </table:table-cell>
          <table:table-cell office:value-type="float" office:value="34888" calcext:value-type="float">
            <text:p>34888</text:p>
          </table:table-cell>
          <table:table-cell office:value-type="float" office:value="1025" calcext:value-type="float">
            <text:p>1025</text:p>
          </table:table-cell>
          <table:table-cell office:value-type="float" office:value="41" calcext:value-type="float">
            <text:p>41</text:p>
          </table:table-cell>
          <table:table-cell office:value-type="float" office:value="390" calcext:value-type="float">
            <text:p>390</text:p>
          </table:table-cell>
          <table:table-cell office:value-type="float" office:value="141728" calcext:value-type="float">
            <text:p>141728</text:p>
          </table:table-cell>
          <table:table-cell office:value-type="float" office:value="8229" calcext:value-type="float">
            <text:p>8229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0312" calcext:value-type="float">
            <text:p>20312</text:p>
          </table:table-cell>
          <table:table-cell office:value-type="float" office:value="963" calcext:value-type="float">
            <text:p>963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48408" calcext:value-type="float">
            <text:p>48408</text:p>
          </table:table-cell>
          <table:table-cell office:value-type="float" office:value="858" calcext:value-type="float">
            <text:p>8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9:30" calcext:value-type="date">
            <text:p>18/12/16 00:59</text:p>
          </table:table-cell>
          <table:table-cell office:value-type="date" office:date-value="2016-12-18T00:59:53" calcext:value-type="date">
            <text:p>18/12/16 00:59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98338" calcext:value-type="float">
            <text:p>0.98338</text:p>
          </table:table-cell>
          <table:table-cell table:number-columns-repeated="2" office:value-type="float" office:value="0.00404" calcext:value-type="float">
            <text:p>0.00404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98599" calcext:value-type="float">
            <text:p>0.98599</text:p>
          </table:table-cell>
          <table:table-cell table:number-columns-repeated="2" office:value-type="float" office:value="0.00372" calcext:value-type="float">
            <text:p>0.00372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2447" calcext:value-type="float">
            <text:p>2447</text:p>
          </table:table-cell>
          <table:table-cell office:value-type="float" office:value="313203" calcext:value-type="float">
            <text:p>313203</text:p>
          </table:table-cell>
          <table:table-cell office:value-type="float" office:value="21965" calcext:value-type="float">
            <text:p>21965</text:p>
          </table:table-cell>
          <table:table-cell office:value-type="float" office:value="22418" calcext:value-type="float">
            <text:p>22418</text:p>
          </table:table-cell>
          <table:table-cell office:value-type="float" office:value="166" calcext:value-type="float">
            <text:p>166</text:p>
          </table:table-cell>
          <table:table-cell office:value-type="float" office:value="97294" calcext:value-type="float">
            <text:p>97294</text:p>
          </table:table-cell>
          <table:table-cell office:value-type="float" office:value="1127" calcext:value-type="float">
            <text:p>1127</text:p>
          </table:table-cell>
          <table:table-cell office:value-type="float" office:value="62" calcext:value-type="float">
            <text:p>62</text:p>
          </table:table-cell>
          <table:table-cell office:value-type="float" office:value="459" calcext:value-type="float">
            <text:p>459</text:p>
          </table:table-cell>
          <table:table-cell office:value-type="float" office:value="107639" calcext:value-type="float">
            <text:p>107639</text:p>
          </table:table-cell>
          <table:table-cell office:value-type="float" office:value="8022" calcext:value-type="float">
            <text:p>8022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9736" calcext:value-type="float">
            <text:p>19736</text:p>
          </table:table-cell>
          <table:table-cell office:value-type="float" office:value="945" calcext:value-type="float">
            <text:p>945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18934" calcext:value-type="float">
            <text:p>18934</text:p>
          </table:table-cell>
          <table:table-cell office:value-type="float" office:value="792" calcext:value-type="float">
            <text:p>7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0:59:53" calcext:value-type="date">
            <text:p>18/12/16 00:59</text:p>
          </table:table-cell>
          <table:table-cell office:value-type="date" office:date-value="2016-12-18T01:00:17" calcext:value-type="date">
            <text:p>18/12/16 01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5598" calcext:value-type="float">
            <text:p>0.055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9858" calcext:value-type="float">
            <text:p>0.9858</text:p>
          </table:table-cell>
          <table:table-cell table:number-columns-repeated="2" office:value-type="float" office:value="0.00374" calcext:value-type="float">
            <text:p>0.00374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97996" calcext:value-type="float">
            <text:p>0.97996</text:p>
          </table:table-cell>
          <table:table-cell table:number-columns-repeated="2" office:value-type="float" office:value="0.00444" calcext:value-type="float">
            <text:p>0.00444</text:p>
          </table:table-cell>
          <table:table-cell office:value-type="float" office:value="24" calcext:value-type="float">
            <text:p>24</text:p>
          </table:table-cell>
          <table:table-cell office:value-type="float" office:value="1136" calcext:value-type="float">
            <text:p>1136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3653" calcext:value-type="float">
            <text:p>3653</text:p>
          </table:table-cell>
          <table:table-cell office:value-type="float" office:value="269999" calcext:value-type="float">
            <text:p>269999</text:p>
          </table:table-cell>
          <table:table-cell office:value-type="float" office:value="22005" calcext:value-type="float">
            <text:p>22005</text:p>
          </table:table-cell>
          <table:table-cell office:value-type="float" office:value="18823" calcext:value-type="float">
            <text:p>18823</text:p>
          </table:table-cell>
          <table:table-cell office:value-type="float" office:value="183" calcext:value-type="float">
            <text:p>183</text:p>
          </table:table-cell>
          <table:table-cell office:value-type="float" office:value="52294" calcext:value-type="float">
            <text:p>52294</text:p>
          </table:table-cell>
          <table:table-cell office:value-type="float" office:value="958" calcext:value-type="float">
            <text:p>958</text:p>
          </table:table-cell>
          <table:table-cell office:value-type="float" office:value="45" calcext:value-type="float">
            <text:p>45</text:p>
          </table:table-cell>
          <table:table-cell office:value-type="float" office:value="453" calcext:value-type="float">
            <text:p>453</text:p>
          </table:table-cell>
          <table:table-cell office:value-type="float" office:value="70319" calcext:value-type="float">
            <text:p>70319</text:p>
          </table:table-cell>
          <table:table-cell office:value-type="float" office:value="8221" calcext:value-type="float">
            <text:p>8221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30888" calcext:value-type="float">
            <text:p>30888</text:p>
          </table:table-cell>
          <table:table-cell office:value-type="float" office:value="911" calcext:value-type="float">
            <text:p>911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53577" calcext:value-type="float">
            <text:p>53577</text:p>
          </table:table-cell>
          <table:table-cell office:value-type="float" office:value="817" calcext:value-type="float">
            <text:p>8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1:00:17" calcext:value-type="date">
            <text:p>18/12/16 01:00</text:p>
          </table:table-cell>
          <table:table-cell office:value-type="date" office:date-value="2016-12-18T01:00:40" calcext:value-type="date">
            <text:p>18/12/16 01:00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21" calcext:value-type="float">
            <text:p>10121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1737" calcext:value-type="float">
            <text:p>0.21737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21737" calcext:value-type="float">
            <text:p>0.21737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21737" calcext:value-type="float">
            <text:p>0.21737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98804" calcext:value-type="float">
            <text:p>0.98804</text:p>
          </table:table-cell>
          <table:table-cell table:number-columns-repeated="2" office:value-type="float" office:value="0.00344" calcext:value-type="float">
            <text:p>0.00344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98298" calcext:value-type="float">
            <text:p>0.98298</text:p>
          </table:table-cell>
          <table:table-cell table:number-columns-repeated="2" office:value-type="float" office:value="0.00409" calcext:value-type="float">
            <text:p>0.00409</text:p>
          </table:table-cell>
          <table:table-cell office:value-type="float" office:value="16" calcext:value-type="float">
            <text:p>16</text:p>
          </table:table-cell>
          <table:table-cell office:value-type="float" office:value="1425" calcext:value-type="float">
            <text:p>1425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136" calcext:value-type="float">
            <text:p>1136</text:p>
          </table:table-cell>
          <table:table-cell office:value-type="float" office:value="435850" calcext:value-type="float">
            <text:p>435850</text:p>
          </table:table-cell>
          <table:table-cell office:value-type="float" office:value="21979" calcext:value-type="float">
            <text:p>21979</text:p>
          </table:table-cell>
          <table:table-cell office:value-type="float" office:value="24252" calcext:value-type="float">
            <text:p>24252</text:p>
          </table:table-cell>
          <table:table-cell office:value-type="float" office:value="98" calcext:value-type="float">
            <text:p>98</text:p>
          </table:table-cell>
          <table:table-cell office:value-type="float" office:value="152121" calcext:value-type="float">
            <text:p>152121</text:p>
          </table:table-cell>
          <table:table-cell office:value-type="float" office:value="1157" calcext:value-type="float">
            <text:p>1157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79527" calcext:value-type="float">
            <text:p>79527</text:p>
          </table:table-cell>
          <table:table-cell office:value-type="float" office:value="7910" calcext:value-type="float">
            <text:p>7910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64540" calcext:value-type="float">
            <text:p>64540</text:p>
          </table:table-cell>
          <table:table-cell office:value-type="float" office:value="963" calcext:value-type="float">
            <text:p>963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76573" calcext:value-type="float">
            <text:p>76573</text:p>
          </table:table-cell>
          <table:table-cell office:value-type="float" office:value="867" calcext:value-type="float">
            <text:p>8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1:00:40" calcext:value-type="date">
            <text:p>18/12/16 01:00</text:p>
          </table:table-cell>
          <table:table-cell office:value-type="date" office:date-value="2016-12-18T01:01:02" calcext:value-type="date">
            <text:p>18/12/16 01:0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.19802" calcext:value-type="float">
            <text:p>0.19802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9901" calcext:value-type="float">
            <text:p>0.9901</text:p>
          </table:table-cell>
          <table:table-cell table:number-columns-repeated="2" office:value-type="float" office:value="0.00313" calcext:value-type="float">
            <text:p>0.00313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98498" calcext:value-type="float">
            <text:p>0.98498</text:p>
          </table:table-cell>
          <table:table-cell table:number-columns-repeated="2" office:value-type="float" office:value="0.00385" calcext:value-type="float">
            <text:p>0.00385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2647" calcext:value-type="float">
            <text:p>2647</text:p>
          </table:table-cell>
          <table:table-cell office:value-type="float" office:value="287462" calcext:value-type="float">
            <text:p>287462</text:p>
          </table:table-cell>
          <table:table-cell office:value-type="float" office:value="21827" calcext:value-type="float">
            <text:p>21827</text:p>
          </table:table-cell>
          <table:table-cell office:value-type="float" office:value="20090" calcext:value-type="float">
            <text:p>20090</text:p>
          </table:table-cell>
          <table:table-cell office:value-type="float" office:value="95" calcext:value-type="float">
            <text:p>95</text:p>
          </table:table-cell>
          <table:table-cell office:value-type="float" office:value="71327" calcext:value-type="float">
            <text:p>71327</text:p>
          </table:table-cell>
          <table:table-cell office:value-type="float" office:value="866" calcext:value-type="float">
            <text:p>866</text:p>
          </table:table-cell>
          <table:table-cell office:value-type="float" office:value="50" calcext:value-type="float">
            <text:p>50</text:p>
          </table:table-cell>
          <table:table-cell office:value-type="float" office:value="385" calcext:value-type="float">
            <text:p>385</text:p>
          </table:table-cell>
          <table:table-cell office:value-type="float" office:value="116731" calcext:value-type="float">
            <text:p>116731</text:p>
          </table:table-cell>
          <table:table-cell office:value-type="float" office:value="8411" calcext:value-type="float">
            <text:p>8411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28238" calcext:value-type="float">
            <text:p>28238</text:p>
          </table:table-cell>
          <table:table-cell office:value-type="float" office:value="833" calcext:value-type="float">
            <text:p>833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36710" calcext:value-type="float">
            <text:p>36710</text:p>
          </table:table-cell>
          <table:table-cell office:value-type="float" office:value="714" calcext:value-type="float">
            <text:p>7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1:01:02" calcext:value-type="date">
            <text:p>18/12/16 01:01</text:p>
          </table:table-cell>
          <table:table-cell office:value-type="date" office:date-value="2016-12-18T01:01:29" calcext:value-type="date">
            <text:p>18/12/16 01:0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81" calcext:value-type="float">
            <text:p>10081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99197" calcext:value-type="float">
            <text:p>0.99197</text:p>
          </table:table-cell>
          <table:table-cell table:number-columns-repeated="2" office:value-type="float" office:value="0.00282" calcext:value-type="float">
            <text:p>0.00282</text:p>
          </table:table-cell>
          <table:table-cell office:value-type="float" office:value="0.009" calcext:value-type="float">
            <text:p>0.009</text:p>
          </table:table-cell>
          <table:table-cell office:value-type="float" office:value="0.991" calcext:value-type="float">
            <text:p>0.991</text:p>
          </table:table-cell>
          <table:table-cell table:number-columns-repeated="2" office:value-type="float" office:value="0.00299" calcext:value-type="float">
            <text:p>0.00299</text:p>
          </table:table-cell>
          <table:table-cell office:value-type="float" office:value="19" calcext:value-type="float">
            <text:p>19</text:p>
          </table:table-cell>
          <table:table-cell office:value-type="float" office:value="770" calcext:value-type="float">
            <text:p>770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1642" calcext:value-type="float">
            <text:p>1642</text:p>
          </table:table-cell>
          <table:table-cell office:value-type="float" office:value="273188" calcext:value-type="float">
            <text:p>273188</text:p>
          </table:table-cell>
          <table:table-cell office:value-type="float" office:value="21876" calcext:value-type="float">
            <text:p>21876</text:p>
          </table:table-cell>
          <table:table-cell office:value-type="float" office:value="21209" calcext:value-type="float">
            <text:p>21209</text:p>
          </table:table-cell>
          <table:table-cell office:value-type="float" office:value="85" calcext:value-type="float">
            <text:p>85</text:p>
          </table:table-cell>
          <table:table-cell office:value-type="float" office:value="67069" calcext:value-type="float">
            <text:p>67069</text:p>
          </table:table-cell>
          <table:table-cell office:value-type="float" office:value="805" calcext:value-type="float">
            <text:p>805</text:p>
          </table:table-cell>
          <table:table-cell office:value-type="float" office:value="50" calcext:value-type="float">
            <text:p>50</text:p>
          </table:table-cell>
          <table:table-cell office:value-type="float" office:value="279" calcext:value-type="float">
            <text:p>279</text:p>
          </table:table-cell>
          <table:table-cell office:value-type="float" office:value="109779" calcext:value-type="float">
            <text:p>109779</text:p>
          </table:table-cell>
          <table:table-cell office:value-type="float" office:value="8674" calcext:value-type="float">
            <text:p>8674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28253" calcext:value-type="float">
            <text:p>28253</text:p>
          </table:table-cell>
          <table:table-cell office:value-type="float" office:value="782" calcext:value-type="float">
            <text:p>782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0047" calcext:value-type="float">
            <text:p>10047</text:p>
          </table:table-cell>
          <table:table-cell office:value-type="float" office:value="592" calcext:value-type="float">
            <text:p>5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1:01:24" calcext:value-type="date">
            <text:p>18/12/16 01:01</text:p>
          </table:table-cell>
          <table:table-cell office:value-type="date" office:date-value="2016-12-18T01:01:46" calcext:value-type="date">
            <text:p>18/12/16 01:01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64" calcext:value-type="float">
            <text:p>10064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99364" calcext:value-type="float">
            <text:p>0.99364</text:p>
          </table:table-cell>
          <table:table-cell table:number-columns-repeated="2" office:value-type="float" office:value="0.00251" calcext:value-type="float">
            <text:p>0.00251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99399" calcext:value-type="float">
            <text:p>0.99399</text:p>
          </table:table-cell>
          <table:table-cell table:number-columns-repeated="2" office:value-type="float" office:value="0.00244" calcext:value-type="float">
            <text:p>0.00244</text:p>
          </table:table-cell>
          <table:table-cell office:value-type="float" office:value="24" calcext:value-type="float">
            <text:p>24</text:p>
          </table:table-cell>
          <table:table-cell office:value-type="float" office:value="1174" calcext:value-type="float">
            <text:p>1174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4103" calcext:value-type="float">
            <text:p>4103</text:p>
          </table:table-cell>
          <table:table-cell office:value-type="float" office:value="191539" calcext:value-type="float">
            <text:p>191539</text:p>
          </table:table-cell>
          <table:table-cell office:value-type="float" office:value="20106" calcext:value-type="float">
            <text:p>20106</text:p>
          </table:table-cell>
          <table:table-cell office:value-type="float" office:value="15106" calcext:value-type="float">
            <text:p>15106</text:p>
          </table:table-cell>
          <table:table-cell office:value-type="float" office:value="148" calcext:value-type="float">
            <text:p>148</text:p>
          </table:table-cell>
          <table:table-cell office:value-type="float" office:value="23472" calcext:value-type="float">
            <text:p>23472</text:p>
          </table:table-cell>
          <table:table-cell office:value-type="float" office:value="660" calcext:value-type="float">
            <text:p>660</text:p>
          </table:table-cell>
          <table:table-cell office:value-type="float" office:value="31" calcext:value-type="float">
            <text:p>31</text:p>
          </table:table-cell>
          <table:table-cell office:value-type="float" office:value="1018" calcext:value-type="float">
            <text:p>1018</text:p>
          </table:table-cell>
          <table:table-cell office:value-type="float" office:value="70774" calcext:value-type="float">
            <text:p>70774</text:p>
          </table:table-cell>
          <table:table-cell office:value-type="float" office:value="8022" calcext:value-type="float">
            <text:p>8022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23285" calcext:value-type="float">
            <text:p>23285</text:p>
          </table:table-cell>
          <table:table-cell office:value-type="float" office:value="728" calcext:value-type="float">
            <text:p>728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6701" calcext:value-type="float">
            <text:p>16701</text:p>
          </table:table-cell>
          <table:table-cell office:value-type="float" office:value="562" calcext:value-type="float">
            <text:p>5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1:01:29" calcext:value-type="date">
            <text:p>18/12/16 01:01</text:p>
          </table:table-cell>
          <table:table-cell office:value-type="date" office:date-value="2016-12-18T01:02:28" calcext:value-type="date">
            <text:p>18/12/16 01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49" calcext:value-type="float">
            <text:p>10049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932" calcext:value-type="float">
            <text:p>0.13932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13932" calcext:value-type="float">
            <text:p>0.13932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13932" calcext:value-type="float">
            <text:p>0.13932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99512" calcext:value-type="float">
            <text:p>0.99512</text:p>
          </table:table-cell>
          <table:table-cell table:number-columns-repeated="2" office:value-type="float" office:value="0.0022" calcext:value-type="float">
            <text:p>0.0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00173" calcext:value-type="float">
            <text:p>0.00173</text:p>
          </table:table-cell>
          <table:table-cell office:value-type="float" office:value="42" calcext:value-type="float">
            <text:p>42</text:p>
          </table:table-cell>
          <table:table-cell office:value-type="float" office:value="638" calcext:value-type="float">
            <text:p>638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4122" calcext:value-type="float">
            <text:p>4122</text:p>
          </table:table-cell>
          <table:table-cell office:value-type="float" office:value="182478" calcext:value-type="float">
            <text:p>182478</text:p>
          </table:table-cell>
          <table:table-cell office:value-type="float" office:value="20194" calcext:value-type="float">
            <text:p>20194</text:p>
          </table:table-cell>
          <table:table-cell office:value-type="float" office:value="14799" calcext:value-type="float">
            <text:p>14799</text:p>
          </table:table-cell>
          <table:table-cell office:value-type="float" office:value="98" calcext:value-type="float">
            <text:p>98</text:p>
          </table:table-cell>
          <table:table-cell office:value-type="float" office:value="8577" calcext:value-type="float">
            <text:p>8577</text:p>
          </table:table-cell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office:value-type="float" office:value="1144" calcext:value-type="float">
            <text:p>1144</text:p>
          </table:table-cell>
          <table:table-cell office:value-type="float" office:value="54235" calcext:value-type="float">
            <text:p>54235</text:p>
          </table:table-cell>
          <table:table-cell office:value-type="float" office:value="8224" calcext:value-type="float">
            <text:p>8224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41864" calcext:value-type="float">
            <text:p>41864</text:p>
          </table:table-cell>
          <table:table-cell office:value-type="float" office:value="684" calcext:value-type="float">
            <text:p>684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float" office:value="7038" calcext:value-type="float">
            <text:p>7038</text:p>
          </table:table-cell>
          <table:table-cell office:value-type="float" office:value="521" calcext:value-type="float">
            <text:p>5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1:01:46" calcext:value-type="date">
            <text:p>18/12/16 01:01</text:p>
          </table:table-cell>
          <table:table-cell office:value-type="date" office:date-value="2016-12-18T01:02:11" calcext:value-type="date">
            <text:p>18/12/16 01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36" calcext:value-type="float">
            <text:p>10036</text:p>
          </table:table-cell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957" calcext:value-type="float">
            <text:p>0.1195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99641" calcext:value-type="float">
            <text:p>0.99641</text:p>
          </table:table-cell>
          <table:table-cell table:number-columns-repeated="2" office:value-type="float" office:value="0.00189" calcext:value-type="float">
            <text:p>0.001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00141" calcext:value-type="float">
            <text:p>0.00141</text:p>
          </table:table-cell>
          <table:table-cell office:value-type="float" office:value="30" calcext:value-type="float">
            <text:p>30</text:p>
          </table:table-cell>
          <table:table-cell office:value-type="float" office:value="807" calcext:value-type="float">
            <text:p>807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724" calcext:value-type="float">
            <text:p>1724</text:p>
          </table:table-cell>
          <table:table-cell office:value-type="float" office:value="120523" calcext:value-type="float">
            <text:p>120523</text:p>
          </table:table-cell>
          <table:table-cell office:value-type="float" office:value="20093" calcext:value-type="float">
            <text:p>20093</text:p>
          </table:table-cell>
          <table:table-cell office:value-type="float" office:value="12772" calcext:value-type="float">
            <text:p>12772</text:p>
          </table:table-cell>
          <table:table-cell office:value-type="float" office:value="101" calcext:value-type="float">
            <text:p>101</text:p>
          </table:table-cell>
          <table:table-cell office:value-type="float" office:value="6592" calcext:value-type="float">
            <text:p>6592</text:p>
          </table:table-cell>
          <table:table-cell office:value-type="float" office:value="509" calcext:value-type="float">
            <text:p>509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46341" calcext:value-type="float">
            <text:p>46341</text:p>
          </table:table-cell>
          <table:table-cell office:value-type="float" office:value="8430" calcext:value-type="float">
            <text:p>8430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31677" calcext:value-type="float">
            <text:p>31677</text:p>
          </table:table-cell>
          <table:table-cell office:value-type="float" office:value="578" calcext:value-type="float">
            <text:p>578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6070" calcext:value-type="float">
            <text:p>6070</text:p>
          </table:table-cell>
          <table:table-cell office:value-type="float" office:value="455" calcext:value-type="float">
            <text:p>4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1:02:11" calcext:value-type="date">
            <text:p>18/12/16 01:02</text:p>
          </table:table-cell>
          <table:table-cell office:value-type="date" office:date-value="2016-12-18T01:02:33.999999" calcext:value-type="date">
            <text:p>18/12/16 01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25" calcext:value-type="float">
            <text:p>10025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99751" calcext:value-type="float">
            <text:p>0.99751</text:p>
          </table:table-cell>
          <table:table-cell table:number-columns-repeated="2" office:value-type="float" office:value="0.00158" calcext:value-type="float">
            <text:p>0.001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00141" calcext:value-type="float">
            <text:p>0.00141</text:p>
          </table:table-cell>
          <table:table-cell office:value-type="float" office:value="26" calcext:value-type="float">
            <text:p>26</text:p>
          </table:table-cell>
          <table:table-cell office:value-type="float" office:value="538" calcext:value-type="float">
            <text:p>538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2796" calcext:value-type="float">
            <text:p>2796</text:p>
          </table:table-cell>
          <table:table-cell office:value-type="float" office:value="144485" calcext:value-type="float">
            <text:p>144485</text:p>
          </table:table-cell>
          <table:table-cell office:value-type="float" office:value="19857" calcext:value-type="float">
            <text:p>19857</text:p>
          </table:table-cell>
          <table:table-cell office:value-type="float" office:value="13491" calcext:value-type="float">
            <text:p>13491</text:p>
          </table:table-cell>
          <table:table-cell office:value-type="float" office:value="64" calcext:value-type="float">
            <text:p>64</text:p>
          </table:table-cell>
          <table:table-cell office:value-type="float" office:value="11847" calcext:value-type="float">
            <text:p>11847</text:p>
          </table:table-cell>
          <table:table-cell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office:value-type="float" office:value="1049" calcext:value-type="float">
            <text:p>1049</text:p>
          </table:table-cell>
          <table:table-cell office:value-type="float" office:value="60053" calcext:value-type="float">
            <text:p>60053</text:p>
          </table:table-cell>
          <table:table-cell office:value-type="float" office:value="8411" calcext:value-type="float">
            <text:p>841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8993" calcext:value-type="float">
            <text:p>18993</text:p>
          </table:table-cell>
          <table:table-cell office:value-type="float" office:value="533" calcext:value-type="float">
            <text:p>533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float" office:value="14843" calcext:value-type="float">
            <text:p>14843</text:p>
          </table:table-cell>
          <table:table-cell office:value-type="float" office:value="436" calcext:value-type="float">
            <text:p>4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1:02:28" calcext:value-type="date">
            <text:p>18/12/16 01:02</text:p>
          </table:table-cell>
          <table:table-cell office:value-type="date" office:date-value="2016-12-18T01:03:46" calcext:value-type="date">
            <text:p>18/12/16 01:0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16" calcext:value-type="float">
            <text:p>10016</text:p>
          </table:table-cell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84" calcext:value-type="float">
            <text:p>0.9984</text:p>
          </table:table-cell>
          <table:table-cell table:number-columns-repeated="2" office:value-type="float" office:value="0.00126" calcext:value-type="float">
            <text:p>0.001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29" calcext:value-type="float">
            <text:p>29</text:p>
          </table:table-cell>
          <table:table-cell office:value-type="float" office:value="1029" calcext:value-type="float">
            <text:p>1029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3608" calcext:value-type="float">
            <text:p>3608</text:p>
          </table:table-cell>
          <table:table-cell office:value-type="float" office:value="308722" calcext:value-type="float">
            <text:p>308722</text:p>
          </table:table-cell>
          <table:table-cell office:value-type="float" office:value="20576" calcext:value-type="float">
            <text:p>20576</text:p>
          </table:table-cell>
          <table:table-cell office:value-type="float" office:value="18321" calcext:value-type="float">
            <text:p>18321</text:p>
          </table:table-cell>
          <table:table-cell office:value-type="float" office:value="75" calcext:value-type="float">
            <text:p>75</text:p>
          </table:table-cell>
          <table:table-cell office:value-type="float" office:value="25369" calcext:value-type="float">
            <text:p>25369</text:p>
          </table:table-cell>
          <table:table-cell office:value-type="float" office:value="436" calcext:value-type="float">
            <text:p>436</text:p>
          </table:table-cell>
          <table:table-cell office:value-type="float" office:value="29" calcext:value-type="float">
            <text:p>29</text:p>
          </table:table-cell>
          <table:table-cell office:value-type="float" office:value="1441" calcext:value-type="float">
            <text:p>1441</text:p>
          </table:table-cell>
          <table:table-cell office:value-type="float" office:value="140000" calcext:value-type="float">
            <text:p>140000</text:p>
          </table:table-cell>
          <table:table-cell office:value-type="float" office:value="8871" calcext:value-type="float">
            <text:p>887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63801" calcext:value-type="float">
            <text:p>63801</text:p>
          </table:table-cell>
          <table:table-cell office:value-type="float" office:value="509" calcext:value-type="float">
            <text:p>50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0259" calcext:value-type="float">
            <text:p>30259</text:p>
          </table:table-cell>
          <table:table-cell office:value-type="float" office:value="402" calcext:value-type="float">
            <text:p>4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D0526E3</text:p>
          </table:table-cell>
        </table:table-row>
        <table:table-row table:style-name="ro1">
          <table:table-cell/>
          <table:table-cell office:value-type="date" office:date-value="2016-12-18T01:02:33.999999" calcext:value-type="date">
            <text:p>18/12/16 01:02</text:p>
          </table:table-cell>
          <table:table-cell office:value-type="date" office:date-value="2016-12-18T01:02:55.999999" calcext:value-type="date">
            <text:p>18/12/16 01:02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9" calcext:value-type="float">
            <text:p>10009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991" calcext:value-type="float">
            <text:p>0.9991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34" calcext:value-type="float">
            <text:p>34</text:p>
          </table:table-cell>
          <table:table-cell office:value-type="float" office:value="406" calcext:value-type="float">
            <text:p>406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1400" calcext:value-type="float">
            <text:p>1400</text:p>
          </table:table-cell>
          <table:table-cell office:value-type="float" office:value="156348" calcext:value-type="float">
            <text:p>156348</text:p>
          </table:table-cell>
          <table:table-cell office:value-type="float" office:value="18812" calcext:value-type="float">
            <text:p>18812</text:p>
          </table:table-cell>
          <table:table-cell office:value-type="float" office:value="11506" calcext:value-type="float">
            <text:p>11506</text:p>
          </table:table-cell>
          <table:table-cell office:value-type="float" office:value="31" calcext:value-type="float">
            <text:p>31</text:p>
          </table:table-cell>
          <table:table-cell office:value-type="float" office:value="4370" calcext:value-type="float">
            <text:p>4370</text:p>
          </table:table-cell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office:value-type="float" office:value="420" calcext:value-type="float">
            <text:p>420</text:p>
          </table:table-cell>
          <table:table-cell office:value-type="float" office:value="69298" calcext:value-type="float">
            <text:p>69298</text:p>
          </table:table-cell>
          <table:table-cell office:value-type="float" office:value="8378" calcext:value-type="float">
            <text:p>8378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12426" calcext:value-type="float">
            <text:p>12426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222" calcext:value-type="float">
            <text:p>3222</text:p>
          </table:table-cell>
          <table:table-cell office:value-type="float" office:value="298" calcext:value-type="float">
            <text:p>2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1:02:55.999999" calcext:value-type="date">
            <text:p>18/12/16 01:02</text:p>
          </table:table-cell>
          <table:table-cell office:value-type="date" office:date-value="2016-12-18T01:03:20" calcext:value-type="date">
            <text:p>18/12/16 01:0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4" calcext:value-type="float">
            <text:p>10004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996" calcext:value-type="float">
            <text:p>0.9996</text:p>
          </table:table-cell>
          <table:table-cell table:number-columns-repeated="2" office:value-type="float" office:value="0.00063" calcext:value-type="float">
            <text:p>0.00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05" calcext:value-type="float">
            <text:p>305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987" calcext:value-type="float">
            <text:p>987</text:p>
          </table:table-cell>
          <table:table-cell office:value-type="float" office:value="141391" calcext:value-type="float">
            <text:p>141391</text:p>
          </table:table-cell>
          <table:table-cell office:value-type="float" office:value="18686" calcext:value-type="float">
            <text:p>18686</text:p>
          </table:table-cell>
          <table:table-cell office:value-type="float" office:value="12138" calcext:value-type="float">
            <text:p>12138</text:p>
          </table:table-cell>
          <table:table-cell office:value-type="float" office:value="24" calcext:value-type="float">
            <text:p>24</text:p>
          </table:table-cell>
          <table:table-cell office:value-type="float" office:value="2413" calcext:value-type="float">
            <text:p>2413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65790" calcext:value-type="float">
            <text:p>65790</text:p>
          </table:table-cell>
          <table:table-cell office:value-type="float" office:value="8539" calcext:value-type="float">
            <text:p>8539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3461" calcext:value-type="float">
            <text:p>3461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956" calcext:value-type="float">
            <text:p>1956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office:value-type="date" office:date-value="2016-12-18T01:03:20" calcext:value-type="date">
            <text:p>18/12/16 01:03</text:p>
          </table:table-cell>
          <table:table-cell office:value-type="date" office:date-value="2016-12-18T01:03:47" calcext:value-type="date">
            <text:p>18/12/16 01:0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99" calcext:value-type="float">
            <text:p>0.9999</text:p>
          </table:table-cell>
          <table:table-cell table:number-columns-repeated="2" office:value-type="float" office:value="0.00032" calcext:value-type="float">
            <text:p>0.00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80" calcext:value-type="float">
            <text:p>480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982" calcext:value-type="float">
            <text:p>982</text:p>
          </table:table-cell>
          <table:table-cell office:value-type="float" office:value="263197" calcext:value-type="float">
            <text:p>263197</text:p>
          </table:table-cell>
          <table:table-cell office:value-type="float" office:value="18394" calcext:value-type="float">
            <text:p>18394</text:p>
          </table:table-cell>
          <table:table-cell office:value-type="float" office:value="17657" calcext:value-type="float">
            <text:p>17657</text:p>
          </table:table-cell>
          <table:table-cell office:value-type="float" office:value="22" calcext:value-type="float">
            <text:p>22</text:p>
          </table:table-cell>
          <table:table-cell office:value-type="float" office:value="6633" calcext:value-type="float">
            <text:p>6633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  <table:table-cell office:value-type="float" office:value="107880" calcext:value-type="float">
            <text:p>107880</text:p>
          </table:table-cell>
          <table:table-cell office:value-type="float" office:value="8600" calcext:value-type="float">
            <text:p>860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271" calcext:value-type="float">
            <text:p>6271</text:p>
          </table:table-cell>
          <table:table-cell office:value-type="float" office:value="222" calcext:value-type="float">
            <text:p>222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10464" calcext:value-type="float">
            <text:p>10464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9586CE</text:p>
          </table:table-cell>
        </table:table-row>
        <table:table-row table:style-name="ro1">
          <table:table-cell/>
          <table:table-cell table:number-columns-repeated="2" office:value-type="date" office:date-value="2016-12-18T01:03:46" calcext:value-type="date">
            <text:p>18/12/16 01:03</text:p>
          </table:table-cell>
          <table:table-cell office:value-type="string" calcext:value-type="string">
            <text:p>Referenzmethod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.bzus.flame.process.PauliFl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D0526E3</text:p>
          </table:table-cell>
        </table:table-row>
      </table:table>
      <table:named-expressions/>
      <table:database-ranges>
        <table:database-range table:name="__Anonymous_Sheet_DB__2" table:target-range-address="'Log_MeasurementsBatch200PM.xml-20161217 215653'.A3:'Log_MeasurementsBatch200PM.xml-20161217 215653'.AMJ204">
          <table:sort>
            <table:sort-by table:field-number="8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percentage-style style:name="N109">
      <number:number number:decimal-places="2" loext:min-decimal-places="2" number:min-integer-digits="1"/>
      <number:text>%</number:text>
    </number:percentage-style>
    <number:number-style style:name="N10111" number:language="en" number:country="GB">
      <number:number number:decimal-places="1" loext:min-decimal-places="1" number:min-integer-digits="1"/>
    </number:number-style>
    <number:number-style style:name="N10112" number:language="en" number:country="GB">
      <number:number number:decimal-places="1" loext:min-decimal-places="1" number:min-integer-digits="1" number:grouping="true"/>
    </number:number-style>
    <number:number-style style:name="N10113" number:language="en" number:country="GB">
      <number:number number:decimal-places="5" loext:min-decimal-places="5" number:min-integer-digits="1" number:grouping="true"/>
    </number:number-style>
    <style:style style:name="Default" style:family="table-cell" style:data-style-name="N10000">
      <style:text-properties fo:language="en" fo:country="GB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.00.0000</text:date>, <text:time style:data-style-name="N2" text:time-value="00:05:43.4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dc:date>2017-07-05T00:35:03.102000000</dc:date>
    <meta:editing-duration>PT19H6M45S</meta:editing-duration>
    <meta:editing-cycles>20</meta:editing-cycles>
    <dc:creator>Siegfried Genreith</dc:creator>
    <meta:document-statistic meta:table-count="3" meta:cell-count="244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111" number:language="en" number:country="GB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Standard" fo:font-size="2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111">
      <style:chart-properties chart:display-label="true" chart:logarithmic="false" chart:minimum="0" chart:maximum="1" chart:origin="0" chart:interval-major="0.5" chart:reverse-direction="false" text:line-break="false" loext:try-staggering-first="false" chart:link-data-style-to-source="false" chart:axis-position="0"/>
      <style:graphic-properties svg:stroke-width="0.1cm"/>
      <style:text-properties fo:font-family="Arial" style:font-style-name="Standard" fo:font-size="2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Standard" fo:font-size="20pt" style:font-size-asian="9pt" style:font-size-complex="9pt"/>
    </style:style>
    <style:style style:name="ch6" style:family="chart">
      <style:chart-properties chart:auto-position="true" style:rotation-angle="90"/>
      <style:text-properties fo:font-family="Arial" style:font-style-name="Standard" fo:font-size="20pt" style:font-size-asian="9pt" style:font-size-complex="9pt"/>
    </style:style>
    <style:style style:name="ch7" style:family="chart" style:data-style-name="N10111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011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9" style:family="chart">
      <style:graphic-properties draw:stroke="solid" svg:stroke-width="0.1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1.676cm" xlink:href=".." xlink:type="simple" chart:class="chart:scatter" chart:column-mapping="3 1 2" chart:style-name="ch1">
        <chart:legend chart:legend-position="end" svg:x="22.904cm" svg:y="9.284cm" style:legend-expansion="high" chart:style-name="ch2"/>
        <chart:plot-area chart:style-name="ch3" table:cell-range-address="Auswertung.A4:Auswertung.C204 Auswertung.D3:Auswertung.D204 Auswertung.B3:Auswertung.C3" chart:data-source-has-labels="row" svg:x="2.308cm" svg:y="0.433cm" svg:width="20.01cm" svg:height="19.118cm">
          <chartooo:coordinate-region svg:x="3.564cm" svg:y="0.857cm" svg:width="18.25cm" svg:height="17.597cm"/>
          <chart:axis chart:dimension="x" chart:name="primary-x" chart:style-name="ch4">
            <chart:title svg:x="10.519cm" svg:y="19.985cm" chart:style-name="ch5">
              <text:p>Probability</text:p>
            </chart:title>
          </chart:axis>
          <chart:axis chart:dimension="y" chart:name="primary-y" chart:style-name="ch4">
            <chart:title svg:x="0.451cm" svg:y="11.826cm" chart:style-name="ch6">
              <text:p>Frequency</text:p>
            </chart:title>
          </chart:axis>
          <chart:series chart:style-name="ch7" chart:values-cell-range-address="Auswertung.D4:Auswertung.D204" chart:label-cell-address="Auswertung.D3:Auswertung.D3" chart:class="chart:scatter">
            <chart:domain table:cell-range-address="Auswertung.A4:Auswertung.A204"/>
            <chart:data-point chart:repeated="201"/>
          </chart:series>
          <chart:series chart:style-name="ch8" chart:values-cell-range-address="Auswertung.B4:Auswertung.B204" chart:label-cell-address="Auswertung.B3:Auswertung.B3" chart:class="chart:scatter">
            <chart:data-point chart:repeated="201"/>
          </chart:series>
          <chart:series chart:style-name="ch8" chart:values-cell-range-address="Auswertung.C4:Auswertung.C204" chart:label-cell-address="Auswertung.C3:Auswertung.C3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Observation</text:p>
                <draw:g>
                  <svg:desc>Auswertung.D3:Auswertung.D3</svg:desc>
                </draw:g>
              </table:table-cell>
              <table:table-cell office:value-type="string">
                <text:p>2 sigma border</text:p>
                <draw:g>
                  <svg:desc>Auswertung.B3:Auswertung.B3</svg:desc>
                </draw:g>
              </table:table-cell>
              <table:table-cell office:value-type="string">
                <text:p>2 sigma border</text:p>
                <draw:g>
                  <svg:desc>Auswertung.C3:Auswertung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swertung.A4:Auswertung.A204</svg:desc>
                </draw:g>
              </table:table-cell>
              <table:table-cell office:value-type="float" office:value="0">
                <text:p>0</text:p>
                <draw:g>
                  <svg:desc>Auswertung.D4:Auswertung.D204</svg:desc>
                </draw:g>
              </table:table-cell>
              <table:table-cell office:value-type="float" office:value="0">
                <text:p>0</text:p>
                <draw:g>
                  <svg:desc>Auswertung.B4:Auswertung.B204</svg:desc>
                </draw:g>
              </table:table-cell>
              <table:table-cell office:value-type="float" office:value="0">
                <text:p>0</text:p>
                <draw:g>
                  <svg:desc>Auswertung.C4:Auswertung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.00074">
                <text:p>0.00074</text:p>
              </table:table-cell>
              <table:table-cell office:value-type="float" office:value="-0.00054">
                <text:p>-0.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  <table:table-cell office:value-type="float" office:value="0.00166">
                <text:p>0.00166</text:p>
              </table:table-cell>
              <table:table-cell office:value-type="float" office:value="-0.00086">
                <text:p>-0.00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">
                <text:p>0.0009</text:p>
              </table:table-cell>
              <table:table-cell office:value-type="float" office:value="0.002">
                <text:p>0.002</text:p>
              </table:table-cell>
              <table:table-cell office:value-type="float" office:value="0.0028">
                <text:p>0.0028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0.003">
                <text:p>0.003</text:p>
              </table:table-cell>
              <table:table-cell office:value-type="float" office:value="0.00412">
                <text:p>0.00412</text:p>
              </table:table-cell>
              <table:table-cell office:value-type="float" office:value="-0.00092">
                <text:p>-0.00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9">
                <text:p>0.00249</text:p>
              </table:table-cell>
              <table:table-cell office:value-type="float" office:value="0">
                <text:p>0</text:p>
              </table:table-cell>
              <table:table-cell office:value-type="float" office:value="0.00565">
                <text:p>0.00565</text:p>
              </table:table-cell>
              <table:table-cell office:value-type="float" office:value="-0.00067">
                <text:p>-0.00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9">
                <text:p>0.00359</text:p>
              </table:table-cell>
              <table:table-cell office:value-type="float" office:value="0.006">
                <text:p>0.006</text:p>
              </table:table-cell>
              <table:table-cell office:value-type="float" office:value="0.00737">
                <text:p>0.00737</text:p>
              </table:table-cell>
              <table:table-cell office:value-type="float" office:value="-0.00019">
                <text:p>-0.00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88">
                <text:p>0.00488</text:p>
              </table:table-cell>
              <table:table-cell office:value-type="float" office:value="0.005">
                <text:p>0.005</text:p>
              </table:table-cell>
              <table:table-cell office:value-type="float" office:value="0.00928">
                <text:p>0.0092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36">
                <text:p>0.00636</text:p>
              </table:table-cell>
              <table:table-cell office:value-type="float" office:value="0.003">
                <text:p>0.003</text:p>
              </table:table-cell>
              <table:table-cell office:value-type="float" office:value="0.01138">
                <text:p>0.0113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03">
                <text:p>0.00803</text:p>
              </table:table-cell>
              <table:table-cell office:value-type="float" office:value="0.011">
                <text:p>0.011</text:p>
              </table:table-cell>
              <table:table-cell office:value-type="float" office:value="0.01367">
                <text:p>0.01367</text:p>
              </table:table-cell>
              <table:table-cell office:value-type="float" office:value="0.00239">
                <text:p>0.00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9">
                <text:p>0.0099</text:p>
              </table:table-cell>
              <table:table-cell office:value-type="float" office:value="0.01">
                <text:p>0.01</text:p>
              </table:table-cell>
              <table:table-cell office:value-type="float" office:value="0.01616">
                <text:p>0.01616</text:p>
              </table:table-cell>
              <table:table-cell office:value-type="float" office:value="0.00364">
                <text:p>0.00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96">
                <text:p>0.01196</text:p>
              </table:table-cell>
              <table:table-cell office:value-type="float" office:value="0.01">
                <text:p>0.01</text:p>
              </table:table-cell>
              <table:table-cell office:value-type="float" office:value="0.01884">
                <text:p>0.01884</text:p>
              </table:table-cell>
              <table:table-cell office:value-type="float" office:value="0.00508">
                <text:p>0.00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2">
                <text:p>0.0142</text:p>
              </table:table-cell>
              <table:table-cell office:value-type="float" office:value="0.01804">
                <text:p>0.01804</text:p>
              </table:table-cell>
              <table:table-cell office:value-type="float" office:value="0.02168">
                <text:p>0.02168</text:p>
              </table:table-cell>
              <table:table-cell office:value-type="float" office:value="0.00672">
                <text:p>0.00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62">
                <text:p>0.01662</text:p>
              </table:table-cell>
              <table:table-cell office:value-type="float" office:value="0.01301">
                <text:p>0.01301</text:p>
              </table:table-cell>
              <table:table-cell office:value-type="float" office:value="0.0247">
                <text:p>0.0247</text:p>
              </table:table-cell>
              <table:table-cell office:value-type="float" office:value="0.00854">
                <text:p>0.00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22">
                <text:p>0.01922</text:p>
              </table:table-cell>
              <table:table-cell office:value-type="float" office:value="0.02703">
                <text:p>0.02703</text:p>
              </table:table-cell>
              <table:table-cell office:value-type="float" office:value="0.0279">
                <text:p>0.0279</text:p>
              </table:table-cell>
              <table:table-cell office:value-type="float" office:value="0.01054">
                <text:p>0.01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">
                <text:p>0.022</text:p>
              </table:table-cell>
              <table:table-cell office:value-type="float" office:value="0.026">
                <text:p>0.026</text:p>
              </table:table-cell>
              <table:table-cell office:value-type="float" office:value="0.03128">
                <text:p>0.03128</text:p>
              </table:table-cell>
              <table:table-cell office:value-type="float" office:value="0.01272">
                <text:p>0.01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96">
                <text:p>0.02496</text:p>
              </table:table-cell>
              <table:table-cell office:value-type="float" office:value="0.032">
                <text:p>0.032</text:p>
              </table:table-cell>
              <table:table-cell office:value-type="float" office:value="0.03482">
                <text:p>0.03482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09">
                <text:p>0.02809</text:p>
              </table:table-cell>
              <table:table-cell office:value-type="float" office:value="0.02811">
                <text:p>0.02811</text:p>
              </table:table-cell>
              <table:table-cell office:value-type="float" office:value="0.03857">
                <text:p>0.03857</text:p>
              </table:table-cell>
              <table:table-cell office:value-type="float" office:value="0.01761">
                <text:p>0.01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38">
                <text:p>0.03138</text:p>
              </table:table-cell>
              <table:table-cell office:value-type="float" office:value="0.03407">
                <text:p>0.03407</text:p>
              </table:table-cell>
              <table:table-cell office:value-type="float" office:value="0.04242">
                <text:p>0.04242</text:p>
              </table:table-cell>
              <table:table-cell office:value-type="float" office:value="0.02034">
                <text:p>0.02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484">
                <text:p>0.03484</text:p>
              </table:table-cell>
              <table:table-cell office:value-type="float" office:value="0.03507">
                <text:p>0.03507</text:p>
              </table:table-cell>
              <table:table-cell office:value-type="float" office:value="0.04644">
                <text:p>0.04644</text:p>
              </table:table-cell>
              <table:table-cell office:value-type="float" office:value="0.02324">
                <text:p>0.02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46">
                <text:p>0.03846</text:p>
              </table:table-cell>
              <table:table-cell office:value-type="float" office:value="0.04317">
                <text:p>0.04317</text:p>
              </table:table-cell>
              <table:table-cell office:value-type="float" office:value="0.05064">
                <text:p>0.05064</text:p>
              </table:table-cell>
              <table:table-cell office:value-type="float" office:value="0.02628">
                <text:p>0.02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24">
                <text:p>0.04224</text:p>
              </table:table-cell>
              <table:table-cell office:value-type="float" office:value="0.03916">
                <text:p>0.03916</text:p>
              </table:table-cell>
              <table:table-cell office:value-type="float" office:value="0.05498">
                <text:p>0.05498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17">
                <text:p>0.04617</text:p>
              </table:table-cell>
              <table:table-cell office:value-type="float" office:value="0.04905">
                <text:p>0.04905</text:p>
              </table:table-cell>
              <table:table-cell office:value-type="float" office:value="0.05945">
                <text:p>0.05945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024">
                <text:p>0.05024</text:p>
              </table:table-cell>
              <table:table-cell office:value-type="float" office:value="0.04814">
                <text:p>0.04814</text:p>
              </table:table-cell>
              <table:table-cell office:value-type="float" office:value="0.06408">
                <text:p>0.06408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446">
                <text:p>0.05446</text:p>
              </table:table-cell>
              <table:table-cell office:value-type="float" office:value="0.06036">
                <text:p>0.06036</text:p>
              </table:table-cell>
              <table:table-cell office:value-type="float" office:value="0.06886">
                <text:p>0.06886</text:p>
              </table:table-cell>
              <table:table-cell office:value-type="float" office:value="0.04006">
                <text:p>0.04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882">
                <text:p>0.05882</text:p>
              </table:table-cell>
              <table:table-cell office:value-type="float" office:value="0.06332">
                <text:p>0.06332</text:p>
              </table:table-cell>
              <table:table-cell office:value-type="float" office:value="0.07374">
                <text:p>0.07374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332">
                <text:p>0.06332</text:p>
              </table:table-cell>
              <table:table-cell office:value-type="float" office:value="0.05729">
                <text:p>0.05729</text:p>
              </table:table-cell>
              <table:table-cell office:value-type="float" office:value="0.07876">
                <text:p>0.07876</text:p>
              </table:table-cell>
              <table:table-cell office:value-type="float" office:value="0.04788">
                <text:p>0.04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95">
                <text:p>0.06795</text:p>
              </table:table-cell>
              <table:table-cell office:value-type="float" office:value="0.07121">
                <text:p>0.07121</text:p>
              </table:table-cell>
              <table:table-cell office:value-type="float" office:value="0.08389">
                <text:p>0.08389</text:p>
              </table:table-cell>
              <table:table-cell office:value-type="float" office:value="0.05201">
                <text:p>0.05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7">
                <text:p>0.0727</text:p>
              </table:table-cell>
              <table:table-cell office:value-type="float" office:value="0.06935">
                <text:p>0.06935</text:p>
              </table:table-cell>
              <table:table-cell office:value-type="float" office:value="0.08916">
                <text:p>0.08916</text:p>
              </table:table-cell>
              <table:table-cell office:value-type="float" office:value="0.05624">
                <text:p>0.05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758">
                <text:p>0.07758</text:p>
              </table:table-cell>
              <table:table-cell office:value-type="float" office:value="0.08133">
                <text:p>0.08133</text:p>
              </table:table-cell>
              <table:table-cell office:value-type="float" office:value="0.09454">
                <text:p>0.09454</text:p>
              </table:table-cell>
              <table:table-cell office:value-type="float" office:value="0.06062">
                <text:p>0.06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257">
                <text:p>0.08257</text:p>
              </table:table-cell>
              <table:table-cell office:value-type="float" office:value="0.09495">
                <text:p>0.09495</text:p>
              </table:table-cell>
              <table:table-cell office:value-type="float" office:value="0.10007">
                <text:p>0.10007</text:p>
              </table:table-cell>
              <table:table-cell office:value-type="float" office:value="0.06507">
                <text:p>0.06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767">
                <text:p>0.08767</text:p>
              </table:table-cell>
              <table:table-cell office:value-type="float" office:value="0.08927">
                <text:p>0.08927</text:p>
              </table:table-cell>
              <table:table-cell office:value-type="float" office:value="0.10559">
                <text:p>0.10559</text:p>
              </table:table-cell>
              <table:table-cell office:value-type="float" office:value="0.06975">
                <text:p>0.06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289">
                <text:p>0.09289</text:p>
              </table:table-cell>
              <table:table-cell office:value-type="float" office:value="0.08972">
                <text:p>0.08972</text:p>
              </table:table-cell>
              <table:table-cell office:value-type="float" office:value="0.11133">
                <text:p>0.11133</text:p>
              </table:table-cell>
              <table:table-cell office:value-type="float" office:value="0.07445">
                <text:p>0.07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821">
                <text:p>0.09821</text:p>
              </table:table-cell>
              <table:table-cell office:value-type="float" office:value="0.08945">
                <text:p>0.08945</text:p>
              </table:table-cell>
              <table:table-cell office:value-type="float" office:value="0.11707">
                <text:p>0.11707</text:p>
              </table:table-cell>
              <table:table-cell office:value-type="float" office:value="0.07935">
                <text:p>0.07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62">
                <text:p>0.10362</text:p>
              </table:table-cell>
              <table:table-cell office:value-type="float" office:value="0.08442">
                <text:p>0.08442</text:p>
              </table:table-cell>
              <table:table-cell office:value-type="float" office:value="0.12294">
                <text:p>0.12294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913">
                <text:p>0.10913</text:p>
              </table:table-cell>
              <table:table-cell office:value-type="float" office:value="0.10141">
                <text:p>0.10141</text:p>
              </table:table-cell>
              <table:table-cell office:value-type="float" office:value="0.12889">
                <text:p>0.12889</text:p>
              </table:table-cell>
              <table:table-cell office:value-type="float" office:value="0.08937">
                <text:p>0.08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473">
                <text:p>0.11473</text:p>
              </table:table-cell>
              <table:table-cell office:value-type="float" office:value="0.13092">
                <text:p>0.13092</text:p>
              </table:table-cell>
              <table:table-cell office:value-type="float" office:value="0.13495">
                <text:p>0.13495</text:p>
              </table:table-cell>
              <table:table-cell office:value-type="float" office:value="0.09451">
                <text:p>0.09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042">
                <text:p>0.12042</text:p>
              </table:table-cell>
              <table:table-cell office:value-type="float" office:value="0.12437">
                <text:p>0.12437</text:p>
              </table:table-cell>
              <table:table-cell office:value-type="float" office:value="0.14112">
                <text:p>0.14112</text:p>
              </table:table-cell>
              <table:table-cell office:value-type="float" office:value="0.09972">
                <text:p>0.09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618">
                <text:p>0.12618</text:p>
              </table:table-cell>
              <table:table-cell office:value-type="float" office:value="0.14531">
                <text:p>0.14531</text:p>
              </table:table-cell>
              <table:table-cell office:value-type="float" office:value="0.14728">
                <text:p>0.14728</text:p>
              </table:table-cell>
              <table:table-cell office:value-type="float" office:value="0.10508">
                <text:p>0.10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202">
                <text:p>0.13202</text:p>
              </table:table-cell>
              <table:table-cell office:value-type="float" office:value="0.13293">
                <text:p>0.13293</text:p>
              </table:table-cell>
              <table:table-cell office:value-type="float" office:value="0.1535">
                <text:p>0.1535</text:p>
              </table:table-cell>
              <table:table-cell office:value-type="float" office:value="0.11054">
                <text:p>0.11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793">
                <text:p>0.13793</text:p>
              </table:table-cell>
              <table:table-cell office:value-type="float" office:value="0.13096">
                <text:p>0.13096</text:p>
              </table:table-cell>
              <table:table-cell office:value-type="float" office:value="0.15991">
                <text:p>0.15991</text:p>
              </table:table-cell>
              <table:table-cell office:value-type="float" office:value="0.11595">
                <text:p>0.11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91">
                <text:p>0.14391</text:p>
              </table:table-cell>
              <table:table-cell office:value-type="float" office:value="0.1571">
                <text:p>0.1571</text:p>
              </table:table-cell>
              <table:table-cell office:value-type="float" office:value="0.16619">
                <text:p>0.16619</text:p>
              </table:table-cell>
              <table:table-cell office:value-type="float" office:value="0.12163">
                <text:p>0.12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995">
                <text:p>0.14995</text:p>
              </table:table-cell>
              <table:table-cell office:value-type="float" office:value="0.15641">
                <text:p>0.15641</text:p>
              </table:table-cell>
              <table:table-cell office:value-type="float" office:value="0.17263">
                <text:p>0.17263</text:p>
              </table:table-cell>
              <table:table-cell office:value-type="float" office:value="0.12727">
                <text:p>0.12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605">
                <text:p>0.15605</text:p>
              </table:table-cell>
              <table:table-cell office:value-type="float" office:value="0.14766">
                <text:p>0.14766</text:p>
              </table:table-cell>
              <table:table-cell office:value-type="float" office:value="0.17921">
                <text:p>0.17921</text:p>
              </table:table-cell>
              <table:table-cell office:value-type="float" office:value="0.13289">
                <text:p>0.13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22">
                <text:p>0.1622</text:p>
              </table:table-cell>
              <table:table-cell office:value-type="float" office:value="0.16415">
                <text:p>0.16415</text:p>
              </table:table-cell>
              <table:table-cell office:value-type="float" office:value="0.1856">
                <text:p>0.1856</text:p>
              </table:table-cell>
              <table:table-cell office:value-type="float" office:value="0.1388">
                <text:p>0.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84">
                <text:p>0.1684</text:p>
              </table:table-cell>
              <table:table-cell office:value-type="float" office:value="0.16836">
                <text:p>0.16836</text:p>
              </table:table-cell>
              <table:table-cell office:value-type="float" office:value="0.19224">
                <text:p>0.19224</text:p>
              </table:table-cell>
              <table:table-cell office:value-type="float" office:value="0.14456">
                <text:p>0.14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465">
                <text:p>0.17465</text:p>
              </table:table-cell>
              <table:table-cell office:value-type="float" office:value="0.16448">
                <text:p>0.16448</text:p>
              </table:table-cell>
              <table:table-cell office:value-type="float" office:value="0.19877">
                <text:p>0.19877</text:p>
              </table:table-cell>
              <table:table-cell office:value-type="float" office:value="0.15053">
                <text:p>0.15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093">
                <text:p>0.18093</text:p>
              </table:table-cell>
              <table:table-cell office:value-type="float" office:value="0.17933">
                <text:p>0.17933</text:p>
              </table:table-cell>
              <table:table-cell office:value-type="float" office:value="0.20543">
                <text:p>0.20543</text:p>
              </table:table-cell>
              <table:table-cell office:value-type="float" office:value="0.15643">
                <text:p>0.15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726">
                <text:p>0.18726</text:p>
              </table:table-cell>
              <table:table-cell office:value-type="float" office:value="0.19715">
                <text:p>0.19715</text:p>
              </table:table-cell>
              <table:table-cell office:value-type="float" office:value="0.21214">
                <text:p>0.21214</text:p>
              </table:table-cell>
              <table:table-cell office:value-type="float" office:value="0.16238">
                <text:p>0.16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361">
                <text:p>0.19361</text:p>
              </table:table-cell>
              <table:table-cell office:value-type="float" office:value="0.18952">
                <text:p>0.18952</text:p>
              </table:table-cell>
              <table:table-cell office:value-type="float" office:value="0.21871">
                <text:p>0.21871</text:p>
              </table:table-cell>
              <table:table-cell office:value-type="float" office:value="0.16851">
                <text:p>0.16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0.21175">
                <text:p>0.21175</text:p>
              </table:table-cell>
              <table:table-cell office:value-type="float" office:value="0.22546">
                <text:p>0.22546</text:p>
              </table:table-cell>
              <table:table-cell office:value-type="float" office:value="0.17454">
                <text:p>0.17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641">
                <text:p>0.20641</text:p>
              </table:table-cell>
              <table:table-cell office:value-type="float" office:value="0.18623">
                <text:p>0.18623</text:p>
              </table:table-cell>
              <table:table-cell office:value-type="float" office:value="0.23217">
                <text:p>0.23217</text:p>
              </table:table-cell>
              <table:table-cell office:value-type="float" office:value="0.18065">
                <text:p>0.1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85">
                <text:p>0.21285</text:p>
              </table:table-cell>
              <table:table-cell office:value-type="float" office:value="0.18108">
                <text:p>0.18108</text:p>
              </table:table-cell>
              <table:table-cell office:value-type="float" office:value="0.23897">
                <text:p>0.23897</text:p>
              </table:table-cell>
              <table:table-cell office:value-type="float" office:value="0.18673">
                <text:p>0.18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93">
                <text:p>0.2193</text:p>
              </table:table-cell>
              <table:table-cell office:value-type="float" office:value="0.20183">
                <text:p>0.20183</text:p>
              </table:table-cell>
              <table:table-cell office:value-type="float" office:value="0.24566">
                <text:p>0.24566</text:p>
              </table:table-cell>
              <table:table-cell office:value-type="float" office:value="0.19294">
                <text:p>0.19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577">
                <text:p>0.22577</text:p>
              </table:table-cell>
              <table:table-cell office:value-type="float" office:value="0.2185">
                <text:p>0.2185</text:p>
              </table:table-cell>
              <table:table-cell office:value-type="float" office:value="0.25243">
                <text:p>0.25243</text:p>
              </table:table-cell>
              <table:table-cell office:value-type="float" office:value="0.19911">
                <text:p>0.19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225">
                <text:p>0.23225</text:p>
              </table:table-cell>
              <table:table-cell office:value-type="float" office:value="0.22492">
                <text:p>0.22492</text:p>
              </table:table-cell>
              <table:table-cell office:value-type="float" office:value="0.25913">
                <text:p>0.25913</text:p>
              </table:table-cell>
              <table:table-cell office:value-type="float" office:value="0.20537">
                <text:p>0.20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873">
                <text:p>0.23873</text:p>
              </table:table-cell>
              <table:table-cell office:value-type="float" office:value="0.20855">
                <text:p>0.20855</text:p>
              </table:table-cell>
              <table:table-cell office:value-type="float" office:value="0.26593">
                <text:p>0.26593</text:p>
              </table:table-cell>
              <table:table-cell office:value-type="float" office:value="0.21153">
                <text:p>0.21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523">
                <text:p>0.24523</text:p>
              </table:table-cell>
              <table:table-cell office:value-type="float" office:value="0.26039">
                <text:p>0.26039</text:p>
              </table:table-cell>
              <table:table-cell office:value-type="float" office:value="0.27261">
                <text:p>0.27261</text:p>
              </table:table-cell>
              <table:table-cell office:value-type="float" office:value="0.21785">
                <text:p>0.21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172">
                <text:p>0.25172</text:p>
              </table:table-cell>
              <table:table-cell office:value-type="float" office:value="0.26166">
                <text:p>0.26166</text:p>
              </table:table-cell>
              <table:table-cell office:value-type="float" office:value="0.27936">
                <text:p>0.27936</text:p>
              </table:table-cell>
              <table:table-cell office:value-type="float" office:value="0.22408">
                <text:p>0.22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822">
                <text:p>0.25822</text:p>
              </table:table-cell>
              <table:table-cell office:value-type="float" office:value="0.26966">
                <text:p>0.26966</text:p>
              </table:table-cell>
              <table:table-cell office:value-type="float" office:value="0.2862">
                <text:p>0.2862</text:p>
              </table:table-cell>
              <table:table-cell office:value-type="float" office:value="0.23024">
                <text:p>0.23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471">
                <text:p>0.26471</text:p>
              </table:table-cell>
              <table:table-cell office:value-type="float" office:value="0.25076">
                <text:p>0.25076</text:p>
              </table:table-cell>
              <table:table-cell office:value-type="float" office:value="0.29283">
                <text:p>0.29283</text:p>
              </table:table-cell>
              <table:table-cell office:value-type="float" office:value="0.23659">
                <text:p>0.23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119">
                <text:p>0.27119</text:p>
              </table:table-cell>
              <table:table-cell office:value-type="float" office:value="0.26701">
                <text:p>0.26701</text:p>
              </table:table-cell>
              <table:table-cell office:value-type="float" office:value="0.29953">
                <text:p>0.29953</text:p>
              </table:table-cell>
              <table:table-cell office:value-type="float" office:value="0.24285">
                <text:p>0.24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767">
                <text:p>0.27767</text:p>
              </table:table-cell>
              <table:table-cell office:value-type="float" office:value="0.26215">
                <text:p>0.26215</text:p>
              </table:table-cell>
              <table:table-cell office:value-type="float" office:value="0.30617">
                <text:p>0.30617</text:p>
              </table:table-cell>
              <table:table-cell office:value-type="float" office:value="0.24917">
                <text:p>0.249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413">
                <text:p>0.28413</text:p>
              </table:table-cell>
              <table:table-cell office:value-type="float" office:value="0.28907">
                <text:p>0.28907</text:p>
              </table:table-cell>
              <table:table-cell office:value-type="float" office:value="0.31295">
                <text:p>0.31295</text:p>
              </table:table-cell>
              <table:table-cell office:value-type="float" office:value="0.25531">
                <text:p>0.25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058">
                <text:p>0.29058</text:p>
              </table:table-cell>
              <table:table-cell office:value-type="float" office:value="0.30714">
                <text:p>0.30714</text:p>
              </table:table-cell>
              <table:table-cell office:value-type="float" office:value="0.31958">
                <text:p>0.31958</text:p>
              </table:table-cell>
              <table:table-cell office:value-type="float" office:value="0.26158">
                <text:p>0.26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701">
                <text:p>0.29701</text:p>
              </table:table-cell>
              <table:table-cell office:value-type="float" office:value="0.29239">
                <text:p>0.29239</text:p>
              </table:table-cell>
              <table:table-cell office:value-type="float" office:value="0.32613">
                <text:p>0.32613</text:p>
              </table:table-cell>
              <table:table-cell office:value-type="float" office:value="0.26789">
                <text:p>0.26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343">
                <text:p>0.30343</text:p>
              </table:table-cell>
              <table:table-cell office:value-type="float" office:value="0.30237">
                <text:p>0.30237</text:p>
              </table:table-cell>
              <table:table-cell office:value-type="float" office:value="0.33297">
                <text:p>0.33297</text:p>
              </table:table-cell>
              <table:table-cell office:value-type="float" office:value="0.27389">
                <text:p>0.27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982">
                <text:p>0.30982</text:p>
              </table:table-cell>
              <table:table-cell office:value-type="float" office:value="0.32752">
                <text:p>0.32752</text:p>
              </table:table-cell>
              <table:table-cell office:value-type="float" office:value="0.33946">
                <text:p>0.33946</text:p>
              </table:table-cell>
              <table:table-cell office:value-type="float" office:value="0.28018">
                <text:p>0.28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619">
                <text:p>0.31619</text:p>
              </table:table-cell>
              <table:table-cell office:value-type="float" office:value="0.30386">
                <text:p>0.30386</text:p>
              </table:table-cell>
              <table:table-cell office:value-type="float" office:value="0.34583">
                <text:p>0.34583</text:p>
              </table:table-cell>
              <table:table-cell office:value-type="float" office:value="0.28655">
                <text:p>0.28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254">
                <text:p>0.32254</text:p>
              </table:table-cell>
              <table:table-cell office:value-type="float" office:value="0.3035">
                <text:p>0.3035</text:p>
              </table:table-cell>
              <table:table-cell office:value-type="float" office:value="0.35252">
                <text:p>0.35252</text:p>
              </table:table-cell>
              <table:table-cell office:value-type="float" office:value="0.29256">
                <text:p>0.29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886">
                <text:p>0.32886</text:p>
              </table:table-cell>
              <table:table-cell office:value-type="float" office:value="0.30943">
                <text:p>0.30943</text:p>
              </table:table-cell>
              <table:table-cell office:value-type="float" office:value="0.35894">
                <text:p>0.35894</text:p>
              </table:table-cell>
              <table:table-cell office:value-type="float" office:value="0.29878">
                <text:p>0.298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515">
                <text:p>0.33515</text:p>
              </table:table-cell>
              <table:table-cell office:value-type="float" office:value="0.33676">
                <text:p>0.33676</text:p>
              </table:table-cell>
              <table:table-cell office:value-type="float" office:value="0.36541">
                <text:p>0.36541</text:p>
              </table:table-cell>
              <table:table-cell office:value-type="float" office:value="0.30489">
                <text:p>0.30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141">
                <text:p>0.34141</text:p>
              </table:table-cell>
              <table:table-cell office:value-type="float" office:value="0.34116">
                <text:p>0.34116</text:p>
              </table:table-cell>
              <table:table-cell office:value-type="float" office:value="0.37171">
                <text:p>0.37171</text:p>
              </table:table-cell>
              <table:table-cell office:value-type="float" office:value="0.31111">
                <text:p>0.31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764">
                <text:p>0.34764</text:p>
              </table:table-cell>
              <table:table-cell office:value-type="float" office:value="0.33505">
                <text:p>0.33505</text:p>
              </table:table-cell>
              <table:table-cell office:value-type="float" office:value="0.37822">
                <text:p>0.37822</text:p>
              </table:table-cell>
              <table:table-cell office:value-type="float" office:value="0.31706">
                <text:p>0.317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5384">
                <text:p>0.35384</text:p>
              </table:table-cell>
              <table:table-cell office:value-type="float" office:value="0.35633">
                <text:p>0.35633</text:p>
              </table:table-cell>
              <table:table-cell office:value-type="float" office:value="0.38452">
                <text:p>0.38452</text:p>
              </table:table-cell>
              <table:table-cell office:value-type="float" office:value="0.32316">
                <text:p>0.32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9074">
                <text:p>0.39074</text:p>
              </table:table-cell>
              <table:table-cell office:value-type="float" office:value="0.32926">
                <text:p>0.32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6613">
                <text:p>0.36613</text:p>
              </table:table-cell>
              <table:table-cell office:value-type="float" office:value="0.36923">
                <text:p>0.36923</text:p>
              </table:table-cell>
              <table:table-cell office:value-type="float" office:value="0.39699">
                <text:p>0.39699</text:p>
              </table:table-cell>
              <table:table-cell office:value-type="float" office:value="0.33527">
                <text:p>0.33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221">
                <text:p>0.37221</text:p>
              </table:table-cell>
              <table:table-cell office:value-type="float" office:value="0.40816">
                <text:p>0.40816</text:p>
              </table:table-cell>
              <table:table-cell office:value-type="float" office:value="0.40309">
                <text:p>0.40309</text:p>
              </table:table-cell>
              <table:table-cell office:value-type="float" office:value="0.34133">
                <text:p>0.34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826">
                <text:p>0.37826</text:p>
              </table:table-cell>
              <table:table-cell office:value-type="float" office:value="0.37193">
                <text:p>0.37193</text:p>
              </table:table-cell>
              <table:table-cell office:value-type="float" office:value="0.4093">
                <text:p>0.4093</text:p>
              </table:table-cell>
              <table:table-cell office:value-type="float" office:value="0.34722">
                <text:p>0.347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427">
                <text:p>0.38427</text:p>
              </table:table-cell>
              <table:table-cell office:value-type="float" office:value="0.38366">
                <text:p>0.38366</text:p>
              </table:table-cell>
              <table:table-cell office:value-type="float" office:value="0.41555">
                <text:p>0.41555</text:p>
              </table:table-cell>
              <table:table-cell office:value-type="float" office:value="0.35299">
                <text:p>0.35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024">
                <text:p>0.39024</text:p>
              </table:table-cell>
              <table:table-cell office:value-type="float" office:value="0.37255">
                <text:p>0.37255</text:p>
              </table:table-cell>
              <table:table-cell office:value-type="float" office:value="0.42158">
                <text:p>0.42158</text:p>
              </table:table-cell>
              <table:table-cell office:value-type="float" office:value="0.3589">
                <text:p>0.3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617">
                <text:p>0.39617</text:p>
              </table:table-cell>
              <table:table-cell office:value-type="float" office:value="0.39816">
                <text:p>0.39816</text:p>
              </table:table-cell>
              <table:table-cell office:value-type="float" office:value="0.42747">
                <text:p>0.42747</text:p>
              </table:table-cell>
              <table:table-cell office:value-type="float" office:value="0.36487">
                <text:p>0.364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0206">
                <text:p>0.40206</text:p>
              </table:table-cell>
              <table:table-cell office:value-type="float" office:value="0.41965">
                <text:p>0.41965</text:p>
              </table:table-cell>
              <table:table-cell office:value-type="float" office:value="0.43344">
                <text:p>0.43344</text:p>
              </table:table-cell>
              <table:table-cell office:value-type="float" office:value="0.37068">
                <text:p>0.37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79">
                <text:p>0.4079</text:p>
              </table:table-cell>
              <table:table-cell office:value-type="float" office:value="0.41564">
                <text:p>0.41564</text:p>
              </table:table-cell>
              <table:table-cell office:value-type="float" office:value="0.43942">
                <text:p>0.43942</text:p>
              </table:table-cell>
              <table:table-cell office:value-type="float" office:value="0.37638">
                <text:p>0.37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37">
                <text:p>0.4137</text:p>
              </table:table-cell>
              <table:table-cell office:value-type="float" office:value="0.42149">
                <text:p>0.42149</text:p>
              </table:table-cell>
              <table:table-cell office:value-type="float" office:value="0.44536">
                <text:p>0.44536</text:p>
              </table:table-cell>
              <table:table-cell office:value-type="float" office:value="0.38204">
                <text:p>0.38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945">
                <text:p>0.41945</text:p>
              </table:table-cell>
              <table:table-cell office:value-type="float" office:value="0.42769">
                <text:p>0.42769</text:p>
              </table:table-cell>
              <table:table-cell office:value-type="float" office:value="0.45117">
                <text:p>0.45117</text:p>
              </table:table-cell>
              <table:table-cell office:value-type="float" office:value="0.38773">
                <text:p>0.387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516">
                <text:p>0.42516</text:p>
              </table:table-cell>
              <table:table-cell office:value-type="float" office:value="0.4293">
                <text:p>0.4293</text:p>
              </table:table-cell>
              <table:table-cell office:value-type="float" office:value="0.4568">
                <text:p>0.4568</text:p>
              </table:table-cell>
              <table:table-cell office:value-type="float" office:value="0.39352">
                <text:p>0.39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082">
                <text:p>0.43082</text:p>
              </table:table-cell>
              <table:table-cell office:value-type="float" office:value="0.42165">
                <text:p>0.42165</text:p>
              </table:table-cell>
              <table:table-cell office:value-type="float" office:value="0.46262">
                <text:p>0.46262</text:p>
              </table:table-cell>
              <table:table-cell office:value-type="float" office:value="0.39902">
                <text:p>0.399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643">
                <text:p>0.43643</text:p>
              </table:table-cell>
              <table:table-cell office:value-type="float" office:value="0.42122">
                <text:p>0.42122</text:p>
              </table:table-cell>
              <table:table-cell office:value-type="float" office:value="0.46827">
                <text:p>0.46827</text:p>
              </table:table-cell>
              <table:table-cell office:value-type="float" office:value="0.40459">
                <text:p>0.40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2">
                <text:p>0.442</text:p>
              </table:table-cell>
              <table:table-cell office:value-type="float" office:value="0.43782">
                <text:p>0.43782</text:p>
              </table:table-cell>
              <table:table-cell office:value-type="float" office:value="0.47384">
                <text:p>0.47384</text:p>
              </table:table-cell>
              <table:table-cell office:value-type="float" office:value="0.41016">
                <text:p>0.41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751">
                <text:p>0.44751</text:p>
              </table:table-cell>
              <table:table-cell office:value-type="float" office:value="0.45907">
                <text:p>0.45907</text:p>
              </table:table-cell>
              <table:table-cell office:value-type="float" office:value="0.47953">
                <text:p>0.47953</text:p>
              </table:table-cell>
              <table:table-cell office:value-type="float" office:value="0.41549">
                <text:p>0.41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298">
                <text:p>0.45298</text:p>
              </table:table-cell>
              <table:table-cell office:value-type="float" office:value="0.48187">
                <text:p>0.48187</text:p>
              </table:table-cell>
              <table:table-cell office:value-type="float" office:value="0.48502">
                <text:p>0.48502</text:p>
              </table:table-cell>
              <table:table-cell office:value-type="float" office:value="0.42094">
                <text:p>0.420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5841">
                <text:p>0.45841</text:p>
              </table:table-cell>
              <table:table-cell office:value-type="float" office:value="0.43983">
                <text:p>0.43983</text:p>
              </table:table-cell>
              <table:table-cell office:value-type="float" office:value="0.49051">
                <text:p>0.49051</text:p>
              </table:table-cell>
              <table:table-cell office:value-type="float" office:value="0.42631">
                <text:p>0.42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378">
                <text:p>0.46378</text:p>
              </table:table-cell>
              <table:table-cell office:value-type="float" office:value="0.44033">
                <text:p>0.44033</text:p>
              </table:table-cell>
              <table:table-cell office:value-type="float" office:value="0.49578">
                <text:p>0.49578</text:p>
              </table:table-cell>
              <table:table-cell office:value-type="float" office:value="0.43178">
                <text:p>0.431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691">
                <text:p>0.4691</text:p>
              </table:table-cell>
              <table:table-cell office:value-type="float" office:value="0.48251">
                <text:p>0.48251</text:p>
              </table:table-cell>
              <table:table-cell office:value-type="float" office:value="0.50112">
                <text:p>0.50112</text:p>
              </table:table-cell>
              <table:table-cell office:value-type="float" office:value="0.43708">
                <text:p>0.437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438">
                <text:p>0.47438</text:p>
              </table:table-cell>
              <table:table-cell office:value-type="float" office:value="0.46687">
                <text:p>0.46687</text:p>
              </table:table-cell>
              <table:table-cell office:value-type="float" office:value="0.50652">
                <text:p>0.50652</text:p>
              </table:table-cell>
              <table:table-cell office:value-type="float" office:value="0.44224">
                <text:p>0.442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96">
                <text:p>0.4796</text:p>
              </table:table-cell>
              <table:table-cell office:value-type="float" office:value="0.47407">
                <text:p>0.47407</text:p>
              </table:table-cell>
              <table:table-cell office:value-type="float" office:value="0.51178">
                <text:p>0.51178</text:p>
              </table:table-cell>
              <table:table-cell office:value-type="float" office:value="0.44742">
                <text:p>0.44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478">
                <text:p>0.48478</text:p>
              </table:table-cell>
              <table:table-cell office:value-type="float" office:value="0.48457">
                <text:p>0.48457</text:p>
              </table:table-cell>
              <table:table-cell office:value-type="float" office:value="0.51684">
                <text:p>0.51684</text:p>
              </table:table-cell>
              <table:table-cell office:value-type="float" office:value="0.45272">
                <text:p>0.452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99">
                <text:p>0.4899</text:p>
              </table:table-cell>
              <table:table-cell office:value-type="float" office:value="0.49948">
                <text:p>0.49948</text:p>
              </table:table-cell>
              <table:table-cell office:value-type="float" office:value="0.52202">
                <text:p>0.52202</text:p>
              </table:table-cell>
              <table:table-cell office:value-type="float" office:value="0.45778">
                <text:p>0.457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498">
                <text:p>0.49498</text:p>
              </table:table-cell>
              <table:table-cell office:value-type="float" office:value="0.49795">
                <text:p>0.49795</text:p>
              </table:table-cell>
              <table:table-cell office:value-type="float" office:value="0.52702">
                <text:p>0.52702</text:p>
              </table:table-cell>
              <table:table-cell office:value-type="float" office:value="0.46294">
                <text:p>0.46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47162">
                <text:p>0.47162</text:p>
              </table:table-cell>
              <table:table-cell office:value-type="float" office:value="0.53212">
                <text:p>0.53212</text:p>
              </table:table-cell>
              <table:table-cell office:value-type="float" office:value="0.46788">
                <text:p>0.467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02">
                <text:p>0.50502</text:p>
              </table:table-cell>
              <table:table-cell office:value-type="float" office:value="0.52588">
                <text:p>0.52588</text:p>
              </table:table-cell>
              <table:table-cell office:value-type="float" office:value="0.5372">
                <text:p>0.5372</text:p>
              </table:table-cell>
              <table:table-cell office:value-type="float" office:value="0.47284">
                <text:p>0.47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01">
                <text:p>0.5101</text:p>
              </table:table-cell>
              <table:table-cell office:value-type="float" office:value="0.51343">
                <text:p>0.51343</text:p>
              </table:table-cell>
              <table:table-cell office:value-type="float" office:value="0.54224">
                <text:p>0.54224</text:p>
              </table:table-cell>
              <table:table-cell office:value-type="float" office:value="0.47796">
                <text:p>0.477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22">
                <text:p>0.51522</text:p>
              </table:table-cell>
              <table:table-cell office:value-type="float" office:value="0.52766">
                <text:p>0.52766</text:p>
              </table:table-cell>
              <table:table-cell office:value-type="float" office:value="0.54722">
                <text:p>0.54722</text:p>
              </table:table-cell>
              <table:table-cell office:value-type="float" office:value="0.48322">
                <text:p>0.483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04">
                <text:p>0.5204</text:p>
              </table:table-cell>
              <table:table-cell office:value-type="float" office:value="0.5154">
                <text:p>0.5154</text:p>
              </table:table-cell>
              <table:table-cell office:value-type="float" office:value="0.55242">
                <text:p>0.55242</text:p>
              </table:table-cell>
              <table:table-cell office:value-type="float" office:value="0.48838">
                <text:p>0.488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62">
                <text:p>0.52562</text:p>
              </table:table-cell>
              <table:table-cell office:value-type="float" office:value="0.5186">
                <text:p>0.5186</text:p>
              </table:table-cell>
              <table:table-cell office:value-type="float" office:value="0.55772">
                <text:p>0.55772</text:p>
              </table:table-cell>
              <table:table-cell office:value-type="float" office:value="0.49352">
                <text:p>0.49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09">
                <text:p>0.5309</text:p>
              </table:table-cell>
              <table:table-cell office:value-type="float" office:value="0.52746">
                <text:p>0.52746</text:p>
              </table:table-cell>
              <table:table-cell office:value-type="float" office:value="0.56302">
                <text:p>0.56302</text:p>
              </table:table-cell>
              <table:table-cell office:value-type="float" office:value="0.49878">
                <text:p>0.498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622">
                <text:p>0.53622</text:p>
              </table:table-cell>
              <table:table-cell office:value-type="float" office:value="0.52312">
                <text:p>0.52312</text:p>
              </table:table-cell>
              <table:table-cell office:value-type="float" office:value="0.5682">
                <text:p>0.5682</text:p>
              </table:table-cell>
              <table:table-cell office:value-type="float" office:value="0.50424">
                <text:p>0.50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159">
                <text:p>0.54159</text:p>
              </table:table-cell>
              <table:table-cell office:value-type="float" office:value="0.52075">
                <text:p>0.52075</text:p>
              </table:table-cell>
              <table:table-cell office:value-type="float" office:value="0.57369">
                <text:p>0.57369</text:p>
              </table:table-cell>
              <table:table-cell office:value-type="float" office:value="0.50949">
                <text:p>0.509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702">
                <text:p>0.54702</text:p>
              </table:table-cell>
              <table:table-cell office:value-type="float" office:value="0.54035">
                <text:p>0.54035</text:p>
              </table:table-cell>
              <table:table-cell office:value-type="float" office:value="0.57884">
                <text:p>0.57884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249">
                <text:p>0.55249</text:p>
              </table:table-cell>
              <table:table-cell office:value-type="float" office:value="0.56308">
                <text:p>0.56308</text:p>
              </table:table-cell>
              <table:table-cell office:value-type="float" office:value="0.58433">
                <text:p>0.58433</text:p>
              </table:table-cell>
              <table:table-cell office:value-type="float" office:value="0.52065">
                <text:p>0.52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8">
                <text:p>0.558</text:p>
              </table:table-cell>
              <table:table-cell office:value-type="float" office:value="0.57423">
                <text:p>0.57423</text:p>
              </table:table-cell>
              <table:table-cell office:value-type="float" office:value="0.5899">
                <text:p>0.5899</text:p>
              </table:table-cell>
              <table:table-cell office:value-type="float" office:value="0.5261">
                <text:p>0.52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357">
                <text:p>0.56357</text:p>
              </table:table-cell>
              <table:table-cell office:value-type="float" office:value="0.5641">
                <text:p>0.5641</text:p>
              </table:table-cell>
              <table:table-cell office:value-type="float" office:value="0.59533">
                <text:p>0.59533</text:p>
              </table:table-cell>
              <table:table-cell office:value-type="float" office:value="0.53181">
                <text:p>0.53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918">
                <text:p>0.56918</text:p>
              </table:table-cell>
              <table:table-cell office:value-type="float" office:value="0.58419">
                <text:p>0.58419</text:p>
              </table:table-cell>
              <table:table-cell office:value-type="float" office:value="0.60092">
                <text:p>0.60092</text:p>
              </table:table-cell>
              <table:table-cell office:value-type="float" office:value="0.53744">
                <text:p>0.53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484">
                <text:p>0.57484</text:p>
              </table:table-cell>
              <table:table-cell office:value-type="float" office:value="0.58709">
                <text:p>0.58709</text:p>
              </table:table-cell>
              <table:table-cell office:value-type="float" office:value="0.60648">
                <text:p>0.60648</text:p>
              </table:table-cell>
              <table:table-cell office:value-type="float" office:value="0.5432">
                <text:p>0.54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8055">
                <text:p>0.58055</text:p>
              </table:table-cell>
              <table:table-cell office:value-type="float" office:value="0.55843">
                <text:p>0.55843</text:p>
              </table:table-cell>
              <table:table-cell office:value-type="float" office:value="0.61229">
                <text:p>0.61229</text:p>
              </table:table-cell>
              <table:table-cell office:value-type="float" office:value="0.54881">
                <text:p>0.548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63">
                <text:p>0.5863</text:p>
              </table:table-cell>
              <table:table-cell office:value-type="float" office:value="0.58221">
                <text:p>0.58221</text:p>
              </table:table-cell>
              <table:table-cell office:value-type="float" office:value="0.61798">
                <text:p>0.61798</text:p>
              </table:table-cell>
              <table:table-cell office:value-type="float" office:value="0.55462">
                <text:p>0.55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21">
                <text:p>0.5921</text:p>
              </table:table-cell>
              <table:table-cell office:value-type="float" office:value="0.57582">
                <text:p>0.57582</text:p>
              </table:table-cell>
              <table:table-cell office:value-type="float" office:value="0.62356">
                <text:p>0.62356</text:p>
              </table:table-cell>
              <table:table-cell office:value-type="float" office:value="0.56064">
                <text:p>0.56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794">
                <text:p>0.59794</text:p>
              </table:table-cell>
              <table:table-cell office:value-type="float" office:value="0.58582">
                <text:p>0.58582</text:p>
              </table:table-cell>
              <table:table-cell office:value-type="float" office:value="0.62938">
                <text:p>0.62938</text:p>
              </table:table-cell>
              <table:table-cell office:value-type="float" office:value="0.5665">
                <text:p>0.56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383">
                <text:p>0.60383</text:p>
              </table:table-cell>
              <table:table-cell office:value-type="float" office:value="0.58316">
                <text:p>0.58316</text:p>
              </table:table-cell>
              <table:table-cell office:value-type="float" office:value="0.63517">
                <text:p>0.63517</text:p>
              </table:table-cell>
              <table:table-cell office:value-type="float" office:value="0.57249">
                <text:p>0.572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976">
                <text:p>0.60976</text:p>
              </table:table-cell>
              <table:table-cell office:value-type="float" office:value="0.6047">
                <text:p>0.6047</text:p>
              </table:table-cell>
              <table:table-cell office:value-type="float" office:value="0.64094">
                <text:p>0.64094</text:p>
              </table:table-cell>
              <table:table-cell office:value-type="float" office:value="0.57858">
                <text:p>0.57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573">
                <text:p>0.61573</text:p>
              </table:table-cell>
              <table:table-cell office:value-type="float" office:value="0.60821">
                <text:p>0.60821</text:p>
              </table:table-cell>
              <table:table-cell office:value-type="float" office:value="0.64689">
                <text:p>0.64689</text:p>
              </table:table-cell>
              <table:table-cell office:value-type="float" office:value="0.58457">
                <text:p>0.584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2174">
                <text:p>0.62174</text:p>
              </table:table-cell>
              <table:table-cell office:value-type="float" office:value="0.61759">
                <text:p>0.61759</text:p>
              </table:table-cell>
              <table:table-cell office:value-type="float" office:value="0.65276">
                <text:p>0.65276</text:p>
              </table:table-cell>
              <table:table-cell office:value-type="float" office:value="0.59072">
                <text:p>0.590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779">
                <text:p>0.62779</text:p>
              </table:table-cell>
              <table:table-cell office:value-type="float" office:value="0.63992">
                <text:p>0.63992</text:p>
              </table:table-cell>
              <table:table-cell office:value-type="float" office:value="0.65879">
                <text:p>0.65879</text:p>
              </table:table-cell>
              <table:table-cell office:value-type="float" office:value="0.59679">
                <text:p>0.596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387">
                <text:p>0.63387</text:p>
              </table:table-cell>
              <table:table-cell office:value-type="float" office:value="0.64579">
                <text:p>0.64579</text:p>
              </table:table-cell>
              <table:table-cell office:value-type="float" office:value="0.66475">
                <text:p>0.66475</text:p>
              </table:table-cell>
              <table:table-cell office:value-type="float" office:value="0.60299">
                <text:p>0.602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4">
                <text:p>0.64</text:p>
              </table:table-cell>
              <table:table-cell office:value-type="float" office:value="0.64095">
                <text:p>0.64095</text:p>
              </table:table-cell>
              <table:table-cell office:value-type="float" office:value="0.6708">
                <text:p>0.6708</text:p>
              </table:table-cell>
              <table:table-cell office:value-type="float" office:value="0.6092">
                <text:p>0.60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4616">
                <text:p>0.64616</text:p>
              </table:table-cell>
              <table:table-cell office:value-type="float" office:value="0.64168">
                <text:p>0.64168</text:p>
              </table:table-cell>
              <table:table-cell office:value-type="float" office:value="0.6768">
                <text:p>0.6768</text:p>
              </table:table-cell>
              <table:table-cell office:value-type="float" office:value="0.61552">
                <text:p>0.615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5236">
                <text:p>0.65236</text:p>
              </table:table-cell>
              <table:table-cell office:value-type="float" office:value="0.62875">
                <text:p>0.62875</text:p>
              </table:table-cell>
              <table:table-cell office:value-type="float" office:value="0.68298">
                <text:p>0.68298</text:p>
              </table:table-cell>
              <table:table-cell office:value-type="float" office:value="0.62174">
                <text:p>0.621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5859">
                <text:p>0.65859</text:p>
              </table:table-cell>
              <table:table-cell office:value-type="float" office:value="0.66057">
                <text:p>0.66057</text:p>
              </table:table-cell>
              <table:table-cell office:value-type="float" office:value="0.68883">
                <text:p>0.68883</text:p>
              </table:table-cell>
              <table:table-cell office:value-type="float" office:value="0.62835">
                <text:p>0.628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485">
                <text:p>0.66485</text:p>
              </table:table-cell>
              <table:table-cell office:value-type="float" office:value="0.67454">
                <text:p>0.67454</text:p>
              </table:table-cell>
              <table:table-cell office:value-type="float" office:value="0.69511">
                <text:p>0.69511</text:p>
              </table:table-cell>
              <table:table-cell office:value-type="float" office:value="0.63459">
                <text:p>0.63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114">
                <text:p>0.67114</text:p>
              </table:table-cell>
              <table:table-cell office:value-type="float" office:value="0.6807">
                <text:p>0.6807</text:p>
              </table:table-cell>
              <table:table-cell office:value-type="float" office:value="0.70124">
                <text:p>0.70124</text:p>
              </table:table-cell>
              <table:table-cell office:value-type="float" office:value="0.64104">
                <text:p>0.64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7746">
                <text:p>0.67746</text:p>
              </table:table-cell>
              <table:table-cell office:value-type="float" office:value="0.69011">
                <text:p>0.69011</text:p>
              </table:table-cell>
              <table:table-cell office:value-type="float" office:value="0.7073">
                <text:p>0.7073</text:p>
              </table:table-cell>
              <table:table-cell office:value-type="float" office:value="0.64762">
                <text:p>0.647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8381">
                <text:p>0.68381</text:p>
              </table:table-cell>
              <table:table-cell office:value-type="float" office:value="0.69632">
                <text:p>0.69632</text:p>
              </table:table-cell>
              <table:table-cell office:value-type="float" office:value="0.71355">
                <text:p>0.71355</text:p>
              </table:table-cell>
              <table:table-cell office:value-type="float" office:value="0.65407">
                <text:p>0.65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9018">
                <text:p>0.69018</text:p>
              </table:table-cell>
              <table:table-cell office:value-type="float" office:value="0.7">
                <text:p>0.7</text:p>
              </table:table-cell>
              <table:table-cell office:value-type="float" office:value="0.71972">
                <text:p>0.71972</text:p>
              </table:table-cell>
              <table:table-cell office:value-type="float" office:value="0.66064">
                <text:p>0.66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9657">
                <text:p>0.69657</text:p>
              </table:table-cell>
              <table:table-cell office:value-type="float" office:value="0.68275">
                <text:p>0.68275</text:p>
              </table:table-cell>
              <table:table-cell office:value-type="float" office:value="0.72603">
                <text:p>0.72603</text:p>
              </table:table-cell>
              <table:table-cell office:value-type="float" office:value="0.66711">
                <text:p>0.667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0299">
                <text:p>0.70299</text:p>
              </table:table-cell>
              <table:table-cell office:value-type="float" office:value="0.71502">
                <text:p>0.71502</text:p>
              </table:table-cell>
              <table:table-cell office:value-type="float" office:value="0.73219">
                <text:p>0.73219</text:p>
              </table:table-cell>
              <table:table-cell office:value-type="float" office:value="0.67379">
                <text:p>0.67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0942">
                <text:p>0.70942</text:p>
              </table:table-cell>
              <table:table-cell office:value-type="float" office:value="0.71939">
                <text:p>0.71939</text:p>
              </table:table-cell>
              <table:table-cell office:value-type="float" office:value="0.73842">
                <text:p>0.73842</text:p>
              </table:table-cell>
              <table:table-cell office:value-type="float" office:value="0.68042">
                <text:p>0.680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1587">
                <text:p>0.71587</text:p>
              </table:table-cell>
              <table:table-cell office:value-type="float" office:value="0.73006">
                <text:p>0.73006</text:p>
              </table:table-cell>
              <table:table-cell office:value-type="float" office:value="0.74471">
                <text:p>0.74471</text:p>
              </table:table-cell>
              <table:table-cell office:value-type="float" office:value="0.68703">
                <text:p>0.687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233">
                <text:p>0.72233</text:p>
              </table:table-cell>
              <table:table-cell office:value-type="float" office:value="0.73523">
                <text:p>0.73523</text:p>
              </table:table-cell>
              <table:table-cell office:value-type="float" office:value="0.75091">
                <text:p>0.75091</text:p>
              </table:table-cell>
              <table:table-cell office:value-type="float" office:value="0.69375">
                <text:p>0.6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2881">
                <text:p>0.72881</text:p>
              </table:table-cell>
              <table:table-cell office:value-type="float" office:value="0.72154">
                <text:p>0.72154</text:p>
              </table:table-cell>
              <table:table-cell office:value-type="float" office:value="0.75715">
                <text:p>0.75715</text:p>
              </table:table-cell>
              <table:table-cell office:value-type="float" office:value="0.70047">
                <text:p>0.70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529">
                <text:p>0.73529</text:p>
              </table:table-cell>
              <table:table-cell office:value-type="float" office:value="0.73042">
                <text:p>0.73042</text:p>
              </table:table-cell>
              <table:table-cell office:value-type="float" office:value="0.76343">
                <text:p>0.76343</text:p>
              </table:table-cell>
              <table:table-cell office:value-type="float" office:value="0.70715">
                <text:p>0.70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178">
                <text:p>0.74178</text:p>
              </table:table-cell>
              <table:table-cell office:value-type="float" office:value="0.75869">
                <text:p>0.75869</text:p>
              </table:table-cell>
              <table:table-cell office:value-type="float" office:value="0.76976">
                <text:p>0.76976</text:p>
              </table:table-cell>
              <table:table-cell office:value-type="float" office:value="0.7138">
                <text:p>0.71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828">
                <text:p>0.74828</text:p>
              </table:table-cell>
              <table:table-cell office:value-type="float" office:value="0.74848">
                <text:p>0.74848</text:p>
              </table:table-cell>
              <table:table-cell office:value-type="float" office:value="0.77586">
                <text:p>0.77586</text:p>
              </table:table-cell>
              <table:table-cell office:value-type="float" office:value="0.7207">
                <text:p>0.72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477">
                <text:p>0.75477</text:p>
              </table:table-cell>
              <table:table-cell office:value-type="float" office:value="0.77236">
                <text:p>0.77236</text:p>
              </table:table-cell>
              <table:table-cell office:value-type="float" office:value="0.78219">
                <text:p>0.78219</text:p>
              </table:table-cell>
              <table:table-cell office:value-type="float" office:value="0.72735">
                <text:p>0.72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127">
                <text:p>0.76127</text:p>
              </table:table-cell>
              <table:table-cell office:value-type="float" office:value="0.74822">
                <text:p>0.74822</text:p>
              </table:table-cell>
              <table:table-cell office:value-type="float" office:value="0.78843">
                <text:p>0.78843</text:p>
              </table:table-cell>
              <table:table-cell office:value-type="float" office:value="0.73411">
                <text:p>0.734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775">
                <text:p>0.76775</text:p>
              </table:table-cell>
              <table:table-cell office:value-type="float" office:value="0.76518">
                <text:p>0.76518</text:p>
              </table:table-cell>
              <table:table-cell office:value-type="float" office:value="0.79461">
                <text:p>0.79461</text:p>
              </table:table-cell>
              <table:table-cell office:value-type="float" office:value="0.74089">
                <text:p>0.740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7423">
                <text:p>0.77423</text:p>
              </table:table-cell>
              <table:table-cell office:value-type="float" office:value="0.7753">
                <text:p>0.7753</text:p>
              </table:table-cell>
              <table:table-cell office:value-type="float" office:value="0.80083">
                <text:p>0.80083</text:p>
              </table:table-cell>
              <table:table-cell office:value-type="float" office:value="0.74763">
                <text:p>0.747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07">
                <text:p>0.7807</text:p>
              </table:table-cell>
              <table:table-cell office:value-type="float" office:value="0.78081">
                <text:p>0.78081</text:p>
              </table:table-cell>
              <table:table-cell office:value-type="float" office:value="0.807">
                <text:p>0.807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8715">
                <text:p>0.78715</text:p>
              </table:table-cell>
              <table:table-cell office:value-type="float" office:value="0.79594">
                <text:p>0.79594</text:p>
              </table:table-cell>
              <table:table-cell office:value-type="float" office:value="0.81323">
                <text:p>0.81323</text:p>
              </table:table-cell>
              <table:table-cell office:value-type="float" office:value="0.76107">
                <text:p>0.761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9359">
                <text:p>0.79359</text:p>
              </table:table-cell>
              <table:table-cell office:value-type="float" office:value="0.80161">
                <text:p>0.80161</text:p>
              </table:table-cell>
              <table:table-cell office:value-type="float" office:value="0.81927">
                <text:p>0.81927</text:p>
              </table:table-cell>
              <table:table-cell office:value-type="float" office:value="0.76791">
                <text:p>0.767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">
                <text:p>0.8</text:p>
              </table:table-cell>
              <table:table-cell office:value-type="float" office:value="0.80306">
                <text:p>0.80306</text:p>
              </table:table-cell>
              <table:table-cell office:value-type="float" office:value="0.82556">
                <text:p>0.82556</text:p>
              </table:table-cell>
              <table:table-cell office:value-type="float" office:value="0.77444">
                <text:p>0.77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0639">
                <text:p>0.80639</text:p>
              </table:table-cell>
              <table:table-cell office:value-type="float" office:value="0.79492">
                <text:p>0.79492</text:p>
              </table:table-cell>
              <table:table-cell office:value-type="float" office:value="0.83157">
                <text:p>0.83157</text:p>
              </table:table-cell>
              <table:table-cell office:value-type="float" office:value="0.78121">
                <text:p>0.78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1274">
                <text:p>0.81274</text:p>
              </table:table-cell>
              <table:table-cell office:value-type="float" office:value="0.83418">
                <text:p>0.83418</text:p>
              </table:table-cell>
              <table:table-cell office:value-type="float" office:value="0.83756">
                <text:p>0.83756</text:p>
              </table:table-cell>
              <table:table-cell office:value-type="float" office:value="0.78792">
                <text:p>0.78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1907">
                <text:p>0.81907</text:p>
              </table:table-cell>
              <table:table-cell office:value-type="float" office:value="0.81919">
                <text:p>0.81919</text:p>
              </table:table-cell>
              <table:table-cell office:value-type="float" office:value="0.84353">
                <text:p>0.84353</text:p>
              </table:table-cell>
              <table:table-cell office:value-type="float" office:value="0.79461">
                <text:p>0.794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2535">
                <text:p>0.82535</text:p>
              </table:table-cell>
              <table:table-cell office:value-type="float" office:value="0.83148">
                <text:p>0.83148</text:p>
              </table:table-cell>
              <table:table-cell office:value-type="float" office:value="0.84947">
                <text:p>0.84947</text:p>
              </table:table-cell>
              <table:table-cell office:value-type="float" office:value="0.80123">
                <text:p>0.801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316">
                <text:p>0.8316</text:p>
              </table:table-cell>
              <table:table-cell office:value-type="float" office:value="0.82626">
                <text:p>0.82626</text:p>
              </table:table-cell>
              <table:table-cell office:value-type="float" office:value="0.85538">
                <text:p>0.85538</text:p>
              </table:table-cell>
              <table:table-cell office:value-type="float" office:value="0.80782">
                <text:p>0.807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78">
                <text:p>0.8378</text:p>
              </table:table-cell>
              <table:table-cell office:value-type="float" office:value="0.86687">
                <text:p>0.86687</text:p>
              </table:table-cell>
              <table:table-cell office:value-type="float" office:value="0.8613">
                <text:p>0.8613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395">
                <text:p>0.84395</text:p>
              </table:table-cell>
              <table:table-cell office:value-type="float" office:value="0.84686">
                <text:p>0.84686</text:p>
              </table:table-cell>
              <table:table-cell office:value-type="float" office:value="0.86707">
                <text:p>0.86707</text:p>
              </table:table-cell>
              <table:table-cell office:value-type="float" office:value="0.82083">
                <text:p>0.820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005">
                <text:p>0.85005</text:p>
              </table:table-cell>
              <table:table-cell office:value-type="float" office:value="0.85988">
                <text:p>0.85988</text:p>
              </table:table-cell>
              <table:table-cell office:value-type="float" office:value="0.87273">
                <text:p>0.87273</text:p>
              </table:table-cell>
              <table:table-cell office:value-type="float" office:value="0.82737">
                <text:p>0.82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5609">
                <text:p>0.85609</text:p>
              </table:table-cell>
              <table:table-cell office:value-type="float" office:value="0.85859">
                <text:p>0.85859</text:p>
              </table:table-cell>
              <table:table-cell office:value-type="float" office:value="0.87841">
                <text:p>0.87841</text:p>
              </table:table-cell>
              <table:table-cell office:value-type="float" office:value="0.83377">
                <text:p>0.83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207">
                <text:p>0.86207</text:p>
              </table:table-cell>
              <table:table-cell office:value-type="float" office:value="0.88574">
                <text:p>0.88574</text:p>
              </table:table-cell>
              <table:table-cell office:value-type="float" office:value="0.88399">
                <text:p>0.88399</text:p>
              </table:table-cell>
              <table:table-cell office:value-type="float" office:value="0.84015">
                <text:p>0.84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798">
                <text:p>0.86798</text:p>
              </table:table-cell>
              <table:table-cell office:value-type="float" office:value="0.86377">
                <text:p>0.86377</text:p>
              </table:table-cell>
              <table:table-cell office:value-type="float" office:value="0.88948">
                <text:p>0.88948</text:p>
              </table:table-cell>
              <table:table-cell office:value-type="float" office:value="0.84648">
                <text:p>0.846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7382">
                <text:p>0.87382</text:p>
              </table:table-cell>
              <table:table-cell office:value-type="float" office:value="0.87045">
                <text:p>0.87045</text:p>
              </table:table-cell>
              <table:table-cell office:value-type="float" office:value="0.89494">
                <text:p>0.89494</text:p>
              </table:table-cell>
              <table:table-cell office:value-type="float" office:value="0.8527">
                <text:p>0.85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958">
                <text:p>0.87958</text:p>
              </table:table-cell>
              <table:table-cell office:value-type="float" office:value="0.88485">
                <text:p>0.88485</text:p>
              </table:table-cell>
              <table:table-cell office:value-type="float" office:value="0.90026">
                <text:p>0.90026</text:p>
              </table:table-cell>
              <table:table-cell office:value-type="float" office:value="0.8589">
                <text:p>0.8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527">
                <text:p>0.88527</text:p>
              </table:table-cell>
              <table:table-cell office:value-type="float" office:value="0.87919">
                <text:p>0.87919</text:p>
              </table:table-cell>
              <table:table-cell office:value-type="float" office:value="0.90557">
                <text:p>0.90557</text:p>
              </table:table-cell>
              <table:table-cell office:value-type="float" office:value="0.86497">
                <text:p>0.864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9087">
                <text:p>0.89087</text:p>
              </table:table-cell>
              <table:table-cell office:value-type="float" office:value="0.88788">
                <text:p>0.88788</text:p>
              </table:table-cell>
              <table:table-cell office:value-type="float" office:value="0.91069">
                <text:p>0.91069</text:p>
              </table:table-cell>
              <table:table-cell office:value-type="float" office:value="0.87105">
                <text:p>0.871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638">
                <text:p>0.89638</text:p>
              </table:table-cell>
              <table:table-cell office:value-type="float" office:value="0.8871">
                <text:p>0.8871</text:p>
              </table:table-cell>
              <table:table-cell office:value-type="float" office:value="0.91574">
                <text:p>0.91574</text:p>
              </table:table-cell>
              <table:table-cell office:value-type="float" office:value="0.87702">
                <text:p>0.877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179">
                <text:p>0.90179</text:p>
              </table:table-cell>
              <table:table-cell office:value-type="float" office:value="0.8993">
                <text:p>0.8993</text:p>
              </table:table-cell>
              <table:table-cell office:value-type="float" office:value="0.92067">
                <text:p>0.92067</text:p>
              </table:table-cell>
              <table:table-cell office:value-type="float" office:value="0.88291">
                <text:p>0.88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0711">
                <text:p>0.90711</text:p>
              </table:table-cell>
              <table:table-cell office:value-type="float" office:value="0.89336">
                <text:p>0.89336</text:p>
              </table:table-cell>
              <table:table-cell office:value-type="float" office:value="0.92553">
                <text:p>0.92553</text:p>
              </table:table-cell>
              <table:table-cell office:value-type="float" office:value="0.88869">
                <text:p>0.888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233">
                <text:p>0.91233</text:p>
              </table:table-cell>
              <table:table-cell office:value-type="float" office:value="0.92169">
                <text:p>0.92169</text:p>
              </table:table-cell>
              <table:table-cell office:value-type="float" office:value="0.93025">
                <text:p>0.93025</text:p>
              </table:table-cell>
              <table:table-cell office:value-type="float" office:value="0.89441">
                <text:p>0.894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43">
                <text:p>0.91743</text:p>
              </table:table-cell>
              <table:table-cell office:value-type="float" office:value="0.9247">
                <text:p>0.9247</text:p>
              </table:table-cell>
              <table:table-cell office:value-type="float" office:value="0.93487">
                <text:p>0.93487</text:p>
              </table:table-cell>
              <table:table-cell office:value-type="float" office:value="0.89999">
                <text:p>0.8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2242">
                <text:p>0.92242</text:p>
              </table:table-cell>
              <table:table-cell office:value-type="float" office:value="0.93888">
                <text:p>0.93888</text:p>
              </table:table-cell>
              <table:table-cell office:value-type="float" office:value="0.93936">
                <text:p>0.93936</text:p>
              </table:table-cell>
              <table:table-cell office:value-type="float" office:value="0.90548">
                <text:p>0.905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273">
                <text:p>0.9273</text:p>
              </table:table-cell>
              <table:table-cell office:value-type="float" office:value="0.92944">
                <text:p>0.92944</text:p>
              </table:table-cell>
              <table:table-cell office:value-type="float" office:value="0.94378">
                <text:p>0.94378</text:p>
              </table:table-cell>
              <table:table-cell office:value-type="float" office:value="0.91082">
                <text:p>0.91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3205">
                <text:p>0.93205</text:p>
              </table:table-cell>
              <table:table-cell office:value-type="float" office:value="0.92462">
                <text:p>0.92462</text:p>
              </table:table-cell>
              <table:table-cell office:value-type="float" office:value="0.94801">
                <text:p>0.94801</text:p>
              </table:table-cell>
              <table:table-cell office:value-type="float" office:value="0.91609">
                <text:p>0.91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668">
                <text:p>0.93668</text:p>
              </table:table-cell>
              <table:table-cell office:value-type="float" office:value="0.9488">
                <text:p>0.9488</text:p>
              </table:table-cell>
              <table:table-cell office:value-type="float" office:value="0.95212">
                <text:p>0.95212</text:p>
              </table:table-cell>
              <table:table-cell office:value-type="float" office:value="0.92124">
                <text:p>0.92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4118">
                <text:p>0.94118</text:p>
              </table:table-cell>
              <table:table-cell office:value-type="float" office:value="0.94383">
                <text:p>0.94383</text:p>
              </table:table-cell>
              <table:table-cell office:value-type="float" office:value="0.95608">
                <text:p>0.95608</text:p>
              </table:table-cell>
              <table:table-cell office:value-type="float" office:value="0.92628">
                <text:p>0.926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4554">
                <text:p>0.94554</text:p>
              </table:table-cell>
              <table:table-cell office:value-type="float" office:value="0.9497">
                <text:p>0.9497</text:p>
              </table:table-cell>
              <table:table-cell office:value-type="float" office:value="0.95994">
                <text:p>0.95994</text:p>
              </table:table-cell>
              <table:table-cell office:value-type="float" office:value="0.93114">
                <text:p>0.93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4976">
                <text:p>0.94976</text:p>
              </table:table-cell>
              <table:table-cell office:value-type="float" office:value="0.95591">
                <text:p>0.95591</text:p>
              </table:table-cell>
              <table:table-cell office:value-type="float" office:value="0.96358">
                <text:p>0.96358</text:p>
              </table:table-cell>
              <table:table-cell office:value-type="float" office:value="0.93594">
                <text:p>0.935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5383">
                <text:p>0.95383</text:p>
              </table:table-cell>
              <table:table-cell office:value-type="float" office:value="0.9407">
                <text:p>0.9407</text:p>
              </table:table-cell>
              <table:table-cell office:value-type="float" office:value="0.96713">
                <text:p>0.96713</text:p>
              </table:table-cell>
              <table:table-cell office:value-type="float" office:value="0.94053">
                <text:p>0.940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5776">
                <text:p>0.95776</text:p>
              </table:table-cell>
              <table:table-cell office:value-type="float" office:value="0.943">
                <text:p>0.943</text:p>
              </table:table-cell>
              <table:table-cell office:value-type="float" office:value="0.97048">
                <text:p>0.97048</text:p>
              </table:table-cell>
              <table:table-cell office:value-type="float" office:value="0.94504">
                <text:p>0.945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6154">
                <text:p>0.96154</text:p>
              </table:table-cell>
              <table:table-cell office:value-type="float" office:value="0.9679">
                <text:p>0.9679</text:p>
              </table:table-cell>
              <table:table-cell office:value-type="float" office:value="0.97372">
                <text:p>0.97372</text:p>
              </table:table-cell>
              <table:table-cell office:value-type="float" office:value="0.94936">
                <text:p>0.949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6516">
                <text:p>0.96516</text:p>
              </table:table-cell>
              <table:table-cell office:value-type="float" office:value="0.96586">
                <text:p>0.96586</text:p>
              </table:table-cell>
              <table:table-cell office:value-type="float" office:value="0.97678">
                <text:p>0.97678</text:p>
              </table:table-cell>
              <table:table-cell office:value-type="float" office:value="0.95354">
                <text:p>0.95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862">
                <text:p>0.96862</text:p>
              </table:table-cell>
              <table:table-cell office:value-type="float" office:value="0.96787">
                <text:p>0.96787</text:p>
              </table:table-cell>
              <table:table-cell office:value-type="float" office:value="0.97966">
                <text:p>0.97966</text:p>
              </table:table-cell>
              <table:table-cell office:value-type="float" office:value="0.95758">
                <text:p>0.957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191">
                <text:p>0.97191</text:p>
              </table:table-cell>
              <table:table-cell office:value-type="float" office:value="0.981">
                <text:p>0.981</text:p>
              </table:table-cell>
              <table:table-cell office:value-type="float" office:value="0.98235">
                <text:p>0.98235</text:p>
              </table:table-cell>
              <table:table-cell office:value-type="float" office:value="0.96147">
                <text:p>0.96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504">
                <text:p>0.97504</text:p>
              </table:table-cell>
              <table:table-cell office:value-type="float" office:value="0.983">
                <text:p>0.983</text:p>
              </table:table-cell>
              <table:table-cell office:value-type="float" office:value="0.9849">
                <text:p>0.9849</text:p>
              </table:table-cell>
              <table:table-cell office:value-type="float" office:value="0.96518">
                <text:p>0.965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8">
                <text:p>0.978</text:p>
              </table:table-cell>
              <table:table-cell office:value-type="float" office:value="0.972">
                <text:p>0.972</text:p>
              </table:table-cell>
              <table:table-cell office:value-type="float" office:value="0.98728">
                <text:p>0.98728</text:p>
              </table:table-cell>
              <table:table-cell office:value-type="float" office:value="0.96872">
                <text:p>0.968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8078">
                <text:p>0.98078</text:p>
              </table:table-cell>
              <table:table-cell office:value-type="float" office:value="0.97698">
                <text:p>0.97698</text:p>
              </table:table-cell>
              <table:table-cell office:value-type="float" office:value="0.98946">
                <text:p>0.98946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8338">
                <text:p>0.98338</text:p>
              </table:table-cell>
              <table:table-cell office:value-type="float" office:value="0.98599">
                <text:p>0.98599</text:p>
              </table:table-cell>
              <table:table-cell office:value-type="float" office:value="0.99146">
                <text:p>0.99146</text:p>
              </table:table-cell>
              <table:table-cell office:value-type="float" office:value="0.9753">
                <text:p>0.97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858">
                <text:p>0.9858</text:p>
              </table:table-cell>
              <table:table-cell office:value-type="float" office:value="0.97996">
                <text:p>0.97996</text:p>
              </table:table-cell>
              <table:table-cell office:value-type="float" office:value="0.99328">
                <text:p>0.99328</text:p>
              </table:table-cell>
              <table:table-cell office:value-type="float" office:value="0.97832">
                <text:p>0.978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8804">
                <text:p>0.98804</text:p>
              </table:table-cell>
              <table:table-cell office:value-type="float" office:value="0.98298">
                <text:p>0.98298</text:p>
              </table:table-cell>
              <table:table-cell office:value-type="float" office:value="0.99492">
                <text:p>0.99492</text:p>
              </table:table-cell>
              <table:table-cell office:value-type="float" office:value="0.98116">
                <text:p>0.98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01">
                <text:p>0.9901</text:p>
              </table:table-cell>
              <table:table-cell office:value-type="float" office:value="0.98498">
                <text:p>0.98498</text:p>
              </table:table-cell>
              <table:table-cell office:value-type="float" office:value="0.99636">
                <text:p>0.99636</text:p>
              </table:table-cell>
              <table:table-cell office:value-type="float" office:value="0.98384">
                <text:p>0.983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197">
                <text:p>0.99197</text:p>
              </table:table-cell>
              <table:table-cell office:value-type="float" office:value="0.991">
                <text:p>0.991</text:p>
              </table:table-cell>
              <table:table-cell office:value-type="float" office:value="0.99761">
                <text:p>0.99761</text:p>
              </table:table-cell>
              <table:table-cell office:value-type="float" office:value="0.98633">
                <text:p>0.986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364">
                <text:p>0.99364</text:p>
              </table:table-cell>
              <table:table-cell office:value-type="float" office:value="0.99399">
                <text:p>0.99399</text:p>
              </table:table-cell>
              <table:table-cell office:value-type="float" office:value="0.99866">
                <text:p>0.99866</text:p>
              </table:table-cell>
              <table:table-cell office:value-type="float" office:value="0.98862">
                <text:p>0.98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12">
                <text:p>0.99512</text:p>
              </table:table-cell>
              <table:table-cell office:value-type="float" office:value="0.997">
                <text:p>0.997</text:p>
              </table:table-cell>
              <table:table-cell office:value-type="float" office:value="0.99952">
                <text:p>0.99952</text:p>
              </table:table-cell>
              <table:table-cell office:value-type="float" office:value="0.99072">
                <text:p>0.99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641">
                <text:p>0.99641</text:p>
              </table:table-cell>
              <table:table-cell office:value-type="float" office:value="0.998">
                <text:p>0.998</text:p>
              </table:table-cell>
              <table:table-cell office:value-type="float" office:value="1.00019">
                <text:p>1.00019</text:p>
              </table:table-cell>
              <table:table-cell office:value-type="float" office:value="0.99263">
                <text:p>0.992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751">
                <text:p>0.99751</text:p>
              </table:table-cell>
              <table:table-cell office:value-type="float" office:value="0.998">
                <text:p>0.998</text:p>
              </table:table-cell>
              <table:table-cell office:value-type="float" office:value="1.00067">
                <text:p>1.00067</text:p>
              </table:table-cell>
              <table:table-cell office:value-type="float" office:value="0.99435">
                <text:p>0.9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84">
                <text:p>0.9984</text:p>
              </table:table-cell>
              <table:table-cell office:value-type="float" office:value="0.999">
                <text:p>0.999</text:p>
              </table:table-cell>
              <table:table-cell office:value-type="float" office:value="1.00092">
                <text:p>1.00092</text:p>
              </table:table-cell>
              <table:table-cell office:value-type="float" office:value="0.99588">
                <text:p>0.995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1">
                <text:p>0.9991</text:p>
              </table:table-cell>
              <table:table-cell office:value-type="float" office:value="0.999">
                <text:p>0.999</text:p>
              </table:table-cell>
              <table:table-cell office:value-type="float" office:value="1.001">
                <text:p>1.001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6">
                <text:p>0.9996</text:p>
              </table:table-cell>
              <table:table-cell office:value-type="float" office:value="1">
                <text:p>1</text:p>
              </table:table-cell>
              <table:table-cell office:value-type="float" office:value="1.00086">
                <text:p>1.00086</text:p>
              </table:table-cell>
              <table:table-cell office:value-type="float" office:value="0.99834">
                <text:p>0.998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  <table:table-cell office:value-type="float" office:value="1.00054">
                <text:p>1.00054</text:p>
              </table:table-cell>
              <table:table-cell office:value-type="float" office:value="0.99926">
                <text:p>0.999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